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/*!32312 IF NOT EXISTS*/loja /*!40100 DEFAULT CHARACTER SET latin1 */;<text:line-break/>USE loja;</text:p>
      <text:p text:style-name="Standard">DROP TABLE IF EXISTS produto;</text:p>
      <text:p text:style-name="Standard">CREATE TABLE produto (<text:line-break/>codigo int NOT NULL identity,<text:line-break/>descricao varchar(100) NOT NULL,<text:line-break/>estoque int DEFAULT NULL,<text:line-break/>preco float DEFAULT NULL,<text:line-break/>PRIMARY KEY (codigo))</text:p>
      <text:p text:style-name="Standard"><text:line-break/>USE loja;</text:p>
      <text:p text:style-name="Standard"><text:line-break/>DROP TABLE IF EXISTS cliente;</text:p>
      <text:p text:style-name="Standard">CREATE TABLE cliente (<text:line-break/>codigo int NOT NULL identity,<text:line-break/>nome varchar(100) NOT NULL,<text:line-break/>endereco varchar(200) DEFAULT NULL,<text:line-break/>bairro varchar(100) DEFAULT NULL,<text:line-break/>cidade varchar(100) DEFAULT NULL,<text:line-break/>estado varchar(2) DEFAULT NULL,<text:line-break/>datanasc date DEFAULT NULL,<text:line-break/>PRIMARY KEY (codigo))</text:p>
      <text:p text:style-name="Standard"> </text:p>
      <text:p text:style-name="Standard">USE loja;</text:p>
      <text:p text:style-name="Standard"><text:line-break/>DROP TABLE IF EXISTS contato;</text:p>
      <text:p text:style-name="Standard">CREATE TABLE contato (<text:line-break/>id int NOT NULL identity,<text:line-break/>nome varchar(100) NOT NULL,<text:line-break/>fone varchar(50) DEFAULT NULL,<text:line-break/>email varchar(50) DEFAULT NULL,<text:line-break/>PRIMARY KEY (id))</text:p>
      <text:p text:style-name="Standard"><text:line-break/>CREATE TABLE tb_cidades (<text:line-break/>id int NOT NULL primary key,<text:line-break/>estado int NOT NULL,<text:line-break/>uf varchar(4) NOT NULL ,<text:line-break/>nome varchar(50) NOT NULL )<text:line-break/><text:line-break/>-- Extraindo dados da tabela tb_cidades<text:line-break/></text:p>
      <text:p text:style-name="Standard">INSERT INTO tb_cidades VALUES (0001, 01, 'AC', 'Acrelandia');<text:line-break/>INSERT INTO tb_cidades VALUES (0002, 01, 'AC', 'Assis Brasil');<text:line-break/>INSERT INTO tb_cidades VALUES (0003, 01, 'AC', 'Brasileia');<text:line-break/>INSERT INTO tb_cidades VALUES (0004, 01, 'AC', 'Bujari');<text:line-break/>INSERT INTO tb_cidades VALUES (0005, 01, 'AC', 'Capixaba');<text:line-break/>INSERT INTO tb_cidades VALUES (0006, 01, 'AC', 'Cruzeiro do Sul');<text:line-break/>INSERT INTO tb_cidades VALUES (0007, 01, 'AC', 'Epitaciolandia');<text:line-break/>INSERT INTO tb_cidades VALUES (0008, 01, 'AC', 'Feijo');<text:line-break/>INSERT INTO tb_cidades VALUES (0009, 01, 'AC', 'Jordao');<text:line-break/>INSERT INTO tb_cidades VALUES (0010, 01, 'AC', 'Mancio Lima');<text:line-break/><text:soft-page-break/>INSERT INTO tb_cidades VALUES (0011, 01, 'AC', 'Manoel Urbano');<text:line-break/>INSERT INTO tb_cidades VALUES (0012, 01, 'AC', 'Marechal Thaumaturgo');<text:line-break/>INSERT INTO tb_cidades VALUES (0013, 01, 'AC', 'Placido de Castro');<text:line-break/>INSERT INTO tb_cidades VALUES (0014, 01, 'AC', 'Porto Acre');<text:line-break/>INSERT INTO tb_cidades VALUES (0015, 01, 'AC', 'Porto Walter');<text:line-break/>INSERT INTO tb_cidades VALUES (0016, 01, 'AC', 'Rio Branco');<text:line-break/>INSERT INTO tb_cidades VALUES (0017, 01, 'AC', 'Rodrigues Alves');<text:line-break/>INSERT INTO tb_cidades VALUES (0018, 01, 'AC', 'Santa Rosa');<text:line-break/>INSERT INTO tb_cidades VALUES (0019, 01, 'AC', 'Sena Madureira');<text:line-break/>INSERT INTO tb_cidades VALUES (0020, 01, 'AC', 'Senador Guiomard');<text:line-break/>INSERT INTO tb_cidades VALUES (0021, 01, 'AC', 'Tarauaca');<text:line-break/>INSERT INTO tb_cidades VALUES (0022, 01, 'AC', 'Xapuri');<text:line-break/>INSERT INTO tb_cidades VALUES (0023, 02, 'AL', 'Agua Branca');<text:line-break/>INSERT INTO tb_cidades VALUES (0024, 02, 'AL', 'Alazao');<text:line-break/>INSERT INTO tb_cidades VALUES (0025, 02, 'AL', 'Alecrim');<text:line-break/>INSERT INTO tb_cidades VALUES (0026, 02, 'AL', 'Anadia');<text:line-break/>INSERT INTO tb_cidades VALUES (0027, 02, 'AL', 'Anel');<text:line-break/>INSERT INTO tb_cidades VALUES (0028, 02, 'AL', 'Anum Novo');<text:line-break/>INSERT INTO tb_cidades VALUES (0029, 02, 'AL', 'Anum Velho');<text:line-break/>INSERT INTO tb_cidades VALUES (0030, 02, 'AL', 'Arapiraca');<text:line-break/>INSERT INTO tb_cidades VALUES (0031, 02, 'AL', 'Atalaia');<text:line-break/>INSERT INTO tb_cidades VALUES (0032, 02, 'AL', 'Baixa da Onca');<text:line-break/>INSERT INTO tb_cidades VALUES (0033, 02, 'AL', 'Baixa do Capim');<text:line-break/>INSERT INTO tb_cidades VALUES (0034, 02, 'AL', 'Balsamo');<text:line-break/>INSERT INTO tb_cidades VALUES (0035, 02, 'AL', 'Bananeiras');<text:line-break/>INSERT INTO tb_cidades VALUES (0036, 02, 'AL', 'Barra de Santo Antonio');<text:line-break/>INSERT INTO tb_cidades VALUES (0037, 02, 'AL', 'Barra de Sao Miguel');<text:line-break/>INSERT INTO tb_cidades VALUES (0038, 02, 'AL', 'Barra do Bonifacio');<text:line-break/>INSERT INTO tb_cidades VALUES (0039, 02, 'AL', 'Barra Grande');<text:line-break/>INSERT INTO tb_cidades VALUES (0040, 02, 'AL', 'Batalha');<text:line-break/>INSERT INTO tb_cidades VALUES (0041, 02, 'AL', 'Batingas');<text:line-break/>INSERT INTO tb_cidades VALUES (0042, 02, 'AL', 'Belem');<text:line-break/>INSERT INTO tb_cidades VALUES (0043, 02, 'AL', 'Belo Monte');<text:line-break/>INSERT INTO tb_cidades VALUES (0044, 02, 'AL', 'Boa Sorte');<text:line-break/>INSERT INTO tb_cidades VALUES (0045, 02, 'AL', 'Boa Vista');<text:line-break/>INSERT INTO tb_cidades VALUES (0046, 02, 'AL', 'Boca da Mata');<text:line-break/>INSERT INTO tb_cidades VALUES (0047, 02, 'AL', 'Bom Jardim');<text:line-break/>INSERT INTO tb_cidades VALUES (0048, 02, 'AL', 'Bonifacio');<text:line-break/>INSERT INTO tb_cidades VALUES (0049, 02, 'AL', 'Branquinha');<text:line-break/>INSERT INTO tb_cidades VALUES (0050, 02, 'AL', 'Cacimbinhas');<text:line-break/>INSERT INTO tb_cidades VALUES (0051, 02, 'AL', 'Cajarana');<text:line-break/>INSERT INTO tb_cidades VALUES (0052, 02, 'AL', 'Cajueiro');<text:line-break/>INSERT INTO tb_cidades VALUES (0053, 02, 'AL', 'Caldeiroes de Cima');<text:line-break/>INSERT INTO tb_cidades VALUES (0054, 02, 'AL', 'Camadanta');<text:line-break/>INSERT INTO tb_cidades VALUES (0055, 02, 'AL', 'Campestre');<text:line-break/>INSERT INTO tb_cidades VALUES (0056, 02, 'AL', 'Campo Alegre');<text:line-break/>INSERT INTO tb_cidades VALUES (0057, 02, 'AL', 'Campo Grande');<text:line-break/>INSERT INTO tb_cidades VALUES (0058, 02, 'AL', 'Canaa');<text:line-break/>INSERT INTO tb_cidades VALUES (0059, 02, 'AL', 'Canafistula');<text:line-break/>INSERT INTO tb_cidades VALUES (0060, 02, 'AL', 'Canapi');<text:line-break/>INSERT INTO tb_cidades VALUES (0061, 02, 'AL', 'Canastra');<text:line-break/>INSERT INTO tb_cidades VALUES (0062, 02, 'AL', 'Cangandu');<text:line-break/><text:soft-page-break/>INSERT INTO tb_cidades VALUES (0063, 02, 'AL', 'Capela');<text:line-break/>INSERT INTO tb_cidades VALUES (0064, 02, 'AL', 'Carneiros');<text:line-break/>INSERT INTO tb_cidades VALUES (0065, 02, 'AL', 'Carrasco');<text:line-break/>INSERT INTO tb_cidades VALUES (0066, 02, 'AL', 'Cha Preta');<text:line-break/>INSERT INTO tb_cidades VALUES (0067, 02, 'AL', 'Coite do Noia');<text:line-break/>INSERT INTO tb_cidades VALUES (0068, 02, 'AL', 'Colonia Leopoldina');<text:line-break/>INSERT INTO tb_cidades VALUES (0069, 02, 'AL', 'Coqueiro Seco');<text:line-break/>INSERT INTO tb_cidades VALUES (0070, 02, 'AL', 'Coruripe');<text:line-break/>INSERT INTO tb_cidades VALUES (0071, 02, 'AL', 'Coruripe da Cal');<text:line-break/>INSERT INTO tb_cidades VALUES (0072, 02, 'AL', 'Craibas');<text:line-break/>INSERT INTO tb_cidades VALUES (0073, 02, 'AL', 'Delmiro Gouveia');<text:line-break/>INSERT INTO tb_cidades VALUES (0074, 02, 'AL', 'Dois Riachos');<text:line-break/>INSERT INTO tb_cidades VALUES (0075, 02, 'AL', 'Entremontes');<text:line-break/>INSERT INTO tb_cidades VALUES (0076, 02, 'AL', 'Estrela de Alagoas');<text:line-break/>INSERT INTO tb_cidades VALUES (0077, 02, 'AL', 'Feira Grande');<text:line-break/>INSERT INTO tb_cidades VALUES (0078, 02, 'AL', 'Feliz Deserto');<text:line-break/>INSERT INTO tb_cidades VALUES (0079, 02, 'AL', 'Fernao Velho');<text:line-break/>INSERT INTO tb_cidades VALUES (0080, 02, 'AL', 'Flexeiras');<text:line-break/>INSERT INTO tb_cidades VALUES (0081, 02, 'AL', 'Floriano Peixoto');<text:line-break/>INSERT INTO tb_cidades VALUES (0082, 02, 'AL', 'Gaspar');<text:line-break/>INSERT INTO tb_cidades VALUES (0083, 02, 'AL', 'Girau do Ponciano');<text:line-break/>INSERT INTO tb_cidades VALUES (0084, 02, 'AL', 'Ibateguara');<text:line-break/>INSERT INTO tb_cidades VALUES (0085, 02, 'AL', 'Igaci');<text:line-break/>INSERT INTO tb_cidades VALUES (0086, 02, 'AL', 'Igreja Nova');<text:line-break/>INSERT INTO tb_cidades VALUES (0087, 02, 'AL', 'Inhapi');<text:line-break/>INSERT INTO tb_cidades VALUES (0088, 02, 'AL', 'Jacare dos Homens');<text:line-break/>INSERT INTO tb_cidades VALUES (0089, 02, 'AL', 'Jacuipe');<text:line-break/>INSERT INTO tb_cidades VALUES (0090, 02, 'AL', 'Japaratinga');<text:line-break/>INSERT INTO tb_cidades VALUES (0091, 02, 'AL', 'Jaramataia');<text:line-break/>INSERT INTO tb_cidades VALUES (0092, 02, 'AL', 'Jenipapo');<text:line-break/>INSERT INTO tb_cidades VALUES (0093, 02, 'AL', 'Joaquim Gomes');<text:line-break/>INSERT INTO tb_cidades VALUES (0094, 02, 'AL', 'Jundia');<text:line-break/>INSERT INTO tb_cidades VALUES (0095, 02, 'AL', 'Junqueiro');<text:line-break/>INSERT INTO tb_cidades VALUES (0096, 02, 'AL', 'Lagoa da Areia');<text:line-break/>INSERT INTO tb_cidades VALUES (0097, 02, 'AL', 'Lagoa da Canoa');<text:line-break/>INSERT INTO tb_cidades VALUES (0098, 02, 'AL', 'Lagoa da Pedra');<text:line-break/>INSERT INTO tb_cidades VALUES (0099, 02, 'AL', 'Lagoa Dantas');<text:line-break/>INSERT INTO tb_cidades VALUES (0100, 02, 'AL', 'Lagoa do Caldeirao');<text:line-break/>INSERT INTO tb_cidades VALUES (0101, 02, 'AL', 'Lagoa do Canto');<text:line-break/>INSERT INTO tb_cidades VALUES (0102, 02, 'AL', 'Lagoa do Exu');<text:line-break/>INSERT INTO tb_cidades VALUES (0103, 02, 'AL', 'Lagoa do Rancho');<text:line-break/>INSERT INTO tb_cidades VALUES (0104, 02, 'AL', 'Lajes do Caldeirao');<text:line-break/>INSERT INTO tb_cidades VALUES (0105, 02, 'AL', 'Laranjal');<text:line-break/>INSERT INTO tb_cidades VALUES (0106, 02, 'AL', 'Limoeiro de Anadia');<text:line-break/>INSERT INTO tb_cidades VALUES (0107, 02, 'AL', 'Maceio');<text:line-break/>INSERT INTO tb_cidades VALUES (0108, 02, 'AL', 'Major Isidoro');<text:line-break/>INSERT INTO tb_cidades VALUES (0109, 02, 'AL', 'Mar Vermelho');<text:line-break/>INSERT INTO tb_cidades VALUES (0110, 02, 'AL', 'Maragogi');<text:line-break/>INSERT INTO tb_cidades VALUES (0111, 02, 'AL', 'Maravilha');<text:line-break/>INSERT INTO tb_cidades VALUES (0112, 02, 'AL', 'Marechal Deodoro');<text:line-break/>INSERT INTO tb_cidades VALUES (0113, 02, 'AL', 'Maribondo');<text:line-break/>INSERT INTO tb_cidades VALUES (0114, 02, 'AL', 'Massaranduba');<text:line-break/><text:soft-page-break/>INSERT INTO tb_cidades VALUES (0115, 02, 'AL', 'Mata Grande');<text:line-break/>INSERT INTO tb_cidades VALUES (0116, 02, 'AL', 'Matriz de Camaragibe');<text:line-break/>INSERT INTO tb_cidades VALUES (0117, 02, 'AL', 'Messias');<text:line-break/>INSERT INTO tb_cidades VALUES (0118, 02, 'AL', 'Minador do Negrao');<text:line-break/>INSERT INTO tb_cidades VALUES (0119, 02, 'AL', 'Monteiropolis');<text:line-break/>INSERT INTO tb_cidades VALUES (0120, 02, 'AL', 'Moreira');<text:line-break/>INSERT INTO tb_cidades VALUES (0121, 02, 'AL', 'Munguba');<text:line-break/>INSERT INTO tb_cidades VALUES (0122, 02, 'AL', 'Murici');<text:line-break/>INSERT INTO tb_cidades VALUES (0123, 02, 'AL', 'Novo Lino');<text:line-break/>INSERT INTO tb_cidades VALUES (0124, 02, 'AL', 'Olho D Agua Grande');<text:line-break/>INSERT INTO tb_cidades VALUES (0125, 02, 'AL', 'Olho D''agua Das Flores');<text:line-break/>INSERT INTO tb_cidades VALUES (0126, 02, 'AL', 'Olho D''agua De Cima');<text:line-break/>INSERT INTO tb_cidades VALUES (0127, 02, 'AL', 'Olho D''agua Do Casado');<text:line-break/>INSERT INTO tb_cidades VALUES (0128, 02, 'AL', 'Olho D''agua Dos Dandanhas');<text:line-break/>INSERT INTO tb_cidades VALUES (0129, 02, 'AL', 'Olivenca');<text:line-break/>INSERT INTO tb_cidades VALUES (0130, 02, 'AL', 'Ouro Branco');<text:line-break/>INSERT INTO tb_cidades VALUES (0131, 02, 'AL', 'Palestina');<text:line-break/>INSERT INTO tb_cidades VALUES (0132, 02, 'AL', 'Palmeira de Fora');<text:line-break/>INSERT INTO tb_cidades VALUES (0133, 02, 'AL', 'Palmeira dos Indios');<text:line-break/>INSERT INTO tb_cidades VALUES (0134, 02, 'AL', 'Pao de Acucar');<text:line-break/>INSERT INTO tb_cidades VALUES (0135, 02, 'AL', 'Pariconha');<text:line-break/>INSERT INTO tb_cidades VALUES (0136, 02, 'AL', 'Paripueira');<text:line-break/>INSERT INTO tb_cidades VALUES (0137, 02, 'AL', 'Passo de Camaragibe');<text:line-break/>INSERT INTO tb_cidades VALUES (0138, 02, 'AL', 'Pau D''arco');<text:line-break/>INSERT INTO tb_cidades VALUES (0139, 02, 'AL', 'Pau Ferro');<text:line-break/>INSERT INTO tb_cidades VALUES (0140, 02, 'AL', 'Paulo Jacinto');<text:line-break/>INSERT INTO tb_cidades VALUES (0141, 02, 'AL', 'Penedo');<text:line-break/>INSERT INTO tb_cidades VALUES (0142, 02, 'AL', 'Piacabucu');<text:line-break/>INSERT INTO tb_cidades VALUES (0143, 02, 'AL', 'Pilar');<text:line-break/>INSERT INTO tb_cidades VALUES (0144, 02, 'AL', 'Pindoba');<text:line-break/>INSERT INTO tb_cidades VALUES (0145, 02, 'AL', 'Piranhas');<text:line-break/>INSERT INTO tb_cidades VALUES (0146, 02, 'AL', 'Pocao');<text:line-break/>INSERT INTO tb_cidades VALUES (0147, 02, 'AL', 'Poco da Pedra');<text:line-break/>INSERT INTO tb_cidades VALUES (0148, 02, 'AL', 'Poco das Trincheiras');<text:line-break/>INSERT INTO tb_cidades VALUES (0149, 02, 'AL', 'Porto Calvo');<text:line-break/>INSERT INTO tb_cidades VALUES (0150, 02, 'AL', 'Porto de Pedras');<text:line-break/>INSERT INTO tb_cidades VALUES (0151, 02, 'AL', 'Porto Real do Colegio');<text:line-break/>INSERT INTO tb_cidades VALUES (0152, 02, 'AL', 'Poxim');<text:line-break/>INSERT INTO tb_cidades VALUES (0153, 02, 'AL', 'Quebrangulo');<text:line-break/>INSERT INTO tb_cidades VALUES (0154, 02, 'AL', 'Riacho do Sertao');<text:line-break/>INSERT INTO tb_cidades VALUES (0155, 02, 'AL', 'Riacho Fundo de Cima');<text:line-break/>INSERT INTO tb_cidades VALUES (0156, 02, 'AL', 'Rio Largo');<text:line-break/>INSERT INTO</text:p>
      <text:p text:style-name="Standard"><text:s/>tb_cidades VALUES (0157, 02, 'AL', 'Rocha Cavalcante');<text:line-break/>INSERT INTO tb_cidades VALUES (0158, 02, 'AL', 'Roteiro');<text:line-break/>INSERT INTO tb_cidades VALUES (0159, 02, 'AL', 'Santa Efigenia');<text:line-break/>INSERT INTO tb_cidades VALUES (0160, 02, 'AL', 'Santa Luzia do Norte');<text:line-break/>INSERT INTO tb_cidades VALUES (0161, 02, 'AL', 'Santana do Ipanema');<text:line-break/>INSERT INTO tb_cidades VALUES (0162, 02, 'AL', 'Santana do Mundau');<text:line-break/>INSERT INTO tb_cidades VALUES (0163, 02, 'AL', 'Santo Antonio');<text:line-break/>INSERT INTO tb_cidades VALUES (0164, 02, 'AL', 'Sao Bras');<text:line-break/>INSERT INTO tb_cidades VALUES (0165, 02, 'AL', 'Sao Jose da Laje');<text:line-break/><text:soft-page-break/>INSERT INTO tb_cidades VALUES (0166, 02, 'AL', 'Sao Jose da Tapera');<text:line-break/>INSERT INTO tb_cidades VALUES (0167, 02, 'AL', 'Sao Luis do Quitunde');<text:line-break/>INSERT INTO tb_cidades VALUES (0168, 02, 'AL', 'Sao Miguel dos Campos');<text:line-break/>INSERT INTO tb_cidades VALUES (0169, 02, 'AL', 'Sao Miguel dos Milagres');<text:line-break/>INSERT INTO tb_cidades VALUES (0170, 02, 'AL', 'Sao Sebastiao');<text:line-break/>INSERT INTO tb_cidades VALUES (0171, 02, 'AL', 'Sapucaia');<text:line-break/>INSERT INTO tb_cidades VALUES (0172, 02, 'AL', 'Satuba');<text:line-break/>INSERT INTO tb_cidades VALUES (0173, 02, 'AL', 'Senador Rui Palmeira');<text:line-break/>INSERT INTO tb_cidades VALUES (0174, 02, 'AL', 'Serra da Mandioca');<text:line-break/>INSERT INTO tb_cidades VALUES (0175, 02, 'AL', 'Serra do Sao Jose');<text:line-break/>INSERT INTO tb_cidades VALUES (0176, 02, 'AL', 'Taboleiro do Pinto');<text:line-break/>INSERT INTO tb_cidades VALUES (0177, 02, 'AL', 'Taboquinha');<text:line-break/>INSERT INTO tb_cidades VALUES (0178, 02, 'AL', 'Tanque D''arca');<text:line-break/>INSERT INTO tb_cidades VALUES (0179, 02, 'AL', 'Taquarana');<text:line-break/>INSERT INTO tb_cidades VALUES (0180, 02, 'AL', 'Tatuamunha');<text:line-break/>INSERT INTO tb_cidades VALUES (0181, 02, 'AL', 'Teotonio Vilela');<text:line-break/>INSERT INTO tb_cidades VALUES (0182, 02, 'AL', 'Traipu');<text:line-break/>INSERT INTO tb_cidades VALUES (0183, 02, 'AL', 'Uniao dos Palmares');<text:line-break/>INSERT INTO tb_cidades VALUES (0184, 02, 'AL', 'Usina Camacari');<text:line-break/>INSERT INTO tb_cidades VALUES (0185, 02, 'AL', 'Vicosa');<text:line-break/>INSERT INTO tb_cidades VALUES (0186, 02, 'AL', 'Vila Aparecida');<text:line-break/>INSERT INTO tb_cidades VALUES (0187, 02, 'AL', 'Vila Sao Francisco');<text:line-break/>INSERT INTO tb_cidades VALUES (0188, 03, 'AM', 'Alvaraes');<text:line-break/>INSERT INTO tb_cidades VALUES (0189, 03, 'AM', 'Amatari');<text:line-break/>INSERT INTO tb_cidades VALUES (0190, 03, 'AM', 'Amatura');<text:line-break/>INSERT INTO tb_cidades VALUES (0191, 03, 'AM', 'Anama');<text:line-break/>INSERT INTO tb_cidades VALUES (0192, 03, 'AM', 'Anori');<text:line-break/>INSERT INTO tb_cidades VALUES (0193, 03, 'AM', 'Apui');<text:line-break/>INSERT INTO tb_cidades VALUES (0194, 03, 'AM', 'Ariau');<text:line-break/>INSERT INTO tb_cidades VALUES (0195, 03, 'AM', 'Atalaia do Norte');<text:line-break/>INSERT INTO tb_cidades VALUES (0196, 03, 'AM', 'Augusto Montenegro');<text:line-break/>INSERT INTO tb_cidades VALUES (0197, 03, 'AM', 'Autazes');<text:line-break/>INSERT INTO tb_cidades VALUES (0198, 03, 'AM', 'Axinim');<text:line-break/>INSERT INTO tb_cidades VALUES (0199, 03, 'AM', 'Badajos');<text:line-break/>INSERT INTO tb_cidades VALUES (0200, 03, 'AM', 'Balbina');<text:line-break/>INSERT INTO tb_cidades VALUES (0201, 03, 'AM', 'Barcelos');<text:line-break/>INSERT INTO tb_cidades VALUES (0202, 03, 'AM', 'Barreirinha');<text:line-break/>INSERT INTO tb_cidades VALUES (0203, 03, 'AM', 'Benjamin Constant');<text:line-break/>INSERT INTO tb_cidades VALUES (0204, 03, 'AM', 'Beruri');<text:line-break/>INSERT INTO tb_cidades VALUES (0205, 03, 'AM', 'Boa Vista do Ramos');<text:line-break/>INSERT INTO tb_cidades VALUES (0206, 03, 'AM', 'Boca do Acre');<text:line-break/>INSERT INTO tb_cidades VALUES (0207, 03, 'AM', 'Borba');<text:line-break/>INSERT INTO tb_cidades VALUES (0208, 03, 'AM', 'Caapiranga');<text:line-break/>INSERT INTO tb_cidades VALUES (0209, 03, 'AM', 'Cameta');<text:line-break/>INSERT INTO tb_cidades VALUES (0210, 03, 'AM', 'Canuma');<text:line-break/>INSERT INTO tb_cidades VALUES (0211, 03, 'AM', 'Canutama');<text:line-break/>INSERT INTO tb_cidades VALUES (0212, 03, 'AM', 'Carauari');<text:line-break/>INSERT INTO tb_cidades VALUES (0213, 03, 'AM', 'Careiro');<text:line-break/>INSERT INTO tb_cidades VALUES (0214, 03, 'AM', 'Careiro da Varzea');<text:line-break/>INSERT INTO tb_cidades VALUES (0215, 03, 'AM', 'Carvoeiro');<text:line-break/>INSERT INTO tb_cidades VALUES (0216, 03, 'AM', 'Coari');<text:line-break/>INSERT INTO tb_cidades VALUES (0217, 03, 'AM', 'Codajas');<text:line-break/><text:soft-page-break/>INSERT INTO tb_cidades VALUES (0218, 03, 'AM', 'Cucui');<text:line-break/>INSERT INTO tb_cidades VALUES (0219, 03, 'AM', 'Eirunepe');<text:line-break/>INSERT INTO tb_cidades VALUES (0220, 03, 'AM', 'Envira');<text:line-break/>INSERT INTO tb_cidades VALUES (0221, 03, 'AM', 'Floriano Peixoto');<text:line-break/>INSERT INTO tb_cidades VALUES (0222, 03, 'AM', 'Fonte Boa');<text:line-break/>INSERT INTO tb_cidades VALUES (0223, 03, 'AM', 'Freguesia do Andira');<text:line-break/>INSERT INTO tb_cidades VALUES (0224, 03, 'AM', 'Guajara');<text:line-break/>INSERT INTO tb_cidades VALUES (0225, 03, 'AM', 'Humaita');<text:line-break/>INSERT INTO tb_cidades VALUES (0226, 03, 'AM', 'Iauarete');<text:line-break/>INSERT INTO tb_cidades VALUES (0227, 03, 'AM', 'Icana');<text:line-break/>INSERT INTO tb_cidades VALUES (0228, 03, 'AM', 'Ipixuna');<text:line-break/>INSERT INTO tb_cidades VALUES (0229, 03, 'AM', 'Iranduba');<text:line-break/>INSERT INTO tb_cidades VALUES (0230, 03, 'AM', 'Itacoatiara');<text:line-break/>INSERT INTO tb_cidades VALUES (0231, 03, 'AM', 'Itamarati');<text:line-break/>INSERT INTO tb_cidades VALUES (0232, 03, 'AM', 'Itapiranga');<text:line-break/>INSERT INTO tb_cidades VALUES (0233, 03, 'AM', 'Japura');<text:line-break/>INSERT INTO tb_cidades VALUES (0234, 03, 'AM', 'Jurua');<text:line-break/>INSERT INTO tb_cidades VALUES (0235, 03, 'AM', 'Jutai');<text:line-break/>INSERT INTO tb_cidades VALUES (0236, 03, 'AM', 'Labrea');<text:line-break/>INSERT INTO tb_cidades VALUES (0237, 03, 'AM', 'Lago Preto');<text:line-break/>INSERT INTO tb_cidades VALUES (0238, 03, 'AM', 'Manacapuru');<text:line-break/>INSERT INTO tb_cidades VALUES (0239, 03, 'AM', 'Manaquiri');<text:line-break/>INSERT INTO tb_cidades VALUES (0240, 03, 'AM', 'Manaus');<text:line-break/>INSERT INTO tb_cidades VALUES (0241, 03, 'AM', 'Manicore');<text:line-break/>INSERT INTO tb_cidades VALUES (0242, 03, 'AM', 'Maraa');<text:line-break/>INSERT INTO tb_cidades VALUES (0243, 03, 'AM', 'Massauari');<text:line-break/>INSERT INTO tb_cidades VALUES (0244, 03, 'AM', 'Maues');<text:line-break/>INSERT INTO tb_cidades VALUES (0245, 03, 'AM', 'Mocambo');<text:line-break/>INSERT INTO tb_cidades VALUES (0246, 03, 'AM', 'Moura');<text:line-break/>INSERT INTO tb_cidades VALUES (0247, 03, 'AM', 'Murutinga');<text:line-break/>INSERT INTO tb_cidades VALUES (0248, 03, 'AM', 'Nhamunda');<text:line-break/>INSERT INTO tb_cidades VALUES (0249, 03, 'AM', 'Nova Olinda do Norte');<text:line-break/>INSERT INTO tb_cidades VALUES (0250, 03, 'AM', 'Novo Airao');<text:line-break/>INSERT INTO tb_cidades VALUES (0251, 03, 'AM', 'Novo Aripuana');<text:line-break/>INSERT INTO tb_cidades VALUES (0252, 03, 'AM', 'Osorio da Fonseca');<text:line-break/>INSERT INTO tb_cidades VALUES (0253, 03, 'AM', 'Parintins');<text:line-break/>INSERT INTO tb_cidades VALUES (0254, 03, 'AM', 'Pauini');<text:line-break/>INSERT INTO tb_cidades VALUES (0255, 03, 'AM', 'Pedras');<text:line-break/>INSERT INTO tb_cidades VALUES (0256, 03, 'AM', 'Presidente Figueiredo');<text:line-break/>INSERT INTO tb_cidades VALUES (0257, 03, 'AM', 'Repartimento');<text:line-break/>INSERT INTO tb_cidades VALUES (0258, 03, 'AM', 'Rio Preto da Eva');<text:line-break/>INSERT INTO tb_cidades VALUES (0259, 03, 'AM', 'Santa Isabel do Rio Negro');<text:line-break/>INSERT INTO tb_cidades VALUES (0260, 03, 'AM', 'Santa Rita');<text:line-break/>INSERT INTO tb_cidades VALUES (0261, 03, 'AM', 'Santo Antonio do Ica');<text:line-break/>INSERT INTO tb_cidades VALUES (0262, 03, 'AM', 'Sao Felipe');<text:line-break/>INSERT INTO tb_cidades VALUES (0263, 03, 'AM', 'Sao Gabriel da Cachoeira');<text:line-break/>INSERT INTO tb_cidades VALUES (0264, 03, 'AM', 'Sao Paulo de Olivenca');<text:line-break/>INSERT INTO tb_cidades VALUES (0265, 03, 'AM', 'Sao Sebastiao do Uatuma');<text:line-break/>INSERT INTO tb_cidades VALUES (0266, 03, 'AM', 'Silves');<text:line-break/>INSERT INTO tb_cidades VALUES (0267, 03, 'AM', 'Tabatinga');<text:line-break/>INSERT INTO tb_cidades VALUES (0268, 03, 'AM', 'Tapaua');<text:line-break/>INSERT INTO tb_cidades VALUES (0269, 03, 'AM', 'Tefe');<text:line-break/><text:soft-page-break/>INSERT INTO tb_cidades VALUES (0270, 03, 'AM', 'Tonantins');<text:line-break/>INSERT INTO tb_cidades VALUES (0271, 03, 'AM', 'Uarini');<text:line-break/>INSERT INTO tb_cidades VALUES (0272, 03, 'AM', 'Urucara');<text:line-break/>INSERT INTO tb_cidades VALUES (0273, 03, 'AM', 'Urucurituba');<text:line-break/>INSERT INTO tb_cidades VALUES (0274, 03, 'AM', 'Vila Pitinga');<text:line-break/>INSERT INTO tb_cidades VALUES (0275, 04, 'AP', 'Abacate da Pedreira');<text:line-break/>INSERT INTO tb_cidades VALUES (0276, 04, 'AP', 'Agua Branca do Amapari');<text:line-break/>INSERT INTO tb_cidades VALUES (0277, 04, 'AP', 'Amapa');<text:line-break/>INSERT INTO tb_cidades VALUES (0278, 04, 'AP', 'Amapari');<text:line-break/>INSERT INTO tb_cidades VALUES (0279, 04, 'AP', 'Ambe');<text:line-break/>INSERT INTO tb_cidades VALUES (0280, 04, 'AP', 'Aporema');<text:line-break/>INSERT INTO tb_cidades VALUES (0281, 04, 'AP', 'Ariri');<text:line-break/>INSERT INTO tb_cidades VALUES (0282, 04, 'AP', 'Bailique');<text:line-break/>INSERT INTO tb_cidades VALUES (0283, 04, 'AP', 'Boca do Jari');<text:line-break/>INSERT INTO tb_cidades VALUES (0284, 04, 'AP', 'Calcoene');<text:line-break/>INSERT INTO tb_cidades VALUES (0285, 04, 'AP', 'Cantanzal');<text:line-break/>INSERT INTO tb_cidades VALUES (0286, 04, 'AP', 'Carmo');<text:line-break/>INSERT INTO tb_cidades VALUES (0287, 04, 'AP', 'Clevelandia do Norte');<text:line-break/>INSERT INTO tb_cidades VALUES (0288, 04, 'AP', 'Corre Agua');<text:line-break/>INSERT INTO tb_cidades VALUES (0289, 04, 'AP', 'Cunani');<text:line-break/>INSERT INTO tb_cidades VALUES (0290, 04, 'AP', 'Curiau');<text:line-break/>INSERT INTO tb_cidades VALUES (0291, 04, 'AP', 'Cutias');<text:line-break/>INSERT INTO tb_cidades VALUES (0292, 04, 'AP', 'Fazendinha');<text:line-break/>INSERT INTO tb_cidades VALUES (0293, 04, 'AP', 'Ferreira Gomes');<text:line-break/>INSERT INTO tb_cidades VALUES (0294, 04, 'AP', 'Fortaleza');<text:line-break/>INSERT INTO tb_cidades VALUES (0295, 04, 'AP', 'Gaivota');<text:line-break/>INSERT INTO tb_cidades VALUES (0296, 04, 'AP', 'Gurupora');<text:line-break/>INSERT INTO tb_cidades VALUES (0297, 04, 'AP', 'Igarape do Lago');<text:line-break/>INSERT INTO tb_cidades VALUES (0298, 04, 'AP', 'Ilha de Santana');<text:line-break/>INSERT INTO tb_cidades VALUES (0299, 04, 'AP', 'Inaja');<text:line-break/>INSERT INTO tb_cidades VALUES (0300, 04, 'AP', 'Itaubal');<text:line-break/>INSERT INTO tb_cidades VALUES (0301, 04, 'AP', 'Laranjal do Jari');<text:line-break/>INSERT INTO tb_cidades VALUES (0302, 04, 'AP', 'Livramento do Pacui');<text:line-break/>INSERT INTO tb_cidades VALUES (0303, 04, 'AP', 'Lourenco');<text:line-break/>INSERT INTO tb_cidades VALUES (0304, 04, 'AP', 'Macapa');<text:line-break/>INSERT INTO tb_cidades VALUES (0305, 04, 'AP', 'Mazagao');<text:line-break/>INSERT INTO tb_cidades VALUES (0306, 04, 'AP', 'Mazagao Velho');<text:line-break/>INSERT INTO tb_cidades VALUES (0307, 04, 'AP', 'Oiapoque');<text:line-break/>INSERT INTO tb_cidades VALUES (0308, 04, 'AP', 'Paredao');<text:line-break/>INSERT INTO tb_cidades VALUES (0309, 04, 'AP', 'Porto Grande');<text:line-break/>INSERT INTO tb_cidades VALUES (0310, 04, 'AP', 'Pracuuba');<text:line-break/>INSERT INTO tb_cidades VALUES (0311, 04, 'AP', 'Santa Luzia do Pacui');<text:line-break/>INSERT INTO tb_cidades VALUES (0312, 04, 'AP', 'Santa Maria');<text:line-break/>INSERT INTO tb_cidades VALUES (0313, 04, 'AP', 'Santana');<text:line-break/>INSERT INTO tb_cidades VALUES (0314, 04, 'AP', 'Sao Joaquim do Pacui');<text:line-break/>INSERT</text:p>
      <text:p text:style-name="Standard"><text:s/>INTO tb_cidades VALUES (0315, 04, 'AP', 'Sao Sebastiao do Livramento');<text:line-break/>INSERT INTO tb_cidades VALUES (0316, 04, 'AP', 'Sao Tome');<text:line-break/>INSERT INTO tb_cidades VALUES (0317, 04, 'AP', 'Serra do Navio');<text:line-break/>INSERT INTO tb_cidades VALUES (0318, 04, 'AP', 'Sucuriju');<text:line-break/>INSERT INTO tb_cidades VALUES (0319, 04, 'AP', 'Tartarugalzinho');<text:line-break/>INSERT INTO tb_cidades VALUES (0320, 04, 'AP', 'Vila Velha');<text:line-break/><text:soft-page-break/>INSERT INTO tb_cidades VALUES (0321, 04, 'AP', 'Vitoria do Jari');<text:line-break/>INSERT INTO tb_cidades VALUES (0322, 05, 'BA', 'Abadia');<text:line-break/>INSERT INTO tb_cidades VALUES (0323, 05, 'BA', 'Abaira');<text:line-break/>INSERT INTO tb_cidades VALUES (0324, 05, 'BA', 'Abare');<text:line-break/>INSERT INTO tb_cidades VALUES (0325, 05, 'BA', 'Abelhas');<text:line-break/>INSERT INTO tb_cidades VALUES (0326, 05, 'BA', 'Abobora');<text:line-break/>INSERT INTO tb_cidades VALUES (0327, 05, 'BA', 'Abrantes');<text:line-break/>INSERT INTO tb_cidades VALUES (0328, 05, 'BA', 'Acajutiba');<text:line-break/>INSERT INTO tb_cidades VALUES (0329, 05, 'BA', 'Acu da Torre');<text:line-break/>INSERT INTO tb_cidades VALUES (0330, 05, 'BA', 'Acudina');<text:line-break/>INSERT INTO tb_cidades VALUES (0331, 05, 'BA', 'Acupe');<text:line-break/>INSERT INTO tb_cidades VALUES (0332, 05, 'BA', 'Adustina');<text:line-break/>INSERT INTO tb_cidades VALUES (0333, 05, 'BA', 'Afligidos');<text:line-break/>INSERT INTO tb_cidades VALUES (0334, 05, 'BA', 'Afranio Peixoto');<text:line-break/>INSERT INTO tb_cidades VALUES (0335, 05, 'BA', 'Agua Doce');<text:line-break/>INSERT INTO tb_cidades VALUES (0336, 05, 'BA', 'Agua Fria');<text:line-break/>INSERT INTO tb_cidades VALUES (0337, 05, 'BA', 'Aguas do Paulista');<text:line-break/>INSERT INTO tb_cidades VALUES (0338, 05, 'BA', 'Aiquara');<text:line-break/>INSERT INTO tb_cidades VALUES (0339, 05, 'BA', 'Alagoinhas');<text:line-break/>INSERT INTO tb_cidades VALUES (0340, 05, 'BA', 'Alcobaca');<text:line-break/>INSERT INTO tb_cidades VALUES (0341, 05, 'BA', 'Alegre');<text:line-break/>INSERT INTO tb_cidades VALUES (0342, 05, 'BA', 'Algodao');<text:line-break/>INSERT INTO tb_cidades VALUES (0343, 05, 'BA', 'Algodoes');<text:line-break/>INSERT INTO tb_cidades VALUES (0344, 05, 'BA', 'Almadina');<text:line-break/>INSERT INTO tb_cidades VALUES (0345, 05, 'BA', 'Alto Bonito');<text:line-break/>INSERT INTO tb_cidades VALUES (0346, 05, 'BA', 'Amado Bahia');<text:line-break/>INSERT INTO tb_cidades VALUES (0347, 05, 'BA', 'Amaniu');<text:line-break/>INSERT INTO tb_cidades VALUES (0348, 05, 'BA', 'Amargosa');<text:line-break/>INSERT INTO tb_cidades VALUES (0349, 05, 'BA', 'Amelia Rodrigues');<text:line-break/>INSERT INTO tb_cidades VALUES (0350, 05, 'BA', 'America Dourada');<text:line-break/>INSERT INTO tb_cidades VALUES (0351, 05, 'BA', 'Americo Alves');<text:line-break/>INSERT INTO tb_cidades VALUES (0352, 05, 'BA', 'Anage');<text:line-break/>INSERT INTO tb_cidades VALUES (0353, 05, 'BA', 'Andarai');<text:line-break/>INSERT INTO tb_cidades VALUES (0354, 05, 'BA', 'Andorinha');<text:line-break/>INSERT INTO tb_cidades VALUES (0355, 05, 'BA', 'Angical');<text:line-break/>INSERT INTO tb_cidades VALUES (0356, 05, 'BA', 'Angico');<text:line-break/>INSERT INTO tb_cidades VALUES (0357, 05, 'BA', 'Anguera');<text:line-break/>INSERT INTO tb_cidades VALUES (0358, 05, 'BA', 'Antas');<text:line-break/>INSERT INTO tb_cidades VALUES (0359, 05, 'BA', 'Antonio Cardoso');<text:line-break/>INSERT INTO tb_cidades VALUES (0360, 05, 'BA', 'Antonio Goncalves');<text:line-break/>INSERT INTO tb_cidades VALUES (0361, 05, 'BA', 'Apora');<text:line-break/>INSERT INTO tb_cidades VALUES (0362, 05, 'BA', 'Apuarema');<text:line-break/>INSERT INTO tb_cidades VALUES (0363, 05, 'BA', 'Aracas');<text:line-break/>INSERT INTO tb_cidades VALUES (0364, 05, 'BA', 'Aracatu');<text:line-break/>INSERT INTO tb_cidades VALUES (0365, 05, 'BA', 'Araci');<text:line-break/>INSERT INTO tb_cidades VALUES (0366, 05, 'BA', 'Aramari');<text:line-break/>INSERT INTO tb_cidades VALUES (0367, 05, 'BA', 'Arapiranga');<text:line-break/>INSERT INTO tb_cidades VALUES (0368, 05, 'BA', 'Arataca');<text:line-break/>INSERT INTO tb_cidades VALUES (0369, 05, 'BA', 'Aratuipe');<text:line-break/>INSERT INTO tb_cidades VALUES (0370, 05, 'BA', 'Areias');<text:line-break/>INSERT INTO tb_cidades VALUES (0371, 05, 'BA', 'Arembepe');<text:line-break/>INSERT INTO tb_cidades VALUES (0372, 05, 'BA', 'Argoim');<text:line-break/><text:soft-page-break/>INSERT INTO tb_cidades VALUES (0373, 05, 'BA', 'Argolo');<text:line-break/>INSERT INTO tb_cidades VALUES (0374, 05, 'BA', 'Aribice');<text:line-break/>INSERT INTO tb_cidades VALUES (0375, 05, 'BA', 'Aritagua');<text:line-break/>INSERT INTO tb_cidades VALUES (0376, 05, 'BA', 'Aurelino Leal');<text:line-break/>INSERT INTO tb_cidades VALUES (0377, 05, 'BA', 'Baianopolis');<text:line-break/>INSERT INTO tb_cidades VALUES (0378, 05, 'BA', 'Baixa do Palmeira');<text:line-break/>INSERT INTO tb_cidades VALUES (0379, 05, 'BA', 'Baixa Grande');<text:line-break/>INSERT INTO tb_cidades VALUES (0380, 05, 'BA', 'Baixao');<text:line-break/>INSERT INTO tb_cidades VALUES (0381, 05, 'BA', 'Baixinha');<text:line-break/>INSERT INTO tb_cidades VALUES (0382, 05, 'BA', 'Baluarte');<text:line-break/>INSERT INTO tb_cidades VALUES (0383, 05, 'BA', 'Banco Central');<text:line-break/>INSERT INTO tb_cidades VALUES (0384, 05, 'BA', 'Banco da Vitoria');<text:line-break/>INSERT INTO tb_cidades VALUES (0385, 05, 'BA', 'Bandeira do Almada');<text:line-break/>INSERT INTO tb_cidades VALUES (0386, 05, 'BA', 'Bandeira do Colonia');<text:line-break/>INSERT INTO tb_cidades VALUES (0387, 05, 'BA', 'Bandiacu');<text:line-break/>INSERT INTO tb_cidades VALUES (0388, 05, 'BA', 'Banzae');<text:line-break/>INSERT INTO tb_cidades VALUES (0389, 05, 'BA', 'Baraunas');<text:line-break/>INSERT INTO tb_cidades VALUES (0390, 05, 'BA', 'Barcelos do Sul');<text:line-break/>INSERT INTO tb_cidades VALUES (0391, 05, 'BA', 'Barra');<text:line-break/>INSERT INTO tb_cidades VALUES (0392, 05, 'BA', 'Barra da Estiva');<text:line-break/>INSERT INTO tb_cidades VALUES (0393, 05, 'BA', 'Barra do Choca');<text:line-break/>INSERT INTO tb_cidades VALUES (0394, 05, 'BA', 'Barra do Jacuipe');<text:line-break/>INSERT INTO tb_cidades VALUES (0395, 05, 'BA', 'Barra do Mendes');<text:line-break/>INSERT INTO tb_cidades VALUES (0396, 05, 'BA', 'Barra do Pojuca');<text:line-break/>INSERT INTO tb_cidades VALUES (0397, 05, 'BA', 'Barra do Rocha');<text:line-break/>INSERT INTO tb_cidades VALUES (0398, 05, 'BA', 'Barra do Tarrachil');<text:line-break/>INSERT INTO tb_cidades VALUES (0399, 05, 'BA', 'Barracas');<text:line-break/>INSERT INTO tb_cidades VALUES (0400, 05, 'BA', 'Barreiras');<text:line-break/>INSERT INTO tb_cidades VALUES (0401, 05, 'BA', 'Barro Alto');<text:line-break/>INSERT INTO tb_cidades VALUES (0402, 05, 'BA', 'Barro Preto');<text:line-break/>INSERT INTO tb_cidades VALUES (0403, 05, 'BA', 'Barro Vermelho');<text:line-break/>INSERT INTO tb_cidades VALUES (0404, 05, 'BA', 'Barrocas');<text:line-break/>INSERT INTO tb_cidades VALUES (0405, 05, 'BA', 'Bastiao');<text:line-break/>INSERT INTO tb_cidades VALUES (0406, 05, 'BA', 'Bate Pe');<text:line-break/>INSERT INTO tb_cidades VALUES (0407, 05, 'BA', 'Batinga');<text:line-break/>INSERT INTO tb_cidades VALUES (0408, 05, 'BA', 'Bela Flor');<text:line-break/>INSERT INTO tb_cidades VALUES (0409, 05, 'BA', 'Belem da Cachoeira');<text:line-break/>INSERT INTO tb_cidades VALUES (0410, 05, 'BA', 'Belmonte');<text:line-break/>INSERT INTO tb_cidades VALUES (0411, 05, 'BA', 'Belo Campo');<text:line-break/>INSERT INTO tb_cidades VALUES (0412, 05, 'BA', 'Bem-bom');<text:line-break/>INSERT INTO tb_cidades VALUES (0413, 05, 'BA', 'Bendego');<text:line-break/>INSERT INTO tb_cidades VALUES (0414, 05, 'BA', 'Bento Simoes');<text:line-break/>INSERT INTO tb_cidades VALUES (0415, 05, 'BA', 'Biritinga');<text:line-break/>INSERT INTO tb_cidades VALUES (0416, 05, 'BA', 'Boa Espera');<text:line-break/>INSERT INTO tb_cidades VALUES (0417, 05, 'BA', 'Boa Nova');<text:line-break/>INSERT INTO tb_cidades VALUES (0418, 05, 'BA', 'Boa Uniao');<text:line-break/>INSERT INTO tb_cidades VALUES (0419, 05, 'BA', 'Boa Vista do Lagamar');<text:line-break/>INSERT INTO tb_cidades VALUES (0420, 05, 'BA', 'Boa Vista do Tupim');<text:line-break/>INSERT INTO tb_cidades VALUES (0421, 05, 'BA', 'Boacu');<text:line-break/>INSERT INTO tb_cidades VALUES (0422, 05, 'BA', 'Boca do Corrego');<text:line-break/>INSERT INTO tb_cidades VALUES (0423, 05, 'BA', 'Bom Jesus da Lapa');<text:line-break/>INSERT INTO tb_cidades VALUES (0424, 05, 'BA', 'Bom Jesus da Serra');<text:line-break/><text:soft-page-break/>INSERT INTO tb_cidades VALUES (0425, 05, 'BA', 'Bom Sossego');<text:line-break/>INSERT INTO tb_cidades VALUES (0426, 05, 'BA', 'Bonfim da Feira');<text:line-break/>INSERT INTO tb_cidades VALUES (0427, 05, 'BA', 'Boninal');<text:line-break/>INSERT INTO tb_cidades VALUES (0428, 05, 'BA', 'Bonito');<text:line-break/>INSERT INTO tb_cidades VALUES (0429, 05, 'BA', 'Boquira');<text:line-break/>INSERT INTO tb_cidades VALUES (0430, 05, 'BA', 'Botupora');<text:line-break/>INSERT INTO tb_cidades VALUES (0431, 05, 'BA', 'Botuquara');<text:line-break/>INSERT INTO tb_cidades VALUES (0432, 05, 'BA', 'Brejinho das Ametistas');<text:line-break/>INSERT INTO tb_cidades VALUES (0433, 05, 'BA', 'Brejo da Serra');<text:line-break/>INSERT INTO tb_cidades VALUES (0434, 05, 'BA', 'Brejo Luiza de Brito');<text:line-break/>INSERT INTO tb_cidades VALUES (0435, 05, 'BA', 'Brejo Novo');<text:line-break/>INSERT INTO tb_cidades VALUES (0436, 05, 'BA', 'Brejoes');<text:line-break/>INSERT INTO tb_cidades VALUES (0437, 05, 'BA', 'Brejolandia');<text:line-break/>INSERT INTO tb_cidades VALUES (0438, 05, 'BA', 'Brotas de Macaubas');<text:line-break/>INSERT INTO tb_cidades VALUES (0439, 05, 'BA', 'Brumado');<text:line-break/>INSERT INTO tb_cidades VALUES (0440, 05, 'BA', 'Bucuituba');<text:line-break/>INSERT INTO tb_cidades VALUES (0441, 05, 'BA', 'Buerarema');<text:line-break/>INSERT INTO tb_cidades VALUES (0442, 05, 'BA', 'Buracica');<text:line-break/>INSERT INTO tb_cidades VALUES (0443, 05, 'BA', 'Buranhem');<text:line-break/>INSERT INTO tb_cidades VALUES (0444, 05, 'BA', 'Buril');<text:line-break/>INSERT INTO tb_cidades VALUES (0445, 05, 'BA', 'Buris de Abrantes');<text:line-break/>INSERT INTO tb_cidades VALUES (0446, 05, 'BA', 'Buritirama');<text:line-break/>INSERT INTO tb_cidades VALUES (0447, 05, 'BA', 'Caatiba');<text:line-break/>INSERT INTO tb_cidades VALUES (0448, 05, 'BA', 'Cabaceiras do Paraguacu');<text:line-break/>INSERT INTO tb_cidades VALUES (0449, 05, 'BA', 'Cabralia');<text:line-break/>INSERT INTO tb_cidades VALUES (0450, 05, 'BA', 'Cacha Pregos');<text:line-break/>INSERT INTO tb_cidades VALUES (0451, 05, 'BA', 'Cachoeira');<text:line-break/>INSERT INTO tb_cidades VALUES (0452, 05, 'BA', 'Cachoeira do Mato');<text:line-break/>INSERT INTO tb_cidades VALUES (0453, 05, 'BA', 'Cacule');<text:line-break/>INSERT INTO tb_cidades VALUES (0454, 05, 'BA', 'Caem');<text:line-break/>INSERT INTO tb_cidades VALUES (0455, 05, 'BA', 'Caetanos');<text:line-break/>INSERT INTO tb_cidades VALUES (0456, 05, 'BA', 'Caete-acu');<text:line-break/>INSERT INTO tb_cidades VALUES (0457, 05, 'BA', 'Caetite');<text:line-break/>INSERT INTO tb_cidades VALUES (0458, 05, 'BA', 'Cafarnaum');<text:line-break/>INSERT INTO tb_cidades VALUES (0459, 05, 'BA', 'Caicara');<text:line-break/>INSERT INTO tb_cidades VALUES (0460, 05, 'BA', 'Caimbe');<text:line-break/>INSERT INTO tb_cidades VALUES (0461, 05, 'BA', 'Cairu');<text:line-break/>INSERT INTO tb_cidades VALUES (0462, 05, 'BA', 'Caiubi');<text:line-break/>INSERT INTO tb_cidades VALUES (0463, 05, 'BA', 'Cajui');<text:line-break/>INSERT INTO tb_cidades VALUES (0464, 05, 'BA', 'Caldas do Jorro');<text:line-break/>INSERT INTO tb_cidades VALUES (0465, 05, 'BA', 'Caldeirao');<text:line-break/>INSERT INTO tb_cidades VALUES (0466, 05, 'BA', 'Caldeirao Grande');<text:line-break/>INSERT INTO tb_cidades VALUES (0467, 05, 'BA', 'Caldeiras');<text:line-break/>INSERT INTO tb_cidades VALUES (0468, 05, 'BA', 'Camacan');<text:line-break/>INSERT INTO tb_cidades VALUES (0469, 05, 'BA', 'Camacari');<text:line-break/>INSERT INTO tb_cidades VALUES (0470, 05, 'BA', 'Camamu');<text:line-break/>INSERT INTO tb_cidades VALUES (0471, 05, 'BA', 'Camassandi');<text:line-break/>INSERT INTO tb_cidades VALUES (0472, 05, 'BA', 'Camirim');<text:line-break/>INSERT INTO tb_cidades VALUES (0473, 05, 'BA', 'Campinhos');<text:line-break/>INSERT INTO tb_cidades VALUES (0474,</text:p>
      <text:p text:style-name="Standard"><text:s/>05, 'BA', 'Campo Alegre de Lourdes');<text:line-break/>INSERT INTO tb_cidades VALUES (0475, 05, 'BA', 'Campo Formoso');<text:line-break/><text:soft-page-break/>INSERT INTO tb_cidades VALUES (0476, 05, 'BA', 'Camurugi');<text:line-break/>INSERT INTO tb_cidades VALUES (0477, 05, 'BA', 'Canabravinha');<text:line-break/>INSERT INTO tb_cidades VALUES (0478, 05, 'BA', 'Canapolis');<text:line-break/>INSERT INTO tb_cidades VALUES (0479, 05, 'BA', 'Canarana');<text:line-break/>INSERT INTO tb_cidades VALUES (0480, 05, 'BA', 'Canatiba');<text:line-break/>INSERT INTO tb_cidades VALUES (0481, 05, 'BA', 'Canavieiras');<text:line-break/>INSERT INTO tb_cidades VALUES (0482, 05, 'BA', 'Canche');<text:line-break/>INSERT INTO tb_cidades VALUES (0483, 05, 'BA', 'Candeal');<text:line-break/>INSERT INTO tb_cidades VALUES (0484, 05, 'BA', 'Candeias');<text:line-break/>INSERT INTO tb_cidades VALUES (0485, 05, 'BA', 'Candiba');<text:line-break/>INSERT INTO tb_cidades VALUES (0486, 05, 'BA', 'Candido Sales');<text:line-break/>INSERT INTO tb_cidades VALUES (0487, 05, 'BA', 'Canoao');<text:line-break/>INSERT INTO tb_cidades VALUES (0488, 05, 'BA', 'Cansancao');<text:line-break/>INSERT INTO tb_cidades VALUES (0489, 05, 'BA', 'Canto do Sol');<text:line-break/>INSERT INTO tb_cidades VALUES (0490, 05, 'BA', 'Canudos');<text:line-break/>INSERT INTO tb_cidades VALUES (0491, 05, 'BA', 'Capao');<text:line-break/>INSERT INTO tb_cidades VALUES (0492, 05, 'BA', 'Capela do Alto Alegre');<text:line-break/>INSERT INTO tb_cidades VALUES (0493, 05, 'BA', 'Capim Grosso');<text:line-break/>INSERT INTO tb_cidades VALUES (0494, 05, 'BA', 'Caraguatai');<text:line-break/>INSERT INTO tb_cidades VALUES (0495, 05, 'BA', 'Caraibas');<text:line-break/>INSERT INTO tb_cidades VALUES (0496, 05, 'BA', 'Caraibuna');<text:line-break/>INSERT INTO tb_cidades VALUES (0497, 05, 'BA', 'Caraipe');<text:line-break/>INSERT INTO tb_cidades VALUES (0498, 05, 'BA', 'Caraiva');<text:line-break/>INSERT INTO tb_cidades VALUES (0499, 05, 'BA', 'Caravelas');<text:line-break/>INSERT INTO tb_cidades VALUES (0500, 05, 'BA', 'Cardeal da Silva');<text:line-break/>INSERT INTO tb_cidades VALUES (0501, 05, 'BA', 'Carinhanha');<text:line-break/>INSERT INTO tb_cidades VALUES (0502, 05, 'BA', 'Caripare');<text:line-break/>INSERT INTO tb_cidades VALUES (0503, 05, 'BA', 'Carnaiba do Sertao');<text:line-break/>INSERT INTO tb_cidades VALUES (0504, 05, 'BA', 'Carrapichel');<text:line-break/>INSERT INTO tb_cidades VALUES (0505, 05, 'BA', 'Casa Nova');<text:line-break/>INSERT INTO tb_cidades VALUES (0506, 05, 'BA', 'Castelo Novo');<text:line-break/>INSERT INTO tb_cidades VALUES (0507, 05, 'BA', 'Castro Alves');<text:line-break/>INSERT INTO tb_cidades VALUES (0508, 05, 'BA', 'Catinga do Moura');<text:line-break/>INSERT INTO tb_cidades VALUES (0509, 05, 'BA', 'Catingal');<text:line-break/>INSERT INTO tb_cidades VALUES (0510, 05, 'BA', 'Catolandia');<text:line-break/>INSERT INTO tb_cidades VALUES (0511, 05, 'BA', 'Catoles');<text:line-break/>INSERT INTO tb_cidades VALUES (0512, 05, 'BA', 'Catolezinho');<text:line-break/>INSERT INTO tb_cidades VALUES (0513, 05, 'BA', 'Catu');<text:line-break/>INSERT INTO tb_cidades VALUES (0514, 05, 'BA', 'Catu de Abrantes');<text:line-break/>INSERT INTO tb_cidades VALUES (0515, 05, 'BA', 'Caturama');<text:line-break/>INSERT INTO tb_cidades VALUES (0516, 05, 'BA', 'Cavunge');<text:line-break/>INSERT INTO tb_cidades VALUES (0517, 05, 'BA', 'Central');<text:line-break/>INSERT INTO tb_cidades VALUES (0518, 05, 'BA', 'Ceraima');<text:line-break/>INSERT INTO tb_cidades VALUES (0519, 05, 'BA', 'Chorrocho');<text:line-break/>INSERT INTO tb_cidades VALUES (0520, 05, 'BA', 'Cicero Dantas');<text:line-break/>INSERT INTO tb_cidades VALUES (0521, 05, 'BA', 'Cinco Rios');<text:line-break/>INSERT INTO tb_cidades VALUES (0522, 05, 'BA', 'Cipo');<text:line-break/>INSERT INTO tb_cidades VALUES (0523, 05, 'BA', 'Coaraci');<text:line-break/>INSERT INTO tb_cidades VALUES (0524, 05, 'BA', 'Cocos');<text:line-break/>INSERT INTO tb_cidades VALUES (0525, 05, 'BA', 'Colonia');<text:line-break/>INSERT INTO tb_cidades VALUES (0526, 05, 'BA', 'Comercio');<text:line-break/>INSERT INTO tb_cidades VALUES (0527, 05, 'BA', 'Conceicao da Feira');<text:line-break/><text:soft-page-break/>INSERT INTO tb_cidades VALUES (0528, 05, 'BA', 'Conceicao do Almeida');<text:line-break/>INSERT INTO tb_cidades VALUES (0529, 05, 'BA', 'Conceicao do Coite');<text:line-break/>INSERT INTO tb_cidades VALUES (0530, 05, 'BA', 'Conceicao do Jacuipe');<text:line-break/>INSERT INTO tb_cidades VALUES (0531, 05, 'BA', 'Conde');<text:line-break/>INSERT INTO tb_cidades VALUES (0532, 05, 'BA', 'Condeuba');<text:line-break/>INSERT INTO tb_cidades VALUES (0533, 05, 'BA', 'Contendas do Sincora');<text:line-break/>INSERT INTO tb_cidades VALUES (0534, 05, 'BA', 'Copixaba');<text:line-break/>INSERT INTO tb_cidades VALUES (0535, 05, 'BA', 'Coqueiros');<text:line-break/>INSERT INTO tb_cidades VALUES (0536, 05, 'BA', 'Coquinhos');<text:line-break/>INSERT INTO tb_cidades VALUES (0537, 05, 'BA', 'Coracao de Maria');<text:line-break/>INSERT INTO tb_cidades VALUES (0538, 05, 'BA', 'Cordeiros');<text:line-break/>INSERT INTO tb_cidades VALUES (0539, 05, 'BA', 'Coribe');<text:line-break/>INSERT INTO tb_cidades VALUES (0540, 05, 'BA', 'Coronel Joao Sa');<text:line-break/>INSERT INTO tb_cidades VALUES (0541, 05, 'BA', 'Correntina');<text:line-break/>INSERT INTO tb_cidades VALUES (0542, 05, 'BA', 'Corta Mao');<text:line-break/>INSERT INTO tb_cidades VALUES (0543, 05, 'BA', 'Cotegipe');<text:line-break/>INSERT INTO tb_cidades VALUES (0544, 05, 'BA', 'Coutos');<text:line-break/>INSERT INTO tb_cidades VALUES (0545, 05, 'BA', 'Cravolandia');<text:line-break/>INSERT INTO tb_cidades VALUES (0546, 05, 'BA', 'Crisopolis');<text:line-break/>INSERT INTO tb_cidades VALUES (0547, 05, 'BA', 'Cristalandia');<text:line-break/>INSERT INTO tb_cidades VALUES (0548, 05, 'BA', 'Cristopolis');<text:line-break/>INSERT INTO tb_cidades VALUES (0549, 05, 'BA', 'Crussai');<text:line-break/>INSERT INTO tb_cidades VALUES (0550, 05, 'BA', 'Cruz das Almas');<text:line-break/>INSERT INTO tb_cidades VALUES (0551, 05, 'BA', 'Cumuruxatiba');<text:line-break/>INSERT INTO tb_cidades VALUES (0552, 05, 'BA', 'Cunhangi');<text:line-break/>INSERT INTO tb_cidades VALUES (0553, 05, 'BA', 'Curaca');<text:line-break/>INSERT INTO tb_cidades VALUES (0554, 05, 'BA', 'Curral Falso');<text:line-break/>INSERT INTO tb_cidades VALUES (0555, 05, 'BA', 'Dario Meira');<text:line-break/>INSERT INTO tb_cidades VALUES (0556, 05, 'BA', 'Delfino');<text:line-break/>INSERT INTO tb_cidades VALUES (0557, 05, 'BA', 'Descoberto');<text:line-break/>INSERT INTO tb_cidades VALUES (0558, 05, 'BA', 'Dias Coelho');<text:line-break/>INSERT INTO tb_cidades VALUES (0559, 05, 'BA', 'Dias D Avila');<text:line-break/>INSERT INTO tb_cidades VALUES (0560, 05, 'BA', 'Diogenes Sampaio');<text:line-break/>INSERT INTO tb_cidades VALUES (0561, 05, 'BA', 'Dom Basilio');<text:line-break/>INSERT INTO tb_cidades VALUES (0562, 05, 'BA', 'Dom Macedo Costa');<text:line-break/>INSERT INTO tb_cidades VALUES (0563, 05, 'BA', 'Dona Maria');<text:line-break/>INSERT INTO tb_cidades VALUES (0564, 05, 'BA', 'Duas Barras do Morro');<text:line-break/>INSERT INTO tb_cidades VALUES (0565, 05, 'BA', 'Elisio Medrado');<text:line-break/>INSERT INTO tb_cidades VALUES (0566, 05, 'BA', 'Encruzilhada');<text:line-break/>INSERT INTO tb_cidades VALUES (0567, 05, 'BA', 'Engenheiro Franca');<text:line-break/>INSERT INTO tb_cidades VALUES (0568, 05, 'BA', 'Engenheiro Pontes');<text:line-break/>INSERT INTO tb_cidades VALUES (0569, 05, 'BA', 'Entre Rios');<text:line-break/>INSERT INTO tb_cidades VALUES (0570, 05, 'BA', 'Erico Cardoso');<text:line-break/>INSERT INTO tb_cidades VALUES (0571, 05, 'BA', 'Esplanada');<text:line-break/>INSERT INTO tb_cidades VALUES (0572, 05, 'BA', 'Euclides da Cunha');<text:line-break/>INSERT INTO tb_cidades VALUES (0573, 05, 'BA', 'Eunapolis');<text:line-break/>INSERT INTO tb_cidades VALUES (0574, 05, 'BA', 'Fatima');<text:line-break/>INSERT INTO tb_cidades VALUES (0575, 05, 'BA', 'Feira da Mata');<text:line-break/>INSERT INTO tb_cidades VALUES (0576, 05, 'BA', 'Feira de Santana');<text:line-break/>INSERT INTO tb_cidades VALUES (0577, 05, 'BA', 'Ferradas');<text:line-break/>INSERT INTO tb_cidades VALUES (0578, 05, 'BA', 'Filadelfia');<text:line-break/>INSERT INTO tb_cidades VALUES (0579, 05, 'BA', 'Filanesia');<text:line-break/><text:soft-page-break/>INSERT INTO tb_cidades VALUES (0580, 05, 'BA', 'Firmino Alves');<text:line-break/>INSERT INTO tb_cidades VALUES (0581, 05, 'BA', 'Floresta Azul');<text:line-break/>INSERT INTO tb_cidades VALUES (0582, 05, 'BA', 'Formosa do Rio Preto');<text:line-break/>INSERT INTO tb_cidades VALUES (0583, 05, 'BA', 'Franca');<text:line-break/>INSERT INTO tb_cidades VALUES (0584, 05, 'BA', 'Gabiarra');<text:line-break/>INSERT INTO tb_cidades VALUES (0585, 05, 'BA', 'Galeao');<text:line-break/>INSERT INTO tb_cidades VALUES (0586, 05, 'BA', 'Gamboa');<text:line-break/>INSERT INTO tb_cidades VALUES (0587, 05, 'BA', 'Gameleira da Lapa');<text:line-break/>INSERT INTO tb_cidades VALUES (0588, 05, 'BA', 'Gameleira do Assurua');<text:line-break/>INSERT INTO tb_cidades VALUES (0589, 05, 'BA', 'Gandu');<text:line-break/>INSERT INTO tb_cidades VALUES (0590, 05, 'BA', 'Gaviao');<text:line-break/>INSERT INTO tb_cidades VALUES (0591, 05, 'BA', 'Gentio do Ouro');<text:line-break/>INSERT INTO tb_cidades VALUES (0592, 05, 'BA', 'Geolandia');<text:line-break/>INSERT INTO tb_cidades VALUES (0593, 05, 'BA', 'Gloria');<text:line-break/>INSERT INTO tb_cidades VALUES (0594, 05, 'BA', 'Gongogi');<text:line-break/>INSERT INTO tb_cidades VALUES (0595, 05, 'BA', 'Governador Joao Durval Carneiro');<text:line-break/>INSERT INTO tb_cidades VALUES (0596, 05, 'BA', 'Governador Mangabeira');<text:line-break/>INSERT INTO tb_cidades VALUES (0597, 05, 'BA', 'Guagirus');<text:line-break/>INSERT INTO tb_cidades VALUES (0598, 05, 'BA', 'Guai');<text:line-break/>INSERT INTO tb_cidades VALUES (0599, 05, 'BA', 'Guajeru');<text:line-break/>INSERT INTO tb_cidades VALUES (0600, 05, 'BA', 'Guanambi');<text:line-break/>INSERT INTO tb_cidades VALUES (0601, 05, 'BA', 'Guapira');<text:line-break/>INSERT INTO tb_cidades VALUES (0602, 05, 'BA', 'Guarajuba');<text:line-break/>INSERT INTO tb_cidades VALUES (0603, 05, 'BA', 'Guaratinga');<text:line-break/>INSERT INTO tb_cidades VALUES (0604, 05, 'BA', 'Guerem');<text:line-break/>INSERT INTO tb_cidades VALUES (0605, 05, 'BA', 'Guine');<text:line-break/>INSERT INTO tb_cidades VALUES (0606, 05, 'BA', 'Guirapa');<text:line-break/>INSERT INTO tb_cidades VALUES (0607, 05, 'BA', 'Gurupa Mirim');<text:line-break/>INSERT INTO tb_cidades VALUES (0608, 05, 'BA', 'Heliopolis');<text:line-break/>INSERT INTO tb_cidades VALUES (0609, 05, 'BA', 'Helvecia');<text:line-break/>INSERT INTO tb_cidades VALUES (0610, 05, 'BA', 'Hidrolandia');<text:line-break/>INSERT INTO tb_cidades VALUES (0611, 05, 'BA', 'Humildes');<text:line-break/>INSERT INTO tb_cidades VALUES (0612, 05, 'BA', 'Iacu');<text:line-break/>INSERT INTO tb_cidades VALUES (0613, 05, 'BA', 'Ibatui');<text:line-break/>INSERT INTO tb_cidades VALUES (0614, 05, 'BA', 'Ibiacu');<text:line-break/>INSERT INTO tb_cidades VALUES (0615, 05, 'BA', 'Ibiajara');<text:line-break/>INSERT INTO tb_cidades VALUES (0616, 05, 'BA', 'Ibiapora');<text:line-break/>INSERT INTO tb_cidades VALUES (0617, 05, 'BA', 'Ibiassuce');<text:line-break/>INSERT INTO tb_cidades VALUES (0618, 05, 'BA', 'Ibicarai');<text:line-break/>INSERT INTO tb_cidades VALUES (0619, 05, 'BA', 'Ibicoara');<text:line-break/>INSERT INTO tb_cidades VALUES (0620, 05, 'BA', 'Ibicui');<text:line-break/>INSERT INTO tb_cidades VALUES (0621, 05, 'BA', 'Ibipeba');<text:line-break/>INSERT INTO tb_cidades VALUES (0622, 05, 'BA', 'Ibipetum');<text:line-break/>INSERT INTO tb_cidades VALUES (0623, 05, 'BA', 'Ibipitanga');<text:line-break/>INSERT INTO tb_cidades VALUES (0624, 05, 'BA', 'Ibiquera');<text:line-break/>INSERT INTO tb_cidades VALUES (0625, 05, 'BA', 'Ibiraba');<text:line-break/>INSERT INTO tb_cidades VALUES (0626, 05, 'BA', 'Ibiraja');<text:line-break/>INSERT INTO tb_cidades VALUES (0627, 05, 'BA', 'Ibiranhem');<text:line-break/>INSERT INTO tb_cidades VALUES (0628, 05, 'BA', 'Ibirapitanga');<text:line-break/>INSERT INTO tb_cidades VALUES (0629, 05, 'BA', 'Ibirapua');<text:line-break/>INSERT INTO tb_cidades VALUES (0630, 05, 'BA', 'Ibirataia');<text:line-break/>INSERT INTO tb_cidades VALUES (0631, 05, 'BA', 'Ibitiara');<text:line-break/><text:soft-page-break/>INSERT INTO tb_cidades VALUES (0632, 05, 'BA', 'Ibitiguira');<text:line-break/>INSERT INTO tb_cidades VALUES (0633, 05,</text:p>
      <text:p text:style-name="Standard"><text:s/>'BA', 'Ibitira');<text:line-break/>INSERT INTO tb_cidades VALUES (0634, 05, 'BA', 'Ibitita');<text:line-break/>INSERT INTO tb_cidades VALUES (0635, 05, 'BA', 'Ibitunane');<text:line-break/>INSERT INTO tb_cidades VALUES (0636, 05, 'BA', 'Ibitupa');<text:line-break/>INSERT INTO tb_cidades VALUES (0637, 05, 'BA', 'Ibo');<text:line-break/>INSERT INTO tb_cidades VALUES (0638, 05, 'BA', 'Ibotirama');<text:line-break/>INSERT INTO tb_cidades VALUES (0639, 05, 'BA', 'Ichu');<text:line-break/>INSERT INTO tb_cidades VALUES (0640, 05, 'BA', 'Ico');<text:line-break/>INSERT INTO tb_cidades VALUES (0641, 05, 'BA', 'Igapora');<text:line-break/>INSERT INTO tb_cidades VALUES (0642, 05, 'BA', 'Igara');<text:line-break/>INSERT INTO tb_cidades VALUES (0643, 05, 'BA', 'Igarite');<text:line-break/>INSERT INTO tb_cidades VALUES (0644, 05, 'BA', 'Igatu');<text:line-break/>INSERT INTO tb_cidades VALUES (0645, 05, 'BA', 'Igrapiuna');<text:line-break/>INSERT INTO tb_cidades VALUES (0646, 05, 'BA', 'Igua');<text:line-break/>INSERT INTO tb_cidades VALUES (0647, 05, 'BA', 'Iguai');<text:line-break/>INSERT INTO tb_cidades VALUES (0648, 05, 'BA', 'Iguaibi');<text:line-break/>INSERT INTO tb_cidades VALUES (0649, 05, 'BA', 'Iguatemi');<text:line-break/>INSERT INTO tb_cidades VALUES (0650, 05, 'BA', 'Iguira');<text:line-break/>INSERT INTO tb_cidades VALUES (0651, 05, 'BA', 'Iguitu');<text:line-break/>INSERT INTO tb_cidades VALUES (0652, 05, 'BA', 'Ilha de Mare');<text:line-break/>INSERT INTO tb_cidades VALUES (0653, 05, 'BA', 'Ilheus');<text:line-break/>INSERT INTO tb_cidades VALUES (0654, 05, 'BA', 'Indai');<text:line-break/>INSERT INTO tb_cidades VALUES (0655, 05, 'BA', 'Inema');<text:line-break/>INSERT INTO tb_cidades VALUES (0656, 05, 'BA', 'Inhambupe');<text:line-break/>INSERT INTO tb_cidades VALUES (0657, 05, 'BA', 'Inhata');<text:line-break/>INSERT INTO tb_cidades VALUES (0658, 05, 'BA', 'Inhaumas');<text:line-break/>INSERT INTO tb_cidades VALUES (0659, 05, 'BA', 'Inhobim');<text:line-break/>INSERT INTO tb_cidades VALUES (0660, 05, 'BA', 'Inubia');<text:line-break/>INSERT INTO tb_cidades VALUES (0661, 05, 'BA', 'Ipecaeta');<text:line-break/>INSERT INTO tb_cidades VALUES (0662, 05, 'BA', 'Ipiau');<text:line-break/>INSERT INTO tb_cidades VALUES (0663, 05, 'BA', 'Ipira');<text:line-break/>INSERT INTO tb_cidades VALUES (0664, 05, 'BA', 'Ipiuna');<text:line-break/>INSERT INTO tb_cidades VALUES (0665, 05, 'BA', 'Ipucaba');<text:line-break/>INSERT INTO tb_cidades VALUES (0666, 05, 'BA', 'Ipupiara');<text:line-break/>INSERT INTO tb_cidades VALUES (0667, 05, 'BA', 'Irajuba');<text:line-break/>INSERT INTO tb_cidades VALUES (0668, 05, 'BA', 'Iramaia');<text:line-break/>INSERT INTO tb_cidades VALUES (0669, 05, 'BA', 'Iraporanga');<text:line-break/>INSERT INTO tb_cidades VALUES (0670, 05, 'BA', 'Iraquara');<text:line-break/>INSERT INTO tb_cidades VALUES (0671, 05, 'BA', 'Irara');<text:line-break/>INSERT INTO tb_cidades VALUES (0672, 05, 'BA', 'Irece');<text:line-break/>INSERT INTO tb_cidades VALUES (0673, 05, 'BA', 'Irundiara');<text:line-break/>INSERT INTO tb_cidades VALUES (0674, 05, 'BA', 'Ita-azul');<text:line-break/>INSERT INTO tb_cidades VALUES (0675, 05, 'BA', 'Itabela');<text:line-break/>INSERT INTO tb_cidades VALUES (0676, 05, 'BA', 'Itaberaba');<text:line-break/>INSERT INTO tb_cidades VALUES (0677, 05, 'BA', 'Itabuna');<text:line-break/>INSERT INTO tb_cidades VALUES (0678, 05, 'BA', 'Itacare');<text:line-break/>INSERT INTO tb_cidades VALUES (0679, 05, 'BA', 'Itacava');<text:line-break/>INSERT INTO tb_cidades VALUES (0680, 05, 'BA', 'Itachama');<text:line-break/>INSERT INTO tb_cidades VALUES (0681, 05, 'BA', 'Itacimirim');<text:line-break/>INSERT INTO tb_cidades VALUES (0682, 05, 'BA', 'Itaete');<text:line-break/><text:soft-page-break/>INSERT INTO tb_cidades VALUES (0683, 05, 'BA', 'Itagi');<text:line-break/>INSERT INTO tb_cidades VALUES (0684, 05, 'BA', 'Itagiba');<text:line-break/>INSERT INTO tb_cidades VALUES (0685, 05, 'BA', 'Itagimirim');<text:line-break/>INSERT INTO tb_cidades VALUES (0686, 05, 'BA', 'Itaguacu da Bahia');<text:line-break/>INSERT INTO tb_cidades VALUES (0687, 05, 'BA', 'Itaia');<text:line-break/>INSERT INTO tb_cidades VALUES (0688, 05, 'BA', 'Itaibo');<text:line-break/>INSERT INTO tb_cidades VALUES (0689, 05, 'BA', 'Itaipu');<text:line-break/>INSERT INTO tb_cidades VALUES (0690, 05, 'BA', 'Itaitu');<text:line-break/>INSERT INTO tb_cidades VALUES (0691, 05, 'BA', 'Itajai');<text:line-break/>INSERT INTO tb_cidades VALUES (0692, 05, 'BA', 'Itaju do Colonia');<text:line-break/>INSERT INTO tb_cidades VALUES (0693, 05, 'BA', 'Itajubaquara');<text:line-break/>INSERT INTO tb_cidades VALUES (0694, 05, 'BA', 'Itajuipe');<text:line-break/>INSERT INTO tb_cidades VALUES (0695, 05, 'BA', 'Itajuru');<text:line-break/>INSERT INTO tb_cidades VALUES (0696, 05, 'BA', 'Itamaraju');<text:line-break/>INSERT INTO tb_cidades VALUES (0697, 05, 'BA', 'Itamari');<text:line-break/>INSERT INTO tb_cidades VALUES (0698, 05, 'BA', 'Itambe');<text:line-break/>INSERT INTO tb_cidades VALUES (0699, 05, 'BA', 'Itamira');<text:line-break/>INSERT INTO tb_cidades VALUES (0700, 05, 'BA', 'Itamotinga');<text:line-break/>INSERT INTO tb_cidades VALUES (0701, 05, 'BA', 'Itanage');<text:line-break/>INSERT INTO tb_cidades VALUES (0702, 05, 'BA', 'Itanagra');<text:line-break/>INSERT INTO tb_cidades VALUES (0703, 05, 'BA', 'Itanhem');<text:line-break/>INSERT INTO tb_cidades VALUES (0704, 05, 'BA', 'Itanhi');<text:line-break/>INSERT INTO tb_cidades VALUES (0705, 05, 'BA', 'Itaparica');<text:line-break/>INSERT INTO tb_cidades VALUES (0706, 05, 'BA', 'Itape');<text:line-break/>INSERT INTO tb_cidades VALUES (0707, 05, 'BA', 'Itapebi');<text:line-break/>INSERT INTO tb_cidades VALUES (0708, 05, 'BA', 'Itapeipu');<text:line-break/>INSERT INTO tb_cidades VALUES (0709, 05, 'BA', 'Itapetinga');<text:line-break/>INSERT INTO tb_cidades VALUES (0710, 05, 'BA', 'Itapicuru');<text:line-break/>INSERT INTO tb_cidades VALUES (0711, 05, 'BA', 'Itapirema');<text:line-break/>INSERT INTO tb_cidades VALUES (0712, 05, 'BA', 'Itapitanga');<text:line-break/>INSERT INTO tb_cidades VALUES (0713, 05, 'BA', 'Itapora');<text:line-break/>INSERT INTO tb_cidades VALUES (0714, 05, 'BA', 'Itapura');<text:line-break/>INSERT INTO tb_cidades VALUES (0715, 05, 'BA', 'Itaquara');<text:line-break/>INSERT INTO tb_cidades VALUES (0716, 05, 'BA', 'Itaquarai');<text:line-break/>INSERT INTO tb_cidades VALUES (0717, 05, 'BA', 'Itarantim');<text:line-break/>INSERT INTO tb_cidades VALUES (0718, 05, 'BA', 'Itati');<text:line-break/>INSERT INTO tb_cidades VALUES (0719, 05, 'BA', 'Itatim');<text:line-break/>INSERT INTO tb_cidades VALUES (0720, 05, 'BA', 'Itatingui');<text:line-break/>INSERT INTO tb_cidades VALUES (0721, 05, 'BA', 'Itirucu');<text:line-break/>INSERT INTO tb_cidades VALUES (0722, 05, 'BA', 'Itiuba');<text:line-break/>INSERT INTO tb_cidades VALUES (0723, 05, 'BA', 'Itororo');<text:line-break/>INSERT INTO tb_cidades VALUES (0724, 05, 'BA', 'Ituacu');<text:line-break/>INSERT INTO tb_cidades VALUES (0725, 05, 'BA', 'Itubera');<text:line-break/>INSERT INTO tb_cidades VALUES (0726, 05, 'BA', 'Itupeva');<text:line-break/>INSERT INTO tb_cidades VALUES (0727, 05, 'BA', 'Iuiu');<text:line-break/>INSERT INTO tb_cidades VALUES (0728, 05, 'BA', 'Jaborandi');<text:line-break/>INSERT INTO tb_cidades VALUES (0729, 05, 'BA', 'Jacaraci');<text:line-break/>INSERT INTO tb_cidades VALUES (0730, 05, 'BA', 'Jacobina');<text:line-break/>INSERT INTO tb_cidades VALUES (0731, 05, 'BA', 'Jacu');<text:line-break/>INSERT INTO tb_cidades VALUES (0732, 05, 'BA', 'Jacuipe');<text:line-break/>INSERT INTO tb_cidades VALUES (0733, 05, 'BA', 'Jacuruna');<text:line-break/>INSERT INTO tb_cidades VALUES (0734, 05, 'BA', 'Jaguaquara');<text:line-break/><text:soft-page-break/>INSERT INTO tb_cidades VALUES (0735, 05, 'BA', 'Jaguara');<text:line-break/>INSERT INTO tb_cidades VALUES (0736, 05, 'BA', 'Jaguarari');<text:line-break/>INSERT INTO tb_cidades VALUES (0737, 05, 'BA', 'Jaguaripe');<text:line-break/>INSERT INTO tb_cidades VALUES (0738, 05, 'BA', 'Jaiba');<text:line-break/>INSERT INTO tb_cidades VALUES (0739, 05, 'BA', 'Jandaira');<text:line-break/>INSERT INTO tb_cidades VALUES (0740, 05, 'BA', 'Japomirim');<text:line-break/>INSERT INTO tb_cidades VALUES (0741, 05, 'BA', 'Japu');<text:line-break/>INSERT INTO tb_cidades VALUES (0742, 05, 'BA', 'Jaua');<text:line-break/>INSERT INTO tb_cidades VALUES (0743, 05, 'BA', 'Jequie');<text:line-break/>INSERT INTO tb_cidades VALUES (0744, 05, 'BA', 'Jequirica');<text:line-break/>INSERT INTO tb_cidades VALUES (0745, 05, 'BA', 'Jeremoabo');<text:line-break/>INSERT INTO tb_cidades VALUES (0746, 05, 'BA', 'Jiribatuba');<text:line-break/>INSERT INTO tb_cidades VALUES (0747, 05, 'BA', 'Jitauna');<text:line-break/>INSERT INTO tb_cidades VALUES (0748, 05, 'BA', 'Joao Amaro');<text:line-break/>INSERT INTO tb_cidades VALUES (0749, 05, 'BA', 'Joao Correia');<text:line-break/>INSERT INTO tb_cidades VALUES (0750, 05, 'BA', 'Joao Dourado');<text:line-break/>INSERT INTO tb_cidades VALUES (0751, 05, 'BA', 'Jose Goncalves');<text:line-break/>INSERT INTO tb_cidades VALUES (0752, 05, 'BA', 'Juacema');<text:line-break/>INSERT INTO tb_cidades VALUES (0753, 05, 'BA', 'Juazeiro');<text:line-break/>INSERT INTO tb_cidades VALUES (0754, 05, 'BA', 'Jucurucu');<text:line-break/>INSERT INTO tb_cidades VALUES (0755, 05, 'BA', 'Juerana');<text:line-break/>INSERT INTO tb_cidades VALUES (0756, 05, 'BA', 'Junco');<text:line-break/>INSERT INTO tb_cidades VALUES (0757, 05, 'BA', 'Jupagua');<text:line-break/>INSERT INTO tb_cidades VALUES (0758, 05, 'BA', 'Juraci');<text:line-break/>INSERT INTO tb_cidades VALUES (0759, 05, 'BA', 'Juremal');<text:line-break/>INSERT INTO tb_cidades VALUES (0760, 05, 'BA', 'Jussara');<text:line-break/>INSERT INTO tb_cidades VALUES (0761, 05, 'BA', 'Jussari');<text:line-break/>INSERT INTO tb_cidades VALUES (0762, 05, 'BA', 'Jussiape');<text:line-break/>INSERT INTO tb_cidades VALUES (0763, 05, 'BA', 'Km Sete');<text:line-break/>INSERT INTO tb_cidades VALUES (0764, 05, 'BA', 'Lafaiete Coutinho');<text:line-break/>INSERT INTO tb_cidades VALUES (0765, 05, 'BA', 'Lagoa Clara');<text:line-break/>INSERT INTO tb_cidades VALUES (0766, 05, 'BA', 'Lagoa de Melquiades');<text:line-break/>INSERT INTO tb_cidades VALUES (0767, 05, 'BA', 'Lagoa do Boi');<text:line-break/>INSERT INTO tb_cidades VALUES (0768, 05, 'BA', 'Lagoa Grande');<text:line-break/>INSERT INTO tb_cidades VALUES (0769, 05, 'BA', 'Lagoa Jose Luis');<text:line-break/>INSERT INTO tb_cidades VALUES (0770, 05, 'BA', 'Lagoa Preta');<text:line-break/>INSERT INTO tb_cidades VALUES (0771, 05, 'BA', 'Lagoa Real');<text:line-break/>INSERT INTO tb_cidades VALUES (0772, 05, 'BA', 'Laje');<text:line-break/>INSERT INTO tb_cidades VALUES (0773, 05, 'BA', 'Laje do Banco');<text:line-break/>INSERT INTO tb_cidades VALUES (0774, 05, 'BA', 'Lajedao');<text:line-break/>INSERT INTO tb_cidades VALUES (0775, 05, 'BA', 'Lajedinho');<text:line-break/>INSERT INTO tb_cidades VALUES (0776, 05, 'BA', 'Lajedo Alto');<text:line-break/>INSERT INTO tb_cidades VALUES (0777, 05, 'BA', 'Lajedo do Tabocal');<text:line-break/>INSERT INTO tb_cidades VALUES (0778, 05, 'BA', 'Lamarao');<text:line-break/>INSERT INTO tb_cidades VALUES (0779, 05, 'BA', 'Lamarao do Passe');<text:line-break/>INSERT INTO tb_cidades VALUES (0780, 05, 'BA', 'Lapao');<text:line-break/>INSERT INTO tb_cidades VALUES (0781, 05, 'BA', 'Largo');<text:line-break/>INSERT INTO tb_cidades VALUES (0782, 05, 'BA', 'Lauro de Freitas');<text:line-break/>INSERT INTO tb_cidades VALUES (0783, 05, 'BA', 'Lencois');<text:line-break/>INSERT INTO tb_cidades VALUES (0784, 05, 'BA', 'Licinio de Almeida');<text:line-break/>INSERT INTO tb_cidades VALUES (0785, 05, 'BA', 'Limoeiro do Bom Viver');<text:line-break/>INSERT INTO tb_cidades VALUES (0786, 05, 'BA', 'Livramento do Brumado');<text:line-break/><text:soft-page-break/>INSERT INTO tb_cidades VALUES (0787, 05, 'BA', 'Lucaia');<text:line-break/>INSERT INTO tb_cidades VALUES (0788, 05, 'BA', 'Luis Viana');<text:line-break/>INSERT INTO tb_cidades VALUES (0789, 05, 'BA', 'Lustosa');<text:line-break/>INSERT INTO tb_cidades VALUES (0790, 05, 'BA', 'Macajuba');<text:line-break/>INSERT INTO tb_cidades VALUES (0791, 05, 'BA', 'Macarani');<text:line-break/>INSERT INTO tb_cidades VALUES (0792, 05, 'BA', 'Macaubas');<text:line-break/>INSERT INTO tb_cidades VALUES (0793, 05, 'BA', 'Macurure');<text:line-break/>INSERT INTO tb_cidades VALUES (0794, 05, 'BA', 'Madre de Deus');<text:line-break/>INSERT INTO tb_cidades VALUES (0795, 05, 'BA', 'Maetinga');<text:line-break/>INSERT INTO tb_cidades VALUES (0796, 05, 'BA', 'Maiquinique');<text:line-break/>INSERT INTO tb_cidades VALUES (0797, 05, 'BA', 'Mairi');<text:line-break/>INSERT INTO tb_cidades</text:p>
      <text:p text:style-name="Standard"><text:s/>VALUES (0798, 05, 'BA', 'Malhada');<text:line-break/>INSERT INTO tb_cidades VALUES (0799, 05, 'BA', 'Malhada de Pedras');<text:line-break/>INSERT INTO tb_cidades VALUES (0800, 05, 'BA', 'Mandiroba');<text:line-break/>INSERT INTO tb_cidades VALUES (0801, 05, 'BA', 'Mangue Seco');<text:line-break/>INSERT INTO tb_cidades VALUES (0802, 05, 'BA', 'Maniacu');<text:line-break/>INSERT INTO tb_cidades VALUES (0803, 05, 'BA', 'Manoel Vitorino');<text:line-break/>INSERT INTO tb_cidades VALUES (0804, 05, 'BA', 'Mansidao');<text:line-break/>INSERT INTO tb_cidades VALUES (0805, 05, 'BA', 'Mantiba');<text:line-break/>INSERT INTO tb_cidades VALUES (0806, 05, 'BA', 'Mar Grande');<text:line-break/>INSERT INTO tb_cidades VALUES (0807, 05, 'BA', 'Maracas');<text:line-break/>INSERT INTO tb_cidades VALUES (0808, 05, 'BA', 'Maragogipe');<text:line-break/>INSERT INTO tb_cidades VALUES (0809, 05, 'BA', 'Maragogipinho');<text:line-break/>INSERT INTO tb_cidades VALUES (0810, 05, 'BA', 'Marau');<text:line-break/>INSERT INTO tb_cidades VALUES (0811, 05, 'BA', 'Marcionilio Souza');<text:line-break/>INSERT INTO tb_cidades VALUES (0812, 05, 'BA', 'Marcolino Moura');<text:line-break/>INSERT INTO tb_cidades VALUES (0813, 05, 'BA', 'Maria Quiteria');<text:line-break/>INSERT INTO tb_cidades VALUES (0814, 05, 'BA', 'Maricoabo');<text:line-break/>INSERT INTO tb_cidades VALUES (0815, 05, 'BA', 'Mariquita');<text:line-break/>INSERT INTO tb_cidades VALUES (0816, 05, 'BA', 'Mascote');<text:line-break/>INSERT INTO tb_cidades VALUES (0817, 05, 'BA', 'Massacara');<text:line-break/>INSERT INTO tb_cidades VALUES (0818, 05, 'BA', 'Massaroca');<text:line-break/>INSERT INTO tb_cidades VALUES (0819, 05, 'BA', 'Mata da Alianca');<text:line-break/>INSERT INTO tb_cidades VALUES (0820, 05, 'BA', 'Mata de Sao Joao');<text:line-break/>INSERT INTO tb_cidades VALUES (0821, 05, 'BA', 'Mataripe');<text:line-break/>INSERT INTO tb_cidades VALUES (0822, 05, 'BA', 'Matina');<text:line-break/>INSERT INTO tb_cidades VALUES (0823, 05, 'BA', 'Matinha');<text:line-break/>INSERT INTO tb_cidades VALUES (0824, 05, 'BA', 'Medeiros Neto');<text:line-break/>INSERT INTO tb_cidades VALUES (0825, 05, 'BA', 'Miguel Calmon');<text:line-break/>INSERT INTO tb_cidades VALUES (0826, 05, 'BA', 'Milagres');<text:line-break/>INSERT INTO tb_cidades VALUES (0827, 05, 'BA', 'Mimoso do Oeste');<text:line-break/>INSERT INTO tb_cidades VALUES (0828, 05, 'BA', 'Minas do Espirito Santo');<text:line-break/>INSERT INTO tb_cidades VALUES (0829, 05, 'BA', 'Minas do Mimoso');<text:line-break/>INSERT INTO tb_cidades VALUES (0830, 05, 'BA', 'Mirandela');<text:line-break/>INSERT INTO tb_cidades VALUES (0831, 05, 'BA', 'Miranga');<text:line-break/>INSERT INTO tb_cidades VALUES (0832, 05, 'BA', 'Mirangaba');<text:line-break/>INSERT INTO tb_cidades VALUES (0833, 05, 'BA', 'Mirante');<text:line-break/>INSERT INTO tb_cidades VALUES (0834, 05, 'BA', 'Mocambo');<text:line-break/>INSERT INTO tb_cidades VALUES (0835, 05, 'BA', 'Mogiquicaba');<text:line-break/>INSERT INTO tb_cidades VALUES (0836, 05, 'BA', 'Monte Cruzeiro');<text:line-break/>INSERT INTO tb_cidades VALUES (0837, 05, 'BA', 'Monte Gordo');<text:line-break/><text:soft-page-break/>INSERT INTO tb_cidades VALUES (0838, 05, 'BA', 'Monte Reconcavo');<text:line-break/>INSERT INTO tb_cidades VALUES (0839, 05, 'BA', 'Monte Santo');<text:line-break/>INSERT INTO tb_cidades VALUES (0840, 05, 'BA', 'Morpara');<text:line-break/>INSERT INTO tb_cidades VALUES (0841, 05, 'BA', 'Morrinhos');<text:line-break/>INSERT INTO tb_cidades VALUES (0842, 05, 'BA', 'Morro das Flores');<text:line-break/>INSERT INTO tb_cidades VALUES (0843, 05, 'BA', 'Morro de Sao Paulo');<text:line-break/>INSERT INTO tb_cidades VALUES (0844, 05, 'BA', 'Morro do Chapeu');<text:line-break/>INSERT INTO tb_cidades VALUES (0845, 05, 'BA', 'Mortugaba');<text:line-break/>INSERT INTO tb_cidades VALUES (0846, 05, 'BA', 'Mucuge');<text:line-break/>INSERT INTO tb_cidades VALUES (0847, 05, 'BA', 'Mucuri');<text:line-break/>INSERT INTO tb_cidades VALUES (0848, 05, 'BA', 'Mulungu do Morro');<text:line-break/>INSERT INTO tb_cidades VALUES (0849, 05, 'BA', 'Mundo Novo');<text:line-break/>INSERT INTO tb_cidades VALUES (0850, 05, 'BA', 'Muniz Ferreira');<text:line-break/>INSERT INTO tb_cidades VALUES (0851, 05, 'BA', 'Muquem do Sao Francisco');<text:line-break/>INSERT INTO tb_cidades VALUES (0852, 05, 'BA', 'Muritiba');<text:line-break/>INSERT INTO tb_cidades VALUES (0853, 05, 'BA', 'Mutas');<text:line-break/>INSERT INTO tb_cidades VALUES (0854, 05, 'BA', 'Mutuipe');<text:line-break/>INSERT INTO tb_cidades VALUES (0855, 05, 'BA', 'Nage');<text:line-break/>INSERT INTO tb_cidades VALUES (0856, 05, 'BA', 'Narandiba');<text:line-break/>INSERT INTO tb_cidades VALUES (0857, 05, 'BA', 'Nazare');<text:line-break/>INSERT INTO tb_cidades VALUES (0858, 05, 'BA', 'Nilo Pecanha');<text:line-break/>INSERT INTO tb_cidades VALUES (0859, 05, 'BA', 'Nordestina');<text:line-break/>INSERT INTO tb_cidades VALUES (0860, 05, 'BA', 'Nova Alegria');<text:line-break/>INSERT INTO tb_cidades VALUES (0861, 05, 'BA', 'Nova Brasilia');<text:line-break/>INSERT INTO tb_cidades VALUES (0862, 05, 'BA', 'Nova Canaa');<text:line-break/>INSERT INTO tb_cidades VALUES (0863, 05, 'BA', 'Nova Fatima');<text:line-break/>INSERT INTO tb_cidades VALUES (0864, 05, 'BA', 'Nova Ibia');<text:line-break/>INSERT INTO tb_cidades VALUES (0865, 05, 'BA', 'Nova Itaipe');<text:line-break/>INSERT INTO tb_cidades VALUES (0866, 05, 'BA', 'Nova Itarana');<text:line-break/>INSERT INTO tb_cidades VALUES (0867, 05, 'BA', 'Nova Lidice');<text:line-break/>INSERT INTO tb_cidades VALUES (0868, 05, 'BA', 'Nova Redencao');<text:line-break/>INSERT INTO tb_cidades VALUES (0869, 05, 'BA', 'Nova Soure');<text:line-break/>INSERT INTO tb_cidades VALUES (0870, 05, 'BA', 'Nova Vicosa');<text:line-break/>INSERT INTO tb_cidades VALUES (0871, 05, 'BA', 'Novo Acre');<text:line-break/>INSERT INTO tb_cidades VALUES (0872, 05, 'BA', 'Novo Horizonte');<text:line-break/>INSERT INTO tb_cidades VALUES (0873, 05, 'BA', 'Novo Triunfo');<text:line-break/>INSERT INTO tb_cidades VALUES (0874, 05, 'BA', 'Nucleo Residencial Pilar');<text:line-break/>INSERT INTO tb_cidades VALUES (0875, 05, 'BA', 'Nuguacu');<text:line-break/>INSERT INTO tb_cidades VALUES (0876, 05, 'BA', 'Olhos D''agua Do Seco');<text:line-break/>INSERT INTO tb_cidades VALUES (0877, 05, 'BA', 'Olhos D''agua Do Serafim');<text:line-break/>INSERT INTO tb_cidades VALUES (0878, 05, 'BA', 'Olindina');<text:line-break/>INSERT INTO tb_cidades VALUES (0879, 05, 'BA', 'Oliveira dos Brejinhos');<text:line-break/>INSERT INTO tb_cidades VALUES (0880, 05, 'BA', 'Olivenca');<text:line-break/>INSERT INTO tb_cidades VALUES (0881, 05, 'BA', 'Onha');<text:line-break/>INSERT INTO tb_cidades VALUES (0882, 05, 'BA', 'Oriente Novo');<text:line-break/>INSERT INTO tb_cidades VALUES (0883, 05, 'BA', 'Ouricana');<text:line-break/>INSERT INTO tb_cidades VALUES (0884, 05, 'BA', 'Ouricangas');<text:line-break/>INSERT INTO tb_cidades VALUES (0885, 05, 'BA', 'Ouricuri do Ouro');<text:line-break/>INSERT INTO tb_cidades VALUES (0886, 05, 'BA', 'Ourolandia');<text:line-break/>INSERT INTO tb_cidades VALUES (0887, 05, 'BA', 'Outeiro Redondo');<text:line-break/>INSERT INTO tb_cidades VALUES (0888, 05, 'BA', 'Paiol');<text:line-break/>INSERT INTO tb_cidades VALUES (0889, 05, 'BA', 'Pajeu do Vento');<text:line-break/><text:soft-page-break/>INSERT INTO tb_cidades VALUES (0890, 05, 'BA', 'Palame');<text:line-break/>INSERT INTO tb_cidades VALUES (0891, 05, 'BA', 'Palmas de Monte Alto');<text:line-break/>INSERT INTO tb_cidades VALUES (0892, 05, 'BA', 'Palmeiras');<text:line-break/>INSERT INTO tb_cidades VALUES (0893, 05, 'BA', 'Parafuso');<text:line-break/>INSERT INTO tb_cidades VALUES (0894, 05, 'BA', 'Paramirim');<text:line-break/>INSERT INTO tb_cidades VALUES (0895, 05, 'BA', 'Parateca');<text:line-break/>INSERT INTO tb_cidades VALUES (0896, 05, 'BA', 'Paratinga');<text:line-break/>INSERT INTO tb_cidades VALUES (0897, 05, 'BA', 'Paripiranga');<text:line-break/>INSERT INTO tb_cidades VALUES (0898, 05, 'BA', 'Pataiba');<text:line-break/>INSERT INTO tb_cidades VALUES (0899, 05, 'BA', 'Patamute');<text:line-break/>INSERT INTO tb_cidades VALUES (0900, 05, 'BA', 'Pau A Pique');<text:line-break/>INSERT INTO tb_cidades VALUES (0901, 05, 'BA', 'Pau Brasil');<text:line-break/>INSERT INTO tb_cidades VALUES (0902, 05, 'BA', 'Paulo Afonso');<text:line-break/>INSERT INTO tb_cidades VALUES (0903, 05, 'BA', 'Pe de Serra');<text:line-break/>INSERT INTO tb_cidades VALUES (0904, 05, 'BA', 'Pedrao');<text:line-break/>INSERT INTO tb_cidades VALUES (0905, 05, 'BA', 'Pedras Altas do Mirim');<text:line-break/>INSERT INTO tb_cidades VALUES (0906, 05, 'BA', 'Pedro Alexandre');<text:line-break/>INSERT INTO tb_cidades VALUES (0907, 05, 'BA', 'Peixe');<text:line-break/>INSERT INTO tb_cidades VALUES (0908, 05, 'BA', 'Petim');<text:line-break/>INSERT INTO tb_cidades VALUES (0909, 05, 'BA', 'Piabanha');<text:line-break/>INSERT INTO tb_cidades VALUES (0910, 05, 'BA', 'Piata');<text:line-break/>INSERT INTO tb_cidades VALUES (0911, 05, 'BA', 'Picarrao');<text:line-break/>INSERT INTO tb_cidades VALUES (0912, 05, 'BA', 'Pilao Arcado');<text:line-break/>INSERT INTO tb_cidades VALUES (0913, 05, 'BA', 'Pimenteira');<text:line-break/>INSERT INTO tb_cidades VALUES (0914, 05, 'BA', 'Pindai');<text:line-break/>INSERT INTO tb_cidades VALUES (0915, 05, 'BA', 'Pindobacu');<text:line-break/>INSERT INTO tb_cidades VALUES (0916, 05, 'BA', 'Pinhoes');<text:line-break/>INSERT INTO tb_cidades VALUES (0917, 05, 'BA', 'Pintadas');<text:line-break/>INSERT INTO tb_cidades VALUES (0918, 05, 'BA', 'Piragi');<text:line-break/>INSERT INTO tb_cidades VALUES (0919, 05, 'BA', 'Pirai do Norte');<text:line-break/>INSERT INTO tb_cidades VALUES (0920, 05, 'BA', 'Piraja');<text:line-break/>INSERT INTO tb_cidades VALUES (0921, 05, 'BA', 'Pirajuia');<text:line-break/>INSERT INTO tb_cidades VALUES (0922, 05, 'BA', 'Piri');<text:line-break/>INSERT INTO tb_cidades VALUES (0923, 05, 'BA', 'Piripa');<text:line-break/>INSERT INTO tb_cidades VALUES (0924, 05, 'BA', 'Piritiba');<text:line-break/>INSERT INTO tb_cidades VALUES (0925, 05, 'BA', 'Pituba');<text:line-break/>INSERT INTO tb_cidades VALUES (0926, 05, 'BA', 'Planaltino');<text:line-break/>INSERT INTO tb_cidades VALUES (0927, 05, 'BA', 'Planalto');<text:line-break/>INSERT INTO tb_cidades VALUES (0928, 05, 'BA', 'Poco Central');<text:line-break/>INSERT INTO tb_cidades VALUES (0929, 05, 'BA', 'Poco de Fora');<text:line-break/>INSERT INTO tb_cidades VALUES (0930, 05, 'BA', 'Pocoes');<text:line-break/>INSERT INTO tb_cidades VALUES (0931, 05, 'BA', 'Pocos');<text:line-break/>INSERT INTO tb_cidades VALUES (0932, 05, 'BA', 'Pojuca');<text:line-break/>INSERT INTO tb_cidades VALUES (0933, 05, 'BA', 'Polo Petroquimico de Camacari');<text:line-break/>INSERT INTO tb_cidades VALUES (0934, 05, 'BA', 'Ponta da Areia');<text:line-break/>INSERT INTO tb_cidades VALUES (0935, 05, 'BA', 'Ponto Novo');<text:line-break/>INSERT INTO tb_cidades VALUES (0936, 05, 'BA', 'Porto Novo');<text:line-break/>INSERT INTO tb_cidades VALUES (0937, 05, 'BA', 'Porto Seguro');<text:line-break/>INSERT INTO tb_cidades VALUES (0938, 05, 'BA', 'Posto da Mata');<text:line-break/>INSERT INTO tb_cidades VALUES (0939, 05, 'BA', 'Potiragua');<text:line-break/>INSERT INTO tb_cidades VALUES (0940, 05, 'BA', 'Poxim do Sul');<text:line-break/>INSERT INTO tb_cidades VALUES (0941, 05, 'BA', 'Prado');<text:line-break/><text:soft-page-break/>INSERT INTO tb_cidades VALUES (0942, 05, 'BA', 'Presidente Dutra');<text:line-break/>INSERT INTO tb_cidades VALUES (0943, 05, 'BA', 'Presidente Janio Quadros');<text:line-break/>INSERT INTO tb_cidades VALUES (0944, 05, 'BA', 'Presidente Tancredo Neves');<text:line-break/>INSERT INTO tb_cidades VALUES (0945, 05, 'BA', 'Prevenido');<text:line-break/>INSERT INTO tb_cidades VALUES (0946, 05, 'BA', 'Quaracu');<text:line-break/>INSERT INTO tb_cidades VALUES (0947, 05, 'BA', 'Queimadas');<text:line-break/>INSERT INTO tb_cidades VALUES (0948, 05, 'BA', 'Quijingue');<text:line-break/>INSERT INTO tb_cidades VALUES (0949, 05, 'BA', 'Quixaba');<text:line-break/>INSERT INTO tb_cidades VALUES (0950, 05, 'BA', 'Quixabeira');<text:line-break/>INSERT INTO tb_cidades VALUES (0951, 05, 'BA', 'Rafael Jambeiro');<text:line-break/>INSERT INTO tb_cidades VALUES (0952, 05, 'BA', 'Recife');<text:line-break/>INSERT INTO tb_cidades VALUES (0953, 05, 'BA', 'Remanso');<text:line-break/>INSERT INTO tb_cidades VALUES (0954, 05, 'BA', 'Remedios');<text:line-break/>INSERT INTO tb_cidades VALUES (0955, 05, 'BA', 'Retirolandia');<text:line-break/>INSERT INTO tb_cidades</text:p>
      <text:p text:style-name="Standard"><text:s/>VALUES (0956, 05, 'BA', 'Riachao das Neves');<text:line-break/>INSERT INTO tb_cidades VALUES (0957, 05, 'BA', 'Riachao do Jacuipe');<text:line-break/>INSERT INTO tb_cidades VALUES (0958, 05, 'BA', 'Riachao do Utinga');<text:line-break/>INSERT INTO tb_cidades VALUES (0959, 05, 'BA', 'Riacho da Guia');<text:line-break/>INSERT INTO tb_cidades VALUES (0960, 05, 'BA', 'Riacho de Santana');<text:line-break/>INSERT INTO tb_cidades VALUES (0961, 05, 'BA', 'Riacho Seco');<text:line-break/>INSERT INTO tb_cidades VALUES (0962, 05, 'BA', 'Ribeira do Amparo');<text:line-break/>INSERT INTO tb_cidades VALUES (0963, 05, 'BA', 'Ribeira do Pombal');<text:line-break/>INSERT INTO tb_cidades VALUES (0964, 05, 'BA', 'Ribeirao do Largo');<text:line-break/>INSERT INTO tb_cidades VALUES (0965, 05, 'BA', 'Ribeirao do Salto');<text:line-break/>INSERT INTO tb_cidades VALUES (0966, 05, 'BA', 'Rio da Dona');<text:line-break/>INSERT INTO tb_cidades VALUES (0967, 05, 'BA', 'Rio de Contas');<text:line-break/>INSERT INTO tb_cidades VALUES (0968, 05, 'BA', 'Rio do Antonio');<text:line-break/>INSERT INTO tb_cidades VALUES (0969, 05, 'BA', 'Rio do Braco');<text:line-break/>INSERT INTO tb_cidades VALUES (0970, 05, 'BA', 'Rio do Meio');<text:line-break/>INSERT INTO tb_cidades VALUES (0971, 05, 'BA', 'Rio do Pires');<text:line-break/>INSERT INTO tb_cidades VALUES (0972, 05, 'BA', 'Rio Fundo');<text:line-break/>INSERT INTO tb_cidades VALUES (0973, 05, 'BA', 'Rio Real');<text:line-break/>INSERT INTO tb_cidades VALUES (0974, 05, 'BA', 'Rodelas');<text:line-break/>INSERT INTO tb_cidades VALUES (0975, 05, 'BA', 'Ruy Barbosa');<text:line-break/>INSERT INTO tb_cidades VALUES (0976, 05, 'BA', 'Saldanha');<text:line-break/>INSERT INTO tb_cidades VALUES (0977, 05, 'BA', 'Salgadalia');<text:line-break/>INSERT INTO tb_cidades VALUES (0978, 05, 'BA', 'Salinas da Margarida');<text:line-break/>INSERT INTO tb_cidades VALUES (0979, 05, 'BA', 'Salobrinho');<text:line-break/>INSERT INTO tb_cidades VALUES (0980, 05, 'BA', 'Salobro');<text:line-break/>INSERT INTO tb_cidades VALUES (0981, 05, 'BA', 'Salvador');<text:line-break/>INSERT INTO tb_cidades VALUES (0982, 05, 'BA', 'Sambaiba');<text:line-break/>INSERT INTO tb_cidades VALUES (0983, 05, 'BA', 'Santa Barbara');<text:line-break/>INSERT INTO tb_cidades VALUES (0984, 05, 'BA', 'Santa Brigida');<text:line-break/>INSERT INTO tb_cidades VALUES (0985, 05, 'BA', 'Santa Cruz Cabralia');<text:line-break/>INSERT INTO tb_cidades VALUES (0986, 05, 'BA', 'Santa Cruz da Vitoria');<text:line-break/>INSERT INTO tb_cidades VALUES (0987, 05, 'BA', 'Santa Ines');<text:line-break/>INSERT INTO tb_cidades VALUES (0988, 05, 'BA', 'Santa Luzia');<text:line-break/>INSERT INTO tb_cidades VALUES (0989, 05, 'BA', 'Santa Maria da Vitoria');<text:line-break/>INSERT INTO tb_cidades VALUES (0990, 05, 'BA', 'Santa Rita de Cassia');<text:line-break/>INSERT INTO tb_cidades VALUES (0991, 05, 'BA', 'Santa Terezinha');<text:line-break/>INSERT INTO tb_cidades VALUES (0992, 05, 'BA', 'Santaluz');<text:line-break/><text:soft-page-break/>INSERT INTO tb_cidades VALUES (0993, 05, 'BA', 'Santana');<text:line-break/>INSERT INTO tb_cidades VALUES (0994, 05, 'BA', 'Santana do Sobrado');<text:line-break/>INSERT INTO tb_cidades VALUES (0995, 05, 'BA', 'Santanopolis');<text:line-break/>INSERT INTO tb_cidades VALUES (0996, 05, 'BA', 'Santiago do Iguape');<text:line-break/>INSERT INTO tb_cidades VALUES (0997, 05, 'BA', 'Santo Amaro');<text:line-break/>INSERT INTO tb_cidades VALUES (0998, 05, 'BA', 'Santo Antonio de Barcelona');<text:line-break/>INSERT INTO tb_cidades VALUES (0999, 05, 'BA', 'Santo Antonio de Jesus');<text:line-break/>INSERT INTO tb_cidades VALUES (1000, 05, 'BA', 'Santo Estevao');<text:line-break/>INSERT INTO tb_cidades VALUES (1001, 05, 'BA', 'Santo Inacio');<text:line-break/>INSERT INTO tb_cidades VALUES (1002, 05, 'BA', 'Sao Desiderio');<text:line-break/>INSERT INTO tb_cidades VALUES (1003, 05, 'BA', 'Sao Domingos');<text:line-break/>INSERT INTO tb_cidades VALUES (1004, 05, 'BA', 'Sao Felipe');<text:line-break/>INSERT INTO tb_cidades VALUES (1005, 05, 'BA', 'Sao Felix');<text:line-break/>INSERT INTO tb_cidades VALUES (1006, 05, 'BA', 'Sao Felix do Coribe');<text:line-break/>INSERT INTO tb_cidades VALUES (1007, 05, 'BA', 'Sao Francisco do Conde');<text:line-break/>INSERT INTO tb_cidades VALUES (1008, 05, 'BA', 'Sao Gabriel');<text:line-break/>INSERT INTO tb_cidades VALUES (1009, 05, 'BA', 'Sao Goncalo dos Campos');<text:line-break/>INSERT INTO tb_cidades VALUES (1010, 05, 'BA', 'Sao Joao da Fortaleza');<text:line-break/>INSERT INTO tb_cidades VALUES (1011, 05, 'BA', 'Sao Joao da Vitoria');<text:line-break/>INSERT INTO tb_cidades VALUES (1012, 05, 'BA', 'Sao Jose da Vitoria');<text:line-break/>INSERT INTO tb_cidades VALUES (1013, 05, 'BA', 'Sao Jose do Colonia');<text:line-break/>INSERT INTO tb_cidades VALUES (1014, 05, 'BA', 'Sao Jose do Jacuipe');<text:line-break/>INSERT INTO tb_cidades VALUES (1015, 05, 'BA', 'Sao Jose do Prado');<text:line-break/>INSERT INTO tb_cidades VALUES (1016, 05, 'BA', 'Sao Jose do Rio Grande');<text:line-break/>INSERT INTO tb_cidades VALUES (1017, 05, 'BA', 'Sao Miguel das Matas');<text:line-break/>INSERT INTO tb_cidades VALUES (1018, 05, 'BA', 'Sao Paulinho');<text:line-break/>INSERT INTO tb_cidades VALUES (1019, 05, 'BA', 'Sao Roque do Paraguacu');<text:line-break/>INSERT INTO tb_cidades VALUES (1020, 05, 'BA', 'Sao Sebastiao do Passe');<text:line-break/>INSERT INTO tb_cidades VALUES (1021, 05, 'BA', 'Sao Timoteo');<text:line-break/>INSERT INTO tb_cidades VALUES (1022, 05, 'BA', 'Sapeacu');<text:line-break/>INSERT INTO tb_cidades VALUES (1023, 05, 'BA', 'Satiro Dias');<text:line-break/>INSERT INTO tb_cidades VALUES (1024, 05, 'BA', 'Saubara');<text:line-break/>INSERT INTO tb_cidades VALUES (1025, 05, 'BA', 'Saudavel');<text:line-break/>INSERT INTO tb_cidades VALUES (1026, 05, 'BA', 'Saude');<text:line-break/>INSERT INTO tb_cidades VALUES (1027, 05, 'BA', 'Seabra');<text:line-break/>INSERT INTO tb_cidades VALUES (1028, 05, 'BA', 'Sebastiao Laranjeiras');<text:line-break/>INSERT INTO tb_cidades VALUES (1029, 05, 'BA', 'Senhor do Bonfim');<text:line-break/>INSERT INTO tb_cidades VALUES (1030, 05, 'BA', 'Sento Se');<text:line-break/>INSERT INTO tb_cidades VALUES (1031, 05, 'BA', 'Sergi');<text:line-break/>INSERT INTO tb_cidades VALUES (1032, 05, 'BA', 'Serra da Canabrava');<text:line-break/>INSERT INTO tb_cidades VALUES (1033, 05, 'BA', 'Serra do Ramalho');<text:line-break/>INSERT INTO tb_cidades VALUES (1034, 05, 'BA', 'Serra Dourada');<text:line-break/>INSERT INTO tb_cidades VALUES (1035, 05, 'BA', 'Serra Grande');<text:line-break/>INSERT INTO tb_cidades VALUES (1036, 05, 'BA', 'Serra Preta');<text:line-break/>INSERT INTO tb_cidades VALUES (1037, 05, 'BA', 'Serrinha');<text:line-break/>INSERT INTO tb_cidades VALUES (1038, 05, 'BA', 'Serrolandia');<text:line-break/>INSERT INTO tb_cidades VALUES (1039, 05, 'BA', 'Simoes Filho');<text:line-break/>INSERT INTO tb_cidades VALUES (1040, 05, 'BA', 'Sitio da Barauna');<text:line-break/>INSERT INTO tb_cidades VALUES (1041, 05, 'BA', 'Sitio do Mato');<text:line-break/>INSERT INTO tb_cidades VALUES (1042, 05, 'BA', 'Sitio do Meio');<text:line-break/>INSERT INTO tb_cidades VALUES (1043, 05, 'BA', 'Sitio do Quinto');<text:line-break/>INSERT INTO tb_cidades VALUES (1044, 05, 'BA', 'Sitio Grande');<text:line-break/><text:soft-page-break/>INSERT INTO tb_cidades VALUES (1045, 05, 'BA', 'Sitio Novo');<text:line-break/>INSERT INTO tb_cidades VALUES (1046, 05, 'BA', 'Soares');<text:line-break/>INSERT INTO tb_cidades VALUES (1047, 05, 'BA', 'Sobradinho');<text:line-break/>INSERT INTO tb_cidades VALUES (1048, 05, 'BA', 'Souto Soares');<text:line-break/>INSERT INTO tb_cidades VALUES (1049, 05, 'BA', 'Subauma');<text:line-break/>INSERT INTO tb_cidades VALUES (1050, 05, 'BA', 'Sussuarana');<text:line-break/>INSERT INTO tb_cidades VALUES (1051, 05, 'BA', 'Tabocas do Brejo Velho');<text:line-break/>INSERT INTO tb_cidades VALUES (1052, 05, 'BA', 'Taboleiro do Castro');<text:line-break/>INSERT INTO tb_cidades VALUES (1053, 05, 'BA', 'Taboquinhas');<text:line-break/>INSERT INTO tb_cidades VALUES (1054, 05, 'BA', 'Tagua');<text:line-break/>INSERT INTO tb_cidades VALUES (1055, 05, 'BA', 'Tamburil');<text:line-break/>INSERT INTO tb_cidades VALUES (1056, 05, 'BA', 'Tanhacu');<text:line-break/>INSERT INTO tb_cidades VALUES (1057, 05, 'BA', 'Tanque Novo');<text:line-break/>INSERT INTO tb_cidades VALUES (1058, 05, 'BA', 'Tanquinho');<text:line-break/>INSERT INTO tb_cidades VALUES (1059, 05, 'BA', 'Tanquinho do Poco');<text:line-break/>INSERT INTO tb_cidades VALUES (1060, 05, 'BA', 'Taperoa');<text:line-break/>INSERT INTO tb_cidades VALUES (1061, 05, 'BA', 'Tapiraipe');<text:line-break/>INSERT INTO tb_cidades VALUES (1062, 05, 'BA', 'Tapirama');<text:line-break/>INSERT INTO tb_cidades VALUES (1063, 05, 'BA', 'Tapiramuta');<text:line-break/>INSERT INTO tb_cidades VALUES (1064, 05, 'BA', 'Tapiranga');<text:line-break/>INSERT INTO tb_cidades VALUES (1065, 05, 'BA', 'Tapuia');<text:line-break/>INSERT INTO tb_cidades VALUES (1066, 05, 'BA', 'Taquarendi');<text:line-break/>INSERT INTO tb_cidades VALUES (1067, 05, 'BA', 'Taquarinha');<text:line-break/>INSERT INTO tb_cidades VALUES (1068, 05, 'BA', 'Tartaruga');<text:line-break/>INSERT INTO tb_cidades VALUES (1069, 05, 'BA', 'Tauape');<text:line-break/>INSERT INTO tb_cidades VALUES (1070, 05, 'BA', 'Teixeira de Freitas');<text:line-break/>INSERT INTO tb_cidades VALUES (1071, 05, 'BA', 'Teodoro Sampaio');<text:line-break/>INSERT INTO tb_cidades VALUES (1072, 05, 'BA', 'Teofilandia');<text:line-break/>INSERT INTO tb_cidades VALUES (1073, 05, 'BA', 'Teolandia');<text:line-break/>INSERT INTO tb_cidades VALUES (1074, 05, 'BA', 'Terra Nova');<text:line-break/>INSERT INTO tb_cidades VALUES (1075, 05, 'BA', 'Tijuacu');<text:line-break/>INSERT INTO tb_cidades VALUES (1076, 05, 'BA', 'Tiquarucu');<text:line-break/>INSERT INTO tb_cidades VALUES (1077, 05, 'BA', 'Tremedal');<text:line-break/>INSERT INTO tb_cidades VALUES (1078, 05, 'BA', 'Triunfo do Sincora');<text:line-break/>INSERT INTO tb_cidades VALUES (1079, 05, 'BA', 'Tucano');<text:line-break/>INSERT INTO tb_cidades VALUES (1080, 05, 'BA', 'Uaua');<text:line-break/>INSERT INTO tb_cidades VALUES (1081, 05, 'BA', 'Ubaira');<text:line-break/>INSERT INTO tb_cidades VALUES (1082, 05, 'BA', 'Ubaitaba');<text:line-break/>INSERT INTO tb_cidades VALUES (1083, 05, 'BA', 'Ubata');<text:line-break/>INSERT INTO tb_cidades VALUES (1084, 05, 'BA', 'Ubiracaba');<text:line-break/>INSERT INTO tb_cidades VALUES (1085, 05, 'BA', 'Ubiraita');<text:line-break/>INSERT INTO tb_cidades VALUES (1086, 05, 'BA', 'Uibai');<text:line-break/>INSERT INTO tb_cidades VALUES (1087, 05, 'BA', 'Umburanas');<text:line-break/>INSERT INTO tb_cidades VALUES (1088, 05, 'BA', 'Umbuzeiro');<text:line-break/>INSERT INTO tb_cidades VALUES (1089, 05, 'BA', 'Una');<text:line-break/>INSERT INTO tb_cidades VALUES (1090, 05, 'BA', 'Urandi');<text:line-break/>INSERT INTO tb_cidades VALUES (1091, 05, 'BA', 'Urucuca');<text:line-break/>INSERT INTO tb_cidades VALUES (1092, 05, 'BA', 'Utinga');<text:line-break/>INSERT INTO tb_cidades VALUES (1093, 05, 'BA', 'Vale Verde');<text:line-break/>INSERT INTO tb_cidades VALUES (1094, 05, 'BA', 'Valenca');<text:line-break/>INSERT INTO tb_cidades VALUES (1095, 05, 'BA', 'Valente');<text:line-break/>INSERT INTO tb_cidades VALUES (1096, 05, 'BA', 'Varzea da Roca');<text:line-break/><text:soft-page-break/>INSERT INTO tb_cidades VALUES (1097, 05, 'BA', 'Varzea do Caldas');<text:line-break/>INSERT INTO tb_cidades VALUES (1098, 05, 'BA', 'Varzea do Cerco');<text:line-break/>INSERT INTO tb_cidades VALUES (1099, 05, 'BA', 'Varzea do Poco');<text:line-break/>INSERT INTO tb_cidades VALUES (1100, 05, 'BA', 'Varzea Nova');<text:line-break/>INSERT INTO tb_cidades VALUES (1101, 05, 'BA', 'Varzeas');<text:line-break/>INSERT INTO tb_cidades VALUES (1102, 05, 'BA', 'Varzedo');<text:line-break/>INSERT INTO tb_cidades VALUES (1103, 05, 'BA', 'Velha Boipeba');<text:line-break/>INSERT INTO tb_cidades VALUES (1104, 05, 'BA', 'Ventura');<text:line-break/>INSERT INTO tb_cidades VALUES (1105, 05, 'BA', 'Vera Cruz');<text:line-break/>INSERT INTO tb_cidades VALUES (1106, 05, 'BA', 'Vereda');<text:line-break/>INSERT INTO tb_cidades VALUES (1107, 05, 'BA', 'Vila do Cafe');<text:line-break/>INSERT INTO tb_cidades VALUES (1108, 05, 'BA', 'Vitoria da Conquista');<text:line-break/>INSERT INTO tb_cidades VALUES (1109, 05, 'BA', 'Volta Grande');<text:line-break/>INSERT INTO tb_cidades VALUES (1110, 05, 'BA',</text:p>
      <text:p text:style-name="Standard"><text:s/>'Wagner');<text:line-break/>INSERT INTO tb_cidades VALUES (1111, 05, 'BA', 'Wanderley');<text:line-break/>INSERT INTO tb_cidades VALUES (1112, 05, 'BA', 'Wenceslau Guimaraes');<text:line-break/>INSERT INTO tb_cidades VALUES (1113, 05, 'BA', 'Xique-xique');<text:line-break/>INSERT INTO tb_cidades VALUES (1114, 06, 'CE', 'Abaiara');<text:line-break/>INSERT INTO tb_cidades VALUES (1115, 06, 'CE', 'Abilio Martins');<text:line-break/>INSERT INTO tb_cidades VALUES (1116, 06, 'CE', 'Acarape');<text:line-break/>INSERT INTO tb_cidades VALUES (1117, 06, 'CE', 'Acarau');<text:line-break/>INSERT INTO tb_cidades VALUES (1118, 06, 'CE', 'Acopiara');<text:line-break/>INSERT INTO tb_cidades VALUES (1119, 06, 'CE', 'Adrianopolis');<text:line-break/>INSERT INTO tb_cidades VALUES (1120, 06, 'CE', 'Agua Verde');<text:line-break/>INSERT INTO tb_cidades VALUES (1121, 06, 'CE', 'Aguai');<text:line-break/>INSERT INTO tb_cidades VALUES (1122, 06, 'CE', 'Aiua');<text:line-break/>INSERT INTO tb_cidades VALUES (1123, 06, 'CE', 'Aiuaba');<text:line-break/>INSERT INTO tb_cidades VALUES (1124, 06, 'CE', 'Alagoinha');<text:line-break/>INSERT INTO tb_cidades VALUES (1125, 06, 'CE', 'Alcantaras');<text:line-break/>INSERT INTO tb_cidades VALUES (1126, 06, 'CE', 'Algodoes');<text:line-break/>INSERT INTO tb_cidades VALUES (1127, 06, 'CE', 'Almofala');<text:line-break/>INSERT INTO tb_cidades VALUES (1128, 06, 'CE', 'Altaneira');<text:line-break/>INSERT INTO tb_cidades VALUES (1129, 06, 'CE', 'Alto Santo');<text:line-break/>INSERT INTO tb_cidades VALUES (1130, 06, 'CE', 'Amanaiara');<text:line-break/>INSERT INTO tb_cidades VALUES (1131, 06, 'CE', 'Amanari');<text:line-break/>INSERT INTO tb_cidades VALUES (1132, 06, 'CE', 'Amaniutuba');<text:line-break/>INSERT INTO tb_cidades VALUES (1133, 06, 'CE', 'Amarelas');<text:line-break/>INSERT INTO tb_cidades VALUES (1134, 06, 'CE', 'Amaro');<text:line-break/>INSERT INTO tb_cidades VALUES (1135, 06, 'CE', 'America');<text:line-break/>INSERT INTO tb_cidades VALUES (1136, 06, 'CE', 'Amontada');<text:line-break/>INSERT INTO tb_cidades VALUES (1137, 06, 'CE', 'Anaua');<text:line-break/>INSERT INTO tb_cidades VALUES (1138, 06, 'CE', 'Aningas');<text:line-break/>INSERT INTO tb_cidades VALUES (1139, 06, 'CE', 'Anjinhos');<text:line-break/>INSERT INTO tb_cidades VALUES (1140, 06, 'CE', 'Antonina do Norte');<text:line-break/>INSERT INTO tb_cidades VALUES (1141, 06, 'CE', 'Antonio Bezerra');<text:line-break/>INSERT INTO tb_cidades VALUES (1142, 06, 'CE', 'Antonio Diogo');<text:line-break/>INSERT INTO tb_cidades VALUES (1143, 06, 'CE', 'Antonio Marques');<text:line-break/>INSERT INTO tb_cidades VALUES (1144, 06, 'CE', 'Aprazivel');<text:line-break/>INSERT INTO tb_cidades VALUES (1145, 06, 'CE', 'Apuiares');<text:line-break/>INSERT INTO tb_cidades VALUES (1146, 06, 'CE', 'Aquinopolis');<text:line-break/>INSERT INTO tb_cidades VALUES (1147, 06, 'CE', 'Aquiraz');<text:line-break/><text:soft-page-break/>INSERT INTO tb_cidades VALUES (1148, 06, 'CE', 'Aracas');<text:line-break/>INSERT INTO tb_cidades VALUES (1149, 06, 'CE', 'Aracati');<text:line-break/>INSERT INTO tb_cidades VALUES (1150, 06, 'CE', 'Aracatiacu');<text:line-break/>INSERT INTO tb_cidades VALUES (1151, 06, 'CE', 'Aracatiara');<text:line-break/>INSERT INTO tb_cidades VALUES (1152, 06, 'CE', 'Aracoiaba');<text:line-break/>INSERT INTO tb_cidades VALUES (1153, 06, 'CE', 'Arajara');<text:line-break/>INSERT INTO tb_cidades VALUES (1154, 06, 'CE', 'Aranau');<text:line-break/>INSERT INTO tb_cidades VALUES (1155, 06, 'CE', 'Arapa');<text:line-break/>INSERT INTO tb_cidades VALUES (1156, 06, 'CE', 'Arapari');<text:line-break/>INSERT INTO tb_cidades VALUES (1157, 06, 'CE', 'Araporanga');<text:line-break/>INSERT INTO tb_cidades VALUES (1158, 06, 'CE', 'Araquem');<text:line-break/>INSERT INTO tb_cidades VALUES (1159, 06, 'CE', 'Ararenda');<text:line-break/>INSERT INTO tb_cidades VALUES (1160, 06, 'CE', 'Araripe');<text:line-break/>INSERT INTO tb_cidades VALUES (1161, 06, 'CE', 'Ararius');<text:line-break/>INSERT INTO tb_cidades VALUES (1162, 06, 'CE', 'Aratama');<text:line-break/>INSERT INTO tb_cidades VALUES (1163, 06, 'CE', 'Araticum');<text:line-break/>INSERT INTO tb_cidades VALUES (1164, 06, 'CE', 'Aratuba');<text:line-break/>INSERT INTO tb_cidades VALUES (1165, 06, 'CE', 'Areial');<text:line-break/>INSERT INTO tb_cidades VALUES (1166, 06, 'CE', 'Ariscos dos Marianos');<text:line-break/>INSERT INTO tb_cidades VALUES (1167, 06, 'CE', 'Arneiroz');<text:line-break/>INSERT INTO tb_cidades VALUES (1168, 06, 'CE', 'Aroeiras');<text:line-break/>INSERT INTO tb_cidades VALUES (1169, 06, 'CE', 'Arrojado');<text:line-break/>INSERT INTO tb_cidades VALUES (1170, 06, 'CE', 'Aruaru');<text:line-break/>INSERT INTO tb_cidades VALUES (1171, 06, 'CE', 'Assare');<text:line-break/>INSERT INTO tb_cidades VALUES (1172, 06, 'CE', 'Assuncao');<text:line-break/>INSERT INTO tb_cidades VALUES (1173, 06, 'CE', 'Aurora');<text:line-break/>INSERT INTO tb_cidades VALUES (1174, 06, 'CE', 'Baixa Grande');<text:line-break/>INSERT INTO tb_cidades VALUES (1175, 06, 'CE', 'Baixio');<text:line-break/>INSERT INTO tb_cidades VALUES (1176, 06, 'CE', 'Baixio da Donana');<text:line-break/>INSERT INTO tb_cidades VALUES (1177, 06, 'CE', 'Banabuiu');<text:line-break/>INSERT INTO tb_cidades VALUES (1178, 06, 'CE', 'Bandeira');<text:line-break/>INSERT INTO tb_cidades VALUES (1179, 06, 'CE', 'Barao de Aquiraz');<text:line-break/>INSERT INTO tb_cidades VALUES (1180, 06, 'CE', 'Barbalha');<text:line-break/>INSERT INTO tb_cidades VALUES (1181, 06, 'CE', 'Barra');<text:line-break/>INSERT INTO tb_cidades VALUES (1182, 06, 'CE', 'Barra do Sotero');<text:line-break/>INSERT INTO tb_cidades VALUES (1183, 06, 'CE', 'Barra Nova');<text:line-break/>INSERT INTO tb_cidades VALUES (1184, 06, 'CE', 'Barreira');<text:line-break/>INSERT INTO tb_cidades VALUES (1185, 06, 'CE', 'Barreira dos Vianas');<text:line-break/>INSERT INTO tb_cidades VALUES (1186, 06, 'CE', 'Barreiras');<text:line-break/>INSERT INTO tb_cidades VALUES (1187, 06, 'CE', 'Barreiros');<text:line-break/>INSERT INTO tb_cidades VALUES (1188, 06, 'CE', 'Barrento');<text:line-break/>INSERT INTO tb_cidades VALUES (1189, 06, 'CE', 'Barro');<text:line-break/>INSERT INTO tb_cidades VALUES (1190, 06, 'CE', 'Barro Alto');<text:line-break/>INSERT INTO tb_cidades VALUES (1191, 06, 'CE', 'Barroquinha');<text:line-break/>INSERT INTO tb_cidades VALUES (1192, 06, 'CE', 'Baturite');<text:line-break/>INSERT INTO tb_cidades VALUES (1193, 06, 'CE', 'Bau');<text:line-break/>INSERT INTO tb_cidades VALUES (1194, 06, 'CE', 'Beberibe');<text:line-break/>INSERT INTO tb_cidades VALUES (1195, 06, 'CE', 'Bela Cruz');<text:line-break/>INSERT INTO tb_cidades VALUES (1196, 06, 'CE', 'Bela Vista');<text:line-break/>INSERT INTO tb_cidades VALUES (1197, 06, 'CE', 'Betania');<text:line-break/>INSERT INTO tb_cidades VALUES (1198, 06, 'CE', 'Bitupita');<text:line-break/>INSERT INTO tb_cidades VALUES (1199, 06, 'CE', 'Bixopa');<text:line-break/><text:soft-page-break/>INSERT INTO tb_cidades VALUES (1200, 06, 'CE', 'Boa Agua');<text:line-break/>INSERT INTO tb_cidades VALUES (1201, 06, 'CE', 'Boa Esperanca');<text:line-break/>INSERT INTO tb_cidades VALUES (1202, 06, 'CE', 'Boa Viagem');<text:line-break/>INSERT INTO tb_cidades VALUES (1203, 06, 'CE', 'Boa Vista');<text:line-break/>INSERT INTO tb_cidades VALUES (1204, 06, 'CE', 'Boa Vista do Caxitore');<text:line-break/>INSERT INTO tb_cidades VALUES (1205, 06, 'CE', 'Bonfim');<text:line-break/>INSERT INTO tb_cidades VALUES (1206, 06, 'CE', 'Bonhu');<text:line-break/>INSERT INTO tb_cidades VALUES (1207, 06, 'CE', 'Bonito');<text:line-break/>INSERT INTO tb_cidades VALUES (1208, 06, 'CE', 'Borges');<text:line-break/>INSERT INTO tb_cidades VALUES (1209, 06, 'CE', 'Brejinho');<text:line-break/>INSERT INTO tb_cidades VALUES (1210, 06, 'CE', 'Brejo Grande');<text:line-break/>INSERT INTO tb_cidades VALUES (1211, 06, 'CE', 'Brejo Santo');<text:line-break/>INSERT INTO tb_cidades VALUES (1212, 06, 'CE', 'Brotas');<text:line-break/>INSERT INTO tb_cidades VALUES (1213, 06, 'CE', 'Buritizal');<text:line-break/>INSERT INTO tb_cidades VALUES (1214, 06, 'CE', 'Buritizinho');<text:line-break/>INSERT INTO tb_cidades VALUES (1215, 06, 'CE', 'Cabreiro');<text:line-break/>INSERT INTO tb_cidades VALUES (1216, 06, 'CE', 'Cachoeira');<text:line-break/>INSERT INTO tb_cidades VALUES (1217, 06, 'CE', 'Cachoeira Grande');<text:line-break/>INSERT INTO tb_cidades VALUES (1218, 06, 'CE', 'Caicara');<text:line-break/>INSERT INTO tb_cidades VALUES (1219, 06, 'CE', 'Caicarinha');<text:line-break/>INSERT INTO tb_cidades VALUES (1220, 06, 'CE', 'Caio Prado');<text:line-break/>INSERT INTO tb_cidades VALUES (1221, 06, 'CE', 'Caioca');<text:line-break/>INSERT INTO tb_cidades VALUES (1222, 06, 'CE', 'Caipu');<text:line-break/>INSERT INTO tb_cidades VALUES (1223, 06, 'CE', 'Calabaca');<text:line-break/>INSERT INTO tb_cidades VALUES (1224, 06, 'CE', 'Caldeirao');<text:line-break/>INSERT INTO tb_cidades VALUES (1225, 06, 'CE', 'California');<text:line-break/>INSERT INTO tb_cidades VALUES (1226, 06, 'CE', 'Camara');<text:line-break/>INSERT INTO tb_cidades VALUES (1227, 06, 'CE', 'Camboas');<text:line-break/>INSERT INTO tb_cidades VALUES (1228, 06, 'CE', 'Camilos');<text:line-break/>INSERT INTO tb_cidades VALUES (1229, 06, 'CE', 'Camocim');<text:line-break/>INSERT INTO tb_cidades VALUES (1230, 06, 'CE', 'Campanario');<text:line-break/>INSERT INTO tb_cidades VALUES (1231, 06, 'CE', 'Campestre');<text:line-break/>INSERT INTO tb_cidades VALUES (1232, 06, 'CE', 'Campos Sales');<text:line-break/>INSERT INTO tb_cidades VALUES (1233, 06, 'CE', 'Canaan');<text:line-break/>INSERT INTO tb_cidades VALUES (1234, 06, 'CE', 'Canafistula');<text:line-break/>INSERT INTO tb_cidades VALUES (1235, 06, 'CE', 'Cangati');<text:line-break/>INSERT INTO tb_cidades VALUES (1236, 06, 'CE', 'Caninde');<text:line-break/>INSERT INTO tb_cidades VALUES (1237, 06, 'CE', 'Canindezinho');<text:line-break/>INSERT INTO tb_cidades VALUES (1238, 06, 'CE', 'Capistrano');<text:line-break/>INSERT INTO tb_cidades VALUES (1239, 06, 'CE', 'Caponga');<text:line-break/>INSERT INTO tb_cidades VALUES (1240, 06, 'CE', 'Caponga da Bernarda');<text:line-break/>INSERT INTO tb_cidades VALUES (1241, 06, 'CE', 'Caracara');<text:line-break/>INSERT INTO tb_cidades VALUES (1242, 06, 'CE', 'Caridade');<text:line-break/>INSERT INTO tb_cidades VALUES (1243, 06, 'CE', 'Carire');<text:line-break/>INSERT INTO tb_cidades VALUES (1244, 06, 'CE', 'Caririacu');<text:line-break/>INSERT INTO tb_cidades VALUES (1245, 06, 'CE', 'Carius');<text:line-break/>INSERT INTO tb_cidades VALUES (1246, 06, 'CE', 'Cariutaba');<text:line-break/>INSERT INTO tb_cidades VALUES (1247, 06, 'CE', 'Carmelopolis');<text:line-break/>INSERT INTO tb_cidades VALUES (1248, 06, 'CE', 'Carnaubal');<text:line-break/>INSERT INTO tb_cidades VALUES (1249, 06, 'CE', 'Carnaubas');<text:line-break/>INSERT INTO tb_cidades VALUES (1250, 06, 'CE', 'Carnaubinha');<text:line-break/>INSERT INTO tb_cidades VALUES (1251, 06, 'CE', 'Carquejo');<text:line-break/><text:soft-page-break/>INSERT INTO tb_cidades VALUES (1252, 06, 'CE', 'Carrapateiras');<text:line-break/>INSERT INTO tb_cidades VALUES (1253, 06, 'CE', 'Caruatai');<text:line-break/>INSERT INTO tb_cidades VALUES (1254, 06, 'CE', 'Carvalho');<text:line-break/>INSERT INTO tb_cidades VALUES (1255, 06, 'CE', 'Carvoeiro');<text:line-break/>INSERT INTO tb_cidades VALUES (1256, 06, 'CE', 'Cascavel');<text:line-break/>INSERT INTO tb_cidades VALUES (1257, 06, 'CE', 'Castanhao');<text:line-break/>INSERT INTO tb_cidades VALUES (1258, 06, 'CE', 'Catarina');<text:line-break/>INSERT INTO tb_cidades VALUES (1259, 06, 'CE', 'Catole');<text:line-break/>INSERT INTO tb_cidades VALUES (1260, 06, 'CE', 'Catuana');<text:line-break/>INSERT INTO tb_cidades VALUES (1261, 06, 'CE', 'Catunda');<text:line-break/>INSERT INTO tb_cidades VALUES (1262, 06, 'CE', 'Caucaia');<text:line-break/>INSERT INTO tb_cidades VALUES (1263, 06, 'CE', 'Caxitore');<text:line-break/>INSERT INTO tb_cidades VALUES (1264, 06, 'CE', 'Cedro');<text:line-break/>INSERT INTO tb_cidades VALUES (1265, 06, 'CE', 'Cemoaba');<text:line-break/>INSERT INTO tb_cidades VALUES (1266, 06, 'CE', 'Chaval');<text:line-break/>INSERT INTO tb_cidades VALUES (1267, 06, 'CE', 'Choro');<text:line-break/>INSERT INTO tb_cidades VALUES (1268, 06, 'CE', 'Chorozinho');<text:line-break/>INSERT INTO tb_cidades VALUES (1269, 06, 'CE', 'Cipo dos Anjos');<text:line-break/>INSERT INTO tb_cidades VALUES (1270, 06, 'CE', 'Cococi');<text:line-break/>INSERT INTO tb_cidades VALUES (1271, 06, 'CE', 'Codia');<text:line-break/>INSERT INTO tb_cidades VALUES (1272, 06, 'CE', 'Coite');<text:line-break/>INSERT INTO tb_cidades VALUES (1273, 06, 'CE',</text:p>
      <text:p text:style-name="Standard"><text:s/>'Colina');<text:line-break/>INSERT INTO tb_cidades VALUES (1274, 06, 'CE', 'Conceicao');<text:line-break/>INSERT INTO tb_cidades VALUES (1275, 06, 'CE', 'Coreau');<text:line-break/>INSERT INTO tb_cidades VALUES (1276, 06, 'CE', 'Corrego dos Fernandes');<text:line-break/>INSERT INTO tb_cidades VALUES (1277, 06, 'CE', 'Crateus');<text:line-break/>INSERT INTO tb_cidades VALUES (1278, 06, 'CE', 'Crato');<text:line-break/>INSERT INTO tb_cidades VALUES (1279, 06, 'CE', 'Crioulos');<text:line-break/>INSERT INTO tb_cidades VALUES (1280, 06, 'CE', 'Cristais');<text:line-break/>INSERT INTO tb_cidades VALUES (1281, 06, 'CE', 'Croata');<text:line-break/>INSERT INTO tb_cidades VALUES (1282, 06, 'CE', 'Cruxati');<text:line-break/>INSERT INTO tb_cidades VALUES (1283, 06, 'CE', 'Cruz');<text:line-break/>INSERT INTO tb_cidades VALUES (1284, 06, 'CE', 'Cruz de Pedra');<text:line-break/>INSERT INTO tb_cidades VALUES (1285, 06, 'CE', 'Cruzeirinho');<text:line-break/>INSERT INTO tb_cidades VALUES (1286, 06, 'CE', 'Cuncas');<text:line-break/>INSERT INTO tb_cidades VALUES (1287, 06, 'CE', 'Curatis');<text:line-break/>INSERT INTO tb_cidades VALUES (1288, 06, 'CE', 'Curupira');<text:line-break/>INSERT INTO tb_cidades VALUES (1289, 06, 'CE', 'Custodio');<text:line-break/>INSERT INTO tb_cidades VALUES (1290, 06, 'CE', 'Daniel de Queiros');<text:line-break/>INSERT INTO tb_cidades VALUES (1291, 06, 'CE', 'Delmiro Gouveia');<text:line-break/>INSERT INTO tb_cidades VALUES (1292, 06, 'CE', 'Deputado Irapuan Pinheiro');<text:line-break/>INSERT INTO tb_cidades VALUES (1293, 06, 'CE', 'Deserto');<text:line-break/>INSERT INTO tb_cidades VALUES (1294, 06, 'CE', 'Dom Leme');<text:line-break/>INSERT INTO tb_cidades VALUES (1295, 06, 'CE', 'Dom Mauricio');<text:line-break/>INSERT INTO tb_cidades VALUES (1296, 06, 'CE', 'Dom Quintino');<text:line-break/>INSERT INTO tb_cidades VALUES (1297, 06, 'CE', 'Domingos da Costa');<text:line-break/>INSERT INTO tb_cidades VALUES (1298, 06, 'CE', 'Donato');<text:line-break/>INSERT INTO tb_cidades VALUES (1299, 06, 'CE', 'Dourados');<text:line-break/>INSERT INTO tb_cidades VALUES (1300, 06, 'CE', 'Ebron');<text:line-break/>INSERT INTO tb_cidades VALUES (1301, 06, 'CE', 'Ema');<text:line-break/>INSERT INTO tb_cidades VALUES (1302, 06, 'CE', 'Ematuba');<text:line-break/><text:soft-page-break/>INSERT INTO tb_cidades VALUES (1303, 06, 'CE', 'Encantado');<text:line-break/>INSERT INTO tb_cidades VALUES (1304, 06, 'CE', 'Engenheiro Joao Tome');<text:line-break/>INSERT INTO tb_cidades VALUES (1305, 06, 'CE', 'Engenheiro Jose Lopes');<text:line-break/>INSERT INTO tb_cidades VALUES (1306, 06, 'CE', 'Engenho Velho');<text:line-break/>INSERT INTO tb_cidades VALUES (1307, 06, 'CE', 'Erere');<text:line-break/>INSERT INTO tb_cidades VALUES (1308, 06, 'CE', 'Espacinha');<text:line-break/>INSERT INTO tb_cidades VALUES (1309, 06, 'CE', 'Esperanca');<text:line-break/>INSERT INTO tb_cidades VALUES (1310, 06, 'CE', 'Espinho');<text:line-break/>INSERT INTO tb_cidades VALUES (1311, 06, 'CE', 'Eusebio');<text:line-break/>INSERT INTO tb_cidades VALUES (1312, 06, 'CE', 'Farias Brito');<text:line-break/>INSERT INTO tb_cidades VALUES (1313, 06, 'CE', 'Fatima');<text:line-break/>INSERT INTO tb_cidades VALUES (1314, 06, 'CE', 'Feiticeiro');<text:line-break/>INSERT INTO tb_cidades VALUES (1315, 06, 'CE', 'Feitosa');<text:line-break/>INSERT INTO tb_cidades VALUES (1316, 06, 'CE', 'Felizardo');<text:line-break/>INSERT INTO tb_cidades VALUES (1317, 06, 'CE', 'Flamengo');<text:line-break/>INSERT INTO tb_cidades VALUES (1318, 06, 'CE', 'Flores');<text:line-break/>INSERT INTO tb_cidades VALUES (1319, 06, 'CE', 'Forquilha');<text:line-break/>INSERT INTO tb_cidades VALUES (1320, 06, 'CE', 'Fortaleza');<text:line-break/>INSERT INTO tb_cidades VALUES (1321, 06, 'CE', 'Fortim');<text:line-break/>INSERT INTO tb_cidades VALUES (1322, 06, 'CE', 'Frecheirinha');<text:line-break/>INSERT INTO tb_cidades VALUES (1323, 06, 'CE', 'Gado');<text:line-break/>INSERT INTO tb_cidades VALUES (1324, 06, 'CE', 'Gado dos Rodrigues');<text:line-break/>INSERT INTO tb_cidades VALUES (1325, 06, 'CE', 'Gameleira de Sao Sebastiao');<text:line-break/>INSERT INTO tb_cidades VALUES (1326, 06, 'CE', 'Garcas');<text:line-break/>INSERT INTO tb_cidades VALUES (1327, 06, 'CE', 'Gazea');<text:line-break/>INSERT INTO tb_cidades VALUES (1328, 06, 'CE', 'General Sampaio');<text:line-break/>INSERT INTO tb_cidades VALUES (1329, 06, 'CE', 'General Tiburcio');<text:line-break/>INSERT INTO tb_cidades VALUES (1330, 06, 'CE', 'Genipapeiro');<text:line-break/>INSERT INTO tb_cidades VALUES (1331, 06, 'CE', 'Gererau');<text:line-break/>INSERT INTO tb_cidades VALUES (1332, 06, 'CE', 'Giqui');<text:line-break/>INSERT INTO tb_cidades VALUES (1333, 06, 'CE', 'Girau');<text:line-break/>INSERT INTO tb_cidades VALUES (1334, 06, 'CE', 'Graca');<text:line-break/>INSERT INTO tb_cidades VALUES (1335, 06, 'CE', 'Granja');<text:line-break/>INSERT INTO tb_cidades VALUES (1336, 06, 'CE', 'Granjeiro');<text:line-break/>INSERT INTO tb_cidades VALUES (1337, 06, 'CE', 'Groairas');<text:line-break/>INSERT INTO tb_cidades VALUES (1338, 06, 'CE', 'Guaiuba');<text:line-break/>INSERT INTO tb_cidades VALUES (1339, 06, 'CE', 'Guajiru');<text:line-break/>INSERT INTO tb_cidades VALUES (1340, 06, 'CE', 'Guanaces');<text:line-break/>INSERT INTO tb_cidades VALUES (1341, 06, 'CE', 'Guaraciaba do Norte');<text:line-break/>INSERT INTO tb_cidades VALUES (1342, 06, 'CE', 'Guaramiranga');<text:line-break/>INSERT INTO tb_cidades VALUES (1343, 06, 'CE', 'Guararu');<text:line-break/>INSERT INTO tb_cidades VALUES (1344, 06, 'CE', 'Guassi');<text:line-break/>INSERT INTO tb_cidades VALUES (1345, 06, 'CE', 'Guassosse');<text:line-break/>INSERT INTO tb_cidades VALUES (1346, 06, 'CE', 'Guia');<text:line-break/>INSERT INTO tb_cidades VALUES (1347, 06, 'CE', 'Guriu');<text:line-break/>INSERT INTO tb_cidades VALUES (1348, 06, 'CE', 'Hidrolandia');<text:line-break/>INSERT INTO tb_cidades VALUES (1349, 06, 'CE', 'Holanda');<text:line-break/>INSERT INTO tb_cidades VALUES (1350, 06, 'CE', 'Horizonte');<text:line-break/>INSERT INTO tb_cidades VALUES (1351, 06, 'CE', 'Iapi');<text:line-break/>INSERT INTO tb_cidades VALUES (1352, 06, 'CE', 'Iara');<text:line-break/>INSERT INTO tb_cidades VALUES (1353, 06, 'CE', 'Ibaretama');<text:line-break/>INSERT INTO tb_cidades VALUES (1354, 06, 'CE', 'Ibiapaba');<text:line-break/><text:soft-page-break/>INSERT INTO tb_cidades VALUES (1355, 06, 'CE', 'Ibiapina');<text:line-break/>INSERT INTO tb_cidades VALUES (1356, 06, 'CE', 'Ibicatu');<text:line-break/>INSERT INTO tb_cidades VALUES (1357, 06, 'CE', 'Ibicua');<text:line-break/>INSERT INTO tb_cidades VALUES (1358, 06, 'CE', 'Ibicuitaba');<text:line-break/>INSERT INTO tb_cidades VALUES (1359, 06, 'CE', 'Ibicuitinga');<text:line-break/>INSERT INTO tb_cidades VALUES (1360, 06, 'CE', 'Iborepi');<text:line-break/>INSERT INTO tb_cidades VALUES (1361, 06, 'CE', 'Ibuacu');<text:line-break/>INSERT INTO tb_cidades VALUES (1362, 06, 'CE', 'Ibuguacu');<text:line-break/>INSERT INTO tb_cidades VALUES (1363, 06, 'CE', 'Icapui');<text:line-break/>INSERT INTO tb_cidades VALUES (1364, 06, 'CE', 'Icarai');<text:line-break/>INSERT INTO tb_cidades VALUES (1365, 06, 'CE', 'Ico');<text:line-break/>INSERT INTO tb_cidades VALUES (1366, 06, 'CE', 'Icozinho');<text:line-break/>INSERT INTO tb_cidades VALUES (1367, 06, 'CE', 'Ideal');<text:line-break/>INSERT INTO tb_cidades VALUES (1368, 06, 'CE', 'Igaroi');<text:line-break/>INSERT INTO tb_cidades VALUES (1369, 06, 'CE', 'Iguatu');<text:line-break/>INSERT INTO tb_cidades VALUES (1370, 06, 'CE', 'Independencia');<text:line-break/>INSERT INTO tb_cidades VALUES (1371, 06, 'CE', 'Ingazeiras');<text:line-break/>INSERT INTO tb_cidades VALUES (1372, 06, 'CE', 'Inhamuns');<text:line-break/>INSERT INTO tb_cidades VALUES (1373, 06, 'CE', 'Inhucu');<text:line-break/>INSERT INTO tb_cidades VALUES (1374, 06, 'CE', 'Inhuporanga');<text:line-break/>INSERT INTO tb_cidades VALUES (1375, 06, 'CE', 'Ipaporanga');<text:line-break/>INSERT INTO tb_cidades VALUES (1376, 06, 'CE', 'Ipaumirim');<text:line-break/>INSERT INTO tb_cidades VALUES (1377, 06, 'CE', 'Ipu');<text:line-break/>INSERT INTO tb_cidades VALUES (1378, 06, 'CE', 'Ipueiras');<text:line-break/>INSERT INTO tb_cidades VALUES (1379, 06, 'CE', 'Ipueiras dos Gomes');<text:line-break/>INSERT INTO tb_cidades VALUES (1380, 06, 'CE', 'Iracema');<text:line-break/>INSERT INTO tb_cidades VALUES (1381, 06, 'CE', 'Iraja');<text:line-break/>INSERT INTO tb_cidades VALUES (1382, 06, 'CE', 'Irapua');<text:line-break/>INSERT INTO tb_cidades VALUES (1383, 06, 'CE', 'Iratinga');<text:line-break/>INSERT INTO tb_cidades VALUES (1384, 06, 'CE', 'Iraucuba');<text:line-break/>INSERT INTO tb_cidades VALUES (1385, 06, 'CE', 'Isidoro');<text:line-break/>INSERT INTO tb_cidades VALUES (1386, 06, 'CE', 'Itacima');<text:line-break/>INSERT INTO tb_cidades VALUES (1387, 06, 'CE', 'Itagua');<text:line-break/>INSERT INTO tb_cidades VALUES (1388, 06, 'CE', 'Itaicaba');<text:line-break/>INSERT INTO tb_cidades VALUES (1389, 06, 'CE', 'Itaipaba');<text:line-break/>INSERT INTO tb_cidades VALUES (1390, 06, 'CE', 'Itaitinga');<text:line-break/>INSERT INTO tb_cidades VALUES (1391, 06, 'CE', 'Itans');<text:line-break/>INSERT INTO tb_cidades VALUES (1392, 06, 'CE', 'Itapage');<text:line-break/>INSERT INTO tb_cidades VALUES (1393, 06, 'CE', 'Itapebussu');<text:line-break/>INSERT INTO tb_cidades VALUES (1394, 06, 'CE', 'Itapeim');<text:line-break/>INSERT INTO tb_cidades VALUES (1395, 06, 'CE', 'Itapipoca');<text:line-break/>INSERT INTO tb_cidades VALUES (1396, 06, 'CE', 'Itapiuna');<text:line-break/>INSERT INTO tb_cidades VALUES (1397, 06, 'CE', 'Itapo');<text:line-break/>INSERT INTO tb_cidades VALUES (1398, 06, 'CE', 'Itarema');<text:line-break/>INSERT INTO tb_cidades VALUES (1399, 06, 'CE', 'Itatira');<text:line-break/>INSERT INTO tb_cidades VALUES (1400, 06, 'CE', 'Jaburuna');<text:line-break/>INSERT INTO tb_cidades VALUES (1401, 06, 'CE', 'Jacampari');<text:line-break/>INSERT INTO tb_cidades VALUES (1402, 06, 'CE', 'Jacarecoara');<text:line-break/>INSERT INTO tb_cidades VALUES (1403, 06, 'CE', 'Jacauna');<text:line-break/>INSERT INTO tb_cidades VALUES (1404, 06, 'CE', 'Jaguarao');<text:line-break/>INSERT INTO tb_cidades VALUES (1405, 06, 'CE', 'Jaguaretama');<text:line-break/>INSERT INTO tb_cidades VALUES (1406, 06, 'CE', 'Jaguaribara');<text:line-break/><text:soft-page-break/>INSERT INTO tb_cidades VALUES (1407, 06, 'CE', 'Jaguaribe');<text:line-break/>INSERT INTO tb_cidades VALUES (1408, 06, 'CE', 'Jaguaruana');<text:line-break/>INSERT INTO tb_cidades VALUES (1409, 06, 'CE', 'Jaibaras');<text:line-break/>INSERT INTO tb_cidades VALUES (1410, 06, 'CE', 'Jamacaru');<text:line-break/>INSERT INTO tb_cidades VALUES (1411, 06, 'CE', 'Jandrangoeira');<text:line-break/>INSERT INTO tb_cidades VALUES (1412, 06, 'CE', 'Jardim');<text:line-break/>INSERT INTO tb_cidades VALUES (1413, 06, 'CE', 'Jardimirim');<text:line-break/>INSERT INTO tb_cidades VALUES (1414, 06, 'CE', 'Jati');<text:line-break/>INSERT INTO tb_cidades VALUES (1415, 06, 'CE', 'Jijoca de Jericoacoara');<text:line-break/>INSERT INTO tb_cidades VALUES (1416, 06, 'CE', 'Joao Cordeiro');<text:line-break/>INSERT INTO tb_cidades VALUES (1417, 06, 'CE', 'Jordao');<text:line-break/>INSERT INTO tb_cidades VALUES (1418, 06, 'CE', 'Jose de Alencar');<text:line-break/>INSERT INTO tb_cidades VALUES (1419, 06, 'CE', 'Jua');<text:line-break/>INSERT INTO tb_cidades VALUES (1420, 06, 'CE', 'Juatama');<text:line-break/>INSERT INTO tb_cidades VALUES (1421, 06, 'CE', 'Juazeiro de Baixo');<text:line-break/>INSERT INTO tb_cidades VALUES (1422, 06, 'CE', 'Juazeiro do Norte');<text:line-break/>INSERT INTO tb_cidades VALUES (1423, 06, 'CE', 'Jubaia');<text:line-break/>INSERT INTO tb_cidades VALUES (1424, 06, 'CE', 'Jucas');<text:line-break/>INSERT INTO tb_cidades VALUES (1425, 06, 'CE', 'Jurema');<text:line-break/>INSERT INTO tb_cidades VALUES (1426, 06, 'CE', 'Justiniano Serpa');<text:line-break/>INSERT INTO tb_cidades VALUES (1427, 06, 'CE', 'Lacerda');<text:line-break/>INSERT INTO tb_cidades VALUES (1428, 06, 'CE', 'Ladeira Grande');<text:line-break/>INSERT INTO tb_cidades VALUES (1429, 06, 'CE', 'Lagoa de Sao Jose');<text:line-break/>INSERT INTO tb_cidades VALUES (1430, 06, 'CE', 'Lagoa do Juvenal');<text:line-break/>INSERT INTO tb_cidades VALUES (1431, 06, 'CE', 'Lagoa do Mato');<text:line-break/>INSERT INTO tb_cidades VALUES (1432, 06, 'CE', 'Lagoa dos Crioulos');<text:line-break/>INSERT INTO tb_cidades VALUES (1433, 06, 'CE', 'Lagoa Grande');<text:line-break/>INSERT INTO tb_cidades VALUES (1434, 06, 'CE', 'Lagoinha');<text:line-break/>INSERT INTO tb_cidades VALUES (1435, 06, 'CE', 'Lambedouro');<text:line-break/>INSERT</text:p>
      <text:p text:style-name="Standard"><text:s/>INTO tb_cidades VALUES (1436, 06, 'CE', 'Lameiro');<text:line-break/>INSERT INTO tb_cidades VALUES (1437, 06, 'CE', 'Lavras da Mangabeira');<text:line-break/>INSERT INTO tb_cidades VALUES (1438, 06, 'CE', 'Lima Campos');<text:line-break/>INSERT INTO tb_cidades VALUES (1439, 06, 'CE', 'Limoeiro do Norte');<text:line-break/>INSERT INTO tb_cidades VALUES (1440, 06, 'CE', 'Lisieux');<text:line-break/>INSERT INTO tb_cidades VALUES (1441, 06, 'CE', 'Livramento');<text:line-break/>INSERT INTO tb_cidades VALUES (1442, 06, 'CE', 'Logradouro');<text:line-break/>INSERT INTO tb_cidades VALUES (1443, 06, 'CE', 'Macambira');<text:line-break/>INSERT INTO tb_cidades VALUES (1444, 06, 'CE', 'Macaoca');<text:line-break/>INSERT INTO tb_cidades VALUES (1445, 06, 'CE', 'Macarau');<text:line-break/>INSERT INTO tb_cidades VALUES (1446, 06, 'CE', 'Maceio');<text:line-break/>INSERT INTO tb_cidades VALUES (1447, 06, 'CE', 'Madalena');<text:line-break/>INSERT INTO tb_cidades VALUES (1448, 06, 'CE', 'Major Simplicio');<text:line-break/>INSERT INTO tb_cidades VALUES (1449, 06, 'CE', 'Majorlandia');<text:line-break/>INSERT INTO tb_cidades VALUES (1450, 06, 'CE', 'Malhada Grande');<text:line-break/>INSERT INTO tb_cidades VALUES (1451, 06, 'CE', 'Mangabeira');<text:line-break/>INSERT INTO tb_cidades VALUES (1452, 06, 'CE', 'Manibu');<text:line-break/>INSERT INTO tb_cidades VALUES (1453, 06, 'CE', 'Manituba');<text:line-break/>INSERT INTO tb_cidades VALUES (1454, 06, 'CE', 'Mapua');<text:line-break/>INSERT INTO tb_cidades VALUES (1455, 06, 'CE', 'Maracanau');<text:line-break/>INSERT INTO tb_cidades VALUES (1456, 06, 'CE', 'Maragua');<text:line-break/>INSERT INTO tb_cidades VALUES (1457, 06, 'CE', 'Maranguape');<text:line-break/><text:soft-page-break/>INSERT INTO tb_cidades VALUES (1458, 06, 'CE', 'Mararupa');<text:line-break/>INSERT INTO tb_cidades VALUES (1459, 06, 'CE', 'Marco');<text:line-break/>INSERT INTO tb_cidades VALUES (1460, 06, 'CE', 'Marinheiros');<text:line-break/>INSERT INTO tb_cidades VALUES (1461, 06, 'CE', 'Marrecas');<text:line-break/>INSERT INTO tb_cidades VALUES (1462, 06, 'CE', 'Marrocos');<text:line-break/>INSERT INTO tb_cidades VALUES (1463, 06, 'CE', 'Marruas');<text:line-break/>INSERT INTO tb_cidades VALUES (1464, 06, 'CE', 'Martinopole');<text:line-break/>INSERT INTO tb_cidades VALUES (1465, 06, 'CE', 'Massape');<text:line-break/>INSERT INTO tb_cidades VALUES (1466, 06, 'CE', 'Mata Fresca');<text:line-break/>INSERT INTO tb_cidades VALUES (1467, 06, 'CE', 'Matias');<text:line-break/>INSERT INTO tb_cidades VALUES (1468, 06, 'CE', 'Matriz');<text:line-break/>INSERT INTO tb_cidades VALUES (1469, 06, 'CE', 'Mauriti');<text:line-break/>INSERT INTO tb_cidades VALUES (1470, 06, 'CE', 'Mel');<text:line-break/>INSERT INTO tb_cidades VALUES (1471, 06, 'CE', 'Meruoca');<text:line-break/>INSERT INTO tb_cidades VALUES (1472, 06, 'CE', 'Messejana');<text:line-break/>INSERT INTO tb_cidades VALUES (1473, 06, 'CE', 'Miguel Xavier');<text:line-break/>INSERT INTO tb_cidades VALUES (1474, 06, 'CE', 'Milagres');<text:line-break/>INSERT INTO tb_cidades VALUES (1475, 06, 'CE', 'Milha');<text:line-break/>INSERT INTO tb_cidades VALUES (1476, 06, 'CE', 'Milton Belo');<text:line-break/>INSERT INTO tb_cidades VALUES (1477, 06, 'CE', 'Mineirolandia');<text:line-break/>INSERT INTO tb_cidades VALUES (1478, 06, 'CE', 'Miragem');<text:line-break/>INSERT INTO tb_cidades VALUES (1479, 06, 'CE', 'Miraima');<text:line-break/>INSERT INTO tb_cidades VALUES (1480, 06, 'CE', 'Mirambe');<text:line-break/>INSERT INTO tb_cidades VALUES (1481, 06, 'CE', 'Missao Nova');<text:line-break/>INSERT INTO tb_cidades VALUES (1482, 06, 'CE', 'Missao Velha');<text:line-break/>INSERT INTO tb_cidades VALUES (1483, 06, 'CE', 'Missi');<text:line-break/>INSERT INTO tb_cidades VALUES (1484, 06, 'CE', 'Moitas');<text:line-break/>INSERT INTO tb_cidades VALUES (1485, 06, 'CE', 'Mombaca');<text:line-break/>INSERT INTO tb_cidades VALUES (1486, 06, 'CE', 'Mondubim');<text:line-break/>INSERT INTO tb_cidades VALUES (1487, 06, 'CE', 'Monguba');<text:line-break/>INSERT INTO tb_cidades VALUES (1488, 06, 'CE', 'Monsenhor Tabosa');<text:line-break/>INSERT INTO tb_cidades VALUES (1489, 06, 'CE', 'Monte Alegre');<text:line-break/>INSERT INTO tb_cidades VALUES (1490, 06, 'CE', 'Monte Castelo');<text:line-break/>INSERT INTO tb_cidades VALUES (1491, 06, 'CE', 'Monte Grave');<text:line-break/>INSERT INTO tb_cidades VALUES (1492, 06, 'CE', 'Monte Sion');<text:line-break/>INSERT INTO tb_cidades VALUES (1493, 06, 'CE', 'Montenebo');<text:line-break/>INSERT INTO tb_cidades VALUES (1494, 06, 'CE', 'Morada Nova');<text:line-break/>INSERT INTO tb_cidades VALUES (1495, 06, 'CE', 'Moraujo');<text:line-break/>INSERT INTO tb_cidades VALUES (1496, 06, 'CE', 'Morrinhos');<text:line-break/>INSERT INTO tb_cidades VALUES (1497, 06, 'CE', 'Morrinhos Novos');<text:line-break/>INSERT INTO tb_cidades VALUES (1498, 06, 'CE', 'Morro Branco');<text:line-break/>INSERT INTO tb_cidades VALUES (1499, 06, 'CE', 'Mucambo');<text:line-break/>INSERT INTO tb_cidades VALUES (1500, 06, 'CE', 'Mulungu');<text:line-break/>INSERT INTO tb_cidades VALUES (1501, 06, 'CE', 'Mumbaba');<text:line-break/>INSERT INTO tb_cidades VALUES (1502, 06, 'CE', 'Mundau');<text:line-break/>INSERT INTO tb_cidades VALUES (1503, 06, 'CE', 'Muribeca');<text:line-break/>INSERT INTO tb_cidades VALUES (1504, 06, 'CE', 'Muriti');<text:line-break/>INSERT INTO tb_cidades VALUES (1505, 06, 'CE', 'Mutambeiras');<text:line-break/>INSERT INTO tb_cidades VALUES (1506, 06, 'CE', 'Naraniu');<text:line-break/>INSERT INTO tb_cidades VALUES (1507, 06, 'CE', 'Nascente');<text:line-break/>INSERT INTO tb_cidades VALUES (1508, 06, 'CE', 'Nenenlandia');<text:line-break/>INSERT INTO tb_cidades VALUES (1509, 06, 'CE', 'Nossa Senhora do Livramento');<text:line-break/><text:soft-page-break/>INSERT INTO tb_cidades VALUES (1510, 06, 'CE', 'Nova Betania');<text:line-break/>INSERT INTO tb_cidades VALUES (1511, 06, 'CE', 'Nova Fatima');<text:line-break/>INSERT INTO tb_cidades VALUES (1512, 06, 'CE', 'Nova Floresta');<text:line-break/>INSERT INTO tb_cidades VALUES (1513, 06, 'CE', 'Nova Olinda');<text:line-break/>INSERT INTO tb_cidades VALUES (1514, 06, 'CE', 'Nova Russas');<text:line-break/>INSERT INTO tb_cidades VALUES (1515, 06, 'CE', 'Nova Vida');<text:line-break/>INSERT INTO tb_cidades VALUES (1516, 06, 'CE', 'Novo Assis');<text:line-break/>INSERT INTO tb_cidades VALUES (1517, 06, 'CE', 'Novo Oriente');<text:line-break/>INSERT INTO tb_cidades VALUES (1518, 06, 'CE', 'Ocara');<text:line-break/>INSERT INTO tb_cidades VALUES (1519, 06, 'CE', 'Oiticica');<text:line-break/>INSERT INTO tb_cidades VALUES (1520, 06, 'CE', 'Olho-d''agua');<text:line-break/>INSERT INTO tb_cidades VALUES (1521, 06, 'CE', 'Olho-d''agua Da Bica');<text:line-break/>INSERT INTO tb_cidades VALUES (1522, 06, 'CE', 'Oliveiras');<text:line-break/>INSERT INTO tb_cidades VALUES (1523, 06, 'CE', 'Oros');<text:line-break/>INSERT INTO tb_cidades VALUES (1524, 06, 'CE', 'Pacajus');<text:line-break/>INSERT INTO tb_cidades VALUES (1525, 06, 'CE', 'Pacatuba');<text:line-break/>INSERT INTO tb_cidades VALUES (1526, 06, 'CE', 'Pacoti');<text:line-break/>INSERT INTO tb_cidades VALUES (1527, 06, 'CE', 'Pacuja');<text:line-break/>INSERT INTO tb_cidades VALUES (1528, 06, 'CE', 'Padre Cicero');<text:line-break/>INSERT INTO tb_cidades VALUES (1529, 06, 'CE', 'Padre Linhares');<text:line-break/>INSERT INTO tb_cidades VALUES (1530, 06, 'CE', 'Padre Vieira');<text:line-break/>INSERT INTO tb_cidades VALUES (1531, 06, 'CE', 'Pajeu');<text:line-break/>INSERT INTO tb_cidades VALUES (1532, 06, 'CE', 'Pajucara');<text:line-break/>INSERT INTO tb_cidades VALUES (1533, 06, 'CE', 'Palestina');<text:line-break/>INSERT INTO tb_cidades VALUES (1534, 06, 'CE', 'Palestina do Norte');<text:line-break/>INSERT INTO tb_cidades VALUES (1535, 06, 'CE', 'Palhano');<text:line-break/>INSERT INTO tb_cidades VALUES (1536, 06, 'CE', 'Palmacia');<text:line-break/>INSERT INTO tb_cidades VALUES (1537, 06, 'CE', 'Palmatoria');<text:line-break/>INSERT INTO tb_cidades VALUES (1538, 06, 'CE', 'Panacui');<text:line-break/>INSERT INTO tb_cidades VALUES (1539, 06, 'CE', 'Paracua');<text:line-break/>INSERT INTO tb_cidades VALUES (1540, 06, 'CE', 'Paracuru');<text:line-break/>INSERT INTO tb_cidades VALUES (1541, 06, 'CE', 'Paraipaba');<text:line-break/>INSERT INTO tb_cidades VALUES (1542, 06, 'CE', 'Parajuru');<text:line-break/>INSERT INTO tb_cidades VALUES (1543, 06, 'CE', 'Parambu');<text:line-break/>INSERT INTO tb_cidades VALUES (1544, 06, 'CE', 'Paramoti');<text:line-break/>INSERT INTO tb_cidades VALUES (1545, 06, 'CE', 'Parangaba');<text:line-break/>INSERT INTO tb_cidades VALUES (1546, 06, 'CE', 'Parapui');<text:line-break/>INSERT INTO tb_cidades VALUES (1547, 06, 'CE', 'Parazinho');<text:line-break/>INSERT INTO tb_cidades VALUES (1548, 06, 'CE', 'Paripueira');<text:line-break/>INSERT INTO tb_cidades VALUES (1549, 06, 'CE', 'Passagem');<text:line-break/>INSERT INTO tb_cidades VALUES (1550, 06, 'CE', 'Passagem Funda');<text:line-break/>INSERT INTO tb_cidades VALUES (1551, 06, 'CE', 'Pasta');<text:line-break/>INSERT INTO tb_cidades VALUES (1552, 06, 'CE', 'Patacas');<text:line-break/>INSERT INTO tb_cidades VALUES (1553, 06, 'CE', 'Patriarca');<text:line-break/>INSERT INTO tb_cidades VALUES (1554, 06, 'CE', 'Pavuna');<text:line-break/>INSERT INTO tb_cidades VALUES (1555, 06, 'CE', 'Pecem');<text:line-break/>INSERT INTO tb_cidades VALUES (1556, 06, 'CE', 'Pedra Branca');<text:line-break/>INSERT INTO tb_cidades VALUES (1557, 06, 'CE', 'Pedras');<text:line-break/>INSERT INTO tb_cidades VALUES (1558, 06, 'CE', 'Pedrinhas');<text:line-break/>INSERT INTO tb_cidades VALUES (1559, 06, 'CE', 'Peixe');<text:line-break/>INSERT INTO tb_cidades VALUES (1560, 06, 'CE', 'Peixe Gordo');<text:line-break/>INSERT INTO tb_cidades VALUES (1561, 06, 'CE', 'Penaforte');<text:line-break/><text:soft-page-break/>INSERT INTO tb_cidades VALUES (1562, 06, 'CE', 'Pentecoste');<text:line-break/>INSERT INTO tb_cidades VALUES (1563, 06, 'CE', 'Pereiro');<text:line-break/>INSERT INTO tb_cidades VALUES (1564, 06, 'CE', 'Pernambuquinho');<text:line-break/>INSERT INTO tb_cidades VALUES (1565, 06, 'CE', 'Pessoa Anta');<text:line-break/>INSERT INTO tb_cidades VALUES (1566, 06, 'CE', 'Pindoguaba');<text:line-break/>INSERT INTO tb_cidades VALUES (1567, 06, 'CE', 'Pindoretama');<text:line-break/>INSERT INTO tb_cidades VALUES (1568, 06, 'CE', 'Pio X');<text:line-break/>INSERT INTO tb_cidades VALUES (1569, 06, 'CE', 'Piquet Carneiro');<text:line-break/>INSERT INTO tb_cidades VALUES (1570, 06, 'CE', 'Pirabibu');<text:line-break/>INSERT INTO tb_cidades VALUES (1571, 06, 'CE', 'Pirangi');<text:line-break/>INSERT INTO tb_cidades VALUES (1572, 06, 'CE', 'Pires Ferreira');<text:line-break/>INSERT INTO tb_cidades VALUES (1573, 06, 'CE', 'Pitombeira');<text:line-break/>INSERT INTO tb_cidades VALUES (1574, 06, 'CE', 'Pitombeiras');<text:line-break/>INSERT INTO tb_cidades VALUES (1575, 06, 'CE', 'Placido Martins');<text:line-break/>INSERT INTO tb_cidades VALUES (1576, 06, 'CE', 'Poco');<text:line-break/>INSERT INTO tb_cidades VALUES (1577, 06, 'CE', 'Poco Comprido');<text:line-break/>INSERT INTO tb_cidades VALUES (1578, 06, 'CE', 'Poco Grande');<text:line-break/>INSERT INTO tb_cidades VALUES (1579, 06, 'CE', 'Podimirim');<text:line-break/>INSERT INTO tb_cidades VALUES (1580, 06, 'CE', 'Ponta da Serra');<text:line-break/>INSERT INTO tb_cidades VALUES (1581, 06, 'CE', 'Poranga');<text:line-break/>INSERT INTO tb_cidades VALUES (1582, 06, 'CE', 'Porfirio Sampaio');<text:line-break/>INSERT INTO tb_cidades VALUES (1583, 06, 'CE', 'Porteiras');<text:line-break/>INSERT INTO tb_cidades VALUES (1584, 06, 'CE', 'Potengi');<text:line-break/>INSERT INTO tb_cidades VALUES (1585, 06, 'CE', 'Poti');<text:line-break/>INSERT INTO tb_cidades VALUES (1586, 06, 'CE', 'Potiretama');<text:line-break/>INSERT INTO tb_cidades VALUES (1587, 06, 'CE', 'Prata');<text:line-break/>INSERT INTO tb_cidades VALUES (1588, 06, 'CE', 'Prudente de Morais');<text:line-break/>INSERT INTO tb_cidades VALUES (1589, 06, 'CE', 'Quatiguaba');<text:line-break/>INSERT INTO tb_cidades VALUES (1590, 06, 'CE', 'Queimadas');<text:line-break/>INSERT INTO tb_cidades VALUES (1591, 06, 'CE', 'Quimami');<text:line-break/>INSERT INTO tb_cidades VALUES (1592, 06, 'CE', 'Quincoe');<text:line-break/>INSERT INTO tb_cidades VALUES (1593, 06, 'CE', 'Quincunca');<text:line-break/>INSERT INTO tb_cidades VALUES (1594, 06, 'CE', 'Quitaius');<text:line-break/>INSERT INTO tb_cidades VALUES (1595, 06, 'CE', 'Quiterianopolis');<text:line-break/>INSERT INTO tb_cidades VALUES (1596, 06, 'CE', 'Quixada');<text:line-break/>INSERT INTO tb_cidades VALUES (1597,</text:p>
      <text:p text:style-name="Standard"><text:s/>06, 'CE', 'Quixariu');<text:line-break/>INSERT INTO tb_cidades VALUES (1598, 06, 'CE', 'Quixelo');<text:line-break/>INSERT INTO tb_cidades VALUES (1599, 06, 'CE', 'Quixeramobim');<text:line-break/>INSERT INTO tb_cidades VALUES (1600, 06, 'CE', 'Quixere');<text:line-break/>INSERT INTO tb_cidades VALUES (1601, 06, 'CE', 'Quixoa');<text:line-break/>INSERT INTO tb_cidades VALUES (1602, 06, 'CE', 'Raimundo Martins');<text:line-break/>INSERT INTO tb_cidades VALUES (1603, 06, 'CE', 'Redencao');<text:line-break/>INSERT INTO tb_cidades VALUES (1604, 06, 'CE', 'Reriutaba');<text:line-break/>INSERT INTO tb_cidades VALUES (1605, 06, 'CE', 'Riachao do Banabuiu');<text:line-break/>INSERT INTO tb_cidades VALUES (1606, 06, 'CE', 'Riacho Grande');<text:line-break/>INSERT INTO tb_cidades VALUES (1607, 06, 'CE', 'Riacho Verde');<text:line-break/>INSERT INTO tb_cidades VALUES (1608, 06, 'CE', 'Riacho Vermelho');<text:line-break/>INSERT INTO tb_cidades VALUES (1609, 06, 'CE', 'Rinare');<text:line-break/>INSERT INTO tb_cidades VALUES (1610, 06, 'CE', 'Roldao');<text:line-break/>INSERT INTO tb_cidades VALUES (1611, 06, 'CE', 'Russas');<text:line-break/>INSERT INTO tb_cidades VALUES (1612, 06, 'CE', 'Sabiaguaba');<text:line-break/><text:soft-page-break/>INSERT INTO tb_cidades VALUES (1613, 06, 'CE', 'Saboeiro');<text:line-break/>INSERT INTO tb_cidades VALUES (1614, 06, 'CE', 'Sacramento');<text:line-break/>INSERT INTO tb_cidades VALUES (1615, 06, 'CE', 'Salao');<text:line-break/>INSERT INTO tb_cidades VALUES (1616, 06, 'CE', 'Salitre');<text:line-break/>INSERT INTO tb_cidades VALUES (1617, 06, 'CE', 'Sambaiba');<text:line-break/>INSERT INTO tb_cidades VALUES (1618, 06, 'CE', 'Santa Ana');<text:line-break/>INSERT INTO tb_cidades VALUES (1619, 06, 'CE', 'Santa Fe');<text:line-break/>INSERT INTO tb_cidades VALUES (1620, 06, 'CE', 'Santa Felicia');<text:line-break/>INSERT INTO tb_cidades VALUES (1621, 06, 'CE', 'Santa Luzia');<text:line-break/>INSERT INTO tb_cidades VALUES (1622, 06, 'CE', 'Santa Quiteria');<text:line-break/>INSERT INTO tb_cidades VALUES (1623, 06, 'CE', 'Santa Tereza');<text:line-break/>INSERT INTO tb_cidades VALUES (1624, 06, 'CE', 'Santana');<text:line-break/>INSERT INTO tb_cidades VALUES (1625, 06, 'CE', 'Santana do Acarau');<text:line-break/>INSERT INTO tb_cidades VALUES (1626, 06, 'CE', 'Santana do Cariri');<text:line-break/>INSERT INTO tb_cidades VALUES (1627, 06, 'CE', 'Santarem');<text:line-break/>INSERT INTO tb_cidades VALUES (1628, 06, 'CE', 'Santo Antonio');<text:line-break/>INSERT INTO tb_cidades VALUES (1629, 06, 'CE', 'Santo Antonio da Pindoba');<text:line-break/>INSERT INTO tb_cidades VALUES (1630, 06, 'CE', 'Santo Antonio dos Fernandes');<text:line-break/>INSERT INTO tb_cidades VALUES (1631, 06, 'CE', 'Sao Bartolomeu');<text:line-break/>INSERT INTO tb_cidades VALUES (1632, 06, 'CE', 'Sao Benedito');<text:line-break/>INSERT INTO tb_cidades VALUES (1633, 06, 'CE', 'Sao Domingos');<text:line-break/>INSERT INTO tb_cidades VALUES (1634, 06, 'CE', 'Sao Felipe');<text:line-break/>INSERT INTO tb_cidades VALUES (1635, 06, 'CE', 'Sao Francisco');<text:line-break/>INSERT INTO tb_cidades VALUES (1636, 06, 'CE', 'Sao Gerardo');<text:line-break/>INSERT INTO tb_cidades VALUES (1637, 06, 'CE', 'Sao Goncalo do Amarante');<text:line-break/>INSERT INTO tb_cidades VALUES (1638, 06, 'CE', 'Sao Goncalo do Umari');<text:line-break/>INSERT INTO tb_cidades VALUES (1639, 06, 'CE', 'Sao Joao de Deus');<text:line-break/>INSERT INTO tb_cidades VALUES (1640, 06, 'CE', 'Sao Joao do Jaguaribe');<text:line-break/>INSERT INTO tb_cidades VALUES (1641, 06, 'CE', 'Sao Joao dos Queiroz');<text:line-break/>INSERT INTO tb_cidades VALUES (1642, 06, 'CE', 'Sao Joaquim');<text:line-break/>INSERT INTO tb_cidades VALUES (1643, 06, 'CE', 'Sao Joaquim do Salgado');<text:line-break/>INSERT INTO tb_cidades VALUES (1644, 06, 'CE', 'Sao Jose');<text:line-break/>INSERT INTO tb_cidades VALUES (1645, 06, 'CE', 'Sao Jose das Lontras');<text:line-break/>INSERT INTO tb_cidades VALUES (1646, 06, 'CE', 'Sao Jose de Solonopole');<text:line-break/>INSERT INTO tb_cidades VALUES (1647, 06, 'CE', 'Sao Jose do Torto');<text:line-break/>INSERT INTO tb_cidades VALUES (1648, 06, 'CE', 'Sao Luis do Curu');<text:line-break/>INSERT INTO tb_cidades VALUES (1649, 06, 'CE', 'Sao Miguel');<text:line-break/>INSERT INTO tb_cidades VALUES (1650, 06, 'CE', 'Sao Paulo');<text:line-break/>INSERT INTO tb_cidades VALUES (1651, 06, 'CE', 'Sao Pedro');<text:line-break/>INSERT INTO tb_cidades VALUES (1652, 06, 'CE', 'Sao Romao');<text:line-break/>INSERT INTO tb_cidades VALUES (1653, 06, 'CE', 'Sao Sebastiao');<text:line-break/>INSERT INTO tb_cidades VALUES (1654, 06, 'CE', 'Sao Vicente');<text:line-break/>INSERT INTO tb_cidades VALUES (1655, 06, 'CE', 'Sapo');<text:line-break/>INSERT INTO tb_cidades VALUES (1656, 06, 'CE', 'Sapupara');<text:line-break/>INSERT INTO tb_cidades VALUES (1657, 06, 'CE', 'Sebastiao de Abreu');<text:line-break/>INSERT INTO tb_cidades VALUES (1658, 06, 'CE', 'Senador Carlos Jereissati');<text:line-break/>INSERT INTO tb_cidades VALUES (1659, 06, 'CE', 'Senador Pompeu');<text:line-break/>INSERT INTO tb_cidades VALUES (1660, 06, 'CE', 'Senador Sa');<text:line-break/>INSERT INTO tb_cidades VALUES (1661, 06, 'CE', 'Sereno de Cima');<text:line-break/>INSERT INTO tb_cidades VALUES (1662, 06, 'CE', 'Serra do Felix');<text:line-break/>INSERT INTO tb_cidades VALUES (1663, 06, 'CE', 'Serragem');<text:line-break/>INSERT INTO tb_cidades VALUES (1664, 06, 'CE', 'Serrota');<text:line-break/><text:soft-page-break/>INSERT INTO tb_cidades VALUES (1665, 06, 'CE', 'Serrote');<text:line-break/>INSERT INTO tb_cidades VALUES (1666, 06, 'CE', 'Sitia');<text:line-break/>INSERT INTO tb_cidades VALUES (1667, 06, 'CE', 'Sitios Novos');<text:line-break/>INSERT INTO tb_cidades VALUES (1668, 06, 'CE', 'Siupe');<text:line-break/>INSERT INTO tb_cidades VALUES (1669, 06, 'CE', 'Sobral');<text:line-break/>INSERT INTO tb_cidades VALUES (1670, 06, 'CE', 'Soledade');<text:line-break/>INSERT INTO tb_cidades VALUES (1671, 06, 'CE', 'Solonopole');<text:line-break/>INSERT INTO tb_cidades VALUES (1672, 06, 'CE', 'Suassurana');<text:line-break/>INSERT INTO tb_cidades VALUES (1673, 06, 'CE', 'Sucatinga');<text:line-break/>INSERT INTO tb_cidades VALUES (1674, 06, 'CE', 'Sucesso');<text:line-break/>INSERT INTO tb_cidades VALUES (1675, 06, 'CE', 'Sussuanha');<text:line-break/>INSERT INTO tb_cidades VALUES (1676, 06, 'CE', 'Tabainha');<text:line-break/>INSERT INTO tb_cidades VALUES (1677, 06, 'CE', 'Taboleiro');<text:line-break/>INSERT INTO tb_cidades VALUES (1678, 06, 'CE', 'Tabuleiro do Norte');<text:line-break/>INSERT INTO tb_cidades VALUES (1679, 06, 'CE', 'Taiba');<text:line-break/>INSERT INTO tb_cidades VALUES (1680, 06, 'CE', 'Tamboril');<text:line-break/>INSERT INTO tb_cidades VALUES (1681, 06, 'CE', 'Tanques');<text:line-break/>INSERT INTO tb_cidades VALUES (1682, 06, 'CE', 'Tapera');<text:line-break/>INSERT INTO tb_cidades VALUES (1683, 06, 'CE', 'Taperuaba');<text:line-break/>INSERT INTO tb_cidades VALUES (1684, 06, 'CE', 'Tapuiara');<text:line-break/>INSERT INTO tb_cidades VALUES (1685, 06, 'CE', 'Targinos');<text:line-break/>INSERT INTO tb_cidades VALUES (1686, 06, 'CE', 'Tarrafas');<text:line-break/>INSERT INTO tb_cidades VALUES (1687, 06, 'CE', 'Taua');<text:line-break/>INSERT INTO tb_cidades VALUES (1688, 06, 'CE', 'Tejucuoca');<text:line-break/>INSERT INTO tb_cidades VALUES (1689, 06, 'CE', 'Tiangua');<text:line-break/>INSERT INTO tb_cidades VALUES (1690, 06, 'CE', 'Timonha');<text:line-break/>INSERT INTO tb_cidades VALUES (1691, 06, 'CE', 'Tipi');<text:line-break/>INSERT INTO tb_cidades VALUES (1692, 06, 'CE', 'Tome');<text:line-break/>INSERT INTO tb_cidades VALUES (1693, 06, 'CE', 'Trairi');<text:line-break/>INSERT INTO tb_cidades VALUES (1694, 06, 'CE', 'Trapia');<text:line-break/>INSERT INTO tb_cidades VALUES (1695, 06, 'CE', 'Trici');<text:line-break/>INSERT INTO tb_cidades VALUES (1696, 06, 'CE', 'Troia');<text:line-break/>INSERT INTO tb_cidades VALUES (1697, 06, 'CE', 'Trussu');<text:line-break/>INSERT INTO tb_cidades VALUES (1698, 06, 'CE', 'Tucunduba');<text:line-break/>INSERT INTO tb_cidades VALUES (1699, 06, 'CE', 'Tucuns');<text:line-break/>INSERT INTO tb_cidades VALUES (1700, 06, 'CE', 'Tuina');<text:line-break/>INSERT INTO tb_cidades VALUES (1701, 06, 'CE', 'Tururu');<text:line-break/>INSERT INTO tb_cidades VALUES (1702, 06, 'CE', 'Ubajara');<text:line-break/>INSERT INTO tb_cidades VALUES (1703, 06, 'CE', 'Ubauna');<text:line-break/>INSERT INTO tb_cidades VALUES (1704, 06, 'CE', 'Ubiracu');<text:line-break/>INSERT INTO tb_cidades VALUES (1705, 06, 'CE', 'Uiraponga');<text:line-break/>INSERT INTO tb_cidades VALUES (1706, 06, 'CE', 'Umari');<text:line-break/>INSERT INTO tb_cidades VALUES (1707, 06, 'CE', 'Umarituba');<text:line-break/>INSERT INTO tb_cidades VALUES (1708, 06, 'CE', 'Umburanas');<text:line-break/>INSERT INTO tb_cidades VALUES (1709, 06, 'CE', 'Umirim');<text:line-break/>INSERT INTO tb_cidades VALUES (1710, 06, 'CE', 'Uruburetama');<text:line-break/>INSERT INTO tb_cidades VALUES (1711, 06, 'CE', 'Uruoca');<text:line-break/>INSERT INTO tb_cidades VALUES (1712, 06, 'CE', 'Uruque');<text:line-break/>INSERT INTO tb_cidades VALUES (1713, 06, 'CE', 'Varjota');<text:line-break/>INSERT INTO tb_cidades VALUES (1714, 06, 'CE', 'Varzea');<text:line-break/>INSERT INTO tb_cidades VALUES (1715, 06, 'CE', 'Varzea Alegre');<text:line-break/>INSERT INTO tb_cidades VALUES (1716, 06, 'CE', 'Varzea da Volta');<text:line-break/><text:soft-page-break/>INSERT INTO tb_cidades VALUES (1717, 06, 'CE', 'Varzea do Gilo');<text:line-break/>INSERT INTO tb_cidades VALUES (1718, 06, 'CE', 'Vazantes');<text:line-break/>INSERT INTO tb_cidades VALUES (1719, 06, 'CE', 'Ventura');<text:line-break/>INSERT INTO tb_cidades VALUES (1720, 06, 'CE', 'Vertentes do Lagedo');<text:line-break/>INSERT INTO tb_cidades VALUES (1721, 06, 'CE', 'Vicosa');<text:line-break/>INSERT INTO tb_cidades VALUES (1722, 06, 'CE', 'Vicosa do Ceara');<text:line-break/>INSERT INTO tb_cidades VALUES (1723, 06, 'CE', 'Vila Soares');<text:line-break/>INSERT INTO tb_cidades VALUES (1724, 07, 'DF', 'Brasilia');<text:line-break/>INSERT INTO tb_cidades VALUES (1725, 07, 'DF', 'Brazlandia');<text:line-break/>INSERT INTO tb_cidades VALUES (1726, 07, 'DF', 'Candangolandia');<text:line-break/>INSERT INTO tb_cidades VALUES (1727, 07, 'DF', 'Ceilandia');<text:line-break/>INSERT INTO tb_cidades VALUES (1728, 07, 'DF', 'Cruzeiro');<text:line-break/>INSERT INTO tb_cidades VALUES (1729, 07, 'DF', 'Gama');<text:line-break/>INSERT INTO tb_cidades VALUES (1730, 07, 'DF', 'Guara');<text:line-break/>INSERT INTO tb_cidades VALUES (1731, 07, 'DF', 'Lago Norte');<text:line-break/>INSERT INTO tb_cidades VALUES (1732, 07, 'DF', 'Lago Sul');<text:line-break/>INSERT INTO tb_cidades VALUES (1733, 07, 'DF', 'Nucleo Bandeirante');<text:line-break/>INSERT INTO tb_cidades VALUES (1734, 07, 'DF', 'Paranoa');<text:line-break/>INSERT INTO tb_cidades VALUES (1735, 07, 'DF', 'Planaltina');<text:line-break/>INSERT INTO tb_cidades VALUES (1736, 07, 'DF', 'Recanto das Emas');<text:line-break/>INSERT INTO tb_cidades VALUES (1737, 07, 'DF', 'Riacho Fundo');<text:line-break/>INSERT INTO tb_cidades VALUES (1738, 07, 'DF', 'Samambaia');<text:line-break/>INSERT INTO tb_cidades VALUES (1739, 07, 'DF', 'Santa Maria');<text:line-break/>INSERT INTO tb_cidades VALUES (1740, 07, 'DF', 'Sao Sebastiao');<text:line-break/>INSERT INTO tb_cidades VALUES (1741, 07, 'DF', 'Sobradinho');<text:line-break/>INSERT INTO tb_cidades VALUES (1742, 07, 'DF', 'Taguatinga');<text:line-break/>INSERT INTO tb_cidades VALUES (1743, 08, 'ES', 'Acioli');<text:line-break/>INSERT INTO tb_cidades VALUES (1744, 08, 'ES', 'Afonso Claudio');<text:line-break/>INSERT INTO tb_cidades VALUES (1745, 08, 'ES', 'Agha');<text:line-break/>INSERT INTO tb_cidades VALUES (1746, 08, 'ES', 'Agua Doce do Norte');<text:line-break/>INSERT INTO tb_cidades VALUES (1747, 08, 'ES', 'Aguia Branca');<text:line-break/>INSERT INTO tb_cidades VALUES (1748, 08, 'ES', 'Airituba');<text:line-break/>INSERT INTO tb_cidades VALUES (1749, 08, 'ES', 'Alegre');<text:line-break/>INSERT INTO tb_cidades VALUES (1750, 08, 'ES', 'Alfredo Chaves');<text:line-break/>INSERT INTO tb_cidades VALUES (1751, 08, 'ES', 'Alto Calcado');<text:line-break/>INSERT INTO tb_cidades VALUES (1752, 08, 'ES', 'Alto Caldeirao');<text:line-break/>INSERT INTO tb_cidades VALUES (1753, 08, 'ES', 'Alto Mutum Preto');<text:line-break/>INSERT INTO tb_cidades VALUES (1754, 08, 'ES', 'Alto Rio Novo');<text:line-break/>INSERT INTO tb_cidades VALUES (1755, 08, 'ES', 'Alto Santa Maria');<text:line-break/>INSERT</text:p>
      <text:p text:style-name="Standard"><text:s/>INTO tb_cidades VALUES (1756, 08, 'ES', 'Anchieta');<text:line-break/>INSERT INTO tb_cidades VALUES (1757, 08, 'ES', 'Angelo Frechiani');<text:line-break/>INSERT INTO tb_cidades VALUES (1758, 08, 'ES', 'Anutiba');<text:line-break/>INSERT INTO tb_cidades VALUES (1759, 08, 'ES', 'Apiaca');<text:line-break/>INSERT INTO tb_cidades VALUES (1760, 08, 'ES', 'Aracatiba');<text:line-break/>INSERT INTO tb_cidades VALUES (1761, 08, 'ES', 'Arace');<text:line-break/>INSERT INTO tb_cidades VALUES (1762, 08, 'ES', 'Aracruz');<text:line-break/>INSERT INTO tb_cidades VALUES (1763, 08, 'ES', 'Aracui');<text:line-break/>INSERT INTO tb_cidades VALUES (1764, 08, 'ES', 'Araguaia');<text:line-break/>INSERT INTO tb_cidades VALUES (1765, 08, 'ES', 'Ararai');<text:line-break/>INSERT INTO tb_cidades VALUES (1766, 08, 'ES', 'Argolas');<text:line-break/>INSERT INTO tb_cidades VALUES (1767, 08, 'ES', 'Atilio Vivacqua');<text:line-break/><text:soft-page-break/>INSERT INTO tb_cidades VALUES (1768, 08, 'ES', 'Baia Nova');<text:line-break/>INSERT INTO tb_cidades VALUES (1769, 08, 'ES', 'Baixo Guandu');<text:line-break/>INSERT INTO tb_cidades VALUES (1770, 08, 'ES', 'Barra de Novo Brasil');<text:line-break/>INSERT INTO tb_cidades VALUES (1771, 08, 'ES', 'Barra de Sao Francisco');<text:line-break/>INSERT INTO tb_cidades VALUES (1772, 08, 'ES', 'Barra do Itapemirim');<text:line-break/>INSERT INTO tb_cidades VALUES (1773, 08, 'ES', 'Barra Nova');<text:line-break/>INSERT INTO tb_cidades VALUES (1774, 08, 'ES', 'Barra Seca');<text:line-break/>INSERT INTO tb_cidades VALUES (1775, 08, 'ES', 'Baunilha');<text:line-break/>INSERT INTO tb_cidades VALUES (1776, 08, 'ES', 'Bebedouro');<text:line-break/>INSERT INTO tb_cidades VALUES (1777, 08, 'ES', 'Boa Esperanca');<text:line-break/>INSERT INTO tb_cidades VALUES (1778, 08, 'ES', 'Boapaba');<text:line-break/>INSERT INTO tb_cidades VALUES (1779, 08, 'ES', 'Bom Jesus do Norte');<text:line-break/>INSERT INTO tb_cidades VALUES (1780, 08, 'ES', 'Bonsucesso');<text:line-break/>INSERT INTO tb_cidades VALUES (1781, 08, 'ES', 'Braco do Rio');<text:line-break/>INSERT INTO tb_cidades VALUES (1782, 08, 'ES', 'Brejetuba');<text:line-break/>INSERT INTO tb_cidades VALUES (1783, 08, 'ES', 'Burarama');<text:line-break/>INSERT INTO tb_cidades VALUES (1784, 08, 'ES', 'Cachoeirinha de Itauna');<text:line-break/>INSERT INTO tb_cidades VALUES (1785, 08, 'ES', 'Cachoeiro de Itapemirim');<text:line-break/>INSERT INTO tb_cidades VALUES (1786, 08, 'ES', 'Cafe');<text:line-break/>INSERT INTO tb_cidades VALUES (1787, 08, 'ES', 'Calogi');<text:line-break/>INSERT INTO tb_cidades VALUES (1788, 08, 'ES', 'Camara');<text:line-break/>INSERT INTO tb_cidades VALUES (1789, 08, 'ES', 'Carapina');<text:line-break/>INSERT INTO tb_cidades VALUES (1790, 08, 'ES', 'Cariacica');<text:line-break/>INSERT INTO tb_cidades VALUES (1791, 08, 'ES', 'Castelo');<text:line-break/>INSERT INTO tb_cidades VALUES (1792, 08, 'ES', 'Celina');<text:line-break/>INSERT INTO tb_cidades VALUES (1793, 08, 'ES', 'Colatina');<text:line-break/>INSERT INTO tb_cidades VALUES (1794, 08, 'ES', 'Conceicao da Barra');<text:line-break/>INSERT INTO tb_cidades VALUES (1795, 08, 'ES', 'Conceicao do Castelo');<text:line-break/>INSERT INTO tb_cidades VALUES (1796, 08, 'ES', 'Conceicao do Muqui');<text:line-break/>INSERT INTO tb_cidades VALUES (1797, 08, 'ES', 'Conduru');<text:line-break/>INSERT INTO tb_cidades VALUES (1798, 08, 'ES', 'Coqueiral');<text:line-break/>INSERT INTO tb_cidades VALUES (1799, 08, 'ES', 'Corrego dos Monos');<text:line-break/>INSERT INTO tb_cidades VALUES (1800, 08, 'ES', 'Cotaxe');<text:line-break/>INSERT INTO tb_cidades VALUES (1801, 08, 'ES', 'Cristal do Norte');<text:line-break/>INSERT INTO tb_cidades VALUES (1802, 08, 'ES', 'Crubixa');<text:line-break/>INSERT INTO tb_cidades VALUES (1803, 08, 'ES', 'Desengano');<text:line-break/>INSERT INTO tb_cidades VALUES (1804, 08, 'ES', 'Divino de Sao Lourenco');<text:line-break/>INSERT INTO tb_cidades VALUES (1805, 08, 'ES', 'Divino Espirito Santo');<text:line-break/>INSERT INTO tb_cidades VALUES (1806, 08, 'ES', 'Djalma Coutinho');<text:line-break/>INSERT INTO tb_cidades VALUES (1807, 08, 'ES', 'Domingos Martins');<text:line-break/>INSERT INTO tb_cidades VALUES (1808, 08, 'ES', 'Dona America');<text:line-break/>INSERT INTO tb_cidades VALUES (1809, 08, 'ES', 'Dores do Rio Preto');<text:line-break/>INSERT INTO tb_cidades VALUES (1810, 08, 'ES', 'Duas Barras');<text:line-break/>INSERT INTO tb_cidades VALUES (1811, 08, 'ES', 'Ecoporanga');<text:line-break/>INSERT INTO tb_cidades VALUES (1812, 08, 'ES', 'Estrela do Norte');<text:line-break/>INSERT INTO tb_cidades VALUES (1813, 08, 'ES', 'Fartura');<text:line-break/>INSERT INTO tb_cidades VALUES (1814, 08, 'ES', 'Fazenda Guandu');<text:line-break/>INSERT INTO tb_cidades VALUES (1815, 08, 'ES', 'Fundao');<text:line-break/>INSERT INTO tb_cidades VALUES (1816, 08, 'ES', 'Garrafao');<text:line-break/>INSERT INTO tb_cidades VALUES (1817, 08, 'ES', 'Gironda');<text:line-break/>INSERT INTO tb_cidades VALUES (1818, 08, 'ES', 'Goiabeiras');<text:line-break/>INSERT INTO tb_cidades VALUES (1819, 08, 'ES', 'Governador Lacerda de Aguiar');<text:line-break/><text:soft-page-break/>INSERT INTO tb_cidades VALUES (1820, 08, 'ES', 'Governador Lindenberg');<text:line-break/>INSERT INTO tb_cidades VALUES (1821, 08, 'ES', 'Graca Aranha');<text:line-break/>INSERT INTO tb_cidades VALUES (1822, 08, 'ES', 'Gruta');<text:line-break/>INSERT INTO tb_cidades VALUES (1823, 08, 'ES', 'Guacui');<text:line-break/>INSERT INTO tb_cidades VALUES (1824, 08, 'ES', 'Guarana');<text:line-break/>INSERT INTO tb_cidades VALUES (1825, 08, 'ES', 'Guarapari');<text:line-break/>INSERT INTO tb_cidades VALUES (1826, 08, 'ES', 'Guararema');<text:line-break/>INSERT INTO tb_cidades VALUES (1827, 08, 'ES', 'Ibatiba');<text:line-break/>INSERT INTO tb_cidades VALUES (1828, 08, 'ES', 'Ibes');<text:line-break/>INSERT INTO tb_cidades VALUES (1829, 08, 'ES', 'Ibicaba');<text:line-break/>INSERT INTO tb_cidades VALUES (1830, 08, 'ES', 'Ibiracu');<text:line-break/>INSERT INTO tb_cidades VALUES (1831, 08, 'ES', 'Ibitirama');<text:line-break/>INSERT INTO tb_cidades VALUES (1832, 08, 'ES', 'Ibitirui');<text:line-break/>INSERT INTO tb_cidades VALUES (1833, 08, 'ES', 'Ibituba');<text:line-break/>INSERT INTO tb_cidades VALUES (1834, 08, 'ES', 'Iconha');<text:line-break/>INSERT INTO tb_cidades VALUES (1835, 08, 'ES', 'Imburana');<text:line-break/>INSERT INTO tb_cidades VALUES (1836, 08, 'ES', 'Iriritiba');<text:line-break/>INSERT INTO tb_cidades VALUES (1837, 08, 'ES', 'Irundi');<text:line-break/>INSERT INTO tb_cidades VALUES (1838, 08, 'ES', 'Irupi');<text:line-break/>INSERT INTO tb_cidades VALUES (1839, 08, 'ES', 'Isabel');<text:line-break/>INSERT INTO tb_cidades VALUES (1840, 08, 'ES', 'Itabaiana');<text:line-break/>INSERT INTO tb_cidades VALUES (1841, 08, 'ES', 'Itacu');<text:line-break/>INSERT INTO tb_cidades VALUES (1842, 08, 'ES', 'Itaguacu');<text:line-break/>INSERT INTO tb_cidades VALUES (1843, 08, 'ES', 'Itaici');<text:line-break/>INSERT INTO tb_cidades VALUES (1844, 08, 'ES', 'Itaimbe');<text:line-break/>INSERT INTO tb_cidades VALUES (1845, 08, 'ES', 'Itaipava');<text:line-break/>INSERT INTO tb_cidades VALUES (1846, 08, 'ES', 'Itamira');<text:line-break/>INSERT INTO tb_cidades VALUES (1847, 08, 'ES', 'Itaoca');<text:line-break/>INSERT INTO tb_cidades VALUES (1848, 08, 'ES', 'Itapecoa');<text:line-break/>INSERT INTO tb_cidades VALUES (1849, 08, 'ES', 'Itapemirim');<text:line-break/>INSERT INTO tb_cidades VALUES (1850, 08, 'ES', 'Itaperuna');<text:line-break/>INSERT INTO tb_cidades VALUES (1851, 08, 'ES', 'Itapina');<text:line-break/>INSERT INTO tb_cidades VALUES (1852, 08, 'ES', 'Itaquari');<text:line-break/>INSERT INTO tb_cidades VALUES (1853, 08, 'ES', 'Itarana');<text:line-break/>INSERT INTO tb_cidades VALUES (1854, 08, 'ES', 'Itaunas');<text:line-break/>INSERT INTO tb_cidades VALUES (1855, 08, 'ES', 'Itauninhas');<text:line-break/>INSERT INTO tb_cidades VALUES (1856, 08, 'ES', 'Iuna');<text:line-break/>INSERT INTO tb_cidades VALUES (1857, 08, 'ES', 'Jabaquara');<text:line-break/>INSERT INTO tb_cidades VALUES (1858, 08, 'ES', 'Jacaraipe');<text:line-break/>INSERT INTO tb_cidades VALUES (1859, 08, 'ES', 'Jacigua');<text:line-break/>INSERT INTO tb_cidades VALUES (1860, 08, 'ES', 'Jacupemba');<text:line-break/>INSERT INTO tb_cidades VALUES (1861, 08, 'ES', 'Jaguare');<text:line-break/>INSERT INTO tb_cidades VALUES (1862, 08, 'ES', 'Jeronimo Monteiro');<text:line-break/>INSERT INTO tb_cidades VALUES (1863, 08, 'ES', 'Joacuba');<text:line-break/>INSERT INTO tb_cidades VALUES (1864, 08, 'ES', 'Joao Neiva');<text:line-break/>INSERT INTO tb_cidades VALUES (1865, 08, 'ES', 'Joatuba');<text:line-break/>INSERT INTO tb_cidades VALUES (1866, 08, 'ES', 'Jose Carlos');<text:line-break/>INSERT INTO tb_cidades VALUES (1867, 08, 'ES', 'Jucu');<text:line-break/>INSERT INTO tb_cidades VALUES (1868, 08, 'ES', 'Lajinha');<text:line-break/>INSERT INTO tb_cidades VALUES (1869, 08, 'ES', 'Laranja da Terra');<text:line-break/>INSERT INTO tb_cidades VALUES (1870, 08, 'ES', 'Limoeiro');<text:line-break/>INSERT INTO tb_cidades VALUES (1871, 08, 'ES', 'Linhares');<text:line-break/><text:soft-page-break/>INSERT INTO tb_cidades VALUES (1872, 08, 'ES', 'Mangarai');<text:line-break/>INSERT INTO tb_cidades VALUES (1873, 08, 'ES', 'Mantenopolis');<text:line-break/>INSERT INTO tb_cidades VALUES (1874, 08, 'ES', 'Marataizes');<text:line-break/>INSERT INTO tb_cidades VALUES (1875, 08, 'ES', 'Marechal Floriano');<text:line-break/>INSERT INTO tb_cidades VALUES (1876, 08, 'ES', 'Marilandia');<text:line-break/>INSERT INTO tb_cidades VALUES (1877, 08, 'ES', 'Matilde');<text:line-break/>INSERT INTO tb_cidades VALUES (1878, 08, 'ES', 'Melgaco');<text:line-break/>INSERT INTO tb_cidades VALUES (1879, 08, 'ES', 'Menino Jesus');<text:line-break/>INSERT INTO tb_cidades VALUES (1880, 08, 'ES', 'Mimoso do Sul');<text:line-break/>INSERT INTO tb_cidades VALUES (1881, 08, 'ES', 'Montanha');<text:line-break/>INSERT INTO tb_cidades VALUES (1882, 08, 'ES', 'Monte Carmelo do Rio Novo');<text:line-break/>INSERT INTO tb_cidades VALUES (1883, 08, 'ES', 'Monte Pio');<text:line-break/>INSERT INTO tb_cidades VALUES (1884, 08, 'ES', 'Monte Sinai');<text:line-break/>INSERT INTO tb_cidades VALUES (1885, 08, 'ES', 'Mucurici');<text:line-break/>INSERT INTO tb_cidades VALUES (1886, 08, 'ES', 'Mundo Novo');<text:line-break/>INSERT INTO tb_cidades VALUES (1887, 08, 'ES', 'Muniz Freire');<text:line-break/>INSERT INTO tb_cidades VALUES (1888, 08, 'ES', 'Muqui');<text:line-break/>INSERT INTO tb_cidades VALUES (1889, 08, 'ES', 'Nestor Gomes');<text:line-break/>INSERT INTO tb_cidades VALUES (1890, 08, 'ES', 'Nova Almeida');<text:line-break/>INSERT INTO tb_cidades VALUES (1891, 08, 'ES', 'Nova Canaa');<text:line-break/>INSERT INTO tb_cidades VALUES (1892, 08, 'ES', 'Nova Venecia');<text:line-break/>INSERT INTO tb_cidades VALUES (1893, 08, 'ES', 'Nova Verona');<text:line-break/>INSERT INTO tb_cidades VALUES (1894, 08, 'ES', 'Novo Brasil');<text:line-break/>INSERT INTO tb_cidades VALUES (1895, 08, 'ES', 'Novo Horizonte');<text:line-break/>INSERT INTO tb_cidades VALUES (1896, 08, 'ES', 'Pacotuba');<text:line-break/>INSERT INTO tb_cidades VALUES (1897, 08, 'ES', 'Paineiras');<text:line-break/>INSERT INTO tb_cidades VALUES (1898, 08, 'ES', 'Palmeira');<text:line-break/>INSERT INTO tb_cidades VALUES (1899, 08, 'ES', 'Palmerino');<text:line-break/>INSERT INTO tb_cidades VALUES (1900, 08, 'ES', 'Pancas');<text:line-break/>INSERT INTO tb_cidades VALUES (1901, 08, 'ES', 'Paraju');<text:line-break/>INSERT INTO tb_cidades VALUES (1902, 08, 'ES', 'Paulista');<text:line-break/>INSERT INTO tb_cidades VALUES (1903, 08, 'ES', 'Pedro Canario');<text:line-break/>INSERT INTO tb_cidades VALUES (1904, 08, 'ES', 'Pendanga');<text:line-break/>INSERT INTO tb_cidades VALUES (1905, 08, 'ES', 'Pequia');<text:line-break/>INSERT INTO tb_cidades VALUES (1906, 08, 'ES', 'Perdicao');<text:line-break/>INSERT INTO tb_cidades VALUES (1907, 08, 'ES', 'Piacu');<text:line-break/>INSERT INTO tb_cidades VALUES (1908, 08, 'ES', 'Pinheiros');<text:line-break/>INSERT INTO tb_cidades VALUES (1909, 08, 'ES', 'Piracema');<text:line-break/>INSERT INTO tb_cidades VALUES (1910, 08, 'ES', 'Piuma');<text:line-break/>INSERT INTO tb_cidades VALUES (1911, 08, 'ES', 'Ponte de Itabapoana');<text:line-break/>INSERT INTO tb_cidades VALUES (1912, 08, 'ES', 'Ponto Belo');<text:line-break/>INSERT INTO tb_cidades VALUES (1913, 08, 'ES', 'Pontoes');<text:line-break/>INSERT INTO tb_cidades VALUES (1914, 08, 'ES', 'Poranga');<text:line-break/>INSERT INTO tb_cidades VALUES (1915, 08, 'ES', 'Porto</text:p>
      <text:p text:style-name="Standard"><text:s/>Barra do Riacho');<text:line-break/>INSERT INTO tb_cidades VALUES (1916, 08, 'ES', 'Praia Grande');<text:line-break/>INSERT INTO tb_cidades VALUES (1917, 08, 'ES', 'Presidente Kennedy');<text:line-break/>INSERT INTO tb_cidades VALUES (1918, 08, 'ES', 'Princesa');<text:line-break/>INSERT INTO tb_cidades VALUES (1919, 08, 'ES', 'Queimado');<text:line-break/>INSERT INTO tb_cidades VALUES (1920, 08, 'ES', 'Quilometro Null do Mutum');<text:line-break/>INSERT INTO tb_cidades VALUES (1921, 08, 'ES', 'Regencia');<text:line-break/>INSERT INTO tb_cidades VALUES (1922, 08, 'ES', 'Riacho');<text:line-break/><text:soft-page-break/>INSERT INTO tb_cidades VALUES (1923, 08, 'ES', 'Ribeirao do Cristo');<text:line-break/>INSERT INTO tb_cidades VALUES (1924, 08, 'ES', 'Rio Bananal');<text:line-break/>INSERT INTO tb_cidades VALUES (1925, 08, 'ES', 'Rio Calcado');<text:line-break/>INSERT INTO tb_cidades VALUES (1926, 08, 'ES', 'Rio Muqui');<text:line-break/>INSERT INTO tb_cidades VALUES (1927, 08, 'ES', 'Rio Novo do Sul');<text:line-break/>INSERT INTO tb_cidades VALUES (1928, 08, 'ES', 'Rio Preto');<text:line-break/>INSERT INTO tb_cidades VALUES (1929, 08, 'ES', 'Rive');<text:line-break/>INSERT INTO tb_cidades VALUES (1930, 08, 'ES', 'Sagrada Familia');<text:line-break/>INSERT INTO tb_cidades VALUES (1931, 08, 'ES', 'Santa Angelica');<text:line-break/>INSERT INTO tb_cidades VALUES (1932, 08, 'ES', 'Santa Cruz');<text:line-break/>INSERT INTO tb_cidades VALUES (1933, 08, 'ES', 'Santa Julia');<text:line-break/>INSERT INTO tb_cidades VALUES (1934, 08, 'ES', 'Santa Leopoldina');<text:line-break/>INSERT INTO tb_cidades VALUES (1935, 08, 'ES', 'Santa Luzia de Mantenopolis');<text:line-break/>INSERT INTO tb_cidades VALUES (1936, 08, 'ES', 'Santa Luzia do Azul');<text:line-break/>INSERT INTO tb_cidades VALUES (1937, 08, 'ES', 'Santa Luzia do Norte');<text:line-break/>INSERT INTO tb_cidades VALUES (1938, 08, 'ES', 'Santa Maria de Jetiba');<text:line-break/>INSERT INTO tb_cidades VALUES (1939, 08, 'ES', 'Santa Marta');<text:line-break/>INSERT INTO tb_cidades VALUES (1940, 08, 'ES', 'Santa Teresa');<text:line-break/>INSERT INTO tb_cidades VALUES (1941, 08, 'ES', 'Santa Terezinha');<text:line-break/>INSERT INTO tb_cidades VALUES (1942, 08, 'ES', 'Santissima Trindade');<text:line-break/>INSERT INTO tb_cidades VALUES (1943, 08, 'ES', 'Santo Agostinho');<text:line-break/>INSERT INTO tb_cidades VALUES (1944, 08, 'ES', 'Santo Antonio');<text:line-break/>INSERT INTO tb_cidades VALUES (1945, 08, 'ES', 'Santo Antonio do Canaa');<text:line-break/>INSERT INTO tb_cidades VALUES (1946, 08, 'ES', 'Santo Antonio do Muqui');<text:line-break/>INSERT INTO tb_cidades VALUES (1947, 08, 'ES', 'Santo Antonio do Pousalegre');<text:line-break/>INSERT INTO tb_cidades VALUES (1948, 08, 'ES', 'Santo Antonio do Quinze');<text:line-break/>INSERT INTO tb_cidades VALUES (1949, 08, 'ES', 'Sao Domingos do Norte');<text:line-break/>INSERT INTO tb_cidades VALUES (1950, 08, 'ES', 'Sao Francisco do Novo Brasil');<text:line-break/>INSERT INTO tb_cidades VALUES (1951, 08, 'ES', 'Sao Francisco Xavier do Guandu');<text:line-break/>INSERT INTO tb_cidades VALUES (1952, 08, 'ES', 'Sao Gabriel da Palha');<text:line-break/>INSERT INTO tb_cidades VALUES (1953, 08, 'ES', 'Sao Geraldo');<text:line-break/>INSERT INTO tb_cidades VALUES (1954, 08, 'ES', 'Sao Jacinto');<text:line-break/>INSERT INTO tb_cidades VALUES (1955, 08, 'ES', 'Sao Joao de Petropolis');<text:line-break/>INSERT INTO tb_cidades VALUES (1956, 08, 'ES', 'Sao Joao de Vicosa');<text:line-break/>INSERT INTO tb_cidades VALUES (1957, 08, 'ES', 'Sao Joao do Sobrado');<text:line-break/>INSERT INTO tb_cidades VALUES (1958, 08, 'ES', 'Sao Jorge da Barra Seca');<text:line-break/>INSERT INTO tb_cidades VALUES (1959, 08, 'ES', 'Sao Jorge do Oliveira');<text:line-break/>INSERT INTO tb_cidades VALUES (1960, 08, 'ES', 'Sao Jorge do Tiradentes');<text:line-break/>INSERT INTO tb_cidades VALUES (1961, 08, 'ES', 'Sao Jose das Torres');<text:line-break/>INSERT INTO tb_cidades VALUES (1962, 08, 'ES', 'Sao Jose de Mantenopolis');<text:line-break/>INSERT INTO tb_cidades VALUES (1963, 08, 'ES', 'Sao Jose do Calcado');<text:line-break/>INSERT INTO tb_cidades VALUES (1964, 08, 'ES', 'Sao Jose do Sobradinho');<text:line-break/>INSERT INTO tb_cidades VALUES (1965, 08, 'ES', 'Sao Mateus');<text:line-break/>INSERT INTO tb_cidades VALUES (1966, 08, 'ES', 'Sao Pedro');<text:line-break/>INSERT INTO tb_cidades VALUES (1967, 08, 'ES', 'Sao Pedro de Itabapoana');<text:line-break/>INSERT INTO tb_cidades VALUES (1968, 08, 'ES', 'Sao Pedro de Rates');<text:line-break/>INSERT INTO tb_cidades VALUES (1969, 08, 'ES', 'Sao Rafael');<text:line-break/>INSERT INTO tb_cidades VALUES (1970, 08, 'ES', 'Sao Roque do Cannaa');<text:line-break/>INSERT INTO tb_cidades VALUES (1971, 08, 'ES', 'Sao Tiago');<text:line-break/>INSERT INTO tb_cidades VALUES (1972, 08, 'ES', 'Sao Torquato');<text:line-break/>INSERT INTO tb_cidades VALUES (1973, 08, 'ES', 'Sapucaia');<text:line-break/>INSERT INTO tb_cidades VALUES (1974, 08, 'ES', 'Serra');<text:line-break/><text:soft-page-break/>INSERT INTO tb_cidades VALUES (1975, 08, 'ES', 'Serra Pelada');<text:line-break/>INSERT INTO tb_cidades VALUES (1976, 08, 'ES', 'Sobreiro');<text:line-break/>INSERT INTO tb_cidades VALUES (1977, 08, 'ES', 'Sooretama');<text:line-break/>INSERT INTO tb_cidades VALUES (1978, 08, 'ES', 'Timbui');<text:line-break/>INSERT INTO tb_cidades VALUES (1979, 08, 'ES', 'Todos Os Santos');<text:line-break/>INSERT INTO tb_cidades VALUES (1980, 08, 'ES', 'Urania');<text:line-break/>INSERT INTO tb_cidades VALUES (1981, 08, 'ES', 'Vargem Alta');<text:line-break/>INSERT INTO tb_cidades VALUES (1982, 08, 'ES', 'Vargem Grande do Soturno');<text:line-break/>INSERT INTO tb_cidades VALUES (1983, 08, 'ES', 'Venda Nova do Imigrante');<text:line-break/>INSERT INTO tb_cidades VALUES (1984, 08, 'ES', 'Viana');<text:line-break/>INSERT INTO tb_cidades VALUES (1985, 08, 'ES', 'Vieira Machado');<text:line-break/>INSERT INTO tb_cidades VALUES (1986, 08, 'ES', 'Vila Nelita');<text:line-break/>INSERT INTO tb_cidades VALUES (1987, 08, 'ES', 'Vila Nova de Bananal');<text:line-break/>INSERT INTO tb_cidades VALUES (1988, 08, 'ES', 'Vila Pavao');<text:line-break/>INSERT INTO tb_cidades VALUES (1989, 08, 'ES', 'Vila Valerio');<text:line-break/>INSERT INTO tb_cidades VALUES (1990, 08, 'ES', 'Vila Velha');<text:line-break/>INSERT INTO tb_cidades VALUES (1991, 08, 'ES', 'Vila Verde');<text:line-break/>INSERT INTO tb_cidades VALUES (1992, 08, 'ES', 'Vinhatico');<text:line-break/>INSERT INTO tb_cidades VALUES (1993, 08, 'ES', 'Vinte E Cinco de Julho');<text:line-break/>INSERT INTO tb_cidades VALUES (1994, 08, 'ES', 'Vitoria');<text:line-break/>INSERT INTO tb_cidades VALUES (1995, 09, 'GO', 'Abadia de Goias');<text:line-break/>INSERT INTO tb_cidades VALUES (1996, 09, 'GO', 'Abadiania');<text:line-break/>INSERT INTO tb_cidades VALUES (1997, 09, 'GO', 'Acreuna');<text:line-break/>INSERT INTO tb_cidades VALUES (1998, 09, 'GO', 'Adelandia');<text:line-break/>INSERT INTO tb_cidades VALUES (1999, 09, 'GO', 'Agua Fria de Goias');<text:line-break/>INSERT INTO tb_cidades VALUES (2000, 09, 'GO', 'Agua Limpa');<text:line-break/>INSERT INTO tb_cidades VALUES (2001, 09, 'GO', 'Aguas Lindas de Goias');<text:line-break/>INSERT INTO tb_cidades VALUES (2002, 09, 'GO', 'Alexania');<text:line-break/>INSERT INTO tb_cidades VALUES (2003, 09, 'GO', 'Aloandia');<text:line-break/>INSERT INTO tb_cidades VALUES (2004, 09, 'GO', 'Alto Alvorada');<text:line-break/>INSERT INTO tb_cidades VALUES (2005, 09, 'GO', 'Alto Horizonte');<text:line-break/>INSERT INTO tb_cidades VALUES (2006, 09, 'GO', 'Alto Paraiso de Goias');<text:line-break/>INSERT INTO tb_cidades VALUES (2007, 09, 'GO', 'Alvorada do Norte');<text:line-break/>INSERT INTO tb_cidades VALUES (2008, 09, 'GO', 'Amaralina');<text:line-break/>INSERT INTO tb_cidades VALUES (2009, 09, 'GO', 'Americano do Brasil');<text:line-break/>INSERT INTO tb_cidades VALUES (2010, 09, 'GO', 'Amorinopolis');<text:line-break/>INSERT INTO tb_cidades VALUES (2011, 09, 'GO', 'Anapolis');<text:line-break/>INSERT INTO tb_cidades VALUES (2012, 09, 'GO', 'Anhanguera');<text:line-break/>INSERT INTO tb_cidades VALUES (2013, 09, 'GO', 'Anicuns');<text:line-break/>INSERT INTO tb_cidades VALUES (2014, 09, 'GO', 'Aparecida');<text:line-break/>INSERT INTO tb_cidades VALUES (2015, 09, 'GO', 'Aparecida de Goiania');<text:line-break/>INSERT INTO tb_cidades VALUES (2016, 09, 'GO', 'Aparecida de Goias');<text:line-break/>INSERT INTO tb_cidades VALUES (2017, 09, 'GO', 'Aparecida do Rio Claro');<text:line-break/>INSERT INTO tb_cidades VALUES (2018, 09, 'GO', 'Aparecida do Rio Doce');<text:line-break/>INSERT INTO tb_cidades VALUES (2019, 09, 'GO', 'Apore');<text:line-break/>INSERT INTO tb_cidades VALUES (2020, 09, 'GO', 'Aracu');<text:line-break/>INSERT INTO tb_cidades VALUES (2021, 09, 'GO', 'Aragarcas');<text:line-break/>INSERT INTO tb_cidades VALUES (2022, 09, 'GO', 'Aragoiania');<text:line-break/>INSERT INTO tb_cidades VALUES (2023, 09, 'GO', 'Araguapaz');<text:line-break/>INSERT INTO tb_cidades VALUES (2024, 09, 'GO', 'Arenopolis');<text:line-break/>INSERT INTO tb_cidades VALUES (2025, 09, 'GO', 'Aruana');<text:line-break/>INSERT INTO tb_cidades VALUES (2026, 09, 'GO', 'Aurilandia');<text:line-break/><text:soft-page-break/>INSERT INTO tb_cidades VALUES (2027, 09, 'GO', 'Auriverde');<text:line-break/>INSERT INTO tb_cidades VALUES (2028, 09, 'GO', 'Avelinopolis');<text:line-break/>INSERT INTO tb_cidades VALUES (2029, 09, 'GO', 'Bacilandia');<text:line-break/>INSERT INTO tb_cidades VALUES (2030, 09, 'GO', 'Baliza');<text:line-break/>INSERT INTO tb_cidades VALUES (2031, 09, 'GO', 'Bandeirantes');<text:line-break/>INSERT INTO tb_cidades VALUES (2032, 09, 'GO', 'Barbosilandia');<text:line-break/>INSERT INTO tb_cidades VALUES (2033, 09, 'GO', 'Barro Alto');<text:line-break/>INSERT INTO tb_cidades VALUES (2034, 09, 'GO', 'Bela Vista de Goias');<text:line-break/>INSERT INTO tb_cidades VALUES (2035, 09, 'GO', 'Bom Jardim de Goias');<text:line-break/>INSERT INTO tb_cidades VALUES (2036, 09, 'GO', 'Bom Jesus de Goias');<text:line-break/>INSERT INTO tb_cidades VALUES (2037, 09, 'GO', 'Bonfinopolis');<text:line-break/>INSERT INTO tb_cidades VALUES (2038, 09, 'GO', 'Bonopolis');<text:line-break/>INSERT INTO tb_cidades VALUES (2039, 09, 'GO', 'Brazabrantes');<text:line-break/>INSERT INTO tb_cidades VALUES (2040, 09, 'GO', 'Britania');<text:line-break/>INSERT INTO tb_cidades VALUES (2041, 09, 'GO', 'Buenolandia');<text:line-break/>INSERT INTO tb_cidades VALUES (2042, 09, 'GO', 'Buriti Alegre');<text:line-break/>INSERT INTO tb_cidades VALUES (2043, 09, 'GO', 'Buriti de Goias');<text:line-break/>INSERT INTO tb_cidades VALUES (2044, 09, 'GO', 'Buritinopolis');<text:line-break/>INSERT INTO tb_cidades VALUES (2045, 09, 'GO', 'Cabeceiras');<text:line-break/>INSERT INTO tb_cidades VALUES (2046, 09, 'GO', 'Cachoeira Alta');<text:line-break/>INSERT INTO tb_cidades VALUES (2047, 09, 'GO', 'Cachoeira de Goias');<text:line-break/>INSERT INTO tb_cidades VALUES (2048, 09, 'GO', 'Cachoeira Dourada');<text:line-break/>INSERT INTO tb_cidades VALUES (2049, 09, 'GO', 'Cacu');<text:line-break/>INSERT INTO tb_cidades VALUES (2050, 09, 'GO', 'Caiaponia');<text:line-break/>INSERT INTO tb_cidades VALUES (2051, 09, 'GO', 'Caicara');<text:line-break/>INSERT INTO tb_cidades VALUES (2052, 09, 'GO', 'Calcilandia');<text:line-break/>INSERT INTO tb_cidades VALUES (2053, 09, 'GO', 'Caldas Novas');<text:line-break/>INSERT INTO tb_cidades VALUES (2054, 09, 'GO', 'Caldazinha');<text:line-break/>INSERT INTO tb_cidades VALUES (2055, 09, 'GO', 'Calixto');<text:line-break/>INSERT INTO tb_cidades VALUES (2056, 09, 'GO', 'Campestre de Goias');<text:line-break/>INSERT INTO tb_cidades VALUES (2057, 09, 'GO', 'Campinacu');<text:line-break/>INSERT INTO tb_cidades VALUES (2058, 09, 'GO', 'Campinorte');<text:line-break/>INSERT INTO tb_cidades VALUES (2059, 09, 'GO', 'Campo Alegre de Goias');<text:line-break/>INSERT INTO tb_cidades VALUES (2060, 09, 'GO', 'Campo Limpo');<text:line-break/>INSERT INTO tb_cidades VALUES (2061, 09, 'GO', 'Campolandia');<text:line-break/>INSERT INTO tb_cidades VALUES (2062, 09, 'GO', 'Campos Belos');<text:line-break/>INSERT INTO tb_cidades VALUES (2063, 09, 'GO', 'Campos Verdes');<text:line-break/>INSERT INTO tb_cidades VALUES (2064, 09, 'GO', 'Cana Brava');<text:line-break/>INSERT INTO tb_cidades VALUES (2065, 09, 'GO', 'Canada');<text:line-break/>INSERT INTO tb_cidades VALUES (2066, 09,</text:p>
      <text:p text:style-name="Standard"><text:s/>'GO', 'Capelinha');<text:line-break/>INSERT INTO tb_cidades VALUES (2067, 09, 'GO', 'Caraiba');<text:line-break/>INSERT INTO tb_cidades VALUES (2068, 09, 'GO', 'Carmo do Rio Verde');<text:line-break/>INSERT INTO tb_cidades VALUES (2069, 09, 'GO', 'Castelandia');<text:line-break/>INSERT INTO tb_cidades VALUES (2070, 09, 'GO', 'Castrinopolis');<text:line-break/>INSERT INTO tb_cidades VALUES (2071, 09, 'GO', 'Catalao');<text:line-break/>INSERT INTO tb_cidades VALUES (2072, 09, 'GO', 'Caturai');<text:line-break/>INSERT INTO tb_cidades VALUES (2073, 09, 'GO', 'Cavalcante');<text:line-break/>INSERT INTO tb_cidades VALUES (2074, 09, 'GO', 'Cavalheiro');<text:line-break/>INSERT INTO tb_cidades VALUES (2075, 09, 'GO', 'Cebrasa');<text:line-break/>INSERT INTO tb_cidades VALUES (2076, 09, 'GO', 'Ceres');<text:line-break/>INSERT INTO tb_cidades VALUES (2077, 09, 'GO', 'Cezarina');<text:line-break/><text:soft-page-break/>INSERT INTO tb_cidades VALUES (2078, 09, 'GO', 'Chapadao do Ceu');<text:line-break/>INSERT INTO tb_cidades VALUES (2079, 09, 'GO', 'Choupana');<text:line-break/>INSERT INTO tb_cidades VALUES (2080, 09, 'GO', 'Cibele');<text:line-break/>INSERT INTO tb_cidades VALUES (2081, 09, 'GO', 'Cidade Ocidental');<text:line-break/>INSERT INTO tb_cidades VALUES (2082, 09, 'GO', 'Cirilandia');<text:line-break/>INSERT INTO tb_cidades VALUES (2083, 09, 'GO', 'Cocalzinho de Goias');<text:line-break/>INSERT INTO tb_cidades VALUES (2084, 09, 'GO', 'Colinas do Sul');<text:line-break/>INSERT INTO tb_cidades VALUES (2085, 09, 'GO', 'Corrego do Ouro');<text:line-break/>INSERT INTO tb_cidades VALUES (2086, 09, 'GO', 'Corrego Rico');<text:line-break/>INSERT INTO tb_cidades VALUES (2087, 09, 'GO', 'Corumba de Goias');<text:line-break/>INSERT INTO tb_cidades VALUES (2088, 09, 'GO', 'Corumbaiba');<text:line-break/>INSERT INTO tb_cidades VALUES (2089, 09, 'GO', 'Cristalina');<text:line-break/>INSERT INTO tb_cidades VALUES (2090, 09, 'GO', 'Cristianopolis');<text:line-break/>INSERT INTO tb_cidades VALUES (2091, 09, 'GO', 'Crixas');<text:line-break/>INSERT INTO tb_cidades VALUES (2092, 09, 'GO', 'Crominia');<text:line-break/>INSERT INTO tb_cidades VALUES (2093, 09, 'GO', 'Cruzeiro do Norte');<text:line-break/>INSERT INTO tb_cidades VALUES (2094, 09, 'GO', 'Cumari');<text:line-break/>INSERT INTO tb_cidades VALUES (2095, 09, 'GO', 'Damianopolis');<text:line-break/>INSERT INTO tb_cidades VALUES (2096, 09, 'GO', 'Damolandia');<text:line-break/>INSERT INTO tb_cidades VALUES (2097, 09, 'GO', 'Davidopolis');<text:line-break/>INSERT INTO tb_cidades VALUES (2098, 09, 'GO', 'Davinopolis');<text:line-break/>INSERT INTO tb_cidades VALUES (2099, 09, 'GO', 'Diolandia');<text:line-break/>INSERT INTO tb_cidades VALUES (2100, 09, 'GO', 'Diorama');<text:line-break/>INSERT INTO tb_cidades VALUES (2101, 09, 'GO', 'Divinopolis de Goias');<text:line-break/>INSERT INTO tb_cidades VALUES (2102, 09, 'GO', 'Domiciano Ribeiro');<text:line-break/>INSERT INTO tb_cidades VALUES (2103, 09, 'GO', 'Doverlandia');<text:line-break/>INSERT INTO tb_cidades VALUES (2104, 09, 'GO', 'Edealina');<text:line-break/>INSERT INTO tb_cidades VALUES (2105, 09, 'GO', 'Edeia');<text:line-break/>INSERT INTO tb_cidades VALUES (2106, 09, 'GO', 'Estrela do Norte');<text:line-break/>INSERT INTO tb_cidades VALUES (2107, 09, 'GO', 'Faina');<text:line-break/>INSERT INTO tb_cidades VALUES (2108, 09, 'GO', 'Fazenda Nova');<text:line-break/>INSERT INTO tb_cidades VALUES (2109, 09, 'GO', 'Firminopolis');<text:line-break/>INSERT INTO tb_cidades VALUES (2110, 09, 'GO', 'Flores de Goias');<text:line-break/>INSERT INTO tb_cidades VALUES (2111, 09, 'GO', 'Formosa');<text:line-break/>INSERT INTO tb_cidades VALUES (2112, 09, 'GO', 'Formoso');<text:line-break/>INSERT INTO tb_cidades VALUES (2113, 09, 'GO', 'Forte');<text:line-break/>INSERT INTO tb_cidades VALUES (2114, 09, 'GO', 'Gameleira de Goias');<text:line-break/>INSERT INTO tb_cidades VALUES (2115, 09, 'GO', 'Geriacu');<text:line-break/>INSERT INTO tb_cidades VALUES (2116, 09, 'GO', 'Goialandia');<text:line-break/>INSERT INTO tb_cidades VALUES (2117, 09, 'GO', 'Goianapolis');<text:line-break/>INSERT INTO tb_cidades VALUES (2118, 09, 'GO', 'Goiandira');<text:line-break/>INSERT INTO tb_cidades VALUES (2119, 09, 'GO', 'Goianesia');<text:line-break/>INSERT INTO tb_cidades VALUES (2120, 09, 'GO', 'Goiania');<text:line-break/>INSERT INTO tb_cidades VALUES (2121, 09, 'GO', 'Goianira');<text:line-break/>INSERT INTO tb_cidades VALUES (2122, 09, 'GO', 'Goias');<text:line-break/>INSERT INTO tb_cidades VALUES (2123, 09, 'GO', 'Goiatuba');<text:line-break/>INSERT INTO tb_cidades VALUES (2124, 09, 'GO', 'Gouvelandia');<text:line-break/>INSERT INTO tb_cidades VALUES (2125, 09, 'GO', 'Guapo');<text:line-break/>INSERT INTO tb_cidades VALUES (2126, 09, 'GO', 'Guaraita');<text:line-break/>INSERT INTO tb_cidades VALUES (2127, 09, 'GO', 'Guarani de Goias');<text:line-break/>INSERT INTO tb_cidades VALUES (2128, 09, 'GO', 'Guarinos');<text:line-break/>INSERT INTO tb_cidades VALUES (2129, 09, 'GO', 'Heitorai');<text:line-break/><text:soft-page-break/>INSERT INTO tb_cidades VALUES (2130, 09, 'GO', 'Hidrolandia');<text:line-break/>INSERT INTO tb_cidades VALUES (2131, 09, 'GO', 'Hidrolina');<text:line-break/>INSERT INTO tb_cidades VALUES (2132, 09, 'GO', 'Iaciara');<text:line-break/>INSERT INTO tb_cidades VALUES (2133, 09, 'GO', 'Inaciolandia');<text:line-break/>INSERT INTO tb_cidades VALUES (2134, 09, 'GO', 'Indiara');<text:line-break/>INSERT INTO tb_cidades VALUES (2135, 09, 'GO', 'Inhumas');<text:line-break/>INSERT INTO tb_cidades VALUES (2136, 09, 'GO', 'Interlandia');<text:line-break/>INSERT INTO tb_cidades VALUES (2137, 09, 'GO', 'Ipameri');<text:line-break/>INSERT INTO tb_cidades VALUES (2138, 09, 'GO', 'Ipora');<text:line-break/>INSERT INTO tb_cidades VALUES (2139, 09, 'GO', 'Israelandia');<text:line-break/>INSERT INTO tb_cidades VALUES (2140, 09, 'GO', 'Itaberai');<text:line-break/>INSERT INTO tb_cidades VALUES (2141, 09, 'GO', 'Itaguacu');<text:line-break/>INSERT INTO tb_cidades VALUES (2142, 09, 'GO', 'Itaguari');<text:line-break/>INSERT INTO tb_cidades VALUES (2143, 09, 'GO', 'Itaguaru');<text:line-break/>INSERT INTO tb_cidades VALUES (2144, 09, 'GO', 'Itaja');<text:line-break/>INSERT INTO tb_cidades VALUES (2145, 09, 'GO', 'Itapaci');<text:line-break/>INSERT INTO tb_cidades VALUES (2146, 09, 'GO', 'Itapirapua');<text:line-break/>INSERT INTO tb_cidades VALUES (2147, 09, 'GO', 'Itapuranga');<text:line-break/>INSERT INTO tb_cidades VALUES (2148, 09, 'GO', 'Itaruma');<text:line-break/>INSERT INTO tb_cidades VALUES (2149, 09, 'GO', 'Itaucu');<text:line-break/>INSERT INTO tb_cidades VALUES (2150, 09, 'GO', 'Itumbiara');<text:line-break/>INSERT INTO tb_cidades VALUES (2151, 09, 'GO', 'Ivolandia');<text:line-break/>INSERT INTO tb_cidades VALUES (2152, 09, 'GO', 'Jacilandia');<text:line-break/>INSERT INTO tb_cidades VALUES (2153, 09, 'GO', 'Jandaia');<text:line-break/>INSERT INTO tb_cidades VALUES (2154, 09, 'GO', 'Jaragua');<text:line-break/>INSERT INTO tb_cidades VALUES (2155, 09, 'GO', 'Jatai');<text:line-break/>INSERT INTO tb_cidades VALUES (2156, 09, 'GO', 'Jaupaci');<text:line-break/>INSERT INTO tb_cidades VALUES (2157, 09, 'GO', 'Jeroaquara');<text:line-break/>INSERT INTO tb_cidades VALUES (2158, 09, 'GO', 'Jesupolis');<text:line-break/>INSERT INTO tb_cidades VALUES (2159, 09, 'GO', 'Joanapolis');<text:line-break/>INSERT INTO tb_cidades VALUES (2160, 09, 'GO', 'Joviania');<text:line-break/>INSERT INTO tb_cidades VALUES (2161, 09, 'GO', 'Juscelandia');<text:line-break/>INSERT INTO tb_cidades VALUES (2162, 09, 'GO', 'Juscelino Kubitschek');<text:line-break/>INSERT INTO tb_cidades VALUES (2163, 09, 'GO', 'Jussara');<text:line-break/>INSERT INTO tb_cidades VALUES (2164, 09, 'GO', 'Lagoa do Bauzinho');<text:line-break/>INSERT INTO tb_cidades VALUES (2165, 09, 'GO', 'Lagolandia');<text:line-break/>INSERT INTO tb_cidades VALUES (2166, 09, 'GO', 'Leopoldo de Bulhoes');<text:line-break/>INSERT INTO tb_cidades VALUES (2167, 09, 'GO', 'Lucilandia');<text:line-break/>INSERT INTO tb_cidades VALUES (2168, 09, 'GO', 'Luziania');<text:line-break/>INSERT INTO tb_cidades VALUES (2169, 09, 'GO', 'Mairipotaba');<text:line-break/>INSERT INTO tb_cidades VALUES (2170, 09, 'GO', 'Mambai');<text:line-break/>INSERT INTO tb_cidades VALUES (2171, 09, 'GO', 'Mara Rosa');<text:line-break/>INSERT INTO tb_cidades VALUES (2172, 09, 'GO', 'Marcianopolis');<text:line-break/>INSERT INTO tb_cidades VALUES (2173, 09, 'GO', 'Marzagao');<text:line-break/>INSERT INTO tb_cidades VALUES (2174, 09, 'GO', 'Matrincha');<text:line-break/>INSERT INTO tb_cidades VALUES (2175, 09, 'GO', 'Maurilandia');<text:line-break/>INSERT INTO tb_cidades VALUES (2176, 09, 'GO', 'Meia Ponte');<text:line-break/>INSERT INTO tb_cidades VALUES (2177, 09, 'GO', 'Messianopolis');<text:line-break/>INSERT INTO tb_cidades VALUES (2178, 09, 'GO', 'Mimoso de Goias');<text:line-break/>INSERT INTO tb_cidades VALUES (2179, 09, 'GO', 'Minacu');<text:line-break/>INSERT INTO tb_cidades VALUES (2180, 09, 'GO', 'Mineiros');<text:line-break/>INSERT INTO tb_cidades VALUES (2181, 09, 'GO', 'Moipora');<text:line-break/><text:soft-page-break/>INSERT INTO tb_cidades VALUES (2182, 09, 'GO', 'Monte Alegre de Goias');<text:line-break/>INSERT INTO tb_cidades VALUES (2183, 09, 'GO', 'Montes Claros de Goias');<text:line-break/>INSERT INTO tb_cidades VALUES (2184, 09, 'GO', 'Montividiu');<text:line-break/>INSERT INTO tb_cidades VALUES (2185, 09, 'GO', 'Montividiu do Norte');<text:line-break/>INSERT INTO tb_cidades VALUES (2186, 09, 'GO', 'Morrinhos');<text:line-break/>INSERT INTO tb_cidades VALUES (2187, 09, 'GO', 'Morro Agudo de Goias');<text:line-break/>INSERT INTO tb_cidades VALUES (2188, 09, 'GO', 'Mossamedes');<text:line-break/>INSERT INTO tb_cidades VALUES (2189, 09, 'GO', 'Mozarlandia');<text:line-break/>INSERT INTO tb_cidades VALUES (2190, 09, 'GO', 'Mundo Novo');<text:line-break/>INSERT INTO tb_cidades VALUES (2191, 09, 'GO', 'Mutunopolis');<text:line-break/>INSERT INTO tb_cidades VALUES (2192, 09, 'GO', 'Natinopolis');<text:line-break/>INSERT INTO tb_cidades VALUES (2193, 09, 'GO', 'Nazario');<text:line-break/>INSERT INTO tb_cidades VALUES (2194, 09, 'GO', 'Neropolis');<text:line-break/>INSERT INTO tb_cidades VALUES (2195, 09, 'GO', 'Niquelandia');<text:line-break/>INSERT INTO tb_cidades VALUES (2196, 09, 'GO', 'Nova America');<text:line-break/>INSERT INTO tb_cidades VALUES (2197, 09, 'GO', 'Nova Aurora');<text:line-break/>INSERT INTO tb_cidades VALUES (2198, 09, 'GO', 'Nova Crixas');<text:line-break/>INSERT INTO tb_cidades VALUES (2199, 09, 'GO', 'Nova Gloria');<text:line-break/>INSERT INTO tb_cidades VALUES (2200, 09, 'GO', 'Nova Iguacu de Goias');<text:line-break/>INSERT INTO tb_cidades VALUES (2201, 09, 'GO', 'Nova Roma');<text:line-break/>INSERT INTO tb_cidades VALUES (2202, 09, 'GO', 'Nova Veneza');<text:line-break/>INSERT INTO tb_cidades VALUES (2203, 09, 'GO', 'Novo Brasil');<text:line-break/>INSERT INTO tb_cidades VALUES (2204, 09, 'GO', 'Novo Gama');<text:line-break/>INSERT INTO tb_cidades VALUES (2205, 09, 'GO', 'Novo Planalto');<text:line-break/>INSERT INTO tb_cidades VALUES (2206, 09, 'GO', 'Olaria do Angico');<text:line-break/>INSERT INTO tb_cidades VALUES (2207, 09, 'GO', 'Olhos D''agua');<text:line-break/>INSERT INTO tb_cidades VALUES (2208, 09, 'GO', 'Orizona');<text:line-break/>INSERT INTO tb_cidades VALUES (2209, 09, 'GO', 'Ouro Verde de Goias');<text:line-break/>INSERT INTO tb_cidades VALUES (2210, 09, 'GO', 'Ouroana');<text:line-break/>INSERT INTO tb_cidades VALUES (2211, 09, 'GO', 'Ouvidor');<text:line-break/>INSERT INTO tb_cidades VALUES (2212, 09, 'GO', 'Padre Bernardo');<text:line-break/>INSERT INTO tb_cidades VALUES (2213, 09, 'GO', 'Palestina de Goias');<text:line-break/>INSERT INTO tb_cidades VALUES (2214, 09, 'GO', 'Palmeiras de Goias');<text:line-break/>INSERT INTO tb_cidades VALUES (2215, 09, 'GO', 'Palmelo');<text:line-break/>INSERT INTO tb_cidades VALUES (2216, 09, 'GO', 'Palminopolis');<text:line-break/>INSERT INTO tb_cidades VALUES (2217, 09, 'GO', 'Panama');<text:line-break/>INSERT INTO tb_cidades VALUES (2218, 09, 'GO', 'Paranaiguara');<text:line-break/>INSERT INTO tb_cidades VALUES (2219, 09, 'GO', 'Parauna');<text:line-break/>INSERT INTO tb_cidades VALUES (2220, 09, 'GO', 'Pau-terra');<text:line-break/>INSERT INTO tb_cidades VALUES (2221, 09, 'GO', 'Pedra Branca');<text:line-break/>INSERT INTO tb_cidades VALUES (2222, 09, 'GO', 'Perolandia');<text:line-break/>INSERT INTO tb_cidades VALUES (2223, 09, 'GO', 'Petrolina de Goias');<text:line-break/>INSERT INTO tb_cidades VALUES (2224, 09, 'GO', 'Pilar de Goias');<text:line-break/>INSERT</text:p>
      <text:p text:style-name="Standard"><text:s/>INTO tb_cidades VALUES (2225, 09, 'GO', 'Piloandia');<text:line-break/>INSERT INTO tb_cidades VALUES (2226, 09, 'GO', 'Piracanjuba');<text:line-break/>INSERT INTO tb_cidades VALUES (2227, 09, 'GO', 'Piranhas');<text:line-break/>INSERT INTO tb_cidades VALUES (2228, 09, 'GO', 'Pirenopolis');<text:line-break/>INSERT INTO tb_cidades VALUES (2229, 09, 'GO', 'Pires Belo');<text:line-break/>INSERT INTO tb_cidades VALUES (2230, 09, 'GO', 'Pires do Rio');<text:line-break/>INSERT INTO tb_cidades VALUES (2231, 09, 'GO', 'Planaltina');<text:line-break/>INSERT INTO tb_cidades VALUES (2232, 09, 'GO', 'Pontalina');<text:line-break/><text:soft-page-break/>INSERT INTO tb_cidades VALUES (2233, 09, 'GO', 'Porangatu');<text:line-break/>INSERT INTO tb_cidades VALUES (2234, 09, 'GO', 'Porteirao');<text:line-break/>INSERT INTO tb_cidades VALUES (2235, 09, 'GO', 'Portelandia');<text:line-break/>INSERT INTO tb_cidades VALUES (2236, 09, 'GO', 'Posse');<text:line-break/>INSERT INTO tb_cidades VALUES (2237, 09, 'GO', 'Posse D''abadia');<text:line-break/>INSERT INTO tb_cidades VALUES (2238, 09, 'GO', 'Professor Jamil');<text:line-break/>INSERT INTO tb_cidades VALUES (2239, 09, 'GO', 'Quirinopolis');<text:line-break/>INSERT INTO tb_cidades VALUES (2240, 09, 'GO', 'Registro do Araguaia');<text:line-break/>INSERT INTO tb_cidades VALUES (2241, 09, 'GO', 'Rialma');<text:line-break/>INSERT INTO tb_cidades VALUES (2242, 09, 'GO', 'Rianapolis');<text:line-break/>INSERT INTO tb_cidades VALUES (2243, 09, 'GO', 'Rio Quente');<text:line-break/>INSERT INTO tb_cidades VALUES (2244, 09, 'GO', 'Rio Verde');<text:line-break/>INSERT INTO tb_cidades VALUES (2245, 09, 'GO', 'Riverlandia');<text:line-break/>INSERT INTO tb_cidades VALUES (2246, 09, 'GO', 'Rodrigues Nascimento');<text:line-break/>INSERT INTO tb_cidades VALUES (2247, 09, 'GO', 'Rosalandia');<text:line-break/>INSERT INTO tb_cidades VALUES (2248, 09, 'GO', 'Rubiataba');<text:line-break/>INSERT INTO tb_cidades VALUES (2249, 09, 'GO', 'Sanclerlandia');<text:line-break/>INSERT INTO tb_cidades VALUES (2250, 09, 'GO', 'Santa Barbara de Goias');<text:line-break/>INSERT INTO tb_cidades VALUES (2251, 09, 'GO', 'Santa Cruz das Lajes');<text:line-break/>INSERT INTO tb_cidades VALUES (2252, 09, 'GO', 'Santa Cruz de Goias');<text:line-break/>INSERT INTO tb_cidades VALUES (2253, 09, 'GO', 'Santa Fe de Goias');<text:line-break/>INSERT INTO tb_cidades VALUES (2254, 09, 'GO', 'Santa Helena de Goias');<text:line-break/>INSERT INTO tb_cidades VALUES (2255, 09, 'GO', 'Santa Isabel');<text:line-break/>INSERT INTO tb_cidades VALUES (2256, 09, 'GO', 'Santa Rita do Araguaia');<text:line-break/>INSERT INTO tb_cidades VALUES (2257, 09, 'GO', 'Santa Rita do Novo Destino');<text:line-break/>INSERT INTO tb_cidades VALUES (2258, 09, 'GO', 'Santa Rosa');<text:line-break/>INSERT INTO tb_cidades VALUES (2259, 09, 'GO', 'Santa Rosa de Goias');<text:line-break/>INSERT INTO tb_cidades VALUES (2260, 09, 'GO', 'Santa Tereza de Goias');<text:line-break/>INSERT INTO tb_cidades VALUES (2261, 09, 'GO', 'Santa Terezinha de Goias');<text:line-break/>INSERT INTO tb_cidades VALUES (2262, 09, 'GO', 'Santo Antonio da Barra');<text:line-break/>INSERT INTO tb_cidades VALUES (2263, 09, 'GO', 'Santo Antonio de Goias');<text:line-break/>INSERT INTO tb_cidades VALUES (2264, 09, 'GO', 'Santo Antonio do Descoberto');<text:line-break/>INSERT INTO tb_cidades VALUES (2265, 09, 'GO', 'Santo Antonio do Rio Verde');<text:line-break/>INSERT INTO tb_cidades VALUES (2266, 09, 'GO', 'Sao Domingos');<text:line-break/>INSERT INTO tb_cidades VALUES (2267, 09, 'GO', 'Sao Francisco de Goias');<text:line-break/>INSERT INTO tb_cidades VALUES (2268, 09, 'GO', 'Sao Gabriel de Goias');<text:line-break/>INSERT INTO tb_cidades VALUES (2269, 09, 'GO', 'Sao Joao');<text:line-break/>INSERT INTO tb_cidades VALUES (2270, 09, 'GO', 'Sao Joao D''alianca');<text:line-break/>INSERT INTO tb_cidades VALUES (2271, 09, 'GO', 'Sao Joao da Parauna');<text:line-break/>INSERT INTO tb_cidades VALUES (2272, 09, 'GO', 'Sao Luis de Montes Belos');<text:line-break/>INSERT INTO tb_cidades VALUES (2273, 09, 'GO', 'Sao Luiz do Norte');<text:line-break/>INSERT INTO tb_cidades VALUES (2274, 09, 'GO', 'Sao Luiz do Tocantins');<text:line-break/>INSERT INTO tb_cidades VALUES (2275, 09, 'GO', 'Sao Miguel do Araguaia');<text:line-break/>INSERT INTO tb_cidades VALUES (2276, 09, 'GO', 'Sao Miguel do Passa Quatro');<text:line-break/>INSERT INTO tb_cidades VALUES (2277, 09, 'GO', 'Sao Patricio');<text:line-break/>INSERT INTO tb_cidades VALUES (2278, 09, 'GO', 'Sao Sebastiao do Rio Claro');<text:line-break/>INSERT INTO tb_cidades VALUES (2279, 09, 'GO', 'Sao Simao');<text:line-break/>INSERT INTO tb_cidades VALUES (2280, 09, 'GO', 'Sao Vicente');<text:line-break/>INSERT INTO tb_cidades VALUES (2281, 09, 'GO', 'Sarandi');<text:line-break/>INSERT INTO tb_cidades VALUES (2282, 09, 'GO', 'Senador Canedo');<text:line-break/>INSERT INTO tb_cidades VALUES (2283, 09, 'GO', 'Serra Dourada');<text:line-break/>INSERT INTO tb_cidades VALUES (2284, 09, 'GO', 'Serranopolis');<text:line-break/><text:soft-page-break/>INSERT INTO tb_cidades VALUES (2285, 09, 'GO', 'Silvania');<text:line-break/>INSERT INTO tb_cidades VALUES (2286, 09, 'GO', 'Simolandia');<text:line-break/>INSERT INTO tb_cidades VALUES (2287, 09, 'GO', 'Sitio D''abadia');<text:line-break/>INSERT INTO tb_cidades VALUES (2288, 09, 'GO', 'Sousania');<text:line-break/>INSERT INTO tb_cidades VALUES (2289, 09, 'GO', 'Taquaral de Goias');<text:line-break/>INSERT INTO tb_cidades VALUES (2290, 09, 'GO', 'Taveira');<text:line-break/>INSERT INTO tb_cidades VALUES (2291, 09, 'GO', 'Teresina de Goias');<text:line-break/>INSERT INTO tb_cidades VALUES (2292, 09, 'GO', 'Terezopolis de Goias');<text:line-break/>INSERT INTO tb_cidades VALUES (2293, 09, 'GO', 'Termas do Itaja');<text:line-break/>INSERT INTO tb_cidades VALUES (2294, 09, 'GO', 'Tres Ranchos');<text:line-break/>INSERT INTO tb_cidades VALUES (2295, 09, 'GO', 'Trindade');<text:line-break/>INSERT INTO tb_cidades VALUES (2296, 09, 'GO', 'Trombas');<text:line-break/>INSERT INTO tb_cidades VALUES (2297, 09, 'GO', 'Tupiracaba');<text:line-break/>INSERT INTO tb_cidades VALUES (2298, 09, 'GO', 'Turvania');<text:line-break/>INSERT INTO tb_cidades VALUES (2299, 09, 'GO', 'Turvelandia');<text:line-break/>INSERT INTO tb_cidades VALUES (2300, 09, 'GO', 'Uirapuru');<text:line-break/>INSERT INTO tb_cidades VALUES (2301, 09, 'GO', 'Uruacu');<text:line-break/>INSERT INTO tb_cidades VALUES (2302, 09, 'GO', 'Uruana');<text:line-break/>INSERT INTO tb_cidades VALUES (2303, 09, 'GO', 'Uruita');<text:line-break/>INSERT INTO tb_cidades VALUES (2304, 09, 'GO', 'Urutai');<text:line-break/>INSERT INTO tb_cidades VALUES (2305, 09, 'GO', 'Uva');<text:line-break/>INSERT INTO tb_cidades VALUES (2306, 09, 'GO', 'Valdelandia');<text:line-break/>INSERT INTO tb_cidades VALUES (2307, 09, 'GO', 'Valparaiso de Goias');<text:line-break/>INSERT INTO tb_cidades VALUES (2308, 09, 'GO', 'Varjao');<text:line-break/>INSERT INTO tb_cidades VALUES (2309, 09, 'GO', 'Vianopolis');<text:line-break/>INSERT INTO tb_cidades VALUES (2310, 09, 'GO', 'Vicentinopolis');<text:line-break/>INSERT INTO tb_cidades VALUES (2311, 09, 'GO', 'Vila Boa');<text:line-break/>INSERT INTO tb_cidades VALUES (2312, 09, 'GO', 'Vila Brasilia');<text:line-break/>INSERT INTO tb_cidades VALUES (2313, 09, 'GO', 'Vila Propicio');<text:line-break/>INSERT INTO tb_cidades VALUES (2314, 09, 'GO', 'Vila Sertaneja');<text:line-break/>INSERT INTO tb_cidades VALUES (2315, 10, 'MA', 'Acailandia');<text:line-break/>INSERT INTO tb_cidades VALUES (2316, 10, 'MA', 'Afonso Cunha');<text:line-break/>INSERT INTO tb_cidades VALUES (2317, 10, 'MA', 'Agua Doce do Maranhao');<text:line-break/>INSERT INTO tb_cidades VALUES (2318, 10, 'MA', 'Alcantara');<text:line-break/>INSERT INTO tb_cidades VALUES (2319, 10, 'MA', 'Aldeias Altas');<text:line-break/>INSERT INTO tb_cidades VALUES (2320, 10, 'MA', 'Altamira do Maranhao');<text:line-break/>INSERT INTO tb_cidades VALUES (2321, 10, 'MA', 'Alto Alegre do Maranhao');<text:line-break/>INSERT INTO tb_cidades VALUES (2322, 10, 'MA', 'Alto Alegre do Pindare');<text:line-break/>INSERT INTO tb_cidades VALUES (2323, 10, 'MA', 'Alto Parnaiba');<text:line-break/>INSERT INTO tb_cidades VALUES (2324, 10, 'MA', 'Amapa do Maranhao');<text:line-break/>INSERT INTO tb_cidades VALUES (2325, 10, 'MA', 'Amarante do Maranhao');<text:line-break/>INSERT INTO tb_cidades VALUES (2326, 10, 'MA', 'Anajatuba');<text:line-break/>INSERT INTO tb_cidades VALUES (2327, 10, 'MA', 'Anapurus');<text:line-break/>INSERT INTO tb_cidades VALUES (2328, 10, 'MA', 'Anil');<text:line-break/>INSERT INTO tb_cidades VALUES (2329, 10, 'MA', 'Apicum-acu');<text:line-break/>INSERT INTO tb_cidades VALUES (2330, 10, 'MA', 'Araguana');<text:line-break/>INSERT INTO tb_cidades VALUES (2331, 10, 'MA', 'Araioses');<text:line-break/>INSERT INTO tb_cidades VALUES (2332, 10, 'MA', 'Arame');<text:line-break/>INSERT INTO tb_cidades VALUES (2333, 10, 'MA', 'Arari');<text:line-break/>INSERT INTO tb_cidades VALUES (2334, 10, 'MA', 'Aurizona');<text:line-break/>INSERT INTO tb_cidades VALUES (2335, 10, 'MA', 'Axixa');<text:line-break/>INSERT INTO tb_cidades VALUES (2336, 10, 'MA', 'Bacabal');<text:line-break/><text:soft-page-break/>INSERT INTO tb_cidades VALUES (2337, 10, 'MA', 'Bacabeira');<text:line-break/>INSERT INTO tb_cidades VALUES (2338, 10, 'MA', 'Bacatuba');<text:line-break/>INSERT INTO tb_cidades VALUES (2339, 10, 'MA', 'Bacuri');<text:line-break/>INSERT INTO tb_cidades VALUES (2340, 10, 'MA', 'Bacurituba');<text:line-break/>INSERT INTO tb_cidades VALUES (2341, 10, 'MA', 'Balsas');<text:line-break/>INSERT INTO tb_cidades VALUES (2342, 10, 'MA', 'Barao de Grajau');<text:line-break/>INSERT INTO tb_cidades VALUES (2343, 10, 'MA', 'Barao de Tromai');<text:line-break/>INSERT INTO tb_cidades VALUES (2344, 10, 'MA', 'Barra do Corda');<text:line-break/>INSERT INTO tb_cidades VALUES (2345, 10, 'MA', 'Barreirinhas');<text:line-break/>INSERT INTO tb_cidades VALUES (2346, 10, 'MA', 'Barro Duro');<text:line-break/>INSERT INTO tb_cidades VALUES (2347, 10, 'MA', 'Bela Vista do Maranhao');<text:line-break/>INSERT INTO tb_cidades VALUES (2348, 10, 'MA', 'Belagua');<text:line-break/>INSERT INTO tb_cidades VALUES (2349, 10, 'MA', 'Benedito Leite');<text:line-break/>INSERT INTO tb_cidades VALUES (2350, 10, 'MA', 'Bequimao');<text:line-break/>INSERT INTO tb_cidades VALUES (2351, 10, 'MA', 'Bernardo do Mearim');<text:line-break/>INSERT INTO tb_cidades VALUES (2352, 10, 'MA', 'Boa Vista do Gurupi');<text:line-break/>INSERT INTO tb_cidades VALUES (2353, 10, 'MA', 'Boa Vista do Pindare');<text:line-break/>INSERT INTO tb_cidades VALUES (2354, 10, 'MA', 'Bom Jardim');<text:line-break/>INSERT INTO tb_cidades VALUES (2355, 10, 'MA', 'Bom Jesus das Selvas');<text:line-break/>INSERT INTO tb_cidades VALUES (2356, 10, 'MA', 'Bom Lugar');<text:line-break/>INSERT INTO tb_cidades VALUES (2357, 10, 'MA', 'Bonfim do Arari');<text:line-break/>INSERT INTO tb_cidades VALUES (2358, 10, 'MA', 'Brejo');<text:line-break/>INSERT INTO tb_cidades VALUES (2359, 10, 'MA', 'Brejo de Areia');<text:line-break/>INSERT INTO tb_cidades VALUES (2360, 10, 'MA', 'Brejo de Sao Felix');<text:line-break/>INSERT INTO tb_cidades VALUES (2361, 10, 'MA', 'Buriti');<text:line-break/>INSERT INTO tb_cidades VALUES (2362, 10, 'MA', 'Buriti Bravo');<text:line-break/>INSERT INTO tb_cidades VALUES (2363, 10, 'MA', 'Buriti Cortado');<text:line-break/>INSERT INTO tb_cidades VALUES (2364, 10, 'MA', 'Buriticupu');<text:line-break/>INSERT INTO tb_cidades VALUES (2365, 10, 'MA', 'Buritirama');<text:line-break/>INSERT INTO tb_cidades VALUES (2366, 10, 'MA', 'Cachoeira Grande');<text:line-break/>INSERT INTO tb_cidades VALUES (2367, 10, 'MA', 'Cajapio');<text:line-break/>INSERT INTO tb_cidades VALUES (2368, 10, 'MA', 'Cajari');<text:line-break/>INSERT INTO tb_cidades VALUES (2369, 10, 'MA', 'Campestre do Maranhao');<text:line-break/>INSERT INTO tb_cidades VALUES (2370, 10, 'MA', 'Candido Mendes');<text:line-break/>INSERT INTO tb_cidades VALUES (2371, 10, 'MA', 'Cantanhede');<text:line-break/>INSERT INTO tb_cidades VALUES (2372, 10, 'MA', 'Capinzal do Norte');<text:line-break/>INSERT INTO tb_cidades VALUES (2373, 10, 'MA', 'Caraiba do Norte');<text:line-break/>INSERT INTO tb_cidades VALUES (2374, 10, 'MA', 'Carolina');<text:line-break/>INSERT INTO tb_cidades VALUES (2375, 10, 'MA', 'Carutapera');<text:line-break/>INSERT INTO tb_cidades VALUES (2376, 10, 'MA', 'Caxias');<text:line-break/>INSERT INTO tb_cidades VALUES</text:p>
      <text:p text:style-name="Standard"><text:s/>(2377, 10, 'MA', 'Cedral');<text:line-break/>INSERT INTO tb_cidades VALUES (2378, 10, 'MA', 'Central do Maranhao');<text:line-break/>INSERT INTO tb_cidades VALUES (2379, 10, 'MA', 'Centro do Guilherme');<text:line-break/>INSERT INTO tb_cidades VALUES (2380, 10, 'MA', 'Centro Novo do Maranhao');<text:line-break/>INSERT INTO tb_cidades VALUES (2381, 10, 'MA', 'Chapadinha');<text:line-break/>INSERT INTO tb_cidades VALUES (2382, 10, 'MA', 'Cidelandia');<text:line-break/>INSERT INTO tb_cidades VALUES (2383, 10, 'MA', 'Codo');<text:line-break/>INSERT INTO tb_cidades VALUES (2384, 10, 'MA', 'Codozinho');<text:line-break/>INSERT INTO tb_cidades VALUES (2385, 10, 'MA', 'Coelho Neto');<text:line-break/>INSERT INTO tb_cidades VALUES (2386, 10, 'MA', 'Colinas');<text:line-break/>INSERT INTO tb_cidades VALUES (2387, 10, 'MA', 'Conceicao do Lago-acu');<text:line-break/><text:soft-page-break/>INSERT INTO tb_cidades VALUES (2388, 10, 'MA', 'Coroata');<text:line-break/>INSERT INTO tb_cidades VALUES (2389, 10, 'MA', 'Curupa');<text:line-break/>INSERT INTO tb_cidades VALUES (2390, 10, 'MA', 'Cururupu');<text:line-break/>INSERT INTO tb_cidades VALUES (2391, 10, 'MA', 'Curva Grande');<text:line-break/>INSERT INTO tb_cidades VALUES (2392, 10, 'MA', 'Custodio Lima');<text:line-break/>INSERT INTO tb_cidades VALUES (2393, 10, 'MA', 'Davinopolis');<text:line-break/>INSERT INTO tb_cidades VALUES (2394, 10, 'MA', 'Dom Pedro');<text:line-break/>INSERT INTO tb_cidades VALUES (2395, 10, 'MA', 'Duque Bacelar');<text:line-break/>INSERT INTO tb_cidades VALUES (2396, 10, 'MA', 'Esperantinopolis');<text:line-break/>INSERT INTO tb_cidades VALUES (2397, 10, 'MA', 'Estandarte');<text:line-break/>INSERT INTO tb_cidades VALUES (2398, 10, 'MA', 'Estreito');<text:line-break/>INSERT INTO tb_cidades VALUES (2399, 10, 'MA', 'Feira Nova do Maranhao');<text:line-break/>INSERT INTO tb_cidades VALUES (2400, 10, 'MA', 'Fernando Falcao');<text:line-break/>INSERT INTO tb_cidades VALUES (2401, 10, 'MA', 'Formosa da Serra Negra');<text:line-break/>INSERT INTO tb_cidades VALUES (2402, 10, 'MA', 'Fortaleza dos Nogueiras');<text:line-break/>INSERT INTO tb_cidades VALUES (2403, 10, 'MA', 'Fortuna');<text:line-break/>INSERT INTO tb_cidades VALUES (2404, 10, 'MA', 'Frecheiras');<text:line-break/>INSERT INTO tb_cidades VALUES (2405, 10, 'MA', 'Godofredo Viana');<text:line-break/>INSERT INTO tb_cidades VALUES (2406, 10, 'MA', 'Goncalves Dias');<text:line-break/>INSERT INTO tb_cidades VALUES (2407, 10, 'MA', 'Governador Archer');<text:line-break/>INSERT INTO tb_cidades VALUES (2408, 10, 'MA', 'Governador Edison Lobao');<text:line-break/>INSERT INTO tb_cidades VALUES (2409, 10, 'MA', 'Governador Eugenio Barros');<text:line-break/>INSERT INTO tb_cidades VALUES (2410, 10, 'MA', 'Governador Luiz Rocha');<text:line-break/>INSERT INTO tb_cidades VALUES (2411, 10, 'MA', 'Governador Newton Bello');<text:line-break/>INSERT INTO tb_cidades VALUES (2412, 10, 'MA', 'Governador Nunes Freire');<text:line-break/>INSERT INTO tb_cidades VALUES (2413, 10, 'MA', 'Graca Aranha');<text:line-break/>INSERT INTO tb_cidades VALUES (2414, 10, 'MA', 'Grajau');<text:line-break/>INSERT INTO tb_cidades VALUES (2415, 10, 'MA', 'Guimaraes');<text:line-break/>INSERT INTO tb_cidades VALUES (2416, 10, 'MA', 'Humberto de Campos');<text:line-break/>INSERT INTO tb_cidades VALUES (2417, 10, 'MA', 'Ibipira');<text:line-break/>INSERT INTO tb_cidades VALUES (2418, 10, 'MA', 'Icatu');<text:line-break/>INSERT INTO tb_cidades VALUES (2419, 10, 'MA', 'Igarape do Meio');<text:line-break/>INSERT INTO tb_cidades VALUES (2420, 10, 'MA', 'Igarape Grande');<text:line-break/>INSERT INTO tb_cidades VALUES (2421, 10, 'MA', 'Imperatriz');<text:line-break/>INSERT INTO tb_cidades VALUES (2422, 10, 'MA', 'Itaipava do Grajau');<text:line-break/>INSERT INTO tb_cidades VALUES (2423, 10, 'MA', 'Itamatare');<text:line-break/>INSERT INTO tb_cidades VALUES (2424, 10, 'MA', 'Itapecuru Mirim');<text:line-break/>INSERT INTO tb_cidades VALUES (2425, 10, 'MA', 'Itapera');<text:line-break/>INSERT INTO tb_cidades VALUES (2426, 10, 'MA', 'Itinga do Maranhao');<text:line-break/>INSERT INTO tb_cidades VALUES (2427, 10, 'MA', 'Jatoba');<text:line-break/>INSERT INTO tb_cidades VALUES (2428, 10, 'MA', 'Jenipapo dos Vieiras');<text:line-break/>INSERT INTO tb_cidades VALUES (2429, 10, 'MA', 'Joao Lisboa');<text:line-break/>INSERT INTO tb_cidades VALUES (2430, 10, 'MA', 'Joselandia');<text:line-break/>INSERT INTO tb_cidades VALUES (2431, 10, 'MA', 'Junco do Maranhao');<text:line-break/>INSERT INTO tb_cidades VALUES (2432, 10, 'MA', 'Lago da Pedra');<text:line-break/>INSERT INTO tb_cidades VALUES (2433, 10, 'MA', 'Lago do Junco');<text:line-break/>INSERT INTO tb_cidades VALUES (2434, 10, 'MA', 'Lago dos Rodrigues');<text:line-break/>INSERT INTO tb_cidades VALUES (2435, 10, 'MA', 'Lago Verde');<text:line-break/>INSERT INTO tb_cidades VALUES (2436, 10, 'MA', 'Lagoa do Mato');<text:line-break/>INSERT INTO tb_cidades VALUES (2437, 10, 'MA', 'Lagoa Grande do Maranhao');<text:line-break/>INSERT INTO tb_cidades VALUES (2438, 10, 'MA', 'Lajeado Novo');<text:line-break/>INSERT INTO tb_cidades VALUES (2439, 10, 'MA', 'Lapela');<text:line-break/><text:soft-page-break/>INSERT INTO tb_cidades VALUES (2440, 10, 'MA', 'Leandro');<text:line-break/>INSERT INTO tb_cidades VALUES (2441, 10, 'MA', 'Lima Campos');<text:line-break/>INSERT INTO tb_cidades VALUES (2442, 10, 'MA', 'Loreto');<text:line-break/>INSERT INTO tb_cidades VALUES (2443, 10, 'MA', 'Luis Domingues');<text:line-break/>INSERT INTO tb_cidades VALUES (2444, 10, 'MA', 'Magalhaes de Almeida');<text:line-break/>INSERT INTO tb_cidades VALUES (2445, 10, 'MA', 'Maioba');<text:line-break/>INSERT INTO tb_cidades VALUES (2446, 10, 'MA', 'Maracacume');<text:line-break/>INSERT INTO tb_cidades VALUES (2447, 10, 'MA', 'Maraja do Sena');<text:line-break/>INSERT INTO tb_cidades VALUES (2448, 10, 'MA', 'Maranhaozinho');<text:line-break/>INSERT INTO tb_cidades VALUES (2449, 10, 'MA', 'Marianopolis');<text:line-break/>INSERT INTO tb_cidades VALUES (2450, 10, 'MA', 'Mata');<text:line-break/>INSERT INTO tb_cidades VALUES (2451, 10, 'MA', 'Mata Roma');<text:line-break/>INSERT INTO tb_cidades VALUES (2452, 10, 'MA', 'Matinha');<text:line-break/>INSERT INTO tb_cidades VALUES (2453, 10, 'MA', 'Matoes');<text:line-break/>INSERT INTO tb_cidades VALUES (2454, 10, 'MA', 'Matoes do Norte');<text:line-break/>INSERT INTO tb_cidades VALUES (2455, 10, 'MA', 'Milagres do Maranhao');<text:line-break/>INSERT INTO tb_cidades VALUES (2456, 10, 'MA', 'Mirador');<text:line-break/>INSERT INTO tb_cidades VALUES (2457, 10, 'MA', 'Miranda do Norte');<text:line-break/>INSERT INTO tb_cidades VALUES (2458, 10, 'MA', 'Mirinzal');<text:line-break/>INSERT INTO tb_cidades VALUES (2459, 10, 'MA', 'Moncao');<text:line-break/>INSERT INTO tb_cidades VALUES (2460, 10, 'MA', 'Montes Altos');<text:line-break/>INSERT INTO tb_cidades VALUES (2461, 10, 'MA', 'Morros');<text:line-break/>INSERT INTO tb_cidades VALUES (2462, 10, 'MA', 'Nina Rodrigues');<text:line-break/>INSERT INTO tb_cidades VALUES (2463, 10, 'MA', 'Nova Colinas');<text:line-break/>INSERT INTO tb_cidades VALUES (2464, 10, 'MA', 'Nova Iorque');<text:line-break/>INSERT INTO tb_cidades VALUES (2465, 10, 'MA', 'Nova Olinda do Maranhao');<text:line-break/>INSERT INTO tb_cidades VALUES (2466, 10, 'MA', 'Olho D''agua Das Cunhas');<text:line-break/>INSERT INTO tb_cidades VALUES (2467, 10, 'MA', 'Olinda Nova do Maranhao');<text:line-break/>INSERT INTO tb_cidades VALUES (2468, 10, 'MA', 'Paco do Lumiar');<text:line-break/>INSERT INTO tb_cidades VALUES (2469, 10, 'MA', 'Palmeirandia');<text:line-break/>INSERT INTO tb_cidades VALUES (2470, 10, 'MA', 'Papagaio');<text:line-break/>INSERT INTO tb_cidades VALUES (2471, 10, 'MA', 'Paraibano');<text:line-break/>INSERT INTO tb_cidades VALUES (2472, 10, 'MA', 'Parnarama');<text:line-break/>INSERT INTO tb_cidades VALUES (2473, 10, 'MA', 'Passagem Franca');<text:line-break/>INSERT INTO tb_cidades VALUES (2474, 10, 'MA', 'Pastos Bons');<text:line-break/>INSERT INTO tb_cidades VALUES (2475, 10, 'MA', 'Paulino Neves');<text:line-break/>INSERT INTO tb_cidades VALUES (2476, 10, 'MA', 'Paulo Ramos');<text:line-break/>INSERT INTO tb_cidades VALUES (2477, 10, 'MA', 'Pedreiras');<text:line-break/>INSERT INTO tb_cidades VALUES (2478, 10, 'MA', 'Pedro do Rosario');<text:line-break/>INSERT INTO tb_cidades VALUES (2479, 10, 'MA', 'Penalva');<text:line-break/>INSERT INTO tb_cidades VALUES (2480, 10, 'MA', 'Peri Mirim');<text:line-break/>INSERT INTO tb_cidades VALUES (2481, 10, 'MA', 'Peritoro');<text:line-break/>INSERT INTO tb_cidades VALUES (2482, 10, 'MA', 'Pimentel');<text:line-break/>INSERT INTO tb_cidades VALUES (2483, 10, 'MA', 'Pindare Mirim');<text:line-break/>INSERT INTO tb_cidades VALUES (2484, 10, 'MA', 'Pinheiro');<text:line-break/>INSERT INTO tb_cidades VALUES (2485, 10, 'MA', 'Pio Xii');<text:line-break/>INSERT INTO tb_cidades VALUES (2486, 10, 'MA', 'Pirapemas');<text:line-break/>INSERT INTO tb_cidades VALUES (2487, 10, 'MA', 'Pocao de Pedras');<text:line-break/>INSERT INTO tb_cidades VALUES (2488, 10, 'MA', 'Porto das Gabarras');<text:line-break/>INSERT INTO tb_cidades VALUES (2489, 10, 'MA', 'Porto Franco');<text:line-break/>INSERT INTO tb_cidades VALUES (2490, 10, 'MA', 'Porto Rico do Maranhao');<text:line-break/>INSERT INTO tb_cidades VALUES (2491, 10, 'MA', 'Presidente Dutra');<text:line-break/><text:soft-page-break/>INSERT INTO tb_cidades VALUES (2492, 10, 'MA', 'Presidente Juscelino');<text:line-break/>INSERT INTO tb_cidades VALUES (2493, 10, 'MA', 'Presidente Medici');<text:line-break/>INSERT INTO tb_cidades VALUES (2494, 10, 'MA', 'Presidente Sarney');<text:line-break/>INSERT INTO tb_cidades VALUES (2495, 10, 'MA', 'Presidente Vargas');<text:line-break/>INSERT INTO tb_cidades VALUES (2496, 10, 'MA', 'Primeira Cruz');<text:line-break/>INSERT INTO tb_cidades VALUES (2497, 10, 'MA', 'Raposa');<text:line-break/>INSERT INTO tb_cidades VALUES (2498, 10, 'MA', 'Resplandes');<text:line-break/>INSERT INTO tb_cidades VALUES (2499, 10, 'MA', 'Riachao');<text:line-break/>INSERT INTO tb_cidades VALUES (2500, 10, 'MA', 'Ribamar Fiquene');<text:line-break/>INSERT INTO tb_cidades VALUES (2501, 10, 'MA', 'Ribeirao Azul');<text:line-break/>INSERT INTO tb_cidades VALUES (2502, 10, 'MA', 'Rocado');<text:line-break/>INSERT INTO tb_cidades VALUES (2503, 10, 'MA', 'Roque');<text:line-break/>INSERT INTO tb_cidades VALUES (2504, 10, 'MA', 'Rosario');<text:line-break/>INSERT INTO tb_cidades VALUES (2505, 10, 'MA', 'Sambaiba');<text:line-break/>INSERT INTO tb_cidades VALUES (2506, 10, 'MA', 'Santa Filomena do Maranhao');<text:line-break/>INSERT INTO tb_cidades VALUES (2507, 10, 'MA', 'Santa Helena');<text:line-break/>INSERT INTO tb_cidades VALUES (2508, 10, 'MA', 'Santa Ines');<text:line-break/>INSERT INTO tb_cidades VALUES (2509, 10, 'MA', 'Santa Luzia');<text:line-break/>INSERT INTO tb_cidades VALUES (2510, 10, 'MA', 'Santa Luzia do Parua');<text:line-break/>INSERT INTO tb_cidades VALUES (2511, 10, 'MA', 'Santa Quiteria do Maranhao');<text:line-break/>INSERT INTO tb_cidades VALUES (2512, 10, 'MA', 'Santa Rita');<text:line-break/>INSERT INTO tb_cidades VALUES (2513, 10, 'MA', 'Santana do Maranhao');<text:line-break/>INSERT INTO tb_cidades VALUES (2514, 10, 'MA', 'Santo Amaro');<text:line-break/>INSERT INTO tb_cidades VALUES (2515, 10, 'MA', 'Santo Antonio dos Lopes');<text:line-break/>INSERT INTO tb_cidades VALUES (2516, 10, 'MA', 'Sao Benedito do Rio Preto');<text:line-break/>INSERT INTO tb_cidades VALUES (2517, 10, 'MA', 'Sao Bento');<text:line-break/>INSERT INTO tb_cidades VALUES (2518, 10, 'MA', 'Sao Bernardo');<text:line-break/>INSERT INTO tb_cidades VALUES (2519, 10, 'MA', 'Sao Domingos do Azeitao');<text:line-break/>INSERT INTO tb_cidades VALUES (2520, 10, 'MA', 'Sao Domingos do Maranhao');<text:line-break/>INSERT INTO tb_cidades VALUES (2521, 10, 'MA', 'Sao Felix de Balsas');<text:line-break/>INSERT INTO tb_cidades VALUES (2522, 10, 'MA', 'Sao Francisco do Brejao');<text:line-break/>INSERT INTO tb_cidades VALUES (2523, 10, 'MA', 'Sao Francisco do Maranhao');<text:line-break/>INSERT INTO tb_cidades VALUES (2524, 10, 'MA', 'Sao Joao Batista');<text:line-break/>INSERT INTO tb_cidades VALUES (2525, 10, 'MA', 'Sao Joao de Cortes');<text:line-break/>INSERT INTO tb_cidades VALUES (2526, 10, 'MA', 'Sao Joao do Caru');<text:line-break/>INSERT INTO tb_cidades VALUES (2527, 10, 'MA', 'Sao Joao do Paraiso');<text:line-break/>INSERT INTO tb_cidades VALUES (2528, 10, 'MA', 'Sao Joao</text:p>
      <text:p text:style-name="Standard"><text:s/>do Soter');<text:line-break/>INSERT INTO tb_cidades VALUES (2529, 10, 'MA', 'Sao Joao dos Patos');<text:line-break/>INSERT INTO tb_cidades VALUES (2530, 10, 'MA', 'Sao Joaquim dos Melos');<text:line-break/>INSERT INTO tb_cidades VALUES (2531, 10, 'MA', 'Sao Jose de Ribamar');<text:line-break/>INSERT INTO tb_cidades VALUES (2532, 10, 'MA', 'Sao Jose dos Basilios');<text:line-break/>INSERT INTO tb_cidades VALUES (2533, 10, 'MA', 'Sao Luis');<text:line-break/>INSERT INTO tb_cidades VALUES (2534, 10, 'MA', 'Sao Luis Gonzaga do Maranhao');<text:line-break/>INSERT INTO tb_cidades VALUES (2535, 10, 'MA', 'Sao Mateus do Maranhao');<text:line-break/>INSERT INTO tb_cidades VALUES (2536, 10, 'MA', 'Sao Pedro da Agua Branca');<text:line-break/>INSERT INTO tb_cidades VALUES (2537, 10, 'MA', 'Sao Pedro dos Crentes');<text:line-break/>INSERT INTO tb_cidades VALUES (2538, 10, 'MA', 'Sao Raimundo das Mangabeiras');<text:line-break/>INSERT INTO tb_cidades VALUES (2539, 10, 'MA', 'Sao Raimundo de Codo');<text:line-break/>INSERT INTO tb_cidades VALUES (2540, 10, 'MA', 'Sao Raimundo do Doca Bezerra');<text:line-break/>INSERT INTO tb_cidades VALUES (2541, 10, 'MA', 'Sao Roberto');<text:line-break/>INSERT INTO tb_cidades VALUES (2542, 10, 'MA', 'Sao Vicente Ferrer');<text:line-break/><text:soft-page-break/>INSERT INTO tb_cidades VALUES (2543, 10, 'MA', 'Satubinha');<text:line-break/>INSERT INTO tb_cidades VALUES (2544, 10, 'MA', 'Senador Alexandre Costa');<text:line-break/>INSERT INTO tb_cidades VALUES (2545, 10, 'MA', 'Senador La Rocque');<text:line-break/>INSERT INTO tb_cidades VALUES (2546, 10, 'MA', 'Serrano do Maranhao');<text:line-break/>INSERT INTO tb_cidades VALUES (2547, 10, 'MA', 'Sitio Novo');<text:line-break/>INSERT INTO tb_cidades VALUES (2548, 10, 'MA', 'Sucupira do Norte');<text:line-break/>INSERT INTO tb_cidades VALUES (2549, 10, 'MA', 'Sucupira do Riachao');<text:line-break/>INSERT INTO tb_cidades VALUES (2550, 10, 'MA', 'Tasso Fragoso');<text:line-break/>INSERT INTO tb_cidades VALUES (2551, 10, 'MA', 'Timbiras');<text:line-break/>INSERT INTO tb_cidades VALUES (2552, 10, 'MA', 'Timon');<text:line-break/>INSERT INTO tb_cidades VALUES (2553, 10, 'MA', 'Trizidela do Vale');<text:line-break/>INSERT INTO tb_cidades VALUES (2554, 10, 'MA', 'Tufilandia');<text:line-break/>INSERT INTO tb_cidades VALUES (2555, 10, 'MA', 'Tuntum');<text:line-break/>INSERT INTO tb_cidades VALUES (2556, 10, 'MA', 'Turiacu');<text:line-break/>INSERT INTO tb_cidades VALUES (2557, 10, 'MA', 'Turilandia');<text:line-break/>INSERT INTO tb_cidades VALUES (2558, 10, 'MA', 'Tutoia');<text:line-break/>INSERT INTO tb_cidades VALUES (2559, 10, 'MA', 'Urbano Santos');<text:line-break/>INSERT INTO tb_cidades VALUES (2560, 10, 'MA', 'Vargem Grande');<text:line-break/>INSERT INTO tb_cidades VALUES (2561, 10, 'MA', 'Viana');<text:line-break/>INSERT INTO tb_cidades VALUES (2562, 10, 'MA', 'Vila Nova dos Martirios');<text:line-break/>INSERT INTO tb_cidades VALUES (2563, 10, 'MA', 'Vitoria do Mearim');<text:line-break/>INSERT INTO tb_cidades VALUES (2564, 10, 'MA', 'Vitorino Freire');<text:line-break/>INSERT INTO tb_cidades VALUES (2565, 10, 'MA', 'Ze Doca');<text:line-break/>INSERT INTO tb_cidades VALUES (2566, 11, 'MG', 'Abadia dos Dourados');<text:line-break/>INSERT INTO tb_cidades VALUES (2567, 11, 'MG', 'Abaete');<text:line-break/>INSERT INTO tb_cidades VALUES (2568, 11, 'MG', 'Abaete dos Mendes');<text:line-break/>INSERT INTO tb_cidades VALUES (2569, 11, 'MG', 'Abaiba');<text:line-break/>INSERT INTO tb_cidades VALUES (2570, 11, 'MG', 'Abre Campo');<text:line-break/>INSERT INTO tb_cidades VALUES (2571, 11, 'MG', 'Abreus');<text:line-break/>INSERT INTO tb_cidades VALUES (2572, 11, 'MG', 'Acaiaca');<text:line-break/>INSERT INTO tb_cidades VALUES (2573, 11, 'MG', 'Acucena');<text:line-break/>INSERT INTO tb_cidades VALUES (2574, 11, 'MG', 'Acurui');<text:line-break/>INSERT INTO tb_cidades VALUES (2575, 11, 'MG', 'Adao Colares');<text:line-break/>INSERT INTO tb_cidades VALUES (2576, 11, 'MG', 'Agua Boa');<text:line-break/>INSERT INTO tb_cidades VALUES (2577, 11, 'MG', 'Agua Branca de Minas');<text:line-break/>INSERT INTO tb_cidades VALUES (2578, 11, 'MG', 'Agua Comprida');<text:line-break/>INSERT INTO tb_cidades VALUES (2579, 11, 'MG', 'Agua Viva');<text:line-break/>INSERT INTO tb_cidades VALUES (2580, 11, 'MG', 'Aguanil');<text:line-break/>INSERT INTO tb_cidades VALUES (2581, 11, 'MG', 'Aguas de Araxa');<text:line-break/>INSERT INTO tb_cidades VALUES (2582, 11, 'MG', 'Aguas de Contendas');<text:line-break/>INSERT INTO tb_cidades VALUES (2583, 11, 'MG', 'Aguas Ferreas');<text:line-break/>INSERT INTO tb_cidades VALUES (2584, 11, 'MG', 'Aguas Formosas');<text:line-break/>INSERT INTO tb_cidades VALUES (2585, 11, 'MG', 'Aguas Vermelhas');<text:line-break/>INSERT INTO tb_cidades VALUES (2586, 11, 'MG', 'Aimores');<text:line-break/>INSERT INTO tb_cidades VALUES (2587, 11, 'MG', 'Aiuruoca');<text:line-break/>INSERT INTO tb_cidades VALUES (2588, 11, 'MG', 'Alagoa');<text:line-break/>INSERT INTO tb_cidades VALUES (2589, 11, 'MG', 'Albertina');<text:line-break/>INSERT INTO tb_cidades VALUES (2590, 11, 'MG', 'Alberto Isaacson');<text:line-break/>INSERT INTO tb_cidades VALUES (2591, 11, 'MG', 'Albertos');<text:line-break/>INSERT INTO tb_cidades VALUES (2592, 11, 'MG', 'Aldeia');<text:line-break/>INSERT INTO tb_cidades VALUES (2593, 11, 'MG', 'Alegre');<text:line-break/>INSERT INTO tb_cidades VALUES (2594, 11, 'MG', 'Alegria');<text:line-break/><text:soft-page-break/>INSERT INTO tb_cidades VALUES (2595, 11, 'MG', 'Alem Paraiba');<text:line-break/>INSERT INTO tb_cidades VALUES (2596, 11, 'MG', 'Alexandrita');<text:line-break/>INSERT INTO tb_cidades VALUES (2597, 11, 'MG', 'Alfenas');<text:line-break/>INSERT INTO tb_cidades VALUES (2598, 11, 'MG', 'Alfredo Vasconcelos');<text:line-break/>INSERT INTO tb_cidades VALUES (2599, 11, 'MG', 'Almeida');<text:line-break/>INSERT INTO tb_cidades VALUES (2600, 11, 'MG', 'Almenara');<text:line-break/>INSERT INTO tb_cidades VALUES (2601, 11, 'MG', 'Alpercata');<text:line-break/>INSERT INTO tb_cidades VALUES (2602, 11, 'MG', 'Alpinopolis');<text:line-break/>INSERT INTO tb_cidades VALUES (2603, 11, 'MG', 'Alterosa');<text:line-break/>INSERT INTO tb_cidades VALUES (2604, 11, 'MG', 'Alto Caparao');<text:line-break/>INSERT INTO tb_cidades VALUES (2605, 11, 'MG', 'Alto Capim');<text:line-break/>INSERT INTO tb_cidades VALUES (2606, 11, 'MG', 'Alto de Santa Helena');<text:line-break/>INSERT INTO tb_cidades VALUES (2607, 11, 'MG', 'Alto Jequitiba');<text:line-break/>INSERT INTO tb_cidades VALUES (2608, 11, 'MG', 'Alto Maranhao');<text:line-break/>INSERT INTO tb_cidades VALUES (2609, 11, 'MG', 'Alto Rio Doce');<text:line-break/>INSERT INTO tb_cidades VALUES (2610, 11, 'MG', 'Altolandia');<text:line-break/>INSERT INTO tb_cidades VALUES (2611, 11, 'MG', 'Alvacao');<text:line-break/>INSERT INTO tb_cidades VALUES (2612, 11, 'MG', 'Alvarenga');<text:line-break/>INSERT INTO tb_cidades VALUES (2613, 11, 'MG', 'Alvinopolis');<text:line-break/>INSERT INTO tb_cidades VALUES (2614, 11, 'MG', 'Alvorada');<text:line-break/>INSERT INTO tb_cidades VALUES (2615, 11, 'MG', 'Alvorada de Minas');<text:line-break/>INSERT INTO tb_cidades VALUES (2616, 11, 'MG', 'Amanda');<text:line-break/>INSERT INTO tb_cidades VALUES (2617, 11, 'MG', 'Amanhece');<text:line-break/>INSERT INTO tb_cidades VALUES (2618, 11, 'MG', 'Amarantina');<text:line-break/>INSERT INTO tb_cidades VALUES (2619, 11, 'MG', 'Amparo da Serra');<text:line-break/>INSERT INTO tb_cidades VALUES (2620, 11, 'MG', 'Andiroba');<text:line-break/>INSERT INTO tb_cidades VALUES (2621, 11, 'MG', 'Andradas');<text:line-break/>INSERT INTO tb_cidades VALUES (2622, 11, 'MG', 'Andrelandia');<text:line-break/>INSERT INTO tb_cidades VALUES (2623, 11, 'MG', 'Andrequice');<text:line-break/>INSERT INTO tb_cidades VALUES (2624, 11, 'MG', 'Angaturama');<text:line-break/>INSERT INTO tb_cidades VALUES (2625, 11, 'MG', 'Angelandia');<text:line-break/>INSERT INTO tb_cidades VALUES (2626, 11, 'MG', 'Angicos de Minas');<text:line-break/>INSERT INTO tb_cidades VALUES (2627, 11, 'MG', 'Anguereta');<text:line-break/>INSERT INTO tb_cidades VALUES (2628, 11, 'MG', 'Angustura');<text:line-break/>INSERT INTO tb_cidades VALUES (2629, 11, 'MG', 'Antonio Carlos');<text:line-break/>INSERT INTO tb_cidades VALUES (2630, 11, 'MG', 'Antonio Dias');<text:line-break/>INSERT INTO tb_cidades VALUES (2631, 11, 'MG', 'Antonio dos Santos');<text:line-break/>INSERT INTO tb_cidades VALUES (2632, 11, 'MG', 'Antonio Ferreira');<text:line-break/>INSERT INTO tb_cidades VALUES (2633, 11, 'MG', 'Antonio Pereira');<text:line-break/>INSERT INTO tb_cidades VALUES (2634, 11, 'MG', 'Antonio Prado de Minas');<text:line-break/>INSERT INTO tb_cidades VALUES (2635, 11, 'MG', 'Antunes');<text:line-break/>INSERT INTO tb_cidades VALUES (2636, 11, 'MG', 'Aparecida de Minas');<text:line-break/>INSERT INTO tb_cidades VALUES (2637, 11, 'MG', 'Aracai');<text:line-break/>INSERT INTO tb_cidades VALUES (2638, 11, 'MG', 'Aracati de Minas');<text:line-break/>INSERT INTO tb_cidades VALUES (2639, 11, 'MG', 'Aracitaba');<text:line-break/>INSERT INTO tb_cidades VALUES (2640, 11, 'MG', 'Aracuai');<text:line-break/>INSERT INTO tb_cidades VALUES (2641, 11, 'MG', 'Araguari');<text:line-break/>INSERT INTO tb_cidades VALUES (2642, 11, 'MG', 'Aramirim');<text:line-break/>INSERT INTO tb_cidades VALUES (2643, 11, 'MG', 'Aranha');<text:line-break/>INSERT INTO tb_cidades VALUES (2644, 11, 'MG', 'Arantina');<text:line-break/>INSERT INTO tb_cidades VALUES (2645, 11, 'MG', 'Araponga');<text:line-break/>INSERT INTO tb_cidades VALUES (2646, 11, 'MG', 'Arapora');<text:line-break/><text:soft-page-break/>INSERT INTO tb_cidades VALUES (2647, 11, 'MG', 'Arapua');<text:line-break/>INSERT INTO tb_cidades VALUES (2648, 11, 'MG', 'Araujos');<text:line-break/>INSERT INTO tb_cidades VALUES (2649, 11, 'MG', 'Arauna');<text:line-break/>INSERT INTO tb_cidades VALUES (2650, 11, 'MG', 'Araxa');<text:line-break/>INSERT INTO tb_cidades VALUES (2651, 11, 'MG', 'Arcangelo');<text:line-break/>INSERT INTO tb_cidades VALUES (2652, 11, 'MG', 'Arceburgo');<text:line-break/>INSERT INTO tb_cidades VALUES (2653, 11, 'MG', 'Arcos');<text:line-break/>INSERT INTO tb_cidades VALUES (2654, 11, 'MG', 'Areado');<text:line-break/>INSERT INTO tb_cidades VALUES (2655, 11, 'MG', 'Argenita');<text:line-break/>INSERT INTO tb_cidades VALUES (2656, 11, 'MG', 'Argirita');<text:line-break/>INSERT INTO tb_cidades VALUES (2657, 11, 'MG', 'Aricanduva');<text:line-break/>INSERT INTO tb_cidades VALUES (2658, 11, 'MG', 'Arinos');<text:line-break/>INSERT INTO tb_cidades VALUES (2659, 11, 'MG', 'Aristides Batista');<text:line-break/>INSERT INTO tb_cidades VALUES (2660, 11, 'MG', 'Ascencao');<text:line-break/>INSERT INTO tb_cidades VALUES (2661, 11, 'MG', 'Assarai');<text:line-break/>INSERT INTO tb_cidades VALUES (2662, 11, 'MG', 'Astolfo Dutra');<text:line-break/>INSERT INTO tb_cidades VALUES (2663, 11, 'MG', 'Ataleia');<text:line-break/>INSERT INTO tb_cidades VALUES (2664, 11, 'MG', 'Augusto de Lima');<text:line-break/>INSERT INTO tb_cidades VALUES (2665, 11, 'MG', 'Avai do Jacinto');<text:line-break/>INSERT INTO tb_cidades VALUES (2666, 11, 'MG', 'Azurita');<text:line-break/>INSERT INTO tb_cidades VALUES (2667, 11, 'MG', 'Babilonia');<text:line-break/>INSERT INTO tb_cidades VALUES (2668, 11, 'MG', 'Bacao');<text:line-break/>INSERT INTO tb_cidades VALUES (2669, 11, 'MG', 'Baependi');<text:line-break/>INSERT INTO tb_cidades VALUES (2670, 11, 'MG', 'Baguari');<text:line-break/>INSERT INTO tb_cidades VALUES (2671, 11, 'MG', 'Baioes');<text:line-break/>INSERT INTO tb_cidades VALUES (2672, 11, 'MG', 'Baixa');<text:line-break/>INSERT INTO tb_cidades VALUES (2673, 11, 'MG', 'Balbinopolis');<text:line-break/>INSERT INTO tb_cidades VALUES (2674, 11, 'MG', 'Baldim');<text:line-break/>INSERT INTO tb_cidades VALUES (2675, 11, 'MG', 'Bambui');<text:line-break/>INSERT INTO tb_cidades VALUES (2676, 11, 'MG', 'Bandeira');<text:line-break/>INSERT INTO tb_cidades VALUES (2677, 11, 'MG', 'Bandeira do Sul');<text:line-break/>INSERT INTO tb_cidades VALUES (2678, 11, 'MG', 'Bandeirantes');<text:line-break/>INSERT INTO tb_cidades VALUES (2679, 11, 'MG', 'Barao de Cocais');<text:line-break/>INSERT INTO tb_cidades VALUES (2680, 11, 'MG', 'Barao de Monte Alto');<text:line-break/>INSERT INTO tb_cidades VALUES (2681, 11, 'MG', 'Barbacena');<text:line-break/>INSERT INTO tb_cidades VALUES (2682, 11, 'MG', 'Barra Alegre');<text:line-break/>INSERT INTO tb_cidades VALUES (2683, 11, 'MG', 'Barra da Figueira');<text:line-break/>INSERT INTO tb_cidades VALUES (2684,</text:p>
      <text:p text:style-name="Standard"><text:s/>11, 'MG', 'Barra do Ariranha');<text:line-break/>INSERT INTO tb_cidades VALUES (2685, 11, 'MG', 'Barra do Cuiete');<text:line-break/>INSERT INTO tb_cidades VALUES (2686, 11, 'MG', 'Barra Feliz');<text:line-break/>INSERT INTO tb_cidades VALUES (2687, 11, 'MG', 'Barra Longa');<text:line-break/>INSERT INTO tb_cidades VALUES (2688, 11, 'MG', 'Barranco Alto');<text:line-break/>INSERT INTO tb_cidades VALUES (2689, 11, 'MG', 'Barreiro');<text:line-break/>INSERT INTO tb_cidades VALUES (2690, 11, 'MG', 'Barreiro Branco');<text:line-break/>INSERT INTO tb_cidades VALUES (2691, 11, 'MG', 'Barreiro da Raiz');<text:line-break/>INSERT INTO tb_cidades VALUES (2692, 11, 'MG', 'Barreiro do Rio Verde');<text:line-break/>INSERT INTO tb_cidades VALUES (2693, 11, 'MG', 'Barretos de Alvinopolis');<text:line-break/>INSERT INTO tb_cidades VALUES (2694, 11, 'MG', 'Barrocao');<text:line-break/>INSERT INTO tb_cidades VALUES (2695, 11, 'MG', 'Barroso');<text:line-break/>INSERT INTO tb_cidades VALUES (2696, 11, 'MG', 'Bau');<text:line-break/>INSERT INTO tb_cidades VALUES (2697, 11, 'MG', 'Bela Vista de Minas');<text:line-break/><text:soft-page-break/>INSERT INTO tb_cidades VALUES (2698, 11, 'MG', 'Belisario');<text:line-break/>INSERT INTO tb_cidades VALUES (2699, 11, 'MG', 'Belmiro Braga');<text:line-break/>INSERT INTO tb_cidades VALUES (2700, 11, 'MG', 'Belo Horizonte');<text:line-break/>INSERT INTO tb_cidades VALUES (2701, 11, 'MG', 'Belo Oriente');<text:line-break/>INSERT INTO tb_cidades VALUES (2702, 11, 'MG', 'Belo Vale');<text:line-break/>INSERT INTO tb_cidades VALUES (2703, 11, 'MG', 'Bentopolis de Minas');<text:line-break/>INSERT INTO tb_cidades VALUES (2704, 11, 'MG', 'Berilo');<text:line-break/>INSERT INTO tb_cidades VALUES (2705, 11, 'MG', 'Berizal');<text:line-break/>INSERT INTO tb_cidades VALUES (2706, 11, 'MG', 'Bertopolis');<text:line-break/>INSERT INTO tb_cidades VALUES (2707, 11, 'MG', 'Betim');<text:line-break/>INSERT INTO tb_cidades VALUES (2708, 11, 'MG', 'Bias Fortes');<text:line-break/>INSERT INTO tb_cidades VALUES (2709, 11, 'MG', 'Bicas');<text:line-break/>INSERT INTO tb_cidades VALUES (2710, 11, 'MG', 'Bicuiba');<text:line-break/>INSERT INTO tb_cidades VALUES (2711, 11, 'MG', 'Biquinhas');<text:line-break/>INSERT INTO tb_cidades VALUES (2712, 11, 'MG', 'Bituri');<text:line-break/>INSERT INTO tb_cidades VALUES (2713, 11, 'MG', 'Boa Esperanca');<text:line-break/>INSERT INTO tb_cidades VALUES (2714, 11, 'MG', 'Boa Familia');<text:line-break/>INSERT INTO tb_cidades VALUES (2715, 11, 'MG', 'Boa Uniao de Itabirinha');<text:line-break/>INSERT INTO tb_cidades VALUES (2716, 11, 'MG', 'Boa Vista de Minas');<text:line-break/>INSERT INTO tb_cidades VALUES (2717, 11, 'MG', 'Bocaina de Minas');<text:line-break/>INSERT INTO tb_cidades VALUES (2718, 11, 'MG', 'Bocaiuva');<text:line-break/>INSERT INTO tb_cidades VALUES (2719, 11, 'MG', 'Bom Despacho');<text:line-break/>INSERT INTO tb_cidades VALUES (2720, 11, 'MG', 'Bom Jardim de Minas');<text:line-break/>INSERT INTO tb_cidades VALUES (2721, 11, 'MG', 'Bom Jesus da Cachoeira');<text:line-break/>INSERT INTO tb_cidades VALUES (2722, 11, 'MG', 'Bom Jesus da Penha');<text:line-break/>INSERT INTO tb_cidades VALUES (2723, 11, 'MG', 'Bom Jesus de Cardosos');<text:line-break/>INSERT INTO tb_cidades VALUES (2724, 11, 'MG', 'Bom Jesus do Amparo');<text:line-break/>INSERT INTO tb_cidades VALUES (2725, 11, 'MG', 'Bom Jesus do Divino');<text:line-break/>INSERT INTO tb_cidades VALUES (2726, 11, 'MG', 'Bom Jesus do Galho');<text:line-break/>INSERT INTO tb_cidades VALUES (2727, 11, 'MG', 'Bom Jesus do Madeira');<text:line-break/>INSERT INTO tb_cidades VALUES (2728, 11, 'MG', 'Bom Pastor');<text:line-break/>INSERT INTO tb_cidades VALUES (2729, 11, 'MG', 'Bom Repouso');<text:line-break/>INSERT INTO tb_cidades VALUES (2730, 11, 'MG', 'Bom Retiro');<text:line-break/>INSERT INTO tb_cidades VALUES (2731, 11, 'MG', 'Bom Sucesso');<text:line-break/>INSERT INTO tb_cidades VALUES (2732, 11, 'MG', 'Bom Sucesso de Patos');<text:line-break/>INSERT INTO tb_cidades VALUES (2733, 11, 'MG', 'Bonanca');<text:line-break/>INSERT INTO tb_cidades VALUES (2734, 11, 'MG', 'Bonfim');<text:line-break/>INSERT INTO tb_cidades VALUES (2735, 11, 'MG', 'Bonfinopolis de Minas');<text:line-break/>INSERT INTO tb_cidades VALUES (2736, 11, 'MG', 'Bonito de Minas');<text:line-break/>INSERT INTO tb_cidades VALUES (2737, 11, 'MG', 'Borba Gato');<text:line-break/>INSERT INTO tb_cidades VALUES (2738, 11, 'MG', 'Borda da Mata');<text:line-break/>INSERT INTO tb_cidades VALUES (2739, 11, 'MG', 'Botelhos');<text:line-break/>INSERT INTO tb_cidades VALUES (2740, 11, 'MG', 'Botumirim');<text:line-break/>INSERT INTO tb_cidades VALUES (2741, 11, 'MG', 'Bras Pires');<text:line-break/>INSERT INTO tb_cidades VALUES (2742, 11, 'MG', 'Brasilandia de Minas');<text:line-break/>INSERT INTO tb_cidades VALUES (2743, 11, 'MG', 'Brasilia de Minas');<text:line-break/>INSERT INTO tb_cidades VALUES (2744, 11, 'MG', 'Brasopolis');<text:line-break/>INSERT INTO tb_cidades VALUES (2745, 11, 'MG', 'Braunas');<text:line-break/>INSERT INTO tb_cidades VALUES (2746, 11, 'MG', 'Brejauba');<text:line-break/>INSERT INTO tb_cidades VALUES (2747, 11, 'MG', 'Brejaubinha');<text:line-break/>INSERT INTO tb_cidades VALUES (2748, 11, 'MG', 'Brejo Bonito');<text:line-break/>INSERT INTO tb_cidades VALUES (2749, 11, 'MG', 'Brejo do Amparo');<text:line-break/><text:soft-page-break/>INSERT INTO tb_cidades VALUES (2750, 11, 'MG', 'Brumadinho');<text:line-break/>INSERT INTO tb_cidades VALUES (2751, 11, 'MG', 'Brumal');<text:line-break/>INSERT INTO tb_cidades VALUES (2752, 11, 'MG', 'Buarque de Macedo');<text:line-break/>INSERT INTO tb_cidades VALUES (2753, 11, 'MG', 'Bueno');<text:line-break/>INSERT INTO tb_cidades VALUES (2754, 11, 'MG', 'Bueno Brandao');<text:line-break/>INSERT INTO tb_cidades VALUES (2755, 11, 'MG', 'Buenopolis');<text:line-break/>INSERT INTO tb_cidades VALUES (2756, 11, 'MG', 'Bugre');<text:line-break/>INSERT INTO tb_cidades VALUES (2757, 11, 'MG', 'Buritis');<text:line-break/>INSERT INTO tb_cidades VALUES (2758, 11, 'MG', 'Buritizeiro');<text:line-break/>INSERT INTO tb_cidades VALUES (2759, 11, 'MG', 'Caatinga');<text:line-break/>INSERT INTO tb_cidades VALUES (2760, 11, 'MG', 'Cabeceira Grande');<text:line-break/>INSERT INTO tb_cidades VALUES (2761, 11, 'MG', 'Cabo Verde');<text:line-break/>INSERT INTO tb_cidades VALUES (2762, 11, 'MG', 'Caburu');<text:line-break/>INSERT INTO tb_cidades VALUES (2763, 11, 'MG', 'Cacaratiba');<text:line-break/>INSERT INTO tb_cidades VALUES (2764, 11, 'MG', 'Cacarema');<text:line-break/>INSERT INTO tb_cidades VALUES (2765, 11, 'MG', 'Cachoeira Alegre');<text:line-break/>INSERT INTO tb_cidades VALUES (2766, 11, 'MG', 'Cachoeira da Prata');<text:line-break/>INSERT INTO tb_cidades VALUES (2767, 11, 'MG', 'Cachoeira de Minas');<text:line-break/>INSERT INTO tb_cidades VALUES (2768, 11, 'MG', 'Cachoeira de Pajeu');<text:line-break/>INSERT INTO tb_cidades VALUES (2769, 11, 'MG', 'Cachoeira de Santa Cruz');<text:line-break/>INSERT INTO tb_cidades VALUES (2770, 11, 'MG', 'Cachoeira do Brumado');<text:line-break/>INSERT INTO tb_cidades VALUES (2771, 11, 'MG', 'Cachoeira do Campo');<text:line-break/>INSERT INTO tb_cidades VALUES (2772, 11, 'MG', 'Cachoeira do Manteiga');<text:line-break/>INSERT INTO tb_cidades VALUES (2773, 11, 'MG', 'Cachoeira do Vale');<text:line-break/>INSERT INTO tb_cidades VALUES (2774, 11, 'MG', 'Cachoeira dos Antunes');<text:line-break/>INSERT INTO tb_cidades VALUES (2775, 11, 'MG', 'Cachoeira Dourada');<text:line-break/>INSERT INTO tb_cidades VALUES (2776, 11, 'MG', 'Cachoeirinha');<text:line-break/>INSERT INTO tb_cidades VALUES (2777, 11, 'MG', 'Caetano Lopes');<text:line-break/>INSERT INTO tb_cidades VALUES (2778, 11, 'MG', 'Caetanopolis');<text:line-break/>INSERT INTO tb_cidades VALUES (2779, 11, 'MG', 'Caete');<text:line-break/>INSERT INTO tb_cidades VALUES (2780, 11, 'MG', 'Caiana');<text:line-break/>INSERT INTO tb_cidades VALUES (2781, 11, 'MG', 'Caiapo');<text:line-break/>INSERT INTO tb_cidades VALUES (2782, 11, 'MG', 'Cajuri');<text:line-break/>INSERT INTO tb_cidades VALUES (2783, 11, 'MG', 'Caldas');<text:line-break/>INSERT INTO tb_cidades VALUES (2784, 11, 'MG', 'Calixto');<text:line-break/>INSERT INTO tb_cidades VALUES (2785, 11, 'MG', 'Camacho');<text:line-break/>INSERT INTO tb_cidades VALUES (2786, 11, 'MG', 'Camanducaia');<text:line-break/>INSERT INTO tb_cidades VALUES (2787, 11, 'MG', 'Camargos');<text:line-break/>INSERT INTO tb_cidades VALUES (2788, 11, 'MG', 'Cambui');<text:line-break/>INSERT INTO tb_cidades VALUES (2789, 11, 'MG', 'Cambuquira');<text:line-break/>INSERT INTO tb_cidades VALUES (2790, 11, 'MG', 'Campanario');<text:line-break/>INSERT INTO tb_cidades VALUES (2791, 11, 'MG', 'Campanha');<text:line-break/>INSERT INTO tb_cidades VALUES (2792, 11, 'MG', 'Campestre');<text:line-break/>INSERT INTO tb_cidades VALUES (2793, 11, 'MG', 'Campestrinho');<text:line-break/>INSERT INTO tb_cidades VALUES (2794, 11, 'MG', 'Campina Verde');<text:line-break/>INSERT INTO tb_cidades VALUES (2795, 11, 'MG', 'Campo Alegre de Minas');<text:line-break/>INSERT INTO tb_cidades VALUES (2796, 11, 'MG', 'Campo Azul');<text:line-break/>INSERT INTO tb_cidades VALUES (2797, 11, 'MG', 'Campo Belo');<text:line-break/>INSERT INTO tb_cidades VALUES (2798, 11, 'MG', 'Campo do Meio');<text:line-break/>INSERT INTO tb_cidades VALUES (2799, 11, 'MG', 'Campo Florido');<text:line-break/>INSERT INTO tb_cidades VALUES (2800, 11, 'MG', 'Campo Redondo');<text:line-break/>INSERT INTO tb_cidades VALUES (2801, 11, 'MG', 'Campolide');<text:line-break/><text:soft-page-break/>INSERT INTO tb_cidades VALUES (2802, 11, 'MG', 'Campos Altos');<text:line-break/>INSERT INTO tb_cidades VALUES (2803, 11, 'MG', 'Campos Gerais');<text:line-break/>INSERT INTO tb_cidades VALUES (2804, 11, 'MG', 'Cana Verde');<text:line-break/>INSERT INTO tb_cidades VALUES (2805, 11, 'MG', 'Canaa');<text:line-break/>INSERT INTO tb_cidades VALUES (2806, 11, 'MG', 'Canabrava');<text:line-break/>INSERT INTO tb_cidades VALUES (2807, 11, 'MG', 'Canapolis');<text:line-break/>INSERT INTO tb_cidades VALUES (2808, 11, 'MG', 'Canastrao');<text:line-break/>INSERT INTO tb_cidades VALUES (2809, 11, 'MG', 'Candeias');<text:line-break/>INSERT INTO tb_cidades VALUES (2810, 11, 'MG', 'Canoeiros');<text:line-break/>INSERT INTO tb_cidades VALUES (2811, 11, 'MG', 'Cantagalo');<text:line-break/>INSERT INTO tb_cidades VALUES (2812, 11, 'MG', 'Caparao');<text:line-break/>INSERT INTO tb_cidades VALUES (2813, 11, 'MG', 'Capela Nova');<text:line-break/>INSERT INTO tb_cidades VALUES (2814, 11, 'MG', 'Capelinha');<text:line-break/>INSERT INTO tb_cidades VALUES (2815, 11, 'MG', 'Capetinga');<text:line-break/>INSERT INTO tb_cidades VALUES (2816, 11, 'MG', 'Capim Branco');<text:line-break/>INSERT INTO tb_cidades VALUES (2817, 11, 'MG', 'Capinopolis');<text:line-break/>INSERT INTO tb_cidades VALUES (2818, 11, 'MG', 'Capitania');<text:line-break/>INSERT INTO tb_cidades VALUES (2819, 11, 'MG', 'Capitao Andrade');<text:line-break/>INSERT INTO tb_cidades VALUES (2820, 11, 'MG', 'Capitao Eneas');<text:line-break/>INSERT INTO tb_cidades VALUES (2821, 11, 'MG', 'Capitolio');<text:line-break/>INSERT INTO tb_cidades VALUES (2822, 11, 'MG', 'Caputira');<text:line-break/>INSERT INTO tb_cidades VALUES (2823, 11, 'MG', 'Carai');<text:line-break/>INSERT INTO tb_cidades VALUES (2824, 11, 'MG', 'Caranaiba');<text:line-break/>INSERT INTO tb_cidades VALUES (2825, 11, 'MG', 'Carandai');<text:line-break/>INSERT INTO tb_cidades VALUES (2826, 11, 'MG', 'Carangola');<text:line-break/>INSERT INTO tb_cidades VALUES (2827, 11, 'MG', 'Caratinga');<text:line-break/>INSERT INTO tb_cidades VALUES (2828, 11, 'MG', 'Carbonita');<text:line-break/>INSERT INTO tb_cidades VALUES (2829, 11, 'MG', 'Cardeal Mota');<text:line-break/>INSERT INTO tb_cidades VALUES (2830, 11, 'MG', 'Careacu');<text:line-break/>INSERT INTO tb_cidades VALUES (2831, 11, 'MG', 'Carioca');<text:line-break/>INSERT INTO tb_cidades VALUES (2832, 11, 'MG', 'Carlos Alves');<text:line-break/>INSERT INTO tb_cidades VALUES (2833, 11, 'MG', 'Carlos Chagas');<text:line-break/>INSERT INTO tb_cidades VALUES (2834, 11, 'MG', 'Carmesia');<text:line-break/>INSERT INTO tb_cidades VALUES (2835, 11, 'MG', 'Carmo da Cachoeira');<text:line-break/>INSERT INTO tb_cidades VALUES (2836, 11, 'MG', 'Carmo da Mata');<text:line-break/>INSERT INTO tb_cidades VALUES (2837, 11, 'MG', 'Carmo de Minas');<text:line-break/>INSERT INTO tb_cidades VALUES (2838, 11, 'MG', 'Carmo do Cajuru');<text:line-break/>INSERT INTO tb_cidades VALUES (2839, 11, 'MG', 'Carmo</text:p>
      <text:p text:style-name="Standard"><text:s/>do Paranaiba');<text:line-break/>INSERT INTO tb_cidades VALUES (2840, 11, 'MG', 'Carmo do Rio Claro');<text:line-break/>INSERT INTO tb_cidades VALUES (2841, 11, 'MG', 'Carmopolis de Minas');<text:line-break/>INSERT INTO tb_cidades VALUES (2842, 11, 'MG', 'Carneirinho');<text:line-break/>INSERT INTO tb_cidades VALUES (2843, 11, 'MG', 'Carrancas');<text:line-break/>INSERT INTO tb_cidades VALUES (2844, 11, 'MG', 'Carvalho de Brito');<text:line-break/>INSERT INTO tb_cidades VALUES (2845, 11, 'MG', 'Carvalhopolis');<text:line-break/>INSERT INTO tb_cidades VALUES (2846, 11, 'MG', 'Carvalhos');<text:line-break/>INSERT INTO tb_cidades VALUES (2847, 11, 'MG', 'Casa Grande');<text:line-break/>INSERT INTO tb_cidades VALUES (2848, 11, 'MG', 'Cascalho Rico');<text:line-break/>INSERT INTO tb_cidades VALUES (2849, 11, 'MG', 'Cassia');<text:line-break/>INSERT INTO tb_cidades VALUES (2850, 11, 'MG', 'Cataguarino');<text:line-break/>INSERT INTO tb_cidades VALUES (2851, 11, 'MG', 'Cataguases');<text:line-break/>INSERT INTO tb_cidades VALUES (2852, 11, 'MG', 'Catajas');<text:line-break/><text:soft-page-break/>INSERT INTO tb_cidades VALUES (2853, 11, 'MG', 'Catas Altas');<text:line-break/>INSERT INTO tb_cidades VALUES (2854, 11, 'MG', 'Catas Altas da Noruega');<text:line-break/>INSERT INTO tb_cidades VALUES (2855, 11, 'MG', 'Catiara');<text:line-break/>INSERT INTO tb_cidades VALUES (2856, 11, 'MG', 'Catuji');<text:line-break/>INSERT INTO tb_cidades VALUES (2857, 11, 'MG', 'Catune');<text:line-break/>INSERT INTO tb_cidades VALUES (2858, 11, 'MG', 'Catuni');<text:line-break/>INSERT INTO tb_cidades VALUES (2859, 11, 'MG', 'Catuti');<text:line-break/>INSERT INTO tb_cidades VALUES (2860, 11, 'MG', 'Caxambu');<text:line-break/>INSERT INTO tb_cidades VALUES (2861, 11, 'MG', 'Cedro do Abaete');<text:line-break/>INSERT INTO tb_cidades VALUES (2862, 11, 'MG', 'Centenario');<text:line-break/>INSERT INTO tb_cidades VALUES (2863, 11, 'MG', 'Central de Minas');<text:line-break/>INSERT INTO tb_cidades VALUES (2864, 11, 'MG', 'Central de Santa Helena');<text:line-break/>INSERT INTO tb_cidades VALUES (2865, 11, 'MG', 'Centralina');<text:line-break/>INSERT INTO tb_cidades VALUES (2866, 11, 'MG', 'Cervo');<text:line-break/>INSERT INTO tb_cidades VALUES (2867, 11, 'MG', 'Chacara');<text:line-break/>INSERT INTO tb_cidades VALUES (2868, 11, 'MG', 'Chale');<text:line-break/>INSERT INTO tb_cidades VALUES (2869, 11, 'MG', 'Chapada de Minas');<text:line-break/>INSERT INTO tb_cidades VALUES (2870, 11, 'MG', 'Chapada do Norte');<text:line-break/>INSERT INTO tb_cidades VALUES (2871, 11, 'MG', 'Chapada Gaucha');<text:line-break/>INSERT INTO tb_cidades VALUES (2872, 11, 'MG', 'Chaveslandia');<text:line-break/>INSERT INTO tb_cidades VALUES (2873, 11, 'MG', 'Chiador');<text:line-break/>INSERT INTO tb_cidades VALUES (2874, 11, 'MG', 'Chonim');<text:line-break/>INSERT INTO tb_cidades VALUES (2875, 11, 'MG', 'Chumbo');<text:line-break/>INSERT INTO tb_cidades VALUES (2876, 11, 'MG', 'Cipotanea');<text:line-break/>INSERT INTO tb_cidades VALUES (2877, 11, 'MG', 'Cisneiros');<text:line-break/>INSERT INTO tb_cidades VALUES (2878, 11, 'MG', 'Citrolandia');<text:line-break/>INSERT INTO tb_cidades VALUES (2879, 11, 'MG', 'Claraval');<text:line-break/>INSERT INTO tb_cidades VALUES (2880, 11, 'MG', 'Claro de Minas');<text:line-break/>INSERT INTO tb_cidades VALUES (2881, 11, 'MG', 'Claro dos Pocoes');<text:line-break/>INSERT INTO tb_cidades VALUES (2882, 11, 'MG', 'Claudio');<text:line-break/>INSERT INTO tb_cidades VALUES (2883, 11, 'MG', 'Claudio Manuel');<text:line-break/>INSERT INTO tb_cidades VALUES (2884, 11, 'MG', 'Cocais');<text:line-break/>INSERT INTO tb_cidades VALUES (2885, 11, 'MG', 'Coco');<text:line-break/>INSERT INTO tb_cidades VALUES (2886, 11, 'MG', 'Coimbra');<text:line-break/>INSERT INTO tb_cidades VALUES (2887, 11, 'MG', 'Coluna');<text:line-break/>INSERT INTO tb_cidades VALUES (2888, 11, 'MG', 'Comendador Gomes');<text:line-break/>INSERT INTO tb_cidades VALUES (2889, 11, 'MG', 'Comercinho');<text:line-break/>INSERT INTO tb_cidades VALUES (2890, 11, 'MG', 'Conceicao da Aparecida');<text:line-break/>INSERT INTO tb_cidades VALUES (2891, 11, 'MG', 'Conceicao da Barra de Minas');<text:line-break/>INSERT INTO tb_cidades VALUES (2892, 11, 'MG', 'Conceicao da Boa Vista');<text:line-break/>INSERT INTO tb_cidades VALUES (2893, 11, 'MG', 'Conceicao da Brejauba');<text:line-break/>INSERT INTO tb_cidades VALUES (2894, 11, 'MG', 'Conceicao da Ibitipoca');<text:line-break/>INSERT INTO tb_cidades VALUES (2895, 11, 'MG', 'Conceicao das Alagoas');<text:line-break/>INSERT INTO tb_cidades VALUES (2896, 11, 'MG', 'Conceicao das Pedras');<text:line-break/>INSERT INTO tb_cidades VALUES (2897, 11, 'MG', 'Conceicao de Ipanema');<text:line-break/>INSERT INTO tb_cidades VALUES (2898, 11, 'MG', 'Conceicao de Itagua');<text:line-break/>INSERT INTO tb_cidades VALUES (2899, 11, 'MG', 'Conceicao de Minas');<text:line-break/>INSERT INTO tb_cidades VALUES (2900, 11, 'MG', 'Conceicao de Piracicaba');<text:line-break/>INSERT INTO tb_cidades VALUES (2901, 11, 'MG', 'Conceicao de Tronqueiras');<text:line-break/>INSERT INTO tb_cidades VALUES (2902, 11, 'MG', 'Conceicao do Capim');<text:line-break/>INSERT INTO tb_cidades VALUES (2903, 11, 'MG', 'Conceicao do Formoso');<text:line-break/>INSERT INTO tb_cidades VALUES (2904, 11, 'MG', 'Conceicao do Mato Dentro');<text:line-break/><text:soft-page-break/>INSERT INTO tb_cidades VALUES (2905, 11, 'MG', 'Conceicao do Para');<text:line-break/>INSERT INTO tb_cidades VALUES (2906, 11, 'MG', 'Conceicao do Rio Acima');<text:line-break/>INSERT INTO tb_cidades VALUES (2907, 11, 'MG', 'Conceicao do Rio Verde');<text:line-break/>INSERT INTO tb_cidades VALUES (2908, 11, 'MG', 'Conceicao dos Ouros');<text:line-break/>INSERT INTO tb_cidades VALUES (2909, 11, 'MG', 'Concordia de Mucuri');<text:line-break/>INSERT INTO tb_cidades VALUES (2910, 11, 'MG', 'Condado do Norte');<text:line-break/>INSERT INTO tb_cidades VALUES (2911, 11, 'MG', 'Conego Joao Pio');<text:line-break/>INSERT INTO tb_cidades VALUES (2912, 11, 'MG', 'Conego Marinho');<text:line-break/>INSERT INTO tb_cidades VALUES (2913, 11, 'MG', 'Confins');<text:line-break/>INSERT INTO tb_cidades VALUES (2914, 11, 'MG', 'Congonhal');<text:line-break/>INSERT INTO tb_cidades VALUES (2915, 11, 'MG', 'Congonhas');<text:line-break/>INSERT INTO tb_cidades VALUES (2916, 11, 'MG', 'Congonhas do Norte');<text:line-break/>INSERT INTO tb_cidades VALUES (2917, 11, 'MG', 'Conquista');<text:line-break/>INSERT INTO tb_cidades VALUES (2918, 11, 'MG', 'Conselheiro Lafaiete');<text:line-break/>INSERT INTO tb_cidades VALUES (2919, 11, 'MG', 'Conselheiro Mata');<text:line-break/>INSERT INTO tb_cidades VALUES (2920, 11, 'MG', 'Conselheiro Pena');<text:line-break/>INSERT INTO tb_cidades VALUES (2921, 11, 'MG', 'Consolacao');<text:line-break/>INSERT INTO tb_cidades VALUES (2922, 11, 'MG', 'Contagem');<text:line-break/>INSERT INTO tb_cidades VALUES (2923, 11, 'MG', 'Contrato');<text:line-break/>INSERT INTO tb_cidades VALUES (2924, 11, 'MG', 'Contria');<text:line-break/>INSERT INTO tb_cidades VALUES (2925, 11, 'MG', 'Coqueiral');<text:line-break/>INSERT INTO tb_cidades VALUES (2926, 11, 'MG', 'Coracao de Jesus');<text:line-break/>INSERT INTO tb_cidades VALUES (2927, 11, 'MG', 'Cordisburgo');<text:line-break/>INSERT INTO tb_cidades VALUES (2928, 11, 'MG', 'Cordislandia');<text:line-break/>INSERT INTO tb_cidades VALUES (2929, 11, 'MG', 'Corinto');<text:line-break/>INSERT INTO tb_cidades VALUES (2930, 11, 'MG', 'Coroaci');<text:line-break/>INSERT INTO tb_cidades VALUES (2931, 11, 'MG', 'Coromandel');<text:line-break/>INSERT INTO tb_cidades VALUES (2932, 11, 'MG', 'Coronel Fabriciano');<text:line-break/>INSERT INTO tb_cidades VALUES (2933, 11, 'MG', 'Coronel Murta');<text:line-break/>INSERT INTO tb_cidades VALUES (2934, 11, 'MG', 'Coronel Pacheco');<text:line-break/>INSERT INTO tb_cidades VALUES (2935, 11, 'MG', 'Coronel Xavier Chaves');<text:line-break/>INSERT INTO tb_cidades VALUES (2936, 11, 'MG', 'Corrego Danta');<text:line-break/>INSERT INTO tb_cidades VALUES (2937, 11, 'MG', 'Corrego do Barro');<text:line-break/>INSERT INTO tb_cidades VALUES (2938, 11, 'MG', 'Corrego do Bom Jesus');<text:line-break/>INSERT INTO tb_cidades VALUES (2939, 11, 'MG', 'Corrego do Ouro');<text:line-break/>INSERT INTO tb_cidades VALUES (2940, 11, 'MG', 'Corrego Fundo');<text:line-break/>INSERT INTO tb_cidades VALUES (2941, 11, 'MG', 'Corrego Novo');<text:line-break/>INSERT INTO tb_cidades VALUES (2942, 11, 'MG', 'Corregos');<text:line-break/>INSERT INTO tb_cidades VALUES (2943, 11, 'MG', 'Correia de Almeida');<text:line-break/>INSERT INTO tb_cidades VALUES (2944, 11, 'MG', 'Correntinho');<text:line-break/>INSERT INTO tb_cidades VALUES (2945, 11, 'MG', 'Costa Sena');<text:line-break/>INSERT INTO tb_cidades VALUES (2946, 11, 'MG', 'Costas');<text:line-break/>INSERT INTO tb_cidades VALUES (2947, 11, 'MG', 'Costas da Mantiqueira');<text:line-break/>INSERT INTO tb_cidades VALUES (2948, 11, 'MG', 'Couto de Magalhaes de Minas');<text:line-break/>INSERT INTO tb_cidades VALUES (2949, 11, 'MG', 'Crisolia');<text:line-break/>INSERT INTO tb_cidades VALUES (2950, 11, 'MG', 'Crisolita');<text:line-break/>INSERT INTO tb_cidades VALUES (2951, 11, 'MG', 'Crispim Jaques');<text:line-break/>INSERT INTO tb_cidades VALUES (2952, 11, 'MG', 'Cristais');<text:line-break/>INSERT INTO tb_cidades VALUES (2953, 11, 'MG', 'Cristalia');<text:line-break/>INSERT INTO tb_cidades VALUES (2954, 11, 'MG', 'Cristiano Otoni');<text:line-break/>INSERT INTO tb_cidades VALUES (2955, 11, 'MG', 'Cristina');<text:line-break/>INSERT INTO tb_cidades VALUES (2956, 11, 'MG', 'Crucilandia');<text:line-break/><text:soft-page-break/>INSERT INTO tb_cidades VALUES (2957, 11, 'MG', 'Cruzeiro da Fortaleza');<text:line-break/>INSERT INTO tb_cidades VALUES (2958, 11, 'MG', 'Cruzeiro dos Peixotos');<text:line-break/>INSERT INTO tb_cidades VALUES (2959, 11, 'MG', 'Cruzilia');<text:line-break/>INSERT INTO tb_cidades VALUES (2960, 11, 'MG', 'Cubas');<text:line-break/>INSERT INTO tb_cidades VALUES (2961, 11, 'MG', 'Cuite Velho');<text:line-break/>INSERT INTO tb_cidades VALUES (2962, 11, 'MG', 'Cuparaque');<text:line-break/>INSERT INTO tb_cidades VALUES (2963, 11, 'MG', 'Curimatai');<text:line-break/>INSERT INTO tb_cidades VALUES (2964, 11, 'MG', 'Curral de Dentro');<text:line-break/>INSERT INTO tb_cidades VALUES (2965, 11, 'MG', 'Curvelo');<text:line-break/>INSERT INTO tb_cidades VALUES (2966, 11, 'MG', 'Datas');<text:line-break/>INSERT INTO tb_cidades VALUES (2967, 11, 'MG', 'Delfim Moreira');<text:line-break/>INSERT INTO tb_cidades VALUES (2968, 11, 'MG', 'Delfinopolis');<text:line-break/>INSERT INTO tb_cidades VALUES (2969, 11, 'MG', 'Delta');<text:line-break/>INSERT INTO tb_cidades VALUES (2970, 11, 'MG', 'Deputado Augusto Clementino');<text:line-break/>INSERT INTO tb_cidades VALUES (2971, 11, 'MG', 'Derribadinha');<text:line-break/>INSERT INTO tb_cidades VALUES (2972, 11, 'MG', 'Descoberto');<text:line-break/>INSERT INTO tb_cidades VALUES (2973, 11, 'MG', 'Desembargador Otoni');<text:line-break/>INSERT INTO tb_cidades VALUES (2974, 11, 'MG', 'Desemboque');<text:line-break/>INSERT INTO tb_cidades VALUES (2975, 11, 'MG', 'Desterro de Entre Rios');<text:line-break/>INSERT INTO tb_cidades VALUES (2976, 11, 'MG', 'Desterro do Melo');<text:line-break/>INSERT INTO tb_cidades VALUES (2977, 11, 'MG', 'Diamante de Uba');<text:line-break/>INSERT INTO tb_cidades VALUES (2978, 11, 'MG', 'Diamantina');<text:line-break/>INSERT INTO tb_cidades VALUES (2979, 11, 'MG', 'Dias');<text:line-break/>INSERT INTO tb_cidades VALUES (2980, 11, 'MG', 'Dias Tavares/siderurgica');<text:line-break/>INSERT INTO tb_cidades VALUES (2981, 11, 'MG', 'Diogo de Vasconcelos');<text:line-break/>INSERT INTO tb_cidades VALUES (2982, 11, 'MG', 'Dionisio');<text:line-break/>INSERT INTO tb_cidades VALUES (2983, 11, 'MG', 'Divinesia');<text:line-break/>INSERT INTO tb_cidades VALUES (2984, 11, 'MG', 'Divino');<text:line-break/>INSERT INTO tb_cidades VALUES (2985, 11, 'MG', 'Divino das Laranjeiras');<text:line-break/>INSERT INTO tb_cidades VALUES (2986, 11, 'MG', 'Divino de Virgolandia');<text:line-break/>INSERT INTO tb_cidades VALUES (2987, 11, 'MG', 'Divino Espirito Santo');<text:line-break/>INSERT INTO tb_cidades VALUES (2988, 11, 'MG', 'Divinolandia de Minas');<text:line-break/>INSERT INTO tb_cidades VALUES (2989, 11, 'MG', 'Divinopolis');<text:line-break/>INSERT INTO tb_cidades VALUES (2990, 11, 'MG', 'Divisa Alegre');<text:line-break/>INSERT INTO tb_cidades VALUES</text:p>
      <text:p text:style-name="Standard"><text:s/>(2991, 11, 'MG', 'Divisa Nova');<text:line-break/>INSERT INTO tb_cidades VALUES (2992, 11, 'MG', 'Divisopolis');<text:line-break/>INSERT INTO tb_cidades VALUES (2993, 11, 'MG', 'Dois de Abril');<text:line-break/>INSERT INTO tb_cidades VALUES (2994, 11, 'MG', 'Dom Bosco');<text:line-break/>INSERT INTO tb_cidades VALUES (2995, 11, 'MG', 'Dom Cavati');<text:line-break/>INSERT INTO tb_cidades VALUES (2996, 11, 'MG', 'Dom Joaquim');<text:line-break/>INSERT INTO tb_cidades VALUES (2997, 11, 'MG', 'Dom Lara');<text:line-break/>INSERT INTO tb_cidades VALUES (2998, 11, 'MG', 'Dom Modesto');<text:line-break/>INSERT INTO tb_cidades VALUES (2999, 11, 'MG', 'Dom Silverio');<text:line-break/>INSERT INTO tb_cidades VALUES (3000, 11, 'MG', 'Dom Vicoso');<text:line-break/>INSERT INTO tb_cidades VALUES (3001, 11, 'MG', 'Dona Euzebia');<text:line-break/>INSERT INTO tb_cidades VALUES (3002, 11, 'MG', 'Dores da Vitoria');<text:line-break/>INSERT INTO tb_cidades VALUES (3003, 11, 'MG', 'Dores de Campos');<text:line-break/>INSERT INTO tb_cidades VALUES (3004, 11, 'MG', 'Dores de Guanhaes');<text:line-break/>INSERT INTO tb_cidades VALUES (3005, 11, 'MG', 'Dores do Indaia');<text:line-break/>INSERT INTO tb_cidades VALUES (3006, 11, 'MG', 'Dores do Paraibuna');<text:line-break/>INSERT INTO tb_cidades VALUES (3007, 11, 'MG', 'Dores do Turvo');<text:line-break/><text:soft-page-break/>INSERT INTO tb_cidades VALUES (3008, 11, 'MG', 'Doresopolis');<text:line-break/>INSERT INTO tb_cidades VALUES (3009, 11, 'MG', 'Douradinho');<text:line-break/>INSERT INTO tb_cidades VALUES (3010, 11, 'MG', 'Douradoquara');<text:line-break/>INSERT INTO tb_cidades VALUES (3011, 11, 'MG', 'Doutor Campolina');<text:line-break/>INSERT INTO tb_cidades VALUES (3012, 11, 'MG', 'Doutor Lund');<text:line-break/>INSERT INTO tb_cidades VALUES (3013, 11, 'MG', 'Durande');<text:line-break/>INSERT INTO tb_cidades VALUES (3014, 11, 'MG', 'Edgard Melo');<text:line-break/>INSERT INTO tb_cidades VALUES (3015, 11, 'MG', 'Eloi Mendes');<text:line-break/>INSERT INTO tb_cidades VALUES (3016, 11, 'MG', 'Emboabas');<text:line-break/>INSERT INTO tb_cidades VALUES (3017, 11, 'MG', 'Engenheiro Caldas');<text:line-break/>INSERT INTO tb_cidades VALUES (3018, 11, 'MG', 'Engenheiro Correia');<text:line-break/>INSERT INTO tb_cidades VALUES (3019, 11, 'MG', 'Engenheiro Navarro');<text:line-break/>INSERT INTO tb_cidades VALUES (3020, 11, 'MG', 'Engenheiro Schnoor');<text:line-break/>INSERT INTO tb_cidades VALUES (3021, 11, 'MG', 'Engenho do Ribeiro');<text:line-break/>INSERT INTO tb_cidades VALUES (3022, 11, 'MG', 'Engenho Novo');<text:line-break/>INSERT INTO tb_cidades VALUES (3023, 11, 'MG', 'Entre Folhas');<text:line-break/>INSERT INTO tb_cidades VALUES (3024, 11, 'MG', 'Entre Rios de Minas');<text:line-break/>INSERT INTO tb_cidades VALUES (3025, 11, 'MG', 'Epaminondas Otoni');<text:line-break/>INSERT INTO tb_cidades VALUES (3026, 11, 'MG', 'Ermidinha');<text:line-break/>INSERT INTO tb_cidades VALUES (3027, 11, 'MG', 'Ervalia');<text:line-break/>INSERT INTO tb_cidades VALUES (3028, 11, 'MG', 'Esmeraldas');<text:line-break/>INSERT INTO tb_cidades VALUES (3029, 11, 'MG', 'Esmeraldas de Ferros');<text:line-break/>INSERT INTO tb_cidades VALUES (3030, 11, 'MG', 'Espera Feliz');<text:line-break/>INSERT INTO tb_cidades VALUES (3031, 11, 'MG', 'Espinosa');<text:line-break/>INSERT INTO tb_cidades VALUES (3032, 11, 'MG', 'Espirito Santo do Dourado');<text:line-break/>INSERT INTO tb_cidades VALUES (3033, 11, 'MG', 'Esteios');<text:line-break/>INSERT INTO tb_cidades VALUES (3034, 11, 'MG', 'Estevao de Araujo');<text:line-break/>INSERT INTO tb_cidades VALUES (3035, 11, 'MG', 'Estiva');<text:line-break/>INSERT INTO tb_cidades VALUES (3036, 11, 'MG', 'Estrela da Barra');<text:line-break/>INSERT INTO tb_cidades VALUES (3037, 11, 'MG', 'Estrela Dalva');<text:line-break/>INSERT INTO tb_cidades VALUES (3038, 11, 'MG', 'Estrela de Jordania');<text:line-break/>INSERT INTO tb_cidades VALUES (3039, 11, 'MG', 'Estrela do Indaia');<text:line-break/>INSERT INTO tb_cidades VALUES (3040, 11, 'MG', 'Estrela do Sul');<text:line-break/>INSERT INTO tb_cidades VALUES (3041, 11, 'MG', 'Eugenopolis');<text:line-break/>INSERT INTO tb_cidades VALUES (3042, 11, 'MG', 'Euxenita');<text:line-break/>INSERT INTO tb_cidades VALUES (3043, 11, 'MG', 'Ewbank da Camara');<text:line-break/>INSERT INTO tb_cidades VALUES (3044, 11, 'MG', 'Expedicionario Alicio');<text:line-break/>INSERT INTO tb_cidades VALUES (3045, 11, 'MG', 'Extracao');<text:line-break/>INSERT INTO tb_cidades VALUES (3046, 11, 'MG', 'Extrema');<text:line-break/>INSERT INTO tb_cidades VALUES (3047, 11, 'MG', 'Fama');<text:line-break/>INSERT INTO tb_cidades VALUES (3048, 11, 'MG', 'Faria Lemos');<text:line-break/>INSERT INTO tb_cidades VALUES (3049, 11, 'MG', 'Farias');<text:line-break/>INSERT INTO tb_cidades VALUES (3050, 11, 'MG', 'Fechados');<text:line-break/>INSERT INTO tb_cidades VALUES (3051, 11, 'MG', 'Felicina');<text:line-break/>INSERT INTO tb_cidades VALUES (3052, 11, 'MG', 'Felicio dos Santos');<text:line-break/>INSERT INTO tb_cidades VALUES (3053, 11, 'MG', 'Felisburgo');<text:line-break/>INSERT INTO tb_cidades VALUES (3054, 11, 'MG', 'Felixlandia');<text:line-break/>INSERT INTO tb_cidades VALUES (3055, 11, 'MG', 'Fernandes Tourinho');<text:line-break/>INSERT INTO tb_cidades VALUES (3056, 11, 'MG', 'Fernao Dias');<text:line-break/>INSERT INTO tb_cidades VALUES (3057, 11, 'MG', 'Ferreiras');<text:line-break/>INSERT INTO tb_cidades VALUES (3058, 11, 'MG', 'Ferreiropolis');<text:line-break/>INSERT INTO tb_cidades VALUES (3059, 11, 'MG', 'Ferros');<text:line-break/><text:soft-page-break/>INSERT INTO tb_cidades VALUES (3060, 11, 'MG', 'Ferruginha');<text:line-break/>INSERT INTO tb_cidades VALUES (3061, 11, 'MG', 'Fervedouro');<text:line-break/>INSERT INTO tb_cidades VALUES (3062, 11, 'MG', 'Fidalgo');<text:line-break/>INSERT INTO tb_cidades VALUES (3063, 11, 'MG', 'Fidelandia');<text:line-break/>INSERT INTO tb_cidades VALUES (3064, 11, 'MG', 'Flor de Minas');<text:line-break/>INSERT INTO tb_cidades VALUES (3065, 11, 'MG', 'Floralia');<text:line-break/>INSERT INTO tb_cidades VALUES (3066, 11, 'MG', 'Floresta');<text:line-break/>INSERT INTO tb_cidades VALUES (3067, 11, 'MG', 'Florestal');<text:line-break/>INSERT INTO tb_cidades VALUES (3068, 11, 'MG', 'Florestina');<text:line-break/>INSERT INTO tb_cidades VALUES (3069, 11, 'MG', 'Fonseca');<text:line-break/>INSERT INTO tb_cidades VALUES (3070, 11, 'MG', 'Formiga');<text:line-break/>INSERT INTO tb_cidades VALUES (3071, 11, 'MG', 'Formoso');<text:line-break/>INSERT INTO tb_cidades VALUES (3072, 11, 'MG', 'Fortaleza de Minas');<text:line-break/>INSERT INTO tb_cidades VALUES (3073, 11, 'MG', 'Fortuna de Minas');<text:line-break/>INSERT INTO tb_cidades VALUES (3074, 11, 'MG', 'Francisco Badaro');<text:line-break/>INSERT INTO tb_cidades VALUES (3075, 11, 'MG', 'Francisco Dumont');<text:line-break/>INSERT INTO tb_cidades VALUES (3076, 11, 'MG', 'Francisco Sa');<text:line-break/>INSERT INTO tb_cidades VALUES (3077, 11, 'MG', 'Franciscopolis');<text:line-break/>INSERT INTO tb_cidades VALUES (3078, 11, 'MG', 'Frei Eustaquio');<text:line-break/>INSERT INTO tb_cidades VALUES (3079, 11, 'MG', 'Frei Gaspar');<text:line-break/>INSERT INTO tb_cidades VALUES (3080, 11, 'MG', 'Frei Inocencio');<text:line-break/>INSERT INTO tb_cidades VALUES (3081, 11, 'MG', 'Frei Lagonegro');<text:line-break/>INSERT INTO tb_cidades VALUES (3082, 11, 'MG', 'Frei Orlando');<text:line-break/>INSERT INTO tb_cidades VALUES (3083, 11, 'MG', 'Frei Serafim');<text:line-break/>INSERT INTO tb_cidades VALUES (3084, 11, 'MG', 'Freire Cardoso');<text:line-break/>INSERT INTO tb_cidades VALUES (3085, 11, 'MG', 'Fronteira');<text:line-break/>INSERT INTO tb_cidades VALUES (3086, 11, 'MG', 'Fronteira dos Vales');<text:line-break/>INSERT INTO tb_cidades VALUES (3087, 11, 'MG', 'Fruta de Leite');<text:line-break/>INSERT INTO tb_cidades VALUES (3088, 11, 'MG', 'Frutal');<text:line-break/>INSERT INTO tb_cidades VALUES (3089, 11, 'MG', 'Funchal');<text:line-break/>INSERT INTO tb_cidades VALUES (3090, 11, 'MG', 'Funilandia');<text:line-break/>INSERT INTO tb_cidades VALUES (3091, 11, 'MG', 'Furnas');<text:line-break/>INSERT INTO tb_cidades VALUES (3092, 11, 'MG', 'Furquim');<text:line-break/>INSERT INTO tb_cidades VALUES (3093, 11, 'MG', 'Galego');<text:line-break/>INSERT INTO tb_cidades VALUES (3094, 11, 'MG', 'Galena');<text:line-break/>INSERT INTO tb_cidades VALUES (3095, 11, 'MG', 'Galileia');<text:line-break/>INSERT INTO tb_cidades VALUES (3096, 11, 'MG', 'Gama');<text:line-break/>INSERT INTO tb_cidades VALUES (3097, 11, 'MG', 'Gameleiras');<text:line-break/>INSERT INTO tb_cidades VALUES (3098, 11, 'MG', 'Garapuava');<text:line-break/>INSERT INTO tb_cidades VALUES (3099, 11, 'MG', 'Gaviao');<text:line-break/>INSERT INTO tb_cidades VALUES (3100, 11, 'MG', 'Glaucilandia');<text:line-break/>INSERT INTO tb_cidades VALUES (3101, 11, 'MG', 'Glaura');<text:line-break/>INSERT INTO tb_cidades VALUES (3102, 11, 'MG', 'Glucinio');<text:line-break/>INSERT INTO tb_cidades VALUES (3103, 11, 'MG', 'Goiabeira');<text:line-break/>INSERT INTO tb_cidades VALUES (3104, 11, 'MG', 'Goiana');<text:line-break/>INSERT INTO tb_cidades VALUES (3105, 11, 'MG', 'Goianases');<text:line-break/>INSERT INTO tb_cidades VALUES (3106, 11, 'MG', 'Goncalves');<text:line-break/>INSERT INTO tb_cidades VALUES (3107, 11, 'MG', 'Gonzaga');<text:line-break/>INSERT INTO tb_cidades VALUES (3108, 11, 'MG', 'Gororos');<text:line-break/>INSERT INTO tb_cidades VALUES (3109, 11, 'MG', 'Gorutuba');<text:line-break/>INSERT INTO tb_cidades VALUES (3110, 11, 'MG', 'Gouvea');<text:line-break/>INSERT INTO tb_cidades VALUES (3111, 11, 'MG', 'Governador Valadares');<text:line-break/><text:soft-page-break/>INSERT INTO tb_cidades VALUES (3112, 11, 'MG', 'Graminea');<text:line-break/>INSERT INTO tb_cidades VALUES (3113, 11, 'MG', 'Granada');<text:line-break/>INSERT INTO tb_cidades VALUES (3114, 11, 'MG', 'Grao Mogol');<text:line-break/>INSERT INTO tb_cidades VALUES (3115, 11, 'MG', 'Grota');<text:line-break/>INSERT INTO tb_cidades VALUES (3116, 11, 'MG', 'Grupiara');<text:line-break/>INSERT INTO tb_cidades VALUES (3117, 11, 'MG', 'Guacui');<text:line-break/>INSERT INTO tb_cidades VALUES (3118, 11, 'MG', 'Guaipava');<text:line-break/>INSERT INTO tb_cidades VALUES (3119, 11, 'MG', 'Guanhaes');<text:line-break/>INSERT INTO tb_cidades VALUES (3120, 11, 'MG', 'Guape');<text:line-break/>INSERT INTO tb_cidades VALUES (3121, 11, 'MG', 'Guaraciaba');<text:line-break/>INSERT INTO tb_cidades VALUES (3122, 11, 'MG', 'Guaraciama');<text:line-break/>INSERT INTO tb_cidades VALUES (3123, 11, 'MG', 'Guaranesia');<text:line-break/>INSERT INTO tb_cidades VALUES (3124, 11, 'MG', 'Guarani');<text:line-break/>INSERT INTO tb_cidades VALUES (3125, 11, 'MG', 'Guaranilandia');<text:line-break/>INSERT INTO tb_cidades VALUES (3126, 11, 'MG', 'Guarara');<text:line-break/>INSERT INTO tb_cidades VALUES (3127, 11, 'MG', 'Guarataia');<text:line-break/>INSERT INTO tb_cidades VALUES (3128, 11, 'MG', 'Guarda dos Ferreiros');<text:line-break/>INSERT INTO tb_cidades VALUES (3129, 11, 'MG', 'Guarda-mor');<text:line-break/>INSERT INTO tb_cidades VALUES (3130, 11, 'MG', 'Guardinha');<text:line-break/>INSERT INTO tb_cidades VALUES (3131, 11, 'MG', 'Guaxima');<text:line-break/>INSERT INTO tb_cidades VALUES (3132, 11, 'MG', 'Guaxupe');<text:line-break/>INSERT INTO tb_cidades VALUES (3133, 11, 'MG', 'Guidoval');<text:line-break/>INSERT INTO tb_cidades VALUES (3134, 11, 'MG', 'Guimarania');<text:line-break/>INSERT INTO tb_cidades VALUES (3135, 11, 'MG', 'Guinda');<text:line-break/>INSERT INTO tb_cidades VALUES (3136, 11, 'MG', 'Guiricema');<text:line-break/>INSERT INTO tb_cidades VALUES (3137, 11, 'MG', 'Gurinhata');<text:line-break/>INSERT INTO tb_cidades VALUES (3138, 11, 'MG', 'Heliodora');<text:line-break/>INSERT INTO tb_cidades VALUES (3139, 11, 'MG', 'Hematita');<text:line-break/>INSERT INTO tb_cidades VALUES (3140, 11, 'MG', 'Hermilo Alves');<text:line-break/>INSERT INTO tb_cidades VALUES (3141, 11, 'MG', 'Honoropolis');<text:line-break/>INSERT INTO tb_cidades VALUES (3142, 11, 'MG', 'Iapu');<text:line-break/>INSERT INTO tb_cidades VALUES (3143, 11, 'MG', 'Ibertioga');<text:line-break/>INSERT INTO tb_cidades VALUES (3144, 11, 'MG', 'Ibia');<text:line-break/>INSERT INTO tb_cidades VALUES (3145, 11, 'MG', 'Ibiai');<text:line-break/>INSERT INTO tb_cidades VALUES (3146, 11, 'MG', 'Ibiracatu');<text:line-break/>INSERT INTO tb_cidades VALUES (3147, 11, 'MG', 'Ibiraci');<text:line-break/>INSERT INTO tb_cidades VALUES (3148, 11, 'MG', 'Ibirite');<text:line-break/>INSERT INTO tb_cidades</text:p>
      <text:p text:style-name="Standard"><text:s/>VALUES (3149, 11, 'MG', 'Ibitira');<text:line-break/>INSERT INTO tb_cidades VALUES (3150, 11, 'MG', 'Ibitiura de Minas');<text:line-break/>INSERT INTO tb_cidades VALUES (3151, 11, 'MG', 'Ibituruna');<text:line-break/>INSERT INTO tb_cidades VALUES (3152, 11, 'MG', 'Icarai de Minas');<text:line-break/>INSERT INTO tb_cidades VALUES (3153, 11, 'MG', 'Igarape');<text:line-break/>INSERT INTO tb_cidades VALUES (3154, 11, 'MG', 'Igaratinga');<text:line-break/>INSERT INTO tb_cidades VALUES (3155, 11, 'MG', 'Iguatama');<text:line-break/>INSERT INTO tb_cidades VALUES (3156, 11, 'MG', 'Ijaci');<text:line-break/>INSERT INTO tb_cidades VALUES (3157, 11, 'MG', 'Ilheus do Prata');<text:line-break/>INSERT INTO tb_cidades VALUES (3158, 11, 'MG', 'Ilicinea');<text:line-break/>INSERT INTO tb_cidades VALUES (3159, 11, 'MG', 'Imbe de Minas');<text:line-break/>INSERT INTO tb_cidades VALUES (3160, 11, 'MG', 'Inconfidentes');<text:line-break/>INSERT INTO tb_cidades VALUES (3161, 11, 'MG', 'Indaiabira');<text:line-break/>INSERT INTO tb_cidades VALUES (3162, 11, 'MG', 'Independencia');<text:line-break/><text:soft-page-break/>INSERT INTO tb_cidades VALUES (3163, 11, 'MG', 'Indianopolis');<text:line-break/>INSERT INTO tb_cidades VALUES (3164, 11, 'MG', 'Ingai');<text:line-break/>INSERT INTO tb_cidades VALUES (3165, 11, 'MG', 'Inhai');<text:line-break/>INSERT INTO tb_cidades VALUES (3166, 11, 'MG', 'Inhapim');<text:line-break/>INSERT INTO tb_cidades VALUES (3167, 11, 'MG', 'Inhauma');<text:line-break/>INSERT INTO tb_cidades VALUES (3168, 11, 'MG', 'Inimutaba');<text:line-break/>INSERT INTO tb_cidades VALUES (3169, 11, 'MG', 'Ipaba');<text:line-break/>INSERT INTO tb_cidades VALUES (3170, 11, 'MG', 'Ipanema');<text:line-break/>INSERT INTO tb_cidades VALUES (3171, 11, 'MG', 'Ipatinga');<text:line-break/>INSERT INTO tb_cidades VALUES (3172, 11, 'MG', 'Ipiacu');<text:line-break/>INSERT INTO tb_cidades VALUES (3173, 11, 'MG', 'Ipoema');<text:line-break/>INSERT INTO tb_cidades VALUES (3174, 11, 'MG', 'Ipuiuna');<text:line-break/>INSERT INTO tb_cidades VALUES (3175, 11, 'MG', 'Irai de Minas');<text:line-break/>INSERT INTO tb_cidades VALUES (3176, 11, 'MG', 'Itabira');<text:line-break/>INSERT INTO tb_cidades VALUES (3177, 11, 'MG', 'Itabirinha de Mantena');<text:line-break/>INSERT INTO tb_cidades VALUES (3178, 11, 'MG', 'Itabirito');<text:line-break/>INSERT INTO tb_cidades VALUES (3179, 11, 'MG', 'Itaboca');<text:line-break/>INSERT INTO tb_cidades VALUES (3180, 11, 'MG', 'Itacambira');<text:line-break/>INSERT INTO tb_cidades VALUES (3181, 11, 'MG', 'Itacarambi');<text:line-break/>INSERT INTO tb_cidades VALUES (3182, 11, 'MG', 'Itaci');<text:line-break/>INSERT INTO tb_cidades VALUES (3183, 11, 'MG', 'Itacolomi');<text:line-break/>INSERT INTO tb_cidades VALUES (3184, 11, 'MG', 'Itaguara');<text:line-break/>INSERT INTO tb_cidades VALUES (3185, 11, 'MG', 'Itaim');<text:line-break/>INSERT INTO tb_cidades VALUES (3186, 11, 'MG', 'Itaipe');<text:line-break/>INSERT INTO tb_cidades VALUES (3187, 11, 'MG', 'Itajuba');<text:line-break/>INSERT INTO tb_cidades VALUES (3188, 11, 'MG', 'Itajutiba');<text:line-break/>INSERT INTO tb_cidades VALUES (3189, 11, 'MG', 'Itamarandiba');<text:line-break/>INSERT INTO tb_cidades VALUES (3190, 11, 'MG', 'Itamarati');<text:line-break/>INSERT INTO tb_cidades VALUES (3191, 11, 'MG', 'Itamarati de Minas');<text:line-break/>INSERT INTO tb_cidades VALUES (3192, 11, 'MG', 'Itambacuri');<text:line-break/>INSERT INTO tb_cidades VALUES (3193, 11, 'MG', 'Itambe do Mato Dentro');<text:line-break/>INSERT INTO tb_cidades VALUES (3194, 11, 'MG', 'Itamirim');<text:line-break/>INSERT INTO tb_cidades VALUES (3195, 11, 'MG', 'Itamogi');<text:line-break/>INSERT INTO tb_cidades VALUES (3196, 11, 'MG', 'Itamonte');<text:line-break/>INSERT INTO tb_cidades VALUES (3197, 11, 'MG', 'Itamuri');<text:line-break/>INSERT INTO tb_cidades VALUES (3198, 11, 'MG', 'Itanhandu');<text:line-break/>INSERT INTO tb_cidades VALUES (3199, 11, 'MG', 'Itanhomi');<text:line-break/>INSERT INTO tb_cidades VALUES (3200, 11, 'MG', 'Itaobim');<text:line-break/>INSERT INTO tb_cidades VALUES (3201, 11, 'MG', 'Itapagipe');<text:line-break/>INSERT INTO tb_cidades VALUES (3202, 11, 'MG', 'Itapanhoacanga');<text:line-break/>INSERT INTO tb_cidades VALUES (3203, 11, 'MG', 'Itapecerica');<text:line-break/>INSERT INTO tb_cidades VALUES (3204, 11, 'MG', 'Itapeva');<text:line-break/>INSERT INTO tb_cidades VALUES (3205, 11, 'MG', 'Itapiru');<text:line-break/>INSERT INTO tb_cidades VALUES (3206, 11, 'MG', 'Itapirucu');<text:line-break/>INSERT INTO tb_cidades VALUES (3207, 11, 'MG', 'Itatiaiucu');<text:line-break/>INSERT INTO tb_cidades VALUES (3208, 11, 'MG', 'Itau de Minas');<text:line-break/>INSERT INTO tb_cidades VALUES (3209, 11, 'MG', 'Itauna');<text:line-break/>INSERT INTO tb_cidades VALUES (3210, 11, 'MG', 'Itauninha');<text:line-break/>INSERT INTO tb_cidades VALUES (3211, 11, 'MG', 'Itaverava');<text:line-break/>INSERT INTO tb_cidades VALUES (3212, 11, 'MG', 'Iterere');<text:line-break/>INSERT INTO tb_cidades VALUES (3213, 11, 'MG', 'Itinga');<text:line-break/>INSERT INTO tb_cidades VALUES (3214, 11, 'MG', 'Itira');<text:line-break/><text:soft-page-break/>INSERT INTO tb_cidades VALUES (3215, 11, 'MG', 'Itueta');<text:line-break/>INSERT INTO tb_cidades VALUES (3216, 11, 'MG', 'Itui');<text:line-break/>INSERT INTO tb_cidades VALUES (3217, 11, 'MG', 'Ituiutaba');<text:line-break/>INSERT INTO tb_cidades VALUES (3218, 11, 'MG', 'Itumirim');<text:line-break/>INSERT INTO tb_cidades VALUES (3219, 11, 'MG', 'Iturama');<text:line-break/>INSERT INTO tb_cidades VALUES (3220, 11, 'MG', 'Itutinga');<text:line-break/>INSERT INTO tb_cidades VALUES (3221, 11, 'MG', 'Jaboticatubas');<text:line-break/>INSERT INTO tb_cidades VALUES (3222, 11, 'MG', 'Jacarandira');<text:line-break/>INSERT INTO tb_cidades VALUES (3223, 11, 'MG', 'Jacare');<text:line-break/>INSERT INTO tb_cidades VALUES (3224, 11, 'MG', 'Jacinto');<text:line-break/>INSERT INTO tb_cidades VALUES (3225, 11, 'MG', 'Jacui');<text:line-break/>INSERT INTO tb_cidades VALUES (3226, 11, 'MG', 'Jacutinga');<text:line-break/>INSERT INTO tb_cidades VALUES (3227, 11, 'MG', 'Jaguaracu');<text:line-break/>INSERT INTO tb_cidades VALUES (3228, 11, 'MG', 'Jaguarao');<text:line-break/>INSERT INTO tb_cidades VALUES (3229, 11, 'MG', 'Jaguaritira');<text:line-break/>INSERT INTO tb_cidades VALUES (3230, 11, 'MG', 'Jaiba');<text:line-break/>INSERT INTO tb_cidades VALUES (3231, 11, 'MG', 'Jampruca');<text:line-break/>INSERT INTO tb_cidades VALUES (3232, 11, 'MG', 'Janauba');<text:line-break/>INSERT INTO tb_cidades VALUES (3233, 11, 'MG', 'Januaria');<text:line-break/>INSERT INTO tb_cidades VALUES (3234, 11, 'MG', 'Japaraiba');<text:line-break/>INSERT INTO tb_cidades VALUES (3235, 11, 'MG', 'Japonvar');<text:line-break/>INSERT INTO tb_cidades VALUES (3236, 11, 'MG', 'Jardinesia');<text:line-break/>INSERT INTO tb_cidades VALUES (3237, 11, 'MG', 'Jeceaba');<text:line-break/>INSERT INTO tb_cidades VALUES (3238, 11, 'MG', 'Jenipapo de Minas');<text:line-break/>INSERT INTO tb_cidades VALUES (3239, 11, 'MG', 'Jequeri');<text:line-break/>INSERT INTO tb_cidades VALUES (3240, 11, 'MG', 'Jequitai');<text:line-break/>INSERT INTO tb_cidades VALUES (3241, 11, 'MG', 'Jequitiba');<text:line-break/>INSERT INTO tb_cidades VALUES (3242, 11, 'MG', 'Jequitinhonha');<text:line-break/>INSERT INTO tb_cidades VALUES (3243, 11, 'MG', 'Jesuania');<text:line-break/>INSERT INTO tb_cidades VALUES (3244, 11, 'MG', 'Joaima');<text:line-break/>INSERT INTO tb_cidades VALUES (3245, 11, 'MG', 'Joanesia');<text:line-break/>INSERT INTO tb_cidades VALUES (3246, 11, 'MG', 'Joao Monlevade');<text:line-break/>INSERT INTO tb_cidades VALUES (3247, 11, 'MG', 'Joao Pinheiro');<text:line-break/>INSERT INTO tb_cidades VALUES (3248, 11, 'MG', 'Joaquim Felicio');<text:line-break/>INSERT INTO tb_cidades VALUES (3249, 11, 'MG', 'Jordania');<text:line-break/>INSERT INTO tb_cidades VALUES (3250, 11, 'MG', 'Jose Goncalves de Minas');<text:line-break/>INSERT INTO tb_cidades VALUES (3251, 11, 'MG', 'Jose Raydan');<text:line-break/>INSERT INTO tb_cidades VALUES (3252, 11, 'MG', 'Joselandia');<text:line-break/>INSERT INTO tb_cidades VALUES (3253, 11, 'MG', 'Josenopolis');<text:line-break/>INSERT INTO tb_cidades VALUES (3254, 11, 'MG', 'Juatuba');<text:line-break/>INSERT INTO tb_cidades VALUES (3255, 11, 'MG', 'Jubai');<text:line-break/>INSERT INTO tb_cidades VALUES (3256, 11, 'MG', 'Juiracu');<text:line-break/>INSERT INTO tb_cidades VALUES (3257, 11, 'MG', 'Juiz de Fora');<text:line-break/>INSERT INTO tb_cidades VALUES (3258, 11, 'MG', 'Junco de Minas');<text:line-break/>INSERT INTO tb_cidades VALUES (3259, 11, 'MG', 'Juramento');<text:line-break/>INSERT INTO tb_cidades VALUES (3260, 11, 'MG', 'Jureia');<text:line-break/>INSERT INTO tb_cidades VALUES (3261, 11, 'MG', 'Juruaia');<text:line-break/>INSERT INTO tb_cidades VALUES (3262, 11, 'MG', 'Jurumirim');<text:line-break/>INSERT INTO tb_cidades VALUES (3263, 11, 'MG', 'Justinopolis');<text:line-break/>INSERT INTO tb_cidades VALUES (3264, 11, 'MG', 'Juvenilia');<text:line-break/>INSERT INTO tb_cidades VALUES (3265, 11, 'MG', 'Lacerdinha');<text:line-break/>INSERT INTO tb_cidades VALUES (3266, 11, 'MG', 'Ladainha');<text:line-break/><text:soft-page-break/>INSERT INTO tb_cidades VALUES (3267, 11, 'MG', 'Lagamar');<text:line-break/>INSERT INTO tb_cidades VALUES (3268, 11, 'MG', 'Lagoa Bonita');<text:line-break/>INSERT INTO tb_cidades VALUES (3269, 11, 'MG', 'Lagoa da Prata');<text:line-break/>INSERT INTO tb_cidades VALUES (3270, 11, 'MG', 'Lagoa dos Patos');<text:line-break/>INSERT INTO tb_cidades VALUES (3271, 11, 'MG', 'Lagoa Dourada');<text:line-break/>INSERT INTO tb_cidades VALUES (3272, 11, 'MG', 'Lagoa Formosa');<text:line-break/>INSERT INTO tb_cidades VALUES (3273, 11, 'MG', 'Lagoa Grande');<text:line-break/>INSERT INTO tb_cidades VALUES (3274, 11, 'MG', 'Lagoa Santa');<text:line-break/>INSERT INTO tb_cidades VALUES (3275, 11, 'MG', 'Lajinha');<text:line-break/>INSERT INTO tb_cidades VALUES (3276, 11, 'MG', 'Lambari');<text:line-break/>INSERT INTO tb_cidades VALUES (3277, 11, 'MG', 'Lamim');<text:line-break/>INSERT INTO tb_cidades VALUES (3278, 11, 'MG', 'Lamounier');<text:line-break/>INSERT INTO tb_cidades VALUES (3279, 11, 'MG', 'Lapinha');<text:line-break/>INSERT INTO tb_cidades VALUES (3280, 11, 'MG', 'Laranjal');<text:line-break/>INSERT INTO tb_cidades VALUES (3281, 11, 'MG', 'Laranjeiras de Caldas');<text:line-break/>INSERT INTO tb_cidades VALUES (3282, 11, 'MG', 'Lassance');<text:line-break/>INSERT INTO tb_cidades VALUES (3283, 11, 'MG', 'Lavras');<text:line-break/>INSERT INTO tb_cidades VALUES (3284, 11, 'MG', 'Leandro Ferreira');<text:line-break/>INSERT INTO tb_cidades VALUES (3285, 11, 'MG', 'Leme do Prado');<text:line-break/>INSERT INTO tb_cidades VALUES (3286, 11, 'MG', 'Leopoldina');<text:line-break/>INSERT INTO tb_cidades VALUES (3287, 11, 'MG', 'Levinopolis');<text:line-break/>INSERT INTO tb_cidades VALUES (3288, 11, 'MG', 'Liberdade');<text:line-break/>INSERT INTO tb_cidades VALUES (3289, 11, 'MG', 'Lima Duarte');<text:line-break/>INSERT INTO tb_cidades VALUES (3290, 11, 'MG', 'Limeira D''oeste');<text:line-break/>INSERT INTO tb_cidades VALUES (3291, 11, 'MG', 'Limeira de Mantena');<text:line-break/>INSERT INTO tb_cidades VALUES (3292, 11, 'MG', 'Lobo Leite');<text:line-break/>INSERT INTO tb_cidades VALUES (3293, 11, 'MG', 'Lontra');<text:line-break/>INSERT INTO tb_cidades VALUES (3294, 11, 'MG', 'Lourenco Velho');<text:line-break/>INSERT INTO tb_cidades VALUES (3295, 11, 'MG', 'Lufa');<text:line-break/>INSERT INTO tb_cidades VALUES (3296, 11, 'MG', 'Luisburgo');<text:line-break/>INSERT INTO tb_cidades VALUES (3297, 11, 'MG', 'Luislandia');<text:line-break/>INSERT INTO tb_cidades VALUES (3298, 11, 'MG', 'Luiz Pires de Minas');<text:line-break/>INSERT INTO tb_cidades VALUES (3299, 11, 'MG', 'Luizlandia do Oeste');<text:line-break/>INSERT INTO tb_cidades VALUES (3300, 11, 'MG', 'Luminarias');<text:line-break/>INSERT INTO tb_cidades VALUES (3301, 11, 'MG', 'Luminosa');<text:line-break/>INSERT INTO tb_cidades VALUES (3302, 11, 'MG', 'Luz');<text:line-break/>INSERT INTO tb_cidades VALUES (3303, 11, 'MG', 'Macaia');<text:line-break/>INSERT INTO tb_cidades VALUES (3304, 11, 'MG', 'Machacalis');<text:line-break/>INSERT INTO tb_cidades VALUES (3305, 11, 'MG', 'Machado');<text:line-break/>INSERT INTO tb_cidades VALUES (3306, 11, 'MG', 'Macuco');<text:line-break/>INSERT INTO tb_cidades VALUES (3307, 11, 'MG', 'Macuco de Minas');<text:line-break/>INSERT INTO tb_cidades VALUES (3308, 11, 'MG', 'Madre de Deus de Minas');<text:line-break/>INSERT INTO tb_cidades VALUES (3309, 11, 'MG', 'Mae dos Homens');<text:line-break/>INSERT</text:p>
      <text:p text:style-name="Standard"><text:s/>INTO tb_cidades VALUES (3310, 11, 'MG', 'Major Ezequiel');<text:line-break/>INSERT INTO tb_cidades VALUES (3311, 11, 'MG', 'Major Porto');<text:line-break/>INSERT INTO tb_cidades VALUES (3312, 11, 'MG', 'Malacacheta');<text:line-break/>INSERT INTO tb_cidades VALUES (3313, 11, 'MG', 'Mamonas');<text:line-break/>INSERT INTO tb_cidades VALUES (3314, 11, 'MG', 'Manga');<text:line-break/>INSERT INTO tb_cidades VALUES (3315, 11, 'MG', 'Manhuacu');<text:line-break/>INSERT INTO tb_cidades VALUES (3316, 11, 'MG', 'Manhumirim');<text:line-break/>INSERT INTO tb_cidades VALUES (3317, 11, 'MG', 'Mantena');<text:line-break/><text:soft-page-break/>INSERT INTO tb_cidades VALUES (3318, 11, 'MG', 'Mantiqueira');<text:line-break/>INSERT INTO tb_cidades VALUES (3319, 11, 'MG', 'Mantiqueira do Palmital');<text:line-break/>INSERT INTO tb_cidades VALUES (3320, 11, 'MG', 'Mar de Espanha');<text:line-break/>INSERT INTO tb_cidades VALUES (3321, 11, 'MG', 'Marambainha');<text:line-break/>INSERT INTO tb_cidades VALUES (3322, 11, 'MG', 'Maravilhas');<text:line-break/>INSERT INTO tb_cidades VALUES (3323, 11, 'MG', 'Maria da Fe');<text:line-break/>INSERT INTO tb_cidades VALUES (3324, 11, 'MG', 'Mariana');<text:line-break/>INSERT INTO tb_cidades VALUES (3325, 11, 'MG', 'Marilac');<text:line-break/>INSERT INTO tb_cidades VALUES (3326, 11, 'MG', 'Marilandia');<text:line-break/>INSERT INTO tb_cidades VALUES (3327, 11, 'MG', 'Mario Campos');<text:line-break/>INSERT INTO tb_cidades VALUES (3328, 11, 'MG', 'Maripa de Minas');<text:line-break/>INSERT INTO tb_cidades VALUES (3329, 11, 'MG', 'Marlieria');<text:line-break/>INSERT INTO tb_cidades VALUES (3330, 11, 'MG', 'Marmelopolis');<text:line-break/>INSERT INTO tb_cidades VALUES (3331, 11, 'MG', 'Martinesia');<text:line-break/>INSERT INTO tb_cidades VALUES (3332, 11, 'MG', 'Martinho Campos');<text:line-break/>INSERT INTO tb_cidades VALUES (3333, 11, 'MG', 'Martins Guimaraes');<text:line-break/>INSERT INTO tb_cidades VALUES (3334, 11, 'MG', 'Martins Soares');<text:line-break/>INSERT INTO tb_cidades VALUES (3335, 11, 'MG', 'Mata Verde');<text:line-break/>INSERT INTO tb_cidades VALUES (3336, 11, 'MG', 'Materlandia');<text:line-break/>INSERT INTO tb_cidades VALUES (3337, 11, 'MG', 'Mateus Leme');<text:line-break/>INSERT INTO tb_cidades VALUES (3338, 11, 'MG', 'Mathias Lobato');<text:line-break/>INSERT INTO tb_cidades VALUES (3339, 11, 'MG', 'Matias Barbosa');<text:line-break/>INSERT INTO tb_cidades VALUES (3340, 11, 'MG', 'Matias Cardoso');<text:line-break/>INSERT INTO tb_cidades VALUES (3341, 11, 'MG', 'Matipo');<text:line-break/>INSERT INTO tb_cidades VALUES (3342, 11, 'MG', 'Mato Verde');<text:line-break/>INSERT INTO tb_cidades VALUES (3343, 11, 'MG', 'Matozinhos');<text:line-break/>INSERT INTO tb_cidades VALUES (3344, 11, 'MG', 'Matutina');<text:line-break/>INSERT INTO tb_cidades VALUES (3345, 11, 'MG', 'Medeiros');<text:line-break/>INSERT INTO tb_cidades VALUES (3346, 11, 'MG', 'Medina');<text:line-break/>INSERT INTO tb_cidades VALUES (3347, 11, 'MG', 'Melo Viana');<text:line-break/>INSERT INTO tb_cidades VALUES (3348, 11, 'MG', 'Mendanha');<text:line-break/>INSERT INTO tb_cidades VALUES (3349, 11, 'MG', 'Mendes Pimentel');<text:line-break/>INSERT INTO tb_cidades VALUES (3350, 11, 'MG', 'Mendonca');<text:line-break/>INSERT INTO tb_cidades VALUES (3351, 11, 'MG', 'Merces');<text:line-break/>INSERT INTO tb_cidades VALUES (3352, 11, 'MG', 'Merces de Agua Limpa');<text:line-break/>INSERT INTO tb_cidades VALUES (3353, 11, 'MG', 'Mesquita');<text:line-break/>INSERT INTO tb_cidades VALUES (3354, 11, 'MG', 'Mestre Caetano');<text:line-break/>INSERT INTO tb_cidades VALUES (3355, 11, 'MG', 'Miguel Burnier');<text:line-break/>INSERT INTO tb_cidades VALUES (3356, 11, 'MG', 'Milagre');<text:line-break/>INSERT INTO tb_cidades VALUES (3357, 11, 'MG', 'Milho Verde');<text:line-break/>INSERT INTO tb_cidades VALUES (3358, 11, 'MG', 'Minas Novas');<text:line-break/>INSERT INTO tb_cidades VALUES (3359, 11, 'MG', 'Minduri');<text:line-break/>INSERT INTO tb_cidades VALUES (3360, 11, 'MG', 'Mirabela');<text:line-break/>INSERT INTO tb_cidades VALUES (3361, 11, 'MG', 'Miradouro');<text:line-break/>INSERT INTO tb_cidades VALUES (3362, 11, 'MG', 'Miragaia');<text:line-break/>INSERT INTO tb_cidades VALUES (3363, 11, 'MG', 'Mirai');<text:line-break/>INSERT INTO tb_cidades VALUES (3364, 11, 'MG', 'Miralta');<text:line-break/>INSERT INTO tb_cidades VALUES (3365, 11, 'MG', 'Mirantao');<text:line-break/>INSERT INTO tb_cidades VALUES (3366, 11, 'MG', 'Miraporanga');<text:line-break/>INSERT INTO tb_cidades VALUES (3367, 11, 'MG', 'Miravania');<text:line-break/>INSERT INTO tb_cidades VALUES (3368, 11, 'MG', 'Missionario');<text:line-break/>INSERT INTO tb_cidades VALUES (3369, 11, 'MG', 'Mocambeiro');<text:line-break/><text:soft-page-break/>INSERT INTO tb_cidades VALUES (3370, 11, 'MG', 'Mocambinho');<text:line-break/>INSERT INTO tb_cidades VALUES (3371, 11, 'MG', 'Moeda');<text:line-break/>INSERT INTO tb_cidades VALUES (3372, 11, 'MG', 'Moema');<text:line-break/>INSERT INTO tb_cidades VALUES (3373, 11, 'MG', 'Monjolinho de Minas');<text:line-break/>INSERT INTO tb_cidades VALUES (3374, 11, 'MG', 'Monjolos');<text:line-break/>INSERT INTO tb_cidades VALUES (3375, 11, 'MG', 'Monsenhor Horta');<text:line-break/>INSERT INTO tb_cidades VALUES (3376, 11, 'MG', 'Monsenhor Isidro');<text:line-break/>INSERT INTO tb_cidades VALUES (3377, 11, 'MG', 'Monsenhor Joao Alexandre');<text:line-break/>INSERT INTO tb_cidades VALUES (3378, 11, 'MG', 'Monsenhor Paulo');<text:line-break/>INSERT INTO tb_cidades VALUES (3379, 11, 'MG', 'Montalvania');<text:line-break/>INSERT INTO tb_cidades VALUES (3380, 11, 'MG', 'Monte Alegre de Minas');<text:line-break/>INSERT INTO tb_cidades VALUES (3381, 11, 'MG', 'Monte Azul');<text:line-break/>INSERT INTO tb_cidades VALUES (3382, 11, 'MG', 'Monte Belo');<text:line-break/>INSERT INTO tb_cidades VALUES (3383, 11, 'MG', 'Monte Carmelo');<text:line-break/>INSERT INTO tb_cidades VALUES (3384, 11, 'MG', 'Monte Celeste');<text:line-break/>INSERT INTO tb_cidades VALUES (3385, 11, 'MG', 'Monte Formoso');<text:line-break/>INSERT INTO tb_cidades VALUES (3386, 11, 'MG', 'Monte Rei');<text:line-break/>INSERT INTO tb_cidades VALUES (3387, 11, 'MG', 'Monte Santo de Minas');<text:line-break/>INSERT INTO tb_cidades VALUES (3388, 11, 'MG', 'Monte Siao');<text:line-break/>INSERT INTO tb_cidades VALUES (3389, 11, 'MG', 'Monte Verde');<text:line-break/>INSERT INTO tb_cidades VALUES (3390, 11, 'MG', 'Montes Claros');<text:line-break/>INSERT INTO tb_cidades VALUES (3391, 11, 'MG', 'Montezuma');<text:line-break/>INSERT INTO tb_cidades VALUES (3392, 11, 'MG', 'Morada Nova de Minas');<text:line-break/>INSERT INTO tb_cidades VALUES (3393, 11, 'MG', 'Morro');<text:line-break/>INSERT INTO tb_cidades VALUES (3394, 11, 'MG', 'Morro da Garca');<text:line-break/>INSERT INTO tb_cidades VALUES (3395, 11, 'MG', 'Morro do Ferro');<text:line-break/>INSERT INTO tb_cidades VALUES (3396, 11, 'MG', 'Morro do Pilar');<text:line-break/>INSERT INTO tb_cidades VALUES (3397, 11, 'MG', 'Morro Vermelho');<text:line-break/>INSERT INTO tb_cidades VALUES (3398, 11, 'MG', 'Mucuri');<text:line-break/>INSERT INTO tb_cidades VALUES (3399, 11, 'MG', 'Mundo Novo de Minas');<text:line-break/>INSERT INTO tb_cidades VALUES (3400, 11, 'MG', 'Munhoz');<text:line-break/>INSERT INTO tb_cidades VALUES (3401, 11, 'MG', 'Muquem');<text:line-break/>INSERT INTO tb_cidades VALUES (3402, 11, 'MG', 'Muriae');<text:line-break/>INSERT INTO tb_cidades VALUES (3403, 11, 'MG', 'Mutum');<text:line-break/>INSERT INTO tb_cidades VALUES (3404, 11, 'MG', 'Muzambinho');<text:line-break/>INSERT INTO tb_cidades VALUES (3405, 11, 'MG', 'Nacip Raydan');<text:line-break/>INSERT INTO tb_cidades VALUES (3406, 11, 'MG', 'Nanuque');<text:line-break/>INSERT INTO tb_cidades VALUES (3407, 11, 'MG', 'Naque');<text:line-break/>INSERT INTO tb_cidades VALUES (3408, 11, 'MG', 'Naque-nanuque');<text:line-break/>INSERT INTO tb_cidades VALUES (3409, 11, 'MG', 'Natalandia');<text:line-break/>INSERT INTO tb_cidades VALUES (3410, 11, 'MG', 'Natercia');<text:line-break/>INSERT INTO tb_cidades VALUES (3411, 11, 'MG', 'Nazare de Minas');<text:line-break/>INSERT INTO tb_cidades VALUES (3412, 11, 'MG', 'Nazareno');<text:line-break/>INSERT INTO tb_cidades VALUES (3413, 11, 'MG', 'Nelson de Sena');<text:line-break/>INSERT INTO tb_cidades VALUES (3414, 11, 'MG', 'Neolandia');<text:line-break/>INSERT INTO tb_cidades VALUES (3415, 11, 'MG', 'Nepomuceno');<text:line-break/>INSERT INTO tb_cidades VALUES (3416, 11, 'MG', 'Nhandutiba');<text:line-break/>INSERT INTO tb_cidades VALUES (3417, 11, 'MG', 'Nicolandia');<text:line-break/>INSERT INTO tb_cidades VALUES (3418, 11, 'MG', 'Ninheira');<text:line-break/>INSERT INTO tb_cidades VALUES (3419, 11, 'MG', 'Nova Belem');<text:line-break/>INSERT INTO tb_cidades VALUES (3420, 11, 'MG', 'Nova Era');<text:line-break/>INSERT INTO tb_cidades VALUES (3421, 11, 'MG', 'Nova Esperanca');<text:line-break/><text:soft-page-break/>INSERT INTO tb_cidades VALUES (3422, 11, 'MG', 'Nova Lima');<text:line-break/>INSERT INTO tb_cidades VALUES (3423, 11, 'MG', 'Nova Minda');<text:line-break/>INSERT INTO tb_cidades VALUES (3424, 11, 'MG', 'Nova Modica');<text:line-break/>INSERT INTO tb_cidades VALUES (3425, 11, 'MG', 'Nova Ponte');<text:line-break/>INSERT INTO tb_cidades VALUES (3426, 11, 'MG', 'Nova Porteirinha');<text:line-break/>INSERT INTO tb_cidades VALUES (3427, 11, 'MG', 'Nova Resende');<text:line-break/>INSERT INTO tb_cidades VALUES (3428, 11, 'MG', 'Nova Serrana');<text:line-break/>INSERT INTO tb_cidades VALUES (3429, 11, 'MG', 'Nova Uniao');<text:line-break/>INSERT INTO tb_cidades VALUES (3430, 11, 'MG', 'Novilhona');<text:line-break/>INSERT INTO tb_cidades VALUES (3431, 11, 'MG', 'Novo Cruzeiro');<text:line-break/>INSERT INTO tb_cidades VALUES (3432, 11, 'MG', 'Novo Horizonte');<text:line-break/>INSERT INTO tb_cidades VALUES (3433, 11, 'MG', 'Novo Oriente de Minas');<text:line-break/>INSERT INTO tb_cidades VALUES (3434, 11, 'MG', 'Novorizonte');<text:line-break/>INSERT INTO tb_cidades VALUES (3435, 11, 'MG', 'Ocidente');<text:line-break/>INSERT INTO tb_cidades VALUES (3436, 11, 'MG', 'Olaria');<text:line-break/>INSERT INTO tb_cidades VALUES (3437, 11, 'MG', 'Olegario Maciel');<text:line-break/>INSERT INTO tb_cidades VALUES (3438, 11, 'MG', 'Olhos D''agua Do Oeste');<text:line-break/>INSERT INTO tb_cidades VALUES (3439, 11, 'MG', 'Olhos-d''agua');<text:line-break/>INSERT INTO tb_cidades VALUES (3440, 11, 'MG', 'Olimpio Campos');<text:line-break/>INSERT INTO tb_cidades VALUES (3441, 11, 'MG', 'Olimpio Noronha');<text:line-break/>INSERT INTO tb_cidades VALUES (3442, 11, 'MG', 'Oliveira');<text:line-break/>INSERT INTO tb_cidades VALUES (3443, 11, 'MG', 'Oliveira Fortes');<text:line-break/>INSERT INTO tb_cidades VALUES (3444, 11, 'MG', 'Onca de Pitangui');<text:line-break/>INSERT INTO tb_cidades VALUES (3445, 11, 'MG', 'Oratorios');<text:line-break/>INSERT INTO tb_cidades VALUES (3446, 11, 'MG', 'Orizania');<text:line-break/>INSERT INTO tb_cidades VALUES (3447, 11, 'MG', 'Ouro Branco');<text:line-break/>INSERT INTO tb_cidades VALUES (3448, 11, 'MG', 'Ouro Fino');<text:line-break/>INSERT INTO tb_cidades VALUES (3449, 11, 'MG', 'Ouro Preto');<text:line-break/>INSERT INTO tb_cidades VALUES (3450, 11, 'MG', 'Ouro Verde de Minas');<text:line-break/>INSERT INTO tb_cidades VALUES (3451, 11, 'MG', 'Paciencia');<text:line-break/>INSERT INTO tb_cidades VALUES (3452, 11, 'MG', 'Padre Brito');<text:line-break/>INSERT INTO tb_cidades VALUES (3453, 11, 'MG', 'Padre Carvalho');<text:line-break/>INSERT INTO tb_cidades VALUES (3454, 11, 'MG', 'Padre Felisberto');<text:line-break/>INSERT INTO tb_cidades VALUES (3455, 11, 'MG', 'Padre Fialho');<text:line-break/>INSERT INTO tb_cidades VALUES (3456, 11, 'MG', 'Padre Joao Afonso');<text:line-break/>INSERT INTO tb_cidades VALUES (3457, 11, 'MG', 'Padre Julio Maria');<text:line-break/>INSERT INTO tb_cidades VALUES (3458, 11, 'MG', 'Padre Paraiso');<text:line-break/>INSERT INTO tb_cidades VALUES (3459, 11, 'MG', 'Padre Pinto');<text:line-break/>INSERT INTO tb_cidades VALUES (3460, 11, 'MG', 'Padre Viegas');<text:line-break/>INSERT INTO tb_cidades VALUES (3461, 11, 'MG', 'Pai Pedro');<text:line-break/>INSERT INTO tb_cidades VALUES (3462, 11, 'MG', 'Paineiras');<text:line-break/>INSERT INTO tb_cidades VALUES (3463, 11, 'MG', 'Pains');<text:line-break/>INSERT INTO tb_cidades VALUES (3464, 11, 'MG', 'Paiolinho');<text:line-break/>INSERT INTO tb_cidades VALUES (3465, 11, 'MG', 'Paiva');<text:line-break/>INSERT INTO tb_cidades VALUES (3466, 11, 'MG', 'Palma');<text:line-break/>INSERT</text:p>
      <text:p text:style-name="Standard"><text:s/>INTO tb_cidades VALUES (3467, 11, 'MG', 'Palmeiral');<text:line-break/>INSERT INTO tb_cidades VALUES (3468, 11, 'MG', 'Palmeirinha');<text:line-break/>INSERT INTO tb_cidades VALUES (3469, 11, 'MG', 'Palmital dos Carvalhos');<text:line-break/>INSERT INTO tb_cidades VALUES (3470, 11, 'MG', 'Palmopolis');<text:line-break/>INSERT INTO tb_cidades VALUES (3471, 11, 'MG', 'Pantano');<text:line-break/>INSERT INTO tb_cidades VALUES (3472, 11, 'MG', 'Papagaios');<text:line-break/><text:soft-page-break/>INSERT INTO tb_cidades VALUES (3473, 11, 'MG', 'Para de Minas');<text:line-break/>INSERT INTO tb_cidades VALUES (3474, 11, 'MG', 'Paracatu');<text:line-break/>INSERT INTO tb_cidades VALUES (3475, 11, 'MG', 'Paraguacu');<text:line-break/>INSERT INTO tb_cidades VALUES (3476, 11, 'MG', 'Paraguai');<text:line-break/>INSERT INTO tb_cidades VALUES (3477, 11, 'MG', 'Paraiso Garcia');<text:line-break/>INSERT INTO tb_cidades VALUES (3478, 11, 'MG', 'Paraisopolis');<text:line-break/>INSERT INTO tb_cidades VALUES (3479, 11, 'MG', 'Paraopeba');<text:line-break/>INSERT INTO tb_cidades VALUES (3480, 11, 'MG', 'Paredao de Minas');<text:line-break/>INSERT INTO tb_cidades VALUES (3481, 11, 'MG', 'Parque Durval de Barros');<text:line-break/>INSERT INTO tb_cidades VALUES (3482, 11, 'MG', 'Parque Industrial');<text:line-break/>INSERT INTO tb_cidades VALUES (3483, 11, 'MG', 'Passa Dez');<text:line-break/>INSERT INTO tb_cidades VALUES (3484, 11, 'MG', 'Passa Quatro');<text:line-break/>INSERT INTO tb_cidades VALUES (3485, 11, 'MG', 'Passa Tempo');<text:line-break/>INSERT INTO tb_cidades VALUES (3486, 11, 'MG', 'Passa Vinte');<text:line-break/>INSERT INTO tb_cidades VALUES (3487, 11, 'MG', 'Passabem');<text:line-break/>INSERT INTO tb_cidades VALUES (3488, 11, 'MG', 'Passagem de Mariana');<text:line-break/>INSERT INTO tb_cidades VALUES (3489, 11, 'MG', 'Passos');<text:line-break/>INSERT INTO tb_cidades VALUES (3490, 11, 'MG', 'Patis');<text:line-break/>INSERT INTO tb_cidades VALUES (3491, 11, 'MG', 'Patos de Minas');<text:line-break/>INSERT INTO tb_cidades VALUES (3492, 11, 'MG', 'Patrimonio');<text:line-break/>INSERT INTO tb_cidades VALUES (3493, 11, 'MG', 'Patrocinio');<text:line-break/>INSERT INTO tb_cidades VALUES (3494, 11, 'MG', 'Patrocinio do Muriae');<text:line-break/>INSERT INTO tb_cidades VALUES (3495, 11, 'MG', 'Paula Candido');<text:line-break/>INSERT INTO tb_cidades VALUES (3496, 11, 'MG', 'Paula Lima');<text:line-break/>INSERT INTO tb_cidades VALUES (3497, 11, 'MG', 'Paulistas');<text:line-break/>INSERT INTO tb_cidades VALUES (3498, 11, 'MG', 'Pavao');<text:line-break/>INSERT INTO tb_cidades VALUES (3499, 11, 'MG', 'Pe do Morro');<text:line-break/>INSERT INTO tb_cidades VALUES (3500, 11, 'MG', 'Pecanha');<text:line-break/>INSERT INTO tb_cidades VALUES (3501, 11, 'MG', 'Pedra Azul');<text:line-break/>INSERT INTO tb_cidades VALUES (3502, 11, 'MG', 'Pedra Bonita');<text:line-break/>INSERT INTO tb_cidades VALUES (3503, 11, 'MG', 'Pedra Corrida');<text:line-break/>INSERT INTO tb_cidades VALUES (3504, 11, 'MG', 'Pedra do Anta');<text:line-break/>INSERT INTO tb_cidades VALUES (3505, 11, 'MG', 'Pedra do Indaia');<text:line-break/>INSERT INTO tb_cidades VALUES (3506, 11, 'MG', 'Pedra do Sino');<text:line-break/>INSERT INTO tb_cidades VALUES (3507, 11, 'MG', 'Pedra Dourada');<text:line-break/>INSERT INTO tb_cidades VALUES (3508, 11, 'MG', 'Pedra Grande');<text:line-break/>INSERT INTO tb_cidades VALUES (3509, 11, 'MG', 'Pedra Menina');<text:line-break/>INSERT INTO tb_cidades VALUES (3510, 11, 'MG', 'Pedralva');<text:line-break/>INSERT INTO tb_cidades VALUES (3511, 11, 'MG', 'Pedras de Maria da Cruz');<text:line-break/>INSERT INTO tb_cidades VALUES (3512, 11, 'MG', 'Pedrinopolis');<text:line-break/>INSERT INTO tb_cidades VALUES (3513, 11, 'MG', 'Pedro Leopoldo');<text:line-break/>INSERT INTO tb_cidades VALUES (3514, 11, 'MG', 'Pedro Lessa');<text:line-break/>INSERT INTO tb_cidades VALUES (3515, 11, 'MG', 'Pedro Teixeira');<text:line-break/>INSERT INTO tb_cidades VALUES (3516, 11, 'MG', 'Pedro Versiani');<text:line-break/>INSERT INTO tb_cidades VALUES (3517, 11, 'MG', 'Penedia');<text:line-break/>INSERT INTO tb_cidades VALUES (3518, 11, 'MG', 'Penha de Franca');<text:line-break/>INSERT INTO tb_cidades VALUES (3519, 11, 'MG', 'Penha do Capim');<text:line-break/>INSERT INTO tb_cidades VALUES (3520, 11, 'MG', 'Penha do Cassiano');<text:line-break/>INSERT INTO tb_cidades VALUES (3521, 11, 'MG', 'Penha do Norte');<text:line-break/>INSERT INTO tb_cidades VALUES (3522, 11, 'MG', 'Penha Longa');<text:line-break/>INSERT INTO tb_cidades VALUES (3523, 11, 'MG', 'Pequeri');<text:line-break/>INSERT INTO tb_cidades VALUES (3524, 11, 'MG', 'Pequi');<text:line-break/><text:soft-page-break/>INSERT INTO tb_cidades VALUES (3525, 11, 'MG', 'Perdigao');<text:line-break/>INSERT INTO tb_cidades VALUES (3526, 11, 'MG', 'Perdilandia');<text:line-break/>INSERT INTO tb_cidades VALUES (3527, 11, 'MG', 'Perdizes');<text:line-break/>INSERT INTO tb_cidades VALUES (3528, 11, 'MG', 'Perdoes');<text:line-break/>INSERT INTO tb_cidades VALUES (3529, 11, 'MG', 'Pereirinhas');<text:line-break/>INSERT INTO tb_cidades VALUES (3530, 11, 'MG', 'Periquito');<text:line-break/>INSERT INTO tb_cidades VALUES (3531, 11, 'MG', 'Perpetuo Socorro');<text:line-break/>INSERT INTO tb_cidades VALUES (3532, 11, 'MG', 'Pescador');<text:line-break/>INSERT INTO tb_cidades VALUES (3533, 11, 'MG', 'Petunia');<text:line-break/>INSERT INTO tb_cidades VALUES (3534, 11, 'MG', 'Piacatuba');<text:line-break/>INSERT INTO tb_cidades VALUES (3535, 11, 'MG', 'Piao');<text:line-break/>INSERT INTO tb_cidades VALUES (3536, 11, 'MG', 'Piau');<text:line-break/>INSERT INTO tb_cidades VALUES (3537, 11, 'MG', 'Pic Sagarana');<text:line-break/>INSERT INTO tb_cidades VALUES (3538, 11, 'MG', 'Piedade de Caratinga');<text:line-break/>INSERT INTO tb_cidades VALUES (3539, 11, 'MG', 'Piedade de Ponte Nova');<text:line-break/>INSERT INTO tb_cidades VALUES (3540, 11, 'MG', 'Piedade do Paraopeba');<text:line-break/>INSERT INTO tb_cidades VALUES (3541, 11, 'MG', 'Piedade do Rio Grande');<text:line-break/>INSERT INTO tb_cidades VALUES (3542, 11, 'MG', 'Piedade dos Gerais');<text:line-break/>INSERT INTO tb_cidades VALUES (3543, 11, 'MG', 'Pilar');<text:line-break/>INSERT INTO tb_cidades VALUES (3544, 11, 'MG', 'Pimenta');<text:line-break/>INSERT INTO tb_cidades VALUES (3545, 11, 'MG', 'Pindaibas');<text:line-break/>INSERT INTO tb_cidades VALUES (3546, 11, 'MG', 'Pingo-d''agua');<text:line-break/>INSERT INTO tb_cidades VALUES (3547, 11, 'MG', 'Pinheirinhos');<text:line-break/>INSERT INTO tb_cidades VALUES (3548, 11, 'MG', 'Pinheiros Altos');<text:line-break/>INSERT INTO tb_cidades VALUES (3549, 11, 'MG', 'Pinhotiba');<text:line-break/>INSERT INTO tb_cidades VALUES (3550, 11, 'MG', 'Pintopolis');<text:line-break/>INSERT INTO tb_cidades VALUES (3551, 11, 'MG', 'Pintos Negreiros');<text:line-break/>INSERT INTO tb_cidades VALUES (3552, 11, 'MG', 'Piracaiba');<text:line-break/>INSERT INTO tb_cidades VALUES (3553, 11, 'MG', 'Piracema');<text:line-break/>INSERT INTO tb_cidades VALUES (3554, 11, 'MG', 'Pirajuba');<text:line-break/>INSERT INTO tb_cidades VALUES (3555, 11, 'MG', 'Piranga');<text:line-break/>INSERT INTO tb_cidades VALUES (3556, 11, 'MG', 'Pirangucu');<text:line-break/>INSERT INTO tb_cidades VALUES (3557, 11, 'MG', 'Piranguinho');<text:line-break/>INSERT INTO tb_cidades VALUES (3558, 11, 'MG', 'Piranguita');<text:line-break/>INSERT INTO tb_cidades VALUES (3559, 11, 'MG', 'Pirapanema');<text:line-break/>INSERT INTO tb_cidades VALUES (3560, 11, 'MG', 'Pirapetinga');<text:line-break/>INSERT INTO tb_cidades VALUES (3561, 11, 'MG', 'Pirapora');<text:line-break/>INSERT INTO tb_cidades VALUES (3562, 11, 'MG', 'Pirauba');<text:line-break/>INSERT INTO tb_cidades VALUES (3563, 11, 'MG', 'Pires E Albuquerque');<text:line-break/>INSERT INTO tb_cidades VALUES (3564, 11, 'MG', 'Piscamba');<text:line-break/>INSERT INTO tb_cidades VALUES (3565, 11, 'MG', 'Pitangui');<text:line-break/>INSERT INTO tb_cidades VALUES (3566, 11, 'MG', 'Pitarana');<text:line-break/>INSERT INTO tb_cidades VALUES (3567, 11, 'MG', 'Piumhi');<text:line-break/>INSERT INTO tb_cidades VALUES (3568, 11, 'MG', 'Planalto de Minas');<text:line-break/>INSERT INTO tb_cidades VALUES (3569, 11, 'MG', 'Planura');<text:line-break/>INSERT INTO tb_cidades VALUES (3570, 11, 'MG', 'Plautino Soares');<text:line-break/>INSERT INTO tb_cidades VALUES (3571, 11, 'MG', 'Poaia');<text:line-break/>INSERT INTO tb_cidades VALUES (3572, 11, 'MG', 'Poco Fundo');<text:line-break/>INSERT INTO tb_cidades VALUES (3573, 11, 'MG', 'Pocoes de Paineiras');<text:line-break/>INSERT INTO tb_cidades VALUES (3574, 11, 'MG', 'Pocos de Caldas');<text:line-break/>INSERT INTO tb_cidades VALUES (3575, 11, 'MG', 'Pocrane');<text:line-break/>INSERT INTO tb_cidades VALUES (3576, 11, 'MG', 'Pompeu');<text:line-break/><text:soft-page-break/>INSERT INTO tb_cidades VALUES (3577, 11, 'MG', 'Poncianos');<text:line-break/>INSERT INTO tb_cidades VALUES (3578, 11, 'MG', 'Pontalete');<text:line-break/>INSERT INTO tb_cidades VALUES (3579, 11, 'MG', 'Ponte Alta');<text:line-break/>INSERT INTO tb_cidades VALUES (3580, 11, 'MG', 'Ponte Alta de Minas');<text:line-break/>INSERT INTO tb_cidades VALUES (3581, 11, 'MG', 'Ponte dos Ciganos');<text:line-break/>INSERT INTO tb_cidades VALUES (3582, 11, 'MG', 'Ponte Firme');<text:line-break/>INSERT INTO tb_cidades VALUES (3583, 11, 'MG', 'Ponte Nova');<text:line-break/>INSERT INTO tb_cidades VALUES (3584, 11, 'MG', 'Ponte Segura');<text:line-break/>INSERT INTO tb_cidades VALUES (3585, 11, 'MG', 'Pontevila');<text:line-break/>INSERT INTO tb_cidades VALUES (3586, 11, 'MG', 'Ponto Chique');<text:line-break/>INSERT INTO tb_cidades VALUES (3587, 11, 'MG', 'Ponto Chique do Martelo');<text:line-break/>INSERT INTO tb_cidades VALUES (3588, 11, 'MG', 'Ponto do Marambaia');<text:line-break/>INSERT INTO tb_cidades VALUES (3589, 11, 'MG', 'Ponto dos Volantes');<text:line-break/>INSERT INTO tb_cidades VALUES (3590, 11, 'MG', 'Porteirinha');<text:line-break/>INSERT INTO tb_cidades VALUES (3591, 11, 'MG', 'Porto Agrario');<text:line-break/>INSERT INTO tb_cidades VALUES (3592, 11, 'MG', 'Porto das Flores');<text:line-break/>INSERT INTO tb_cidades VALUES (3593, 11, 'MG', 'Porto dos Mendes');<text:line-break/>INSERT INTO tb_cidades VALUES (3594, 11, 'MG', 'Porto Firme');<text:line-break/>INSERT INTO tb_cidades VALUES (3595, 11, 'MG', 'Pote');<text:line-break/>INSERT INTO tb_cidades VALUES (3596, 11, 'MG', 'Pouso Alegre');<text:line-break/>INSERT INTO tb_cidades VALUES (3597, 11, 'MG', 'Pouso Alto');<text:line-break/>INSERT INTO tb_cidades VALUES (3598, 11, 'MG', 'Prados');<text:line-break/>INSERT INTO tb_cidades VALUES (3599, 11, 'MG', 'Prata');<text:line-break/>INSERT INTO tb_cidades VALUES (3600, 11, 'MG', 'Pratapolis');<text:line-break/>INSERT INTO tb_cidades VALUES (3601, 11, 'MG', 'Pratinha');<text:line-break/>INSERT INTO tb_cidades VALUES (3602, 11, 'MG', 'Presidente Bernardes');<text:line-break/>INSERT INTO tb_cidades VALUES (3603, 11, 'MG', 'Presidente Juscelino');<text:line-break/>INSERT INTO tb_cidades VALUES (3604, 11, 'MG', 'Presidente Kubitschek');<text:line-break/>INSERT INTO tb_cidades VALUES (3605, 11, 'MG', 'Presidente Olegario');<text:line-break/>INSERT INTO tb_cidades VALUES (3606, 11, 'MG', 'Presidente Pena');<text:line-break/>INSERT INTO tb_cidades VALUES (3607, 11, 'MG', 'Professor Sperber');<text:line-break/>INSERT INTO tb_cidades VALUES (3608, 11, 'MG', 'Providencia');<text:line-break/>INSERT INTO tb_cidades VALUES (3609, 11, 'MG', 'Prudente de Morais');<text:line-break/>INSERT INTO tb_cidades VALUES (3610, 11, 'MG', 'Quartel de Sao Joao');<text:line-break/>INSERT INTO tb_cidades VALUES (3611, 11, 'MG', 'Quartel do Sacramento');<text:line-break/>INSERT INTO tb_cidades VALUES (3612, 11, 'MG', 'Quartel Geral');<text:line-break/>INSERT INTO tb_cidades VALUES (3613, 11, 'MG', 'Quatituba');<text:line-break/>INSERT INTO tb_cidades VALUES (3614, 11, 'MG', 'Queixada');<text:line-break/>INSERT INTO tb_cidades VALUES (3615, 11, 'MG', 'Queluzita');<text:line-break/>INSERT INTO tb_cidades VALUES (3616, 11, 'MG', 'Quem-quem');<text:line-break/>INSERT INTO tb_cidades VALUES (3617, 11, 'MG', 'Quilombo');<text:line-break/>INSERT INTO tb_cidades VALUES (3618, 11, 'MG', 'Quintinos');<text:line-break/>INSERT INTO tb_cidades VALUES (3619, 11, 'MG', 'Raposos');<text:line-break/>INSERT INTO tb_cidades VALUES (3620, 11, 'MG', 'Raul Soares');<text:line-break/>INSERT INTO tb_cidades VALUES (3621, 11, 'MG', 'Ravena');<text:line-break/>INSERT INTO tb_cidades VALUES (3622,</text:p>
      <text:p text:style-name="Standard"><text:s/>11, 'MG', 'Realeza');<text:line-break/>INSERT INTO tb_cidades VALUES (3623, 11, 'MG', 'Recreio');<text:line-break/>INSERT INTO tb_cidades VALUES (3624, 11, 'MG', 'Reduto');<text:line-break/>INSERT INTO tb_cidades VALUES (3625, 11, 'MG', 'Resende Costa');<text:line-break/>INSERT INTO tb_cidades VALUES (3626, 11, 'MG', 'Resplendor');<text:line-break/>INSERT INTO tb_cidades VALUES (3627, 11, 'MG', 'Ressaquinha');<text:line-break/><text:soft-page-break/>INSERT INTO tb_cidades VALUES (3628, 11, 'MG', 'Riachinho');<text:line-break/>INSERT INTO tb_cidades VALUES (3629, 11, 'MG', 'Riacho da Cruz');<text:line-break/>INSERT INTO tb_cidades VALUES (3630, 11, 'MG', 'Riacho dos Machados');<text:line-break/>INSERT INTO tb_cidades VALUES (3631, 11, 'MG', 'Ribeirao das Neves');<text:line-break/>INSERT INTO tb_cidades VALUES (3632, 11, 'MG', 'Ribeirao de Sao Domingos');<text:line-break/>INSERT INTO tb_cidades VALUES (3633, 11, 'MG', 'Ribeirao Vermelho');<text:line-break/>INSERT INTO tb_cidades VALUES (3634, 11, 'MG', 'Ribeiro Junqueira');<text:line-break/>INSERT INTO tb_cidades VALUES (3635, 11, 'MG', 'Ribeiros');<text:line-break/>INSERT INTO tb_cidades VALUES (3636, 11, 'MG', 'Rio Acima');<text:line-break/>INSERT INTO tb_cidades VALUES (3637, 11, 'MG', 'Rio Casca');<text:line-break/>INSERT INTO tb_cidades VALUES (3638, 11, 'MG', 'Rio das Mortes');<text:line-break/>INSERT INTO tb_cidades VALUES (3639, 11, 'MG', 'Rio do Prado');<text:line-break/>INSERT INTO tb_cidades VALUES (3640, 11, 'MG', 'Rio Doce');<text:line-break/>INSERT INTO tb_cidades VALUES (3641, 11, 'MG', 'Rio Espera');<text:line-break/>INSERT INTO tb_cidades VALUES (3642, 11, 'MG', 'Rio Manso');<text:line-break/>INSERT INTO tb_cidades VALUES (3643, 11, 'MG', 'Rio Melo');<text:line-break/>INSERT INTO tb_cidades VALUES (3644, 11, 'MG', 'Rio Novo');<text:line-break/>INSERT INTO tb_cidades VALUES (3645, 11, 'MG', 'Rio Paranaiba');<text:line-break/>INSERT INTO tb_cidades VALUES (3646, 11, 'MG', 'Rio Pardo de Minas');<text:line-break/>INSERT INTO tb_cidades VALUES (3647, 11, 'MG', 'Rio Piracicaba');<text:line-break/>INSERT INTO tb_cidades VALUES (3648, 11, 'MG', 'Rio Pomba');<text:line-break/>INSERT INTO tb_cidades VALUES (3649, 11, 'MG', 'Rio Pretinho');<text:line-break/>INSERT INTO tb_cidades VALUES (3650, 11, 'MG', 'Rio Preto');<text:line-break/>INSERT INTO tb_cidades VALUES (3651, 11, 'MG', 'Rio Vermelho');<text:line-break/>INSERT INTO tb_cidades VALUES (3652, 11, 'MG', 'Ritapolis');<text:line-break/>INSERT INTO tb_cidades VALUES (3653, 11, 'MG', 'Roca Grande');<text:line-break/>INSERT INTO tb_cidades VALUES (3654, 11, 'MG', 'Rocas Novas');<text:line-break/>INSERT INTO tb_cidades VALUES (3655, 11, 'MG', 'Rochedo de Minas');<text:line-break/>INSERT INTO tb_cidades VALUES (3656, 11, 'MG', 'Rodeador');<text:line-break/>INSERT INTO tb_cidades VALUES (3657, 11, 'MG', 'Rodeiro');<text:line-break/>INSERT INTO tb_cidades VALUES (3658, 11, 'MG', 'Rodrigo Silva');<text:line-break/>INSERT INTO tb_cidades VALUES (3659, 11, 'MG', 'Romaria');<text:line-break/>INSERT INTO tb_cidades VALUES (3660, 11, 'MG', 'Rosario da Limeira');<text:line-break/>INSERT INTO tb_cidades VALUES (3661, 11, 'MG', 'Rosario de Minas');<text:line-break/>INSERT INTO tb_cidades VALUES (3662, 11, 'MG', 'Rosario do Pontal');<text:line-break/>INSERT INTO tb_cidades VALUES (3663, 11, 'MG', 'Roseiral');<text:line-break/>INSERT INTO tb_cidades VALUES (3664, 11, 'MG', 'Rubelita');<text:line-break/>INSERT INTO tb_cidades VALUES (3665, 11, 'MG', 'Rubim');<text:line-break/>INSERT INTO tb_cidades VALUES (3666, 11, 'MG', 'Sabara');<text:line-break/>INSERT INTO tb_cidades VALUES (3667, 11, 'MG', 'Sabinopolis');<text:line-break/>INSERT INTO tb_cidades VALUES (3668, 11, 'MG', 'Sacramento');<text:line-break/>INSERT INTO tb_cidades VALUES (3669, 11, 'MG', 'Salinas');<text:line-break/>INSERT INTO tb_cidades VALUES (3670, 11, 'MG', 'Salitre de Minas');<text:line-break/>INSERT INTO tb_cidades VALUES (3671, 11, 'MG', 'Salto da Divisa');<text:line-break/>INSERT INTO tb_cidades VALUES (3672, 11, 'MG', 'Sanatorio Santa Fe');<text:line-break/>INSERT INTO tb_cidades VALUES (3673, 11, 'MG', 'Santa Barbara');<text:line-break/>INSERT INTO tb_cidades VALUES (3674, 11, 'MG', 'Santa Barbara do Leste');<text:line-break/>INSERT INTO tb_cidades VALUES (3675, 11, 'MG', 'Santa Barbara do Monte Verde');<text:line-break/>INSERT INTO tb_cidades VALUES (3676, 11, 'MG', 'Santa Barbara do Tugurio');<text:line-break/>INSERT INTO tb_cidades VALUES (3677, 11, 'MG', 'Santa Cruz da Aparecida');<text:line-break/>INSERT INTO tb_cidades VALUES (3678, 11, 'MG', 'Santa Cruz de Botumirim');<text:line-break/>INSERT INTO tb_cidades VALUES (3679, 11, 'MG', 'Santa Cruz de Minas');<text:line-break/><text:soft-page-break/>INSERT INTO tb_cidades VALUES (3680, 11, 'MG', 'Santa Cruz de Salinas');<text:line-break/>INSERT INTO tb_cidades VALUES (3681, 11, 'MG', 'Santa Cruz do Escalvado');<text:line-break/>INSERT INTO tb_cidades VALUES (3682, 11, 'MG', 'Santa Cruz do Prata');<text:line-break/>INSERT INTO tb_cidades VALUES (3683, 11, 'MG', 'Santa da Pedra');<text:line-break/>INSERT INTO tb_cidades VALUES (3684, 11, 'MG', 'Santa Efigenia');<text:line-break/>INSERT INTO tb_cidades VALUES (3685, 11, 'MG', 'Santa Efigenia de Minas');<text:line-break/>INSERT INTO tb_cidades VALUES (3686, 11, 'MG', 'Santa Fe de Minas');<text:line-break/>INSERT INTO tb_cidades VALUES (3687, 11, 'MG', 'Santa Filomena');<text:line-break/>INSERT INTO tb_cidades VALUES (3688, 11, 'MG', 'Santa Helena de Minas');<text:line-break/>INSERT INTO tb_cidades VALUES (3689, 11, 'MG', 'Santa Isabel');<text:line-break/>INSERT INTO tb_cidades VALUES (3690, 11, 'MG', 'Santa Juliana');<text:line-break/>INSERT INTO tb_cidades VALUES (3691, 11, 'MG', 'Santa Luzia');<text:line-break/>INSERT INTO tb_cidades VALUES (3692, 11, 'MG', 'Santa Luzia da Serra');<text:line-break/>INSERT INTO tb_cidades VALUES (3693, 11, 'MG', 'Santa Margarida');<text:line-break/>INSERT INTO tb_cidades VALUES (3694, 11, 'MG', 'Santa Maria de Itabira');<text:line-break/>INSERT INTO tb_cidades VALUES (3695, 11, 'MG', 'Santa Maria do Salto');<text:line-break/>INSERT INTO tb_cidades VALUES (3696, 11, 'MG', 'Santa Maria do Suacui');<text:line-break/>INSERT INTO tb_cidades VALUES (3697, 11, 'MG', 'Santa Rita da Estrela');<text:line-break/>INSERT INTO tb_cidades VALUES (3698, 11, 'MG', 'Santa Rita de Caldas');<text:line-break/>INSERT INTO tb_cidades VALUES (3699, 11, 'MG', 'Santa Rita de Jacutinga');<text:line-break/>INSERT INTO tb_cidades VALUES (3700, 11, 'MG', 'Santa Rita de Minas');<text:line-break/>INSERT INTO tb_cidades VALUES (3701, 11, 'MG', 'Santa Rita de Ouro Preto');<text:line-break/>INSERT INTO tb_cidades VALUES (3702, 11, 'MG', 'Santa Rita do Cedro');<text:line-break/>INSERT INTO tb_cidades VALUES (3703, 11, 'MG', 'Santa Rita do Ibitipoca');<text:line-break/>INSERT INTO tb_cidades VALUES (3704, 11, 'MG', 'Santa Rita do Itueto');<text:line-break/>INSERT INTO tb_cidades VALUES (3705, 11, 'MG', 'Santa Rita do Rio do Peixe');<text:line-break/>INSERT INTO tb_cidades VALUES (3706, 11, 'MG', 'Santa Rita do Sapucai');<text:line-break/>INSERT INTO tb_cidades VALUES (3707, 11, 'MG', 'Santa Rita Durao');<text:line-break/>INSERT INTO tb_cidades VALUES (3708, 11, 'MG', 'Santa Rosa da Serra');<text:line-break/>INSERT INTO tb_cidades VALUES (3709, 11, 'MG', 'Santa Rosa de Lima');<text:line-break/>INSERT INTO tb_cidades VALUES (3710, 11, 'MG', 'Santa Rosa dos Dourados');<text:line-break/>INSERT INTO tb_cidades VALUES (3711, 11, 'MG', 'Santa Teresa do Bonito');<text:line-break/>INSERT INTO tb_cidades VALUES (3712, 11, 'MG', 'Santa Terezinha de Minas');<text:line-break/>INSERT INTO tb_cidades VALUES (3713, 11, 'MG', 'Santa Vitoria');<text:line-break/>INSERT INTO tb_cidades VALUES (3714, 11, 'MG', 'Santana da Vargem');<text:line-break/>INSERT INTO tb_cidades VALUES (3715, 11, 'MG', 'Santana de Caldas');<text:line-break/>INSERT INTO tb_cidades VALUES (3716, 11, 'MG', 'Santana de Cataguases');<text:line-break/>INSERT INTO tb_cidades VALUES (3717, 11, 'MG', 'Santana de Patos');<text:line-break/>INSERT INTO tb_cidades VALUES (3718, 11, 'MG', 'Santana de Pirapama');<text:line-break/>INSERT INTO tb_cidades VALUES (3719, 11, 'MG', 'Santana do Alfie');<text:line-break/>INSERT INTO tb_cidades VALUES (3720, 11, 'MG', 'Santana do Aracuai');<text:line-break/>INSERT INTO tb_cidades VALUES (3721, 11, 'MG', 'Santana do Campestre');<text:line-break/>INSERT INTO tb_cidades VALUES (3722, 11, 'MG', 'Santana do Capivari');<text:line-break/>INSERT INTO tb_cidades VALUES (3723, 11, 'MG', 'Santana do Deserto');<text:line-break/>INSERT INTO tb_cidades VALUES (3724, 11, 'MG', 'Santana do Garambeu');<text:line-break/>INSERT INTO tb_cidades VALUES (3725, 11, 'MG', 'Santana do Jacare');<text:line-break/>INSERT INTO tb_cidades VALUES (3726, 11, 'MG', 'Santana do Manhuacu');<text:line-break/>INSERT INTO tb_cidades VALUES (3727, 11, 'MG', 'Santana do Paraiso');<text:line-break/>INSERT INTO tb_cidades VALUES (3728, 11, 'MG', 'Santana do Paraopeba');<text:line-break/>INSERT INTO tb_cidades VALUES (3729, 11, 'MG', 'Santana do Riacho');<text:line-break/>INSERT INTO tb_cidades VALUES (3730, 11, 'MG', 'Santana do Tabuleiro');<text:line-break/>INSERT INTO tb_cidades VALUES (3731, 11, 'MG', 'Santana dos Montes');<text:line-break/><text:soft-page-break/>INSERT INTO tb_cidades VALUES (3732, 11, 'MG', 'Santo Antonio da Boa Vista');<text:line-break/>INSERT INTO tb_cidades VALUES (3733, 11, 'MG', 'Santo Antonio da Fortaleza');<text:line-break/>INSERT INTO tb_cidades VALUES (3734, 11, 'MG', 'Santo Antonio da Vargem Alegre');<text:line-break/>INSERT INTO tb_cidades VALUES (3735, 11, 'MG', 'Santo Antonio do Amparo');<text:line-break/>INSERT INTO tb_cidades VALUES (3736, 11, 'MG', 'Santo Antonio do Aventureiro');<text:line-break/>INSERT INTO tb_cidades VALUES (3737, 11, 'MG', 'Santo Antonio do Boqueirao');<text:line-break/>INSERT INTO tb_cidades VALUES (3738, 11, 'MG', 'Santo Antonio do Cruzeiro');<text:line-break/>INSERT INTO tb_cidades VALUES (3739, 11, 'MG', 'Santo Antonio do Gloria');<text:line-break/>INSERT INTO tb_cidades VALUES (3740, 11, 'MG', 'Santo Antonio do Grama');<text:line-break/>INSERT INTO tb_cidades VALUES (3741, 11, 'MG', 'Santo Antonio do Itambe');<text:line-break/>INSERT INTO tb_cidades VALUES (3742, 11, 'MG', 'Santo Antonio do Jacinto');<text:line-break/>INSERT INTO tb_cidades VALUES (3743, 11, 'MG', 'Santo Antonio do Leite');<text:line-break/>INSERT INTO tb_cidades VALUES (3744, 11, 'MG', 'Santo Antonio do Manhuacu');<text:line-break/>INSERT INTO tb_cidades VALUES (3745, 11, 'MG', 'Santo Antonio do Monte');<text:line-break/>INSERT INTO tb_cidades VALUES (3746, 11, 'MG', 'Santo Antonio do Mucuri');<text:line-break/>INSERT INTO tb_cidades VALUES (3747, 11, 'MG', 'Santo Antonio do Norte');<text:line-break/>INSERT INTO tb_cidades VALUES (3748, 11, 'MG', 'Santo Antonio do Pirapetinga');<text:line-break/>INSERT INTO tb_cidades VALUES (3749, 11, 'MG', 'Santo Antonio do Retiro');<text:line-break/>INSERT INTO tb_cidades VALUES (3750, 11, 'MG', 'Santo Antonio do Rio Abaixo');<text:line-break/>INSERT INTO tb_cidades VALUES (3751, 11, 'MG', 'Santo Antonio dos Araujos');<text:line-break/>INSERT INTO tb_cidades VALUES (3752, 11, 'MG', 'Santo Antonio dos Campos');<text:line-break/>INSERT INTO tb_cidades VALUES (3753, 11, 'MG', 'Santo Hilario');<text:line-break/>INSERT INTO tb_cidades VALUES (3754, 11, 'MG', 'Santo Hipolito');<text:line-break/>INSERT INTO tb_cidades VALUES (3755, 11, 'MG', 'Santos Dumont');<text:line-break/>INSERT INTO tb_cidades VALUES (3756, 11, 'MG', 'Sao Bartolomeu');<text:line-break/>INSERT INTO tb_cidades VALUES (3757, 11, 'MG', 'Sao Benedito');<text:line-break/>INSERT INTO tb_cidades VALUES (3758, 11, 'MG', 'Sao Bento Abade');<text:line-break/>INSERT INTO tb_cidades VALUES (3759, 11, 'MG', 'Sao Bento de Caldas');<text:line-break/>INSERT INTO tb_cidades VALUES (3760, 11, 'MG', 'Sao Bras do Suacui');<text:line-break/>INSERT INTO tb_cidades VALUES (3761, 11, 'MG', 'Sao Braz');<text:line-break/>INSERT INTO tb_cidades VALUES (3762, 11, 'MG', 'Sao Candido');<text:line-break/>INSERT INTO tb_cidades VALUES (3763, 11, 'MG', 'Sao Domingos');<text:line-break/>INSERT INTO tb_cidades VALUES (3764, 11, 'MG', 'Sao Domingos da Bocaina');<text:line-break/>INSERT INTO tb_cidades VALUES (3765, 11, 'MG', 'Sao Domingos das Dores');<text:line-break/>INSERT INTO tb_cidades</text:p>
      <text:p text:style-name="Standard"><text:s/>VALUES (3766, 11, 'MG', 'Sao Domingos do Prata');<text:line-break/>INSERT INTO tb_cidades VALUES (3767, 11, 'MG', 'Sao Felix de Minas');<text:line-break/>INSERT INTO tb_cidades VALUES (3768, 11, 'MG', 'Sao Francisco');<text:line-break/>INSERT INTO tb_cidades VALUES (3769, 11, 'MG', 'Sao Francisco de Paula');<text:line-break/>INSERT INTO tb_cidades VALUES (3770, 11, 'MG', 'Sao Francisco de Sales');<text:line-break/>INSERT INTO tb_cidades VALUES (3771, 11, 'MG', 'Sao Francisco do Gloria');<text:line-break/>INSERT INTO tb_cidades VALUES (3772, 11, 'MG', 'Sao Francisco do Humaita');<text:line-break/>INSERT INTO tb_cidades VALUES (3773, 11, 'MG', 'Sao Geraldo');<text:line-break/>INSERT INTO tb_cidades VALUES (3774, 11, 'MG', 'Sao Geraldo da Piedade');<text:line-break/>INSERT INTO tb_cidades VALUES (3775, 11, 'MG', 'Sao Geraldo de Tumiritinga');<text:line-break/>INSERT INTO tb_cidades VALUES (3776, 11, 'MG', 'Sao Geraldo do Baguari');<text:line-break/>INSERT INTO tb_cidades VALUES (3777, 11, 'MG', 'Sao Geraldo do Baixio');<text:line-break/>INSERT INTO tb_cidades VALUES (3778, 11, 'MG', 'Sao Goncalo de Botelhos');<text:line-break/>INSERT INTO tb_cidades VALUES (3779, 11, 'MG', 'Sao Goncalo do Abaete');<text:line-break/>INSERT INTO tb_cidades VALUES (3780, 11, 'MG', 'Sao Goncalo do Monte');<text:line-break/>INSERT INTO tb_cidades VALUES (3781, 11, 'MG', 'Sao Goncalo do Para');<text:line-break/>INSERT INTO tb_cidades VALUES (3782, 11, 'MG', 'Sao Goncalo do Rio Abaixo');<text:line-break/><text:soft-page-break/>INSERT INTO tb_cidades VALUES (3783, 11, 'MG', 'Sao Goncalo do Rio das Pedras');<text:line-break/>INSERT INTO tb_cidades VALUES (3784, 11, 'MG', 'Sao Goncalo do Rio Preto');<text:line-break/>INSERT INTO tb_cidades VALUES (3785, 11, 'MG', 'Sao Goncalo do Sapucai');<text:line-break/>INSERT INTO tb_cidades VALUES (3786, 11, 'MG', 'Sao Gotardo');<text:line-break/>INSERT INTO tb_cidades VALUES (3787, 11, 'MG', 'Sao Jeronimo dos Pocoes');<text:line-break/>INSERT INTO tb_cidades VALUES (3788, 11, 'MG', 'Sao Joao Batista do Gloria');<text:line-break/>INSERT INTO tb_cidades VALUES (3789, 11, 'MG', 'Sao Joao da Chapada');<text:line-break/>INSERT INTO tb_cidades VALUES (3790, 11, 'MG', 'Sao Joao da Lagoa');<text:line-break/>INSERT INTO tb_cidades VALUES (3791, 11, 'MG', 'Sao Joao da Mata');<text:line-break/>INSERT INTO tb_cidades VALUES (3792, 11, 'MG', 'Sao Joao da Ponte');<text:line-break/>INSERT INTO tb_cidades VALUES (3793, 11, 'MG', 'Sao Joao da Sapucaia');<text:line-break/>INSERT INTO tb_cidades VALUES (3794, 11, 'MG', 'Sao Joao da Serra');<text:line-break/>INSERT INTO tb_cidades VALUES (3795, 11, 'MG', 'Sao Joao da Serra Negra');<text:line-break/>INSERT INTO tb_cidades VALUES (3796, 11, 'MG', 'Sao Joao da Vereda');<text:line-break/>INSERT INTO tb_cidades VALUES (3797, 11, 'MG', 'Sao Joao das Missoes');<text:line-break/>INSERT INTO tb_cidades VALUES (3798, 11, 'MG', 'Sao Joao Del Rei');<text:line-break/>INSERT INTO tb_cidades VALUES (3799, 11, 'MG', 'Sao Joao do Bonito');<text:line-break/>INSERT INTO tb_cidades VALUES (3800, 11, 'MG', 'Sao Joao do Jacutinga');<text:line-break/>INSERT INTO tb_cidades VALUES (3801, 11, 'MG', 'Sao Joao do Manhuacu');<text:line-break/>INSERT INTO tb_cidades VALUES (3802, 11, 'MG', 'Sao Joao do Manteninha');<text:line-break/>INSERT INTO tb_cidades VALUES (3803, 11, 'MG', 'Sao Joao do Oriente');<text:line-break/>INSERT INTO tb_cidades VALUES (3804, 11, 'MG', 'Sao Joao do Pacui');<text:line-break/>INSERT INTO tb_cidades VALUES (3805, 11, 'MG', 'Sao Joao do Paraiso');<text:line-break/>INSERT INTO tb_cidades VALUES (3806, 11, 'MG', 'Sao Joao Evangelista');<text:line-break/>INSERT INTO tb_cidades VALUES (3807, 11, 'MG', 'Sao Joao Nepomuceno');<text:line-break/>INSERT INTO tb_cidades VALUES (3808, 11, 'MG', 'Sao Joaquim');<text:line-break/>INSERT INTO tb_cidades VALUES (3809, 11, 'MG', 'Sao Joaquim de Bicas');<text:line-break/>INSERT INTO tb_cidades VALUES (3810, 11, 'MG', 'Sao Jose da Barra');<text:line-break/>INSERT INTO tb_cidades VALUES (3811, 11, 'MG', 'Sao Jose da Bela Vista');<text:line-break/>INSERT INTO tb_cidades VALUES (3812, 11, 'MG', 'Sao Jose da Lapa');<text:line-break/>INSERT INTO tb_cidades VALUES (3813, 11, 'MG', 'Sao Jose da Pedra Menina');<text:line-break/>INSERT INTO tb_cidades VALUES (3814, 11, 'MG', 'Sao Jose da Safira');<text:line-break/>INSERT INTO tb_cidades VALUES (3815, 11, 'MG', 'Sao Jose da Varginha');<text:line-break/>INSERT INTO tb_cidades VALUES (3816, 11, 'MG', 'Sao Jose das Tronqueiras');<text:line-break/>INSERT INTO tb_cidades VALUES (3817, 11, 'MG', 'Sao Jose do Acacio');<text:line-break/>INSERT INTO tb_cidades VALUES (3818, 11, 'MG', 'Sao Jose do Alegre');<text:line-break/>INSERT INTO tb_cidades VALUES (3819, 11, 'MG', 'Sao Jose do Barreiro');<text:line-break/>INSERT INTO tb_cidades VALUES (3820, 11, 'MG', 'Sao Jose do Batatal');<text:line-break/>INSERT INTO tb_cidades VALUES (3821, 11, 'MG', 'Sao Jose do Buriti');<text:line-break/>INSERT INTO tb_cidades VALUES (3822, 11, 'MG', 'Sao Jose do Divino');<text:line-break/>INSERT INTO tb_cidades VALUES (3823, 11, 'MG', 'Sao Jose do Goiabal');<text:line-break/>INSERT INTO tb_cidades VALUES (3824, 11, 'MG', 'Sao Jose do Itueto');<text:line-break/>INSERT INTO tb_cidades VALUES (3825, 11, 'MG', 'Sao Jose do Jacuri');<text:line-break/>INSERT INTO tb_cidades VALUES (3826, 11, 'MG', 'Sao Jose do Mantimento');<text:line-break/>INSERT INTO tb_cidades VALUES (3827, 11, 'MG', 'Sao Jose do Mato Dentro');<text:line-break/>INSERT INTO tb_cidades VALUES (3828, 11, 'MG', 'Sao Jose do Pantano');<text:line-break/>INSERT INTO tb_cidades VALUES (3829, 11, 'MG', 'Sao Jose do Paraopeba');<text:line-break/>INSERT INTO tb_cidades VALUES (3830, 11, 'MG', 'Sao Jose dos Lopes');<text:line-break/>INSERT INTO tb_cidades VALUES (3831, 11, 'MG', 'Sao Jose dos Salgados');<text:line-break/>INSERT INTO tb_cidades VALUES (3832, 11, 'MG', 'Sao Lourenco');<text:line-break/>INSERT INTO tb_cidades VALUES (3833, 11, 'MG', 'Sao Manoel do Guaiacu');<text:line-break/>INSERT INTO tb_cidades VALUES (3834, 11, 'MG', 'Sao Mateus de Minas');<text:line-break/><text:soft-page-break/>INSERT INTO tb_cidades VALUES (3835, 11, 'MG', 'Sao Miguel do Anta');<text:line-break/>INSERT INTO tb_cidades VALUES (3836, 11, 'MG', 'Sao Pedro da Garca');<text:line-break/>INSERT INTO tb_cidades VALUES (3837, 11, 'MG', 'Sao Pedro da Uniao');<text:line-break/>INSERT INTO tb_cidades VALUES (3838, 11, 'MG', 'Sao Pedro das Tabocas');<text:line-break/>INSERT INTO tb_cidades VALUES (3839, 11, 'MG', 'Sao Pedro de Caldas');<text:line-break/>INSERT INTO tb_cidades VALUES (3840, 11, 'MG', 'Sao Pedro do Avai');<text:line-break/>INSERT INTO tb_cidades VALUES (3841, 11, 'MG', 'Sao Pedro do Gloria');<text:line-break/>INSERT INTO tb_cidades VALUES (3842, 11, 'MG', 'Sao Pedro do Jequitinhonha');<text:line-break/>INSERT INTO tb_cidades VALUES (3843, 11, 'MG', 'Sao Pedro do Suacui');<text:line-break/>INSERT INTO tb_cidades VALUES (3844, 11, 'MG', 'Sao Pedro dos Ferros');<text:line-break/>INSERT INTO tb_cidades VALUES (3845, 11, 'MG', 'Sao Roberto');<text:line-break/>INSERT INTO tb_cidades VALUES (3846, 11, 'MG', 'Sao Romao');<text:line-break/>INSERT INTO tb_cidades VALUES (3847, 11, 'MG', 'Sao Roque de Minas');<text:line-break/>INSERT INTO tb_cidades VALUES (3848, 11, 'MG', 'Sao Sebastiao da Barra');<text:line-break/>INSERT INTO tb_cidades VALUES (3849, 11, 'MG', 'Sao Sebastiao da Bela Vista');<text:line-break/>INSERT INTO tb_cidades VALUES (3850, 11, 'MG', 'Sao Sebastiao da Vala');<text:line-break/>INSERT INTO tb_cidades VALUES (3851, 11, 'MG', 'Sao Sebastiao da Vargem Alegre');<text:line-break/>INSERT INTO tb_cidades VALUES (3852, 11, 'MG', 'Sao Sebastiao da Vitoria');<text:line-break/>INSERT INTO tb_cidades VALUES (3853, 11, 'MG', 'Sao Sebastiao de Braunas');<text:line-break/>INSERT INTO tb_cidades VALUES (3854, 11, 'MG', 'Sao Sebastiao do Anta');<text:line-break/>INSERT INTO tb_cidades VALUES (3855, 11, 'MG', 'Sao Sebastiao do Baixio');<text:line-break/>INSERT INTO tb_cidades VALUES (3856, 11, 'MG', 'Sao Sebastiao do Barreado');<text:line-break/>INSERT INTO tb_cidades VALUES (3857, 11, 'MG', 'Sao Sebastiao do Barreiro');<text:line-break/>INSERT INTO tb_cidades VALUES (3858, 11, 'MG', 'Sao Sebastiao do Bonsucesso');<text:line-break/>INSERT INTO tb_cidades VALUES (3859, 11, 'MG', 'Sao Sebastiao do Bugre');<text:line-break/>INSERT INTO tb_cidades VALUES (3860, 11, 'MG', 'Sao Sebastiao do Gil');<text:line-break/>INSERT INTO tb_cidades VALUES (3861, 11, 'MG', 'Sao Sebastiao do Maranhao');<text:line-break/>INSERT INTO tb_cidades VALUES (3862, 11, 'MG', 'Sao Sebastiao do Oculo');<text:line-break/>INSERT INTO tb_cidades VALUES (3863, 11, 'MG', 'Sao Sebastiao do Oeste');<text:line-break/>INSERT INTO tb_cidades VALUES (3864, 11, 'MG', 'Sao Sebastiao do Paraiso');<text:line-break/>INSERT INTO tb_cidades VALUES (3865, 11, 'MG', 'Sao Sebastiao do Pontal');<text:line-break/>INSERT INTO tb_cidades VALUES (3866, 11, 'MG', 'Sao Sebastiao do Rio Preto');<text:line-break/>INSERT INTO tb_cidades VALUES (3867, 11, 'MG', 'Sao Sebastiao do Rio Verde');<text:line-break/>INSERT INTO tb_cidades VALUES (3868, 11, 'MG', 'Sao Sebastiao do Sacramento');<text:line-break/>INSERT INTO tb_cidades VALUES (3869, 11, 'MG', 'Sao Sebastiao do Soberbo');<text:line-break/>INSERT INTO tb_cidades VALUES (3870, 11, 'MG', 'Sao Sebastiao dos Pocoes');<text:line-break/>INSERT INTO tb_cidades VALUES (3871, 11, 'MG', 'Sao Sebastiao dos Robertos');<text:line-break/>INSERT INTO tb_cidades VALUES (3872, 11, 'MG', 'Sao Sebastiao dos Torres');<text:line-break/>INSERT INTO tb_cidades VALUES (3873, 11, 'MG', 'Sao Tiago');<text:line-break/>INSERT INTO tb_cidades VALUES (3874, 11, 'MG', 'Sao Tomas de Aquino');<text:line-break/>INSERT INTO tb_cidades VALUES (3875, 11, 'MG', 'Sao Tome das Letras');<text:line-break/>INSERT INTO tb_cidades VALUES (3876, 11, 'MG', 'Sao Vicente');<text:line-break/>INSERT INTO tb_cidades VALUES (3877, 11, 'MG', 'Sao Vicente da Estrela');<text:line-break/>INSERT INTO tb_cidades VALUES (3878, 11, 'MG', 'Sao Vicente de Minas');<text:line-break/>INSERT INTO tb_cidades VALUES (3879, 11, 'MG', 'Sao Vicente do Grama');<text:line-break/>INSERT INTO tb_cidades VALUES (3880, 11, 'MG', 'Sao Vicente do Rio Doce');<text:line-break/>INSERT INTO tb_cidades VALUES (3881, 11, 'MG', 'Sao Vitor');<text:line-break/>INSERT INTO tb_cidades VALUES (3882, 11, 'MG', 'Sapucai');<text:line-break/>INSERT INTO tb_cidades VALUES (3883, 11, 'MG', 'Sapucai-mirim');<text:line-break/>INSERT INTO tb_cidades VALUES (3884, 11, 'MG', 'Sapucaia');<text:line-break/>INSERT INTO tb_cidades VALUES (3885, 11, 'MG', 'Sapucaia de Guanhaes');<text:line-break/>INSERT INTO tb_cidades VALUES (3886, 11, 'MG', 'Sapucaia do Norte');<text:line-break/><text:soft-page-break/>INSERT INTO tb_cidades VALUES (3887, 11, 'MG', 'Sarandira');<text:line-break/>INSERT INTO tb_cidades VALUES (3888, 11, 'MG', 'Sardoa');<text:line-break/>INSERT INTO tb_cidades VALUES (3889, 11, 'MG', 'Sarzedo');<text:line-break/>INSERT INTO tb_cidades VALUES (3890, 11, 'MG', 'Saudade');<text:line-break/>INSERT INTO tb_cidades VALUES (3891, 11, 'MG', 'Sem Peixe');<text:line-break/>INSERT INTO tb_cidades VALUES (3892, 11, 'MG', 'Senador Amaral');<text:line-break/>INSERT INTO tb_cidades VALUES (3893, 11, 'MG', 'Senador Cortes');<text:line-break/>INSERT INTO tb_cidades VALUES (3894, 11, 'MG', 'Senador Firmino');<text:line-break/>INSERT INTO tb_cidades VALUES (3895, 11, 'MG', 'Senador Jose Bento');<text:line-break/>INSERT INTO tb_cidades VALUES (3896, 11, 'MG', 'Senador Melo Viana');<text:line-break/>INSERT INTO tb_cidades VALUES (3897, 11, 'MG', 'Senador Modestino Goncalves');<text:line-break/>INSERT INTO tb_cidades VALUES (3898, 11, 'MG', 'Senador Mourao');<text:line-break/>INSERT INTO tb_cidades VALUES (3899, 11, 'MG', 'Senhora da Gloria');<text:line-break/>INSERT INTO tb_cidades VALUES (3900, 11, 'MG', 'Senhora da Penha');<text:line-break/>INSERT INTO tb_cidades VALUES (3901, 11, 'MG', 'Senhora das Dores');<text:line-break/>INSERT INTO tb_cidades VALUES (3902, 11, 'MG', 'Senhora de Oliveira');<text:line-break/>INSERT INTO tb_cidades VALUES (3903, 11, 'MG', 'Senhora do Carmo');<text:line-break/>INSERT INTO tb_cidades VALUES (3904, 11, 'MG', 'Senhora do Porto');<text:line-break/>INSERT INTO tb_cidades</text:p>
      <text:p text:style-name="Standard"><text:s/>VALUES (3905, 11, 'MG', 'Senhora dos Remedios');<text:line-break/>INSERT INTO tb_cidades VALUES (3906, 11, 'MG', 'Sereno');<text:line-break/>INSERT INTO tb_cidades VALUES (3907, 11, 'MG', 'Sericita');<text:line-break/>INSERT INTO tb_cidades VALUES (3908, 11, 'MG', 'Seritinga');<text:line-break/>INSERT INTO tb_cidades VALUES (3909, 11, 'MG', 'Serra Azul');<text:line-break/>INSERT INTO tb_cidades VALUES (3910, 11, 'MG', 'Serra Azul de Minas');<text:line-break/>INSERT INTO tb_cidades VALUES (3911, 11, 'MG', 'Serra Bonita');<text:line-break/>INSERT INTO tb_cidades VALUES (3912, 11, 'MG', 'Serra da Canastra');<text:line-break/>INSERT INTO tb_cidades VALUES (3913, 11, 'MG', 'Serra da Saudade');<text:line-break/>INSERT INTO tb_cidades VALUES (3914, 11, 'MG', 'Serra das Araras');<text:line-break/>INSERT INTO tb_cidades VALUES (3915, 11, 'MG', 'Serra do Camapua');<text:line-break/>INSERT INTO tb_cidades VALUES (3916, 11, 'MG', 'Serra do Salitre');<text:line-break/>INSERT INTO tb_cidades VALUES (3917, 11, 'MG', 'Serra dos Aimores');<text:line-break/>INSERT INTO tb_cidades VALUES (3918, 11, 'MG', 'Serra dos Lemes');<text:line-break/>INSERT INTO tb_cidades VALUES (3919, 11, 'MG', 'Serra Nova');<text:line-break/>INSERT INTO tb_cidades VALUES (3920, 11, 'MG', 'Serrania');<text:line-break/>INSERT INTO tb_cidades VALUES (3921, 11, 'MG', 'Serranopolis de Minas');<text:line-break/>INSERT INTO tb_cidades VALUES (3922, 11, 'MG', 'Serranos');<text:line-break/>INSERT INTO tb_cidades VALUES (3923, 11, 'MG', 'Serro');<text:line-break/>INSERT INTO tb_cidades VALUES (3924, 11, 'MG', 'Sertaozinho');<text:line-break/>INSERT INTO tb_cidades VALUES (3925, 11, 'MG', 'Sete Cachoeiras');<text:line-break/>INSERT INTO tb_cidades VALUES (3926, 11, 'MG', 'Sete Lagoas');<text:line-break/>INSERT INTO tb_cidades VALUES (3927, 11, 'MG', 'Setubinha');<text:line-break/>INSERT INTO tb_cidades VALUES (3928, 11, 'MG', 'Silva Campos');<text:line-break/>INSERT INTO tb_cidades VALUES (3929, 11, 'MG', 'Silva Xavier');<text:line-break/>INSERT INTO tb_cidades VALUES (3930, 11, 'MG', 'Silvano');<text:line-break/>INSERT INTO tb_cidades VALUES (3931, 11, 'MG', 'Silveira Carvalho');<text:line-break/>INSERT INTO tb_cidades VALUES (3932, 11, 'MG', 'Silveirania');<text:line-break/>INSERT INTO tb_cidades VALUES (3933, 11, 'MG', 'Silvestre');<text:line-break/>INSERT INTO tb_cidades VALUES (3934, 11, 'MG', 'Silvianopolis');<text:line-break/>INSERT INTO tb_cidades VALUES (3935, 11, 'MG', 'Simao Campos');<text:line-break/>INSERT INTO tb_cidades VALUES (3936, 11, 'MG', 'Simao Pereira');<text:line-break/>INSERT INTO tb_cidades VALUES (3937, 11, 'MG', 'Simonesia');<text:line-break/><text:soft-page-break/>INSERT INTO tb_cidades VALUES (3938, 11, 'MG', 'Sobral Pinto');<text:line-break/>INSERT INTO tb_cidades VALUES (3939, 11, 'MG', 'Sobralia');<text:line-break/>INSERT INTO tb_cidades VALUES (3940, 11, 'MG', 'Soledade de Minas');<text:line-break/>INSERT INTO tb_cidades VALUES (3941, 11, 'MG', 'Sopa');<text:line-break/>INSERT INTO tb_cidades VALUES (3942, 11, 'MG', 'Tabajara');<text:line-break/>INSERT INTO tb_cidades VALUES (3943, 11, 'MG', 'Tabauna');<text:line-break/>INSERT INTO tb_cidades VALUES (3944, 11, 'MG', 'Tabuao');<text:line-break/>INSERT INTO tb_cidades VALUES (3945, 11, 'MG', 'Tabuleiro');<text:line-break/>INSERT INTO tb_cidades VALUES (3946, 11, 'MG', 'Taiobeiras');<text:line-break/>INSERT INTO tb_cidades VALUES (3947, 11, 'MG', 'Taparuba');<text:line-break/>INSERT INTO tb_cidades VALUES (3948, 11, 'MG', 'Tapira');<text:line-break/>INSERT INTO tb_cidades VALUES (3949, 11, 'MG', 'Tapirai');<text:line-break/>INSERT INTO tb_cidades VALUES (3950, 11, 'MG', 'Tapuirama');<text:line-break/>INSERT INTO tb_cidades VALUES (3951, 11, 'MG', 'Taquaracu de Minas');<text:line-break/>INSERT INTO tb_cidades VALUES (3952, 11, 'MG', 'Taruacu');<text:line-break/>INSERT INTO tb_cidades VALUES (3953, 11, 'MG', 'Tarumirim');<text:line-break/>INSERT INTO tb_cidades VALUES (3954, 11, 'MG', 'Tebas');<text:line-break/>INSERT INTO tb_cidades VALUES (3955, 11, 'MG', 'Teixeiras');<text:line-break/>INSERT INTO tb_cidades VALUES (3956, 11, 'MG', 'Tejuco');<text:line-break/>INSERT INTO tb_cidades VALUES (3957, 11, 'MG', 'Teofilo Otoni');<text:line-break/>INSERT INTO tb_cidades VALUES (3958, 11, 'MG', 'Terra Branca');<text:line-break/>INSERT INTO tb_cidades VALUES (3959, 11, 'MG', 'Timoteo');<text:line-break/>INSERT INTO tb_cidades VALUES (3960, 11, 'MG', 'Tiradentes');<text:line-break/>INSERT INTO tb_cidades VALUES (3961, 11, 'MG', 'Tiros');<text:line-break/>INSERT INTO tb_cidades VALUES (3962, 11, 'MG', 'Tobati');<text:line-break/>INSERT INTO tb_cidades VALUES (3963, 11, 'MG', 'Tocandira');<text:line-break/>INSERT INTO tb_cidades VALUES (3964, 11, 'MG', 'Tocantins');<text:line-break/>INSERT INTO tb_cidades VALUES (3965, 11, 'MG', 'Tocos do Moji');<text:line-break/>INSERT INTO tb_cidades VALUES (3966, 11, 'MG', 'Toledo');<text:line-break/>INSERT INTO tb_cidades VALUES (3967, 11, 'MG', 'Tomas Gonzaga');<text:line-break/>INSERT INTO tb_cidades VALUES (3968, 11, 'MG', 'Tombos');<text:line-break/>INSERT INTO tb_cidades VALUES (3969, 11, 'MG', 'Topazio');<text:line-break/>INSERT INTO tb_cidades VALUES (3970, 11, 'MG', 'Torneiros');<text:line-break/>INSERT INTO tb_cidades VALUES (3971, 11, 'MG', 'Torreoes');<text:line-break/>INSERT INTO tb_cidades VALUES (3972, 11, 'MG', 'Tres Coracoes');<text:line-break/>INSERT INTO tb_cidades VALUES (3973, 11, 'MG', 'Tres Ilhas');<text:line-break/>INSERT INTO tb_cidades VALUES (3974, 11, 'MG', 'Tres Marias');<text:line-break/>INSERT INTO tb_cidades VALUES (3975, 11, 'MG', 'Tres Pontas');<text:line-break/>INSERT INTO tb_cidades VALUES (3976, 11, 'MG', 'Trimonte');<text:line-break/>INSERT INTO tb_cidades VALUES (3977, 11, 'MG', 'Tuiutinga');<text:line-break/>INSERT INTO tb_cidades VALUES (3978, 11, 'MG', 'Tumiritinga');<text:line-break/>INSERT INTO tb_cidades VALUES (3979, 11, 'MG', 'Tupaciguara');<text:line-break/>INSERT INTO tb_cidades VALUES (3980, 11, 'MG', 'Tuparece');<text:line-break/>INSERT INTO tb_cidades VALUES (3981, 11, 'MG', 'Turmalina');<text:line-break/>INSERT INTO tb_cidades VALUES (3982, 11, 'MG', 'Turvolandia');<text:line-break/>INSERT INTO tb_cidades VALUES (3983, 11, 'MG', 'Uba');<text:line-break/>INSERT INTO tb_cidades VALUES (3984, 11, 'MG', 'Ubai');<text:line-break/>INSERT INTO tb_cidades VALUES (3985, 11, 'MG', 'Ubaporanga');<text:line-break/>INSERT INTO tb_cidades VALUES (3986, 11, 'MG', 'Ubari');<text:line-break/>INSERT INTO tb_cidades VALUES (3987, 11, 'MG', 'Uberaba');<text:line-break/>INSERT INTO tb_cidades VALUES (3988, 11, 'MG', 'Uberlandia');<text:line-break/>INSERT INTO tb_cidades VALUES (3989, 11, 'MG', 'Umburatiba');<text:line-break/><text:soft-page-break/>INSERT INTO tb_cidades VALUES (3990, 11, 'MG', 'Umbuzeiro');<text:line-break/>INSERT INTO tb_cidades VALUES (3991, 11, 'MG', 'Unai');<text:line-break/>INSERT INTO tb_cidades VALUES (3992, 11, 'MG', 'Uniao de Minas');<text:line-break/>INSERT INTO tb_cidades VALUES (3993, 11, 'MG', 'Uruana de Minas');<text:line-break/>INSERT INTO tb_cidades VALUES (3994, 11, 'MG', 'Urucania');<text:line-break/>INSERT INTO tb_cidades VALUES (3995, 11, 'MG', 'Urucuia');<text:line-break/>INSERT INTO tb_cidades VALUES (3996, 11, 'MG', 'Usina Monte Alegre');<text:line-break/>INSERT INTO tb_cidades VALUES (3997, 11, 'MG', 'Vai-volta');<text:line-break/>INSERT INTO tb_cidades VALUES (3998, 11, 'MG', 'Valadares');<text:line-break/>INSERT INTO tb_cidades VALUES (3999, 11, 'MG', 'Valao');<text:line-break/>INSERT INTO tb_cidades VALUES (4000, 11, 'MG', 'Vale Verde de Minas');<text:line-break/>INSERT INTO tb_cidades VALUES (4001, 11, 'MG', 'Valo Fundo');<text:line-break/>INSERT INTO tb_cidades VALUES (4002, 11, 'MG', 'Vargem Alegre');<text:line-break/>INSERT INTO tb_cidades VALUES (4003, 11, 'MG', 'Vargem Bonita');<text:line-break/>INSERT INTO tb_cidades VALUES (4004, 11, 'MG', 'Vargem Grande do Rio Pardo');<text:line-break/>INSERT INTO tb_cidades VALUES (4005, 11, 'MG', 'Vargem Linda');<text:line-break/>INSERT INTO tb_cidades VALUES (4006, 11, 'MG', 'Varginha');<text:line-break/>INSERT INTO tb_cidades VALUES (4007, 11, 'MG', 'Varjao de Minas');<text:line-break/>INSERT INTO tb_cidades VALUES (4008, 11, 'MG', 'Varzea da Palma');<text:line-break/>INSERT INTO tb_cidades VALUES (4009, 11, 'MG', 'Varzelandia');<text:line-break/>INSERT INTO tb_cidades VALUES (4010, 11, 'MG', 'Vau-acu');<text:line-break/>INSERT INTO tb_cidades VALUES (4011, 11, 'MG', 'Vazante');<text:line-break/>INSERT INTO tb_cidades VALUES (4012, 11, 'MG', 'Vera Cruz de Minas');<text:line-break/>INSERT INTO tb_cidades VALUES (4013, 11, 'MG', 'Verdelandia');<text:line-break/>INSERT INTO tb_cidades VALUES (4014, 11, 'MG', 'Vereda do Paraiso');<text:line-break/>INSERT INTO tb_cidades VALUES (4015, 11, 'MG', 'Veredas');<text:line-break/>INSERT INTO tb_cidades VALUES (4016, 11, 'MG', 'Veredinha');<text:line-break/>INSERT INTO tb_cidades VALUES (4017, 11, 'MG', 'Verissimo');<text:line-break/>INSERT INTO tb_cidades VALUES (4018, 11, 'MG', 'Vermelho');<text:line-break/>INSERT INTO tb_cidades VALUES (4019, 11, 'MG', 'Vermelho Novo');<text:line-break/>INSERT INTO tb_cidades VALUES (4020, 11, 'MG', 'Vermelho Velho');<text:line-break/>INSERT INTO tb_cidades VALUES (4021, 11, 'MG', 'Vespasiano');<text:line-break/>INSERT INTO tb_cidades VALUES (4022, 11, 'MG', 'Vicosa');<text:line-break/>INSERT INTO tb_cidades VALUES (4023, 11, 'MG', 'Vieiras');<text:line-break/>INSERT INTO tb_cidades VALUES (4024, 11, 'MG', 'Vila Bom Jesus');<text:line-break/>INSERT INTO tb_cidades VALUES (4025, 11, 'MG', 'Vila Costina');<text:line-break/>INSERT INTO tb_cidades VALUES (4026, 11, 'MG', 'Vila Nova de Minas');<text:line-break/>INSERT INTO tb_cidades VALUES (4027, 11, 'MG', 'Vila Nova dos Pocoes');<text:line-break/>INSERT INTO tb_cidades VALUES (4028, 11, 'MG', 'Vila Pereira');<text:line-break/>INSERT INTO tb_cidades VALUES (4029, 11, 'MG', 'Vilas Boas');<text:line-break/>INSERT INTO tb_cidades VALUES (4030, 11, 'MG', 'Virgem da Lapa');<text:line-break/>INSERT INTO tb_cidades VALUES (4031, 11, 'MG', 'Virginia');<text:line-break/>INSERT INTO tb_cidades VALUES (4032, 11, 'MG', 'Virginopolis');<text:line-break/>INSERT INTO tb_cidades VALUES (4033, 11, 'MG', 'Virgolandia');<text:line-break/>INSERT INTO tb_cidades VALUES (4034, 11, 'MG', 'Visconde do Rio Branco');<text:line-break/>INSERT INTO tb_cidades VALUES (4035, 11, 'MG', 'Vista Alegre');<text:line-break/>INSERT INTO tb_cidades VALUES (4036, 11, 'MG', 'Vitorinos');<text:line-break/>INSERT INTO tb_cidades VALUES (4037, 11, 'MG', 'Volta Grande');<text:line-break/>INSERT INTO tb_cidades VALUES (4038, 11, 'MG', 'Wenceslau Braz');<text:line-break/>INSERT INTO tb_cidades VALUES (4039, 11, 'MG', 'Zelandia');<text:line-break/>INSERT INTO tb_cidades VALUES (4040, 11, 'MG', 'Zito Soares');<text:line-break/>INSERT INTO tb_cidades VALUES (4041, 12, 'MS', 'Agua Boa');<text:line-break/><text:soft-page-break/>INSERT INTO tb_cidades VALUES (4042, 12, 'MS', 'Agua Clara');<text:line-break/>INSERT INTO tb_cidades VALUES (4043, 12, 'MS', 'Albuquerque');<text:line-break/>INSERT INTO tb_cidades VALUES (4044, 12, 'MS', 'Alcinopolis');<text:line-break/>INSERT INTO tb_cidades VALUES (4045, 12, 'MS', 'Alto Sucuriu');<text:line-break/>INSERT INTO tb_cidades VALUES (4046, 12, 'MS', 'Amambai');<text:line-break/>INSERT INTO tb_cidades VALUES (4047, 12, 'MS', 'Amandina');<text:line-break/>INSERT INTO tb_cidades VALUES (4048, 12, 'MS', 'Amolar');<text:line-break/>INSERT INTO tb_cidades VALUES (4049, 12, 'MS', 'Anastacio');<text:line-break/>INSERT INTO tb_cidades VALUES (4050, 12, 'MS', 'Anaurilandia');<text:line-break/>INSERT INTO tb_cidades VALUES (4051, 12, 'MS', 'Angelica');<text:line-break/>INSERT INTO tb_cidades VALUES (4052, 12, 'MS', 'Anhandui');<text:line-break/>INSERT INTO tb_cidades VALUES (4053, 12, 'MS', 'Antonio Joao');<text:line-break/>INSERT INTO tb_cidades VALUES (4054, 12, 'MS', 'Aparecida do Taboado');<text:line-break/>INSERT INTO tb_cidades VALUES (4055, 12, 'MS', 'Aquidauana');<text:line-break/>INSERT INTO tb_cidades VALUES (4056, 12, 'MS', 'Aral Moreira');<text:line-break/>INSERT INTO tb_cidades VALUES (4057, 12, 'MS', 'Arapua');<text:line-break/>INSERT INTO tb_cidades VALUES (4058, 12, 'MS', 'Areado');<text:line-break/>INSERT INTO tb_cidades VALUES (4059, 12, 'MS', 'Arvore Grande');<text:line-break/>INSERT INTO tb_cidades VALUES (4060, 12, 'MS', 'Baianopolis');<text:line-break/>INSERT INTO tb_cidades VALUES (4061, 12, 'MS', 'Balsamo');<text:line-break/>INSERT INTO tb_cidades VALUES (4062, 12, 'MS', 'Bandeirantes');<text:line-break/>INSERT INTO tb_cidades</text:p>
      <text:p text:style-name="Standard"><text:s/>VALUES (4063, 12, 'MS', 'Bataguassu');<text:line-break/>INSERT INTO tb_cidades VALUES (4064, 12, 'MS', 'Bataipora');<text:line-break/>INSERT INTO tb_cidades VALUES (4065, 12, 'MS', 'Baus');<text:line-break/>INSERT INTO tb_cidades VALUES (4066, 12, 'MS', 'Bela Vista');<text:line-break/>INSERT INTO tb_cidades VALUES (4067, 12, 'MS', 'Bocaja');<text:line-break/>INSERT INTO tb_cidades VALUES (4068, 12, 'MS', 'Bodoquena');<text:line-break/>INSERT INTO tb_cidades VALUES (4069, 12, 'MS', 'Bom Fim');<text:line-break/>INSERT INTO tb_cidades VALUES (4070, 12, 'MS', 'Bonito');<text:line-break/>INSERT INTO tb_cidades VALUES (4071, 12, 'MS', 'Boqueirao');<text:line-break/>INSERT INTO tb_cidades VALUES (4072, 12, 'MS', 'Brasilandia');<text:line-break/>INSERT INTO tb_cidades VALUES (4073, 12, 'MS', 'Caarapo');<text:line-break/>INSERT INTO tb_cidades VALUES (4074, 12, 'MS', 'Cabeceira do Apa');<text:line-break/>INSERT INTO tb_cidades VALUES (4075, 12, 'MS', 'Cachoeira');<text:line-break/>INSERT INTO tb_cidades VALUES (4076, 12, 'MS', 'Camapua');<text:line-break/>INSERT INTO tb_cidades VALUES (4077, 12, 'MS', 'Camisao');<text:line-break/>INSERT INTO tb_cidades VALUES (4078, 12, 'MS', 'Campestre');<text:line-break/>INSERT INTO tb_cidades VALUES (4079, 12, 'MS', 'Campo Grande');<text:line-break/>INSERT INTO tb_cidades VALUES (4080, 12, 'MS', 'Capao Seco');<text:line-break/>INSERT INTO tb_cidades VALUES (4081, 12, 'MS', 'Caracol');<text:line-break/>INSERT INTO tb_cidades VALUES (4082, 12, 'MS', 'Carumbe');<text:line-break/>INSERT INTO tb_cidades VALUES (4083, 12, 'MS', 'Cassilandia');<text:line-break/>INSERT INTO tb_cidades VALUES (4084, 12, 'MS', 'Chapadao do Sul');<text:line-break/>INSERT INTO tb_cidades VALUES (4085, 12, 'MS', 'Cipolandia');<text:line-break/>INSERT INTO tb_cidades VALUES (4086, 12, 'MS', 'Coimbra');<text:line-break/>INSERT INTO tb_cidades VALUES (4087, 12, 'MS', 'Congonha');<text:line-break/>INSERT INTO tb_cidades VALUES (4088, 12, 'MS', 'Corguinho');<text:line-break/>INSERT INTO tb_cidades VALUES (4089, 12, 'MS', 'Coronel Sapucaia');<text:line-break/>INSERT INTO tb_cidades VALUES (4090, 12, 'MS', 'Corumba');<text:line-break/>INSERT INTO tb_cidades VALUES (4091, 12, 'MS', 'Costa Rica');<text:line-break/>INSERT INTO tb_cidades VALUES (4092, 12, 'MS', 'Coxim');<text:line-break/><text:soft-page-break/>INSERT INTO tb_cidades VALUES (4093, 12, 'MS', 'Cristalina');<text:line-break/>INSERT INTO tb_cidades VALUES (4094, 12, 'MS', 'Cruzaltina');<text:line-break/>INSERT INTO tb_cidades VALUES (4095, 12, 'MS', 'Culturama');<text:line-break/>INSERT INTO tb_cidades VALUES (4096, 12, 'MS', 'Cupins');<text:line-break/>INSERT INTO tb_cidades VALUES (4097, 12, 'MS', 'Debrasa');<text:line-break/>INSERT INTO tb_cidades VALUES (4098, 12, 'MS', 'Deodapolis');<text:line-break/>INSERT INTO tb_cidades VALUES (4099, 12, 'MS', 'Dois Irmaos do Buriti');<text:line-break/>INSERT INTO tb_cidades VALUES (4100, 12, 'MS', 'Douradina');<text:line-break/>INSERT INTO tb_cidades VALUES (4101, 12, 'MS', 'Dourados');<text:line-break/>INSERT INTO tb_cidades VALUES (4102, 12, 'MS', 'Eldorado');<text:line-break/>INSERT INTO tb_cidades VALUES (4103, 12, 'MS', 'Fatima do Sul');<text:line-break/>INSERT INTO tb_cidades VALUES (4104, 12, 'MS', 'Figueirao');<text:line-break/>INSERT INTO tb_cidades VALUES (4105, 12, 'MS', 'Garcias');<text:line-break/>INSERT INTO tb_cidades VALUES (4106, 12, 'MS', 'Gloria de Dourados');<text:line-break/>INSERT INTO tb_cidades VALUES (4107, 12, 'MS', 'Guacu');<text:line-break/>INSERT INTO tb_cidades VALUES (4108, 12, 'MS', 'Guaculandia');<text:line-break/>INSERT INTO tb_cidades VALUES (4109, 12, 'MS', 'Guadalupe do Alto Parana');<text:line-break/>INSERT INTO tb_cidades VALUES (4110, 12, 'MS', 'Guia Lopes da Laguna');<text:line-break/>INSERT INTO tb_cidades VALUES (4111, 12, 'MS', 'Iguatemi');<text:line-break/>INSERT INTO tb_cidades VALUES (4112, 12, 'MS', 'Ilha Comprida');<text:line-break/>INSERT INTO tb_cidades VALUES (4113, 12, 'MS', 'Ilha Grande');<text:line-break/>INSERT INTO tb_cidades VALUES (4114, 12, 'MS', 'Indaia do Sul');<text:line-break/>INSERT INTO tb_cidades VALUES (4115, 12, 'MS', 'Indaia Grande');<text:line-break/>INSERT INTO tb_cidades VALUES (4116, 12, 'MS', 'Indapolis');<text:line-break/>INSERT INTO tb_cidades VALUES (4117, 12, 'MS', 'Inocencia');<text:line-break/>INSERT INTO tb_cidades VALUES (4118, 12, 'MS', 'Ipezal');<text:line-break/>INSERT INTO tb_cidades VALUES (4119, 12, 'MS', 'Itahum');<text:line-break/>INSERT INTO tb_cidades VALUES (4120, 12, 'MS', 'Itapora');<text:line-break/>INSERT INTO tb_cidades VALUES (4121, 12, 'MS', 'Itaquirai');<text:line-break/>INSERT INTO tb_cidades VALUES (4122, 12, 'MS', 'Ivinhema');<text:line-break/>INSERT INTO tb_cidades VALUES (4123, 12, 'MS', 'Jabuti');<text:line-break/>INSERT INTO tb_cidades VALUES (4124, 12, 'MS', 'Jacarei');<text:line-break/>INSERT INTO tb_cidades VALUES (4125, 12, 'MS', 'Japora');<text:line-break/>INSERT INTO tb_cidades VALUES (4126, 12, 'MS', 'Jaraguari');<text:line-break/>INSERT INTO tb_cidades VALUES (4127, 12, 'MS', 'Jardim');<text:line-break/>INSERT INTO tb_cidades VALUES (4128, 12, 'MS', 'Jatei');<text:line-break/>INSERT INTO tb_cidades VALUES (4129, 12, 'MS', 'Jauru');<text:line-break/>INSERT INTO tb_cidades VALUES (4130, 12, 'MS', 'Juscelandia');<text:line-break/>INSERT INTO tb_cidades VALUES (4131, 12, 'MS', 'Juti');<text:line-break/>INSERT INTO tb_cidades VALUES (4132, 12, 'MS', 'Ladario');<text:line-break/>INSERT INTO tb_cidades VALUES (4133, 12, 'MS', 'Lagoa Bonita');<text:line-break/>INSERT INTO tb_cidades VALUES (4134, 12, 'MS', 'Laguna Carapa');<text:line-break/>INSERT INTO tb_cidades VALUES (4135, 12, 'MS', 'Maracaju');<text:line-break/>INSERT INTO tb_cidades VALUES (4136, 12, 'MS', 'Miranda');<text:line-break/>INSERT INTO tb_cidades VALUES (4137, 12, 'MS', 'Montese');<text:line-break/>INSERT INTO tb_cidades VALUES (4138, 12, 'MS', 'Morangas');<text:line-break/>INSERT INTO tb_cidades VALUES (4139, 12, 'MS', 'Morraria do Sul');<text:line-break/>INSERT INTO tb_cidades VALUES (4140, 12, 'MS', 'Morumbi');<text:line-break/>INSERT INTO tb_cidades VALUES (4141, 12, 'MS', 'Mundo Novo');<text:line-break/>INSERT INTO tb_cidades VALUES (4142, 12, 'MS', 'Navirai');<text:line-break/>INSERT INTO tb_cidades VALUES (4143, 12, 'MS', 'Nhecolandia');<text:line-break/>INSERT INTO tb_cidades VALUES (4144, 12, 'MS', 'Nioaque');<text:line-break/><text:soft-page-break/>INSERT INTO tb_cidades VALUES (4145, 12, 'MS', 'Nossa Senhora de Fatima');<text:line-break/>INSERT INTO tb_cidades VALUES (4146, 12, 'MS', 'Nova Alvorada do Sul');<text:line-break/>INSERT INTO tb_cidades VALUES (4147, 12, 'MS', 'Nova America');<text:line-break/>INSERT INTO tb_cidades VALUES (4148, 12, 'MS', 'Nova Andradina');<text:line-break/>INSERT INTO tb_cidades VALUES (4149, 12, 'MS', 'Nova Esperanca');<text:line-break/>INSERT INTO tb_cidades VALUES (4150, 12, 'MS', 'Nova Jales');<text:line-break/>INSERT INTO tb_cidades VALUES (4151, 12, 'MS', 'Novo Horizonte do Sul');<text:line-break/>INSERT INTO tb_cidades VALUES (4152, 12, 'MS', 'Oriente');<text:line-break/>INSERT INTO tb_cidades VALUES (4153, 12, 'MS', 'Paiaguas');<text:line-break/>INSERT INTO tb_cidades VALUES (4154, 12, 'MS', 'Palmeiras');<text:line-break/>INSERT INTO tb_cidades VALUES (4155, 12, 'MS', 'Panambi');<text:line-break/>INSERT INTO tb_cidades VALUES (4156, 12, 'MS', 'Paraiso');<text:line-break/>INSERT INTO tb_cidades VALUES (4157, 12, 'MS', 'Paranaiba');<text:line-break/>INSERT INTO tb_cidades VALUES (4158, 12, 'MS', 'Paranhos');<text:line-break/>INSERT INTO tb_cidades VALUES (4159, 12, 'MS', 'Pedro Gomes');<text:line-break/>INSERT INTO tb_cidades VALUES (4160, 12, 'MS', 'Picadinha');<text:line-break/>INSERT INTO tb_cidades VALUES (4161, 12, 'MS', 'Pirapora');<text:line-break/>INSERT INTO tb_cidades VALUES (4162, 12, 'MS', 'Piraputanga');<text:line-break/>INSERT INTO tb_cidades VALUES (4163, 12, 'MS', 'Ponta Pora');<text:line-break/>INSERT INTO tb_cidades VALUES (4164, 12, 'MS', 'Ponte Vermelha');<text:line-break/>INSERT INTO tb_cidades VALUES (4165, 12, 'MS', 'Pontinha do Cocho');<text:line-break/>INSERT INTO tb_cidades VALUES (4166, 12, 'MS', 'Porto Esperanca');<text:line-break/>INSERT INTO tb_cidades VALUES (4167, 12, 'MS', 'Porto Murtinho');<text:line-break/>INSERT INTO tb_cidades VALUES (4168, 12, 'MS', 'Porto Vilma');<text:line-break/>INSERT INTO tb_cidades VALUES (4169, 12, 'MS', 'Porto Xv de Novembro');<text:line-break/>INSERT INTO tb_cidades VALUES (4170, 12, 'MS', 'Presidente Castelo');<text:line-break/>INSERT INTO tb_cidades VALUES (4171, 12, 'MS', 'Prudencio Thomaz');<text:line-break/>INSERT INTO tb_cidades VALUES (4172, 12, 'MS', 'Quebra Coco');<text:line-break/>INSERT INTO tb_cidades VALUES (4173, 12, 'MS', 'Quebracho');<text:line-break/>INSERT INTO tb_cidades VALUES (4174, 12, 'MS', 'Ribas do Rio Pardo');<text:line-break/>INSERT INTO tb_cidades VALUES (4175, 12, 'MS', 'Rio Brilhante');<text:line-break/>INSERT INTO tb_cidades VALUES (4176, 12, 'MS', 'Rio Negro');<text:line-break/>INSERT INTO tb_cidades VALUES (4177, 12, 'MS', 'Rio Verde de Mato Grosso');<text:line-break/>INSERT INTO tb_cidades VALUES (4178, 12, 'MS', 'Rochedinho');<text:line-break/>INSERT INTO tb_cidades VALUES (4179, 12, 'MS', 'Rochedo');<text:line-break/>INSERT INTO tb_cidades VALUES (4180, 12, 'MS', 'Sanga Puita');<text:line-break/>INSERT INTO tb_cidades VALUES (4181, 12, 'MS', 'Santa Rita do Pardo');<text:line-break/>INSERT INTO tb_cidades VALUES (4182, 12, 'MS', 'Santa Terezinha');<text:line-break/>INSERT INTO tb_cidades VALUES (4183, 12, 'MS', 'Sao Gabriel do Oeste');<text:line-break/>INSERT INTO tb_cidades VALUES (4184, 12, 'MS', 'Sao Joao do Apore');<text:line-break/>INSERT INTO tb_cidades VALUES (4185, 12, 'MS', 'Sao Jose');<text:line-break/>INSERT INTO tb_cidades VALUES (4186, 12, 'MS', 'Sao Jose do Sucuriu');<text:line-break/>INSERT INTO tb_cidades VALUES (4187, 12, 'MS', 'Sao Pedro');<text:line-break/>INSERT INTO tb_cidades VALUES (4188, 12, 'MS', 'Sao Romao');<text:line-break/>INSERT INTO tb_cidades VALUES (4189, 12, 'MS', 'Selviria');<text:line-break/>INSERT INTO tb_cidades VALUES (4190, 12, 'MS', 'Sete Quedas');<text:line-break/>INSERT INTO tb_cidades VALUES (4191, 12, 'MS', 'Sidrolandia');<text:line-break/>INSERT INTO tb_cidades VALUES (4192, 12, 'MS', 'Sonora');<text:line-break/>INSERT INTO tb_cidades VALUES (4193, 12, 'MS', 'Tacuru');<text:line-break/>INSERT INTO tb_cidades VALUES (4194, 12, 'MS', 'Tamandare');<text:line-break/>INSERT INTO tb_cidades VALUES (4195, 12, 'MS', 'Taquari');<text:line-break/>INSERT INTO tb_cidades VALUES (4196, 12, 'MS', 'Taquarussu');<text:line-break/><text:soft-page-break/>INSERT INTO tb_cidades VALUES (4197, 12, 'MS', 'Taunay');<text:line-break/>INSERT INTO tb_cidades VALUES (4198, 12, 'MS', 'Terenos');<text:line-break/>INSERT INTO tb_cidades VALUES (4199, 12, 'MS', 'Tres Lagoas');<text:line-break/>INSERT INTO tb_cidades VALUES (4200, 12, 'MS', 'Velhacaria');<text:line-break/>INSERT INTO tb_cidades VALUES (4201, 12, 'MS', 'Vicentina');<text:line-break/>INSERT INTO tb_cidades VALUES (4202, 12, 'MS', 'Vila Formosa');<text:line-break/>INSERT INTO tb_cidades VALUES (4203, 12, 'MS', 'Vila Marques');<text:line-break/>INSERT INTO tb_cidades VALUES (4204, 12, 'MS', 'Vila Rica');<text:line-break/>INSERT INTO tb_cidades VALUES (4205, 12, 'MS', 'Vila Uniao');<text:line-break/>INSERT INTO tb_cidades VALUES (4206, 12, 'MS', 'Vila Vargas');<text:line-break/>INSERT INTO tb_cidades VALUES (4207, 12, 'MS', 'Vista Alegre');<text:line-break/>INSERT INTO tb_cidades VALUES (4208, 13, 'MT', 'Acorizal');<text:line-break/>INSERT INTO tb_cidades VALUES (4209, 13, 'MT', 'Agua Boa');<text:line-break/>INSERT INTO tb_cidades VALUES (4210, 13, 'MT', 'Agua Fria');<text:line-break/>INSERT INTO tb_cidades VALUES (4211, 13, 'MT', 'Aguacu');<text:line-break/>INSERT INTO tb_cidades VALUES (4212, 13, 'MT', 'Aguapei');<text:line-break/>INSERT INTO tb_cidades VALUES (4213, 13, 'MT', 'Aguas Claras');<text:line-break/>INSERT INTO tb_cidades VALUES (4214, 13, 'MT', 'Ainhumas');<text:line-break/>INSERT INTO tb_cidades VALUES (4215, 13, 'MT', 'Alcantilado');<text:line-break/>INSERT INTO tb_cidades VALUES (4216, 13, 'MT', 'Alta Floresta');<text:line-break/>INSERT INTO tb_cidades VALUES (4217, 13, 'MT', 'Alto Araguaia');<text:line-break/>INSERT INTO tb_cidades VALUES (4218, 13, 'MT', 'Alto Boa Vista');<text:line-break/>INSERT INTO tb_cidades VALUES (4219, 13, 'MT', 'Alto Coite');<text:line-break/>INSERT INTO tb_cidades VALUES (4220, 13, 'MT', 'Alto Garcas');<text:line-break/>INSERT INTO tb_cidades VALUES (4221, 13, 'MT', 'Alto Juruena');<text:line-break/>INSERT</text:p>
      <text:p text:style-name="Standard"><text:s/>INTO tb_cidades VALUES (4222, 13, 'MT', 'Alto Paraguai');<text:line-break/>INSERT INTO tb_cidades VALUES (4223, 13, 'MT', 'Alto Paraiso');<text:line-break/>INSERT INTO tb_cidades VALUES (4224, 13, 'MT', 'Alto Taquari');<text:line-break/>INSERT INTO tb_cidades VALUES (4225, 13, 'MT', 'Analandia do Norte');<text:line-break/>INSERT INTO tb_cidades VALUES (4226, 13, 'MT', 'Apiacas');<text:line-break/>INSERT INTO tb_cidades VALUES (4227, 13, 'MT', 'Araguaiana');<text:line-break/>INSERT INTO tb_cidades VALUES (4228, 13, 'MT', 'Araguainha');<text:line-break/>INSERT INTO tb_cidades VALUES (4229, 13, 'MT', 'Araputanga');<text:line-break/>INSERT INTO tb_cidades VALUES (4230, 13, 'MT', 'Arenapolis');<text:line-break/>INSERT INTO tb_cidades VALUES (4231, 13, 'MT', 'Aripuana');<text:line-break/>INSERT INTO tb_cidades VALUES (4232, 13, 'MT', 'Arruda');<text:line-break/>INSERT INTO tb_cidades VALUES (4233, 13, 'MT', 'Assari');<text:line-break/>INSERT INTO tb_cidades VALUES (4234, 13, 'MT', 'Barao de Melgaco');<text:line-break/>INSERT INTO tb_cidades VALUES (4235, 13, 'MT', 'Barra do Bugres');<text:line-break/>INSERT INTO tb_cidades VALUES (4236, 13, 'MT', 'Barra do Garcas');<text:line-break/>INSERT INTO tb_cidades VALUES (4237, 13, 'MT', 'Batovi');<text:line-break/>INSERT INTO tb_cidades VALUES (4238, 13, 'MT', 'Baus');<text:line-break/>INSERT INTO tb_cidades VALUES (4239, 13, 'MT', 'Bauxi');<text:line-break/>INSERT INTO tb_cidades VALUES (4240, 13, 'MT', 'Bel Rios');<text:line-break/>INSERT INTO tb_cidades VALUES (4241, 13, 'MT', 'Bezerro Branco');<text:line-break/>INSERT INTO tb_cidades VALUES (4242, 13, 'MT', 'Boa Esperanca');<text:line-break/>INSERT INTO tb_cidades VALUES (4243, 13, 'MT', 'Boa Uniao');<text:line-break/>INSERT INTO tb_cidades VALUES (4244, 13, 'MT', 'Boa Vista');<text:line-break/>INSERT INTO tb_cidades VALUES (4245, 13, 'MT', 'Bom Sucesso');<text:line-break/>INSERT INTO tb_cidades VALUES (4246, 13, 'MT', 'Brasnorte');<text:line-break/>INSERT INTO tb_cidades VALUES (4247, 13, 'MT', 'Buriti');<text:line-break/><text:soft-page-break/>INSERT INTO tb_cidades VALUES (4248, 13, 'MT', 'Caceres');<text:line-break/>INSERT INTO tb_cidades VALUES (4249, 13, 'MT', 'Caite');<text:line-break/>INSERT INTO tb_cidades VALUES (4250, 13, 'MT', 'Campinapolis');<text:line-break/>INSERT INTO tb_cidades VALUES (4251, 13, 'MT', 'Campo Novo do Parecis');<text:line-break/>INSERT INTO tb_cidades VALUES (4252, 13, 'MT', 'Campo Verde');<text:line-break/>INSERT INTO tb_cidades VALUES (4253, 13, 'MT', 'Campos de Julio');<text:line-break/>INSERT INTO tb_cidades VALUES (4254, 13, 'MT', 'Campos Novos');<text:line-break/>INSERT INTO tb_cidades VALUES (4255, 13, 'MT', 'Canabrava do Norte');<text:line-break/>INSERT INTO tb_cidades VALUES (4256, 13, 'MT', 'Canarana');<text:line-break/>INSERT INTO tb_cidades VALUES (4257, 13, 'MT', 'Cangas');<text:line-break/>INSERT INTO tb_cidades VALUES (4258, 13, 'MT', 'Capao Grande');<text:line-break/>INSERT INTO tb_cidades VALUES (4259, 13, 'MT', 'Capao Verde');<text:line-break/>INSERT INTO tb_cidades VALUES (4260, 13, 'MT', 'Caramujo');<text:line-break/>INSERT INTO tb_cidades VALUES (4261, 13, 'MT', 'Caravagio');<text:line-break/>INSERT INTO tb_cidades VALUES (4262, 13, 'MT', 'Carlinda');<text:line-break/>INSERT INTO tb_cidades VALUES (4263, 13, 'MT', 'Cassununga');<text:line-break/>INSERT INTO tb_cidades VALUES (4264, 13, 'MT', 'Castanheira');<text:line-break/>INSERT INTO tb_cidades VALUES (4265, 13, 'MT', 'Catuai');<text:line-break/>INSERT INTO tb_cidades VALUES (4266, 13, 'MT', 'Chapada dos Guimaraes');<text:line-break/>INSERT INTO tb_cidades VALUES (4267, 13, 'MT', 'Cidade Morena');<text:line-break/>INSERT INTO tb_cidades VALUES (4268, 13, 'MT', 'Claudia');<text:line-break/>INSERT INTO tb_cidades VALUES (4269, 13, 'MT', 'Cocalinho');<text:line-break/>INSERT INTO tb_cidades VALUES (4270, 13, 'MT', 'Colider');<text:line-break/>INSERT INTO tb_cidades VALUES (4271, 13, 'MT', 'Colorado do Norte');<text:line-break/>INSERT INTO tb_cidades VALUES (4272, 13, 'MT', 'Comodoro');<text:line-break/>INSERT INTO tb_cidades VALUES (4273, 13, 'MT', 'Confresa');<text:line-break/>INSERT INTO tb_cidades VALUES (4274, 13, 'MT', 'Coronel Ponce');<text:line-break/>INSERT INTO tb_cidades VALUES (4275, 13, 'MT', 'Cotrel');<text:line-break/>INSERT INTO tb_cidades VALUES (4276, 13, 'MT', 'Cotriguacu');<text:line-break/>INSERT INTO tb_cidades VALUES (4277, 13, 'MT', 'Coxipo Acu');<text:line-break/>INSERT INTO tb_cidades VALUES (4278, 13, 'MT', 'Coxipo da Ponte');<text:line-break/>INSERT INTO tb_cidades VALUES (4279, 13, 'MT', 'Coxipo do Ouro');<text:line-break/>INSERT INTO tb_cidades VALUES (4280, 13, 'MT', 'Cristinopolis');<text:line-break/>INSERT INTO tb_cidades VALUES (4281, 13, 'MT', 'Cristo Rei');<text:line-break/>INSERT INTO tb_cidades VALUES (4282, 13, 'MT', 'Cuiaba');<text:line-break/>INSERT INTO tb_cidades VALUES (4283, 13, 'MT', 'Curvelandia');<text:line-break/>INSERT INTO tb_cidades VALUES (4284, 13, 'MT', 'Del Rios');<text:line-break/>INSERT INTO tb_cidades VALUES (4285, 13, 'MT', 'Denise');<text:line-break/>INSERT INTO tb_cidades VALUES (4286, 13, 'MT', 'Diamantino');<text:line-break/>INSERT INTO tb_cidades VALUES (4287, 13, 'MT', 'Dom Aquino');<text:line-break/>INSERT INTO tb_cidades VALUES (4288, 13, 'MT', 'Engenho');<text:line-break/>INSERT INTO tb_cidades VALUES (4289, 13, 'MT', 'Engenho Velho');<text:line-break/>INSERT INTO tb_cidades VALUES (4290, 13, 'MT', 'Entre Rios');<text:line-break/>INSERT INTO tb_cidades VALUES (4291, 13, 'MT', 'Estrela do Leste');<text:line-break/>INSERT INTO tb_cidades VALUES (4292, 13, 'MT', 'Faval');<text:line-break/>INSERT INTO tb_cidades VALUES (4293, 13, 'MT', 'Fazenda de Cima');<text:line-break/>INSERT INTO tb_cidades VALUES (4294, 13, 'MT', 'Feliz Natal');<text:line-break/>INSERT INTO tb_cidades VALUES (4295, 13, 'MT', 'Figueiropolis D Oeste');<text:line-break/>INSERT INTO tb_cidades VALUES (4296, 13, 'MT', 'Filadelfia');<text:line-break/>INSERT INTO tb_cidades VALUES (4297, 13, 'MT', 'Flor da Serra');<text:line-break/>INSERT INTO tb_cidades VALUES (4298, 13, 'MT', 'Fontanilhas');<text:line-break/>INSERT INTO tb_cidades VALUES (4299, 13, 'MT', 'Gaucha do Norte');<text:line-break/><text:soft-page-break/>INSERT INTO tb_cidades VALUES (4300, 13, 'MT', 'General Carneiro');<text:line-break/>INSERT INTO tb_cidades VALUES (4301, 13, 'MT', 'Gloria D''oeste');<text:line-break/>INSERT INTO tb_cidades VALUES (4302, 13, 'MT', 'Guaranta do Norte');<text:line-break/>INSERT INTO tb_cidades VALUES (4303, 13, 'MT', 'Guarita');<text:line-break/>INSERT INTO tb_cidades VALUES (4304, 13, 'MT', 'Guiratinga');<text:line-break/>INSERT INTO tb_cidades VALUES (4305, 13, 'MT', 'Horizonte do Oeste');<text:line-break/>INSERT INTO tb_cidades VALUES (4306, 13, 'MT', 'Indianapolis');<text:line-break/>INSERT INTO tb_cidades VALUES (4307, 13, 'MT', 'Indiavai');<text:line-break/>INSERT INTO tb_cidades VALUES (4308, 13, 'MT', 'Irenopolis');<text:line-break/>INSERT INTO tb_cidades VALUES (4309, 13, 'MT', 'Itamarati Norte');<text:line-break/>INSERT INTO tb_cidades VALUES (4310, 13, 'MT', 'Itauba');<text:line-break/>INSERT INTO tb_cidades VALUES (4311, 13, 'MT', 'Itiquira');<text:line-break/>INSERT INTO tb_cidades VALUES (4312, 13, 'MT', 'Jaciara');<text:line-break/>INSERT INTO tb_cidades VALUES (4313, 13, 'MT', 'Jangada');<text:line-break/>INSERT INTO tb_cidades VALUES (4314, 13, 'MT', 'Jarudore');<text:line-break/>INSERT INTO tb_cidades VALUES (4315, 13, 'MT', 'Jatoba');<text:line-break/>INSERT INTO tb_cidades VALUES (4316, 13, 'MT', 'Jauru');<text:line-break/>INSERT INTO tb_cidades VALUES (4317, 13, 'MT', 'Joselandia');<text:line-break/>INSERT INTO tb_cidades VALUES (4318, 13, 'MT', 'Juara');<text:line-break/>INSERT INTO tb_cidades VALUES (4319, 13, 'MT', 'Juina');<text:line-break/>INSERT INTO tb_cidades VALUES (4320, 13, 'MT', 'Juruena');<text:line-break/>INSERT INTO tb_cidades VALUES (4321, 13, 'MT', 'Juscimeira');<text:line-break/>INSERT INTO tb_cidades VALUES (4322, 13, 'MT', 'Lambari D''oeste');<text:line-break/>INSERT INTO tb_cidades VALUES (4323, 13, 'MT', 'Lavouras');<text:line-break/>INSERT INTO tb_cidades VALUES (4324, 13, 'MT', 'Lucas do Rio Verde');<text:line-break/>INSERT INTO tb_cidades VALUES (4325, 13, 'MT', 'Lucialva');<text:line-break/>INSERT INTO tb_cidades VALUES (4326, 13, 'MT', 'Luciara');<text:line-break/>INSERT INTO tb_cidades VALUES (4327, 13, 'MT', 'Machado');<text:line-break/>INSERT INTO tb_cidades VALUES (4328, 13, 'MT', 'Marcelandia');<text:line-break/>INSERT INTO tb_cidades VALUES (4329, 13, 'MT', 'Marzagao');<text:line-break/>INSERT INTO tb_cidades VALUES (4330, 13, 'MT', 'Mata Dentro');<text:line-break/>INSERT INTO tb_cidades VALUES (4331, 13, 'MT', 'Matupa');<text:line-break/>INSERT INTO tb_cidades VALUES (4332, 13, 'MT', 'Mimoso');<text:line-break/>INSERT INTO tb_cidades VALUES (4333, 13, 'MT', 'Mirassol D''oeste');<text:line-break/>INSERT INTO tb_cidades VALUES (4334, 13, 'MT', 'Nobres');<text:line-break/>INSERT INTO tb_cidades VALUES (4335, 13, 'MT', 'Nonoai do Norte');<text:line-break/>INSERT INTO tb_cidades VALUES (4336, 13, 'MT', 'Nortelandia');<text:line-break/>INSERT INTO tb_cidades VALUES (4337, 13, 'MT', 'Nossa Senhora da Guia');<text:line-break/>INSERT INTO tb_cidades VALUES (4338, 13, 'MT', 'Nossa Senhora do Livramento');<text:line-break/>INSERT INTO tb_cidades VALUES (4339, 13, 'MT', 'Nova Alvorada');<text:line-break/>INSERT INTO tb_cidades VALUES (4340, 13, 'MT', 'Nova Bandeirantes');<text:line-break/>INSERT INTO tb_cidades VALUES (4341, 13, 'MT', 'Nova Brasilandia');<text:line-break/>INSERT INTO tb_cidades VALUES (4342, 13, 'MT', 'Nova Brasilia');<text:line-break/>INSERT INTO tb_cidades VALUES (4343, 13, 'MT', 'Nova Canaa do Norte');<text:line-break/>INSERT INTO tb_cidades VALUES (4344, 13, 'MT', 'Nova Catanduva');<text:line-break/>INSERT INTO tb_cidades VALUES (4345, 13, 'MT', 'Nova Galileia');<text:line-break/>INSERT INTO tb_cidades VALUES (4346, 13, 'MT', 'Nova Guarita');<text:line-break/>INSERT INTO tb_cidades VALUES (4347, 13, 'MT', 'Nova Lacerda');<text:line-break/>INSERT INTO tb_cidades VALUES (4348, 13, 'MT', 'Nova Marilandia');<text:line-break/>INSERT INTO tb_cidades VALUES (4349, 13, 'MT', 'Nova Maringa');<text:line-break/>INSERT INTO tb_cidades VALUES (4350, 13, 'MT', 'Nova Monte Verde');<text:line-break/>INSERT INTO tb_cidades VALUES (4351, 13, 'MT', 'Nova Mutum');<text:line-break/><text:soft-page-break/>INSERT INTO tb_cidades VALUES (4352, 13, 'MT', 'Nova Olimpia');<text:line-break/>INSERT INTO tb_cidades VALUES (4353, 13, 'MT', 'Nova Ubirata');<text:line-break/>INSERT INTO tb_cidades VALUES (4354, 13, 'MT', 'Nova Xavantina');<text:line-break/>INSERT INTO tb_cidades VALUES (4355, 13, 'MT', 'Novo Diamantino');<text:line-break/>INSERT INTO tb_cidades VALUES (4356, 13, 'MT', 'Novo Eldorado');<text:line-break/>INSERT INTO tb_cidades VALUES (4357, 13, 'MT', 'Novo Horizonte do Norte');<text:line-break/>INSERT INTO tb_cidades VALUES (4358, 13, 'MT', 'Novo Mundo');<text:line-break/>INSERT INTO tb_cidades VALUES (4359, 13, 'MT', 'Novo Parana');<text:line-break/>INSERT INTO tb_cidades VALUES (4360, 13, 'MT', 'Novo Sao Joaquim');<text:line-break/>INSERT INTO tb_cidades VALUES (4361, 13, 'MT', 'Padronal');<text:line-break/>INSERT INTO tb_cidades VALUES (4362, 13, 'MT', 'Pai Andre');<text:line-break/>INSERT INTO tb_cidades VALUES (4363, 13, 'MT', 'Paraiso do Leste');<text:line-break/>INSERT INTO tb_cidades VALUES (4364, 13, 'MT', 'Paranaita');<text:line-break/>INSERT INTO tb_cidades VALUES (4365, 13, 'MT', 'Paranatinga');<text:line-break/>INSERT INTO tb_cidades VALUES (4366, 13, 'MT', 'Passagem da Conceicao');<text:line-break/>INSERT INTO tb_cidades VALUES (4367, 13, 'MT', 'Pedra Preta');<text:line-break/>INSERT INTO tb_cidades VALUES (4368, 13, 'MT', 'Peixoto de Azevedo');<text:line-break/>INSERT INTO tb_cidades VALUES (4369, 13, 'MT', 'Pirizal');<text:line-break/>INSERT INTO tb_cidades VALUES (4370, 13, 'MT', 'Placa de Santo Antonio');<text:line-break/>INSERT INTO tb_cidades VALUES (4371, 13, 'MT', 'Planalto da Serra');<text:line-break/>INSERT INTO tb_cidades VALUES (4372, 13, 'MT', 'Pocone');<text:line-break/>INSERT INTO tb_cidades VALUES (4373, 13, 'MT', 'Pombas');<text:line-break/>INSERT INTO tb_cidades VALUES (4374, 13, 'MT', 'Pontal do Araguaia');<text:line-break/>INSERT INTO tb_cidades VALUES (4375, 13, 'MT', 'Ponte Branca');<text:line-break/>INSERT INTO tb_cidades VALUES (4376, 13, 'MT', 'Ponte de Pedra');<text:line-break/>INSERT INTO tb_cidades VALUES (4377, 13, 'MT', 'Pontes E Lacerda');<text:line-break/>INSERT INTO tb_cidades</text:p>
      <text:p text:style-name="Standard"><text:s/>VALUES (4378, 13, 'MT', 'Pontinopolis');<text:line-break/>INSERT INTO tb_cidades VALUES (4379, 13, 'MT', 'Porto Alegre do Norte');<text:line-break/>INSERT INTO tb_cidades VALUES (4380, 13, 'MT', 'Porto dos Gauchos');<text:line-break/>INSERT INTO tb_cidades VALUES (4381, 13, 'MT', 'Porto Esperidiao');<text:line-break/>INSERT INTO tb_cidades VALUES (4382, 13, 'MT', 'Porto Estrela');<text:line-break/>INSERT INTO tb_cidades VALUES (4383, 13, 'MT', 'Poxoreo');<text:line-break/>INSERT INTO tb_cidades VALUES (4384, 13, 'MT', 'Praia Rica');<text:line-break/>INSERT INTO tb_cidades VALUES (4385, 13, 'MT', 'Primavera');<text:line-break/>INSERT INTO tb_cidades VALUES (4386, 13, 'MT', 'Primavera do Leste');<text:line-break/>INSERT INTO tb_cidades VALUES (4387, 13, 'MT', 'Progresso');<text:line-break/>INSERT INTO tb_cidades VALUES (4388, 13, 'MT', 'Querencia');<text:line-break/>INSERT INTO tb_cidades VALUES (4389, 13, 'MT', 'Rancharia');<text:line-break/>INSERT INTO tb_cidades VALUES (4390, 13, 'MT', 'Reserva do Cabacal');<text:line-break/>INSERT INTO tb_cidades VALUES (4391, 13, 'MT', 'Ribeirao Cascalheira');<text:line-break/>INSERT INTO tb_cidades VALUES (4392, 13, 'MT', 'Ribeirao dos Cocais');<text:line-break/>INSERT INTO tb_cidades VALUES (4393, 13, 'MT', 'Ribeiraozinho');<text:line-break/>INSERT INTO tb_cidades VALUES (4394, 13, 'MT', 'Rio Branco');<text:line-break/>INSERT INTO tb_cidades VALUES (4395, 13, 'MT', 'Rio Manso');<text:line-break/>INSERT INTO tb_cidades VALUES (4396, 13, 'MT', 'Riolandia');<text:line-break/>INSERT INTO tb_cidades VALUES (4397, 13, 'MT', 'Rondonopolis');<text:line-break/>INSERT INTO tb_cidades VALUES (4398, 13, 'MT', 'Rosario Oeste');<text:line-break/>INSERT INTO tb_cidades VALUES (4399, 13, 'MT', 'Salto do Ceu');<text:line-break/>INSERT INTO tb_cidades VALUES (4400, 13, 'MT', 'Sangradouro');<text:line-break/>INSERT INTO tb_cidades VALUES (4401, 13, 'MT', 'Santa Carmem');<text:line-break/>INSERT INTO tb_cidades VALUES (4402, 13, 'MT', 'Santa Elvira');<text:line-break/><text:soft-page-break/>INSERT INTO tb_cidades VALUES (4403, 13, 'MT', 'Santa Fe');<text:line-break/>INSERT INTO tb_cidades VALUES (4404, 13, 'MT', 'Santa Rita');<text:line-break/>INSERT INTO tb_cidades VALUES (4405, 13, 'MT', 'Santa Terezinha');<text:line-break/>INSERT INTO tb_cidades VALUES (4406, 13, 'MT', 'Santaninha');<text:line-break/>INSERT INTO tb_cidades VALUES (4407, 13, 'MT', 'Santo Afonso');<text:line-break/>INSERT INTO tb_cidades VALUES (4408, 13, 'MT', 'Santo Antonio do Leverger');<text:line-break/>INSERT INTO tb_cidades VALUES (4409, 13, 'MT', 'Santo Antonio do Rio Bonito');<text:line-break/>INSERT INTO tb_cidades VALUES (4410, 13, 'MT', 'Sao Cristovao');<text:line-break/>INSERT INTO tb_cidades VALUES (4411, 13, 'MT', 'Sao Domingos');<text:line-break/>INSERT INTO tb_cidades VALUES (4412, 13, 'MT', 'Sao Felix do Araguaia');<text:line-break/>INSERT INTO tb_cidades VALUES (4413, 13, 'MT', 'Sao Joaquim');<text:line-break/>INSERT INTO tb_cidades VALUES (4414, 13, 'MT', 'Sao Jorge');<text:line-break/>INSERT INTO tb_cidades VALUES (4415, 13, 'MT', 'Sao Jose');<text:line-break/>INSERT INTO tb_cidades VALUES (4416, 13, 'MT', 'Sao Jose do Apui');<text:line-break/>INSERT INTO tb_cidades VALUES (4417, 13, 'MT', 'Sao Jose do Planalto');<text:line-break/>INSERT INTO tb_cidades VALUES (4418, 13, 'MT', 'Sao Jose do Povo');<text:line-break/>INSERT INTO tb_cidades VALUES (4419, 13, 'MT', 'Sao Jose do Rio Claro');<text:line-break/>INSERT INTO tb_cidades VALUES (4420, 13, 'MT', 'Sao Jose do Xingu');<text:line-break/>INSERT INTO tb_cidades VALUES (4421, 13, 'MT', 'Sao Jose dos Quatro Marcos');<text:line-break/>INSERT INTO tb_cidades VALUES (4422, 13, 'MT', 'Sao Lourenco de Fatima');<text:line-break/>INSERT INTO tb_cidades VALUES (4423, 13, 'MT', 'Sao Pedro da Cipa');<text:line-break/>INSERT INTO tb_cidades VALUES (4424, 13, 'MT', 'Sao Vicente');<text:line-break/>INSERT INTO tb_cidades VALUES (4425, 13, 'MT', 'Sapezal');<text:line-break/>INSERT INTO tb_cidades VALUES (4426, 13, 'MT', 'Selma');<text:line-break/>INSERT INTO tb_cidades VALUES (4427, 13, 'MT', 'Serra Nova');<text:line-break/>INSERT INTO tb_cidades VALUES (4428, 13, 'MT', 'Sinop');<text:line-break/>INSERT INTO tb_cidades VALUES (4429, 13, 'MT', 'Sonho Azul');<text:line-break/>INSERT INTO tb_cidades VALUES (4430, 13, 'MT', 'Sorriso');<text:line-break/>INSERT INTO tb_cidades VALUES (4431, 13, 'MT', 'Sumidouro');<text:line-break/>INSERT INTO tb_cidades VALUES (4432, 13, 'MT', 'Tabapora');<text:line-break/>INSERT INTO tb_cidades VALUES (4433, 13, 'MT', 'Tangara da Serra');<text:line-break/>INSERT INTO tb_cidades VALUES (4434, 13, 'MT', 'Tapirapua');<text:line-break/>INSERT INTO tb_cidades VALUES (4435, 13, 'MT', 'Tapurah');<text:line-break/>INSERT INTO tb_cidades VALUES (4436, 13, 'MT', 'Terra Nova do Norte');<text:line-break/>INSERT INTO tb_cidades VALUES (4437, 13, 'MT', 'Terra Roxa');<text:line-break/>INSERT INTO tb_cidades VALUES (4438, 13, 'MT', 'Tesouro');<text:line-break/>INSERT INTO tb_cidades VALUES (4439, 13, 'MT', 'Toricueyje');<text:line-break/>INSERT INTO tb_cidades VALUES (4440, 13, 'MT', 'Torixoreu');<text:line-break/>INSERT INTO tb_cidades VALUES (4441, 13, 'MT', 'Tres Pontes');<text:line-break/>INSERT INTO tb_cidades VALUES (4442, 13, 'MT', 'Uniao do Sul');<text:line-break/>INSERT INTO tb_cidades VALUES (4443, 13, 'MT', 'Vale dos Sonhos');<text:line-break/>INSERT INTO tb_cidades VALUES (4444, 13, 'MT', 'Vale Rico');<text:line-break/>INSERT INTO tb_cidades VALUES (4445, 13, 'MT', 'Varginha');<text:line-break/>INSERT INTO tb_cidades VALUES (4446, 13, 'MT', 'Varzea Grande');<text:line-break/>INSERT INTO tb_cidades VALUES (4447, 13, 'MT', 'Vera');<text:line-break/>INSERT INTO tb_cidades VALUES (4448, 13, 'MT', 'Vila Atlantica');<text:line-break/>INSERT INTO tb_cidades VALUES (4449, 13, 'MT', 'Vila Bela da Santissima Trindade');<text:line-break/>INSERT INTO tb_cidades VALUES (4450, 13, 'MT', 'Vila Bueno');<text:line-break/>INSERT INTO tb_cidades VALUES (4451, 13, 'MT', 'Vila Mutum');<text:line-break/>INSERT INTO tb_cidades VALUES (4452, 13, 'MT', 'Vila Operaria');<text:line-break/>INSERT INTO tb_cidades VALUES (4453, 13, 'MT', 'Vila Paulista');<text:line-break/>INSERT INTO tb_cidades VALUES (4454, 13, 'MT', 'Vila Progresso');<text:line-break/><text:soft-page-break/>INSERT INTO tb_cidades VALUES (4455, 13, 'MT', 'Vila Rica');<text:line-break/>INSERT INTO tb_cidades VALUES (4456, 13, 'MT', 'Vila Santo Antonio');<text:line-break/>INSERT INTO tb_cidades VALUES (4457, 14, 'PA', 'Abaetetuba');<text:line-break/>INSERT INTO tb_cidades VALUES (4458, 14, 'PA', 'Abel Figueiredo');<text:line-break/>INSERT INTO tb_cidades VALUES (4459, 14, 'PA', 'Acara');<text:line-break/>INSERT INTO tb_cidades VALUES (4460, 14, 'PA', 'Afua');<text:line-break/>INSERT INTO tb_cidades VALUES (4461, 14, 'PA', 'Agropolis Bela Vista');<text:line-break/>INSERT INTO tb_cidades VALUES (4462, 14, 'PA', 'Agua Azul do Norte');<text:line-break/>INSERT INTO tb_cidades VALUES (4463, 14, 'PA', 'Agua Fria');<text:line-break/>INSERT INTO tb_cidades VALUES (4464, 14, 'PA', 'Alenquer');<text:line-break/>INSERT INTO tb_cidades VALUES (4465, 14, 'PA', 'Algodoal');<text:line-break/>INSERT INTO tb_cidades VALUES (4466, 14, 'PA', 'Almeirim');<text:line-break/>INSERT INTO tb_cidades VALUES (4467, 14, 'PA', 'Almoco');<text:line-break/>INSERT INTO tb_cidades VALUES (4468, 14, 'PA', 'Alta Para');<text:line-break/>INSERT INTO tb_cidades VALUES (4469, 14, 'PA', 'Altamira');<text:line-break/>INSERT INTO tb_cidades VALUES (4470, 14, 'PA', 'Alter do Chao');<text:line-break/>INSERT INTO tb_cidades VALUES (4471, 14, 'PA', 'Alvorada');<text:line-break/>INSERT INTO tb_cidades VALUES (4472, 14, 'PA', 'Americano');<text:line-break/>INSERT INTO tb_cidades VALUES (4473, 14, 'PA', 'Anajas');<text:line-break/>INSERT INTO tb_cidades VALUES (4474, 14, 'PA', 'Ananindeua');<text:line-break/>INSERT INTO tb_cidades VALUES (4475, 14, 'PA', 'Anapu');<text:line-break/>INSERT INTO tb_cidades VALUES (4476, 14, 'PA', 'Antonio Lemos');<text:line-break/>INSERT INTO tb_cidades VALUES (4477, 14, 'PA', 'Apeu');<text:line-break/>INSERT INTO tb_cidades VALUES (4478, 14, 'PA', 'Apinages');<text:line-break/>INSERT INTO tb_cidades VALUES (4479, 14, 'PA', 'Arapixuna');<text:line-break/>INSERT INTO tb_cidades VALUES (4480, 14, 'PA', 'Araquaim');<text:line-break/>INSERT INTO tb_cidades VALUES (4481, 14, 'PA', 'Arco-iris');<text:line-break/>INSERT INTO tb_cidades VALUES (4482, 14, 'PA', 'Areias');<text:line-break/>INSERT INTO tb_cidades VALUES (4483, 14, 'PA', 'Arumanduba');<text:line-break/>INSERT INTO tb_cidades VALUES (4484, 14, 'PA', 'Aruri');<text:line-break/>INSERT INTO tb_cidades VALUES (4485, 14, 'PA', 'Aturiai');<text:line-break/>INSERT INTO tb_cidades VALUES (4486, 14, 'PA', 'Augusto Correa');<text:line-break/>INSERT INTO tb_cidades VALUES (4487, 14, 'PA', 'Aurora do Para');<text:line-break/>INSERT INTO tb_cidades VALUES (4488, 14, 'PA', 'Aveiro');<text:line-break/>INSERT INTO tb_cidades VALUES (4489, 14, 'PA', 'Bagre');<text:line-break/>INSERT INTO tb_cidades VALUES (4490, 14, 'PA', 'Baiao');<text:line-break/>INSERT INTO tb_cidades VALUES (4491, 14, 'PA', 'Bannach');<text:line-break/>INSERT INTO tb_cidades VALUES (4492, 14, 'PA', 'Barcarena');<text:line-break/>INSERT INTO tb_cidades VALUES (4493, 14, 'PA', 'Barreira Branca');<text:line-break/>INSERT INTO tb_cidades VALUES (4494, 14, 'PA', 'Barreira dos Campos');<text:line-break/>INSERT INTO tb_cidades VALUES (4495, 14, 'PA', 'Barreiras');<text:line-break/>INSERT INTO tb_cidades VALUES (4496, 14, 'PA', 'Baturite');<text:line-break/>INSERT INTO tb_cidades VALUES (4497, 14, 'PA', 'Beja');<text:line-break/>INSERT INTO tb_cidades VALUES (4498, 14, 'PA', 'Bela Vista do Caracol');<text:line-break/>INSERT INTO tb_cidades VALUES (4499, 14, 'PA', 'Belem');<text:line-break/>INSERT INTO tb_cidades VALUES (4500, 14, 'PA', 'Belterra');<text:line-break/>INSERT INTO tb_cidades VALUES (4501, 14, 'PA', 'Benevides');<text:line-break/>INSERT INTO tb_cidades VALUES (4502, 14, 'PA', 'Benfica');<text:line-break/>INSERT INTO tb_cidades VALUES (4503, 14, 'PA', 'Boa Esperanca');<text:line-break/>INSERT INTO tb_cidades VALUES (4504, 14, 'PA', 'Boa Fe');<text:line-break/>INSERT INTO tb_cidades VALUES (4505, 14, 'PA', 'Boa Sorte');<text:line-break/>INSERT INTO tb_cidades VALUES (4506, 14, 'PA', 'Boa Vista do Iririteua');<text:line-break/><text:soft-page-break/>INSERT INTO tb_cidades VALUES (4507, 14, 'PA', 'Boim');<text:line-break/>INSERT INTO tb_cidades VALUES (4508, 14, 'PA', 'Bom Jardim');<text:line-break/>INSERT INTO tb_cidades VALUES (4509, 14, 'PA', 'Bom Jesus do Tocantins');<text:line-break/>INSERT INTO tb_cidades VALUES (4510, 14, 'PA', 'Bonito');<text:line-break/>INSERT INTO tb_cidades VALUES (4511, 14, 'PA', 'Braganca');<text:line-break/>INSERT INTO tb_cidades VALUES (4512, 14, 'PA', 'Brasil Novo');<text:line-break/>INSERT INTO tb_cidades VALUES (4513, 14, 'PA', 'Brasilia Legal');<text:line-break/>INSERT INTO tb_cidades VALUES (4514, 14, 'PA', 'Brejo do Meio');<text:line-break/>INSERT INTO tb_cidades VALUES (4515, 14, 'PA', 'Brejo Grande do Araguaia');<text:line-break/>INSERT INTO tb_cidades VALUES (4516, 14, 'PA', 'Breu Branco');<text:line-break/>INSERT INTO tb_cidades VALUES (4517, 14, 'PA', 'Breves');<text:line-break/>INSERT INTO tb_cidades VALUES (4518, 14, 'PA', 'Bujaru');<text:line-break/>INSERT INTO tb_cidades VALUES (4519, 14, 'PA', 'Cachoeira de Piria');<text:line-break/>INSERT INTO tb_cidades VALUES (4520, 14, 'PA', 'Cachoeira do Arari');<text:line-break/>INSERT INTO tb_cidades VALUES (4521, 14, 'PA', 'Cafezal');<text:line-break/>INSERT INTO tb_cidades VALUES (4522, 14, 'PA', 'Cairari');<text:line-break/>INSERT INTO tb_cidades VALUES (4523, 14, 'PA', 'Caju');<text:line-break/>INSERT INTO tb_cidades VALUES (4524, 14, 'PA', 'Camara do Marajo');<text:line-break/>INSERT INTO tb_cidades VALUES (4525, 14, 'PA', 'Cambuquira');<text:line-break/>INSERT INTO tb_cidades VALUES (4526, 14, 'PA', 'Cameta');<text:line-break/>INSERT INTO tb_cidades VALUES (4527, 14, 'PA', 'Camiranga');<text:line-break/>INSERT INTO tb_cidades VALUES (4528, 14, 'PA', 'Canaa dos Carajas');<text:line-break/>INSERT INTO tb_cidades VALUES (4529, 14, 'PA', 'Capanema');<text:line-break/>INSERT INTO tb_cidades VALUES (4530, 14, 'PA', 'Capitao Poco');<text:line-break/>INSERT INTO tb_cidades VALUES (4531, 14, 'PA', 'Caracara do Arari');<text:line-break/>INSERT INTO tb_cidades VALUES (4532, 14, 'PA', 'Carajas');<text:line-break/>INSERT INTO tb_cidades VALUES (4533, 14, 'PA', 'Carapajo');<text:line-break/>INSERT INTO tb_cidades</text:p>
      <text:p text:style-name="Standard"><text:s/>VALUES (4534, 14, 'PA', 'Caraparu');<text:line-break/>INSERT INTO tb_cidades VALUES (4535, 14, 'PA', 'Caratateua');<text:line-break/>INSERT INTO tb_cidades VALUES (4536, 14, 'PA', 'Caripi');<text:line-break/>INSERT INTO tb_cidades VALUES (4537, 14, 'PA', 'Carrazedo');<text:line-break/>INSERT INTO tb_cidades VALUES (4538, 14, 'PA', 'Castanhal');<text:line-break/>INSERT INTO tb_cidades VALUES (4539, 14, 'PA', 'Castelo dos Sonhos');<text:line-break/>INSERT INTO tb_cidades VALUES (4540, 14, 'PA', 'Chaves');<text:line-break/>INSERT INTO tb_cidades VALUES (4541, 14, 'PA', 'Colares');<text:line-break/>INSERT INTO tb_cidades VALUES (4542, 14, 'PA', 'Conceicao');<text:line-break/>INSERT INTO tb_cidades VALUES (4543, 14, 'PA', 'Conceicao do Araguaia');<text:line-break/>INSERT INTO tb_cidades VALUES (4544, 14, 'PA', 'Concordia do Para');<text:line-break/>INSERT INTO tb_cidades VALUES (4545, 14, 'PA', 'Condeixa');<text:line-break/>INSERT INTO tb_cidades VALUES (4546, 14, 'PA', 'Coqueiro');<text:line-break/>INSERT INTO tb_cidades VALUES (4547, 14, 'PA', 'Cripurizao');<text:line-break/>INSERT INTO tb_cidades VALUES (4548, 14, 'PA', 'Cripurizinho');<text:line-break/>INSERT INTO tb_cidades VALUES (4549, 14, 'PA', 'Cuiu-cuiu');<text:line-break/>INSERT INTO tb_cidades VALUES (4550, 14, 'PA', 'Cumaru do Norte');<text:line-break/>INSERT INTO tb_cidades VALUES (4551, 14, 'PA', 'Curionopolis');<text:line-break/>INSERT INTO tb_cidades VALUES (4552, 14, 'PA', 'Curralinho');<text:line-break/>INSERT INTO tb_cidades VALUES (4553, 14, 'PA', 'Curua');<text:line-break/>INSERT INTO tb_cidades VALUES (4554, 14, 'PA', 'Curuai');<text:line-break/>INSERT INTO tb_cidades VALUES (4555, 14, 'PA', 'Curuca');<text:line-break/>INSERT INTO tb_cidades VALUES (4556, 14, 'PA', 'Curucambaba');<text:line-break/>INSERT INTO tb_cidades VALUES (4557, 14, 'PA', 'Curumu');<text:line-break/><text:soft-page-break/>INSERT INTO tb_cidades VALUES (4558, 14, 'PA', 'Dom Eliseu');<text:line-break/>INSERT INTO tb_cidades VALUES (4559, 14, 'PA', 'Eldorado dos Carajas');<text:line-break/>INSERT INTO tb_cidades VALUES (4560, 14, 'PA', 'Emborai');<text:line-break/>INSERT INTO tb_cidades VALUES (4561, 14, 'PA', 'Espirito Santo do Taua');<text:line-break/>INSERT INTO tb_cidades VALUES (4562, 14, 'PA', 'Faro');<text:line-break/>INSERT INTO tb_cidades VALUES (4563, 14, 'PA', 'Fernandes Belo');<text:line-break/>INSERT INTO tb_cidades VALUES (4564, 14, 'PA', 'Flexal');<text:line-break/>INSERT INTO tb_cidades VALUES (4565, 14, 'PA', 'Floresta');<text:line-break/>INSERT INTO tb_cidades VALUES (4566, 14, 'PA', 'Floresta do Araguaia');<text:line-break/>INSERT INTO tb_cidades VALUES (4567, 14, 'PA', 'Garrafao do Norte');<text:line-break/>INSERT INTO tb_cidades VALUES (4568, 14, 'PA', 'Goianesia do Para');<text:line-break/>INSERT INTO tb_cidades VALUES (4569, 14, 'PA', 'Gradaus');<text:line-break/>INSERT INTO tb_cidades VALUES (4570, 14, 'PA', 'Guajara-acu');<text:line-break/>INSERT INTO tb_cidades VALUES (4571, 14, 'PA', 'Guajara-miri');<text:line-break/>INSERT INTO tb_cidades VALUES (4572, 14, 'PA', 'Gurupa');<text:line-break/>INSERT INTO tb_cidades VALUES (4573, 14, 'PA', 'Gurupizinho');<text:line-break/>INSERT INTO tb_cidades VALUES (4574, 14, 'PA', 'Hidreletrica Tucurui');<text:line-break/>INSERT INTO tb_cidades VALUES (4575, 14, 'PA', 'Iatai');<text:line-break/>INSERT INTO tb_cidades VALUES (4576, 14, 'PA', 'Icoraci');<text:line-break/>INSERT INTO tb_cidades VALUES (4577, 14, 'PA', 'Igarape da Lama');<text:line-break/>INSERT INTO tb_cidades VALUES (4578, 14, 'PA', 'Igarape-acu');<text:line-break/>INSERT INTO tb_cidades VALUES (4579, 14, 'PA', 'Igarape-miri');<text:line-break/>INSERT INTO tb_cidades VALUES (4580, 14, 'PA', 'Inanu');<text:line-break/>INSERT INTO tb_cidades VALUES (4581, 14, 'PA', 'Inhangapi');<text:line-break/>INSERT INTO tb_cidades VALUES (4582, 14, 'PA', 'Ipixuna do Para');<text:line-break/>INSERT INTO tb_cidades VALUES (4583, 14, 'PA', 'Irituia');<text:line-break/>INSERT INTO tb_cidades VALUES (4584, 14, 'PA', 'Itaituba');<text:line-break/>INSERT INTO tb_cidades VALUES (4585, 14, 'PA', 'Itapixuna');<text:line-break/>INSERT INTO tb_cidades VALUES (4586, 14, 'PA', 'Itatupa');<text:line-break/>INSERT INTO tb_cidades VALUES (4587, 14, 'PA', 'Itupiranga');<text:line-break/>INSERT INTO tb_cidades VALUES (4588, 14, 'PA', 'Jacareacanga');<text:line-break/>INSERT INTO tb_cidades VALUES (4589, 14, 'PA', 'Jacunda');<text:line-break/>INSERT INTO tb_cidades VALUES (4590, 14, 'PA', 'Jaguarari');<text:line-break/>INSERT INTO tb_cidades VALUES (4591, 14, 'PA', 'Jamanxinzinho');<text:line-break/>INSERT INTO tb_cidades VALUES (4592, 14, 'PA', 'Jambuacu');<text:line-break/>INSERT INTO tb_cidades VALUES (4593, 14, 'PA', 'Jandiai');<text:line-break/>INSERT INTO tb_cidades VALUES (4594, 14, 'PA', 'Japerica');<text:line-break/>INSERT INTO tb_cidades VALUES (4595, 14, 'PA', 'Joana Coeli');<text:line-break/>INSERT INTO tb_cidades VALUES (4596, 14, 'PA', 'Joana Peres');<text:line-break/>INSERT INTO tb_cidades VALUES (4597, 14, 'PA', 'Joanes');<text:line-break/>INSERT INTO tb_cidades VALUES (4598, 14, 'PA', 'Juaba');<text:line-break/>INSERT INTO tb_cidades VALUES (4599, 14, 'PA', 'Jubim');<text:line-break/>INSERT INTO tb_cidades VALUES (4600, 14, 'PA', 'Juruti');<text:line-break/>INSERT INTO tb_cidades VALUES (4601, 14, 'PA', 'Km Null');<text:line-break/>INSERT INTO tb_cidades VALUES (4602, 14, 'PA', 'Km Null');<text:line-break/>INSERT INTO tb_cidades VALUES (4603, 14, 'PA', 'Lauro Sodre');<text:line-break/>INSERT INTO tb_cidades VALUES (4604, 14, 'PA', 'Ligacao do Para');<text:line-break/>INSERT INTO tb_cidades VALUES (4605, 14, 'PA', 'Limoeiro do Ajuru');<text:line-break/>INSERT INTO tb_cidades VALUES (4606, 14, 'PA', 'Mae do Rio');<text:line-break/>INSERT INTO tb_cidades VALUES (4607, 14, 'PA', 'Magalhaes Barata');<text:line-break/>INSERT INTO tb_cidades VALUES (4608, 14, 'PA', 'Maiauata');<text:line-break/>INSERT INTO tb_cidades VALUES (4609, 14, 'PA', 'Manjeiro');<text:line-break/><text:soft-page-break/>INSERT INTO tb_cidades VALUES (4610, 14, 'PA', 'Maraba');<text:line-break/>INSERT INTO tb_cidades VALUES (4611, 14, 'PA', 'Maracana');<text:line-break/>INSERT INTO tb_cidades VALUES (4612, 14, 'PA', 'Marajoara');<text:line-break/>INSERT INTO tb_cidades VALUES (4613, 14, 'PA', 'Marapanim');<text:line-break/>INSERT INTO tb_cidades VALUES (4614, 14, 'PA', 'Marituba');<text:line-break/>INSERT INTO tb_cidades VALUES (4615, 14, 'PA', 'Maruda');<text:line-break/>INSERT INTO tb_cidades VALUES (4616, 14, 'PA', 'Mata Geral');<text:line-break/>INSERT INTO tb_cidades VALUES (4617, 14, 'PA', 'Matapiquara');<text:line-break/>INSERT INTO tb_cidades VALUES (4618, 14, 'PA', 'Medicilandia');<text:line-break/>INSERT INTO tb_cidades VALUES (4619, 14, 'PA', 'Melgaco');<text:line-break/>INSERT INTO tb_cidades VALUES (4620, 14, 'PA', 'Menino Deus do Anapu');<text:line-break/>INSERT INTO tb_cidades VALUES (4621, 14, 'PA', 'Meruu');<text:line-break/>INSERT INTO tb_cidades VALUES (4622, 14, 'PA', 'Mirasselvas');<text:line-break/>INSERT INTO tb_cidades VALUES (4623, 14, 'PA', 'Miritituba');<text:line-break/>INSERT INTO tb_cidades VALUES (4624, 14, 'PA', 'Mocajuba');<text:line-break/>INSERT INTO tb_cidades VALUES (4625, 14, 'PA', 'Moiraba');<text:line-break/>INSERT INTO tb_cidades VALUES (4626, 14, 'PA', 'Moju');<text:line-break/>INSERT INTO tb_cidades VALUES (4627, 14, 'PA', 'Monsaras');<text:line-break/>INSERT INTO tb_cidades VALUES (4628, 14, 'PA', 'Monte Alegre');<text:line-break/>INSERT INTO tb_cidades VALUES (4629, 14, 'PA', 'Monte Alegre do Mau');<text:line-break/>INSERT INTO tb_cidades VALUES (4630, 14, 'PA', 'Monte Dourado');<text:line-break/>INSERT INTO tb_cidades VALUES (4631, 14, 'PA', 'Morada Nova');<text:line-break/>INSERT INTO tb_cidades VALUES (4632, 14, 'PA', 'Mosqueiro');<text:line-break/>INSERT INTO tb_cidades VALUES (4633, 14, 'PA', 'Muana');<text:line-break/>INSERT INTO tb_cidades VALUES (4634, 14, 'PA', 'Mujui dos Campos');<text:line-break/>INSERT INTO tb_cidades VALUES (4635, 14, 'PA', 'Muraja');<text:line-break/>INSERT INTO tb_cidades VALUES (4636, 14, 'PA', 'Murucupi');<text:line-break/>INSERT INTO tb_cidades VALUES (4637, 14, 'PA', 'Murumuru');<text:line-break/>INSERT INTO tb_cidades VALUES (4638, 14, 'PA', 'Muta');<text:line-break/>INSERT INTO tb_cidades VALUES (4639, 14, 'PA', 'Mutucal');<text:line-break/>INSERT INTO tb_cidades VALUES (4640, 14, 'PA', 'Nazare de Mocajuba');<text:line-break/>INSERT INTO tb_cidades VALUES (4641, 14, 'PA', 'Nazare dos Patos');<text:line-break/>INSERT INTO tb_cidades VALUES (4642, 14, 'PA', 'Nova Esperanca do Piria');<text:line-break/>INSERT INTO tb_cidades VALUES (4643, 14, 'PA', 'Nova Ipixuna');<text:line-break/>INSERT INTO tb_cidades VALUES (4644, 14, 'PA', 'Nova Mocajuba');<text:line-break/>INSERT INTO tb_cidades VALUES (4645, 14, 'PA', 'Nova Timboteua');<text:line-break/>INSERT INTO tb_cidades VALUES (4646, 14, 'PA', 'Novo Planalto');<text:line-break/>INSERT INTO tb_cidades VALUES (4647, 14, 'PA', 'Novo Progresso');<text:line-break/>INSERT INTO tb_cidades VALUES (4648, 14, 'PA', 'Novo Repartimento');<text:line-break/>INSERT INTO tb_cidades VALUES (4649, 14, 'PA', 'Nucleo Urbano Quilometro Null');<text:line-break/>INSERT INTO tb_cidades VALUES (4650, 14, 'PA', 'Obidos');<text:line-break/>INSERT INTO tb_cidades VALUES (4651, 14, 'PA', 'Oeiras do Para');<text:line-break/>INSERT INTO tb_cidades VALUES (4652, 14, 'PA', 'Oriximina');<text:line-break/>INSERT INTO tb_cidades VALUES (4653, 14, 'PA', 'Osvaldilandia');<text:line-break/>INSERT INTO tb_cidades VALUES (4654, 14, 'PA', 'Otelo');<text:line-break/>INSERT INTO tb_cidades VALUES (4655, 14, 'PA', 'Ourem');<text:line-break/>INSERT INTO tb_cidades VALUES (4656, 14, 'PA', 'Ourilandia do Norte');<text:line-break/>INSERT INTO tb_cidades VALUES (4657, 14, 'PA', 'Outeiro');<text:line-break/>INSERT INTO tb_cidades VALUES (4658, 14, 'PA', 'Pacaja');<text:line-break/>INSERT INTO tb_cidades VALUES (4659, 14, 'PA', 'Pacoval');<text:line-break/>INSERT INTO tb_cidades VALUES (4660, 14, 'PA', 'Palestina do Para');<text:line-break/>INSERT INTO tb_cidades VALUES (4661, 14, 'PA', 'Paragominas');<text:line-break/><text:soft-page-break/>INSERT INTO tb_cidades VALUES (4662, 14, 'PA', 'Paratins');<text:line-break/>INSERT INTO tb_cidades VALUES (4663, 14, 'PA', 'Parauapebas');<text:line-break/>INSERT INTO tb_cidades VALUES (4664, 14, 'PA', 'Pau D''arco');<text:line-break/>INSERT INTO tb_cidades VALUES (4665, 14, 'PA', 'Pedreira');<text:line-break/>INSERT INTO tb_cidades VALUES (4666, 14, 'PA', 'Peixe-boi');<text:line-break/>INSERT INTO tb_cidades VALUES (4667, 14, 'PA', 'Penhalonga');<text:line-break/>INSERT INTO tb_cidades VALUES (4668, 14, 'PA', 'Perseveranca');<text:line-break/>INSERT INTO tb_cidades VALUES (4669, 14, 'PA', 'Pesqueiro');<text:line-break/>INSERT INTO tb_cidades VALUES (4670, 14, 'PA', 'Piabas');<text:line-break/>INSERT INTO tb_cidades VALUES (4671, 14, 'PA', 'Picarra');<text:line-break/>INSERT INTO tb_cidades VALUES (4672, 14, 'PA', 'Pinhal');<text:line-break/>INSERT INTO tb_cidades VALUES (4673, 14, 'PA', 'Piraquara');<text:line-break/>INSERT INTO tb_cidades VALUES (4674, 14, 'PA', 'Piria');<text:line-break/>INSERT INTO tb_cidades VALUES (4675, 14, 'PA', 'Placas');<text:line-break/>INSERT INTO tb_cidades VALUES (4676, 14, 'PA', 'Ponta de Pedras');<text:line-break/>INSERT INTO tb_cidades VALUES (4677, 14, 'PA', 'Ponta de Ramos');<text:line-break/>INSERT INTO tb_cidades VALUES (4678, 14, 'PA', 'Portel');<text:line-break/>INSERT INTO tb_cidades VALUES (4679, 14, 'PA', 'Porto de Moz');<text:line-break/>INSERT INTO tb_cidades VALUES (4680, 14, 'PA', 'Porto Salvo');<text:line-break/>INSERT INTO tb_cidades VALUES (4681, 14, 'PA', 'Porto Trombetas');<text:line-break/>INSERT INTO tb_cidades VALUES (4682, 14, 'PA', 'Prainha');<text:line-break/>INSERT INTO tb_cidades VALUES (4683, 14, 'PA', 'Primavera');<text:line-break/>INSERT INTO tb_cidades VALUES (4684, 14, 'PA', 'Quatipuru');<text:line-break/>INSERT INTO tb_cidades VALUES (4685, 14, 'PA', 'Quatro Bocas');<text:line-break/>INSERT INTO tb_cidades VALUES (4686, 14, 'PA', 'Redencao');<text:line-break/>INSERT INTO tb_cidades VALUES (4687, 14, 'PA', 'Remansao');<text:line-break/>INSERT INTO tb_cidades VALUES (4688, 14, 'PA', 'Repartimento');<text:line-break/>INSERT INTO tb_cidades VALUES (4689, 14, 'PA', 'Rio Maria');<text:line-break/>INSERT INTO tb_cidades VALUES (4690, 14, 'PA', 'Rio Vermelho');<text:line-break/>INSERT INTO tb_cidades VALUES (4691, 14, 'PA', 'Riozinho');<text:line-break/>INSERT INTO tb_cidades VALUES (4692, 14, 'PA', 'Rondon do Para');<text:line-break/>INSERT INTO tb_cidades</text:p>
      <text:p text:style-name="Standard"><text:s/>VALUES (4693, 14, 'PA', 'Ruropolis');<text:line-break/>INSERT INTO tb_cidades VALUES (4694, 14, 'PA', 'Salinopolis');<text:line-break/>INSERT INTO tb_cidades VALUES (4695, 14, 'PA', 'Salvaterra');<text:line-break/>INSERT INTO tb_cidades VALUES (4696, 14, 'PA', 'Santa Barbara do Para');<text:line-break/>INSERT INTO tb_cidades VALUES (4697, 14, 'PA', 'Santa Cruz do Arari');<text:line-break/>INSERT INTO tb_cidades VALUES (4698, 14, 'PA', 'Santa Isabel do Para');<text:line-break/>INSERT INTO tb_cidades VALUES (4699, 14, 'PA', 'Santa Luzia do Para');<text:line-break/>INSERT INTO tb_cidades VALUES (4700, 14, 'PA', 'Santa Maria');<text:line-break/>INSERT INTO tb_cidades VALUES (4701, 14, 'PA', 'Santa Maria das Barreiras');<text:line-break/>INSERT INTO tb_cidades VALUES (4702, 14, 'PA', 'Santa Maria do Para');<text:line-break/>INSERT INTO tb_cidades VALUES (4703, 14, 'PA', 'Santa Rosa da Vigia');<text:line-break/>INSERT INTO tb_cidades VALUES (4704, 14, 'PA', 'Santa Terezinha');<text:line-break/>INSERT INTO tb_cidades VALUES (4705, 14, 'PA', 'Santana do Araguaia');<text:line-break/>INSERT INTO tb_cidades VALUES (4706, 14, 'PA', 'Santarem');<text:line-break/>INSERT INTO tb_cidades VALUES (4707, 14, 'PA', 'Santarem Novo');<text:line-break/>INSERT INTO tb_cidades VALUES (4708, 14, 'PA', 'Santo Antonio');<text:line-break/>INSERT INTO tb_cidades VALUES (4709, 14, 'PA', 'Santo Antonio do Taua');<text:line-break/>INSERT INTO tb_cidades VALUES (4710, 14, 'PA', 'Sao Caetano de Odivelas');<text:line-break/>INSERT INTO tb_cidades VALUES (4711, 14, 'PA', 'Sao Domingos do Araguaia');<text:line-break/>INSERT INTO tb_cidades VALUES (4712, 14, 'PA', 'Sao Domingos do Capim');<text:line-break/><text:soft-page-break/>INSERT INTO tb_cidades VALUES (4713, 14, 'PA', 'Sao Felix do Xingu');<text:line-break/>INSERT INTO tb_cidades VALUES (4714, 14, 'PA', 'Sao Francisco');<text:line-break/>INSERT INTO tb_cidades VALUES (4715, 14, 'PA', 'Sao Francisco da Jararaca');<text:line-break/>INSERT INTO tb_cidades VALUES (4716, 14, 'PA', 'Sao Francisco do Para');<text:line-break/>INSERT INTO tb_cidades VALUES (4717, 14, 'PA', 'Sao Geraldo do Araguaia');<text:line-break/>INSERT INTO tb_cidades VALUES (4718, 14, 'PA', 'Sao Joao da Ponta');<text:line-break/>INSERT INTO tb_cidades VALUES (4719, 14, 'PA', 'Sao Joao de Pirabas');<text:line-break/>INSERT INTO tb_cidades VALUES (4720, 14, 'PA', 'Sao Joao do Acangata');<text:line-break/>INSERT INTO tb_cidades VALUES (4721, 14, 'PA', 'Sao Joao do Araguaia');<text:line-break/>INSERT INTO tb_cidades VALUES (4722, 14, 'PA', 'Sao Joao do Piria');<text:line-break/>INSERT INTO tb_cidades VALUES (4723, 14, 'PA', 'Sao Joao dos Ramos');<text:line-break/>INSERT INTO tb_cidades VALUES (4724, 14, 'PA', 'Sao Joaquim do Tapara');<text:line-break/>INSERT INTO tb_cidades VALUES (4725, 14, 'PA', 'Sao Jorge');<text:line-break/>INSERT INTO tb_cidades VALUES (4726, 14, 'PA', 'Sao Jose do Gurupi');<text:line-break/>INSERT INTO tb_cidades VALUES (4727, 14, 'PA', 'Sao Jose do Piria');<text:line-break/>INSERT INTO tb_cidades VALUES (4728, 14, 'PA', 'Sao Luiz do Tapajos');<text:line-break/>INSERT INTO tb_cidades VALUES (4729, 14, 'PA', 'Sao Miguel do Guama');<text:line-break/>INSERT INTO tb_cidades VALUES (4730, 14, 'PA', 'Sao Miguel dos Macacos');<text:line-break/>INSERT INTO tb_cidades VALUES (4731, 14, 'PA', 'Sao Pedro de Viseu');<text:line-break/>INSERT INTO tb_cidades VALUES (4732, 14, 'PA', 'Sao Pedro do Capim');<text:line-break/>INSERT INTO tb_cidades VALUES (4733, 14, 'PA', 'Sao Raimundo de Borralhos');<text:line-break/>INSERT INTO tb_cidades VALUES (4734, 14, 'PA', 'Sao Raimundo do Araguaia');<text:line-break/>INSERT INTO tb_cidades VALUES (4735, 14, 'PA', 'Sao Raimundo dos Furtados');<text:line-break/>INSERT INTO tb_cidades VALUES (4736, 14, 'PA', 'Sao Roberto');<text:line-break/>INSERT INTO tb_cidades VALUES (4737, 14, 'PA', 'Sao Sebastiao da Boa Vista');<text:line-break/>INSERT INTO tb_cidades VALUES (4738, 14, 'PA', 'Sao Sebastiao de Vicosa');<text:line-break/>INSERT INTO tb_cidades VALUES (4739, 14, 'PA', 'Sapucaia');<text:line-break/>INSERT INTO tb_cidades VALUES (4740, 14, 'PA', 'Senador Jose Porfirio');<text:line-break/>INSERT INTO tb_cidades VALUES (4741, 14, 'PA', 'Serra Pelada');<text:line-break/>INSERT INTO tb_cidades VALUES (4742, 14, 'PA', 'Soure');<text:line-break/>INSERT INTO tb_cidades VALUES (4743, 14, 'PA', 'Tailandia');<text:line-break/>INSERT INTO tb_cidades VALUES (4744, 14, 'PA', 'Tatuteua');<text:line-break/>INSERT INTO tb_cidades VALUES (4745, 14, 'PA', 'Tauari');<text:line-break/>INSERT INTO tb_cidades VALUES (4746, 14, 'PA', 'Tauarizinho');<text:line-break/>INSERT INTO tb_cidades VALUES (4747, 14, 'PA', 'Tentugal');<text:line-break/>INSERT INTO tb_cidades VALUES (4748, 14, 'PA', 'Terra Alta');<text:line-break/>INSERT INTO tb_cidades VALUES (4749, 14, 'PA', 'Terra Santa');<text:line-break/>INSERT INTO tb_cidades VALUES (4750, 14, 'PA', 'Tijoca');<text:line-break/>INSERT INTO tb_cidades VALUES (4751, 14, 'PA', 'Timboteua');<text:line-break/>INSERT INTO tb_cidades VALUES (4752, 14, 'PA', 'Tome-acu');<text:line-break/>INSERT INTO tb_cidades VALUES (4753, 14, 'PA', 'Tracuateua');<text:line-break/>INSERT INTO tb_cidades VALUES (4754, 14, 'PA', 'Trairao');<text:line-break/>INSERT INTO tb_cidades VALUES (4755, 14, 'PA', 'Tucuma');<text:line-break/>INSERT INTO tb_cidades VALUES (4756, 14, 'PA', 'Tucurui');<text:line-break/>INSERT INTO tb_cidades VALUES (4757, 14, 'PA', 'Ulianopolis');<text:line-break/>INSERT INTO tb_cidades VALUES (4758, 14, 'PA', 'Uruara');<text:line-break/>INSERT INTO tb_cidades VALUES (4759, 14, 'PA', 'Urucuri');<text:line-break/>INSERT INTO tb_cidades VALUES (4760, 14, 'PA', 'Urucuriteua');<text:line-break/>INSERT INTO tb_cidades VALUES (4761, 14, 'PA', 'Val-de-caes');<text:line-break/>INSERT INTO tb_cidades VALUES (4762, 14, 'PA', 'Veiros');<text:line-break/>INSERT INTO tb_cidades VALUES (4763, 14, 'PA', 'Vigia');<text:line-break/>INSERT INTO tb_cidades VALUES (4764, 14, 'PA', 'Vila do Carmo do Tocantins');<text:line-break/><text:soft-page-break/>INSERT INTO tb_cidades VALUES (4765, 14, 'PA', 'Vila dos Cabanos');<text:line-break/>INSERT INTO tb_cidades VALUES (4766, 14, 'PA', 'Vila Franca');<text:line-break/>INSERT INTO tb_cidades VALUES (4767, 14, 'PA', 'Vila Goreth');<text:line-break/>INSERT INTO tb_cidades VALUES (4768, 14, 'PA', 'Vila Isol');<text:line-break/>INSERT INTO tb_cidades VALUES (4769, 14, 'PA', 'Vila Nova');<text:line-break/>INSERT INTO tb_cidades VALUES (4770, 14, 'PA', 'Vila Planalto');<text:line-break/>INSERT INTO tb_cidades VALUES (4771, 14, 'PA', 'Vila Santa Fe');<text:line-break/>INSERT INTO tb_cidades VALUES (4772, 14, 'PA', 'Vila Socorro');<text:line-break/>INSERT INTO tb_cidades VALUES (4773, 14, 'PA', 'Vilarinho do Monte');<text:line-break/>INSERT INTO tb_cidades VALUES (4774, 14, 'PA', 'Viseu');<text:line-break/>INSERT INTO tb_cidades VALUES (4775, 14, 'PA', 'Vista Alegre');<text:line-break/>INSERT INTO tb_cidades VALUES (4776, 14, 'PA', 'Vista Alegre do Para');<text:line-break/>INSERT INTO tb_cidades VALUES (4777, 14, 'PA', 'Vitoria do Xingu');<text:line-break/>INSERT INTO tb_cidades VALUES (4778, 14, 'PA', 'Xinguara');<text:line-break/>INSERT INTO tb_cidades VALUES (4779, 14, 'PA', 'Xinguarinha');<text:line-break/>INSERT INTO tb_cidades VALUES (4780, 15, 'PB', 'Agua Branca');<text:line-break/>INSERT INTO tb_cidades VALUES (4781, 15, 'PB', 'Aguiar');<text:line-break/>INSERT INTO tb_cidades VALUES (4782, 15, 'PB', 'Alagoa Grande');<text:line-break/>INSERT INTO tb_cidades VALUES (4783, 15, 'PB', 'Alagoa Nova');<text:line-break/>INSERT INTO tb_cidades VALUES (4784, 15, 'PB', 'Alagoinha');<text:line-break/>INSERT INTO tb_cidades VALUES (4785, 15, 'PB', 'Alcantil');<text:line-break/>INSERT INTO tb_cidades VALUES (4786, 15, 'PB', 'Algodao de Jandaira');<text:line-break/>INSERT INTO tb_cidades VALUES (4787, 15, 'PB', 'Alhandra');<text:line-break/>INSERT INTO tb_cidades VALUES (4788, 15, 'PB', 'Amparo');<text:line-break/>INSERT INTO tb_cidades VALUES (4789, 15, 'PB', 'Aparecida');<text:line-break/>INSERT INTO tb_cidades VALUES (4790, 15, 'PB', 'Aracagi');<text:line-break/>INSERT INTO tb_cidades VALUES (4791, 15, 'PB', 'Arara');<text:line-break/>INSERT INTO tb_cidades VALUES (4792, 15, 'PB', 'Araruna');<text:line-break/>INSERT INTO tb_cidades VALUES (4793, 15, 'PB', 'Areia');<text:line-break/>INSERT INTO tb_cidades VALUES (4794, 15, 'PB', 'Areia de Baraunas');<text:line-break/>INSERT INTO tb_cidades VALUES (4795, 15, 'PB', 'Areial');<text:line-break/>INSERT INTO tb_cidades VALUES (4796, 15, 'PB', 'Areias');<text:line-break/>INSERT INTO tb_cidades VALUES (4797, 15, 'PB', 'Aroeiras');<text:line-break/>INSERT INTO tb_cidades VALUES (4798, 15, 'PB', 'Assis Chateaubriand');<text:line-break/>INSERT INTO tb_cidades VALUES (4799, 15, 'PB', 'Assuncao');<text:line-break/>INSERT INTO tb_cidades VALUES (4800, 15, 'PB', 'Baia da Traicao');<text:line-break/>INSERT INTO tb_cidades VALUES (4801, 15, 'PB', 'Balancos');<text:line-break/>INSERT INTO tb_cidades VALUES (4802, 15, 'PB', 'Bananeiras');<text:line-break/>INSERT INTO tb_cidades VALUES (4803, 15, 'PB', 'Barauna');<text:line-break/>INSERT INTO tb_cidades VALUES (4804, 15, 'PB', 'Barra de Santa Rosa');<text:line-break/>INSERT INTO tb_cidades VALUES (4805, 15, 'PB', 'Barra de Santana');<text:line-break/>INSERT INTO tb_cidades VALUES (4806, 15, 'PB', 'Barra de Sao Miguel');<text:line-break/>INSERT INTO tb_cidades VALUES (4807, 15, 'PB', 'Barra do Camaratuba');<text:line-break/>INSERT INTO tb_cidades VALUES (4808, 15, 'PB', 'Bayeux');<text:line-break/>INSERT INTO tb_cidades VALUES (4809, 15, 'PB', 'Belem');<text:line-break/>INSERT INTO tb_cidades VALUES (4810, 15, 'PB', 'Belem do Brejo do Cruz');<text:line-break/>INSERT INTO tb_cidades VALUES (4811, 15, 'PB', 'Bernardino Batista');<text:line-break/>INSERT INTO tb_cidades VALUES (4812, 15, 'PB', 'Boa Ventura');<text:line-break/>INSERT INTO tb_cidades VALUES (4813, 15, 'PB', 'Boa Vista');<text:line-break/>INSERT INTO tb_cidades VALUES (4814, 15, 'PB', 'Bom Jesus');<text:line-break/>INSERT INTO tb_cidades VALUES (4815, 15, 'PB', 'Bom Sucesso');<text:line-break/>INSERT INTO tb_cidades VALUES (4816, 15, 'PB', 'Bonito de Santa Fe');<text:line-break/><text:soft-page-break/>INSERT INTO tb_cidades VALUES (4817, 15, 'PB', 'Boqueirao');<text:line-break/>INSERT INTO tb_cidades VALUES (4818, 15, 'PB', 'Borborema');<text:line-break/>INSERT INTO tb_cidades VALUES (4819, 15, 'PB', 'Brejo do Cruz');<text:line-break/>INSERT INTO tb_cidades VALUES (4820, 15, 'PB', 'Brejo dos Santos');<text:line-break/>INSERT INTO tb_cidades VALUES (4821, 15, 'PB', 'Caapora');<text:line-break/>INSERT INTO tb_cidades VALUES (4822, 15, 'PB', 'Cabaceiras');<text:line-break/>INSERT INTO tb_cidades VALUES (4823, 15, 'PB', 'Cabedelo');<text:line-break/>INSERT INTO tb_cidades VALUES (4824, 15, 'PB', 'Cachoeira');<text:line-break/>INSERT INTO tb_cidades VALUES (4825, 15, 'PB', 'Cachoeira dos Indios');<text:line-break/>INSERT INTO tb_cidades VALUES (4826, 15, 'PB', 'Cachoeirinha');<text:line-break/>INSERT INTO tb_cidades VALUES (4827, 15, 'PB', 'Cacimba de Areia');<text:line-break/>INSERT INTO tb_cidades VALUES (4828, 15, 'PB', 'Cacimba de Dentro');<text:line-break/>INSERT INTO tb_cidades VALUES (4829, 15, 'PB', 'Cacimbas');<text:line-break/>INSERT INTO tb_cidades VALUES (4830, 15, 'PB', 'Caicara');<text:line-break/>INSERT INTO tb_cidades VALUES (4831, 15, 'PB', 'Cajazeiras');<text:line-break/>INSERT INTO tb_cidades VALUES (4832, 15, 'PB', 'Cajazeirinhas');<text:line-break/>INSERT INTO tb_cidades VALUES (4833, 15, 'PB', 'Caldas Brandao');<text:line-break/>INSERT INTO tb_cidades VALUES (4834, 15, 'PB', 'Camalau');<text:line-break/>INSERT INTO tb_cidades VALUES (4835, 15, 'PB', 'Campina Grande');<text:line-break/>INSERT INTO tb_cidades VALUES (4836, 15, 'PB', 'Campo Alegre');<text:line-break/>INSERT INTO tb_cidades VALUES (4837, 15, 'PB', 'Campo Grande');<text:line-break/>INSERT INTO tb_cidades VALUES (4838, 15, 'PB', 'Camurupim');<text:line-break/>INSERT INTO tb_cidades VALUES (4839, 15, 'PB', 'Capim');<text:line-break/>INSERT INTO tb_cidades VALUES (4840, 15, 'PB', 'Caraubas');<text:line-break/>INSERT INTO tb_cidades VALUES (4841, 15, 'PB', 'Cardoso');<text:line-break/>INSERT INTO tb_cidades VALUES (4842, 15, 'PB', 'Carrapateira');<text:line-break/>INSERT INTO tb_cidades VALUES (4843, 15, 'PB', 'Casinha do Homem');<text:line-break/>INSERT INTO tb_cidades VALUES (4844, 15, 'PB', 'Casserengue');<text:line-break/>INSERT INTO tb_cidades</text:p>
      <text:p text:style-name="Standard"><text:s/>VALUES (4845, 15, 'PB', 'Catingueira');<text:line-break/>INSERT INTO tb_cidades VALUES (4846, 15, 'PB', 'Catole');<text:line-break/>INSERT INTO tb_cidades VALUES (4847, 15, 'PB', 'Catole do Rocha');<text:line-break/>INSERT INTO tb_cidades VALUES (4848, 15, 'PB', 'Caturite');<text:line-break/>INSERT INTO tb_cidades VALUES (4849, 15, 'PB', 'Cepilho');<text:line-break/>INSERT INTO tb_cidades VALUES (4850, 15, 'PB', 'Conceicao');<text:line-break/>INSERT INTO tb_cidades VALUES (4851, 15, 'PB', 'Condado');<text:line-break/>INSERT INTO tb_cidades VALUES (4852, 15, 'PB', 'Conde');<text:line-break/>INSERT INTO tb_cidades VALUES (4853, 15, 'PB', 'Congo');<text:line-break/>INSERT INTO tb_cidades VALUES (4854, 15, 'PB', 'Coremas');<text:line-break/>INSERT INTO tb_cidades VALUES (4855, 15, 'PB', 'Coronel Maia');<text:line-break/>INSERT INTO tb_cidades VALUES (4856, 15, 'PB', 'Coxixola');<text:line-break/>INSERT INTO tb_cidades VALUES (4857, 15, 'PB', 'Cruz do Espirito Santo');<text:line-break/>INSERT INTO tb_cidades VALUES (4858, 15, 'PB', 'Cubati');<text:line-break/>INSERT INTO tb_cidades VALUES (4859, 15, 'PB', 'Cuite');<text:line-break/>INSERT INTO tb_cidades VALUES (4860, 15, 'PB', 'Cuite de Mamanguape');<text:line-break/>INSERT INTO tb_cidades VALUES (4861, 15, 'PB', 'Cuitegi');<text:line-break/>INSERT INTO tb_cidades VALUES (4862, 15, 'PB', 'Cupissura');<text:line-break/>INSERT INTO tb_cidades VALUES (4863, 15, 'PB', 'Curral de Cima');<text:line-break/>INSERT INTO tb_cidades VALUES (4864, 15, 'PB', 'Curral Velho');<text:line-break/>INSERT INTO tb_cidades VALUES (4865, 15, 'PB', 'Damiao');<text:line-break/>INSERT INTO tb_cidades VALUES (4866, 15, 'PB', 'Desterro');<text:line-break/>INSERT INTO tb_cidades VALUES (4867, 15, 'PB', 'Diamante');<text:line-break/><text:soft-page-break/>INSERT INTO tb_cidades VALUES (4868, 15, 'PB', 'Dona Ines');<text:line-break/>INSERT INTO tb_cidades VALUES (4869, 15, 'PB', 'Duas Estradas');<text:line-break/>INSERT INTO tb_cidades VALUES (4870, 15, 'PB', 'Emas');<text:line-break/>INSERT INTO tb_cidades VALUES (4871, 15, 'PB', 'Engenheiro Avidos');<text:line-break/>INSERT INTO tb_cidades VALUES (4872, 15, 'PB', 'Esperanca');<text:line-break/>INSERT INTO tb_cidades VALUES (4873, 15, 'PB', 'Fagundes');<text:line-break/>INSERT INTO tb_cidades VALUES (4874, 15, 'PB', 'Fatima');<text:line-break/>INSERT INTO tb_cidades VALUES (4875, 15, 'PB', 'Fazenda Nova');<text:line-break/>INSERT INTO tb_cidades VALUES (4876, 15, 'PB', 'Forte Velho');<text:line-break/>INSERT INTO tb_cidades VALUES (4877, 15, 'PB', 'Frei Martinho');<text:line-break/>INSERT INTO tb_cidades VALUES (4878, 15, 'PB', 'Gado Bravo');<text:line-break/>INSERT INTO tb_cidades VALUES (4879, 15, 'PB', 'Galante');<text:line-break/>INSERT INTO tb_cidades VALUES (4880, 15, 'PB', 'Guarabira');<text:line-break/>INSERT INTO tb_cidades VALUES (4881, 15, 'PB', 'Guarita');<text:line-break/>INSERT INTO tb_cidades VALUES (4882, 15, 'PB', 'Gurinhem');<text:line-break/>INSERT INTO tb_cidades VALUES (4883, 15, 'PB', 'Gurjao');<text:line-break/>INSERT INTO tb_cidades VALUES (4884, 15, 'PB', 'Ibiara');<text:line-break/>INSERT INTO tb_cidades VALUES (4885, 15, 'PB', 'Igaracy');<text:line-break/>INSERT INTO tb_cidades VALUES (4886, 15, 'PB', 'Imaculada');<text:line-break/>INSERT INTO tb_cidades VALUES (4887, 15, 'PB', 'Inga');<text:line-break/>INSERT INTO tb_cidades VALUES (4888, 15, 'PB', 'Itabaiana');<text:line-break/>INSERT INTO tb_cidades VALUES (4889, 15, 'PB', 'Itajubatiba');<text:line-break/>INSERT INTO tb_cidades VALUES (4890, 15, 'PB', 'Itaporanga');<text:line-break/>INSERT INTO tb_cidades VALUES (4891, 15, 'PB', 'Itapororoca');<text:line-break/>INSERT INTO tb_cidades VALUES (4892, 15, 'PB', 'Itatuba');<text:line-break/>INSERT INTO tb_cidades VALUES (4893, 15, 'PB', 'Jacarau');<text:line-break/>INSERT INTO tb_cidades VALUES (4894, 15, 'PB', 'Jerico');<text:line-break/>INSERT INTO tb_cidades VALUES (4895, 15, 'PB', 'Joao Pessoa');<text:line-break/>INSERT INTO tb_cidades VALUES (4896, 15, 'PB', 'Juarez Tavora');<text:line-break/>INSERT INTO tb_cidades VALUES (4897, 15, 'PB', 'Juazeirinho');<text:line-break/>INSERT INTO tb_cidades VALUES (4898, 15, 'PB', 'Junco do Serido');<text:line-break/>INSERT INTO tb_cidades VALUES (4899, 15, 'PB', 'Juripiranga');<text:line-break/>INSERT INTO tb_cidades VALUES (4900, 15, 'PB', 'Juru');<text:line-break/>INSERT INTO tb_cidades VALUES (4901, 15, 'PB', 'Lagoa');<text:line-break/>INSERT INTO tb_cidades VALUES (4902, 15, 'PB', 'Lagoa de Dentro');<text:line-break/>INSERT INTO tb_cidades VALUES (4903, 15, 'PB', 'Lagoa Seca');<text:line-break/>INSERT INTO tb_cidades VALUES (4904, 15, 'PB', 'Lastro');<text:line-break/>INSERT INTO tb_cidades VALUES (4905, 15, 'PB', 'Lerolandia');<text:line-break/>INSERT INTO tb_cidades VALUES (4906, 15, 'PB', 'Livramento');<text:line-break/>INSERT INTO tb_cidades VALUES (4907, 15, 'PB', 'Logradouro');<text:line-break/>INSERT INTO tb_cidades VALUES (4908, 15, 'PB', 'Lucena');<text:line-break/>INSERT INTO tb_cidades VALUES (4909, 15, 'PB', 'Mae D''agua');<text:line-break/>INSERT INTO tb_cidades VALUES (4910, 15, 'PB', 'Maia');<text:line-break/>INSERT INTO tb_cidades VALUES (4911, 15, 'PB', 'Malta');<text:line-break/>INSERT INTO tb_cidades VALUES (4912, 15, 'PB', 'Mamanguape');<text:line-break/>INSERT INTO tb_cidades VALUES (4913, 15, 'PB', 'Manaira');<text:line-break/>INSERT INTO tb_cidades VALUES (4914, 15, 'PB', 'Marcacao');<text:line-break/>INSERT INTO tb_cidades VALUES (4915, 15, 'PB', 'Mari');<text:line-break/>INSERT INTO tb_cidades VALUES (4916, 15, 'PB', 'Marizopolis');<text:line-break/>INSERT INTO tb_cidades VALUES (4917, 15, 'PB', 'Massaranduba');<text:line-break/>INSERT INTO tb_cidades VALUES (4918, 15, 'PB', 'Mata Limpa');<text:line-break/>INSERT INTO tb_cidades VALUES (4919, 15, 'PB', 'Mata Virgem');<text:line-break/><text:soft-page-break/>INSERT INTO tb_cidades VALUES (4920, 15, 'PB', 'Mataraca');<text:line-break/>INSERT INTO tb_cidades VALUES (4921, 15, 'PB', 'Matinhas');<text:line-break/>INSERT INTO tb_cidades VALUES (4922, 15, 'PB', 'Mato Grosso');<text:line-break/>INSERT INTO tb_cidades VALUES (4923, 15, 'PB', 'Matureia');<text:line-break/>INSERT INTO tb_cidades VALUES (4924, 15, 'PB', 'Melo');<text:line-break/>INSERT INTO tb_cidades VALUES (4925, 15, 'PB', 'Mogeiro');<text:line-break/>INSERT INTO tb_cidades VALUES (4926, 15, 'PB', 'Montadas');<text:line-break/>INSERT INTO tb_cidades VALUES (4927, 15, 'PB', 'Monte Horebe');<text:line-break/>INSERT INTO tb_cidades VALUES (4928, 15, 'PB', 'Monteiro');<text:line-break/>INSERT INTO tb_cidades VALUES (4929, 15, 'PB', 'Montevideo');<text:line-break/>INSERT INTO tb_cidades VALUES (4930, 15, 'PB', 'Mulungu');<text:line-break/>INSERT INTO tb_cidades VALUES (4931, 15, 'PB', 'Muquem');<text:line-break/>INSERT INTO tb_cidades VALUES (4932, 15, 'PB', 'Natuba');<text:line-break/>INSERT INTO tb_cidades VALUES (4933, 15, 'PB', 'Nazare');<text:line-break/>INSERT INTO tb_cidades VALUES (4934, 15, 'PB', 'Nazarezinho');<text:line-break/>INSERT INTO tb_cidades VALUES (4935, 15, 'PB', 'Nossa Senhora do Livramento');<text:line-break/>INSERT INTO tb_cidades VALUES (4936, 15, 'PB', 'Nova Floresta');<text:line-break/>INSERT INTO tb_cidades VALUES (4937, 15, 'PB', 'Nova Olinda');<text:line-break/>INSERT INTO tb_cidades VALUES (4938, 15, 'PB', 'Nova Palmeira');<text:line-break/>INSERT INTO tb_cidades VALUES (4939, 15, 'PB', 'Nucleo N Null');<text:line-break/>INSERT INTO tb_cidades VALUES (4940, 15, 'PB', 'Nucleo N Null');<text:line-break/>INSERT INTO tb_cidades VALUES (4941, 15, 'PB', 'Odilandia');<text:line-break/>INSERT INTO tb_cidades VALUES (4942, 15, 'PB', 'Olho D''agua');<text:line-break/>INSERT INTO tb_cidades VALUES (4943, 15, 'PB', 'Olivedos');<text:line-break/>INSERT INTO tb_cidades VALUES (4944, 15, 'PB', 'Ouro Velho');<text:line-break/>INSERT INTO tb_cidades VALUES (4945, 15, 'PB', 'Parari');<text:line-break/>INSERT INTO tb_cidades VALUES (4946, 15, 'PB', 'Passagem');<text:line-break/>INSERT INTO tb_cidades VALUES (4947, 15, 'PB', 'Patos');<text:line-break/>INSERT INTO tb_cidades VALUES (4948, 15, 'PB', 'Paulista');<text:line-break/>INSERT INTO tb_cidades VALUES (4949, 15, 'PB', 'Pedra Branca');<text:line-break/>INSERT INTO tb_cidades VALUES (4950, 15, 'PB', 'Pedra Lavrada');<text:line-break/>INSERT INTO tb_cidades VALUES (4951, 15, 'PB', 'Pedras de Fogo');<text:line-break/>INSERT INTO tb_cidades VALUES (4952, 15, 'PB', 'Pedro Regis');<text:line-break/>INSERT INTO tb_cidades VALUES (4953, 15, 'PB', 'Pelo Sinal');<text:line-break/>INSERT INTO tb_cidades VALUES (4954, 15, 'PB', 'Pereiros');<text:line-break/>INSERT INTO tb_cidades VALUES (4955, 15, 'PB', 'Pianco');<text:line-break/>INSERT INTO tb_cidades VALUES (4956, 15, 'PB', 'Picui');<text:line-break/>INSERT INTO tb_cidades VALUES (4957, 15, 'PB', 'Pilar');<text:line-break/>INSERT INTO tb_cidades VALUES (4958, 15, 'PB', 'Piloes');<text:line-break/>INSERT INTO tb_cidades VALUES (4959, 15, 'PB', 'Piloezinhos');<text:line-break/>INSERT INTO tb_cidades VALUES (4960, 15, 'PB', 'Pindurao');<text:line-break/>INSERT INTO tb_cidades VALUES (4961, 15, 'PB', 'Pio X');<text:line-break/>INSERT INTO tb_cidades VALUES (4962, 15, 'PB', 'Piraua');<text:line-break/>INSERT INTO tb_cidades VALUES (4963, 15, 'PB', 'Pirpirituba');<text:line-break/>INSERT INTO tb_cidades VALUES (4964, 15, 'PB', 'Pitanga de Estrada');<text:line-break/>INSERT INTO tb_cidades VALUES (4965, 15, 'PB', 'Pitimbu');<text:line-break/>INSERT INTO tb_cidades VALUES (4966, 15, 'PB', 'Pocinhos');<text:line-break/>INSERT INTO tb_cidades VALUES (4967, 15, 'PB', 'Poco Dantas');<text:line-break/>INSERT INTO tb_cidades VALUES (4968, 15, 'PB', 'Poco de Jose de Moura');<text:line-break/>INSERT INTO tb_cidades VALUES (4969, 15, 'PB', 'Pombal');<text:line-break/>INSERT INTO tb_cidades VALUES (4970, 15, 'PB', 'Porteirinha de Pedra');<text:line-break/>INSERT INTO tb_cidades VALUES (4971, 15, 'PB', 'Prata');<text:line-break/><text:soft-page-break/>INSERT INTO tb_cidades VALUES (4972, 15, 'PB', 'Princesa Isabel');<text:line-break/>INSERT INTO tb_cidades VALUES (4973, 15, 'PB', 'Puxinana');<text:line-break/>INSERT INTO tb_cidades VALUES (4974, 15, 'PB', 'Queimadas');<text:line-break/>INSERT INTO tb_cidades VALUES (4975, 15, 'PB', 'Quixaba');<text:line-break/>INSERT INTO tb_cidades VALUES (4976, 15, 'PB', 'Remigio');<text:line-break/>INSERT INTO tb_cidades VALUES (4977, 15, 'PB', 'Riachao');<text:line-break/>INSERT INTO tb_cidades VALUES (4978, 15, 'PB', 'Riachao do Poco');<text:line-break/>INSERT INTO tb_cidades VALUES (4979, 15, 'PB', 'Riacho de Santo Antonio');<text:line-break/>INSERT INTO tb_cidades VALUES (4980, 15, 'PB', 'Riacho dos Cavalos');<text:line-break/>INSERT INTO tb_cidades VALUES (4981, 15, 'PB', 'Ribeira');<text:line-break/>INSERT INTO tb_cidades VALUES (4982, 15, 'PB', 'Rio Tinto');<text:line-break/>INSERT INTO tb_cidades VALUES (4983, 15, 'PB', 'Rua Nova');<text:line-break/>INSERT INTO tb_cidades VALUES (4984, 15, 'PB', 'Salema');<text:line-break/>INSERT INTO tb_cidades VALUES (4985, 15, 'PB', 'Salgadinho');<text:line-break/>INSERT INTO tb_cidades VALUES (4986, 15, 'PB', 'Salgado de Sao Felix');<text:line-break/>INSERT INTO tb_cidades VALUES (4987, 15, 'PB', 'Santa Cecilia de Umbuzeiro');<text:line-break/>INSERT INTO tb_cidades VALUES (4988, 15, 'PB', 'Santa Cruz');<text:line-break/>INSERT INTO tb_cidades VALUES (4989, 15, 'PB', 'Santa Gertrudes');<text:line-break/>INSERT INTO tb_cidades VALUES (4990, 15, 'PB', 'Santa Helena');<text:line-break/>INSERT INTO tb_cidades VALUES (4991, 15, 'PB', 'Santa Ines');<text:line-break/>INSERT INTO tb_cidades VALUES (4992, 15, 'PB', 'Santa Luzia');<text:line-break/>INSERT INTO tb_cidades VALUES (4993, 15, 'PB', 'Santa Luzia do Cariri');<text:line-break/>INSERT INTO tb_cidades VALUES (4994, 15, 'PB', 'Santa Maria');<text:line-break/>INSERT INTO tb_cidades VALUES (4995, 15, 'PB', 'Santa Rita');<text:line-break/>INSERT INTO tb_cidades VALUES (4996, 15, 'PB', 'Santa Teresinha');<text:line-break/>INSERT INTO tb_cidades VALUES (4997, 15, 'PB', 'Santa Terezinha');<text:line-break/>INSERT INTO tb_cidades VALUES (4998, 15, 'PB', 'Santana de Mangueira');<text:line-break/>INSERT INTO tb_cidades VALUES (4999, 15, 'PB', 'Santana dos Garrotes');<text:line-break/>INSERT INTO tb_cidades VALUES (5000, 15, 'PB', 'Santarem');<text:line-break/>INSERT INTO tb_cidades VALUES (5001, 15, 'PB', 'Santo Andre');<text:line-break/>INSERT INTO tb_cidades VALUES (5002, 15, 'PB', 'Sao Bento');<text:line-break/>INSERT INTO tb_cidades VALUES (5003, 15, 'PB', 'Sao Bento de Pombal');<text:line-break/>INSERT INTO tb_cidades VALUES (5004, 15, 'PB', 'Sao Domingos</text:p>
      <text:p text:style-name="Standard"><text:s/>de Pombal');<text:line-break/>INSERT INTO tb_cidades VALUES (5005, 15, 'PB', 'Sao Domingos do Cariri');<text:line-break/>INSERT INTO tb_cidades VALUES (5006, 15, 'PB', 'Sao Francisco');<text:line-break/>INSERT INTO tb_cidades VALUES (5007, 15, 'PB', 'Sao Goncalo');<text:line-break/>INSERT INTO tb_cidades VALUES (5008, 15, 'PB', 'Sao Joao Bosco');<text:line-break/>INSERT INTO tb_cidades VALUES (5009, 15, 'PB', 'Sao Joao do Cariri');<text:line-break/>INSERT INTO tb_cidades VALUES (5010, 15, 'PB', 'Sao Joao do Rio do Peixe');<text:line-break/>INSERT INTO tb_cidades VALUES (5011, 15, 'PB', 'Sao Joao do Tigre');<text:line-break/>INSERT INTO tb_cidades VALUES (5012, 15, 'PB', 'Sao Jose da Lagoa Tapada');<text:line-break/>INSERT INTO tb_cidades VALUES (5013, 15, 'PB', 'Sao Jose da Mata');<text:line-break/>INSERT INTO tb_cidades VALUES (5014, 15, 'PB', 'Sao Jose de Caiana');<text:line-break/>INSERT INTO tb_cidades VALUES (5015, 15, 'PB', 'Sao Jose de Espinharas');<text:line-break/>INSERT INTO tb_cidades VALUES (5016, 15, 'PB', 'Sao Jose de Marimbas');<text:line-break/>INSERT INTO tb_cidades VALUES (5017, 15, 'PB', 'Sao Jose de Piranhas');<text:line-break/>INSERT INTO tb_cidades VALUES (5018, 15, 'PB', 'Sao Jose de Princesa');<text:line-break/>INSERT INTO tb_cidades VALUES (5019, 15, 'PB', 'Sao Jose do Bonfim');<text:line-break/>INSERT INTO tb_cidades VALUES (5020, 15, 'PB', 'Sao Jose do Brejo do Cruz');<text:line-break/>INSERT INTO tb_cidades VALUES (5021, 15, 'PB', 'Sao Jose do Sabugi');<text:line-break/>INSERT INTO tb_cidades VALUES (5022, 15, 'PB', 'Sao Jose dos Cordeiros');<text:line-break/><text:soft-page-break/>INSERT INTO tb_cidades VALUES (5023, 15, 'PB', 'Sao Jose dos Ramos');<text:line-break/>INSERT INTO tb_cidades VALUES (5024, 15, 'PB', 'Sao Mamede');<text:line-break/>INSERT INTO tb_cidades VALUES (5025, 15, 'PB', 'Sao Miguel de Taipu');<text:line-break/>INSERT INTO tb_cidades VALUES (5026, 15, 'PB', 'Sao Pedro');<text:line-break/>INSERT INTO tb_cidades VALUES (5027, 15, 'PB', 'Sao Sebastiao de Lagoa de Roca');<text:line-break/>INSERT INTO tb_cidades VALUES (5028, 15, 'PB', 'Sao Sebastiao do Umbuzeiro');<text:line-break/>INSERT INTO tb_cidades VALUES (5029, 15, 'PB', 'Sape');<text:line-break/>INSERT INTO tb_cidades VALUES (5030, 15, 'PB', 'Serido');<text:line-break/>INSERT INTO tb_cidades VALUES (5031, 15, 'PB', 'Serido/sao Vicente do Serido');<text:line-break/>INSERT INTO tb_cidades VALUES (5032, 15, 'PB', 'Serra Branca');<text:line-break/>INSERT INTO tb_cidades VALUES (5033, 15, 'PB', 'Serra da Raiz');<text:line-break/>INSERT INTO tb_cidades VALUES (5034, 15, 'PB', 'Serra Grande');<text:line-break/>INSERT INTO tb_cidades VALUES (5035, 15, 'PB', 'Serra Redonda');<text:line-break/>INSERT INTO tb_cidades VALUES (5036, 15, 'PB', 'Serraria');<text:line-break/>INSERT INTO tb_cidades VALUES (5037, 15, 'PB', 'Sertaozinho');<text:line-break/>INSERT INTO tb_cidades VALUES (5038, 15, 'PB', 'Sobrado');<text:line-break/>INSERT INTO tb_cidades VALUES (5039, 15, 'PB', 'Solanea');<text:line-break/>INSERT INTO tb_cidades VALUES (5040, 15, 'PB', 'Soledade');<text:line-break/>INSERT INTO tb_cidades VALUES (5041, 15, 'PB', 'Sossego');<text:line-break/>INSERT INTO tb_cidades VALUES (5042, 15, 'PB', 'Sousa');<text:line-break/>INSERT INTO tb_cidades VALUES (5043, 15, 'PB', 'Sucuru');<text:line-break/>INSERT INTO tb_cidades VALUES (5044, 15, 'PB', 'Sume');<text:line-break/>INSERT INTO tb_cidades VALUES (5045, 15, 'PB', 'Tacima');<text:line-break/>INSERT INTO tb_cidades VALUES (5046, 15, 'PB', 'Tambau');<text:line-break/>INSERT INTO tb_cidades VALUES (5047, 15, 'PB', 'Tambauzinho');<text:line-break/>INSERT INTO tb_cidades VALUES (5048, 15, 'PB', 'Taperoa');<text:line-break/>INSERT INTO tb_cidades VALUES (5049, 15, 'PB', 'Tavares');<text:line-break/>INSERT INTO tb_cidades VALUES (5050, 15, 'PB', 'Teixeira');<text:line-break/>INSERT INTO tb_cidades VALUES (5051, 15, 'PB', 'Tenorio');<text:line-break/>INSERT INTO tb_cidades VALUES (5052, 15, 'PB', 'Triunfo');<text:line-break/>INSERT INTO tb_cidades VALUES (5053, 15, 'PB', 'Uirauna');<text:line-break/>INSERT INTO tb_cidades VALUES (5054, 15, 'PB', 'Umari');<text:line-break/>INSERT INTO tb_cidades VALUES (5055, 15, 'PB', 'Umbuzeiro');<text:line-break/>INSERT INTO tb_cidades VALUES (5056, 15, 'PB', 'Varzea');<text:line-break/>INSERT INTO tb_cidades VALUES (5057, 15, 'PB', 'Varzea Comprida');<text:line-break/>INSERT INTO tb_cidades VALUES (5058, 15, 'PB', 'Varzea Nova');<text:line-break/>INSERT INTO tb_cidades VALUES (5059, 15, 'PB', 'Vazante');<text:line-break/>INSERT INTO tb_cidades VALUES (5060, 15, 'PB', 'Vieiropolis');<text:line-break/>INSERT INTO tb_cidades VALUES (5061, 15, 'PB', 'Vista Serrana');<text:line-break/>INSERT INTO tb_cidades VALUES (5062, 15, 'PB', 'Zabele');<text:line-break/>INSERT INTO tb_cidades VALUES (5063, 16, 'PE', 'Abreu E Lima');<text:line-break/>INSERT INTO tb_cidades VALUES (5064, 16, 'PE', 'Afogados da Ingazeira');<text:line-break/>INSERT INTO tb_cidades VALUES (5065, 16, 'PE', 'Afranio');<text:line-break/>INSERT INTO tb_cidades VALUES (5066, 16, 'PE', 'Agrestina');<text:line-break/>INSERT INTO tb_cidades VALUES (5067, 16, 'PE', 'Agua Fria');<text:line-break/>INSERT INTO tb_cidades VALUES (5068, 16, 'PE', 'Agua Preta');<text:line-break/>INSERT INTO tb_cidades VALUES (5069, 16, 'PE', 'Aguas Belas');<text:line-break/>INSERT INTO tb_cidades VALUES (5070, 16, 'PE', 'Airi');<text:line-break/>INSERT INTO tb_cidades VALUES (5071, 16, 'PE', 'Alagoinha');<text:line-break/>INSERT INTO tb_cidades VALUES (5072, 16, 'PE', 'Albuquerque Ne');<text:line-break/>INSERT INTO tb_cidades VALUES (5073, 16, 'PE', 'Algodoes');<text:line-break/>INSERT INTO tb_cidades VALUES (5074, 16, 'PE', 'Alianca');<text:line-break/><text:soft-page-break/>INSERT INTO tb_cidades VALUES (5075, 16, 'PE', 'Altinho');<text:line-break/>INSERT INTO tb_cidades VALUES (5076, 16, 'PE', 'Amaraji');<text:line-break/>INSERT INTO tb_cidades VALUES (5077, 16, 'PE', 'Ameixas');<text:line-break/>INSERT INTO tb_cidades VALUES (5078, 16, 'PE', 'Angelim');<text:line-break/>INSERT INTO tb_cidades VALUES (5079, 16, 'PE', 'Apoti');<text:line-break/>INSERT INTO tb_cidades VALUES (5080, 16, 'PE', 'Aracoiaba');<text:line-break/>INSERT INTO tb_cidades VALUES (5081, 16, 'PE', 'Araripina');<text:line-break/>INSERT INTO tb_cidades VALUES (5082, 16, 'PE', 'Arcoverde');<text:line-break/>INSERT INTO tb_cidades VALUES (5083, 16, 'PE', 'Aripibu');<text:line-break/>INSERT INTO tb_cidades VALUES (5084, 16, 'PE', 'Arizona');<text:line-break/>INSERT INTO tb_cidades VALUES (5085, 16, 'PE', 'Barra de Farias');<text:line-break/>INSERT INTO tb_cidades VALUES (5086, 16, 'PE', 'Barra de Guabiraba');<text:line-break/>INSERT INTO tb_cidades VALUES (5087, 16, 'PE', 'Barra de Sao Pedro');<text:line-break/>INSERT INTO tb_cidades VALUES (5088, 16, 'PE', 'Barra do Brejo');<text:line-break/>INSERT INTO tb_cidades VALUES (5089, 16, 'PE', 'Barra do Chata');<text:line-break/>INSERT INTO tb_cidades VALUES (5090, 16, 'PE', 'Barra do Jardim');<text:line-break/>INSERT INTO tb_cidades VALUES (5091, 16, 'PE', 'Barra do Riachao');<text:line-break/>INSERT INTO tb_cidades VALUES (5092, 16, 'PE', 'Barra do Sirinhaem');<text:line-break/>INSERT INTO tb_cidades VALUES (5093, 16, 'PE', 'Barreiros');<text:line-break/>INSERT INTO tb_cidades VALUES (5094, 16, 'PE', 'Batateira');<text:line-break/>INSERT INTO tb_cidades VALUES (5095, 16, 'PE', 'Belem de Maria');<text:line-break/>INSERT INTO tb_cidades VALUES (5096, 16, 'PE', 'Belem de Sao Francisco');<text:line-break/>INSERT INTO tb_cidades VALUES (5097, 16, 'PE', 'Belo Jardim');<text:line-break/>INSERT INTO tb_cidades VALUES (5098, 16, 'PE', 'Bengalas');<text:line-break/>INSERT INTO tb_cidades VALUES (5099, 16, 'PE', 'Bentivi');<text:line-break/>INSERT INTO tb_cidades VALUES (5100, 16, 'PE', 'Bernardo Vieira');<text:line-break/>INSERT INTO tb_cidades VALUES (5101, 16, 'PE', 'Betania');<text:line-break/>INSERT INTO tb_cidades VALUES (5102, 16, 'PE', 'Bezerros');<text:line-break/>INSERT INTO tb_cidades VALUES (5103, 16, 'PE', 'Bizarra');<text:line-break/>INSERT INTO tb_cidades VALUES (5104, 16, 'PE', 'Boas Novas');<text:line-break/>INSERT INTO tb_cidades VALUES (5105, 16, 'PE', 'Bodoco');<text:line-break/>INSERT INTO tb_cidades VALUES (5106, 16, 'PE', 'Bom Conselho');<text:line-break/>INSERT INTO tb_cidades VALUES (5107, 16, 'PE', 'Bom Jardim');<text:line-break/>INSERT INTO tb_cidades VALUES (5108, 16, 'PE', 'Bom Nome');<text:line-break/>INSERT INTO tb_cidades VALUES (5109, 16, 'PE', 'Bonfim');<text:line-break/>INSERT INTO tb_cidades VALUES (5110, 16, 'PE', 'Bonito');<text:line-break/>INSERT INTO tb_cidades VALUES (5111, 16, 'PE', 'Brejao');<text:line-break/>INSERT INTO tb_cidades VALUES (5112, 16, 'PE', 'Brejinho');<text:line-break/>INSERT INTO tb_cidades VALUES (5113, 16, 'PE', 'Brejo da Madre de Deus');<text:line-break/>INSERT INTO tb_cidades VALUES (5114, 16, 'PE', 'Buenos Aires');<text:line-break/>INSERT INTO tb_cidades VALUES (5115, 16, 'PE', 'Buique');<text:line-break/>INSERT INTO tb_cidades VALUES (5116, 16, 'PE', 'Cabanas');<text:line-break/>INSERT INTO tb_cidades VALUES (5117, 16, 'PE', 'Cabo de Santo Agostinho');<text:line-break/>INSERT INTO tb_cidades VALUES (5118, 16, 'PE', 'Cabrobo');<text:line-break/>INSERT INTO tb_cidades VALUES (5119, 16, 'PE', 'Cachoeira do Roberto');<text:line-break/>INSERT INTO tb_cidades VALUES (5120, 16, 'PE', 'Cachoeirinha');<text:line-break/>INSERT INTO tb_cidades VALUES (5121, 16, 'PE', 'Caetes');<text:line-break/>INSERT INTO tb_cidades VALUES (5122, 16, 'PE', 'Caicarinha da Penha');<text:line-break/>INSERT INTO tb_cidades VALUES (5123, 16, 'PE', 'Calcado');<text:line-break/>INSERT INTO tb_cidades VALUES (5124, 16, 'PE', 'Caldeiroes');<text:line-break/>INSERT INTO tb_cidades VALUES (5125, 16, 'PE', 'Calumbi');<text:line-break/>INSERT INTO tb_cidades VALUES (5126, 16, 'PE', 'Camaragibe');<text:line-break/><text:soft-page-break/>INSERT INTO tb_cidades VALUES (5127, 16, 'PE', 'Camela');<text:line-break/>INSERT INTO tb_cidades VALUES (5128, 16, 'PE', 'Camocim de Sao Felix');<text:line-break/>INSERT INTO tb_cidades VALUES (5129, 16, 'PE', 'Camutanga');<text:line-break/>INSERT INTO tb_cidades VALUES (5130, 16, 'PE', 'Canaa');<text:line-break/>INSERT INTO tb_cidades VALUES (5131, 16, 'PE', 'Canhotinho');<text:line-break/>INSERT INTO tb_cidades VALUES (5132, 16, 'PE', 'Capoeiras');<text:line-break/>INSERT INTO tb_cidades VALUES (5133, 16, 'PE', 'Caraiba');<text:line-break/>INSERT INTO tb_cidades VALUES (5134, 16, 'PE', 'Caraibeiras');<text:line-break/>INSERT INTO tb_cidades VALUES (5135, 16, 'PE', 'Carapotos');<text:line-break/>INSERT INTO tb_cidades VALUES (5136, 16, 'PE', 'Carice');<text:line-break/>INSERT INTO tb_cidades VALUES (5137, 16, 'PE', 'Carima');<text:line-break/>INSERT INTO tb_cidades VALUES (5138, 16, 'PE', 'Caririmirim');<text:line-break/>INSERT INTO tb_cidades VALUES (5139, 16, 'PE', 'Carnaiba');<text:line-break/>INSERT INTO tb_cidades VALUES (5140, 16, 'PE', 'Carnaubeira da Penha');<text:line-break/>INSERT INTO tb_cidades VALUES (5141, 16, 'PE', 'Carneiro');<text:line-break/>INSERT INTO tb_cidades VALUES (5142, 16, 'PE', 'Carpina');<text:line-break/>INSERT INTO tb_cidades VALUES (5143, 16, 'PE', 'Carqueja');<text:line-break/>INSERT INTO tb_cidades VALUES (5144, 16, 'PE', 'Caruaru');<text:line-break/>INSERT INTO tb_cidades VALUES (5145, 16, 'PE', 'Casinhas');<text:line-break/>INSERT INTO tb_cidades VALUES (5146, 16, 'PE', 'Catende');<text:line-break/>INSERT INTO tb_cidades VALUES (5147, 16, 'PE', 'Catimbau');<text:line-break/>INSERT INTO tb_cidades VALUES (5148, 16, 'PE', 'Catole');<text:line-break/>INSERT INTO tb_cidades VALUES (5149, 16, 'PE', 'Cavaleiro');<text:line-break/>INSERT INTO tb_cidades VALUES (5150, 16, 'PE', 'Cedro');<text:line-break/>INSERT INTO tb_cidades VALUES (5151, 16, 'PE', 'Cha de Alegria');<text:line-break/>INSERT INTO tb_cidades VALUES (5152, 16, 'PE', 'Cha do Rocha');<text:line-break/>INSERT INTO tb_cidades VALUES (5153, 16, 'PE', 'Cha Grande');<text:line-break/>INSERT INTO tb_cidades VALUES (5154, 16, 'PE', 'Cimbres');<text:line-break/>INSERT INTO tb_cidades VALUES (5155, 16, 'PE', 'Clarana');<text:line-break/>INSERT INTO tb_cidades VALUES (5156, 16, 'PE', 'Cocau');<text:line-break/>INSERT INTO tb_cidades VALUES (5157, 16, 'PE', 'Conceicao das Crioulas');<text:line-break/>INSERT INTO tb_cidades VALUES (5158, 16, 'PE', 'Condado');<text:line-break/>INSERT INTO tb_cidades VALUES (5159, 16, 'PE', 'Correntes');<text:line-break/>INSERT INTO tb_cidades VALUES (5160, 16, 'PE', 'Cortes');<text:line-break/>INSERT INTO tb_cidades VALUES (5161,</text:p>
      <text:p text:style-name="Standard"><text:s/>16, 'PE', 'Couro D''antas');<text:line-break/>INSERT INTO tb_cidades VALUES (5162, 16, 'PE', 'Cristalia');<text:line-break/>INSERT INTO tb_cidades VALUES (5163, 16, 'PE', 'Cruanji');<text:line-break/>INSERT INTO tb_cidades VALUES (5164, 16, 'PE', 'Cruzes');<text:line-break/>INSERT INTO tb_cidades VALUES (5165, 16, 'PE', 'Cuiambuca');<text:line-break/>INSERT INTO tb_cidades VALUES (5166, 16, 'PE', 'Cumaru');<text:line-break/>INSERT INTO tb_cidades VALUES (5167, 16, 'PE', 'Cupira');<text:line-break/>INSERT INTO tb_cidades VALUES (5168, 16, 'PE', 'Curral Queimado');<text:line-break/>INSERT INTO tb_cidades VALUES (5169, 16, 'PE', 'Custodia');<text:line-break/>INSERT INTO tb_cidades VALUES (5170, 16, 'PE', 'Dois Leoes');<text:line-break/>INSERT INTO tb_cidades VALUES (5171, 16, 'PE', 'Dormentes');<text:line-break/>INSERT INTO tb_cidades VALUES (5172, 16, 'PE', 'Entroncamento');<text:line-break/>INSERT INTO tb_cidades VALUES (5173, 16, 'PE', 'Escada');<text:line-break/>INSERT INTO tb_cidades VALUES (5174, 16, 'PE', 'Espirito Santo');<text:line-break/>INSERT INTO tb_cidades VALUES (5175, 16, 'PE', 'Exu');<text:line-break/>INSERT INTO tb_cidades VALUES (5176, 16, 'PE', 'Fazenda Nova');<text:line-break/>INSERT INTO tb_cidades VALUES (5177, 16, 'PE', 'Feira Nova');<text:line-break/><text:soft-page-break/>INSERT INTO tb_cidades VALUES (5178, 16, 'PE', 'Feitoria');<text:line-break/>INSERT INTO tb_cidades VALUES (5179, 16, 'PE', 'Fernando de Noronha');<text:line-break/>INSERT INTO tb_cidades VALUES (5180, 16, 'PE', 'Ferreiros');<text:line-break/>INSERT INTO tb_cidades VALUES (5181, 16, 'PE', 'Flores');<text:line-break/>INSERT INTO tb_cidades VALUES (5182, 16, 'PE', 'Floresta');<text:line-break/>INSERT INTO tb_cidades VALUES (5183, 16, 'PE', 'Frei Miguelinho');<text:line-break/>INSERT INTO tb_cidades VALUES (5184, 16, 'PE', 'Frexeiras');<text:line-break/>INSERT INTO tb_cidades VALUES (5185, 16, 'PE', 'Gameleira');<text:line-break/>INSERT INTO tb_cidades VALUES (5186, 16, 'PE', 'Garanhuns');<text:line-break/>INSERT INTO tb_cidades VALUES (5187, 16, 'PE', 'Gloria do Goita');<text:line-break/>INSERT INTO tb_cidades VALUES (5188, 16, 'PE', 'Goiana');<text:line-break/>INSERT INTO tb_cidades VALUES (5189, 16, 'PE', 'Goncalves Ferreira');<text:line-break/>INSERT INTO tb_cidades VALUES (5190, 16, 'PE', 'Granito');<text:line-break/>INSERT INTO tb_cidades VALUES (5191, 16, 'PE', 'Gravata');<text:line-break/>INSERT INTO tb_cidades VALUES (5192, 16, 'PE', 'Gravata do Ibiapina');<text:line-break/>INSERT INTO tb_cidades VALUES (5193, 16, 'PE', 'Grotao');<text:line-break/>INSERT INTO tb_cidades VALUES (5194, 16, 'PE', 'Guanumbi');<text:line-break/>INSERT INTO tb_cidades VALUES (5195, 16, 'PE', 'Henrique Dias');<text:line-break/>INSERT INTO tb_cidades VALUES (5196, 16, 'PE', 'Iateca');<text:line-break/>INSERT INTO tb_cidades VALUES (5197, 16, 'PE', 'Iati');<text:line-break/>INSERT INTO tb_cidades VALUES (5198, 16, 'PE', 'Ibimirim');<text:line-break/>INSERT INTO tb_cidades VALUES (5199, 16, 'PE', 'Ibirajuba');<text:line-break/>INSERT INTO tb_cidades VALUES (5200, 16, 'PE', 'Ibiranga');<text:line-break/>INSERT INTO tb_cidades VALUES (5201, 16, 'PE', 'Ibiratinga');<text:line-break/>INSERT INTO tb_cidades VALUES (5202, 16, 'PE', 'Ibitiranga');<text:line-break/>INSERT INTO tb_cidades VALUES (5203, 16, 'PE', 'Ibo');<text:line-break/>INSERT INTO tb_cidades VALUES (5204, 16, 'PE', 'Icaicara');<text:line-break/>INSERT INTO tb_cidades VALUES (5205, 16, 'PE', 'Igapo');<text:line-break/>INSERT INTO tb_cidades VALUES (5206, 16, 'PE', 'Igarapeassu');<text:line-break/>INSERT INTO tb_cidades VALUES (5207, 16, 'PE', 'Igarapeba');<text:line-break/>INSERT INTO tb_cidades VALUES (5208, 16, 'PE', 'Igarassu');<text:line-break/>INSERT INTO tb_cidades VALUES (5209, 16, 'PE', 'Iguaraci');<text:line-break/>INSERT INTO tb_cidades VALUES (5210, 16, 'PE', 'Inaja');<text:line-break/>INSERT INTO tb_cidades VALUES (5211, 16, 'PE', 'Ingazeira');<text:line-break/>INSERT INTO tb_cidades VALUES (5212, 16, 'PE', 'Ipojuca');<text:line-break/>INSERT INTO tb_cidades VALUES (5213, 16, 'PE', 'Ipubi');<text:line-break/>INSERT INTO tb_cidades VALUES (5214, 16, 'PE', 'Ipuera');<text:line-break/>INSERT INTO tb_cidades VALUES (5215, 16, 'PE', 'Iraguacu');<text:line-break/>INSERT INTO tb_cidades VALUES (5216, 16, 'PE', 'Irajai');<text:line-break/>INSERT INTO tb_cidades VALUES (5217, 16, 'PE', 'Iratama');<text:line-break/>INSERT INTO tb_cidades VALUES (5218, 16, 'PE', 'Itacuruba');<text:line-break/>INSERT INTO tb_cidades VALUES (5219, 16, 'PE', 'Itaiba');<text:line-break/>INSERT INTO tb_cidades VALUES (5220, 16, 'PE', 'Itamaraca');<text:line-break/>INSERT INTO tb_cidades VALUES (5221, 16, 'PE', 'Itambe');<text:line-break/>INSERT INTO tb_cidades VALUES (5222, 16, 'PE', 'Itapetim');<text:line-break/>INSERT INTO tb_cidades VALUES (5223, 16, 'PE', 'Itapissuma');<text:line-break/>INSERT INTO tb_cidades VALUES (5224, 16, 'PE', 'Itaquitinga');<text:line-break/>INSERT INTO tb_cidades VALUES (5225, 16, 'PE', 'Ituguacu');<text:line-break/>INSERT INTO tb_cidades VALUES (5226, 16, 'PE', 'Iuitepora');<text:line-break/>INSERT INTO tb_cidades VALUES (5227, 16, 'PE', 'Jabitaca');<text:line-break/>INSERT INTO tb_cidades VALUES (5228, 16, 'PE', 'Jaboatao');<text:line-break/>INSERT INTO tb_cidades VALUES (5229, 16, 'PE', 'Jaboatao dos Guararapes');<text:line-break/><text:soft-page-break/>INSERT INTO tb_cidades VALUES (5230, 16, 'PE', 'Japecanga');<text:line-break/>INSERT INTO tb_cidades VALUES (5231, 16, 'PE', 'Jaqueira');<text:line-break/>INSERT INTO tb_cidades VALUES (5232, 16, 'PE', 'Jatauba');<text:line-break/>INSERT INTO tb_cidades VALUES (5233, 16, 'PE', 'Jatiuca');<text:line-break/>INSERT INTO tb_cidades VALUES (5234, 16, 'PE', 'Jatoba');<text:line-break/>INSERT INTO tb_cidades VALUES (5235, 16, 'PE', 'Jenipapo');<text:line-break/>INSERT INTO tb_cidades VALUES (5236, 16, 'PE', 'Joao Alfredo');<text:line-break/>INSERT INTO tb_cidades VALUES (5237, 16, 'PE', 'Joaquim Nabuco');<text:line-break/>INSERT INTO tb_cidades VALUES (5238, 16, 'PE', 'Jose da Costa');<text:line-break/>INSERT INTO tb_cidades VALUES (5239, 16, 'PE', 'Jose Mariano');<text:line-break/>INSERT INTO tb_cidades VALUES (5240, 16, 'PE', 'Jucaral');<text:line-break/>INSERT INTO tb_cidades VALUES (5241, 16, 'PE', 'Jucati');<text:line-break/>INSERT INTO tb_cidades VALUES (5242, 16, 'PE', 'Jupi');<text:line-break/>INSERT INTO tb_cidades VALUES (5243, 16, 'PE', 'Jurema');<text:line-break/>INSERT INTO tb_cidades VALUES (5244, 16, 'PE', 'Jutai');<text:line-break/>INSERT INTO tb_cidades VALUES (5245, 16, 'PE', 'Lagoa');<text:line-break/>INSERT INTO tb_cidades VALUES (5246, 16, 'PE', 'Lagoa de Sao Jose');<text:line-break/>INSERT INTO tb_cidades VALUES (5247, 16, 'PE', 'Lagoa do Barro');<text:line-break/>INSERT INTO tb_cidades VALUES (5248, 16, 'PE', 'Lagoa do Carro');<text:line-break/>INSERT INTO tb_cidades VALUES (5249, 16, 'PE', 'Lagoa do Itaenga');<text:line-break/>INSERT INTO tb_cidades VALUES (5250, 16, 'PE', 'Lagoa do Ouro');<text:line-break/>INSERT INTO tb_cidades VALUES (5251, 16, 'PE', 'Lagoa do Souza');<text:line-break/>INSERT INTO tb_cidades VALUES (5252, 16, 'PE', 'Lagoa dos Gatos');<text:line-break/>INSERT INTO tb_cidades VALUES (5253, 16, 'PE', 'Lagoa Grande');<text:line-break/>INSERT INTO tb_cidades VALUES (5254, 16, 'PE', 'Laje de Sao Jose');<text:line-break/>INSERT INTO tb_cidades VALUES (5255, 16, 'PE', 'Laje Grande');<text:line-break/>INSERT INTO tb_cidades VALUES (5256, 16, 'PE', 'Lajedo');<text:line-break/>INSERT INTO tb_cidades VALUES (5257, 16, 'PE', 'Lajedo do Cedro');<text:line-break/>INSERT INTO tb_cidades VALUES (5258, 16, 'PE', 'Limoeiro');<text:line-break/>INSERT INTO tb_cidades VALUES (5259, 16, 'PE', 'Livramento do Tiuma');<text:line-break/>INSERT INTO tb_cidades VALUES (5260, 16, 'PE', 'Luanda');<text:line-break/>INSERT INTO tb_cidades VALUES (5261, 16, 'PE', 'Macaparana');<text:line-break/>INSERT INTO tb_cidades VALUES (5262, 16, 'PE', 'Machados');<text:line-break/>INSERT INTO tb_cidades VALUES (5263, 16, 'PE', 'Macuje');<text:line-break/>INSERT INTO tb_cidades VALUES (5264, 16, 'PE', 'Manari');<text:line-break/>INSERT INTO tb_cidades VALUES (5265, 16, 'PE', 'Mandacaia');<text:line-break/>INSERT INTO tb_cidades VALUES (5266, 16, 'PE', 'Mandacaru');<text:line-break/>INSERT INTO tb_cidades VALUES (5267, 16, 'PE', 'Manicoba');<text:line-break/>INSERT INTO tb_cidades VALUES (5268, 16, 'PE', 'Maraial');<text:line-break/>INSERT INTO tb_cidades VALUES (5269, 16, 'PE', 'Maravilha');<text:line-break/>INSERT INTO tb_cidades VALUES (5270, 16, 'PE', 'Mimoso');<text:line-break/>INSERT INTO tb_cidades VALUES (5271, 16, 'PE', 'Miracica');<text:line-break/>INSERT INTO tb_cidades VALUES (5272, 16, 'PE', 'Mirandiba');<text:line-break/>INSERT INTO tb_cidades VALUES (5273, 16, 'PE', 'Morais');<text:line-break/>INSERT INTO tb_cidades VALUES (5274, 16, 'PE', 'Moreilandia');<text:line-break/>INSERT INTO tb_cidades VALUES (5275, 16, 'PE', 'Moreno');<text:line-break/>INSERT INTO tb_cidades VALUES (5276, 16, 'PE', 'Moxoto');<text:line-break/>INSERT INTO tb_cidades VALUES (5277, 16, 'PE', 'Mulungu');<text:line-break/>INSERT INTO tb_cidades VALUES (5278, 16, 'PE', 'Murupe');<text:line-break/>INSERT INTO tb_cidades VALUES (5279, 16, 'PE', 'Mutuca');<text:line-break/>INSERT INTO tb_cidades VALUES (5280, 16, 'PE', 'Nascente');<text:line-break/>INSERT INTO tb_cidades VALUES (5281, 16, 'PE', 'Navarro');<text:line-break/><text:soft-page-break/>INSERT INTO tb_cidades VALUES (5282, 16, 'PE', 'Nazare da Mata');<text:line-break/>INSERT INTO tb_cidades VALUES (5283, 16, 'PE', 'Negras');<text:line-break/>INSERT INTO tb_cidades VALUES (5284, 16, 'PE', 'Nossa Senhora da Luz');<text:line-break/>INSERT INTO tb_cidades VALUES (5285, 16, 'PE', 'Nossa Senhora do Carmo');<text:line-break/>INSERT INTO tb_cidades VALUES (5286, 16, 'PE', 'Nossa Senhora do O');<text:line-break/>INSERT INTO tb_cidades VALUES (5287, 16, 'PE', 'Nova Cruz');<text:line-break/>INSERT INTO tb_cidades VALUES (5288, 16, 'PE', 'Olho D''agua De Dentro');<text:line-break/>INSERT INTO tb_cidades VALUES (5289, 16, 'PE', 'Olinda');<text:line-break/>INSERT INTO tb_cidades VALUES (5290, 16, 'PE', 'Oratorio');<text:line-break/>INSERT INTO tb_cidades VALUES (5291, 16, 'PE', 'Ori');<text:line-break/>INSERT INTO tb_cidades VALUES (5292, 16, 'PE', 'Orobo');<text:line-break/>INSERT INTO tb_cidades VALUES (5293, 16, 'PE', 'Oroco');<text:line-break/>INSERT INTO tb_cidades VALUES (5294, 16, 'PE', 'Ouricuri');<text:line-break/>INSERT INTO tb_cidades VALUES (5295, 16, 'PE', 'Pajeu');<text:line-break/>INSERT INTO tb_cidades VALUES (5296, 16, 'PE', 'Palmares');<text:line-break/>INSERT INTO tb_cidades VALUES (5297, 16, 'PE', 'Palmeirina');<text:line-break/>INSERT INTO tb_cidades VALUES (5298, 16, 'PE', 'Panelas');<text:line-break/>INSERT INTO tb_cidades VALUES (5299, 16, 'PE', 'Pao de Acucar');<text:line-break/>INSERT INTO tb_cidades VALUES (5300, 16, 'PE', 'Pao de Acucar do Pocao');<text:line-break/>INSERT INTO tb_cidades VALUES (5301, 16, 'PE', 'Papagaio');<text:line-break/>INSERT INTO tb_cidades VALUES (5302, 16, 'PE', 'Paquevira');<text:line-break/>INSERT INTO tb_cidades VALUES (5303, 16, 'PE', 'Para');<text:line-break/>INSERT INTO tb_cidades VALUES (5304, 16, 'PE', 'Paranatama');<text:line-break/>INSERT INTO tb_cidades VALUES (5305, 16, 'PE', 'Paratibe');<text:line-break/>INSERT INTO tb_cidades VALUES (5306, 16, 'PE', 'Parnamirim');<text:line-break/>INSERT INTO tb_cidades VALUES (5307, 16, 'PE', 'Passagem do To');<text:line-break/>INSERT INTO tb_cidades VALUES (5308, 16, 'PE', 'Passira');<text:line-break/>INSERT INTO tb_cidades VALUES (5309, 16, 'PE', 'Pau Ferro');<text:line-break/>INSERT INTO tb_cidades VALUES (5310, 16, 'PE', 'Paudalho');<text:line-break/>INSERT INTO tb_cidades VALUES (5311, 16, 'PE', 'Paulista');<text:line-break/>INSERT INTO tb_cidades VALUES (5312, 16, 'PE', 'Pedra');<text:line-break/>INSERT INTO tb_cidades VALUES (5313, 16, 'PE', 'Perpetuo Socorro');<text:line-break/>INSERT INTO tb_cidades VALUES (5314, 16, 'PE', 'Pesqueira');<text:line-break/>INSERT INTO tb_cidades VALUES (5315, 16, 'PE', 'Petrolandia');<text:line-break/>INSERT INTO tb_cidades VALUES (5316, 16, 'PE', 'Petrolina');<text:line-break/>INSERT INTO tb_cidades VALUES (5317, 16, 'PE', 'Pirituba');<text:line-break/>INSERT INTO tb_cidades VALUES (5318, 16, 'PE', 'Pocao');<text:line-break/>INSERT INTO tb_cidades VALUES (5319, 16, 'PE', 'Pocao de Afranio');<text:line-break/>INSERT INTO tb_cidades VALUES (5320, 16, 'PE', 'Poco Comprido');<text:line-break/>INSERT INTO tb_cidades VALUES (5321, 16, 'PE', 'Poco Fundo');<text:line-break/>INSERT INTO tb_cidades VALUES (5322, 16, 'PE', 'Pombos');<text:line-break/>INSERT</text:p>
      <text:p text:style-name="Standard"><text:s/>INTO tb_cidades VALUES (5323, 16, 'PE', 'Pontas de Pedra');<text:line-break/>INSERT INTO tb_cidades VALUES (5324, 16, 'PE', 'Ponte dos Carvalhos');<text:line-break/>INSERT INTO tb_cidades VALUES (5325, 16, 'PE', 'Praia da Conceicao');<text:line-break/>INSERT INTO tb_cidades VALUES (5326, 16, 'PE', 'Primavera');<text:line-break/>INSERT INTO tb_cidades VALUES (5327, 16, 'PE', 'Quipapa');<text:line-break/>INSERT INTO tb_cidades VALUES (5328, 16, 'PE', 'Quitimbu');<text:line-break/>INSERT INTO tb_cidades VALUES (5329, 16, 'PE', 'Quixaba');<text:line-break/>INSERT INTO tb_cidades VALUES (5330, 16, 'PE', 'Rainha Isabel');<text:line-break/>INSERT INTO tb_cidades VALUES (5331, 16, 'PE', 'Rajada');<text:line-break/>INSERT INTO tb_cidades VALUES (5332, 16, 'PE', 'Rancharia');<text:line-break/><text:soft-page-break/>INSERT INTO tb_cidades VALUES (5333, 16, 'PE', 'Recife');<text:line-break/>INSERT INTO tb_cidades VALUES (5334, 16, 'PE', 'Riacho das Almas');<text:line-break/>INSERT INTO tb_cidades VALUES (5335, 16, 'PE', 'Riacho do Meio');<text:line-break/>INSERT INTO tb_cidades VALUES (5336, 16, 'PE', 'Riacho Fechado');<text:line-break/>INSERT INTO tb_cidades VALUES (5337, 16, 'PE', 'Riacho Pequeno');<text:line-break/>INSERT INTO tb_cidades VALUES (5338, 16, 'PE', 'Ribeirao');<text:line-break/>INSERT INTO tb_cidades VALUES (5339, 16, 'PE', 'Rio da Barra');<text:line-break/>INSERT INTO tb_cidades VALUES (5340, 16, 'PE', 'Rio Formoso');<text:line-break/>INSERT INTO tb_cidades VALUES (5341, 16, 'PE', 'Saire');<text:line-break/>INSERT INTO tb_cidades VALUES (5342, 16, 'PE', 'Salgadinho');<text:line-break/>INSERT INTO tb_cidades VALUES (5343, 16, 'PE', 'Salgueiro');<text:line-break/>INSERT INTO tb_cidades VALUES (5344, 16, 'PE', 'Saloa');<text:line-break/>INSERT INTO tb_cidades VALUES (5345, 16, 'PE', 'Salobro');<text:line-break/>INSERT INTO tb_cidades VALUES (5346, 16, 'PE', 'Sanharo');<text:line-break/>INSERT INTO tb_cidades VALUES (5347, 16, 'PE', 'Santa Cruz');<text:line-break/>INSERT INTO tb_cidades VALUES (5348, 16, 'PE', 'Santa Cruz da Baixa Verde');<text:line-break/>INSERT INTO tb_cidades VALUES (5349, 16, 'PE', 'Santa Cruz do Capibaribe');<text:line-break/>INSERT INTO tb_cidades VALUES (5350, 16, 'PE', 'Santa Filomena');<text:line-break/>INSERT INTO tb_cidades VALUES (5351, 16, 'PE', 'Santa Maria da Boa Vista');<text:line-break/>INSERT INTO tb_cidades VALUES (5352, 16, 'PE', 'Santa Maria do Cambuca');<text:line-break/>INSERT INTO tb_cidades VALUES (5353, 16, 'PE', 'Santa Rita');<text:line-break/>INSERT INTO tb_cidades VALUES (5354, 16, 'PE', 'Santa Terezinha');<text:line-break/>INSERT INTO tb_cidades VALUES (5355, 16, 'PE', 'Santana de Sao Joaquim');<text:line-break/>INSERT INTO tb_cidades VALUES (5356, 16, 'PE', 'Santo Agostinho');<text:line-break/>INSERT INTO tb_cidades VALUES (5357, 16, 'PE', 'Santo Antonio das Queimadas');<text:line-break/>INSERT INTO tb_cidades VALUES (5358, 16, 'PE', 'Santo Antonio dos Palmares');<text:line-break/>INSERT INTO tb_cidades VALUES (5359, 16, 'PE', 'Sao Benedito do Sul');<text:line-break/>INSERT INTO tb_cidades VALUES (5360, 16, 'PE', 'Sao Bento do Una');<text:line-break/>INSERT INTO tb_cidades VALUES (5361, 16, 'PE', 'Sao Caetano do Navio');<text:line-break/>INSERT INTO tb_cidades VALUES (5362, 16, 'PE', 'Sao Caitano');<text:line-break/>INSERT INTO tb_cidades VALUES (5363, 16, 'PE', 'Sao Domingos');<text:line-break/>INSERT INTO tb_cidades VALUES (5364, 16, 'PE', 'Sao Joao');<text:line-break/>INSERT INTO tb_cidades VALUES (5365, 16, 'PE', 'Sao Joaquim do Monte');<text:line-break/>INSERT INTO tb_cidades VALUES (5366, 16, 'PE', 'Sao Jose');<text:line-break/>INSERT INTO tb_cidades VALUES (5367, 16, 'PE', 'Sao Jose da Coroa Grande');<text:line-break/>INSERT INTO tb_cidades VALUES (5368, 16, 'PE', 'Sao Jose do Belmonte');<text:line-break/>INSERT INTO tb_cidades VALUES (5369, 16, 'PE', 'Sao Jose do Egito');<text:line-break/>INSERT INTO tb_cidades VALUES (5370, 16, 'PE', 'Sao Lazaro');<text:line-break/>INSERT INTO tb_cidades VALUES (5371, 16, 'PE', 'Sao Lourenco da Mata');<text:line-break/>INSERT INTO tb_cidades VALUES (5372, 16, 'PE', 'Sao Pedro');<text:line-break/>INSERT INTO tb_cidades VALUES (5373, 16, 'PE', 'Sao Vicente');<text:line-break/>INSERT INTO tb_cidades VALUES (5374, 16, 'PE', 'Sao Vicente Ferrer');<text:line-break/>INSERT INTO tb_cidades VALUES (5375, 16, 'PE', 'Sapucarana');<text:line-break/>INSERT INTO tb_cidades VALUES (5376, 16, 'PE', 'Saue');<text:line-break/>INSERT INTO tb_cidades VALUES (5377, 16, 'PE', 'Serra Branca');<text:line-break/>INSERT INTO tb_cidades VALUES (5378, 16, 'PE', 'Serra do Vento');<text:line-break/>INSERT INTO tb_cidades VALUES (5379, 16, 'PE', 'Serra Talhada');<text:line-break/>INSERT INTO tb_cidades VALUES (5380, 16, 'PE', 'Serrita');<text:line-break/>INSERT INTO tb_cidades VALUES (5381, 16, 'PE', 'Serrolandia');<text:line-break/>INSERT INTO tb_cidades VALUES (5382, 16, 'PE', 'Sertania');<text:line-break/>INSERT INTO tb_cidades VALUES (5383, 16, 'PE', 'Sertaozinho de Baixo');<text:line-break/>INSERT INTO tb_cidades VALUES (5384, 16, 'PE', 'Siriji');<text:line-break/><text:soft-page-break/>INSERT INTO tb_cidades VALUES (5385, 16, 'PE', 'Sirinhaem');<text:line-break/>INSERT INTO tb_cidades VALUES (5386, 16, 'PE', 'Sitio dos Nunes');<text:line-break/>INSERT INTO tb_cidades VALUES (5387, 16, 'PE', 'Solidao');<text:line-break/>INSERT INTO tb_cidades VALUES (5388, 16, 'PE', 'Surubim');<text:line-break/>INSERT INTO tb_cidades VALUES (5389, 16, 'PE', 'Tabira');<text:line-break/>INSERT INTO tb_cidades VALUES (5390, 16, 'PE', 'Tabocas');<text:line-break/>INSERT INTO tb_cidades VALUES (5391, 16, 'PE', 'Tacaimbo');<text:line-break/>INSERT INTO tb_cidades VALUES (5392, 16, 'PE', 'Tacaratu');<text:line-break/>INSERT INTO tb_cidades VALUES (5393, 16, 'PE', 'Tamandare');<text:line-break/>INSERT INTO tb_cidades VALUES (5394, 16, 'PE', 'Tamboata');<text:line-break/>INSERT INTO tb_cidades VALUES (5395, 16, 'PE', 'Tapiraim');<text:line-break/>INSERT INTO tb_cidades VALUES (5396, 16, 'PE', 'Taquaritinga do Norte');<text:line-break/>INSERT INTO tb_cidades VALUES (5397, 16, 'PE', 'Tara');<text:line-break/>INSERT INTO tb_cidades VALUES (5398, 16, 'PE', 'Tauapiranga');<text:line-break/>INSERT INTO tb_cidades VALUES (5399, 16, 'PE', 'Tejucupapo');<text:line-break/>INSERT INTO tb_cidades VALUES (5400, 16, 'PE', 'Terezinha');<text:line-break/>INSERT INTO tb_cidades VALUES (5401, 16, 'PE', 'Terra Nova');<text:line-break/>INSERT INTO tb_cidades VALUES (5402, 16, 'PE', 'Timbauba');<text:line-break/>INSERT INTO tb_cidades VALUES (5403, 16, 'PE', 'Timorante');<text:line-break/>INSERT INTO tb_cidades VALUES (5404, 16, 'PE', 'Toritama');<text:line-break/>INSERT INTO tb_cidades VALUES (5405, 16, 'PE', 'Tracunhaem');<text:line-break/>INSERT INTO tb_cidades VALUES (5406, 16, 'PE', 'Trapia');<text:line-break/>INSERT INTO tb_cidades VALUES (5407, 16, 'PE', 'Tres Ladeiras');<text:line-break/>INSERT INTO tb_cidades VALUES (5408, 16, 'PE', 'Trindade');<text:line-break/>INSERT INTO tb_cidades VALUES (5409, 16, 'PE', 'Triunfo');<text:line-break/>INSERT INTO tb_cidades VALUES (5410, 16, 'PE', 'Tupanaci');<text:line-break/>INSERT INTO tb_cidades VALUES (5411, 16, 'PE', 'Tupanatinga');<text:line-break/>INSERT INTO tb_cidades VALUES (5412, 16, 'PE', 'Tupaoca');<text:line-break/>INSERT INTO tb_cidades VALUES (5413, 16, 'PE', 'Tuparetama');<text:line-break/>INSERT INTO tb_cidades VALUES (5414, 16, 'PE', 'Umas');<text:line-break/>INSERT INTO tb_cidades VALUES (5415, 16, 'PE', 'Umburetama');<text:line-break/>INSERT INTO tb_cidades VALUES (5416, 16, 'PE', 'Upatininga');<text:line-break/>INSERT INTO tb_cidades VALUES (5417, 16, 'PE', 'Urimama');<text:line-break/>INSERT INTO tb_cidades VALUES (5418, 16, 'PE', 'Urucu-mirim');<text:line-break/>INSERT INTO tb_cidades VALUES (5419, 16, 'PE', 'Urucuba');<text:line-break/>INSERT INTO tb_cidades VALUES (5420, 16, 'PE', 'Vasques');<text:line-break/>INSERT INTO tb_cidades VALUES (5421, 16, 'PE', 'Veneza');<text:line-break/>INSERT INTO tb_cidades VALUES (5422, 16, 'PE', 'Venturosa');<text:line-break/>INSERT INTO tb_cidades VALUES (5423, 16, 'PE', 'Verdejante');<text:line-break/>INSERT INTO tb_cidades VALUES (5424, 16, 'PE', 'Vertente do Lerio');<text:line-break/>INSERT INTO tb_cidades VALUES (5425, 16, 'PE', 'Vertentes');<text:line-break/>INSERT INTO tb_cidades VALUES (5426, 16, 'PE', 'Vicencia');<text:line-break/>INSERT INTO tb_cidades VALUES (5427, 16, 'PE', 'Vila Nova');<text:line-break/>INSERT INTO tb_cidades VALUES (5428, 16, 'PE', 'Viracao');<text:line-break/>INSERT INTO tb_cidades VALUES (5429, 16, 'PE', 'Vitoria de Santo Antao');<text:line-break/>INSERT INTO tb_cidades VALUES (5430, 16, 'PE', 'Volta do Moxoto');<text:line-break/>INSERT INTO tb_cidades VALUES (5431, 16, 'PE', 'Xexeu');<text:line-break/>INSERT INTO tb_cidades VALUES (5432, 16, 'PE', 'Xucuru');<text:line-break/>INSERT INTO tb_cidades VALUES (5433, 16, 'PE', 'Ze Gomes');<text:line-break/>INSERT INTO tb_cidades VALUES (5434, 17, 'PI', 'Acaua');<text:line-break/>INSERT INTO tb_cidades VALUES (5435, 17, 'PI', 'Agricolandia');<text:line-break/>INSERT INTO tb_cidades VALUES (5436, 17, 'PI', 'Agua Branca');<text:line-break/><text:soft-page-break/>INSERT INTO tb_cidades VALUES (5437, 17, 'PI', 'Alagoinha do Piaui');<text:line-break/>INSERT INTO tb_cidades VALUES (5438, 17, 'PI', 'Alegrete do Piaui');<text:line-break/>INSERT INTO tb_cidades VALUES (5439, 17, 'PI', 'Alto Longa');<text:line-break/>INSERT INTO tb_cidades VALUES (5440, 17, 'PI', 'Altos');<text:line-break/>INSERT INTO tb_cidades VALUES (5441, 17, 'PI', 'Alvorada do Gurgueia');<text:line-break/>INSERT INTO tb_cidades VALUES (5442, 17, 'PI', 'Amarante');<text:line-break/>INSERT INTO tb_cidades VALUES (5443, 17, 'PI', 'Angical do Piaui');<text:line-break/>INSERT INTO tb_cidades VALUES (5444, 17, 'PI', 'Anisio de Abreu');<text:line-break/>INSERT INTO tb_cidades VALUES (5445, 17, 'PI', 'Antonio Almeida');<text:line-break/>INSERT INTO tb_cidades VALUES (5446, 17, 'PI', 'Aroazes');<text:line-break/>INSERT INTO tb_cidades VALUES (5447, 17, 'PI', 'Arraial');<text:line-break/>INSERT INTO tb_cidades VALUES (5448, 17, 'PI', 'Assuncao do Piaui');<text:line-break/>INSERT INTO tb_cidades VALUES (5449, 17, 'PI', 'Avelino Lopes');<text:line-break/>INSERT INTO tb_cidades VALUES (5450, 17, 'PI', 'Baixa Grande do Ribeiro');<text:line-break/>INSERT INTO tb_cidades VALUES (5451, 17, 'PI', 'Barra D''alcantara');<text:line-break/>INSERT INTO tb_cidades VALUES (5452, 17, 'PI', 'Barras');<text:line-break/>INSERT INTO tb_cidades VALUES (5453, 17, 'PI', 'Barreiras do Piaui');<text:line-break/>INSERT INTO tb_cidades VALUES (5454, 17, 'PI', 'Barro Duro');<text:line-break/>INSERT INTO tb_cidades VALUES (5455, 17, 'PI', 'Batalha');<text:line-break/>INSERT INTO tb_cidades VALUES (5456, 17, 'PI', 'Bela Vista do Piaui');<text:line-break/>INSERT INTO tb_cidades VALUES (5457, 17, 'PI', 'Belem do Piaui');<text:line-break/>INSERT INTO tb_cidades VALUES (5458, 17, 'PI', 'Beneditinos');<text:line-break/>INSERT INTO tb_cidades VALUES (5459, 17, 'PI', 'Bertolinia');<text:line-break/>INSERT INTO tb_cidades VALUES (5460, 17, 'PI', 'Betania do Piaui');<text:line-break/>INSERT INTO tb_cidades VALUES (5461, 17, 'PI', 'Boa Hora');<text:line-break/>INSERT INTO tb_cidades VALUES (5462, 17, 'PI', 'Bocaina');<text:line-break/>INSERT INTO tb_cidades VALUES (5463, 17, 'PI', 'Bom Jesus');<text:line-break/>INSERT INTO tb_cidades VALUES (5464, 17, 'PI', 'Bom Principio do Piaui');<text:line-break/>INSERT INTO tb_cidades VALUES (5465, 17, 'PI', 'Bonfim do Piaui');<text:line-break/>INSERT INTO tb_cidades VALUES (5466, 17, 'PI', 'Boqueirao do Piaui');<text:line-break/>INSERT INTO tb_cidades VALUES (5467, 17, 'PI', 'Brasileira');<text:line-break/>INSERT INTO tb_cidades VALUES (5468, 17, 'PI', 'Brejo do Piaui');<text:line-break/>INSERT INTO tb_cidades VALUES (5469, 17, 'PI', 'Buriti dos Lopes');<text:line-break/>INSERT INTO tb_cidades VALUES (5470, 17, 'PI', 'Buriti dos Montes');<text:line-break/>INSERT INTO tb_cidades VALUES (5471, 17, 'PI', 'Cabeceiras do Piaui');<text:line-break/>INSERT INTO tb_cidades VALUES (5472, 17, 'PI', 'Cajazeiras do Piaui');<text:line-break/>INSERT INTO tb_cidades VALUES (5473, 17, 'PI', 'Cajueiro da Praia');<text:line-break/>INSERT INTO tb_cidades VALUES (5474, 17, 'PI', 'Caldeirao Grande do Piaui');<text:line-break/>INSERT INTO tb_cidades VALUES (5475, 17, 'PI', 'Campinas do Piaui');<text:line-break/>INSERT INTO tb_cidades VALUES (5476, 17, 'PI', 'Campo Alegre do Fidalgo');<text:line-break/>INSERT INTO tb_cidades</text:p>
      <text:p text:style-name="Standard"><text:s/>VALUES (5477, 17, 'PI', 'Campo Grande do Piaui');<text:line-break/>INSERT INTO tb_cidades VALUES (5478, 17, 'PI', 'Campo Largo do Piaui');<text:line-break/>INSERT INTO tb_cidades VALUES (5479, 17, 'PI', 'Campo Maior');<text:line-break/>INSERT INTO tb_cidades VALUES (5480, 17, 'PI', 'Canavieira');<text:line-break/>INSERT INTO tb_cidades VALUES (5481, 17, 'PI', 'Canto do Buriti');<text:line-break/>INSERT INTO tb_cidades VALUES (5482, 17, 'PI', 'Capitao de Campos');<text:line-break/>INSERT INTO tb_cidades VALUES (5483, 17, 'PI', 'Capitao Gervasio Oliveira');<text:line-break/>INSERT INTO tb_cidades VALUES (5484, 17, 'PI', 'Caracol');<text:line-break/>INSERT INTO tb_cidades VALUES (5485, 17, 'PI', 'Caraubas do Piaui');<text:line-break/>INSERT INTO tb_cidades VALUES (5486, 17, 'PI', 'Caridade do Piaui');<text:line-break/>INSERT INTO tb_cidades VALUES (5487, 17, 'PI', 'Castelo do Piaui');<text:line-break/><text:soft-page-break/>INSERT INTO tb_cidades VALUES (5488, 17, 'PI', 'Caxingo');<text:line-break/>INSERT INTO tb_cidades VALUES (5489, 17, 'PI', 'Cocal');<text:line-break/>INSERT INTO tb_cidades VALUES (5490, 17, 'PI', 'Cocal de Telha');<text:line-break/>INSERT INTO tb_cidades VALUES (5491, 17, 'PI', 'Cocal dos Alves');<text:line-break/>INSERT INTO tb_cidades VALUES (5492, 17, 'PI', 'Coivaras');<text:line-break/>INSERT INTO tb_cidades VALUES (5493, 17, 'PI', 'Colonia do Gurgueia');<text:line-break/>INSERT INTO tb_cidades VALUES (5494, 17, 'PI', 'Colonia do Piaui');<text:line-break/>INSERT INTO tb_cidades VALUES (5495, 17, 'PI', 'Conceicao do Caninde');<text:line-break/>INSERT INTO tb_cidades VALUES (5496, 17, 'PI', 'Coronel Jose Dias');<text:line-break/>INSERT INTO tb_cidades VALUES (5497, 17, 'PI', 'Corrente');<text:line-break/>INSERT INTO tb_cidades VALUES (5498, 17, 'PI', 'Cristalandia do Piaui');<text:line-break/>INSERT INTO tb_cidades VALUES (5499, 17, 'PI', 'Cristino Castro');<text:line-break/>INSERT INTO tb_cidades VALUES (5500, 17, 'PI', 'Curimata');<text:line-break/>INSERT INTO tb_cidades VALUES (5501, 17, 'PI', 'Currais');<text:line-break/>INSERT INTO tb_cidades VALUES (5502, 17, 'PI', 'Curral Novo do Piaui');<text:line-break/>INSERT INTO tb_cidades VALUES (5503, 17, 'PI', 'Curralinhos');<text:line-break/>INSERT INTO tb_cidades VALUES (5504, 17, 'PI', 'Demerval Lobao');<text:line-break/>INSERT INTO tb_cidades VALUES (5505, 17, 'PI', 'Dirceu Arcoverde');<text:line-break/>INSERT INTO tb_cidades VALUES (5506, 17, 'PI', 'Dom Expedito Lopes');<text:line-break/>INSERT INTO tb_cidades VALUES (5507, 17, 'PI', 'Dom Inocencio');<text:line-break/>INSERT INTO tb_cidades VALUES (5508, 17, 'PI', 'Domingos Mourao');<text:line-break/>INSERT INTO tb_cidades VALUES (5509, 17, 'PI', 'Elesbao Veloso');<text:line-break/>INSERT INTO tb_cidades VALUES (5510, 17, 'PI', 'Eliseu Martins');<text:line-break/>INSERT INTO tb_cidades VALUES (5511, 17, 'PI', 'Esperantina');<text:line-break/>INSERT INTO tb_cidades VALUES (5512, 17, 'PI', 'Fartura do Piaui');<text:line-break/>INSERT INTO tb_cidades VALUES (5513, 17, 'PI', 'Flores do Piaui');<text:line-break/>INSERT INTO tb_cidades VALUES (5514, 17, 'PI', 'Floresta do Piaui');<text:line-break/>INSERT INTO tb_cidades VALUES (5515, 17, 'PI', 'Floriano');<text:line-break/>INSERT INTO tb_cidades VALUES (5516, 17, 'PI', 'Francinopolis');<text:line-break/>INSERT INTO tb_cidades VALUES (5517, 17, 'PI', 'Francisco Ayres');<text:line-break/>INSERT INTO tb_cidades VALUES (5518, 17, 'PI', 'Francisco Macedo');<text:line-break/>INSERT INTO tb_cidades VALUES (5519, 17, 'PI', 'Francisco Santos');<text:line-break/>INSERT INTO tb_cidades VALUES (5520, 17, 'PI', 'Fronteiras');<text:line-break/>INSERT INTO tb_cidades VALUES (5521, 17, 'PI', 'Geminiano');<text:line-break/>INSERT INTO tb_cidades VALUES (5522, 17, 'PI', 'Gilbues');<text:line-break/>INSERT INTO tb_cidades VALUES (5523, 17, 'PI', 'Guadalupe');<text:line-break/>INSERT INTO tb_cidades VALUES (5524, 17, 'PI', 'Guaribas');<text:line-break/>INSERT INTO tb_cidades VALUES (5525, 17, 'PI', 'Hugo Napoleao');<text:line-break/>INSERT INTO tb_cidades VALUES (5526, 17, 'PI', 'Ilha Grande');<text:line-break/>INSERT INTO tb_cidades VALUES (5527, 17, 'PI', 'Inhuma');<text:line-break/>INSERT INTO tb_cidades VALUES (5528, 17, 'PI', 'Ipiranga do Piaui');<text:line-break/>INSERT INTO tb_cidades VALUES (5529, 17, 'PI', 'Isaias Coelho');<text:line-break/>INSERT INTO tb_cidades VALUES (5530, 17, 'PI', 'Itainopolis');<text:line-break/>INSERT INTO tb_cidades VALUES (5531, 17, 'PI', 'Itaueira');<text:line-break/>INSERT INTO tb_cidades VALUES (5532, 17, 'PI', 'Jacobina do Piaui');<text:line-break/>INSERT INTO tb_cidades VALUES (5533, 17, 'PI', 'Jaicos');<text:line-break/>INSERT INTO tb_cidades VALUES (5534, 17, 'PI', 'Jardim do Mulato');<text:line-break/>INSERT INTO tb_cidades VALUES (5535, 17, 'PI', 'Jatoba do Piaui');<text:line-break/>INSERT INTO tb_cidades VALUES (5536, 17, 'PI', 'Jerumenha');<text:line-break/>INSERT INTO tb_cidades VALUES (5537, 17, 'PI', 'Joao Costa');<text:line-break/>INSERT INTO tb_cidades VALUES (5538, 17, 'PI', 'Joaquim Pires');<text:line-break/>INSERT INTO tb_cidades VALUES (5539, 17, 'PI', 'Joca Marques');<text:line-break/><text:soft-page-break/>INSERT INTO tb_cidades VALUES (5540, 17, 'PI', 'Jose de Freitas');<text:line-break/>INSERT INTO tb_cidades VALUES (5541, 17, 'PI', 'Juazeiro do Piaui');<text:line-break/>INSERT INTO tb_cidades VALUES (5542, 17, 'PI', 'Julio Borges');<text:line-break/>INSERT INTO tb_cidades VALUES (5543, 17, 'PI', 'Jurema');<text:line-break/>INSERT INTO tb_cidades VALUES (5544, 17, 'PI', 'Lagoa Alegre');<text:line-break/>INSERT INTO tb_cidades VALUES (5545, 17, 'PI', 'Lagoa de Sao Francisco');<text:line-break/>INSERT INTO tb_cidades VALUES (5546, 17, 'PI', 'Lagoa do Barro do Piaui');<text:line-break/>INSERT INTO tb_cidades VALUES (5547, 17, 'PI', 'Lagoa do Piaui');<text:line-break/>INSERT INTO tb_cidades VALUES (5548, 17, 'PI', 'Lagoa do Sitio');<text:line-break/>INSERT INTO tb_cidades VALUES (5549, 17, 'PI', 'Lagoinha do Piaui');<text:line-break/>INSERT INTO tb_cidades VALUES (5550, 17, 'PI', 'Landri Sales');<text:line-break/>INSERT INTO tb_cidades VALUES (5551, 17, 'PI', 'Luis Correia');<text:line-break/>INSERT INTO tb_cidades VALUES (5552, 17, 'PI', 'Luzilandia');<text:line-break/>INSERT INTO tb_cidades VALUES (5553, 17, 'PI', 'Madeiro');<text:line-break/>INSERT INTO tb_cidades VALUES (5554, 17, 'PI', 'Manoel Emidio');<text:line-break/>INSERT INTO tb_cidades VALUES (5555, 17, 'PI', 'Marcolandia');<text:line-break/>INSERT INTO tb_cidades VALUES (5556, 17, 'PI', 'Marcos Parente');<text:line-break/>INSERT INTO tb_cidades VALUES (5557, 17, 'PI', 'Massape do Piaui');<text:line-break/>INSERT INTO tb_cidades VALUES (5558, 17, 'PI', 'Matias Olimpio');<text:line-break/>INSERT INTO tb_cidades VALUES (5559, 17, 'PI', 'Miguel Alves');<text:line-break/>INSERT INTO tb_cidades VALUES (5560, 17, 'PI', 'Miguel Leao');<text:line-break/>INSERT INTO tb_cidades VALUES (5561, 17, 'PI', 'Milton Brandao');<text:line-break/>INSERT INTO tb_cidades VALUES (5562, 17, 'PI', 'Monsenhor Gil');<text:line-break/>INSERT INTO tb_cidades VALUES (5563, 17, 'PI', 'Monsenhor Hipolito');<text:line-break/>INSERT INTO tb_cidades VALUES (5564, 17, 'PI', 'Monte Alegre do Piaui');<text:line-break/>INSERT INTO tb_cidades VALUES (5565, 17, 'PI', 'Morro Cabeca No Tempo');<text:line-break/>INSERT INTO tb_cidades VALUES (5566, 17, 'PI', 'Morro do Chapeu do Piaui');<text:line-break/>INSERT INTO tb_cidades VALUES (5567, 17, 'PI', 'Murici dos Portelas');<text:line-break/>INSERT INTO tb_cidades VALUES (5568, 17, 'PI', 'Nazare do Piaui');<text:line-break/>INSERT INTO tb_cidades VALUES (5569, 17, 'PI', 'Nossa Senhora de Nazare');<text:line-break/>INSERT INTO tb_cidades VALUES (5570, 17, 'PI', 'Nossa Senhora dos Remedios');<text:line-break/>INSERT INTO tb_cidades VALUES (5571, 17, 'PI', 'Nova Santa Rita');<text:line-break/>INSERT INTO tb_cidades VALUES (5572, 17, 'PI', 'Novo Nilo');<text:line-break/>INSERT INTO tb_cidades VALUES (5573, 17, 'PI', 'Novo Oriente do Piaui');<text:line-break/>INSERT INTO tb_cidades VALUES (5574, 17, 'PI', 'Novo Santo Antonio');<text:line-break/>INSERT INTO tb_cidades VALUES (5575, 17, 'PI', 'Oeiras');<text:line-break/>INSERT INTO tb_cidades VALUES (5576, 17, 'PI', 'Olho D''agua Do Piaui');<text:line-break/>INSERT INTO tb_cidades VALUES (5577, 17, 'PI', 'Padre Marcos');<text:line-break/>INSERT INTO tb_cidades VALUES (5578, 17, 'PI', 'Paes Landim');<text:line-break/>INSERT INTO tb_cidades VALUES (5579, 17, 'PI', 'Pajeu do Piaui');<text:line-break/>INSERT INTO tb_cidades VALUES (5580, 17, 'PI', 'Palmeira do Piaui');<text:line-break/>INSERT INTO tb_cidades VALUES (5581, 17, 'PI', 'Palmeirais');<text:line-break/>INSERT INTO tb_cidades VALUES (5582, 17, 'PI', 'Paqueta');<text:line-break/>INSERT INTO tb_cidades VALUES (5583, 17, 'PI', 'Parnagua');<text:line-break/>INSERT INTO tb_cidades VALUES (5584, 17, 'PI', 'Parnaiba');<text:line-break/>INSERT INTO tb_cidades VALUES (5585, 17, 'PI', 'Passagem Franca do Piaui');<text:line-break/>INSERT INTO tb_cidades VALUES (5586, 17, 'PI', 'Patos do Piaui');<text:line-break/>INSERT INTO tb_cidades VALUES (5587, 17, 'PI', 'Paulistana');<text:line-break/>INSERT INTO tb_cidades VALUES (5588, 17, 'PI', 'Pavussu');<text:line-break/>INSERT INTO tb_cidades VALUES (5589, 17, 'PI', 'Pedro Ii');<text:line-break/>INSERT INTO tb_cidades VALUES (5590, 17, 'PI', 'Pedro Laurentino');<text:line-break/>INSERT INTO tb_cidades VALUES (5591, 17, 'PI', 'Picos');<text:line-break/><text:soft-page-break/>INSERT INTO tb_cidades VALUES (5592, 17, 'PI', 'Pimenteiras');<text:line-break/>INSERT INTO tb_cidades VALUES (5593, 17, 'PI', 'Pio Ix');<text:line-break/>INSERT INTO tb_cidades VALUES (5594, 17, 'PI', 'Piracuruca');<text:line-break/>INSERT INTO tb_cidades VALUES (5595, 17, 'PI', 'Piripiri');<text:line-break/>INSERT INTO tb_cidades VALUES (5596, 17, 'PI', 'Porto');<text:line-break/>INSERT INTO tb_cidades VALUES (5597, 17, 'PI', 'Porto Alegre do Piaui');<text:line-break/>INSERT INTO tb_cidades VALUES (5598, 17, 'PI', 'Prata do Piaui');<text:line-break/>INSERT INTO tb_cidades VALUES (5599, 17, 'PI', 'Queimada Nova');<text:line-break/>INSERT INTO tb_cidades VALUES (5600, 17, 'PI', 'Redencao do Gurgueia');<text:line-break/>INSERT INTO tb_cidades VALUES (5601, 17, 'PI', 'Regeneracao');<text:line-break/>INSERT INTO tb_cidades VALUES (5602, 17, 'PI', 'Riacho Frio');<text:line-break/>INSERT INTO tb_cidades VALUES (5603, 17, 'PI', 'Ribeira do Piaui');<text:line-break/>INSERT INTO tb_cidades VALUES (5604, 17, 'PI', 'Ribeiro Goncalves');<text:line-break/>INSERT INTO tb_cidades VALUES (5605, 17, 'PI', 'Rio Grande do Piaui');<text:line-break/>INSERT INTO tb_cidades VALUES (5606, 17, 'PI', 'Santa Cruz do Piaui');<text:line-break/>INSERT INTO tb_cidades VALUES (5607, 17, 'PI', 'Santa Cruz dos Milagres');<text:line-break/>INSERT INTO tb_cidades VALUES (5608, 17, 'PI', 'Santa Filomena');<text:line-break/>INSERT INTO tb_cidades VALUES (5609, 17, 'PI', 'Santa Luz');<text:line-break/>INSERT INTO tb_cidades VALUES (5610, 17, 'PI', 'Santa Rosa do Piaui');<text:line-break/>INSERT INTO tb_cidades VALUES (5611, 17, 'PI', 'Santana do Piaui');<text:line-break/>INSERT INTO tb_cidades VALUES (5612, 17, 'PI', 'Santo Antonio de Lisboa');<text:line-break/>INSERT INTO tb_cidades VALUES (5613, 17, 'PI', 'Santo Antonio dos Milagres');<text:line-break/>INSERT INTO tb_cidades VALUES (5614, 17, 'PI', 'Santo Inacio do Piaui');<text:line-break/>INSERT INTO tb_cidades VALUES (5615, 17, 'PI', 'Sao Braz do Piaui');<text:line-break/>INSERT INTO tb_cidades VALUES (5616, 17, 'PI', 'Sao Felix do Piaui');<text:line-break/>INSERT INTO tb_cidades VALUES (5617, 17, 'PI', 'Sao Francisco de Assis do Piaui');<text:line-break/>INSERT INTO tb_cidades VALUES (5618, 17, 'PI', 'Sao Francisco do Piaui');<text:line-break/>INSERT INTO tb_cidades VALUES (5619, 17, 'PI', 'Sao Goncalo do Gurgueia');<text:line-break/>INSERT INTO tb_cidades VALUES (5620, 17, 'PI', 'Sao Goncalo do Piaui');<text:line-break/>INSERT INTO tb_cidades VALUES (5621, 17, 'PI', 'Sao Joao da Canabrava');<text:line-break/>INSERT INTO tb_cidades VALUES (5622, 17, 'PI', 'Sao Joao da Fronteira');<text:line-break/>INSERT INTO tb_cidades VALUES (5623, 17, 'PI', 'Sao Joao da Serra');<text:line-break/>INSERT INTO tb_cidades VALUES (5624, 17, 'PI', 'Sao Joao da Varjota');<text:line-break/>INSERT INTO tb_cidades VALUES (5625, 17, 'PI', 'Sao Joao do Arraial');<text:line-break/>INSERT INTO tb_cidades</text:p>
      <text:p text:style-name="Standard"><text:s/>VALUES (5626, 17, 'PI', 'Sao Joao do Piaui');<text:line-break/>INSERT INTO tb_cidades VALUES (5627, 17, 'PI', 'Sao Jose do Divino');<text:line-break/>INSERT INTO tb_cidades VALUES (5628, 17, 'PI', 'Sao Jose do Peixe');<text:line-break/>INSERT INTO tb_cidades VALUES (5629, 17, 'PI', 'Sao Jose do Piaui');<text:line-break/>INSERT INTO tb_cidades VALUES (5630, 17, 'PI', 'Sao Juliao');<text:line-break/>INSERT INTO tb_cidades VALUES (5631, 17, 'PI', 'Sao Lourenco do Piaui');<text:line-break/>INSERT INTO tb_cidades VALUES (5632, 17, 'PI', 'Sao Luis do Piaui');<text:line-break/>INSERT INTO tb_cidades VALUES (5633, 17, 'PI', 'Sao Miguel da Baixa Grande');<text:line-break/>INSERT INTO tb_cidades VALUES (5634, 17, 'PI', 'Sao Miguel do Fidalgo');<text:line-break/>INSERT INTO tb_cidades VALUES (5635, 17, 'PI', 'Sao Miguel do Tapuio');<text:line-break/>INSERT INTO tb_cidades VALUES (5636, 17, 'PI', 'Sao Pedro do Piaui');<text:line-break/>INSERT INTO tb_cidades VALUES (5637, 17, 'PI', 'Sao Raimundo Nonato');<text:line-break/>INSERT INTO tb_cidades VALUES (5638, 17, 'PI', 'Sebastiao Barros');<text:line-break/>INSERT INTO tb_cidades VALUES (5639, 17, 'PI', 'Sebastiao Leal');<text:line-break/>INSERT INTO tb_cidades VALUES (5640, 17, 'PI', 'Sigefredo Pacheco');<text:line-break/>INSERT INTO tb_cidades VALUES (5641, 17, 'PI', 'Simoes');<text:line-break/>INSERT INTO tb_cidades VALUES (5642, 17, 'PI', 'Simplicio Mendes');<text:line-break/><text:soft-page-break/>INSERT INTO tb_cidades VALUES (5643, 17, 'PI', 'Socorro do Piaui');<text:line-break/>INSERT INTO tb_cidades VALUES (5644, 17, 'PI', 'Sussuapara');<text:line-break/>INSERT INTO tb_cidades VALUES (5645, 17, 'PI', 'Tamboril do Piaui');<text:line-break/>INSERT INTO tb_cidades VALUES (5646, 17, 'PI', 'Tanque do Piaui');<text:line-break/>INSERT INTO tb_cidades VALUES (5647, 17, 'PI', 'Teresina');<text:line-break/>INSERT INTO tb_cidades VALUES (5648, 17, 'PI', 'Uniao');<text:line-break/>INSERT INTO tb_cidades VALUES (5649, 17, 'PI', 'Urucui');<text:line-break/>INSERT INTO tb_cidades VALUES (5650, 17, 'PI', 'Valenca do Piaui');<text:line-break/>INSERT INTO tb_cidades VALUES (5651, 17, 'PI', 'Varzea Branca');<text:line-break/>INSERT INTO tb_cidades VALUES (5652, 17, 'PI', 'Varzea Grande');<text:line-break/>INSERT INTO tb_cidades VALUES (5653, 17, 'PI', 'Vera Mendes');<text:line-break/>INSERT INTO tb_cidades VALUES (5654, 17, 'PI', 'Vila Nova do Piaui');<text:line-break/>INSERT INTO tb_cidades VALUES (5655, 17, 'PI', 'Wall Ferraz');<text:line-break/>INSERT INTO tb_cidades VALUES (5656, 18, 'PR', 'Abapa');<text:line-break/>INSERT INTO tb_cidades VALUES (5657, 18, 'PR', 'Abatia');<text:line-break/>INSERT INTO tb_cidades VALUES (5658, 18, 'PR', 'Acampamento das Minas');<text:line-break/>INSERT INTO tb_cidades VALUES (5659, 18, 'PR', 'Acungui');<text:line-break/>INSERT INTO tb_cidades VALUES (5660, 18, 'PR', 'Adhemar de Barros');<text:line-break/>INSERT INTO tb_cidades VALUES (5661, 18, 'PR', 'Adrianopolis');<text:line-break/>INSERT INTO tb_cidades VALUES (5662, 18, 'PR', 'Agostinho');<text:line-break/>INSERT INTO tb_cidades VALUES (5663, 18, 'PR', 'Agua Azul');<text:line-break/>INSERT INTO tb_cidades VALUES (5664, 18, 'PR', 'Agua Boa');<text:line-break/>INSERT INTO tb_cidades VALUES (5665, 18, 'PR', 'Agua Branca');<text:line-break/>INSERT INTO tb_cidades VALUES (5666, 18, 'PR', 'Agua do Boi');<text:line-break/>INSERT INTO tb_cidades VALUES (5667, 18, 'PR', 'Agua Mineral');<text:line-break/>INSERT INTO tb_cidades VALUES (5668, 18, 'PR', 'Agua Vermelha');<text:line-break/>INSERT INTO tb_cidades VALUES (5669, 18, 'PR', 'Agudos do Sul');<text:line-break/>INSERT INTO tb_cidades VALUES (5670, 18, 'PR', 'Alecrim');<text:line-break/>INSERT INTO tb_cidades VALUES (5671, 18, 'PR', 'Alexandra');<text:line-break/>INSERT INTO tb_cidades VALUES (5672, 18, 'PR', 'Almirante Tamandare');<text:line-break/>INSERT INTO tb_cidades VALUES (5673, 18, 'PR', 'Altamira do Parana');<text:line-break/>INSERT INTO tb_cidades VALUES (5674, 18, 'PR', 'Altaneira');<text:line-break/>INSERT INTO tb_cidades VALUES (5675, 18, 'PR', 'Alto Alegre');<text:line-break/>INSERT INTO tb_cidades VALUES (5676, 18, 'PR', 'Alto Alegre do Iguacu');<text:line-break/>INSERT INTO tb_cidades VALUES (5677, 18, 'PR', 'Alto Amparo');<text:line-break/>INSERT INTO tb_cidades VALUES (5678, 18, 'PR', 'Alto do Amparo');<text:line-break/>INSERT INTO tb_cidades VALUES (5679, 18, 'PR', 'Alto Para');<text:line-break/>INSERT INTO tb_cidades VALUES (5680, 18, 'PR', 'Alto Parana');<text:line-break/>INSERT INTO tb_cidades VALUES (5681, 18, 'PR', 'Alto Piquiri');<text:line-break/>INSERT INTO tb_cidades VALUES (5682, 18, 'PR', 'Alto Pora');<text:line-break/>INSERT INTO tb_cidades VALUES (5683, 18, 'PR', 'Alto Sabia');<text:line-break/>INSERT INTO tb_cidades VALUES (5684, 18, 'PR', 'Alto Santa Fe');<text:line-break/>INSERT INTO tb_cidades VALUES (5685, 18, 'PR', 'Alto Sao Joao');<text:line-break/>INSERT INTO tb_cidades VALUES (5686, 18, 'PR', 'Altonia');<text:line-break/>INSERT INTO tb_cidades VALUES (5687, 18, 'PR', 'Alvorada do Iguacu');<text:line-break/>INSERT INTO tb_cidades VALUES (5688, 18, 'PR', 'Alvorada do Sul');<text:line-break/>INSERT INTO tb_cidades VALUES (5689, 18, 'PR', 'Amapora');<text:line-break/>INSERT INTO tb_cidades VALUES (5690, 18, 'PR', 'Amorinha');<text:line-break/>INSERT INTO tb_cidades VALUES (5691, 18, 'PR', 'Ampere');<text:line-break/>INSERT INTO tb_cidades VALUES (5692, 18, 'PR', 'Anahy');<text:line-break/>INSERT INTO tb_cidades VALUES (5693, 18, 'PR', 'Andira');<text:line-break/>INSERT INTO tb_cidades VALUES (5694, 18, 'PR', 'Andorinhas');<text:line-break/><text:soft-page-break/>INSERT INTO tb_cidades VALUES (5695, 18, 'PR', 'Angai');<text:line-break/>INSERT INTO tb_cidades VALUES (5696, 18, 'PR', 'Angulo');<text:line-break/>INSERT INTO tb_cidades VALUES (5697, 18, 'PR', 'Antas');<text:line-break/>INSERT INTO tb_cidades VALUES (5698, 18, 'PR', 'Antonina');<text:line-break/>INSERT INTO tb_cidades VALUES (5699, 18, 'PR', 'Antonio Brandao de Oliveira');<text:line-break/>INSERT INTO tb_cidades VALUES (5700, 18, 'PR', 'Antonio Olinto');<text:line-break/>INSERT INTO tb_cidades VALUES (5701, 18, 'PR', 'Anunciacao');<text:line-break/>INSERT INTO tb_cidades VALUES (5702, 18, 'PR', 'Aparecida do Oeste');<text:line-break/>INSERT INTO tb_cidades VALUES (5703, 18, 'PR', 'Apiaba');<text:line-break/>INSERT INTO tb_cidades VALUES (5704, 18, 'PR', 'Apucarana');<text:line-break/>INSERT INTO tb_cidades VALUES (5705, 18, 'PR', 'Aquidaban');<text:line-break/>INSERT INTO tb_cidades VALUES (5706, 18, 'PR', 'Aranha');<text:line-break/>INSERT INTO tb_cidades VALUES (5707, 18, 'PR', 'Arapongas');<text:line-break/>INSERT INTO tb_cidades VALUES (5708, 18, 'PR', 'Arapoti');<text:line-break/>INSERT INTO tb_cidades VALUES (5709, 18, 'PR', 'Arapua');<text:line-break/>INSERT INTO tb_cidades VALUES (5710, 18, 'PR', 'Arapuan');<text:line-break/>INSERT INTO tb_cidades VALUES (5711, 18, 'PR', 'Ararapira');<text:line-break/>INSERT INTO tb_cidades VALUES (5712, 18, 'PR', 'Araruna');<text:line-break/>INSERT INTO tb_cidades VALUES (5713, 18, 'PR', 'Araucaria');<text:line-break/>INSERT INTO tb_cidades VALUES (5714, 18, 'PR', 'Areia Branca dos Assis');<text:line-break/>INSERT INTO tb_cidades VALUES (5715, 18, 'PR', 'Areias');<text:line-break/>INSERT INTO tb_cidades VALUES (5716, 18, 'PR', 'Aricanduva');<text:line-break/>INSERT INTO tb_cidades VALUES (5717, 18, 'PR', 'Ariranha do Ivai');<text:line-break/>INSERT INTO tb_cidades VALUES (5718, 18, 'PR', 'Aroeira');<text:line-break/>INSERT INTO tb_cidades VALUES (5719, 18, 'PR', 'Arquimedes');<text:line-break/>INSERT INTO tb_cidades VALUES (5720, 18, 'PR', 'Assai');<text:line-break/>INSERT INTO tb_cidades VALUES (5721, 18, 'PR', 'Assis Chateaubriand');<text:line-break/>INSERT INTO tb_cidades VALUES (5722, 18, 'PR', 'Astorga');<text:line-break/>INSERT INTO tb_cidades VALUES (5723, 18, 'PR', 'Atalaia');<text:line-break/>INSERT INTO tb_cidades VALUES (5724, 18, 'PR', 'Aurora do Iguacu');<text:line-break/>INSERT INTO tb_cidades VALUES (5725, 18, 'PR', 'Bairro Cachoeira');<text:line-break/>INSERT INTO tb_cidades VALUES (5726, 18, 'PR', 'Bairro do Felisberto');<text:line-break/>INSERT INTO tb_cidades VALUES (5727, 18, 'PR', 'Bairro Limoeiro');<text:line-break/>INSERT INTO tb_cidades VALUES (5728, 18, 'PR', 'Balsa Nova');<text:line-break/>INSERT INTO tb_cidades VALUES (5729, 18, 'PR', 'Bandeirantes');<text:line-break/>INSERT INTO tb_cidades VALUES (5730, 18, 'PR', 'Bandeirantes D''oeste');<text:line-break/>INSERT INTO tb_cidades VALUES (5731, 18, 'PR', 'Banhado');<text:line-break/>INSERT INTO tb_cidades VALUES (5732, 18, 'PR', 'Barao de Lucena');<text:line-break/>INSERT INTO tb_cidades VALUES (5733, 18, 'PR', 'Barbosa Ferraz');<text:line-break/>INSERT INTO tb_cidades VALUES (5734, 18, 'PR', 'Barra Bonita');<text:line-break/>INSERT INTO tb_cidades VALUES (5735, 18, 'PR', 'Barra do Jacare');<text:line-break/>INSERT INTO tb_cidades VALUES (5736, 18, 'PR', 'Barra Grande');<text:line-break/>INSERT INTO tb_cidades VALUES (5737, 18, 'PR', 'Barra Mansa');<text:line-break/>INSERT INTO tb_cidades VALUES (5738, 18, 'PR', 'Barra Santa Salete');<text:line-break/>INSERT INTO tb_cidades VALUES (5739, 18, 'PR', 'Barracao');<text:line-break/>INSERT INTO tb_cidades VALUES (5740, 18, 'PR', 'Barras');<text:line-break/>INSERT INTO tb_cidades VALUES (5741, 18, 'PR', 'Barreiro');<text:line-break/>INSERT INTO tb_cidades VALUES (5742, 18, 'PR', 'Barreiro das Frutas');<text:line-break/>INSERT INTO tb_cidades VALUES (5743, 18, 'PR', 'Barreiros');<text:line-break/>INSERT INTO tb_cidades VALUES (5744, 18, 'PR', 'Barrinha');<text:line-break/>INSERT INTO tb_cidades VALUES (5745, 18, 'PR', 'Barro Preto');<text:line-break/>INSERT INTO tb_cidades VALUES (5746, 18, 'PR', 'Bateias');<text:line-break/><text:soft-page-break/>INSERT INTO tb_cidades VALUES (5747, 18, 'PR', 'Baulandia');<text:line-break/>INSERT INTO tb_cidades VALUES (5748, 18, 'PR', 'Bela Vista');<text:line-break/>INSERT INTO tb_cidades VALUES (5749, 18, 'PR', 'Bela Vista do Caroba');<text:line-break/>INSERT INTO tb_cidades VALUES (5750, 18, 'PR', 'Bela Vista do Ivai');<text:line-break/>INSERT INTO tb_cidades VALUES (5751, 18, 'PR', 'Bela Vista do Paraiso');<text:line-break/>INSERT INTO tb_cidades VALUES (5752, 18, 'PR', 'Bela Vista do Piquiri');<text:line-break/>INSERT INTO tb_cidades VALUES (5753, 18, 'PR', 'Bela Vista do Tapiracui');<text:line-break/>INSERT INTO tb_cidades VALUES (5754, 18, 'PR', 'Bentopolis');<text:line-break/>INSERT INTO tb_cidades VALUES (5755, 18, 'PR', 'Bernardelli');<text:line-break/>INSERT INTO tb_cidades VALUES (5756, 18, 'PR', 'Betaras');<text:line-break/>INSERT INTO tb_cidades VALUES (5757, 18, 'PR', 'Bituruna');<text:line-break/>INSERT INTO tb_cidades VALUES (5758, 18, 'PR', 'Boa Esperanca');<text:line-break/>INSERT INTO tb_cidades VALUES (5759, 18, 'PR', 'Boa Esperanca do Iguacu');<text:line-break/>INSERT INTO tb_cidades VALUES (5760, 18, 'PR', 'Boa Ventura de Sao Roque');<text:line-break/>INSERT INTO tb_cidades VALUES (5761, 18, 'PR', 'Boa Vista');<text:line-break/>INSERT INTO tb_cidades VALUES (5762, 18, 'PR', 'Boa Vista da Aparecida');<text:line-break/>INSERT INTO tb_cidades VALUES (5763, 18, 'PR', 'Bocaina');<text:line-break/>INSERT INTO tb_cidades VALUES (5764, 18, 'PR', 'Bocaiuva do Sul');<text:line-break/>INSERT INTO tb_cidades VALUES (5765, 18, 'PR', 'Bom Jardim do Sul');<text:line-break/>INSERT INTO tb_cidades VALUES (5766, 18, 'PR', 'Bom Jesus do Sul');<text:line-break/>INSERT INTO tb_cidades VALUES (5767, 18, 'PR', 'Bom Progresso');<text:line-break/>INSERT INTO tb_cidades VALUES (5768, 18, 'PR', 'Bom Retiro');<text:line-break/>INSERT INTO tb_cidades VALUES (5769, 18, 'PR', 'Bom Sucesso');<text:line-break/>INSERT INTO tb_cidades VALUES (5770, 18, 'PR', 'Bom Sucesso do Sul');<text:line-break/>INSERT INTO tb_cidades VALUES (5771, 18, 'PR', 'Borda do Campo');<text:line-break/>INSERT INTO tb_cidades VALUES (5772, 18, 'PR', 'Borda do Campo de Sao Sebastiao');<text:line-break/>INSERT INTO tb_cidades VALUES (5773, 18, 'PR', 'Borman');<text:line-break/>INSERT INTO tb_cidades VALUES (5774, 18, 'PR', 'Borrazopolis');<text:line-break/>INSERT INTO tb_cidades VALUES (5775, 18, 'PR', 'Botuquara');<text:line-break/>INSERT INTO tb_cidades VALUES (5776, 18, 'PR', 'Bourbonia');<text:line-break/>INSERT INTO tb_cidades VALUES (5777, 18, 'PR', 'Braganey');<text:line-break/>INSERT INTO tb_cidades VALUES (5778, 18, 'PR', 'Bragantina');<text:line-break/>INSERT INTO tb_cidades VALUES (5779, 18, 'PR', 'Brasilandia</text:p>
      <text:p text:style-name="Standard"><text:s/>do Sul');<text:line-break/>INSERT INTO tb_cidades VALUES (5780, 18, 'PR', 'Bugre');<text:line-break/>INSERT INTO tb_cidades VALUES (5781, 18, 'PR', 'Bulcao');<text:line-break/>INSERT INTO tb_cidades VALUES (5782, 18, 'PR', 'Cabrito');<text:line-break/>INSERT INTO tb_cidades VALUES (5783, 18, 'PR', 'Cacatu');<text:line-break/>INSERT INTO tb_cidades VALUES (5784, 18, 'PR', 'Cachoeira');<text:line-break/>INSERT INTO tb_cidades VALUES (5785, 18, 'PR', 'Cachoeira de Cima');<text:line-break/>INSERT INTO tb_cidades VALUES (5786, 18, 'PR', 'Cachoeira de Sao Jose');<text:line-break/>INSERT INTO tb_cidades VALUES (5787, 18, 'PR', 'Cachoeira do Espirito Santo');<text:line-break/>INSERT INTO tb_cidades VALUES (5788, 18, 'PR', 'Cachoeirinha');<text:line-break/>INSERT INTO tb_cidades VALUES (5789, 18, 'PR', 'Cadeadinho');<text:line-break/>INSERT INTO tb_cidades VALUES (5790, 18, 'PR', 'Caetano Mendes');<text:line-break/>INSERT INTO tb_cidades VALUES (5791, 18, 'PR', 'Cafeara');<text:line-break/>INSERT INTO tb_cidades VALUES (5792, 18, 'PR', 'Cafeeiros');<text:line-break/>INSERT INTO tb_cidades VALUES (5793, 18, 'PR', 'Cafelandia');<text:line-break/>INSERT INTO tb_cidades VALUES (5794, 18, 'PR', 'Cafezal do Sul');<text:line-break/>INSERT INTO tb_cidades VALUES (5795, 18, 'PR', 'Caita');<text:line-break/>INSERT INTO tb_cidades VALUES (5796, 18, 'PR', 'Caixa Prego');<text:line-break/>INSERT INTO tb_cidades VALUES (5797, 18, 'PR', 'California');<text:line-break/><text:soft-page-break/>INSERT INTO tb_cidades VALUES (5798, 18, 'PR', 'Calogeras');<text:line-break/>INSERT INTO tb_cidades VALUES (5799, 18, 'PR', 'Cambara');<text:line-break/>INSERT INTO tb_cidades VALUES (5800, 18, 'PR', 'Cambe');<text:line-break/>INSERT INTO tb_cidades VALUES (5801, 18, 'PR', 'Cambiju');<text:line-break/>INSERT INTO tb_cidades VALUES (5802, 18, 'PR', 'Cambira');<text:line-break/>INSERT INTO tb_cidades VALUES (5803, 18, 'PR', 'Campestrinho');<text:line-break/>INSERT INTO tb_cidades VALUES (5804, 18, 'PR', 'Campina');<text:line-break/>INSERT INTO tb_cidades VALUES (5805, 18, 'PR', 'Campina da Lagoa');<text:line-break/>INSERT INTO tb_cidades VALUES (5806, 18, 'PR', 'Campina do Miranguava');<text:line-break/>INSERT INTO tb_cidades VALUES (5807, 18, 'PR', 'Campina do Simao');<text:line-break/>INSERT INTO tb_cidades VALUES (5808, 18, 'PR', 'Campina dos Furtados');<text:line-break/>INSERT INTO tb_cidades VALUES (5809, 18, 'PR', 'Campina Grande do Sul');<text:line-break/>INSERT INTO tb_cidades VALUES (5810, 18, 'PR', 'Campinas');<text:line-break/>INSERT INTO tb_cidades VALUES (5811, 18, 'PR', 'Campo Bonito');<text:line-break/>INSERT INTO tb_cidades VALUES (5812, 18, 'PR', 'Campo do Meio');<text:line-break/>INSERT INTO tb_cidades VALUES (5813, 18, 'PR', 'Campo do Tenente');<text:line-break/>INSERT INTO tb_cidades VALUES (5814, 18, 'PR', 'Campo Largo');<text:line-break/>INSERT INTO tb_cidades VALUES (5815, 18, 'PR', 'Campo Largo da Roseira');<text:line-break/>INSERT INTO tb_cidades VALUES (5816, 18, 'PR', 'Campo Magro');<text:line-break/>INSERT INTO tb_cidades VALUES (5817, 18, 'PR', 'Campo Mourao');<text:line-break/>INSERT INTO tb_cidades VALUES (5818, 18, 'PR', 'Candido de Abreu');<text:line-break/>INSERT INTO tb_cidades VALUES (5819, 18, 'PR', 'Candoi');<text:line-break/>INSERT INTO tb_cidades VALUES (5820, 18, 'PR', 'Canela');<text:line-break/>INSERT INTO tb_cidades VALUES (5821, 18, 'PR', 'Cantagalo');<text:line-break/>INSERT INTO tb_cidades VALUES (5822, 18, 'PR', 'Canzianopolis');<text:line-break/>INSERT INTO tb_cidades VALUES (5823, 18, 'PR', 'Capanema');<text:line-break/>INSERT INTO tb_cidades VALUES (5824, 18, 'PR', 'Capao Alto');<text:line-break/>INSERT INTO tb_cidades VALUES (5825, 18, 'PR', 'Capao Bonito');<text:line-break/>INSERT INTO tb_cidades VALUES (5826, 18, 'PR', 'Capao da Lagoa');<text:line-break/>INSERT INTO tb_cidades VALUES (5827, 18, 'PR', 'Capao Grande');<text:line-break/>INSERT INTO tb_cidades VALUES (5828, 18, 'PR', 'Capao Rico');<text:line-break/>INSERT INTO tb_cidades VALUES (5829, 18, 'PR', 'Capitao Leonidas Marques');<text:line-break/>INSERT INTO tb_cidades VALUES (5830, 18, 'PR', 'Capivara');<text:line-break/>INSERT INTO tb_cidades VALUES (5831, 18, 'PR', 'Capoeirinha');<text:line-break/>INSERT INTO tb_cidades VALUES (5832, 18, 'PR', 'Cara Pintado');<text:line-break/>INSERT INTO tb_cidades VALUES (5833, 18, 'PR', 'Cara-cara');<text:line-break/>INSERT INTO tb_cidades VALUES (5834, 18, 'PR', 'Caraja');<text:line-break/>INSERT INTO tb_cidades VALUES (5835, 18, 'PR', 'Carambei');<text:line-break/>INSERT INTO tb_cidades VALUES (5836, 18, 'PR', 'Caramuru');<text:line-break/>INSERT INTO tb_cidades VALUES (5837, 18, 'PR', 'Caratuva');<text:line-break/>INSERT INTO tb_cidades VALUES (5838, 18, 'PR', 'Carazinho');<text:line-break/>INSERT INTO tb_cidades VALUES (5839, 18, 'PR', 'Carbonera');<text:line-break/>INSERT INTO tb_cidades VALUES (5840, 18, 'PR', 'Carlopolis');<text:line-break/>INSERT INTO tb_cidades VALUES (5841, 18, 'PR', 'Casa Nova');<text:line-break/>INSERT INTO tb_cidades VALUES (5842, 18, 'PR', 'Cascatinha');<text:line-break/>INSERT INTO tb_cidades VALUES (5843, 18, 'PR', 'Cascavel');<text:line-break/>INSERT INTO tb_cidades VALUES (5844, 18, 'PR', 'Castro');<text:line-break/>INSERT INTO tb_cidades VALUES (5845, 18, 'PR', 'Catanduvas');<text:line-break/>INSERT INTO tb_cidades VALUES (5846, 18, 'PR', 'Catanduvas do Sul');<text:line-break/>INSERT INTO tb_cidades VALUES (5847, 18, 'PR', 'Catarinenses');<text:line-break/>INSERT INTO tb_cidades VALUES (5848, 18, 'PR', 'Caxambu');<text:line-break/>INSERT INTO tb_cidades VALUES (5849, 18, 'PR', 'Cedro');<text:line-break/><text:soft-page-break/>INSERT INTO tb_cidades VALUES (5850, 18, 'PR', 'Centenario');<text:line-break/>INSERT INTO tb_cidades VALUES (5851, 18, 'PR', 'Centenario do Sul');<text:line-break/>INSERT INTO tb_cidades VALUES (5852, 18, 'PR', 'Central Lupion');<text:line-break/>INSERT INTO tb_cidades VALUES (5853, 18, 'PR', 'Centralito');<text:line-break/>INSERT INTO tb_cidades VALUES (5854, 18, 'PR', 'Centro Novo');<text:line-break/>INSERT INTO tb_cidades VALUES (5855, 18, 'PR', 'Cerne');<text:line-break/>INSERT INTO tb_cidades VALUES (5856, 18, 'PR', 'Cerrado Grande');<text:line-break/>INSERT INTO tb_cidades VALUES (5857, 18, 'PR', 'Cerro Azul');<text:line-break/>INSERT INTO tb_cidades VALUES (5858, 18, 'PR', 'Cerro Velho');<text:line-break/>INSERT INTO tb_cidades VALUES (5859, 18, 'PR', 'Ceu Azul');<text:line-break/>INSERT INTO tb_cidades VALUES (5860, 18, 'PR', 'Chopinzinho');<text:line-break/>INSERT INTO tb_cidades VALUES (5861, 18, 'PR', 'Cianorte');<text:line-break/>INSERT INTO tb_cidades VALUES (5862, 18, 'PR', 'Cidade Gaucha');<text:line-break/>INSERT INTO tb_cidades VALUES (5863, 18, 'PR', 'Cintra Pimentel');<text:line-break/>INSERT INTO tb_cidades VALUES (5864, 18, 'PR', 'Clevelandia');<text:line-break/>INSERT INTO tb_cidades VALUES (5865, 18, 'PR', 'Coitinho');<text:line-break/>INSERT INTO tb_cidades VALUES (5866, 18, 'PR', 'Colombo');<text:line-break/>INSERT INTO tb_cidades VALUES (5867, 18, 'PR', 'Colonia Acioli');<text:line-break/>INSERT INTO tb_cidades VALUES (5868, 18, 'PR', 'Colonia Castelhanos');<text:line-break/>INSERT INTO tb_cidades VALUES (5869, 18, 'PR', 'Colonia Castrolanda');<text:line-break/>INSERT INTO tb_cidades VALUES (5870, 18, 'PR', 'Colonia Centenario');<text:line-break/>INSERT INTO tb_cidades VALUES (5871, 18, 'PR', 'Colonia Cristina');<text:line-break/>INSERT INTO tb_cidades VALUES (5872, 18, 'PR', 'Colonia Dom Carlos');<text:line-break/>INSERT INTO tb_cidades VALUES (5873, 18, 'PR', 'Colonia Esperanca');<text:line-break/>INSERT INTO tb_cidades VALUES (5874, 18, 'PR', 'Colonia General Carneiro');<text:line-break/>INSERT INTO tb_cidades VALUES (5875, 18, 'PR', 'Colonia Iapo');<text:line-break/>INSERT INTO tb_cidades VALUES (5876, 18, 'PR', 'Colonia Melissa');<text:line-break/>INSERT INTO tb_cidades VALUES (5877, 18, 'PR', 'Colonia Murici');<text:line-break/>INSERT INTO tb_cidades VALUES (5878, 18, 'PR', 'Colonia Padre Paulo');<text:line-break/>INSERT INTO tb_cidades VALUES (5879, 18, 'PR', 'Colonia Pereira');<text:line-break/>INSERT INTO tb_cidades VALUES (5880, 18, 'PR', 'Colonia Santos Andrade');<text:line-break/>INSERT INTO tb_cidades VALUES (5881, 18, 'PR', 'Colonia Sao Jose');<text:line-break/>INSERT INTO tb_cidades VALUES (5882, 18, 'PR', 'Colonia Sapucai');<text:line-break/>INSERT INTO tb_cidades VALUES (5883, 18, 'PR', 'Colonia Saude');<text:line-break/>INSERT INTO tb_cidades VALUES (5884, 18, 'PR', 'Colonia Tapera');<text:line-break/>INSERT INTO tb_cidades VALUES (5885, 18, 'PR', 'Colorado');<text:line-break/>INSERT INTO tb_cidades VALUES (5886, 18, 'PR', 'Comur');<text:line-break/>INSERT INTO tb_cidades VALUES (5887, 18, 'PR', 'Conceicao');<text:line-break/>INSERT INTO tb_cidades VALUES (5888, 18, 'PR', 'Conchas Velhas');<text:line-break/>INSERT INTO tb_cidades VALUES (5889, 18, 'PR', 'Conciolandia');<text:line-break/>INSERT INTO tb_cidades VALUES (5890, 18, 'PR', 'Congonhas');<text:line-break/>INSERT INTO tb_cidades VALUES (5891, 18, 'PR', 'Congonhinhas');<text:line-break/>INSERT INTO tb_cidades VALUES (5892, 18, 'PR', 'Conselheiro Mairinck');<text:line-break/>INSERT INTO tb_cidades VALUES (5893, 18, 'PR', 'Conselheiro Zacarias');<text:line-break/>INSERT INTO tb_cidades VALUES (5894, 18, 'PR', 'Contenda');<text:line-break/>INSERT INTO tb_cidades VALUES (5895, 18, 'PR', 'Copacabana do Norte');<text:line-break/>INSERT INTO tb_cidades VALUES (5896, 18, 'PR', 'Corbelia');<text:line-break/>INSERT INTO tb_cidades VALUES (5897, 18, 'PR', 'Cornelio Procopio');<text:line-break/>INSERT INTO tb_cidades VALUES (5898, 18, 'PR', 'Coronel Domingos Soares');<text:line-break/>INSERT INTO tb_cidades VALUES (5899, 18, 'PR', 'Coronel Firmino Martins');<text:line-break/>INSERT INTO tb_cidades VALUES (5900, 18, 'PR', 'Coronel Vivida');<text:line-break/>INSERT INTO tb_cidades VALUES (5901, 18, 'PR', 'Correia de Freitas');<text:line-break/><text:soft-page-break/>INSERT INTO tb_cidades VALUES (5902, 18, 'PR', 'Corumbatai do Sul');<text:line-break/>INSERT INTO tb_cidades VALUES (5903, 18, 'PR', 'Corvo');<text:line-break/>INSERT INTO tb_cidades VALUES (5904, 18, 'PR', 'Costeira');<text:line-break/>INSERT INTO tb_cidades VALUES (5905, 18, 'PR', 'Covo');<text:line-break/>INSERT INTO tb_cidades VALUES (5906, 18, 'PR', 'Coxilha Rica');<text:line-break/>INSERT INTO tb_cidades VALUES (5907, 18, 'PR', 'Cristo Rei');<text:line-break/>INSERT INTO tb_cidades VALUES (5908, 18, 'PR', 'Cruz Machado');<text:line-break/>INSERT INTO tb_cidades VALUES (5909, 18, 'PR', 'Cruzeiro do Iguacu');<text:line-break/>INSERT INTO tb_cidades VALUES (5910, 18, 'PR', 'Cruzeiro do Norte');<text:line-break/>INSERT INTO tb_cidades VALUES (5911, 18, 'PR', 'Cruzeiro do Oeste');<text:line-break/>INSERT INTO tb_cidades VALUES (5912, 18, 'PR', 'Cruzeiro do Sul');<text:line-break/>INSERT INTO tb_cidades VALUES (5913, 18, 'PR', 'Cruzmaltina');<text:line-break/>INSERT INTO tb_cidades VALUES (5914, 18, 'PR', 'Cunhaporanga');<text:line-break/>INSERT INTO tb_cidades VALUES (5915, 18, 'PR', 'Curitiba');<text:line-break/>INSERT INTO tb_cidades VALUES (5916, 18, 'PR', 'Curiuva');<text:line-break/>INSERT INTO tb_cidades VALUES (5917, 18, 'PR', 'Curucaca');<text:line-break/>INSERT INTO tb_cidades VALUES (5918, 18, 'PR', 'Deputado Jose Afonso');<text:line-break/>INSERT INTO tb_cidades VALUES (5919, 18, 'PR', 'Despique');<text:line-break/>INSERT INTO tb_cidades VALUES (5920, 18, 'PR', 'Despraiado');<text:line-break/>INSERT INTO tb_cidades VALUES (5921, 18, 'PR', 'Dez de Maio');<text:line-break/>INSERT INTO tb_cidades VALUES (5922, 18, 'PR', 'Diamante');<text:line-break/>INSERT INTO tb_cidades VALUES (5923, 18, 'PR', 'Diamante D''oeste');<text:line-break/>INSERT INTO tb_cidades VALUES (5924, 18, 'PR', 'Diamante do Norte');<text:line-break/>INSERT INTO tb_cidades VALUES (5925, 18, 'PR', 'Diamante do Sul');<text:line-break/>INSERT INTO tb_cidades VALUES (5926, 18, 'PR', 'Doce Grande');<text:line-break/>INSERT INTO tb_cidades VALUES (5927, 18, 'PR', 'Dois Irmaos');<text:line-break/>INSERT INTO tb_cidades VALUES (5928, 18, 'PR', 'Dois Marcos');<text:line-break/>INSERT INTO tb_cidades VALUES (5929, 18, 'PR', 'Dois Vizinhos');<text:line-break/>INSERT INTO tb_cidades VALUES (5930, 18, 'PR', 'Dom Rodrigo');<text:line-break/>INSERT INTO tb_cidades VALUES (5931, 18, 'PR', 'Dorizon');<text:line-break/>INSERT INTO tb_cidades VALUES (5932, 18, 'PR', 'Douradina');<text:line-break/>INSERT INTO tb_cidades VALUES (5933, 18, 'PR', 'Doutor Antonio Paranhos');<text:line-break/>INSERT</text:p>
      <text:p text:style-name="Standard"><text:s/>INTO tb_cidades VALUES (5934, 18, 'PR', 'Doutor Camargo');<text:line-break/>INSERT INTO tb_cidades VALUES (5935, 18, 'PR', 'Doutor Ernesto');<text:line-break/>INSERT INTO tb_cidades VALUES (5936, 18, 'PR', 'Doutor Oliveira Castro');<text:line-break/>INSERT INTO tb_cidades VALUES (5937, 18, 'PR', 'Doutor Ulysses');<text:line-break/>INSERT INTO tb_cidades VALUES (5938, 18, 'PR', 'Eduardo Xavier da Silva');<text:line-break/>INSERT INTO tb_cidades VALUES (5939, 18, 'PR', 'Emboguacu');<text:line-break/>INSERT INTO tb_cidades VALUES (5940, 18, 'PR', 'Emboque');<text:line-break/>INSERT INTO tb_cidades VALUES (5941, 18, 'PR', 'Encantado D''oeste');<text:line-break/>INSERT INTO tb_cidades VALUES (5942, 18, 'PR', 'Encruzilhada');<text:line-break/>INSERT INTO tb_cidades VALUES (5943, 18, 'PR', 'Eneas Marques');<text:line-break/>INSERT INTO tb_cidades VALUES (5944, 18, 'PR', 'Engenheiro Beltrao');<text:line-break/>INSERT INTO tb_cidades VALUES (5945, 18, 'PR', 'Entre Rios');<text:line-break/>INSERT INTO tb_cidades VALUES (5946, 18, 'PR', 'Entre Rios do Oeste');<text:line-break/>INSERT INTO tb_cidades VALUES (5947, 18, 'PR', 'Esperanca do Norte');<text:line-break/>INSERT INTO tb_cidades VALUES (5948, 18, 'PR', 'Esperanca Nova');<text:line-break/>INSERT INTO tb_cidades VALUES (5949, 18, 'PR', 'Espigao Alto do Iguacu');<text:line-break/>INSERT INTO tb_cidades VALUES (5950, 18, 'PR', 'Espirito Santo');<text:line-break/>INSERT INTO tb_cidades VALUES (5951, 18, 'PR', 'Estacao General Lucio');<text:line-break/>INSERT INTO tb_cidades VALUES (5952, 18, 'PR', 'Estacao Roca Nova');<text:line-break/><text:soft-page-break/>INSERT INTO tb_cidades VALUES (5953, 18, 'PR', 'Europa');<text:line-break/>INSERT INTO tb_cidades VALUES (5954, 18, 'PR', 'Euzebio de Oliveira');<text:line-break/>INSERT INTO tb_cidades VALUES (5955, 18, 'PR', 'Faisqueira');<text:line-break/>INSERT INTO tb_cidades VALUES (5956, 18, 'PR', 'Farol');<text:line-break/>INSERT INTO tb_cidades VALUES (5957, 18, 'PR', 'Faxina');<text:line-break/>INSERT INTO tb_cidades VALUES (5958, 18, 'PR', 'Faxinal');<text:line-break/>INSERT INTO tb_cidades VALUES (5959, 18, 'PR', 'Faxinal do Ceu');<text:line-break/>INSERT INTO tb_cidades VALUES (5960, 18, 'PR', 'Faxinal dos Elias');<text:line-break/>INSERT INTO tb_cidades VALUES (5961, 18, 'PR', 'Faxinal Santa Cruz');<text:line-break/>INSERT INTO tb_cidades VALUES (5962, 18, 'PR', 'Fazenda do Brigadeiro');<text:line-break/>INSERT INTO tb_cidades VALUES (5963, 18, 'PR', 'Fazenda dos Barbosas');<text:line-break/>INSERT INTO tb_cidades VALUES (5964, 18, 'PR', 'Fazenda Jangada');<text:line-break/>INSERT INTO tb_cidades VALUES (5965, 18, 'PR', 'Fazenda Rio Grande');<text:line-break/>INSERT INTO tb_cidades VALUES (5966, 18, 'PR', 'Fazenda Salmo Null');<text:line-break/>INSERT INTO tb_cidades VALUES (5967, 18, 'PR', 'Fazendinha');<text:line-break/>INSERT INTO tb_cidades VALUES (5968, 18, 'PR', 'Felpudo');<text:line-break/>INSERT INTO tb_cidades VALUES (5969, 18, 'PR', 'Fenix');<text:line-break/>INSERT INTO tb_cidades VALUES (5970, 18, 'PR', 'Fernandes Pinheiro');<text:line-break/>INSERT INTO tb_cidades VALUES (5971, 18, 'PR', 'Fernao Dias');<text:line-break/>INSERT INTO tb_cidades VALUES (5972, 18, 'PR', 'Ferraria');<text:line-break/>INSERT INTO tb_cidades VALUES (5973, 18, 'PR', 'Ferreiras');<text:line-break/>INSERT INTO tb_cidades VALUES (5974, 18, 'PR', 'Figueira');<text:line-break/>INSERT INTO tb_cidades VALUES (5975, 18, 'PR', 'Figueira do Oeste');<text:line-break/>INSERT INTO tb_cidades VALUES (5976, 18, 'PR', 'Fiusas');<text:line-break/>INSERT INTO tb_cidades VALUES (5977, 18, 'PR', 'Flor da Serra');<text:line-break/>INSERT INTO tb_cidades VALUES (5978, 18, 'PR', 'Flor da Serra do Sul');<text:line-break/>INSERT INTO tb_cidades VALUES (5979, 18, 'PR', 'Florai');<text:line-break/>INSERT INTO tb_cidades VALUES (5980, 18, 'PR', 'Floresta');<text:line-break/>INSERT INTO tb_cidades VALUES (5981, 18, 'PR', 'Florestopolis');<text:line-break/>INSERT INTO tb_cidades VALUES (5982, 18, 'PR', 'Floriano');<text:line-break/>INSERT INTO tb_cidades VALUES (5983, 18, 'PR', 'Florida');<text:line-break/>INSERT INTO tb_cidades VALUES (5984, 18, 'PR', 'Floropolis');<text:line-break/>INSERT INTO tb_cidades VALUES (5985, 18, 'PR', 'Fluviopolis');<text:line-break/>INSERT INTO tb_cidades VALUES (5986, 18, 'PR', 'Formigone');<text:line-break/>INSERT INTO tb_cidades VALUES (5987, 18, 'PR', 'Formosa do Oeste');<text:line-break/>INSERT INTO tb_cidades VALUES (5988, 18, 'PR', 'Foz do Iguacu');<text:line-break/>INSERT INTO tb_cidades VALUES (5989, 18, 'PR', 'Foz do Jordao');<text:line-break/>INSERT INTO tb_cidades VALUES (5990, 18, 'PR', 'Francisco Alves');<text:line-break/>INSERT INTO tb_cidades VALUES (5991, 18, 'PR', 'Francisco Beltrao');<text:line-break/>INSERT INTO tb_cidades VALUES (5992, 18, 'PR', 'Francisco Frederico Teixeira Guimaraes');<text:line-break/>INSERT INTO tb_cidades VALUES (5993, 18, 'PR', 'Frei Timoteo');<text:line-break/>INSERT INTO tb_cidades VALUES (5994, 18, 'PR', 'Fueros');<text:line-break/>INSERT INTO tb_cidades VALUES (5995, 18, 'PR', 'Fundao');<text:line-break/>INSERT INTO tb_cidades VALUES (5996, 18, 'PR', 'Gamadinho');<text:line-break/>INSERT INTO tb_cidades VALUES (5997, 18, 'PR', 'Gamela');<text:line-break/>INSERT INTO tb_cidades VALUES (5998, 18, 'PR', 'Gaucha');<text:line-break/>INSERT INTO tb_cidades VALUES (5999, 18, 'PR', 'Gaviao');<text:line-break/>INSERT INTO tb_cidades VALUES (6000, 18, 'PR', 'General Carneiro');<text:line-break/>INSERT INTO tb_cidades VALUES (6001, 18, 'PR', 'General Osorio');<text:line-break/>INSERT INTO tb_cidades VALUES (6002, 18, 'PR', 'Geremia Lunardelli');<text:line-break/>INSERT INTO tb_cidades VALUES (6003, 18, 'PR', 'Godoy Moreira');<text:line-break/>INSERT INTO tb_cidades VALUES (6004, 18, 'PR', 'Goioere');<text:line-break/><text:soft-page-break/>INSERT INTO tb_cidades VALUES (6005, 18, 'PR', 'Goioxim');<text:line-break/>INSERT INTO tb_cidades VALUES (6006, 18, 'PR', 'Gois');<text:line-break/>INSERT INTO tb_cidades VALUES (6007, 18, 'PR', 'Goncalves Junior');<text:line-break/>INSERT INTO tb_cidades VALUES (6008, 18, 'PR', 'Graciosa');<text:line-break/>INSERT INTO tb_cidades VALUES (6009, 18, 'PR', 'Grandes Rios');<text:line-break/>INSERT INTO tb_cidades VALUES (6010, 18, 'PR', 'Guaipora');<text:line-break/>INSERT INTO tb_cidades VALUES (6011, 18, 'PR', 'Guaira');<text:line-break/>INSERT INTO tb_cidades VALUES (6012, 18, 'PR', 'Guairaca');<text:line-break/>INSERT INTO tb_cidades VALUES (6013, 18, 'PR', 'Guajuvira');<text:line-break/>INSERT INTO tb_cidades VALUES (6014, 18, 'PR', 'Guamiranga');<text:line-break/>INSERT INTO tb_cidades VALUES (6015, 18, 'PR', 'Guamirim');<text:line-break/>INSERT INTO tb_cidades VALUES (6016, 18, 'PR', 'Guapirama');<text:line-break/>INSERT INTO tb_cidades VALUES (6017, 18, 'PR', 'Guapore');<text:line-break/>INSERT INTO tb_cidades VALUES (6018, 18, 'PR', 'Guaporema');<text:line-break/>INSERT INTO tb_cidades VALUES (6019, 18, 'PR', 'Guara');<text:line-break/>INSERT INTO tb_cidades VALUES (6020, 18, 'PR', 'Guaraci');<text:line-break/>INSERT INTO tb_cidades VALUES (6021, 18, 'PR', 'Guaragi');<text:line-break/>INSERT INTO tb_cidades VALUES (6022, 18, 'PR', 'Guaraituba');<text:line-break/>INSERT INTO tb_cidades VALUES (6023, 18, 'PR', 'Guarani');<text:line-break/>INSERT INTO tb_cidades VALUES (6024, 18, 'PR', 'Guaraniacu');<text:line-break/>INSERT INTO tb_cidades VALUES (6025, 18, 'PR', 'Guarapuava');<text:line-break/>INSERT INTO tb_cidades VALUES (6026, 18, 'PR', 'Guarapuavinha');<text:line-break/>INSERT INTO tb_cidades VALUES (6027, 18, 'PR', 'Guaraquecaba');<text:line-break/>INSERT INTO tb_cidades VALUES (6028, 18, 'PR', 'Guararema');<text:line-break/>INSERT INTO tb_cidades VALUES (6029, 18, 'PR', 'Guaratuba');<text:line-break/>INSERT INTO tb_cidades VALUES (6030, 18, 'PR', 'Guarauna');<text:line-break/>INSERT INTO tb_cidades VALUES (6031, 18, 'PR', 'Guaravera');<text:line-break/>INSERT INTO tb_cidades VALUES (6032, 18, 'PR', 'Guardamoria');<text:line-break/>INSERT INTO tb_cidades VALUES (6033, 18, 'PR', 'Harmonia');<text:line-break/>INSERT INTO tb_cidades VALUES (6034, 18, 'PR', 'Herculandia');<text:line-break/>INSERT INTO tb_cidades VALUES (6035, 18, 'PR', 'Herval Grande');<text:line-break/>INSERT INTO tb_cidades VALUES (6036, 18, 'PR', 'Herveira');<text:line-break/>INSERT INTO tb_cidades VALUES (6037, 18, 'PR', 'Hidreletrica Itaipu');<text:line-break/>INSERT INTO tb_cidades VALUES (6038, 18, 'PR', 'Honorio Serpa');<text:line-break/>INSERT INTO tb_cidades VALUES (6039, 18, 'PR', 'Iarama');<text:line-break/>INSERT INTO tb_cidades VALUES (6040, 18, 'PR', 'Ibaiti');<text:line-break/>INSERT INTO tb_cidades VALUES (6041, 18, 'PR', 'Ibema');<text:line-break/>INSERT INTO tb_cidades VALUES (6042, 18, 'PR', 'Ibiaci');<text:line-break/>INSERT INTO tb_cidades VALUES (6043, 18, 'PR', 'Ibipora');<text:line-break/>INSERT INTO tb_cidades VALUES (6044, 18, 'PR', 'Icara');<text:line-break/>INSERT INTO tb_cidades VALUES (6045, 18, 'PR', 'Icaraima');<text:line-break/>INSERT INTO tb_cidades VALUES (6046, 18, 'PR', 'Icatu');<text:line-break/>INSERT INTO tb_cidades VALUES (6047, 18, 'PR', 'Igrejinha');<text:line-break/>INSERT INTO tb_cidades VALUES (6048, 18, 'PR', 'Iguaracu');<text:line-break/>INSERT INTO tb_cidades VALUES (6049, 18, 'PR', 'Iguatemi');<text:line-break/>INSERT INTO tb_cidades VALUES (6050, 18, 'PR', 'Iguatu');<text:line-break/>INSERT INTO tb_cidades VALUES (6051, 18, 'PR', 'Iguipora');<text:line-break/>INSERT INTO tb_cidades VALUES (6052, 18, 'PR', 'Ilha do Mel');<text:line-break/>INSERT INTO tb_cidades VALUES (6053, 18, 'PR', 'Ilha dos Valadares');<text:line-break/>INSERT INTO tb_cidades VALUES (6054, 18, 'PR', 'Imbau');<text:line-break/>INSERT INTO tb_cidades VALUES (6055, 18, 'PR', 'Imbauzinho');<text:line-break/>INSERT INTO tb_cidades VALUES (6056, 18, 'PR', 'Imbituva');<text:line-break/><text:soft-page-break/>INSERT INTO tb_cidades VALUES (6057, 18, 'PR', 'Inacio Martins');<text:line-break/>INSERT INTO tb_cidades VALUES (6058, 18, 'PR', 'Inaja');<text:line-break/>INSERT INTO tb_cidades VALUES (6059, 18, 'PR', 'Independencia');<text:line-break/>INSERT INTO tb_cidades VALUES (6060, 18, 'PR', 'Indianopolis');<text:line-break/>INSERT INTO tb_cidades VALUES (6061, 18, 'PR', 'Inspetor Carvalho');<text:line-break/>INSERT INTO tb_cidades VALUES (6062, 18, 'PR', 'Invernada');<text:line-break/>INSERT INTO tb_cidades VALUES (6063, 18, 'PR', 'Invernadinha');<text:line-break/>INSERT INTO tb_cidades VALUES (6064, 18, 'PR', 'Iolopolis');<text:line-break/>INSERT INTO tb_cidades VALUES (6065, 18, 'PR', 'Ipiranga');<text:line-break/>INSERT INTO tb_cidades VALUES (6066, 18, 'PR', 'Ipora');<text:line-break/>INSERT INTO tb_cidades VALUES (6067, 18, 'PR', 'Iracema do Oeste');<text:line-break/>INSERT INTO tb_cidades VALUES (6068, 18, 'PR', 'Irapuan');<text:line-break/>INSERT INTO tb_cidades VALUES (6069, 18, 'PR', 'Irati');<text:line-break/>INSERT INTO tb_cidades VALUES (6070, 18, 'PR', 'Irere');<text:line-break/>INSERT INTO tb_cidades VALUES (6071, 18, 'PR', 'Iretama');<text:line-break/>INSERT INTO tb_cidades VALUES (6072, 18, 'PR', 'Itaguaje');<text:line-break/>INSERT INTO tb_cidades VALUES (6073, 18, 'PR', 'Itaiacoca');<text:line-break/>INSERT INTO tb_cidades VALUES (6074, 18, 'PR', 'Itaipulandia');<text:line-break/>INSERT INTO tb_cidades VALUES (6075, 18, 'PR', 'Itambaraca');<text:line-break/>INSERT INTO tb_cidades VALUES (6076, 18, 'PR', 'Itambe');<text:line-break/>INSERT INTO tb_cidades VALUES (6077, 18, 'PR', 'Itapanhacanga');<text:line-break/>INSERT INTO tb_cidades VALUES (6078, 18, 'PR', 'Itapara');<text:line-break/>INSERT INTO tb_cidades VALUES (6079, 18, 'PR', 'Itapejara D''oeste');<text:line-break/>INSERT INTO tb_cidades VALUES (6080, 18, 'PR', 'Itaperucu');<text:line-break/>INSERT INTO tb_cidades VALUES (6081, 18, 'PR', 'Itaqui');<text:line-break/>INSERT INTO tb_cidades VALUES (6082, 18, 'PR', 'Itauna do Sul');<text:line-break/>INSERT INTO tb_cidades VALUES (6083, 18, 'PR', 'Itinga');<text:line-break/>INSERT INTO tb_cidades VALUES (6084, 18, 'PR', 'Ivai');<text:line-break/>INSERT INTO tb_cidades VALUES (6085, 18, 'PR', 'Ivailandia');<text:line-break/>INSERT INTO tb_cidades VALUES (6086, 18, 'PR', 'Ivaipora');<text:line-break/>INSERT INTO tb_cidades VALUES (6087, 18, 'PR', 'Ivaitinga');<text:line-break/>INSERT INTO tb_cidades VALUES (6088, 18, 'PR', 'Ivate');<text:line-break/>INSERT INTO tb_cidades VALUES (6089, 18, 'PR', 'Ivatuba');<text:line-break/>INSERT INTO tb_cidades VALUES (6090, 18, 'PR', 'Jaborandi');<text:line-break/>INSERT INTO tb_cidades VALUES (6091, 18, 'PR',</text:p>
      <text:p text:style-name="Standard"><text:s/>'Jaboti');<text:line-break/>INSERT INTO tb_cidades VALUES (6092, 18, 'PR', 'Jaboticabal');<text:line-break/>INSERT INTO tb_cidades VALUES (6093, 18, 'PR', 'Jaburu');<text:line-break/>INSERT INTO tb_cidades VALUES (6094, 18, 'PR', 'Jacare');<text:line-break/>INSERT INTO tb_cidades VALUES (6095, 18, 'PR', 'Jacarezinho');<text:line-break/>INSERT INTO tb_cidades VALUES (6096, 18, 'PR', 'Jaciaba');<text:line-break/>INSERT INTO tb_cidades VALUES (6097, 18, 'PR', 'Jacutinga');<text:line-break/>INSERT INTO tb_cidades VALUES (6098, 18, 'PR', 'Jaguapita');<text:line-break/>INSERT INTO tb_cidades VALUES (6099, 18, 'PR', 'Jaguariaiva');<text:line-break/>INSERT INTO tb_cidades VALUES (6100, 18, 'PR', 'Jandaia do Sul');<text:line-break/>INSERT INTO tb_cidades VALUES (6101, 18, 'PR', 'Jangada');<text:line-break/>INSERT INTO tb_cidades VALUES (6102, 18, 'PR', 'Jangada do Sul');<text:line-break/>INSERT INTO tb_cidades VALUES (6103, 18, 'PR', 'Janiopolis');<text:line-break/>INSERT INTO tb_cidades VALUES (6104, 18, 'PR', 'Japira');<text:line-break/>INSERT INTO tb_cidades VALUES (6105, 18, 'PR', 'Japura');<text:line-break/>INSERT INTO tb_cidades VALUES (6106, 18, 'PR', 'Jaracatia');<text:line-break/>INSERT INTO tb_cidades VALUES (6107, 18, 'PR', 'Jardim');<text:line-break/><text:soft-page-break/>INSERT INTO tb_cidades VALUES (6108, 18, 'PR', 'Jardim Alegre');<text:line-break/>INSERT INTO tb_cidades VALUES (6109, 18, 'PR', 'Jardim Olinda');<text:line-break/>INSERT INTO tb_cidades VALUES (6110, 18, 'PR', 'Jardim Paredao');<text:line-break/>INSERT INTO tb_cidades VALUES (6111, 18, 'PR', 'Jardim Paulista');<text:line-break/>INSERT INTO tb_cidades VALUES (6112, 18, 'PR', 'Jardinopolis');<text:line-break/>INSERT INTO tb_cidades VALUES (6113, 18, 'PR', 'Jataizinho');<text:line-break/>INSERT INTO tb_cidades VALUES (6114, 18, 'PR', 'Javacae');<text:line-break/>INSERT INTO tb_cidades VALUES (6115, 18, 'PR', 'Jesuitas');<text:line-break/>INSERT INTO tb_cidades VALUES (6116, 18, 'PR', 'Joa');<text:line-break/>INSERT INTO tb_cidades VALUES (6117, 18, 'PR', 'Joaquim Tavora');<text:line-break/>INSERT INTO tb_cidades VALUES (6118, 18, 'PR', 'Jordaozinho');<text:line-break/>INSERT INTO tb_cidades VALUES (6119, 18, 'PR', 'Jose Lacerda');<text:line-break/>INSERT INTO tb_cidades VALUES (6120, 18, 'PR', 'Juciara');<text:line-break/>INSERT INTO tb_cidades VALUES (6121, 18, 'PR', 'Jundiai do Sul');<text:line-break/>INSERT INTO tb_cidades VALUES (6122, 18, 'PR', 'Juranda');<text:line-break/>INSERT INTO tb_cidades VALUES (6123, 18, 'PR', 'Jussara');<text:line-break/>INSERT INTO tb_cidades VALUES (6124, 18, 'PR', 'Juvinopolis');<text:line-break/>INSERT INTO tb_cidades VALUES (6125, 18, 'PR', 'Kalore');<text:line-break/>INSERT INTO tb_cidades VALUES (6126, 18, 'PR', 'Km Null');<text:line-break/>INSERT INTO tb_cidades VALUES (6127, 18, 'PR', 'Lagoa');<text:line-break/>INSERT INTO tb_cidades VALUES (6128, 18, 'PR', 'Lagoa Bonita');<text:line-break/>INSERT INTO tb_cidades VALUES (6129, 18, 'PR', 'Lagoa dos Ribas');<text:line-break/>INSERT INTO tb_cidades VALUES (6130, 18, 'PR', 'Lagoa Dourada');<text:line-break/>INSERT INTO tb_cidades VALUES (6131, 18, 'PR', 'Lagoa Seca');<text:line-break/>INSERT INTO tb_cidades VALUES (6132, 18, 'PR', 'Lagoa Verde');<text:line-break/>INSERT INTO tb_cidades VALUES (6133, 18, 'PR', 'Lagoinha');<text:line-break/>INSERT INTO tb_cidades VALUES (6134, 18, 'PR', 'Lajeado');<text:line-break/>INSERT INTO tb_cidades VALUES (6135, 18, 'PR', 'Lajeado Bonito');<text:line-break/>INSERT INTO tb_cidades VALUES (6136, 18, 'PR', 'Lajeado Grande');<text:line-break/>INSERT INTO tb_cidades VALUES (6137, 18, 'PR', 'Lambari');<text:line-break/>INSERT INTO tb_cidades VALUES (6138, 18, 'PR', 'Lapa');<text:line-break/>INSERT INTO tb_cidades VALUES (6139, 18, 'PR', 'Laranja Azeda');<text:line-break/>INSERT INTO tb_cidades VALUES (6140, 18, 'PR', 'Laranjal');<text:line-break/>INSERT INTO tb_cidades VALUES (6141, 18, 'PR', 'Laranjeiras do Sul');<text:line-break/>INSERT INTO tb_cidades VALUES (6142, 18, 'PR', 'Lavra');<text:line-break/>INSERT INTO tb_cidades VALUES (6143, 18, 'PR', 'Lavrinha');<text:line-break/>INSERT INTO tb_cidades VALUES (6144, 18, 'PR', 'Leopolis');<text:line-break/>INSERT INTO tb_cidades VALUES (6145, 18, 'PR', 'Lerroville');<text:line-break/>INSERT INTO tb_cidades VALUES (6146, 18, 'PR', 'Lidianopolis');<text:line-break/>INSERT INTO tb_cidades VALUES (6147, 18, 'PR', 'Lindoeste');<text:line-break/>INSERT INTO tb_cidades VALUES (6148, 18, 'PR', 'Linha Giacomini');<text:line-break/>INSERT INTO tb_cidades VALUES (6149, 18, 'PR', 'Loanda');<text:line-break/>INSERT INTO tb_cidades VALUES (6150, 18, 'PR', 'Lobato');<text:line-break/>INSERT INTO tb_cidades VALUES (6151, 18, 'PR', 'Londrina');<text:line-break/>INSERT INTO tb_cidades VALUES (6152, 18, 'PR', 'Lopei');<text:line-break/>INSERT INTO tb_cidades VALUES (6153, 18, 'PR', 'Lovat');<text:line-break/>INSERT INTO tb_cidades VALUES (6154, 18, 'PR', 'Luar');<text:line-break/>INSERT INTO tb_cidades VALUES (6155, 18, 'PR', 'Luiziana');<text:line-break/>INSERT INTO tb_cidades VALUES (6156, 18, 'PR', 'Lunardelli');<text:line-break/>INSERT INTO tb_cidades VALUES (6157, 18, 'PR', 'Lupionopolis');<text:line-break/>INSERT INTO tb_cidades VALUES (6158, 18, 'PR', 'Macaco');<text:line-break/>INSERT INTO tb_cidades VALUES (6159, 18, 'PR', 'Macucos');<text:line-break/><text:soft-page-break/>INSERT INTO tb_cidades VALUES (6160, 18, 'PR', 'Maira');<text:line-break/>INSERT INTO tb_cidades VALUES (6161, 18, 'PR', 'Maita');<text:line-break/>INSERT INTO tb_cidades VALUES (6162, 18, 'PR', 'Mallet');<text:line-break/>INSERT INTO tb_cidades VALUES (6163, 18, 'PR', 'Malu');<text:line-break/>INSERT INTO tb_cidades VALUES (6164, 18, 'PR', 'Mambore');<text:line-break/>INSERT INTO tb_cidades VALUES (6165, 18, 'PR', 'Mandacaia');<text:line-break/>INSERT INTO tb_cidades VALUES (6166, 18, 'PR', 'Mandaguacu');<text:line-break/>INSERT INTO tb_cidades VALUES (6167, 18, 'PR', 'Mandaguari');<text:line-break/>INSERT INTO tb_cidades VALUES (6168, 18, 'PR', 'Mandiocaba');<text:line-break/>INSERT INTO tb_cidades VALUES (6169, 18, 'PR', 'Mandirituba');<text:line-break/>INSERT INTO tb_cidades VALUES (6170, 18, 'PR', 'Manfrinopolis');<text:line-break/>INSERT INTO tb_cidades VALUES (6171, 18, 'PR', 'Mangueirinha');<text:line-break/>INSERT INTO tb_cidades VALUES (6172, 18, 'PR', 'Manoel Ribas');<text:line-break/>INSERT INTO tb_cidades VALUES (6173, 18, 'PR', 'Maraba');<text:line-break/>INSERT INTO tb_cidades VALUES (6174, 18, 'PR', 'Maracana');<text:line-break/>INSERT INTO tb_cidades VALUES (6175, 18, 'PR', 'Marajo');<text:line-break/>INSERT INTO tb_cidades VALUES (6176, 18, 'PR', 'Maravilha');<text:line-break/>INSERT INTO tb_cidades VALUES (6177, 18, 'PR', 'Marcelino');<text:line-break/>INSERT INTO tb_cidades VALUES (6178, 18, 'PR', 'Marcionopolis');<text:line-break/>INSERT INTO tb_cidades VALUES (6179, 18, 'PR', 'Marechal Candido Rondon');<text:line-break/>INSERT INTO tb_cidades VALUES (6180, 18, 'PR', 'Margarida');<text:line-break/>INSERT INTO tb_cidades VALUES (6181, 18, 'PR', 'Maria Helena');<text:line-break/>INSERT INTO tb_cidades VALUES (6182, 18, 'PR', 'Maria Luiza');<text:line-break/>INSERT INTO tb_cidades VALUES (6183, 18, 'PR', 'Marialva');<text:line-break/>INSERT INTO tb_cidades VALUES (6184, 18, 'PR', 'Mariental');<text:line-break/>INSERT INTO tb_cidades VALUES (6185, 18, 'PR', 'Marilandia do Sul');<text:line-break/>INSERT INTO tb_cidades VALUES (6186, 18, 'PR', 'Marilena');<text:line-break/>INSERT INTO tb_cidades VALUES (6187, 18, 'PR', 'Marilu');<text:line-break/>INSERT INTO tb_cidades VALUES (6188, 18, 'PR', 'Mariluz');<text:line-break/>INSERT INTO tb_cidades VALUES (6189, 18, 'PR', 'Marimbondo');<text:line-break/>INSERT INTO tb_cidades VALUES (6190, 18, 'PR', 'Maringa');<text:line-break/>INSERT INTO tb_cidades VALUES (6191, 18, 'PR', 'Mariopolis');<text:line-break/>INSERT INTO tb_cidades VALUES (6192, 18, 'PR', 'Maripa');<text:line-break/>INSERT INTO tb_cidades VALUES (6193, 18, 'PR', 'Maristela');<text:line-break/>INSERT INTO tb_cidades VALUES (6194, 18, 'PR', 'Mariza');<text:line-break/>INSERT INTO tb_cidades VALUES (6195, 18, 'PR', 'Marmelandia');<text:line-break/>INSERT INTO tb_cidades VALUES (6196, 18, 'PR', 'Marmeleiro');<text:line-break/>INSERT INTO tb_cidades VALUES (6197, 18, 'PR', 'Marques de Abrantes');<text:line-break/>INSERT INTO tb_cidades VALUES (6198, 18, 'PR', 'Marquinho');<text:line-break/>INSERT INTO tb_cidades VALUES (6199, 18, 'PR', 'Marrecas');<text:line-break/>INSERT INTO tb_cidades VALUES (6200, 18, 'PR', 'Martins');<text:line-break/>INSERT INTO tb_cidades VALUES (6201, 18, 'PR', 'Marumbi');<text:line-break/>INSERT INTO tb_cidades VALUES (6202, 18, 'PR', 'Matelandia');<text:line-break/>INSERT INTO tb_cidades VALUES (6203, 18, 'PR', 'Matinhos');<text:line-break/>INSERT INTO tb_cidades VALUES (6204, 18, 'PR', 'Mato Queimado');<text:line-break/>INSERT INTO tb_cidades VALUES (6205, 18, 'PR', 'Mato Rico');<text:line-break/>INSERT INTO tb_cidades VALUES (6206, 18, 'PR', 'Maua da Serra');<text:line-break/>INSERT INTO tb_cidades VALUES (6207, 18, 'PR', 'Medianeira');<text:line-break/>INSERT INTO tb_cidades VALUES (6208, 18, 'PR', 'Meia-lua');<text:line-break/>INSERT INTO tb_cidades VALUES (6209, 18, 'PR', 'Memoria');<text:line-break/>INSERT INTO tb_cidades VALUES (6210, 18, 'PR', 'Mendeslandia');<text:line-break/>INSERT INTO tb_cidades VALUES (6211, 18, 'PR', 'Mercedes');<text:line-break/><text:soft-page-break/>INSERT INTO tb_cidades VALUES (6212, 18, 'PR', 'Mirador');<text:line-break/>INSERT INTO tb_cidades VALUES (6213, 18, 'PR', 'Miranda');<text:line-break/>INSERT INTO tb_cidades VALUES (6214, 18, 'PR', 'Mirante do Piquiri');<text:line-break/>INSERT INTO tb_cidades VALUES (6215, 18, 'PR', 'Miraselva');<text:line-break/>INSERT INTO tb_cidades VALUES (6216, 18, 'PR', 'Missal');<text:line-break/>INSERT INTO tb_cidades VALUES (6217, 18, 'PR', 'Monjolinho');<text:line-break/>INSERT INTO tb_cidades VALUES (6218, 18, 'PR', 'Monte Real');<text:line-break/>INSERT INTO tb_cidades VALUES (6219, 18, 'PR', 'Moreira Sales');<text:line-break/>INSERT INTO tb_cidades VALUES (6220, 18, 'PR', 'Morretes');<text:line-break/>INSERT INTO tb_cidades VALUES (6221, 18, 'PR', 'Morro Alto');<text:line-break/>INSERT INTO tb_cidades VALUES (6222, 18, 'PR', 'Morro Ingles');<text:line-break/>INSERT INTO tb_cidades VALUES (6223, 18, 'PR', 'Munhoz de Melo');<text:line-break/>INSERT INTO tb_cidades VALUES (6224, 18, 'PR', 'Natingui');<text:line-break/>INSERT INTO tb_cidades VALUES (6225, 18, 'PR', 'Nilza');<text:line-break/>INSERT INTO tb_cidades VALUES (6226, 18, 'PR', 'Nordestina');<text:line-break/>INSERT INTO tb_cidades VALUES (6227, 18, 'PR', 'Nossa Senhora Aparecida');<text:line-break/>INSERT INTO tb_cidades VALUES (6228, 18, 'PR', 'Nossa Senhora da Aparecida');<text:line-break/>INSERT INTO tb_cidades VALUES (6229, 18, 'PR', 'Nossa Senhora da Candelaria');<text:line-break/>INSERT INTO tb_cidades VALUES (6230, 18, 'PR', 'Nossa Senhora das Gracas');<text:line-break/>INSERT INTO tb_cidades VALUES (6231, 18, 'PR', 'Nossa Senhora de Lourdes');<text:line-break/>INSERT INTO tb_cidades VALUES (6232, 18, 'PR', 'Nossa Senhora do Carmo');<text:line-break/>INSERT INTO tb_cidades VALUES (6233, 18, 'PR', 'Nova Alianca do Ivai');<text:line-break/>INSERT INTO tb_cidades VALUES (6234, 18, 'PR', 'Nova Altamira');<text:line-break/>INSERT INTO tb_cidades VALUES (6235, 18, 'PR', 'Nova America da Colina');<text:line-break/>INSERT INTO tb_cidades VALUES (6236, 18, 'PR', 'Nova Amoreira');<text:line-break/>INSERT INTO tb_cidades VALUES (6237, 18, 'PR', 'Nova Aurora');<text:line-break/>INSERT INTO tb_cidades VALUES (6238, 18, 'PR', 'Nova Bilac');<text:line-break/>INSERT INTO tb_cidades VALUES (6239, 18, 'PR', 'Nova Brasilia');<text:line-break/>INSERT INTO tb_cidades VALUES (6240, 18, 'PR', 'Nova Brasilia do Itarare');<text:line-break/>INSERT INTO tb_cidades VALUES (6241, 18, 'PR', 'Nova Cantu');<text:line-break/>INSERT INTO tb_cidades VALUES (6242, 18, 'PR', 'Nova Concordia');<text:line-break/>INSERT INTO tb_cidades VALUES (6243, 18, 'PR', 'Nova Esperanca');<text:line-break/>INSERT INTO tb_cidades VALUES (6244, 18, 'PR', 'Nova Esperanca do Sudoeste');<text:line-break/>INSERT INTO tb_cidades VALUES (6245, 18, 'PR', 'Nova Fatima');<text:line-break/>INSERT INTO tb_cidades VALUES (6246, 18, 'PR', 'Nova Laranjeiras');<text:line-break/>INSERT INTO tb_cidades VALUES (6247, 18, 'PR', 'Nova Londrina');<text:line-break/>INSERT INTO tb_cidades VALUES (6248, 18, 'PR', 'Nova Lourdes');<text:line-break/>INSERT INTO tb_cidades VALUES (6249, 18, 'PR', 'Nova Olimpia');<text:line-break/>INSERT</text:p>
      <text:p text:style-name="Standard"><text:s/>INTO tb_cidades VALUES (6250, 18, 'PR', 'Nova Prata do Iguacu');<text:line-break/>INSERT INTO tb_cidades VALUES (6251, 18, 'PR', 'Nova Riqueza');<text:line-break/>INSERT INTO tb_cidades VALUES (6252, 18, 'PR', 'Nova Santa Barbara');<text:line-break/>INSERT INTO tb_cidades VALUES (6253, 18, 'PR', 'Nova Santa Rosa');<text:line-break/>INSERT INTO tb_cidades VALUES (6254, 18, 'PR', 'Nova Tebas');<text:line-break/>INSERT INTO tb_cidades VALUES (6255, 18, 'PR', 'Nova Tirol');<text:line-break/>INSERT INTO tb_cidades VALUES (6256, 18, 'PR', 'Nova Videira');<text:line-break/>INSERT INTO tb_cidades VALUES (6257, 18, 'PR', 'Novo Horizonte');<text:line-break/>INSERT INTO tb_cidades VALUES (6258, 18, 'PR', 'Novo Itacolomi');<text:line-break/>INSERT INTO tb_cidades VALUES (6259, 18, 'PR', 'Novo Jardim');<text:line-break/>INSERT INTO tb_cidades VALUES (6260, 18, 'PR', 'Novo Sarandi');<text:line-break/>INSERT INTO tb_cidades VALUES (6261, 18, 'PR', 'Novo Sobradinho');<text:line-break/>INSERT INTO tb_cidades VALUES (6262, 18, 'PR', 'Novo Tres Passos');<text:line-break/><text:soft-page-break/>INSERT INTO tb_cidades VALUES (6263, 18, 'PR', 'Olaria');<text:line-break/>INSERT INTO tb_cidades VALUES (6264, 18, 'PR', 'Olho Agudo');<text:line-break/>INSERT INTO tb_cidades VALUES (6265, 18, 'PR', 'Olho D''agua');<text:line-break/>INSERT INTO tb_cidades VALUES (6266, 18, 'PR', 'Oroite');<text:line-break/>INSERT INTO tb_cidades VALUES (6267, 18, 'PR', 'Ortigueira');<text:line-break/>INSERT INTO tb_cidades VALUES (6268, 18, 'PR', 'Ourilandia');<text:line-break/>INSERT INTO tb_cidades VALUES (6269, 18, 'PR', 'Ourizona');<text:line-break/>INSERT INTO tb_cidades VALUES (6270, 18, 'PR', 'Ouro Verde do Oeste');<text:line-break/>INSERT INTO tb_cidades VALUES (6271, 18, 'PR', 'Ouro Verde do Piquiri');<text:line-break/>INSERT INTO tb_cidades VALUES (6272, 18, 'PR', 'Padre Ponciano');<text:line-break/>INSERT INTO tb_cidades VALUES (6273, 18, 'PR', 'Paicandu');<text:line-break/>INSERT INTO tb_cidades VALUES (6274, 18, 'PR', 'Paiol de Baixo');<text:line-break/>INSERT INTO tb_cidades VALUES (6275, 18, 'PR', 'Paiol Queimado');<text:line-break/>INSERT INTO tb_cidades VALUES (6276, 18, 'PR', 'Paiquere');<text:line-break/>INSERT INTO tb_cidades VALUES (6277, 18, 'PR', 'Palmas');<text:line-break/>INSERT INTO tb_cidades VALUES (6278, 18, 'PR', 'Palmeira');<text:line-break/>INSERT INTO tb_cidades VALUES (6279, 18, 'PR', 'Palmeirinha');<text:line-break/>INSERT INTO tb_cidades VALUES (6280, 18, 'PR', 'Palmira');<text:line-break/>INSERT INTO tb_cidades VALUES (6281, 18, 'PR', 'Palmital');<text:line-break/>INSERT INTO tb_cidades VALUES (6282, 18, 'PR', 'Palmital de Sao Silvestre');<text:line-break/>INSERT INTO tb_cidades VALUES (6283, 18, 'PR', 'Palmitopolis');<text:line-break/>INSERT INTO tb_cidades VALUES (6284, 18, 'PR', 'Palotina');<text:line-break/>INSERT INTO tb_cidades VALUES (6285, 18, 'PR', 'Panema');<text:line-break/>INSERT INTO tb_cidades VALUES (6286, 18, 'PR', 'Pangare');<text:line-break/>INSERT INTO tb_cidades VALUES (6287, 18, 'PR', 'Papagaios Novos');<text:line-break/>INSERT INTO tb_cidades VALUES (6288, 18, 'PR', 'Paraiso do Norte');<text:line-break/>INSERT INTO tb_cidades VALUES (6289, 18, 'PR', 'Parana D''oeste');<text:line-break/>INSERT INTO tb_cidades VALUES (6290, 18, 'PR', 'Paranacity');<text:line-break/>INSERT INTO tb_cidades VALUES (6291, 18, 'PR', 'Paranagi');<text:line-break/>INSERT INTO tb_cidades VALUES (6292, 18, 'PR', 'Paranagua');<text:line-break/>INSERT INTO tb_cidades VALUES (6293, 18, 'PR', 'Paranapoema');<text:line-break/>INSERT INTO tb_cidades VALUES (6294, 18, 'PR', 'Paranavai');<text:line-break/>INSERT INTO tb_cidades VALUES (6295, 18, 'PR', 'Passa Una');<text:line-break/>INSERT INTO tb_cidades VALUES (6296, 18, 'PR', 'Passo da Ilha');<text:line-break/>INSERT INTO tb_cidades VALUES (6297, 18, 'PR', 'Passo dos Pupos');<text:line-break/>INSERT INTO tb_cidades VALUES (6298, 18, 'PR', 'Passo Fundo');<text:line-break/>INSERT INTO tb_cidades VALUES (6299, 18, 'PR', 'Passo Liso');<text:line-break/>INSERT INTO tb_cidades VALUES (6300, 18, 'PR', 'Pato Bragado');<text:line-break/>INSERT INTO tb_cidades VALUES (6301, 18, 'PR', 'Pato Branco');<text:line-break/>INSERT INTO tb_cidades VALUES (6302, 18, 'PR', 'Patos Velhos');<text:line-break/>INSERT INTO tb_cidades VALUES (6303, 18, 'PR', 'Pau D''alho Do Sul');<text:line-break/>INSERT INTO tb_cidades VALUES (6304, 18, 'PR', 'Paula Freitas');<text:line-break/>INSERT INTO tb_cidades VALUES (6305, 18, 'PR', 'Paulistania');<text:line-break/>INSERT INTO tb_cidades VALUES (6306, 18, 'PR', 'Paulo Frontin');<text:line-break/>INSERT INTO tb_cidades VALUES (6307, 18, 'PR', 'Peabiru');<text:line-break/>INSERT INTO tb_cidades VALUES (6308, 18, 'PR', 'Pedra Branca do Araraquara');<text:line-break/>INSERT INTO tb_cidades VALUES (6309, 18, 'PR', 'Pedras');<text:line-break/>INSERT INTO tb_cidades VALUES (6310, 18, 'PR', 'Pedro Lustosa');<text:line-break/>INSERT INTO tb_cidades VALUES (6311, 18, 'PR', 'Pelado');<text:line-break/>INSERT INTO tb_cidades VALUES (6312, 18, 'PR', 'Perobal');<text:line-break/>INSERT INTO tb_cidades VALUES (6313, 18, 'PR', 'Perola');<text:line-break/>INSERT INTO tb_cidades VALUES (6314, 18, 'PR', 'Perola do Oeste');<text:line-break/><text:soft-page-break/>INSERT INTO tb_cidades VALUES (6315, 18, 'PR', 'Perola Independente');<text:line-break/>INSERT INTO tb_cidades VALUES (6316, 18, 'PR', 'Piassuguera');<text:line-break/>INSERT INTO tb_cidades VALUES (6317, 18, 'PR', 'Pien');<text:line-break/>INSERT INTO tb_cidades VALUES (6318, 18, 'PR', 'Pinare');<text:line-break/>INSERT INTO tb_cidades VALUES (6319, 18, 'PR', 'Pinhais');<text:line-break/>INSERT INTO tb_cidades VALUES (6320, 18, 'PR', 'Pinhal do Sao Bento');<text:line-break/>INSERT INTO tb_cidades VALUES (6321, 18, 'PR', 'Pinhal Preto');<text:line-break/>INSERT INTO tb_cidades VALUES (6322, 18, 'PR', 'Pinhalao');<text:line-break/>INSERT INTO tb_cidades VALUES (6323, 18, 'PR', 'Pinhalzinho');<text:line-break/>INSERT INTO tb_cidades VALUES (6324, 18, 'PR', 'Pinhao');<text:line-break/>INSERT INTO tb_cidades VALUES (6325, 18, 'PR', 'Pinheiro');<text:line-break/>INSERT INTO tb_cidades VALUES (6326, 18, 'PR', 'Piquirivai');<text:line-break/>INSERT INTO tb_cidades VALUES (6327, 18, 'PR', 'Piracema');<text:line-break/>INSERT INTO tb_cidades VALUES (6328, 18, 'PR', 'Pirai do Sul');<text:line-break/>INSERT INTO tb_cidades VALUES (6329, 18, 'PR', 'Pirapo');<text:line-break/>INSERT INTO tb_cidades VALUES (6330, 18, 'PR', 'Piraquara');<text:line-break/>INSERT INTO tb_cidades VALUES (6331, 18, 'PR', 'Piriquitos');<text:line-break/>INSERT INTO tb_cidades VALUES (6332, 18, 'PR', 'Pitanga');<text:line-break/>INSERT INTO tb_cidades VALUES (6333, 18, 'PR', 'Pitangueiras');<text:line-break/>INSERT INTO tb_cidades VALUES (6334, 18, 'PR', 'Pitangui');<text:line-break/>INSERT INTO tb_cidades VALUES (6335, 18, 'PR', 'Planaltina do Parana');<text:line-break/>INSERT INTO tb_cidades VALUES (6336, 18, 'PR', 'Planalto');<text:line-break/>INSERT INTO tb_cidades VALUES (6337, 18, 'PR', 'Pocinho');<text:line-break/>INSERT INTO tb_cidades VALUES (6338, 18, 'PR', 'Poema');<text:line-break/>INSERT INTO tb_cidades VALUES (6339, 18, 'PR', 'Ponta do Pasto');<text:line-break/>INSERT INTO tb_cidades VALUES (6340, 18, 'PR', 'Ponta Grossa');<text:line-break/>INSERT INTO tb_cidades VALUES (6341, 18, 'PR', 'Pontal do Parana');<text:line-break/>INSERT INTO tb_cidades VALUES (6342, 18, 'PR', 'Porecatu');<text:line-break/>INSERT INTO tb_cidades VALUES (6343, 18, 'PR', 'Portao');<text:line-break/>INSERT INTO tb_cidades VALUES (6344, 18, 'PR', 'Porteira Preta');<text:line-break/>INSERT INTO tb_cidades VALUES (6345, 18, 'PR', 'Porto Amazonas');<text:line-break/>INSERT INTO tb_cidades VALUES (6346, 18, 'PR', 'Porto Barreiro');<text:line-break/>INSERT INTO tb_cidades VALUES (6347, 18, 'PR', 'Porto Belo');<text:line-break/>INSERT INTO tb_cidades VALUES (6348, 18, 'PR', 'Porto Brasilio');<text:line-break/>INSERT INTO tb_cidades VALUES (6349, 18, 'PR', 'Porto Camargo');<text:line-break/>INSERT INTO tb_cidades VALUES (6350, 18, 'PR', 'Porto de Cima');<text:line-break/>INSERT INTO tb_cidades VALUES (6351, 18, 'PR', 'Porto Meira');<text:line-break/>INSERT INTO tb_cidades VALUES (6352, 18, 'PR', 'Porto Mendes');<text:line-break/>INSERT INTO tb_cidades VALUES (6353, 18, 'PR', 'Porto Rico');<text:line-break/>INSERT INTO tb_cidades VALUES (6354, 18, 'PR', 'Porto San Juan');<text:line-break/>INSERT INTO tb_cidades VALUES (6355, 18, 'PR', 'Porto Santana');<text:line-break/>INSERT INTO tb_cidades VALUES (6356, 18, 'PR', 'Porto Sao Carlos');<text:line-break/>INSERT INTO tb_cidades VALUES (6357, 18, 'PR', 'Porto Sao Jose');<text:line-break/>INSERT INTO tb_cidades VALUES (6358, 18, 'PR', 'Porto Vitoria');<text:line-break/>INSERT INTO tb_cidades VALUES (6359, 18, 'PR', 'Prado Ferreira');<text:line-break/>INSERT INTO tb_cidades VALUES (6360, 18, 'PR', 'Pranchita');<text:line-break/>INSERT INTO tb_cidades VALUES (6361, 18, 'PR', 'Prata');<text:line-break/>INSERT INTO tb_cidades VALUES (6362, 18, 'PR', 'Prata Um');<text:line-break/>INSERT INTO tb_cidades VALUES (6363, 18, 'PR', 'Presidente Castelo Branco');<text:line-break/>INSERT INTO tb_cidades VALUES (6364, 18, 'PR', 'Presidente Kennedy');<text:line-break/>INSERT INTO tb_cidades VALUES (6365, 18, 'PR', 'Primeiro de Maio');<text:line-break/>INSERT INTO tb_cidades VALUES (6366, 18, 'PR', 'Progresso');<text:line-break/><text:soft-page-break/>INSERT INTO tb_cidades VALUES (6367, 18, 'PR', 'Prudentopolis');<text:line-break/>INSERT INTO tb_cidades VALUES (6368, 18, 'PR', 'Pulinopolis');<text:line-break/>INSERT INTO tb_cidades VALUES (6369, 18, 'PR', 'Quatigua');<text:line-break/>INSERT INTO tb_cidades VALUES (6370, 18, 'PR', 'Quatro Barras');<text:line-break/>INSERT INTO tb_cidades VALUES (6371, 18, 'PR', 'Quatro Pontes');<text:line-break/>INSERT INTO tb_cidades VALUES (6372, 18, 'PR', 'Quebra Freio');<text:line-break/>INSERT INTO tb_cidades VALUES (6373, 18, 'PR', 'Quedas do Iguacu');<text:line-break/>INSERT INTO tb_cidades VALUES (6374, 18, 'PR', 'Queimados');<text:line-break/>INSERT INTO tb_cidades VALUES (6375, 18, 'PR', 'Querencia do Norte');<text:line-break/>INSERT INTO tb_cidades VALUES (6376, 18, 'PR', 'Quinta do Sol');<text:line-break/>INSERT INTO tb_cidades VALUES (6377, 18, 'PR', 'Quinzopolis');<text:line-break/>INSERT INTO tb_cidades VALUES (6378, 18, 'PR', 'Quitandinha');<text:line-break/>INSERT INTO tb_cidades VALUES (6379, 18, 'PR', 'Ramilandia');<text:line-break/>INSERT INTO tb_cidades VALUES (6380, 18, 'PR', 'Rancho Alegre');<text:line-break/>INSERT INTO tb_cidades VALUES (6381, 18, 'PR', 'Rancho Alegre D''oeste');<text:line-break/>INSERT INTO tb_cidades VALUES (6382, 18, 'PR', 'Realeza');<text:line-break/>INSERT INTO tb_cidades VALUES (6383, 18, 'PR', 'Reboucas');<text:line-break/>INSERT INTO tb_cidades VALUES (6384, 18, 'PR', 'Regiao dos Valos');<text:line-break/>INSERT INTO tb_cidades VALUES (6385, 18, 'PR', 'Reianopolis');<text:line-break/>INSERT INTO tb_cidades VALUES (6386, 18, 'PR', 'Renascenca');<text:line-break/>INSERT INTO tb_cidades VALUES (6387, 18, 'PR', 'Reserva');<text:line-break/>INSERT INTO tb_cidades VALUES (6388, 18, 'PR', 'Reserva do Iguacu');<text:line-break/>INSERT INTO tb_cidades VALUES (6389, 18, 'PR', 'Retiro');<text:line-break/>INSERT INTO tb_cidades VALUES (6390, 18, 'PR', 'Retiro Grande');<text:line-break/>INSERT INTO tb_cidades VALUES (6391, 18, 'PR', 'Ribeirao Bonito');<text:line-break/>INSERT INTO tb_cidades VALUES (6392, 18, 'PR', 'Ribeirao Claro');<text:line-break/>INSERT INTO tb_cidades VALUES (6393, 18, 'PR', 'Ribeirao do Pinhal');<text:line-break/>INSERT INTO tb_cidades VALUES (6394, 18, 'PR', 'Ribeirao do Pinheiro');<text:line-break/>INSERT INTO tb_cidades VALUES (6395, 18, 'PR', 'Rio Abaixo');<text:line-break/>INSERT INTO tb_cidades VALUES (6396, 18, 'PR', 'Rio Azul');<text:line-break/>INSERT INTO tb_cidades VALUES (6397, 18, 'PR', 'Rio Bom');<text:line-break/>INSERT INTO tb_cidades VALUES (6398, 18, 'PR', 'Rio Bonito');<text:line-break/>INSERT INTO tb_cidades VALUES (6399, 18, 'PR', 'Rio Bonito do Iguacu');<text:line-break/>INSERT INTO tb_cidades VALUES (6400, 18, 'PR', 'Rio Branco do Ivai');<text:line-break/>INSERT INTO tb_cidades VALUES (6401, 18, 'PR', 'Rio Branco do Sul');<text:line-break/>INSERT INTO tb_cidades VALUES (6402, 18, 'PR', 'Rio Claro do Sul');<text:line-break/>INSERT INTO tb_cidades VALUES (6403, 18, 'PR', 'Rio da Prata');<text:line-break/>INSERT INTO tb_cidades VALUES (6404, 18, 'PR', 'Rio das Antas');<text:line-break/>INSERT INTO</text:p>
      <text:p text:style-name="Standard"><text:s/>tb_cidades VALUES (6405, 18, 'PR', 'Rio das Mortes');<text:line-break/>INSERT INTO tb_cidades VALUES (6406, 18, 'PR', 'Rio das Pedras');<text:line-break/>INSERT INTO tb_cidades VALUES (6407, 18, 'PR', 'Rio das Pombas');<text:line-break/>INSERT INTO tb_cidades VALUES (6408, 18, 'PR', 'Rio do Mato');<text:line-break/>INSERT INTO tb_cidades VALUES (6409, 18, 'PR', 'Rio do Salto');<text:line-break/>INSERT INTO tb_cidades VALUES (6410, 18, 'PR', 'Rio Negro');<text:line-break/>INSERT INTO tb_cidades VALUES (6411, 18, 'PR', 'Rio Novo');<text:line-break/>INSERT INTO tb_cidades VALUES (6412, 18, 'PR', 'Rio Pinheiro');<text:line-break/>INSERT INTO tb_cidades VALUES (6413, 18, 'PR', 'Rio Quatorze');<text:line-break/>INSERT INTO tb_cidades VALUES (6414, 18, 'PR', 'Rio Saltinho');<text:line-break/>INSERT INTO tb_cidades VALUES (6415, 18, 'PR', 'Rio Saudade');<text:line-break/>INSERT INTO tb_cidades VALUES (6416, 18, 'PR', 'Rio Verde');<text:line-break/>INSERT INTO tb_cidades VALUES (6417, 18, 'PR', 'Roberto Silveira');<text:line-break/><text:soft-page-break/>INSERT INTO tb_cidades VALUES (6418, 18, 'PR', 'Roca Velha');<text:line-break/>INSERT INTO tb_cidades VALUES (6419, 18, 'PR', 'Rolandia');<text:line-break/>INSERT INTO tb_cidades VALUES (6420, 18, 'PR', 'Romeopolis');<text:line-break/>INSERT INTO tb_cidades VALUES (6421, 18, 'PR', 'Roncador');<text:line-break/>INSERT INTO tb_cidades VALUES (6422, 18, 'PR', 'Rondinha');<text:line-break/>INSERT INTO tb_cidades VALUES (6423, 18, 'PR', 'Rondon');<text:line-break/>INSERT INTO tb_cidades VALUES (6424, 18, 'PR', 'Rosario do Ivai');<text:line-break/>INSERT INTO tb_cidades VALUES (6425, 18, 'PR', 'Sabaudia');<text:line-break/>INSERT INTO tb_cidades VALUES (6426, 18, 'PR', 'Sagrada Familia');<text:line-break/>INSERT INTO tb_cidades VALUES (6427, 18, 'PR', 'Salgado Filho');<text:line-break/>INSERT INTO tb_cidades VALUES (6428, 18, 'PR', 'Salles de Oliveira');<text:line-break/>INSERT INTO tb_cidades VALUES (6429, 18, 'PR', 'Saltinho do Oeste');<text:line-break/>INSERT INTO tb_cidades VALUES (6430, 18, 'PR', 'Salto do Itarare');<text:line-break/>INSERT INTO tb_cidades VALUES (6431, 18, 'PR', 'Salto do Lontra');<text:line-break/>INSERT INTO tb_cidades VALUES (6432, 18, 'PR', 'Salto Portao');<text:line-break/>INSERT INTO tb_cidades VALUES (6433, 18, 'PR', 'Samambaia');<text:line-break/>INSERT INTO tb_cidades VALUES (6434, 18, 'PR', 'Santa Amelia');<text:line-break/>INSERT INTO tb_cidades VALUES (6435, 18, 'PR', 'Santa Cecilia do Pavao');<text:line-break/>INSERT INTO tb_cidades VALUES (6436, 18, 'PR', 'Santa Clara');<text:line-break/>INSERT INTO tb_cidades VALUES (6437, 18, 'PR', 'Santa Cruz de Monte Castelo');<text:line-break/>INSERT INTO tb_cidades VALUES (6438, 18, 'PR', 'Santa Eliza');<text:line-break/>INSERT INTO tb_cidades VALUES (6439, 18, 'PR', 'Santa Esmeralda');<text:line-break/>INSERT INTO tb_cidades VALUES (6440, 18, 'PR', 'Santa Fe');<text:line-break/>INSERT INTO tb_cidades VALUES (6441, 18, 'PR', 'Santa Fe do Pirapo');<text:line-break/>INSERT INTO tb_cidades VALUES (6442, 18, 'PR', 'Santa Helena');<text:line-break/>INSERT INTO tb_cidades VALUES (6443, 18, 'PR', 'Santa Ines');<text:line-break/>INSERT INTO tb_cidades VALUES (6444, 18, 'PR', 'Santa Isabel do Ivai');<text:line-break/>INSERT INTO tb_cidades VALUES (6445, 18, 'PR', 'Santa Izabel do Oeste');<text:line-break/>INSERT INTO tb_cidades VALUES (6446, 18, 'PR', 'Santa Lucia');<text:line-break/>INSERT INTO tb_cidades VALUES (6447, 18, 'PR', 'Santa Lurdes');<text:line-break/>INSERT INTO tb_cidades VALUES (6448, 18, 'PR', 'Santa Luzia da Alvorada');<text:line-break/>INSERT INTO tb_cidades VALUES (6449, 18, 'PR', 'Santa Margarida');<text:line-break/>INSERT INTO tb_cidades VALUES (6450, 18, 'PR', 'Santa Maria');<text:line-break/>INSERT INTO tb_cidades VALUES (6451, 18, 'PR', 'Santa Maria do Oeste');<text:line-break/>INSERT INTO tb_cidades VALUES (6452, 18, 'PR', 'Santa Maria do Rio do Peixe');<text:line-break/>INSERT INTO tb_cidades VALUES (6453, 18, 'PR', 'Santa Mariana');<text:line-break/>INSERT INTO tb_cidades VALUES (6454, 18, 'PR', 'Santa Monica');<text:line-break/>INSERT INTO tb_cidades VALUES (6455, 18, 'PR', 'Santa Quiteria');<text:line-break/>INSERT INTO tb_cidades VALUES (6456, 18, 'PR', 'Santa Rita');<text:line-break/>INSERT INTO tb_cidades VALUES (6457, 18, 'PR', 'Santa Rita do Oeste');<text:line-break/>INSERT INTO tb_cidades VALUES (6458, 18, 'PR', 'Santa Rosa');<text:line-break/>INSERT INTO tb_cidades VALUES (6459, 18, 'PR', 'Santa Tereza do Oeste');<text:line-break/>INSERT INTO tb_cidades VALUES (6460, 18, 'PR', 'Santa Terezinha de Itaipu');<text:line-break/>INSERT INTO tb_cidades VALUES (6461, 18, 'PR', 'Santa Zelia');<text:line-break/>INSERT INTO tb_cidades VALUES (6462, 18, 'PR', 'Santana');<text:line-break/>INSERT INTO tb_cidades VALUES (6463, 18, 'PR', 'Santana do Itarare');<text:line-break/>INSERT INTO tb_cidades VALUES (6464, 18, 'PR', 'Santo Antonio');<text:line-break/>INSERT INTO tb_cidades VALUES (6465, 18, 'PR', 'Santo Antonio da Platina');<text:line-break/>INSERT INTO tb_cidades VALUES (6466, 18, 'PR', 'Santo Antonio do Caiua');<text:line-break/>INSERT INTO tb_cidades VALUES (6467, 18, 'PR', 'Santo Antonio do Iratim');<text:line-break/>INSERT INTO tb_cidades VALUES (6468, 18, 'PR', 'Santo Antonio do Palmital');<text:line-break/>INSERT INTO tb_cidades VALUES (6469, 18, 'PR', 'Santo Antonio do Paraiso');<text:line-break/><text:soft-page-break/>INSERT INTO tb_cidades VALUES (6470, 18, 'PR', 'Santo Antonio do Sudoeste');<text:line-break/>INSERT INTO tb_cidades VALUES (6471, 18, 'PR', 'Santo Inacio');<text:line-break/>INSERT INTO tb_cidades VALUES (6472, 18, 'PR', 'Santo Rei');<text:line-break/>INSERT INTO tb_cidades VALUES (6473, 18, 'PR', 'Sao Bento');<text:line-break/>INSERT INTO tb_cidades VALUES (6474, 18, 'PR', 'Sao Braz');<text:line-break/>INSERT INTO tb_cidades VALUES (6475, 18, 'PR', 'Sao Camilo');<text:line-break/>INSERT INTO tb_cidades VALUES (6476, 18, 'PR', 'Sao Carlos do Ivai');<text:line-break/>INSERT INTO tb_cidades VALUES (6477, 18, 'PR', 'Sao Cirilo');<text:line-break/>INSERT INTO tb_cidades VALUES (6478, 18, 'PR', 'Sao Clemente');<text:line-break/>INSERT INTO tb_cidades VALUES (6479, 18, 'PR', 'Sao Cristovao');<text:line-break/>INSERT INTO tb_cidades VALUES (6480, 18, 'PR', 'Sao Domingos');<text:line-break/>INSERT INTO tb_cidades VALUES (6481, 18, 'PR', 'Sao Francisco');<text:line-break/>INSERT INTO tb_cidades VALUES (6482, 18, 'PR', 'Sao Francisco de Imbau');<text:line-break/>INSERT INTO tb_cidades VALUES (6483, 18, 'PR', 'Sao Francisco de Sales');<text:line-break/>INSERT INTO tb_cidades VALUES (6484, 18, 'PR', 'Sao Gabriel');<text:line-break/>INSERT INTO tb_cidades VALUES (6485, 18, 'PR', 'Sao Gotardo');<text:line-break/>INSERT INTO tb_cidades VALUES (6486, 18, 'PR', 'Sao Jeronimo da Serra');<text:line-break/>INSERT INTO tb_cidades VALUES (6487, 18, 'PR', 'Sao Joao');<text:line-break/>INSERT INTO tb_cidades VALUES (6488, 18, 'PR', 'Sao Joao D''oeste');<text:line-break/>INSERT INTO tb_cidades VALUES (6489, 18, 'PR', 'Sao Joao da Boa Vista');<text:line-break/>INSERT INTO tb_cidades VALUES (6490, 18, 'PR', 'Sao Joao do Caiua');<text:line-break/>INSERT INTO tb_cidades VALUES (6491, 18, 'PR', 'Sao Joao do Ivai');<text:line-break/>INSERT INTO tb_cidades VALUES (6492, 18, 'PR', 'Sao Joao do Pinhal');<text:line-break/>INSERT INTO tb_cidades VALUES (6493, 18, 'PR', 'Sao Joao do Triunfo');<text:line-break/>INSERT INTO tb_cidades VALUES (6494, 18, 'PR', 'Sao Joaquim');<text:line-break/>INSERT INTO tb_cidades VALUES (6495, 18, 'PR', 'Sao Joaquim do Pontal');<text:line-break/>INSERT INTO tb_cidades VALUES (6496, 18, 'PR', 'Sao Jorge D''oeste');<text:line-break/>INSERT INTO tb_cidades VALUES (6497, 18, 'PR', 'Sao Jorge do Ivai');<text:line-break/>INSERT INTO tb_cidades VALUES (6498, 18, 'PR', 'Sao Jorge do Patrocinio');<text:line-break/>INSERT INTO tb_cidades VALUES (6499, 18, 'PR', 'Sao Jose');<text:line-break/>INSERT INTO tb_cidades VALUES (6500, 18, 'PR', 'Sao Jose da Boa Vista');<text:line-break/>INSERT INTO tb_cidades VALUES (6501, 18, 'PR', 'Sao Jose das Palmeiras');<text:line-break/>INSERT INTO tb_cidades VALUES (6502, 18, 'PR', 'Sao Jose do Iguacu');<text:line-break/>INSERT INTO tb_cidades VALUES (6503, 18, 'PR', 'Sao Jose do Itavo');<text:line-break/>INSERT INTO tb_cidades VALUES (6504, 18, 'PR', 'Sao Jose do Ivai');<text:line-break/>INSERT INTO tb_cidades VALUES (6505, 18, 'PR', 'Sao Jose dos Pinhais');<text:line-break/>INSERT INTO tb_cidades VALUES (6506, 18, 'PR', 'Sao Judas Tadeu');<text:line-break/>INSERT INTO tb_cidades VALUES (6507, 18, 'PR', 'Sao Leonardo');<text:line-break/>INSERT INTO tb_cidades VALUES (6508, 18, 'PR', 'Sao Lourenco');<text:line-break/>INSERT INTO tb_cidades VALUES (6509, 18, 'PR', 'Sao Luiz');<text:line-break/>INSERT INTO tb_cidades VALUES (6510, 18, 'PR', 'Sao Luiz do Puruna');<text:line-break/>INSERT INTO tb_cidades VALUES (6511, 18, 'PR', 'Sao Manoel do Parana');<text:line-break/>INSERT INTO tb_cidades VALUES (6512, 18, 'PR', 'Sao Marcos');<text:line-break/>INSERT INTO tb_cidades VALUES (6513, 18, 'PR', 'Sao Martinho');<text:line-break/>INSERT INTO tb_cidades VALUES (6514, 18, 'PR', 'Sao Mateus do Sul');<text:line-break/>INSERT INTO tb_cidades VALUES (6515, 18, 'PR', 'Sao Miguel');<text:line-break/>INSERT INTO tb_cidades VALUES (6516, 18, 'PR', 'Sao Miguel do Cambui');<text:line-break/>INSERT INTO tb_cidades VALUES (6517, 18, 'PR', 'Sao Miguel do Iguacu');<text:line-break/>INSERT INTO tb_cidades VALUES (6518, 18, 'PR', 'Sao Paulo');<text:line-break/>INSERT INTO tb_cidades VALUES (6519, 18, 'PR', 'Sao Pedro');<text:line-break/>INSERT INTO tb_cidades VALUES (6520, 18, 'PR', 'Sao Pedro do Florido');<text:line-break/>INSERT INTO tb_cidades VALUES (6521, 18, 'PR', 'Sao Pedro do Iguacu');<text:line-break/><text:soft-page-break/>INSERT INTO tb_cidades VALUES (6522, 18, 'PR', 'Sao Pedro do Ivai');<text:line-break/>INSERT INTO tb_cidades VALUES (6523, 18, 'PR', 'Sao Pedro do Parana');<text:line-break/>INSERT INTO tb_cidades VALUES (6524, 18, 'PR', 'Sao Pedro Lopei');<text:line-break/>INSERT INTO tb_cidades VALUES (6525, 18, 'PR', 'Sao Pio X');<text:line-break/>INSERT INTO tb_cidades VALUES (6526, 18, 'PR', 'Sao Roque');<text:line-break/>INSERT INTO tb_cidades VALUES (6527, 18, 'PR', 'Sao Roque do Pinhal');<text:line-break/>INSERT INTO tb_cidades VALUES (6528, 18, 'PR', 'Sao Salvador');<text:line-break/>INSERT INTO tb_cidades VALUES (6529, 18, 'PR', 'Sao Sebastiao');<text:line-break/>INSERT INTO tb_cidades VALUES (6530, 18, 'PR', 'Sao Sebastiao da Amoreira');<text:line-break/>INSERT INTO tb_cidades VALUES (6531, 18, 'PR', 'Sao Silvestre');<text:line-break/>INSERT INTO tb_cidades VALUES (6532, 18, 'PR', 'Sao Tome');<text:line-break/>INSERT INTO tb_cidades VALUES (6533, 18, 'PR', 'Sao Valentim');<text:line-break/>INSERT INTO tb_cidades VALUES (6534, 18, 'PR', 'Sao Vicente');<text:line-break/>INSERT INTO tb_cidades VALUES (6535, 18, 'PR', 'Sape');<text:line-break/>INSERT INTO tb_cidades VALUES (6536, 18, 'PR', 'Sapopema');<text:line-break/>INSERT INTO tb_cidades VALUES (6537, 18, 'PR', 'Sarandi');<text:line-break/>INSERT INTO tb_cidades VALUES (6538, 18, 'PR', 'Saudade do Iguacu');<text:line-break/>INSERT INTO tb_cidades VALUES (6539, 18, 'PR', 'Sede Alvorada');<text:line-break/>INSERT INTO tb_cidades VALUES (6540, 18, 'PR', 'Sede Chaparral');<text:line-break/>INSERT INTO tb_cidades VALUES (6541, 18, 'PR', 'Sede Nova Sant''ana');<text:line-break/>INSERT INTO tb_cidades VALUES (6542, 18, 'PR', 'Sede Progresso');<text:line-break/>INSERT INTO tb_cidades VALUES (6543, 18, 'PR', 'Selva');<text:line-break/>INSERT INTO tb_cidades VALUES (6544, 18, 'PR', 'Senges');<text:line-break/>INSERT INTO tb_cidades VALUES (6545, 18, 'PR', 'Senhor Bom Jesus dos Gramados');<text:line-break/>INSERT INTO tb_cidades VALUES (6546, 18, 'PR', 'Serra dos Dourados');<text:line-break/>INSERT INTO tb_cidades VALUES (6547, 18, 'PR', 'Serra Negra');<text:line-break/>INSERT INTO tb_cidades VALUES (6548, 18, 'PR', 'Serranopolis do Iguacu');<text:line-break/>INSERT INTO tb_cidades VALUES (6549, 18, 'PR', 'Serraria Klas');<text:line-break/>INSERT INTO tb_cidades VALUES (6550, 18, 'PR', 'Serrinha');<text:line-break/>INSERT INTO tb_cidades VALUES (6551, 18, 'PR', 'Sertaneja');<text:line-break/>INSERT INTO tb_cidades VALUES (6552, 18, 'PR', 'Sertanopolis');<text:line-break/>INSERT INTO tb_cidades VALUES (6553, 18, 'PR', 'Sertaozinho');<text:line-break/>INSERT</text:p>
      <text:p text:style-name="Standard"><text:s/>INTO tb_cidades VALUES (6554, 18, 'PR', 'Sete Saltos de Cima');<text:line-break/>INSERT INTO tb_cidades VALUES (6555, 18, 'PR', 'Silvolandia');<text:line-break/>INSERT INTO tb_cidades VALUES (6556, 18, 'PR', 'Siqueira Belo');<text:line-break/>INSERT INTO tb_cidades VALUES (6557, 18, 'PR', 'Siqueira Campos');<text:line-break/>INSERT INTO tb_cidades VALUES (6558, 18, 'PR', 'Socavao');<text:line-break/>INSERT INTO tb_cidades VALUES (6559, 18, 'PR', 'Socorro');<text:line-break/>INSERT INTO tb_cidades VALUES (6560, 18, 'PR', 'Sulina');<text:line-break/>INSERT INTO tb_cidades VALUES (6561, 18, 'PR', 'Sumare');<text:line-break/>INSERT INTO tb_cidades VALUES (6562, 18, 'PR', 'Sussui');<text:line-break/>INSERT INTO tb_cidades VALUES (6563, 18, 'PR', 'Sutis');<text:line-break/>INSERT INTO tb_cidades VALUES (6564, 18, 'PR', 'Taipa');<text:line-break/>INSERT INTO tb_cidades VALUES (6565, 18, 'PR', 'Tamarana');<text:line-break/>INSERT INTO tb_cidades VALUES (6566, 18, 'PR', 'Tambarutaca');<text:line-break/>INSERT INTO tb_cidades VALUES (6567, 18, 'PR', 'Tamboara');<text:line-break/>INSERT INTO tb_cidades VALUES (6568, 18, 'PR', 'Tanque Grande');<text:line-break/>INSERT INTO tb_cidades VALUES (6569, 18, 'PR', 'Tapejara');<text:line-break/>INSERT INTO tb_cidades VALUES (6570, 18, 'PR', 'Tapira');<text:line-break/>INSERT INTO tb_cidades VALUES (6571, 18, 'PR', 'Tapui');<text:line-break/>INSERT INTO tb_cidades VALUES (6572, 18, 'PR', 'Taquara');<text:line-break/><text:soft-page-break/>INSERT INTO tb_cidades VALUES (6573, 18, 'PR', 'Taquari dos Polacos');<text:line-break/>INSERT INTO tb_cidades VALUES (6574, 18, 'PR', 'Taquari dos Russos');<text:line-break/>INSERT INTO tb_cidades VALUES (6575, 18, 'PR', 'Taquaruna');<text:line-break/>INSERT INTO tb_cidades VALUES (6576, 18, 'PR', 'Teixeira Soares');<text:line-break/>INSERT INTO tb_cidades VALUES (6577, 18, 'PR', 'Telemaco Borba');<text:line-break/>INSERT INTO tb_cidades VALUES (6578, 18, 'PR', 'Teolandia');<text:line-break/>INSERT INTO tb_cidades VALUES (6579, 18, 'PR', 'Tereza Breda');<text:line-break/>INSERT INTO tb_cidades VALUES (6580, 18, 'PR', 'Tereza Cristina');<text:line-break/>INSERT INTO tb_cidades VALUES (6581, 18, 'PR', 'Terra Boa');<text:line-break/>INSERT INTO tb_cidades VALUES (6582, 18, 'PR', 'Terra Nova');<text:line-break/>INSERT INTO tb_cidades VALUES (6583, 18, 'PR', 'Terra Rica');<text:line-break/>INSERT INTO tb_cidades VALUES (6584, 18, 'PR', 'Terra Roxa');<text:line-break/>INSERT INTO tb_cidades VALUES (6585, 18, 'PR', 'Tibagi');<text:line-break/>INSERT INTO tb_cidades VALUES (6586, 18, 'PR', 'Tijucas do Sul');<text:line-break/>INSERT INTO tb_cidades VALUES (6587, 18, 'PR', 'Tijuco Preto');<text:line-break/>INSERT INTO tb_cidades VALUES (6588, 18, 'PR', 'Timbu Velho');<text:line-break/>INSERT INTO tb_cidades VALUES (6589, 18, 'PR', 'Tindiquera');<text:line-break/>INSERT INTO tb_cidades VALUES (6590, 18, 'PR', 'Tiradentes');<text:line-break/>INSERT INTO tb_cidades VALUES (6591, 18, 'PR', 'Toledo');<text:line-break/>INSERT INTO tb_cidades VALUES (6592, 18, 'PR', 'Tomaz Coelho');<text:line-break/>INSERT INTO tb_cidades VALUES (6593, 18, 'PR', 'Tomazina');<text:line-break/>INSERT INTO tb_cidades VALUES (6594, 18, 'PR', 'Tranqueira');<text:line-break/>INSERT INTO tb_cidades VALUES (6595, 18, 'PR', 'Tres Barras do Parana');<text:line-break/>INSERT INTO tb_cidades VALUES (6596, 18, 'PR', 'Tres Bicos');<text:line-break/>INSERT INTO tb_cidades VALUES (6597, 18, 'PR', 'Tres Bocas');<text:line-break/>INSERT INTO tb_cidades VALUES (6598, 18, 'PR', 'Tres Capoes');<text:line-break/>INSERT INTO tb_cidades VALUES (6599, 18, 'PR', 'Tres Corregos');<text:line-break/>INSERT INTO tb_cidades VALUES (6600, 18, 'PR', 'Tres Lagoas');<text:line-break/>INSERT INTO tb_cidades VALUES (6601, 18, 'PR', 'Tres Pinheiros');<text:line-break/>INSERT INTO tb_cidades VALUES (6602, 18, 'PR', 'Tres Placas');<text:line-break/>INSERT INTO tb_cidades VALUES (6603, 18, 'PR', 'Triangulo');<text:line-break/>INSERT INTO tb_cidades VALUES (6604, 18, 'PR', 'Trindade');<text:line-break/>INSERT INTO tb_cidades VALUES (6605, 18, 'PR', 'Triolandia');<text:line-break/>INSERT INTO tb_cidades VALUES (6606, 18, 'PR', 'Tronco');<text:line-break/>INSERT INTO tb_cidades VALUES (6607, 18, 'PR', 'Tunas do Parana');<text:line-break/>INSERT INTO tb_cidades VALUES (6608, 18, 'PR', 'Tuneiras do Oeste');<text:line-break/>INSERT INTO tb_cidades VALUES (6609, 18, 'PR', 'Tupassi');<text:line-break/>INSERT INTO tb_cidades VALUES (6610, 18, 'PR', 'Tupinamba');<text:line-break/>INSERT INTO tb_cidades VALUES (6611, 18, 'PR', 'Turvo');<text:line-break/>INSERT INTO tb_cidades VALUES (6612, 18, 'PR', 'Ubaldino Taques');<text:line-break/>INSERT INTO tb_cidades VALUES (6613, 18, 'PR', 'Ubauna');<text:line-break/>INSERT INTO tb_cidades VALUES (6614, 18, 'PR', 'Ubirata');<text:line-break/>INSERT INTO tb_cidades VALUES (6615, 18, 'PR', 'Umuarama');<text:line-break/>INSERT INTO tb_cidades VALUES (6616, 18, 'PR', 'Uniao');<text:line-break/>INSERT INTO tb_cidades VALUES (6617, 18, 'PR', 'Uniao da Vitoria');<text:line-break/>INSERT INTO tb_cidades VALUES (6618, 18, 'PR', 'Uniao do Oeste');<text:line-break/>INSERT INTO tb_cidades VALUES (6619, 18, 'PR', 'Uniflor');<text:line-break/>INSERT INTO tb_cidades VALUES (6620, 18, 'PR', 'Urai');<text:line-break/>INSERT INTO tb_cidades VALUES (6621, 18, 'PR', 'Usina');<text:line-break/>INSERT INTO tb_cidades VALUES (6622, 18, 'PR', 'Uvaia');<text:line-break/>INSERT INTO tb_cidades VALUES (6623, 18, 'PR', 'Valentins');<text:line-break/>INSERT INTO tb_cidades VALUES (6624, 18, 'PR', 'Valerio');<text:line-break/><text:soft-page-break/>INSERT INTO tb_cidades VALUES (6625, 18, 'PR', 'Vargeado');<text:line-break/>INSERT INTO tb_cidades VALUES (6626, 18, 'PR', 'Vassoural');<text:line-break/>INSERT INTO tb_cidades VALUES (6627, 18, 'PR', 'Ventania');<text:line-break/>INSERT INTO tb_cidades VALUES (6628, 18, 'PR', 'Vera Cruz do Oeste');<text:line-break/>INSERT INTO tb_cidades VALUES (6629, 18, 'PR', 'Vera Guarani');<text:line-break/>INSERT INTO tb_cidades VALUES (6630, 18, 'PR', 'Vere');<text:line-break/>INSERT INTO tb_cidades VALUES (6631, 18, 'PR', 'Vida Nova');<text:line-break/>INSERT INTO tb_cidades VALUES (6632, 18, 'PR', 'Vidigal');<text:line-break/>INSERT INTO tb_cidades VALUES (6633, 18, 'PR', 'Vila Alta');<text:line-break/>INSERT INTO tb_cidades VALUES (6634, 18, 'PR', 'Vila Diniz');<text:line-break/>INSERT INTO tb_cidades VALUES (6635, 18, 'PR', 'Vila dos Roldos');<text:line-break/>INSERT INTO tb_cidades VALUES (6636, 18, 'PR', 'Vila Florida');<text:line-break/>INSERT INTO tb_cidades VALUES (6637, 18, 'PR', 'Vila Gandhi');<text:line-break/>INSERT INTO tb_cidades VALUES (6638, 18, 'PR', 'Vila Guay');<text:line-break/>INSERT INTO tb_cidades VALUES (6639, 18, 'PR', 'Vila Nova');<text:line-break/>INSERT INTO tb_cidades VALUES (6640, 18, 'PR', 'Vila Nova de Florenca');<text:line-break/>INSERT INTO tb_cidades VALUES (6641, 18, 'PR', 'Vila Paraiso');<text:line-break/>INSERT INTO tb_cidades VALUES (6642, 18, 'PR', 'Vila Reis');<text:line-break/>INSERT INTO tb_cidades VALUES (6643, 18, 'PR', 'Vila Rica do Ivai');<text:line-break/>INSERT INTO tb_cidades VALUES (6644, 18, 'PR', 'Vila Roberto Brzezinski');<text:line-break/>INSERT INTO tb_cidades VALUES (6645, 18, 'PR', 'Vila Silva Jardim');<text:line-break/>INSERT INTO tb_cidades VALUES (6646, 18, 'PR', 'Vila Velha');<text:line-break/>INSERT INTO tb_cidades VALUES (6647, 18, 'PR', 'Virmond');<text:line-break/>INSERT INTO tb_cidades VALUES (6648, 18, 'PR', 'Vista Alegre');<text:line-break/>INSERT INTO tb_cidades VALUES (6649, 18, 'PR', 'Vista Bonita');<text:line-break/>INSERT INTO tb_cidades VALUES (6650, 18, 'PR', 'Vitoria');<text:line-break/>INSERT INTO tb_cidades VALUES (6651, 18, 'PR', 'Vitorino');<text:line-break/>INSERT INTO tb_cidades VALUES (6652, 18, 'PR', 'Warta');<text:line-break/>INSERT INTO tb_cidades VALUES (6653, 18, 'PR', 'Wenceslau Braz');<text:line-break/>INSERT INTO tb_cidades VALUES (6654, 18, 'PR', 'Xambre');<text:line-break/>INSERT INTO tb_cidades VALUES (6655, 18, 'PR', 'Xaxim');<text:line-break/>INSERT INTO tb_cidades VALUES (6656, 18, 'PR', 'Yolanda');<text:line-break/>INSERT INTO tb_cidades VALUES (6657, 19, 'RJ', 'Abarracamento');<text:line-break/>INSERT INTO tb_cidades VALUES (6658, 19, 'RJ', 'Abraao');<text:line-break/>INSERT INTO tb_cidades VALUES (6659, 19, 'RJ', 'Afonso Arinos');<text:line-break/>INSERT INTO tb_cidades VALUES (6660, 19, 'RJ', 'Agulhas Negras');<text:line-break/>INSERT INTO tb_cidades VALUES (6661, 19, 'RJ', 'Amparo');<text:line-break/>INSERT INTO tb_cidades VALUES (6662, 19, 'RJ', 'Andrade Pinto');<text:line-break/>INSERT INTO tb_cidades VALUES (6663, 19, 'RJ', 'Angra dos Reis');<text:line-break/>INSERT INTO tb_cidades VALUES (6664, 19, 'RJ', 'Anta');<text:line-break/>INSERT INTO tb_cidades VALUES (6665, 19, 'RJ', 'Aperibe');<text:line-break/>INSERT INTO tb_cidades VALUES (6666, 19, 'RJ', 'Araruama');<text:line-break/>INSERT INTO tb_cidades VALUES (6667, 19, 'RJ', 'Areal');<text:line-break/>INSERT INTO tb_cidades VALUES (6668, 19, 'RJ', 'Armacao de Buzios');<text:line-break/>INSERT INTO tb_cidades VALUES (6669, 19, 'RJ', 'Arraial do Cabo');<text:line-break/>INSERT INTO tb_cidades VALUES (6670, 19, 'RJ', 'Arrozal');<text:line-break/>INSERT INTO tb_cidades VALUES (6671, 19, 'RJ', 'Avelar');<text:line-break/>INSERT INTO tb_cidades VALUES (6672, 19, 'RJ', 'Bacaxa');<text:line-break/>INSERT INTO tb_cidades VALUES (6673, 19, 'RJ', 'Baltazar');<text:line-break/>INSERT INTO tb_cidades VALUES (6674, 19, 'RJ', 'Banquete');<text:line-break/>INSERT INTO tb_cidades VALUES (6675, 19, 'RJ', 'Barao de Juparana');<text:line-break/>INSERT INTO tb_cidades VALUES (6676, 19, 'RJ', 'Barcelos');<text:line-break/><text:soft-page-break/>INSERT INTO tb_cidades VALUES (6677, 19, 'RJ', 'Barra Alegre');<text:line-break/>INSERT INTO tb_cidades VALUES (6678, 19, 'RJ', 'Barra de Macae');<text:line-break/>INSERT INTO tb_cidades VALUES (6679, 19, 'RJ', 'Barra de Sao Joao');<text:line-break/>INSERT INTO tb_cidades VALUES (6680, 19, 'RJ', 'Barra do Pirai');<text:line-break/>INSERT INTO tb_cidades VALUES (6681, 19, 'RJ', 'Barra Mansa');<text:line-break/>INSERT INTO tb_cidades VALUES (6682, 19, 'RJ', 'Barra Seca');<text:line-break/>INSERT INTO tb_cidades VALUES (6683, 19, 'RJ', 'Belford Roxo');<text:line-break/>INSERT INTO tb_cidades VALUES (6684, 19, 'RJ', 'Bemposta');<text:line-break/>INSERT INTO tb_cidades VALUES (6685, 19, 'RJ', 'Boa Esperanca');<text:line-break/>INSERT INTO tb_cidades VALUES (6686, 19, 'RJ', 'Boa Sorte');<text:line-break/>INSERT INTO tb_cidades VALUES (6687, 19, 'RJ', 'Boa Ventura');<text:line-break/>INSERT INTO tb_cidades VALUES (6688, 19, 'RJ', 'Bom Jardim');<text:line-break/>INSERT INTO tb_cidades VALUES (6689, 19, 'RJ', 'Bom Jesus do Itabapoana');<text:line-break/>INSERT INTO tb_cidades VALUES (6690, 19, 'RJ', 'Bom Jesus do Querendo');<text:line-break/>INSERT INTO tb_cidades VALUES (6691, 19, 'RJ', 'Cabo Frio');<text:line-break/>INSERT INTO tb_cidades VALUES (6692, 19, 'RJ', 'Cabucu');<text:line-break/>INSERT INTO tb_cidades VALUES (6693, 19, 'RJ', 'Cachoeiras de Macacu');<text:line-break/>INSERT INTO tb_cidades VALUES (6694, 19, 'RJ', 'Cachoeiros');<text:line-break/>INSERT INTO tb_cidades VALUES (6695, 19, 'RJ', 'Calheiros');<text:line-break/>INSERT INTO tb_cidades VALUES (6696, 19, 'RJ', 'Cambiasca');<text:line-break/>INSERT INTO tb_cidades VALUES (6697, 19, 'RJ', 'Cambuci');<text:line-break/>INSERT INTO tb_cidades VALUES (6698, 19, 'RJ', 'Campo do Coelho');<text:line-break/>INSERT INTO tb_cidades VALUES (6699, 19, 'RJ', 'Campos dos Goytacazes');<text:line-break/>INSERT INTO tb_cidades VALUES (6700, 19, 'RJ', 'Campos Elyseos');<text:line-break/>INSERT INTO tb_cidades VALUES (6701, 19, 'RJ', 'Cantagalo');<text:line-break/>INSERT INTO tb_cidades VALUES (6702, 19, 'RJ', 'Carabucu');<text:line-break/>INSERT INTO tb_cidades VALUES (6703, 19, 'RJ', 'Carapebus');<text:line-break/>INSERT INTO tb_cidades VALUES (6704, 19, 'RJ', 'Cardoso Moreira');<text:line-break/>INSERT INTO tb_cidades VALUES (6705, 19, 'RJ', 'Carmo');<text:line-break/>INSERT INTO tb_cidades VALUES (6706, 19, 'RJ', 'Cascatinha');<text:line-break/>INSERT INTO tb_cidades VALUES (6707, 19, 'RJ', 'Casimiro de Abreu');<text:line-break/>INSERT INTO tb_cidades VALUES (6708, 19, 'RJ', 'Cava');<text:line-break/>INSERT INTO tb_cidades VALUES (6709, 19, 'RJ', 'Coelho da Rocha');<text:line-break/>INSERT INTO tb_cidades VALUES (6710, 19, 'RJ', 'Colonia');<text:line-break/>INSERT INTO tb_cidades VALUES (6711, 19, 'RJ', 'Comendador Levy Gasparian');<text:line-break/>INSERT INTO tb_cidades</text:p>
      <text:p text:style-name="Standard"><text:s/>VALUES (6712, 19, 'RJ', 'Comendador Venancio');<text:line-break/>INSERT INTO tb_cidades VALUES (6713, 19, 'RJ', 'Conceicao de Jacarei');<text:line-break/>INSERT INTO tb_cidades VALUES (6714, 19, 'RJ', 'Conceicao de Macabu');<text:line-break/>INSERT INTO tb_cidades VALUES (6715, 19, 'RJ', 'Conrado');<text:line-break/>INSERT INTO tb_cidades VALUES (6716, 19, 'RJ', 'Conselheiro Paulino');<text:line-break/>INSERT INTO tb_cidades VALUES (6717, 19, 'RJ', 'Conservatoria');<text:line-break/>INSERT INTO tb_cidades VALUES (6718, 19, 'RJ', 'Cordeiro');<text:line-break/>INSERT INTO tb_cidades VALUES (6719, 19, 'RJ', 'Coroa Grande');<text:line-break/>INSERT INTO tb_cidades VALUES (6720, 19, 'RJ', 'Correas');<text:line-break/>INSERT INTO tb_cidades VALUES (6721, 19, 'RJ', 'Corrego da Prata');<text:line-break/>INSERT INTO tb_cidades VALUES (6722, 19, 'RJ', 'Corrego do Ouro');<text:line-break/>INSERT INTO tb_cidades VALUES (6723, 19, 'RJ', 'Correntezas');<text:line-break/>INSERT INTO tb_cidades VALUES (6724, 19, 'RJ', 'Cunhambebe');<text:line-break/>INSERT INTO tb_cidades VALUES (6725, 19, 'RJ', 'Dorandia');<text:line-break/>INSERT INTO tb_cidades VALUES (6726, 19, 'RJ', 'Dores de Macabu');<text:line-break/>INSERT INTO tb_cidades VALUES (6727, 19, 'RJ', 'Doutor Elias');<text:line-break/><text:soft-page-break/>INSERT INTO tb_cidades VALUES (6728, 19, 'RJ', 'Doutor Loreti');<text:line-break/>INSERT INTO tb_cidades VALUES (6729, 19, 'RJ', 'Duas Barras');<text:line-break/>INSERT INTO tb_cidades VALUES (6730, 19, 'RJ', 'Duque de Caxias');<text:line-break/>INSERT INTO tb_cidades VALUES (6731, 19, 'RJ', 'Engenheiro Passos');<text:line-break/>INSERT INTO tb_cidades VALUES (6732, 19, 'RJ', 'Engenheiro Paulo de Frontin');<text:line-break/>INSERT INTO tb_cidades VALUES (6733, 19, 'RJ', 'Engenheiro Pedreira');<text:line-break/>INSERT INTO tb_cidades VALUES (6734, 19, 'RJ', 'Estrada Nova');<text:line-break/>INSERT INTO tb_cidades VALUES (6735, 19, 'RJ', 'Euclidelandia');<text:line-break/>INSERT INTO tb_cidades VALUES (6736, 19, 'RJ', 'Falcao');<text:line-break/>INSERT INTO tb_cidades VALUES (6737, 19, 'RJ', 'Floriano');<text:line-break/>INSERT INTO tb_cidades VALUES (6738, 19, 'RJ', 'Fumaca');<text:line-break/>INSERT INTO tb_cidades VALUES (6739, 19, 'RJ', 'Funil');<text:line-break/>INSERT INTO tb_cidades VALUES (6740, 19, 'RJ', 'Gavioes');<text:line-break/>INSERT INTO tb_cidades VALUES (6741, 19, 'RJ', 'Getulandia');<text:line-break/>INSERT INTO tb_cidades VALUES (6742, 19, 'RJ', 'Glicerio');<text:line-break/>INSERT INTO tb_cidades VALUES (6743, 19, 'RJ', 'Goitacazes');<text:line-break/>INSERT INTO tb_cidades VALUES (6744, 19, 'RJ', 'Governador Portela');<text:line-break/>INSERT INTO tb_cidades VALUES (6745, 19, 'RJ', 'Guapimirim');<text:line-break/>INSERT INTO tb_cidades VALUES (6746, 19, 'RJ', 'Guia de Pacobaiba');<text:line-break/>INSERT INTO tb_cidades VALUES (6747, 19, 'RJ', 'Ibitiguacu');<text:line-break/>INSERT INTO tb_cidades VALUES (6748, 19, 'RJ', 'Ibitioca');<text:line-break/>INSERT INTO tb_cidades VALUES (6749, 19, 'RJ', 'Ibituporanga');<text:line-break/>INSERT INTO tb_cidades VALUES (6750, 19, 'RJ', 'Iguaba Grande');<text:line-break/>INSERT INTO tb_cidades VALUES (6751, 19, 'RJ', 'Imbarie');<text:line-break/>INSERT INTO tb_cidades VALUES (6752, 19, 'RJ', 'Inconfidencia');<text:line-break/>INSERT INTO tb_cidades VALUES (6753, 19, 'RJ', 'Inhomirim');<text:line-break/>INSERT INTO tb_cidades VALUES (6754, 19, 'RJ', 'Inoa');<text:line-break/>INSERT INTO tb_cidades VALUES (6755, 19, 'RJ', 'Ipiabas');<text:line-break/>INSERT INTO tb_cidades VALUES (6756, 19, 'RJ', 'Ipiiba');<text:line-break/>INSERT INTO tb_cidades VALUES (6757, 19, 'RJ', 'Ipuca');<text:line-break/>INSERT INTO tb_cidades VALUES (6758, 19, 'RJ', 'Itabapoana');<text:line-break/>INSERT INTO tb_cidades VALUES (6759, 19, 'RJ', 'Itaborai');<text:line-break/>INSERT INTO tb_cidades VALUES (6760, 19, 'RJ', 'Itacurussa');<text:line-break/>INSERT INTO tb_cidades VALUES (6761, 19, 'RJ', 'Itaguai');<text:line-break/>INSERT INTO tb_cidades VALUES (6762, 19, 'RJ', 'Itaipava');<text:line-break/>INSERT INTO tb_cidades VALUES (6763, 19, 'RJ', 'Itaipu');<text:line-break/>INSERT INTO tb_cidades VALUES (6764, 19, 'RJ', 'Itajara');<text:line-break/>INSERT INTO tb_cidades VALUES (6765, 19, 'RJ', 'Italva');<text:line-break/>INSERT INTO tb_cidades VALUES (6766, 19, 'RJ', 'Itambi');<text:line-break/>INSERT INTO tb_cidades VALUES (6767, 19, 'RJ', 'Itaocara');<text:line-break/>INSERT INTO tb_cidades VALUES (6768, 19, 'RJ', 'Itaperuna');<text:line-break/>INSERT INTO tb_cidades VALUES (6769, 19, 'RJ', 'Itatiaia');<text:line-break/>INSERT INTO tb_cidades VALUES (6770, 19, 'RJ', 'Jacuecanga');<text:line-break/>INSERT INTO tb_cidades VALUES (6771, 19, 'RJ', 'Jaguarembe');<text:line-break/>INSERT INTO tb_cidades VALUES (6772, 19, 'RJ', 'Jamapara');<text:line-break/>INSERT INTO tb_cidades VALUES (6773, 19, 'RJ', 'Japeri');<text:line-break/>INSERT INTO tb_cidades VALUES (6774, 19, 'RJ', 'Japuiba');<text:line-break/>INSERT INTO tb_cidades VALUES (6775, 19, 'RJ', 'Laje do Muriae');<text:line-break/>INSERT INTO tb_cidades VALUES (6776, 19, 'RJ', 'Laranjais');<text:line-break/>INSERT INTO tb_cidades VALUES (6777, 19, 'RJ', 'Lidice');<text:line-break/>INSERT INTO tb_cidades VALUES (6778, 19, 'RJ', 'Lumiar');<text:line-break/>INSERT INTO tb_cidades VALUES (6779, 19, 'RJ', 'Macabuzinho');<text:line-break/><text:soft-page-break/>INSERT INTO tb_cidades VALUES (6780, 19, 'RJ', 'Macae');<text:line-break/>INSERT INTO tb_cidades VALUES (6781, 19, 'RJ', 'Macuco');<text:line-break/>INSERT INTO tb_cidades VALUES (6782, 19, 'RJ', 'Mage');<text:line-break/>INSERT INTO tb_cidades VALUES (6783, 19, 'RJ', 'Mambucaba');<text:line-break/>INSERT INTO tb_cidades VALUES (6784, 19, 'RJ', 'Mangaratiba');<text:line-break/>INSERT INTO tb_cidades VALUES (6785, 19, 'RJ', 'Maniva');<text:line-break/>INSERT INTO tb_cidades VALUES (6786, 19, 'RJ', 'Manoel Ribeiro');<text:line-break/>INSERT INTO tb_cidades VALUES (6787, 19, 'RJ', 'Manuel Duarte');<text:line-break/>INSERT INTO tb_cidades VALUES (6788, 19, 'RJ', 'Marangatu');<text:line-break/>INSERT INTO tb_cidades VALUES (6789, 19, 'RJ', 'Marica');<text:line-break/>INSERT INTO tb_cidades VALUES (6790, 19, 'RJ', 'Mendes');<text:line-break/>INSERT INTO tb_cidades VALUES (6791, 19, 'RJ', 'Mesquita');<text:line-break/>INSERT INTO tb_cidades VALUES (6792, 19, 'RJ', 'Miguel Pereira');<text:line-break/>INSERT INTO tb_cidades VALUES (6793, 19, 'RJ', 'Miracema');<text:line-break/>INSERT INTO tb_cidades VALUES (6794, 19, 'RJ', 'Monera');<text:line-break/>INSERT INTO tb_cidades VALUES (6795, 19, 'RJ', 'Monjolo');<text:line-break/>INSERT INTO tb_cidades VALUES (6796, 19, 'RJ', 'Monte Alegre');<text:line-break/>INSERT INTO tb_cidades VALUES (6797, 19, 'RJ', 'Monte Verde');<text:line-break/>INSERT INTO tb_cidades VALUES (6798, 19, 'RJ', 'Monumento');<text:line-break/>INSERT INTO tb_cidades VALUES (6799, 19, 'RJ', 'Morangaba');<text:line-break/>INSERT INTO tb_cidades VALUES (6800, 19, 'RJ', 'Morro do Coco');<text:line-break/>INSERT INTO tb_cidades VALUES (6801, 19, 'RJ', 'Morro Grande');<text:line-break/>INSERT INTO tb_cidades VALUES (6802, 19, 'RJ', 'Mussurepe');<text:line-break/>INSERT INTO tb_cidades VALUES (6803, 19, 'RJ', 'Natividade');<text:line-break/>INSERT INTO tb_cidades VALUES (6804, 19, 'RJ', 'Neves');<text:line-break/>INSERT INTO tb_cidades VALUES (6805, 19, 'RJ', 'Nhunguacu');<text:line-break/>INSERT INTO tb_cidades VALUES (6806, 19, 'RJ', 'Nilopolis');<text:line-break/>INSERT INTO tb_cidades VALUES (6807, 19, 'RJ', 'Niteroi');<text:line-break/>INSERT INTO tb_cidades VALUES (6808, 19, 'RJ', 'Nossa Senhora da Aparecida');<text:line-break/>INSERT INTO tb_cidades VALUES (6809, 19, 'RJ', 'Nossa Senhora da Penha');<text:line-break/>INSERT INTO tb_cidades VALUES (6810, 19, 'RJ', 'Nossa Senhora do Amparo');<text:line-break/>INSERT INTO tb_cidades VALUES (6811, 19, 'RJ', 'Nova Friburgo');<text:line-break/>INSERT INTO tb_cidades VALUES (6812, 19, 'RJ', 'Nova Iguacu');<text:line-break/>INSERT INTO tb_cidades VALUES (6813, 19, 'RJ', 'Olinda');<text:line-break/>INSERT INTO tb_cidades VALUES (6814, 19, 'RJ', 'Ourania');<text:line-break/>INSERT INTO tb_cidades VALUES (6815, 19, 'RJ', 'Papucaia');<text:line-break/>INSERT INTO tb_cidades VALUES (6816, 19, 'RJ', 'Paquequer Pequeno');<text:line-break/>INSERT INTO tb_cidades VALUES (6817, 19, 'RJ', 'Paracambi');<text:line-break/>INSERT INTO tb_cidades VALUES (6818, 19, 'RJ', 'Paraiba do Sul');<text:line-break/>INSERT INTO tb_cidades VALUES (6819, 19, 'RJ', 'Paraiso do Tobias');<text:line-break/>INSERT INTO tb_cidades VALUES (6820, 19, 'RJ', 'Paraoquena');<text:line-break/>INSERT INTO tb_cidades VALUES (6821, 19, 'RJ', 'Parapeuna');<text:line-break/>INSERT INTO tb_cidades VALUES (6822, 19, 'RJ', 'Parati');<text:line-break/>INSERT INTO tb_cidades VALUES (6823, 19, 'RJ', 'Parati Mirim');<text:line-break/>INSERT INTO tb_cidades VALUES (6824, 19, 'RJ', 'Passa Tres');<text:line-break/>INSERT INTO tb_cidades VALUES (6825, 19, 'RJ', 'Paty do Alferes');<text:line-break/>INSERT INTO tb_cidades VALUES (6826, 19, 'RJ', 'Pedra Selada');<text:line-break/>INSERT INTO tb_cidades VALUES (6827, 19, 'RJ', 'Pedro do Rio');<text:line-break/>INSERT INTO tb_cidades VALUES (6828, 19, 'RJ', 'Penedo');<text:line-break/>INSERT INTO tb_cidades VALUES (6829, 19, 'RJ', 'Pentagna');<text:line-break/>INSERT INTO tb_cidades VALUES (6830, 19, 'RJ', 'Petropolis');<text:line-break/>INSERT INTO tb_cidades VALUES (6831, 19, 'RJ', 'Piabeta');<text:line-break/><text:soft-page-break/>INSERT INTO tb_cidades VALUES (6832, 19, 'RJ', 'Piao');<text:line-break/>INSERT INTO tb_cidades VALUES (6833, 19, 'RJ', 'Pinheiral');<text:line-break/>INSERT INTO tb_cidades VALUES (6834, 19, 'RJ', 'Pipeiras');<text:line-break/>INSERT INTO tb_cidades VALUES (6835, 19, 'RJ', 'Pirai');<text:line-break/>INSERT INTO tb_cidades VALUES (6836, 19, 'RJ', 'Pirangai');<text:line-break/>INSERT INTO tb_cidades VALUES (6837, 19, 'RJ', 'Pirapetinga de Bom Jesus');<text:line-break/>INSERT INTO tb_cidades VALUES (6838, 19, 'RJ', 'Porciuncula');<text:line-break/>INSERT INTO tb_cidades VALUES (6839, 19, 'RJ', 'Portela');<text:line-break/>INSERT INTO tb_cidades VALUES (6840, 19, 'RJ', 'Porto das Caixas');<text:line-break/>INSERT INTO tb_cidades VALUES (6841, 19, 'RJ', 'Porto Real');<text:line-break/>INSERT INTO tb_cidades VALUES (6842, 19, 'RJ', 'Porto Velho do Cunha');<text:line-break/>INSERT INTO tb_cidades VALUES (6843, 19, 'RJ', 'Posse');<text:line-break/>INSERT INTO tb_cidades VALUES (6844, 19, 'RJ', 'Praia de Aracatiba');<text:line-break/>INSERT INTO tb_cidades VALUES (6845, 19, 'RJ', 'Pureza');<text:line-break/>INSERT INTO tb_cidades VALUES (6846, 19, 'RJ', 'Purilandia');<text:line-break/>INSERT INTO tb_cidades VALUES (6847, 19, 'RJ', 'Quarteis');<text:line-break/>INSERT INTO tb_cidades VALUES (6848, 19, 'RJ', 'Quatis');<text:line-break/>INSERT INTO tb_cidades VALUES (6849, 19, 'RJ', 'Queimados');<text:line-break/>INSERT INTO tb_cidades VALUES (6850, 19, 'RJ', 'Quissama');<text:line-break/>INSERT INTO tb_cidades VALUES (6851, 19, 'RJ', 'Raposo');<text:line-break/>INSERT INTO tb_cidades VALUES (6852, 19, 'RJ', 'Renascenca');<text:line-break/>INSERT INTO tb_cidades VALUES (6853, 19, 'RJ', 'Resende');<text:line-break/>INSERT INTO tb_cidades VALUES (6854, 19, 'RJ', 'Retiro do Muriae');<text:line-break/>INSERT INTO tb_cidades VALUES (6855, 19, 'RJ', 'Rialto');<text:line-break/>INSERT INTO tb_cidades VALUES (6856, 19, 'RJ', 'Ribeirao de Sao Joaquim');<text:line-break/>INSERT INTO tb_cidades VALUES (6857, 19, 'RJ', 'Rio Bonito');<text:line-break/>INSERT INTO tb_cidades VALUES (6858, 19, 'RJ', 'Rio Claro');<text:line-break/>INSERT INTO tb_cidades VALUES (6859, 19, 'RJ', 'Rio das Flores');<text:line-break/>INSERT INTO tb_cidades VALUES (6860, 19, 'RJ', 'Rio das Ostras');<text:line-break/>INSERT INTO tb_cidades VALUES (6861, 19, 'RJ', 'Rio de Janeiro');<text:line-break/>INSERT INTO tb_cidades VALUES (6862, 19, 'RJ', 'Riograndina');<text:line-break/>INSERT INTO tb_cidades VALUES (6863, 19, 'RJ', 'Rosal');<text:line-break/>INSERT INTO tb_cidades VALUES (6864, 19, 'RJ', 'Sacra Familia do Tingua');<text:line-break/>INSERT INTO tb_cidades VALUES (6865, 19, 'RJ', 'Salutaris');<text:line-break/>INSERT INTO tb_cidades VALUES (6866, 19, 'RJ', 'Sambaetiba');<text:line-break/>INSERT INTO tb_cidades VALUES (6867, 19, 'RJ', 'Sampaio Correia');<text:line-break/>INSERT INTO tb_cidades VALUES (6868, 19, 'RJ', 'Sana');<text:line-break/>INSERT INTO tb_cidades VALUES (6869, 19, 'RJ', 'Santa Clara');<text:line-break/>INSERT INTO tb_cidades VALUES (6870, 19, 'RJ',</text:p>
      <text:p text:style-name="Standard"><text:s/>'Santa Cruz');<text:line-break/>INSERT INTO tb_cidades VALUES (6871, 19, 'RJ', 'Santa Cruz da Serra');<text:line-break/>INSERT INTO tb_cidades VALUES (6872, 19, 'RJ', 'Santa Isabel');<text:line-break/>INSERT INTO tb_cidades VALUES (6873, 19, 'RJ', 'Santa Isabel do Rio Preto');<text:line-break/>INSERT INTO tb_cidades VALUES (6874, 19, 'RJ', 'Santa Maria');<text:line-break/>INSERT INTO tb_cidades VALUES (6875, 19, 'RJ', 'Santa Maria Madalena');<text:line-break/>INSERT INTO tb_cidades VALUES (6876, 19, 'RJ', 'Santa Rita da Floresta');<text:line-break/>INSERT INTO tb_cidades VALUES (6877, 19, 'RJ', 'Santanesia');<text:line-break/>INSERT INTO tb_cidades VALUES (6878, 19, 'RJ', 'Santo Aleixo');<text:line-break/>INSERT INTO tb_cidades VALUES (6879, 19, 'RJ', 'Santo Amaro de Campos');<text:line-break/>INSERT INTO tb_cidades VALUES (6880, 19, 'RJ', 'Santo Antonio de Padua');<text:line-break/>INSERT INTO tb_cidades VALUES (6881, 19, 'RJ', 'Santo Antonio do Imbe');<text:line-break/>INSERT INTO tb_cidades VALUES (6882, 19, 'RJ', 'Santo Eduardo');<text:line-break/><text:soft-page-break/>INSERT INTO tb_cidades VALUES (6883, 19, 'RJ', 'Sao Fidelis');<text:line-break/>INSERT INTO tb_cidades VALUES (6884, 19, 'RJ', 'Sao Francisco de Itabapoana');<text:line-break/>INSERT INTO tb_cidades VALUES (6885, 19, 'RJ', 'Sao Goncalo');<text:line-break/>INSERT INTO tb_cidades VALUES (6886, 19, 'RJ', 'Sao Joao da Barra');<text:line-break/>INSERT INTO tb_cidades VALUES (6887, 19, 'RJ', 'Sao Joao de Meriti');<text:line-break/>INSERT INTO tb_cidades VALUES (6888, 19, 'RJ', 'Sao Joao do Paraiso');<text:line-break/>INSERT INTO tb_cidades VALUES (6889, 19, 'RJ', 'Sao Joao Marcos');<text:line-break/>INSERT INTO tb_cidades VALUES (6890, 19, 'RJ', 'Sao Joaquim');<text:line-break/>INSERT INTO tb_cidades VALUES (6891, 19, 'RJ', 'Sao Jose de Uba');<text:line-break/>INSERT INTO tb_cidades VALUES (6892, 19, 'RJ', 'Sao Jose do Ribeirao');<text:line-break/>INSERT INTO tb_cidades VALUES (6893, 19, 'RJ', 'Sao Jose do Turvo');<text:line-break/>INSERT INTO tb_cidades VALUES (6894, 19, 'RJ', 'Sao Jose do Vale do Rio Preto');<text:line-break/>INSERT INTO tb_cidades VALUES (6895, 19, 'RJ', 'Sao Mateus');<text:line-break/>INSERT INTO tb_cidades VALUES (6896, 19, 'RJ', 'Sao Pedro da Aldeia');<text:line-break/>INSERT INTO tb_cidades VALUES (6897, 19, 'RJ', 'Sao Sebastiao de Campos');<text:line-break/>INSERT INTO tb_cidades VALUES (6898, 19, 'RJ', 'Sao Sebastiao do Alto');<text:line-break/>INSERT INTO tb_cidades VALUES (6899, 19, 'RJ', 'Sao Sebastiao do Paraiba');<text:line-break/>INSERT INTO tb_cidades VALUES (6900, 19, 'RJ', 'Sao Sebastiao dos Ferreiros');<text:line-break/>INSERT INTO tb_cidades VALUES (6901, 19, 'RJ', 'Sao Vicente de Paula');<text:line-break/>INSERT INTO tb_cidades VALUES (6902, 19, 'RJ', 'Sapucaia');<text:line-break/>INSERT INTO tb_cidades VALUES (6903, 19, 'RJ', 'Saquarema');<text:line-break/>INSERT INTO tb_cidades VALUES (6904, 19, 'RJ', 'Saracuruna');<text:line-break/>INSERT INTO tb_cidades VALUES (6905, 19, 'RJ', 'Sebastiao de Lacerda');<text:line-break/>INSERT INTO tb_cidades VALUES (6906, 19, 'RJ', 'Seropedica');<text:line-break/>INSERT INTO tb_cidades VALUES (6907, 19, 'RJ', 'Serrinha');<text:line-break/>INSERT INTO tb_cidades VALUES (6908, 19, 'RJ', 'Sete Pontes');<text:line-break/>INSERT INTO tb_cidades VALUES (6909, 19, 'RJ', 'Silva Jardim');<text:line-break/>INSERT INTO tb_cidades VALUES (6910, 19, 'RJ', 'Sodrelandia');<text:line-break/>INSERT INTO tb_cidades VALUES (6911, 19, 'RJ', 'Sossego');<text:line-break/>INSERT INTO tb_cidades VALUES (6912, 19, 'RJ', 'Subaio');<text:line-break/>INSERT INTO tb_cidades VALUES (6913, 19, 'RJ', 'Sumidouro');<text:line-break/>INSERT INTO tb_cidades VALUES (6914, 19, 'RJ', 'Surui');<text:line-break/>INSERT INTO tb_cidades VALUES (6915, 19, 'RJ', 'Taboas');<text:line-break/>INSERT INTO tb_cidades VALUES (6916, 19, 'RJ', 'Tamoios');<text:line-break/>INSERT INTO tb_cidades VALUES (6917, 19, 'RJ', 'Tangua');<text:line-break/>INSERT INTO tb_cidades VALUES (6918, 19, 'RJ', 'Tapera');<text:line-break/>INSERT INTO tb_cidades VALUES (6919, 19, 'RJ', 'Tarituba');<text:line-break/>INSERT INTO tb_cidades VALUES (6920, 19, 'RJ', 'Teresopolis');<text:line-break/>INSERT INTO tb_cidades VALUES (6921, 19, 'RJ', 'Tocos');<text:line-break/>INSERT INTO tb_cidades VALUES (6922, 19, 'RJ', 'Trajano de Morais');<text:line-break/>INSERT INTO tb_cidades VALUES (6923, 19, 'RJ', 'Travessao');<text:line-break/>INSERT INTO tb_cidades VALUES (6924, 19, 'RJ', 'Tres Irmaos');<text:line-break/>INSERT INTO tb_cidades VALUES (6925, 19, 'RJ', 'Tres Rios');<text:line-break/>INSERT INTO tb_cidades VALUES (6926, 19, 'RJ', 'Triunfo');<text:line-break/>INSERT INTO tb_cidades VALUES (6927, 19, 'RJ', 'Valao do Barro');<text:line-break/>INSERT INTO tb_cidades VALUES (6928, 19, 'RJ', 'Valenca');<text:line-break/>INSERT INTO tb_cidades VALUES (6929, 19, 'RJ', 'Vargem Alegre');<text:line-break/>INSERT INTO tb_cidades VALUES (6930, 19, 'RJ', 'Varre-sai');<text:line-break/>INSERT INTO tb_cidades VALUES (6931, 19, 'RJ', 'Vassouras');<text:line-break/>INSERT INTO tb_cidades VALUES (6932, 19, 'RJ', 'Venda das Flores');<text:line-break/>INSERT INTO tb_cidades VALUES (6933, 19, 'RJ', 'Venda das Pedras');<text:line-break/>INSERT INTO tb_cidades VALUES (6934, 19, 'RJ', 'Vila da Grama');<text:line-break/><text:soft-page-break/>INSERT INTO tb_cidades VALUES (6935, 19, 'RJ', 'Vila do Frade');<text:line-break/>INSERT INTO tb_cidades VALUES (6936, 19, 'RJ', 'Vila Muriqui');<text:line-break/>INSERT INTO tb_cidades VALUES (6937, 19, 'RJ', 'Vila Nova de Campos');<text:line-break/>INSERT INTO tb_cidades VALUES (6938, 19, 'RJ', 'Visconde de Imbe');<text:line-break/>INSERT INTO tb_cidades VALUES (6939, 19, 'RJ', 'Volta Redonda');<text:line-break/>INSERT INTO tb_cidades VALUES (6940, 19, 'RJ', 'Werneck');<text:line-break/>INSERT INTO tb_cidades VALUES (6941, 19, 'RJ', 'Xerem');<text:line-break/>INSERT INTO tb_cidades VALUES (6942, 20, 'RN', 'Acari');<text:line-break/>INSERT INTO tb_cidades VALUES (6943, 20, 'RN', 'Acu');<text:line-break/>INSERT INTO tb_cidades VALUES (6944, 20, 'RN', 'Afonso Bezerra');<text:line-break/>INSERT INTO tb_cidades VALUES (6945, 20, 'RN', 'Agua Nova');<text:line-break/>INSERT INTO tb_cidades VALUES (6946, 20, 'RN', 'Alexandria');<text:line-break/>INSERT INTO tb_cidades VALUES (6947, 20, 'RN', 'Almino Afonso');<text:line-break/>INSERT INTO tb_cidades VALUES (6948, 20, 'RN', 'Alto do Rodrigues');<text:line-break/>INSERT INTO tb_cidades VALUES (6949, 20, 'RN', 'Angicos');<text:line-break/>INSERT INTO tb_cidades VALUES (6950, 20, 'RN', 'Antonio Martins');<text:line-break/>INSERT INTO tb_cidades VALUES (6951, 20, 'RN', 'Apodi');<text:line-break/>INSERT INTO tb_cidades VALUES (6952, 20, 'RN', 'Areia Branca');<text:line-break/>INSERT INTO tb_cidades VALUES (6953, 20, 'RN', 'Ares');<text:line-break/>INSERT INTO tb_cidades VALUES (6954, 20, 'RN', 'Baia Formosa');<text:line-break/>INSERT INTO tb_cidades VALUES (6955, 20, 'RN', 'Barao de Serra Branca');<text:line-break/>INSERT INTO tb_cidades VALUES (6956, 20, 'RN', 'Barauna');<text:line-break/>INSERT INTO tb_cidades VALUES (6957, 20, 'RN', 'Barcelona');<text:line-break/>INSERT INTO tb_cidades VALUES (6958, 20, 'RN', 'Belo Horizonte');<text:line-break/>INSERT INTO tb_cidades VALUES (6959, 20, 'RN', 'Bento Fernandes');<text:line-break/>INSERT INTO tb_cidades VALUES (6960, 20, 'RN', 'Boa Saude');<text:line-break/>INSERT INTO tb_cidades VALUES (6961, 20, 'RN', 'Bodo');<text:line-break/>INSERT INTO tb_cidades VALUES (6962, 20, 'RN', 'Bom Jesus');<text:line-break/>INSERT INTO tb_cidades VALUES (6963, 20, 'RN', 'Brejinho');<text:line-break/>INSERT INTO tb_cidades VALUES (6964, 20, 'RN', 'Caicara do Norte');<text:line-break/>INSERT INTO tb_cidades VALUES (6965, 20, 'RN', 'Caicara do Rio do Vento');<text:line-break/>INSERT INTO tb_cidades VALUES (6966, 20, 'RN', 'Caico');<text:line-break/>INSERT INTO tb_cidades VALUES (6967, 20, 'RN', 'Campo Grande');<text:line-break/>INSERT INTO tb_cidades VALUES (6968, 20, 'RN', 'Campo Redondo');<text:line-break/>INSERT INTO tb_cidades VALUES (6969, 20, 'RN', 'Canguaretama');<text:line-break/>INSERT INTO tb_cidades VALUES (6970, 20, 'RN', 'Caraubas');<text:line-break/>INSERT INTO tb_cidades VALUES (6971, 20, 'RN', 'Carnauba dos Dantas');<text:line-break/>INSERT INTO tb_cidades VALUES (6972, 20, 'RN', 'Carnaubais');<text:line-break/>INSERT INTO tb_cidades VALUES (6973, 20, 'RN', 'Ceara-mirim');<text:line-break/>INSERT INTO tb_cidades VALUES (6974, 20, 'RN', 'Cerro Cora');<text:line-break/>INSERT INTO tb_cidades VALUES (6975, 20, 'RN', 'Coronel Ezequiel');<text:line-break/>INSERT INTO tb_cidades VALUES (6976, 20, 'RN', 'Coronel Joao Pessoa');<text:line-break/>INSERT INTO tb_cidades VALUES (6977, 20, 'RN', 'Corrego de Sao Mateus');<text:line-break/>INSERT INTO tb_cidades VALUES (6978, 20, 'RN', 'Cruzeta');<text:line-break/>INSERT INTO tb_cidades VALUES (6979, 20, 'RN', 'Currais Novos');<text:line-break/>INSERT INTO tb_cidades VALUES (6980, 20, 'RN', 'Doutor Severiano');<text:line-break/>INSERT INTO tb_cidades VALUES (6981, 20, 'RN', 'Encanto');<text:line-break/>INSERT INTO tb_cidades VALUES (6982, 20, 'RN', 'Equador');<text:line-break/>INSERT INTO tb_cidades VALUES (6983, 20, 'RN', 'Espirito Santo');<text:line-break/>INSERT INTO tb_cidades VALUES (6984, 20, 'RN', 'Espirito Santo do Oeste');<text:line-break/>INSERT INTO tb_cidades VALUES (6985, 20, 'RN', 'Extremoz');<text:line-break/>INSERT INTO tb_cidades VALUES (6986, 20, 'RN', 'Felipe Guerra');<text:line-break/><text:soft-page-break/>INSERT INTO tb_cidades VALUES (6987, 20, 'RN', 'Fernando Pedroza');<text:line-break/>INSERT INTO tb_cidades VALUES (6988, 20, 'RN', 'Firmamento');<text:line-break/>INSERT INTO tb_cidades VALUES (6989, 20, 'RN', 'Florania');<text:line-break/>INSERT INTO tb_cidades VALUES (6990, 20, 'RN', 'Francisco Dantas');<text:line-break/>INSERT INTO tb_cidades VALUES (6991, 20, 'RN', 'Frutuoso Gomes');<text:line-break/>INSERT INTO tb_cidades VALUES (6992, 20, 'RN', 'Galinhos');<text:line-break/>INSERT INTO tb_cidades VALUES (6993, 20, 'RN', 'Gameleira');<text:line-break/>INSERT INTO tb_cidades VALUES (6994, 20, 'RN', 'Goianinha');<text:line-break/>INSERT INTO tb_cidades VALUES (6995, 20, 'RN', 'Governador Dix-sept Rosado');<text:line-break/>INSERT INTO tb_cidades VALUES (6996, 20, 'RN', 'Grossos');<text:line-break/>INSERT INTO tb_cidades VALUES (6997, 20, 'RN', 'Guamare');<text:line-break/>INSERT INTO tb_cidades VALUES (6998, 20, 'RN', 'Ielmo Marinho');<text:line-break/>INSERT INTO tb_cidades VALUES (6999, 20, 'RN', 'Igreja Nova');<text:line-break/>INSERT INTO tb_cidades VALUES (7000, 20, 'RN', 'Ipanguacu');<text:line-break/>INSERT INTO tb_cidades VALUES (7001, 20, 'RN', 'Ipiranga');<text:line-break/>INSERT INTO tb_cidades VALUES (7002, 20, 'RN', 'Ipueira');<text:line-break/>INSERT INTO tb_cidades VALUES (7003, 20, 'RN', 'Itaja');<text:line-break/>INSERT INTO tb_cidades VALUES (7004, 20, 'RN', 'Itau');<text:line-break/>INSERT INTO tb_cidades VALUES (7005, 20, 'RN', 'Jacana');<text:line-break/>INSERT INTO tb_cidades VALUES (7006, 20, 'RN', 'Jandaira');<text:line-break/>INSERT INTO tb_cidades VALUES (7007, 20, 'RN', 'Janduis');<text:line-break/>INSERT INTO tb_cidades VALUES (7008, 20, 'RN', 'Japi');<text:line-break/>INSERT INTO tb_cidades VALUES (7009, 20, 'RN', 'Jardim de Angicos');<text:line-break/>INSERT INTO tb_cidades VALUES (7010, 20, 'RN', 'Jardim de Piranhas');<text:line-break/>INSERT INTO tb_cidades VALUES (7011, 20, 'RN', 'Jardim do Serido');<text:line-break/>INSERT INTO tb_cidades VALUES (7012, 20, 'RN', 'Joao Camara');<text:line-break/>INSERT INTO tb_cidades VALUES (7013, 20, 'RN', 'Joao Dias');<text:line-break/>INSERT INTO tb_cidades VALUES (7014, 20, 'RN', 'Jose da Penha');<text:line-break/>INSERT INTO tb_cidades VALUES (7015, 20, 'RN', 'Jucurutu');<text:line-break/>INSERT INTO tb_cidades VALUES (7016, 20, 'RN', 'Jundia de Cima');<text:line-break/>INSERT INTO tb_cidades VALUES (7017, 20, 'RN', 'Lagoa D''anta');<text:line-break/>INSERT INTO tb_cidades VALUES (7018, 20, 'RN', 'Lagoa de Pedras');<text:line-break/>INSERT INTO tb_cidades VALUES (7019, 20, 'RN', 'Lagoa de Velhos');<text:line-break/>INSERT INTO tb_cidades VALUES (7020, 20, 'RN', 'Lagoa Nova');<text:line-break/>INSERT INTO tb_cidades VALUES (7021, 20, 'RN', 'Lagoa Salgada');<text:line-break/>INSERT INTO tb_cidades VALUES (7022, 20, 'RN', 'Lajes');<text:line-break/>INSERT INTO tb_cidades VALUES (7023, 20, 'RN', 'Lajes Pintadas');<text:line-break/>INSERT INTO tb_cidades VALUES</text:p>
      <text:p text:style-name="Standard"><text:s/>(7024, 20, 'RN', 'Lucrecia');<text:line-break/>INSERT INTO tb_cidades VALUES (7025, 20, 'RN', 'Luis Gomes');<text:line-break/>INSERT INTO tb_cidades VALUES (7026, 20, 'RN', 'Macaiba');<text:line-break/>INSERT INTO tb_cidades VALUES (7027, 20, 'RN', 'Macau');<text:line-break/>INSERT INTO tb_cidades VALUES (7028, 20, 'RN', 'Major Felipe');<text:line-break/>INSERT INTO tb_cidades VALUES (7029, 20, 'RN', 'Major Sales');<text:line-break/>INSERT INTO tb_cidades VALUES (7030, 20, 'RN', 'Marcelino Vieira');<text:line-break/>INSERT INTO tb_cidades VALUES (7031, 20, 'RN', 'Martins');<text:line-break/>INSERT INTO tb_cidades VALUES (7032, 20, 'RN', 'Mata de Sao Braz');<text:line-break/>INSERT INTO tb_cidades VALUES (7033, 20, 'RN', 'Maxaranguape');<text:line-break/>INSERT INTO tb_cidades VALUES (7034, 20, 'RN', 'Messias Targino');<text:line-break/>INSERT INTO tb_cidades VALUES (7035, 20, 'RN', 'Montanhas');<text:line-break/>INSERT INTO tb_cidades VALUES (7036, 20, 'RN', 'Monte Alegre');<text:line-break/>INSERT INTO tb_cidades VALUES (7037, 20, 'RN', 'Monte das Gameleiras');<text:line-break/><text:soft-page-break/>INSERT INTO tb_cidades VALUES (7038, 20, 'RN', 'Mossoro');<text:line-break/>INSERT INTO tb_cidades VALUES (7039, 20, 'RN', 'Natal');<text:line-break/>INSERT INTO tb_cidades VALUES (7040, 20, 'RN', 'Nisia Floresta');<text:line-break/>INSERT INTO tb_cidades VALUES (7041, 20, 'RN', 'Nova Cruz');<text:line-break/>INSERT INTO tb_cidades VALUES (7042, 20, 'RN', 'Olho-d''agua Do Borges');<text:line-break/>INSERT INTO tb_cidades VALUES (7043, 20, 'RN', 'Ouro Branco');<text:line-break/>INSERT INTO tb_cidades VALUES (7044, 20, 'RN', 'Parana');<text:line-break/>INSERT INTO tb_cidades VALUES (7045, 20, 'RN', 'Parazinho');<text:line-break/>INSERT INTO tb_cidades VALUES (7046, 20, 'RN', 'Parelhas');<text:line-break/>INSERT INTO tb_cidades VALUES (7047, 20, 'RN', 'Parnamirim');<text:line-break/>INSERT INTO tb_cidades VALUES (7048, 20, 'RN', 'Passa E Fica');<text:line-break/>INSERT INTO tb_cidades VALUES (7049, 20, 'RN', 'Passagem');<text:line-break/>INSERT INTO tb_cidades VALUES (7050, 20, 'RN', 'Patu');<text:line-break/>INSERT INTO tb_cidades VALUES (7051, 20, 'RN', 'Pau dos Ferros');<text:line-break/>INSERT INTO tb_cidades VALUES (7052, 20, 'RN', 'Pedra Grande');<text:line-break/>INSERT INTO tb_cidades VALUES (7053, 20, 'RN', 'Pedra Preta');<text:line-break/>INSERT INTO tb_cidades VALUES (7054, 20, 'RN', 'Pedro Avelino');<text:line-break/>INSERT INTO tb_cidades VALUES (7055, 20, 'RN', 'Pedro Velho');<text:line-break/>INSERT INTO tb_cidades VALUES (7056, 20, 'RN', 'Pendencias');<text:line-break/>INSERT INTO tb_cidades VALUES (7057, 20, 'RN', 'Piloes');<text:line-break/>INSERT INTO tb_cidades VALUES (7058, 20, 'RN', 'Poco Branco');<text:line-break/>INSERT INTO tb_cidades VALUES (7059, 20, 'RN', 'Portalegre');<text:line-break/>INSERT INTO tb_cidades VALUES (7060, 20, 'RN', 'Porto do Mangue');<text:line-break/>INSERT INTO tb_cidades VALUES (7061, 20, 'RN', 'Pureza');<text:line-break/>INSERT INTO tb_cidades VALUES (7062, 20, 'RN', 'Rafael Fernandes');<text:line-break/>INSERT INTO tb_cidades VALUES (7063, 20, 'RN', 'Rafael Godeiro');<text:line-break/>INSERT INTO tb_cidades VALUES (7064, 20, 'RN', 'Riacho da Cruz');<text:line-break/>INSERT INTO tb_cidades VALUES (7065, 20, 'RN', 'Riacho de Santana');<text:line-break/>INSERT INTO tb_cidades VALUES (7066, 20, 'RN', 'Riachuelo');<text:line-break/>INSERT INTO tb_cidades VALUES (7067, 20, 'RN', 'Rio do Fogo');<text:line-break/>INSERT INTO tb_cidades VALUES (7068, 20, 'RN', 'Rodolfo Fernandes');<text:line-break/>INSERT INTO tb_cidades VALUES (7069, 20, 'RN', 'Rosario');<text:line-break/>INSERT INTO tb_cidades VALUES (7070, 20, 'RN', 'Ruy Barbosa');<text:line-break/>INSERT INTO tb_cidades VALUES (7071, 20, 'RN', 'Salva Vida');<text:line-break/>INSERT INTO tb_cidades VALUES (7072, 20, 'RN', 'Santa Cruz');<text:line-break/>INSERT INTO tb_cidades VALUES (7073, 20, 'RN', 'Santa Fe');<text:line-break/>INSERT INTO tb_cidades VALUES (7074, 20, 'RN', 'Santa Maria');<text:line-break/>INSERT INTO tb_cidades VALUES (7075, 20, 'RN', 'Santa Teresa');<text:line-break/>INSERT INTO tb_cidades VALUES (7076, 20, 'RN', 'Santana do Matos');<text:line-break/>INSERT INTO tb_cidades VALUES (7077, 20, 'RN', 'Santana do Serido');<text:line-break/>INSERT INTO tb_cidades VALUES (7078, 20, 'RN', 'Santo Antonio');<text:line-break/>INSERT INTO tb_cidades VALUES (7079, 20, 'RN', 'Santo Antonio do Potengi');<text:line-break/>INSERT INTO tb_cidades VALUES (7080, 20, 'RN', 'Sao Bento do Norte');<text:line-break/>INSERT INTO tb_cidades VALUES (7081, 20, 'RN', 'Sao Bento do Trairi');<text:line-break/>INSERT INTO tb_cidades VALUES (7082, 20, 'RN', 'Sao Bernardo');<text:line-break/>INSERT INTO tb_cidades VALUES (7083, 20, 'RN', 'Sao Fernando');<text:line-break/>INSERT INTO tb_cidades VALUES (7084, 20, 'RN', 'Sao Francisco do Oeste');<text:line-break/>INSERT INTO tb_cidades VALUES (7085, 20, 'RN', 'Sao Geraldo');<text:line-break/>INSERT INTO tb_cidades VALUES (7086, 20, 'RN', 'Sao Goncalo do Amarante');<text:line-break/>INSERT INTO tb_cidades VALUES (7087, 20, 'RN', 'Sao Joao do Sabugi');<text:line-break/>INSERT INTO tb_cidades VALUES (7088, 20, 'RN', 'Sao Jose da Passagem');<text:line-break/>INSERT INTO tb_cidades VALUES (7089, 20, 'RN', 'Sao Jose de Mipibu');<text:line-break/><text:soft-page-break/>INSERT INTO tb_cidades VALUES (7090, 20, 'RN', 'Sao Jose do Campestre');<text:line-break/>INSERT INTO tb_cidades VALUES (7091, 20, 'RN', 'Sao Jose do Serido');<text:line-break/>INSERT INTO tb_cidades VALUES (7092, 20, 'RN', 'Sao Miguel');<text:line-break/>INSERT INTO tb_cidades VALUES (7093, 20, 'RN', 'Sao Miguel de Touros');<text:line-break/>INSERT INTO tb_cidades VALUES (7094, 20, 'RN', 'Sao Paulo do Potengi');<text:line-break/>INSERT INTO tb_cidades VALUES (7095, 20, 'RN', 'Sao Pedro');<text:line-break/>INSERT INTO tb_cidades VALUES (7096, 20, 'RN', 'Sao Rafael');<text:line-break/>INSERT INTO tb_cidades VALUES (7097, 20, 'RN', 'Sao Tome');<text:line-break/>INSERT INTO tb_cidades VALUES (7098, 20, 'RN', 'Sao Vicente');<text:line-break/>INSERT INTO tb_cidades VALUES (7099, 20, 'RN', 'Senador Eloi de Souza');<text:line-break/>INSERT INTO tb_cidades VALUES (7100, 20, 'RN', 'Senador Georgino Avelino');<text:line-break/>INSERT INTO tb_cidades VALUES (7101, 20, 'RN', 'Serra Caiada');<text:line-break/>INSERT INTO tb_cidades VALUES (7102, 20, 'RN', 'Serra da Tapuia');<text:line-break/>INSERT INTO tb_cidades VALUES (7103, 20, 'RN', 'Serra de Sao Bento');<text:line-break/>INSERT INTO tb_cidades VALUES (7104, 20, 'RN', 'Serra do Mel');<text:line-break/>INSERT INTO tb_cidades VALUES (7105, 20, 'RN', 'Serra Negra do Norte');<text:line-break/>INSERT INTO tb_cidades VALUES (7106, 20, 'RN', 'Serrinha');<text:line-break/>INSERT INTO tb_cidades VALUES (7107, 20, 'RN', 'Serrinha dos Pintos');<text:line-break/>INSERT INTO tb_cidades VALUES (7108, 20, 'RN', 'Severiano Melo');<text:line-break/>INSERT INTO tb_cidades VALUES (7109, 20, 'RN', 'Sitio Novo');<text:line-break/>INSERT INTO tb_cidades VALUES (7110, 20, 'RN', 'Taboleiro Grande');<text:line-break/>INSERT INTO tb_cidades VALUES (7111, 20, 'RN', 'Taipu');<text:line-break/>INSERT INTO tb_cidades VALUES (7112, 20, 'RN', 'Tangara');<text:line-break/>INSERT INTO tb_cidades VALUES (7113, 20, 'RN', 'Tenente Ananias');<text:line-break/>INSERT INTO tb_cidades VALUES (7114, 20, 'RN', 'Tenente Laurentino Cruz');<text:line-break/>INSERT INTO tb_cidades VALUES (7115, 20, 'RN', 'Tibau');<text:line-break/>INSERT INTO tb_cidades VALUES (7116, 20, 'RN', 'Tibau do Sul');<text:line-break/>INSERT INTO tb_cidades VALUES (7117, 20, 'RN', 'Timbauba dos Batistas');<text:line-break/>INSERT INTO tb_cidades VALUES (7118, 20, 'RN', 'Touros');<text:line-break/>INSERT INTO tb_cidades VALUES (7119, 20, 'RN', 'Trairi');<text:line-break/>INSERT INTO tb_cidades VALUES (7120, 20, 'RN', 'Triunfo Potiguar');<text:line-break/>INSERT INTO tb_cidades VALUES (7121, 20, 'RN', 'Umarizal');<text:line-break/>INSERT INTO tb_cidades VALUES (7122, 20, 'RN', 'Upanema');<text:line-break/>INSERT INTO tb_cidades VALUES (7123, 20, 'RN', 'Varzea');<text:line-break/>INSERT INTO tb_cidades VALUES (7124, 20, 'RN', 'Venha-ver');<text:line-break/>INSERT INTO tb_cidades VALUES (7125, 20, 'RN', 'Vera Cruz');<text:line-break/>INSERT INTO tb_cidades VALUES (7126, 20, 'RN', 'Vicosa');<text:line-break/>INSERT INTO tb_cidades VALUES (7127, 20, 'RN', 'Vila Flor');<text:line-break/>INSERT INTO tb_cidades VALUES (7128, 21, 'RO', 'Abuna');<text:line-break/>INSERT INTO tb_cidades VALUES (7129, 21, 'RO', 'Alta Alegre dos Parecis');<text:line-break/>INSERT INTO tb_cidades VALUES (7130, 21, 'RO', 'Alta Floresta do Oeste');<text:line-break/>INSERT INTO tb_cidades VALUES (7131, 21, 'RO', 'Alto Paraiso');<text:line-break/>INSERT INTO tb_cidades VALUES (7132, 21, 'RO', 'Alvorada do Oeste');<text:line-break/>INSERT INTO tb_cidades VALUES (7133, 21, 'RO', 'Ariquemes');<text:line-break/>INSERT INTO tb_cidades VALUES (7134, 21, 'RO', 'Buritis');<text:line-break/>INSERT INTO tb_cidades VALUES (7135, 21, 'RO', 'Cabixi');<text:line-break/>INSERT INTO tb_cidades VALUES (7136, 21, 'RO', 'Cacaulandia');<text:line-break/>INSERT INTO tb_cidades VALUES (7137, 21, 'RO', 'Cacoal');<text:line-break/>INSERT INTO tb_cidades VALUES (7138, 21, 'RO', 'Calama');<text:line-break/>INSERT INTO tb_cidades VALUES (7139, 21, 'RO', 'Campo Novo de Rondonia');<text:line-break/>INSERT INTO tb_cidades VALUES (7140, 21, 'RO', 'Candeias do Jamari');<text:line-break/>INSERT INTO tb_cidades VALUES (7141, 21, 'RO', 'Castanheiras');<text:line-break/><text:soft-page-break/>INSERT INTO tb_cidades VALUES (7142, 21, 'RO', 'Cerejeiras');<text:line-break/>INSERT INTO tb_cidades VALUES (7143, 21, 'RO', 'Chupinguaia');<text:line-break/>INSERT INTO tb_cidades VALUES (7144, 21, 'RO', 'Colorado do Oeste');<text:line-break/>INSERT INTO tb_cidades VALUES (7145, 21, 'RO', 'Corumbiara');<text:line-break/>INSERT INTO tb_cidades VALUES (7146, 21, 'RO', 'Costa Marques');<text:line-break/>INSERT INTO tb_cidades VALUES (7147, 21, 'RO', 'Cujubim');<text:line-break/>INSERT INTO tb_cidades VALUES (7148, 21, 'RO', 'Espigao D''oeste');<text:line-break/>INSERT INTO tb_cidades VALUES (7149, 21, 'RO', 'Governador Jorge Teixeira');<text:line-break/>INSERT INTO tb_cidades VALUES (7150, 21, 'RO', 'Guajara-mirim');<text:line-break/>INSERT INTO tb_cidades VALUES (7151, 21, 'RO', 'Jaci Parana');<text:line-break/>INSERT INTO tb_cidades VALUES (7152, 21, 'RO', 'Jamari');<text:line-break/>INSERT INTO tb_cidades VALUES (7153, 21, 'RO', 'Jaru');<text:line-break/>INSERT INTO tb_cidades VALUES (7154, 21, 'RO', 'Ji-parana');<text:line-break/>INSERT INTO tb_cidades VALUES (7155, 21, 'RO', 'Machadinho D''oeste');<text:line-break/>INSERT INTO tb_cidades VALUES (7156, 21, 'RO', 'Marco Rondon');<text:line-break/>INSERT INTO tb_cidades VALUES (7157, 21, 'RO', 'Ministro Andreazza');<text:line-break/>INSERT INTO tb_cidades VALUES (7158, 21, 'RO', 'Mirante da Serra');<text:line-break/>INSERT INTO tb_cidades VALUES (7159, 21, 'RO', 'Monte Negro');<text:line-break/>INSERT INTO tb_cidades VALUES (7160, 21, 'RO', 'Nova Brasilandia D''oeste');<text:line-break/>INSERT INTO tb_cidades VALUES (7161, 21, 'RO', 'Nova Mamore');<text:line-break/>INSERT INTO tb_cidades VALUES (7162, 21, 'RO', 'Nova Uniao');<text:line-break/>INSERT INTO tb_cidades VALUES (7163, 21, 'RO', 'Nova Vida');<text:line-break/>INSERT INTO tb_cidades VALUES (7164, 21, 'RO', 'Novo Horizonte do Oeste');<text:line-break/>INSERT INTO tb_cidades VALUES (7165, 21, 'RO', 'Ouro Preto do Oeste');<text:line-break/>INSERT INTO tb_cidades VALUES (7166, 21, 'RO', 'Parecis');<text:line-break/>INSERT INTO tb_cidades VALUES (7167, 21, 'RO', 'Pedras Negras');<text:line-break/>INSERT INTO tb_cidades VALUES (7168, 21, 'RO', 'Pimenta Bueno');<text:line-break/>INSERT INTO tb_cidades VALUES (7169, 21, 'RO', 'Pimenteiras do Oeste');<text:line-break/>INSERT INTO tb_cidades VALUES (7170, 21, 'RO', 'Porto Velho');<text:line-break/>INSERT INTO tb_cidades VALUES (7171, 21, 'RO', 'Presidente Medici');<text:line-break/>INSERT INTO tb_cidades VALUES (7172, 21, 'RO', 'Primavera de Rondonia');<text:line-break/>INSERT INTO tb_cidades VALUES (7173, 21, 'RO', 'Principe da Beira');<text:line-break/>INSERT INTO tb_cidades VALUES (7174, 21, 'RO', 'Rio Crespo');<text:line-break/>INSERT INTO tb_cidades VALUES (7175, 21, 'RO', 'Riozinho');<text:line-break/>INSERT INTO tb_cidades VALUES (7176, 21, 'RO', 'Rolim de Moura');<text:line-break/>INSERT INTO tb_cidades</text:p>
      <text:p text:style-name="Standard"><text:s/>VALUES (7177, 21, 'RO', 'Santa Luzia do Oeste');<text:line-break/>INSERT INTO tb_cidades VALUES (7178, 21, 'RO', 'Sao Felipe D''oeste');<text:line-break/>INSERT INTO tb_cidades VALUES (7179, 21, 'RO', 'Sao Francisco do Guapore');<text:line-break/>INSERT INTO tb_cidades VALUES (7180, 21, 'RO', 'Sao Miguel do Guapore');<text:line-break/>INSERT INTO tb_cidades VALUES (7181, 21, 'RO', 'Seringueiras');<text:line-break/>INSERT INTO tb_cidades VALUES (7182, 21, 'RO', 'Tabajara');<text:line-break/>INSERT INTO tb_cidades VALUES (7183, 21, 'RO', 'Teixeiropolis');<text:line-break/>INSERT INTO tb_cidades VALUES (7184, 21, 'RO', 'Theobroma');<text:line-break/>INSERT INTO tb_cidades VALUES (7185, 21, 'RO', 'Urupa');<text:line-break/>INSERT INTO tb_cidades VALUES (7186, 21, 'RO', 'Vale do Anari');<text:line-break/>INSERT INTO tb_cidades VALUES (7187, 21, 'RO', 'Vale do Paraiso');<text:line-break/>INSERT INTO tb_cidades VALUES (7188, 21, 'RO', 'Vila Extrema');<text:line-break/>INSERT INTO tb_cidades VALUES (7189, 21, 'RO', 'Vilhena');<text:line-break/>INSERT INTO tb_cidades VALUES (7190, 21, 'RO', 'Vista Alegre do Abuna');<text:line-break/>INSERT INTO tb_cidades VALUES (7191, 22, 'RR', 'Alto Alegre');<text:line-break/>INSERT INTO tb_cidades VALUES (7192, 22, 'RR', 'Amajari');<text:line-break/><text:soft-page-break/>INSERT INTO tb_cidades VALUES (7193, 22, 'RR', 'Boa Vista');<text:line-break/>INSERT INTO tb_cidades VALUES (7194, 22, 'RR', 'Bonfim');<text:line-break/>INSERT INTO tb_cidades VALUES (7195, 22, 'RR', 'Canta');<text:line-break/>INSERT INTO tb_cidades VALUES (7196, 22, 'RR', 'Caracarai');<text:line-break/>INSERT INTO tb_cidades VALUES (7197, 22, 'RR', 'Caroebe');<text:line-break/>INSERT INTO tb_cidades VALUES (7198, 22, 'RR', 'Iracema');<text:line-break/>INSERT INTO tb_cidades VALUES (7199, 22, 'RR', 'Mucajai');<text:line-break/>INSERT INTO tb_cidades VALUES (7200, 22, 'RR', 'Normandia');<text:line-break/>INSERT INTO tb_cidades VALUES (7201, 22, 'RR', 'Pacaraima');<text:line-break/>INSERT INTO tb_cidades VALUES (7202, 22, 'RR', 'Rorainopolis');<text:line-break/>INSERT INTO tb_cidades VALUES (7203, 22, 'RR', 'Sao Joao da Baliza');<text:line-break/>INSERT INTO tb_cidades VALUES (7204, 22, 'RR', 'Sao Luiz');<text:line-break/>INSERT INTO tb_cidades VALUES (7205, 22, 'RR', 'Uiramuta');<text:line-break/>INSERT INTO tb_cidades VALUES (7206, 23, 'RS', 'Acegua');<text:line-break/>INSERT INTO tb_cidades VALUES (7207, 23, 'RS', 'Afonso Rodrigues');<text:line-break/>INSERT INTO tb_cidades VALUES (7208, 23, 'RS', 'Agua Santa');<text:line-break/>INSERT INTO tb_cidades VALUES (7209, 23, 'RS', 'Aguas Claras');<text:line-break/>INSERT INTO tb_cidades VALUES (7210, 23, 'RS', 'Agudo');<text:line-break/>INSERT INTO tb_cidades VALUES (7211, 23, 'RS', 'Ajuricaba');<text:line-break/>INSERT INTO tb_cidades VALUES (7212, 23, 'RS', 'Albardao');<text:line-break/>INSERT INTO tb_cidades VALUES (7213, 23, 'RS', 'Alecrim');<text:line-break/>INSERT INTO tb_cidades VALUES (7214, 23, 'RS', 'Alegrete');<text:line-break/>INSERT INTO tb_cidades VALUES (7215, 23, 'RS', 'Alegria');<text:line-break/>INSERT INTO tb_cidades VALUES (7216, 23, 'RS', 'Alfredo Brenner');<text:line-break/>INSERT INTO tb_cidades VALUES (7217, 23, 'RS', 'Almirante Tamandare');<text:line-break/>INSERT INTO tb_cidades VALUES (7218, 23, 'RS', 'Alpestre');<text:line-break/>INSERT INTO tb_cidades VALUES (7219, 23, 'RS', 'Alto Alegre');<text:line-break/>INSERT INTO tb_cidades VALUES (7220, 23, 'RS', 'Alto da Uniao');<text:line-break/>INSERT INTO tb_cidades VALUES (7221, 23, 'RS', 'Alto Feliz');<text:line-break/>INSERT INTO tb_cidades VALUES (7222, 23, 'RS', 'Alto Paredao');<text:line-break/>INSERT INTO tb_cidades VALUES (7223, 23, 'RS', 'Alto Recreio');<text:line-break/>INSERT INTO tb_cidades VALUES (7224, 23, 'RS', 'Alto Uruguai');<text:line-break/>INSERT INTO tb_cidades VALUES (7225, 23, 'RS', 'Alvorada');<text:line-break/>INSERT INTO tb_cidades VALUES (7226, 23, 'RS', 'Amaral Ferrador');<text:line-break/>INSERT INTO tb_cidades VALUES (7227, 23, 'RS', 'Ametista do Sul');<text:line-break/>INSERT INTO tb_cidades VALUES (7228, 23, 'RS', 'Andre da Rocha');<text:line-break/>INSERT INTO tb_cidades VALUES (7229, 23, 'RS', 'Anta Gorda');<text:line-break/>INSERT INTO tb_cidades VALUES (7230, 23, 'RS', 'Antonio Kerpel');<text:line-break/>INSERT INTO tb_cidades VALUES (7231, 23, 'RS', 'Antonio Prado');<text:line-break/>INSERT INTO tb_cidades VALUES (7232, 23, 'RS', 'Arambare');<text:line-break/>INSERT INTO tb_cidades VALUES (7233, 23, 'RS', 'Ararica');<text:line-break/>INSERT INTO tb_cidades VALUES (7234, 23, 'RS', 'Aratiba');<text:line-break/>INSERT INTO tb_cidades VALUES (7235, 23, 'RS', 'Arco Verde');<text:line-break/>INSERT INTO tb_cidades VALUES (7236, 23, 'RS', 'Arco-iris');<text:line-break/>INSERT INTO tb_cidades VALUES (7237, 23, 'RS', 'Arroio Canoas');<text:line-break/>INSERT INTO tb_cidades VALUES (7238, 23, 'RS', 'Arroio do Meio');<text:line-break/>INSERT INTO tb_cidades VALUES (7239, 23, 'RS', 'Arroio do Padre');<text:line-break/>INSERT INTO tb_cidades VALUES (7240, 23, 'RS', 'Arroio do Sal');<text:line-break/>INSERT INTO tb_cidades VALUES (7241, 23, 'RS', 'Arroio do So');<text:line-break/>INSERT INTO tb_cidades VALUES (7242, 23, 'RS', 'Arroio do Tigre');<text:line-break/>INSERT INTO tb_cidades VALUES (7243, 23, 'RS', 'Arroio dos Ratos');<text:line-break/>INSERT INTO tb_cidades VALUES (7244, 23, 'RS', 'Arroio Grande');<text:line-break/><text:soft-page-break/>INSERT INTO tb_cidades VALUES (7245, 23, 'RS', 'Arvore So');<text:line-break/>INSERT INTO tb_cidades VALUES (7246, 23, 'RS', 'Arvorezinha');<text:line-break/>INSERT INTO tb_cidades VALUES (7247, 23, 'RS', 'Atafona');<text:line-break/>INSERT INTO tb_cidades VALUES (7248, 23, 'RS', 'Atiacu');<text:line-break/>INSERT INTO tb_cidades VALUES (7249, 23, 'RS', 'Augusto Pestana');<text:line-break/>INSERT INTO tb_cidades VALUES (7250, 23, 'RS', 'Aurea');<text:line-break/>INSERT INTO tb_cidades VALUES (7251, 23, 'RS', 'Avelino Paranhos');<text:line-break/>INSERT INTO tb_cidades VALUES (7252, 23, 'RS', 'Azevedo Sodre');<text:line-break/>INSERT INTO tb_cidades VALUES (7253, 23, 'RS', 'Bacupari');<text:line-break/>INSERT INTO tb_cidades VALUES (7254, 23, 'RS', 'Bage');<text:line-break/>INSERT INTO tb_cidades VALUES (7255, 23, 'RS', 'Baliza');<text:line-break/>INSERT INTO tb_cidades VALUES (7256, 23, 'RS', 'Balneario Pinhal');<text:line-break/>INSERT INTO tb_cidades VALUES (7257, 23, 'RS', 'Banhado do Colegio');<text:line-break/>INSERT INTO tb_cidades VALUES (7258, 23, 'RS', 'Barao');<text:line-break/>INSERT INTO tb_cidades VALUES (7259, 23, 'RS', 'Barao de Cotegipe');<text:line-break/>INSERT INTO tb_cidades VALUES (7260, 23, 'RS', 'Barao do Triunfo');<text:line-break/>INSERT INTO tb_cidades VALUES (7261, 23, 'RS', 'Barra do Guarita');<text:line-break/>INSERT INTO tb_cidades VALUES (7262, 23, 'RS', 'Barra do Ouro');<text:line-break/>INSERT INTO tb_cidades VALUES (7263, 23, 'RS', 'Barra do Quarai');<text:line-break/>INSERT INTO tb_cidades VALUES (7264, 23, 'RS', 'Barra do Ribeiro');<text:line-break/>INSERT INTO tb_cidades VALUES (7265, 23, 'RS', 'Barra do Rio Azul');<text:line-break/>INSERT INTO tb_cidades VALUES (7266, 23, 'RS', 'Barra Funda');<text:line-break/>INSERT INTO tb_cidades VALUES (7267, 23, 'RS', 'Barracao');<text:line-break/>INSERT INTO tb_cidades VALUES (7268, 23, 'RS', 'Barreirinho');<text:line-break/>INSERT INTO tb_cidades VALUES (7269, 23, 'RS', 'Barreiro');<text:line-break/>INSERT INTO tb_cidades VALUES (7270, 23, 'RS', 'Barro Preto');<text:line-break/>INSERT INTO tb_cidades VALUES (7271, 23, 'RS', 'Barro Vermelho');<text:line-break/>INSERT INTO tb_cidades VALUES (7272, 23, 'RS', 'Barros Cassal');<text:line-break/>INSERT INTO tb_cidades VALUES (7273, 23, 'RS', 'Basilio');<text:line-break/>INSERT INTO tb_cidades VALUES (7274, 23, 'RS', 'Bela Vista');<text:line-break/>INSERT INTO tb_cidades VALUES (7275, 23, 'RS', 'Beluno');<text:line-break/>INSERT INTO tb_cidades VALUES (7276, 23, 'RS', 'Benjamin Constant do Sul');<text:line-break/>INSERT INTO tb_cidades VALUES (7277, 23, 'RS', 'Bento Goncalves');<text:line-break/>INSERT INTO tb_cidades VALUES (7278, 23, 'RS', 'Bexiga');<text:line-break/>INSERT INTO tb_cidades VALUES (7279, 23, 'RS', 'Boa Esperanca');<text:line-break/>INSERT INTO tb_cidades VALUES (7280, 23, 'RS', 'Boa Vista');<text:line-break/>INSERT INTO tb_cidades VALUES (7281, 23, 'RS', 'Boa Vista das Missoes');<text:line-break/>INSERT INTO tb_cidades VALUES (7282, 23, 'RS', 'Boa Vista do Burica');<text:line-break/>INSERT INTO tb_cidades VALUES (7283, 23, 'RS', 'Boa Vista do Cadeado');<text:line-break/>INSERT INTO tb_cidades VALUES (7284, 23, 'RS', 'Boa Vista do Incra');<text:line-break/>INSERT INTO tb_cidades VALUES (7285, 23, 'RS', 'Boa Vista do Sul');<text:line-break/>INSERT INTO tb_cidades VALUES (7286, 23, 'RS', 'Boca do Monte');<text:line-break/>INSERT INTO tb_cidades VALUES (7287, 23, 'RS', 'Boi Preto');<text:line-break/>INSERT INTO tb_cidades VALUES (7288, 23, 'RS', 'Bojuru');<text:line-break/>INSERT INTO tb_cidades VALUES (7289, 23, 'RS', 'Bom Jardim');<text:line-break/>INSERT INTO tb_cidades VALUES (7290, 23, 'RS', 'Bom Jesus');<text:line-break/>INSERT INTO tb_cidades VALUES (7291, 23, 'RS', 'Bom Principio');<text:line-break/>INSERT INTO tb_cidades VALUES (7292, 23, 'RS', 'Bom Progresso');<text:line-break/>INSERT INTO tb_cidades VALUES (7293, 23, 'RS', 'Bom Retiro');<text:line-break/>INSERT INTO tb_cidades VALUES (7294, 23, 'RS', 'Bom Retiro do Guaiba');<text:line-break/>INSERT INTO tb_cidades VALUES (7295, 23, 'RS', 'Bom Retiro do Sul');<text:line-break/>INSERT INTO tb_cidades VALUES (7296, 23, 'RS', 'Bonito');<text:line-break/><text:soft-page-break/>INSERT INTO tb_cidades VALUES (7297, 23, 'RS', 'Boqueirao');<text:line-break/>INSERT INTO tb_cidades VALUES (7298, 23, 'RS', 'Boqueirao do Leao');<text:line-break/>INSERT INTO tb_cidades VALUES (7299, 23, 'RS', 'Borore');<text:line-break/>INSERT INTO tb_cidades VALUES (7300, 23, 'RS', 'Bossoroca');<text:line-break/>INSERT INTO tb_cidades VALUES (7301, 23, 'RS', 'Botucarai');<text:line-break/>INSERT INTO tb_cidades VALUES (7302, 23, 'RS', 'Braga');<text:line-break/>INSERT INTO tb_cidades VALUES (7303, 23, 'RS', 'Brochier');<text:line-break/>INSERT INTO tb_cidades VALUES (7304, 23, 'RS', 'Buriti');<text:line-break/>INSERT INTO tb_cidades VALUES (7305, 23, 'RS', 'Butia');<text:line-break/>INSERT INTO tb_cidades VALUES (7306, 23, 'RS', 'Butias');<text:line-break/>INSERT INTO tb_cidades VALUES (7307, 23, 'RS', 'Cacapava do Sul');<text:line-break/>INSERT INTO tb_cidades VALUES (7308, 23, 'RS', 'Cacequi');<text:line-break/>INSERT INTO tb_cidades VALUES (7309, 23, 'RS', 'Cachoeira do Sul');<text:line-break/>INSERT INTO tb_cidades VALUES (7310, 23, 'RS', 'Cachoeirinha');<text:line-break/>INSERT INTO tb_cidades VALUES (7311, 23, 'RS', 'Cacique Doble');<text:line-break/>INSERT INTO tb_cidades VALUES (7312, 23, 'RS', 'Cadorna');<text:line-break/>INSERT INTO tb_cidades VALUES (7313, 23, 'RS', 'Caibate');<text:line-break/>INSERT INTO tb_cidades VALUES (7314, 23, 'RS', 'Caicara');<text:line-break/>INSERT INTO tb_cidades VALUES (7315, 23, 'RS', 'Camaqua');<text:line-break/>INSERT INTO tb_cidades VALUES (7316, 23, 'RS', 'Camargo');<text:line-break/>INSERT INTO tb_cidades VALUES (7317, 23, 'RS', 'Cambara do Sul');<text:line-break/>INSERT INTO tb_cidades VALUES (7318, 23, 'RS', 'Camobi');<text:line-break/>INSERT INTO tb_cidades VALUES (7319, 23, 'RS', 'Campestre Baixo');<text:line-break/>INSERT INTO tb_cidades VALUES (7320, 23, 'RS', 'Campestre da Serra');<text:line-break/>INSERT INTO tb_cidades VALUES (7321, 23, 'RS', 'Campina das Missoes');<text:line-break/>INSERT INTO tb_cidades VALUES (7322, 23, 'RS', 'Campina Redonda');<text:line-break/>INSERT INTO tb_cidades VALUES (7323, 23, 'RS', 'Campinas');<text:line-break/>INSERT INTO tb_cidades VALUES (7324, 23, 'RS', 'Campinas do Sul');<text:line-break/>INSERT INTO tb_cidades VALUES (7325, 23, 'RS', 'Campo Bom');<text:line-break/>INSERT INTO tb_cidades VALUES (7326, 23, 'RS', 'Campo Branco');<text:line-break/>INSERT INTO tb_cidades VALUES (7327, 23, 'RS', 'Campo do Meio');<text:line-break/>INSERT INTO tb_cidades VALUES (7328, 23, 'RS', 'Campo Novo');<text:line-break/>INSERT INTO tb_cidades VALUES (7329, 23, 'RS', 'Campo Santo');<text:line-break/>INSERT INTO tb_cidades VALUES (7330, 23, 'RS', 'Campo Seco');<text:line-break/>INSERT INTO tb_cidades VALUES (7331, 23, 'RS', 'Campo Vicente');<text:line-break/>INSERT INTO tb_cidades VALUES (7332, 23, 'RS', 'Campos Borges');<text:line-break/>INSERT INTO tb_cidades VALUES</text:p>
      <text:p text:style-name="Standard"><text:s/>(7333, 23, 'RS', 'Candelaria');<text:line-break/>INSERT INTO tb_cidades VALUES (7334, 23, 'RS', 'Candido Freire');<text:line-break/>INSERT INTO tb_cidades VALUES (7335, 23, 'RS', 'Candido Godoi');<text:line-break/>INSERT INTO tb_cidades VALUES (7336, 23, 'RS', 'Candiota');<text:line-break/>INSERT INTO tb_cidades VALUES (7337, 23, 'RS', 'Canela');<text:line-break/>INSERT INTO tb_cidades VALUES (7338, 23, 'RS', 'Cangucu');<text:line-break/>INSERT INTO tb_cidades VALUES (7339, 23, 'RS', 'Canhembora');<text:line-break/>INSERT INTO tb_cidades VALUES (7340, 23, 'RS', 'Canoas');<text:line-break/>INSERT INTO tb_cidades VALUES (7341, 23, 'RS', 'Canudos');<text:line-break/>INSERT INTO tb_cidades VALUES (7342, 23, 'RS', 'Capane');<text:line-break/>INSERT INTO tb_cidades VALUES (7343, 23, 'RS', 'Capao Bonito');<text:line-break/>INSERT INTO tb_cidades VALUES (7344, 23, 'RS', 'Capao Comprido');<text:line-break/>INSERT INTO tb_cidades VALUES (7345, 23, 'RS', 'Capao da Canoa');<text:line-break/>INSERT INTO tb_cidades VALUES (7346, 23, 'RS', 'Capao da Porteira');<text:line-break/>INSERT INTO tb_cidades VALUES (7347, 23, 'RS', 'Capao do Cedro');<text:line-break/><text:soft-page-break/>INSERT INTO tb_cidades VALUES (7348, 23, 'RS', 'Capao do Cipo');<text:line-break/>INSERT INTO tb_cidades VALUES (7349, 23, 'RS', 'Capao do Leao');<text:line-break/>INSERT INTO tb_cidades VALUES (7350, 23, 'RS', 'Capela de Santana');<text:line-break/>INSERT INTO tb_cidades VALUES (7351, 23, 'RS', 'Capela Velha');<text:line-break/>INSERT INTO tb_cidades VALUES (7352, 23, 'RS', 'Capinzal');<text:line-break/>INSERT INTO tb_cidades VALUES (7353, 23, 'RS', 'Capitao');<text:line-break/>INSERT INTO tb_cidades VALUES (7354, 23, 'RS', 'Capivari do Sul');<text:line-break/>INSERT INTO tb_cidades VALUES (7355, 23, 'RS', 'Capivarita');<text:line-break/>INSERT INTO tb_cidades VALUES (7356, 23, 'RS', 'Capo-ere');<text:line-break/>INSERT INTO tb_cidades VALUES (7357, 23, 'RS', 'Capoeira Grande');<text:line-break/>INSERT INTO tb_cidades VALUES (7358, 23, 'RS', 'Caraa');<text:line-break/>INSERT INTO tb_cidades VALUES (7359, 23, 'RS', 'Caraja Seival');<text:line-break/>INSERT INTO tb_cidades VALUES (7360, 23, 'RS', 'Carazinho');<text:line-break/>INSERT INTO tb_cidades VALUES (7361, 23, 'RS', 'Carlos Barbosa');<text:line-break/>INSERT INTO tb_cidades VALUES (7362, 23, 'RS', 'Carlos Gomes');<text:line-break/>INSERT INTO tb_cidades VALUES (7363, 23, 'RS', 'Carovi');<text:line-break/>INSERT INTO tb_cidades VALUES (7364, 23, 'RS', 'Casca');<text:line-break/>INSERT INTO tb_cidades VALUES (7365, 23, 'RS', 'Cascata');<text:line-break/>INSERT INTO tb_cidades VALUES (7366, 23, 'RS', 'Caseiros');<text:line-break/>INSERT INTO tb_cidades VALUES (7367, 23, 'RS', 'Castelinho');<text:line-break/>INSERT INTO tb_cidades VALUES (7368, 23, 'RS', 'Catuipe');<text:line-break/>INSERT INTO tb_cidades VALUES (7369, 23, 'RS', 'Cavajureta');<text:line-break/>INSERT INTO tb_cidades VALUES (7370, 23, 'RS', 'Cavera');<text:line-break/>INSERT INTO tb_cidades VALUES (7371, 23, 'RS', 'Caxias do Sul');<text:line-break/>INSERT INTO tb_cidades VALUES (7372, 23, 'RS', 'Cazuza Ferreira');<text:line-break/>INSERT INTO tb_cidades VALUES (7373, 23, 'RS', 'Cedro Marcado');<text:line-break/>INSERT INTO tb_cidades VALUES (7374, 23, 'RS', 'Centenario');<text:line-break/>INSERT INTO tb_cidades VALUES (7375, 23, 'RS', 'Centro Linha Brasil');<text:line-break/>INSERT INTO tb_cidades VALUES (7376, 23, 'RS', 'Cerrito');<text:line-break/>INSERT INTO tb_cidades VALUES (7377, 23, 'RS', 'Cerrito Alegre');<text:line-break/>INSERT INTO tb_cidades VALUES (7378, 23, 'RS', 'Cerrito do Ouro Ou Vila do Cerrito');<text:line-break/>INSERT INTO tb_cidades VALUES (7379, 23, 'RS', 'Cerro Alto');<text:line-break/>INSERT INTO tb_cidades VALUES (7380, 23, 'RS', 'Cerro Branco');<text:line-break/>INSERT INTO tb_cidades VALUES (7381, 23, 'RS', 'Cerro Claro');<text:line-break/>INSERT INTO tb_cidades VALUES (7382, 23, 'RS', 'Cerro do Martins');<text:line-break/>INSERT INTO tb_cidades VALUES (7383, 23, 'RS', 'Cerro do Roque');<text:line-break/>INSERT INTO tb_cidades VALUES (7384, 23, 'RS', 'Cerro Grande');<text:line-break/>INSERT INTO tb_cidades VALUES (7385, 23, 'RS', 'Cerro Grande do Sul');<text:line-break/>INSERT INTO tb_cidades VALUES (7386, 23, 'RS', 'Cerro Largo');<text:line-break/>INSERT INTO tb_cidades VALUES (7387, 23, 'RS', 'Chapada');<text:line-break/>INSERT INTO tb_cidades VALUES (7388, 23, 'RS', 'Charqueadas');<text:line-break/>INSERT INTO tb_cidades VALUES (7389, 23, 'RS', 'Charrua');<text:line-break/>INSERT INTO tb_cidades VALUES (7390, 23, 'RS', 'Chiapetta');<text:line-break/>INSERT INTO tb_cidades VALUES (7391, 23, 'RS', 'Chicoloma');<text:line-break/>INSERT INTO tb_cidades VALUES (7392, 23, 'RS', 'Chimarrao');<text:line-break/>INSERT INTO tb_cidades VALUES (7393, 23, 'RS', 'Chorao');<text:line-break/>INSERT INTO tb_cidades VALUES (7394, 23, 'RS', 'Chui');<text:line-break/>INSERT INTO tb_cidades VALUES (7395, 23, 'RS', 'Chuvisca');<text:line-break/>INSERT INTO tb_cidades VALUES (7396, 23, 'RS', 'Cidreira');<text:line-break/>INSERT INTO tb_cidades VALUES (7397, 23, 'RS', 'Cinquentenario');<text:line-break/>INSERT INTO tb_cidades VALUES (7398, 23, 'RS', 'Ciriaco');<text:line-break/>INSERT INTO tb_cidades VALUES (7399, 23, 'RS', 'Clara');<text:line-break/><text:soft-page-break/>INSERT INTO tb_cidades VALUES (7400, 23, 'RS', 'Clemente Argolo');<text:line-break/>INSERT INTO tb_cidades VALUES (7401, 23, 'RS', 'Coimbra');<text:line-break/>INSERT INTO tb_cidades VALUES (7402, 23, 'RS', 'Colinas');<text:line-break/>INSERT INTO tb_cidades VALUES (7403, 23, 'RS', 'Colonia das Almas');<text:line-break/>INSERT INTO tb_cidades VALUES (7404, 23, 'RS', 'Colonia Medeiros');<text:line-break/>INSERT INTO tb_cidades VALUES (7405, 23, 'RS', 'Colonia Municipal');<text:line-break/>INSERT INTO tb_cidades VALUES (7406, 23, 'RS', 'Colonia Nova');<text:line-break/>INSERT INTO tb_cidades VALUES (7407, 23, 'RS', 'Colonia Sao Joao');<text:line-break/>INSERT INTO tb_cidades VALUES (7408, 23, 'RS', 'Colonia Z-null');<text:line-break/>INSERT INTO tb_cidades VALUES (7409, 23, 'RS', 'Coloninha');<text:line-break/>INSERT INTO tb_cidades VALUES (7410, 23, 'RS', 'Colorado');<text:line-break/>INSERT INTO tb_cidades VALUES (7411, 23, 'RS', 'Comandai');<text:line-break/>INSERT INTO tb_cidades VALUES (7412, 23, 'RS', 'Condor');<text:line-break/>INSERT INTO tb_cidades VALUES (7413, 23, 'RS', 'Consolata');<text:line-break/>INSERT INTO tb_cidades VALUES (7414, 23, 'RS', 'Constantina');<text:line-break/>INSERT INTO tb_cidades VALUES (7415, 23, 'RS', 'Coqueiro Baixo');<text:line-break/>INSERT INTO tb_cidades VALUES (7416, 23, 'RS', 'Coqueiros do Sul');<text:line-break/>INSERT INTO tb_cidades VALUES (7417, 23, 'RS', 'Cordilheira');<text:line-break/>INSERT INTO tb_cidades VALUES (7418, 23, 'RS', 'Coroados');<text:line-break/>INSERT INTO tb_cidades VALUES (7419, 23, 'RS', 'Coronel Barros');<text:line-break/>INSERT INTO tb_cidades VALUES (7420, 23, 'RS', 'Coronel Bicaco');<text:line-break/>INSERT INTO tb_cidades VALUES (7421, 23, 'RS', 'Coronel Finzito');<text:line-break/>INSERT INTO tb_cidades VALUES (7422, 23, 'RS', 'Coronel Pilar');<text:line-break/>INSERT INTO tb_cidades VALUES (7423, 23, 'RS', 'Coronel Teixeira');<text:line-break/>INSERT INTO tb_cidades VALUES (7424, 23, 'RS', 'Cortado');<text:line-break/>INSERT INTO tb_cidades VALUES (7425, 23, 'RS', 'Costa da Cadeia');<text:line-break/>INSERT INTO tb_cidades VALUES (7426, 23, 'RS', 'Costao');<text:line-break/>INSERT INTO tb_cidades VALUES (7427, 23, 'RS', 'Cotipora');<text:line-break/>INSERT INTO tb_cidades VALUES (7428, 23, 'RS', 'Coxilha');<text:line-break/>INSERT INTO tb_cidades VALUES (7429, 23, 'RS', 'Coxilha Grande');<text:line-break/>INSERT INTO tb_cidades VALUES (7430, 23, 'RS', 'Cr-null');<text:line-break/>INSERT INTO tb_cidades VALUES (7431, 23, 'RS', 'Crissiumal');<text:line-break/>INSERT INTO tb_cidades VALUES (7432, 23, 'RS', 'Cristal');<text:line-break/>INSERT INTO tb_cidades VALUES (7433, 23, 'RS', 'Cristal do Sul');<text:line-break/>INSERT INTO tb_cidades VALUES (7434, 23, 'RS', 'Criuva');<text:line-break/>INSERT INTO tb_cidades VALUES (7435, 23, 'RS', 'Cruz Alta');<text:line-break/>INSERT INTO tb_cidades VALUES (7436, 23, 'RS', 'Cruz Altense');<text:line-break/>INSERT INTO tb_cidades VALUES (7437, 23, 'RS', 'Cruzeiro');<text:line-break/>INSERT INTO tb_cidades VALUES (7438, 23, 'RS', 'Cruzeiro do Sul');<text:line-break/>INSERT INTO tb_cidades VALUES (7439, 23, 'RS', 'Curral Alto');<text:line-break/>INSERT INTO tb_cidades VALUES (7440, 23, 'RS', 'Curumim');<text:line-break/>INSERT INTO tb_cidades VALUES (7441, 23, 'RS', 'Daltro Filho');<text:line-break/>INSERT INTO tb_cidades VALUES (7442, 23, 'RS', 'Dario Lassance');<text:line-break/>INSERT INTO tb_cidades VALUES (7443, 23, 'RS', 'David Canabarro');<text:line-break/>INSERT INTO tb_cidades VALUES (7444, 23, 'RS', 'Delfina');<text:line-break/>INSERT INTO tb_cidades VALUES (7445, 23, 'RS', 'Deodoro');<text:line-break/>INSERT INTO tb_cidades VALUES (7446, 23, 'RS', 'Deposito');<text:line-break/>INSERT INTO tb_cidades VALUES (7447, 23, 'RS', 'Derrubadas');<text:line-break/>INSERT INTO tb_cidades VALUES (7448, 23, 'RS', 'Dezesseis de Novembro');<text:line-break/>INSERT INTO tb_cidades VALUES (7449, 23, 'RS', 'Dilermando de Aguiar');<text:line-break/>INSERT INTO tb_cidades VALUES (7450, 23, 'RS', 'Divino');<text:line-break/>INSERT INTO tb_cidades VALUES (7451, 23, 'RS', 'Dois Irmaos');<text:line-break/><text:soft-page-break/>INSERT INTO tb_cidades VALUES (7452, 23, 'RS', 'Dois Irmaos das Missoes');<text:line-break/>INSERT INTO tb_cidades VALUES (7453, 23, 'RS', 'Dois Lajeados');<text:line-break/>INSERT INTO tb_cidades VALUES (7454, 23, 'RS', 'Dom Diogo');<text:line-break/>INSERT INTO tb_cidades VALUES (7455, 23, 'RS', 'Dom Feliciano');<text:line-break/>INSERT INTO tb_cidades VALUES (7456, 23, 'RS', 'Dom Pedrito');<text:line-break/>INSERT INTO tb_cidades VALUES (7457, 23, 'RS', 'Dom Pedro de Alcantara');<text:line-break/>INSERT INTO tb_cidades VALUES (7458, 23, 'RS', 'Dona Francisca');<text:line-break/>INSERT INTO tb_cidades VALUES (7459, 23, 'RS', 'Dona Otilia');<text:line-break/>INSERT INTO tb_cidades VALUES (7460, 23, 'RS', 'Dourado');<text:line-break/>INSERT INTO tb_cidades VALUES (7461, 23, 'RS', 'Doutor Bozano');<text:line-break/>INSERT INTO tb_cidades VALUES (7462, 23, 'RS', 'Doutor Edgardo Pereira Velho');<text:line-break/>INSERT INTO tb_cidades VALUES (7463, 23, 'RS', 'Doutor Mauricio Cardoso');<text:line-break/>INSERT INTO tb_cidades VALUES (7464, 23, 'RS', 'Doutor Ricardo');<text:line-break/>INSERT INTO tb_cidades VALUES (7465, 23, 'RS', 'Eldorado do Sul');<text:line-break/>INSERT INTO tb_cidades VALUES (7466, 23, 'RS', 'Eletra');<text:line-break/>INSERT INTO tb_cidades VALUES (7467, 23, 'RS', 'Encantado');<text:line-break/>INSERT INTO tb_cidades VALUES (7468, 23, 'RS', 'Encruzilhada');<text:line-break/>INSERT INTO tb_cidades VALUES (7469, 23, 'RS', 'Encruzilhada do Sul');<text:line-break/>INSERT INTO tb_cidades VALUES (7470, 23, 'RS', 'Engenho Velho');<text:line-break/>INSERT INTO tb_cidades VALUES (7471, 23, 'RS', 'Entre Rios do Sul');<text:line-break/>INSERT INTO tb_cidades VALUES (7472, 23, 'RS', 'Entre-ijuis');<text:line-break/>INSERT INTO tb_cidades VALUES (7473, 23, 'RS', 'Entrepelado');<text:line-break/>INSERT INTO tb_cidades VALUES (7474, 23, 'RS', 'Erebango');<text:line-break/>INSERT INTO tb_cidades VALUES (7475, 23, 'RS', 'Erechim');<text:line-break/>INSERT INTO tb_cidades VALUES (7476, 23, 'RS', 'Ernestina');<text:line-break/>INSERT INTO tb_cidades VALUES (7477, 23, 'RS', 'Ernesto Alves');<text:line-break/>INSERT INTO tb_cidades VALUES (7478, 23, 'RS', 'Erval Grande');<text:line-break/>INSERT INTO tb_cidades VALUES (7479, 23, 'RS', 'Erval Seco');<text:line-break/>INSERT INTO tb_cidades VALUES (7480, 23, 'RS', 'Erveiras');<text:line-break/>INSERT INTO tb_cidades VALUES (7481, 23, 'RS', 'Esmeralda');<text:line-break/>INSERT INTO tb_cidades VALUES (7482, 23, 'RS', 'Esperanca do Sul');<text:line-break/>INSERT INTO tb_cidades VALUES (7483, 23, 'RS', 'Espigao');<text:line-break/>INSERT INTO tb_cidades VALUES (7484, 23, 'RS', 'Espigao Alto');<text:line-break/>INSERT INTO tb_cidades VALUES (7485, 23, 'RS', 'Espinilho Grande');<text:line-break/>INSERT INTO tb_cidades VALUES (7486, 23, 'RS', 'Espirito Santo');<text:line-break/>INSERT INTO tb_cidades VALUES (7487, 23, 'RS', 'Espumoso');<text:line-break/>INSERT INTO tb_cidades VALUES (7488, 23, 'RS', 'Esquina Araujo');<text:line-break/>INSERT INTO tb_cidades VALUES (7489,</text:p>
      <text:p text:style-name="Standard"><text:s/>23, 'RS', 'Esquina Bom Sucesso');<text:line-break/>INSERT INTO tb_cidades VALUES (7490, 23, 'RS', 'Esquina Gaucha');<text:line-break/>INSERT INTO tb_cidades VALUES (7491, 23, 'RS', 'Esquina Ipiranga');<text:line-break/>INSERT INTO tb_cidades VALUES (7492, 23, 'RS', 'Esquina Piratini');<text:line-break/>INSERT INTO tb_cidades VALUES (7493, 23, 'RS', 'Estacao');<text:line-break/>INSERT INTO tb_cidades VALUES (7494, 23, 'RS', 'Estancia Grande');<text:line-break/>INSERT INTO tb_cidades VALUES (7495, 23, 'RS', 'Estancia Velha');<text:line-break/>INSERT INTO tb_cidades VALUES (7496, 23, 'RS', 'Esteio');<text:line-break/>INSERT INTO tb_cidades VALUES (7497, 23, 'RS', 'Esteira');<text:line-break/>INSERT INTO tb_cidades VALUES (7498, 23, 'RS', 'Estreito');<text:line-break/>INSERT INTO tb_cidades VALUES (7499, 23, 'RS', 'Estrela');<text:line-break/>INSERT INTO tb_cidades VALUES (7500, 23, 'RS', 'Estrela Velha');<text:line-break/>INSERT INTO tb_cidades VALUES (7501, 23, 'RS', 'Eugenio de Castro');<text:line-break/>INSERT INTO tb_cidades VALUES (7502, 23, 'RS', 'Evangelista');<text:line-break/><text:soft-page-break/>INSERT INTO tb_cidades VALUES (7503, 23, 'RS', 'Fagundes Varela');<text:line-break/>INSERT INTO tb_cidades VALUES (7504, 23, 'RS', 'Fao');<text:line-break/>INSERT INTO tb_cidades VALUES (7505, 23, 'RS', 'Faria Lemos');<text:line-break/>INSERT INTO tb_cidades VALUES (7506, 23, 'RS', 'Farinhas');<text:line-break/>INSERT INTO tb_cidades VALUES (7507, 23, 'RS', 'Farrapos');<text:line-break/>INSERT INTO tb_cidades VALUES (7508, 23, 'RS', 'Farroupilha');<text:line-break/>INSERT INTO tb_cidades VALUES (7509, 23, 'RS', 'Faxinal');<text:line-break/>INSERT INTO tb_cidades VALUES (7510, 23, 'RS', 'Faxinal do Soturno');<text:line-break/>INSERT INTO tb_cidades VALUES (7511, 23, 'RS', 'Faxinalzinho');<text:line-break/>INSERT INTO tb_cidades VALUES (7512, 23, 'RS', 'Fazenda Fialho');<text:line-break/>INSERT INTO tb_cidades VALUES (7513, 23, 'RS', 'Fazenda Souza');<text:line-break/>INSERT INTO tb_cidades VALUES (7514, 23, 'RS', 'Fazenda Vilanova');<text:line-break/>INSERT INTO tb_cidades VALUES (7515, 23, 'RS', 'Feliz');<text:line-break/>INSERT INTO tb_cidades VALUES (7516, 23, 'RS', 'Ferreira');<text:line-break/>INSERT INTO tb_cidades VALUES (7517, 23, 'RS', 'Flores da Cunha');<text:line-break/>INSERT INTO tb_cidades VALUES (7518, 23, 'RS', 'Floresta');<text:line-break/>INSERT INTO tb_cidades VALUES (7519, 23, 'RS', 'Floriano Peixoto');<text:line-break/>INSERT INTO tb_cidades VALUES (7520, 23, 'RS', 'Florida');<text:line-break/>INSERT INTO tb_cidades VALUES (7521, 23, 'RS', 'Fontoura Xavier');<text:line-break/>INSERT INTO tb_cidades VALUES (7522, 23, 'RS', 'Formigueiro');<text:line-break/>INSERT INTO tb_cidades VALUES (7523, 23, 'RS', 'Formosa');<text:line-break/>INSERT INTO tb_cidades VALUES (7524, 23, 'RS', 'Forninho');<text:line-break/>INSERT INTO tb_cidades VALUES (7525, 23, 'RS', 'Forquetinha');<text:line-break/>INSERT INTO tb_cidades VALUES (7526, 23, 'RS', 'Fortaleza dos Valos');<text:line-break/>INSERT INTO tb_cidades VALUES (7527, 23, 'RS', 'Frederico Westphalen');<text:line-break/>INSERT INTO tb_cidades VALUES (7528, 23, 'RS', 'Frei Sebastiao');<text:line-break/>INSERT INTO tb_cidades VALUES (7529, 23, 'RS', 'Freire');<text:line-break/>INSERT INTO tb_cidades VALUES (7530, 23, 'RS', 'Garibaldi');<text:line-break/>INSERT INTO tb_cidades VALUES (7531, 23, 'RS', 'Garibaldina');<text:line-break/>INSERT INTO tb_cidades VALUES (7532, 23, 'RS', 'Garruchos');<text:line-break/>INSERT INTO tb_cidades VALUES (7533, 23, 'RS', 'Gaurama');<text:line-break/>INSERT INTO tb_cidades VALUES (7534, 23, 'RS', 'General Camara');<text:line-break/>INSERT INTO tb_cidades VALUES (7535, 23, 'RS', 'Gentil');<text:line-break/>INSERT INTO tb_cidades VALUES (7536, 23, 'RS', 'Getulio Vargas');<text:line-break/>INSERT INTO tb_cidades VALUES (7537, 23, 'RS', 'Girua');<text:line-break/>INSERT INTO tb_cidades VALUES (7538, 23, 'RS', 'Gloria');<text:line-break/>INSERT INTO tb_cidades VALUES (7539, 23, 'RS', 'Glorinha');<text:line-break/>INSERT INTO tb_cidades VALUES (7540, 23, 'RS', 'Goio-en');<text:line-break/>INSERT INTO tb_cidades VALUES (7541, 23, 'RS', 'Gramado');<text:line-break/>INSERT INTO tb_cidades VALUES (7542, 23, 'RS', 'Gramado dos Loureiros');<text:line-break/>INSERT INTO tb_cidades VALUES (7543, 23, 'RS', 'Gramado Sao Pedro');<text:line-break/>INSERT INTO tb_cidades VALUES (7544, 23, 'RS', 'Gramado Xavier');<text:line-break/>INSERT INTO tb_cidades VALUES (7545, 23, 'RS', 'Gravatai');<text:line-break/>INSERT INTO tb_cidades VALUES (7546, 23, 'RS', 'Guabiju');<text:line-break/>INSERT INTO tb_cidades VALUES (7547, 23, 'RS', 'Guaiba');<text:line-break/>INSERT INTO tb_cidades VALUES (7548, 23, 'RS', 'Guajuviras');<text:line-break/>INSERT INTO tb_cidades VALUES (7549, 23, 'RS', 'Guapore');<text:line-break/>INSERT INTO tb_cidades VALUES (7550, 23, 'RS', 'Guarani das Missoes');<text:line-break/>INSERT INTO tb_cidades VALUES (7551, 23, 'RS', 'Guassupi');<text:line-break/>INSERT INTO tb_cidades VALUES (7552, 23, 'RS', 'Harmonia');<text:line-break/>INSERT INTO tb_cidades VALUES (7553, 23, 'RS', 'Herval');<text:line-break/>INSERT INTO tb_cidades VALUES (7554, 23, 'RS', 'Herveiras');<text:line-break/><text:soft-page-break/>INSERT INTO tb_cidades VALUES (7555, 23, 'RS', 'Hidraulica');<text:line-break/>INSERT INTO tb_cidades VALUES (7556, 23, 'RS', 'Horizontina');<text:line-break/>INSERT INTO tb_cidades VALUES (7557, 23, 'RS', 'Hulha Negra');<text:line-break/>INSERT INTO tb_cidades VALUES (7558, 23, 'RS', 'Humaita');<text:line-break/>INSERT INTO tb_cidades VALUES (7559, 23, 'RS', 'Ibarama');<text:line-break/>INSERT INTO tb_cidades VALUES (7560, 23, 'RS', 'Ibare');<text:line-break/>INSERT INTO tb_cidades VALUES (7561, 23, 'RS', 'Ibiaca');<text:line-break/>INSERT INTO tb_cidades VALUES (7562, 23, 'RS', 'Ibiraiaras');<text:line-break/>INSERT INTO tb_cidades VALUES (7563, 23, 'RS', 'Ibirapuita');<text:line-break/>INSERT INTO tb_cidades VALUES (7564, 23, 'RS', 'Ibiruba');<text:line-break/>INSERT INTO tb_cidades VALUES (7565, 23, 'RS', 'Igrejinha');<text:line-break/>INSERT INTO tb_cidades VALUES (7566, 23, 'RS', 'Ijucapirama');<text:line-break/>INSERT INTO tb_cidades VALUES (7567, 23, 'RS', 'Ijui');<text:line-break/>INSERT INTO tb_cidades VALUES (7568, 23, 'RS', 'Ilha dos Marinheiros');<text:line-break/>INSERT INTO tb_cidades VALUES (7569, 23, 'RS', 'Ilopolis');<text:line-break/>INSERT INTO tb_cidades VALUES (7570, 23, 'RS', 'Imbe');<text:line-break/>INSERT INTO tb_cidades VALUES (7571, 23, 'RS', 'Imigrante');<text:line-break/>INSERT INTO tb_cidades VALUES (7572, 23, 'RS', 'Independencia');<text:line-break/>INSERT INTO tb_cidades VALUES (7573, 23, 'RS', 'Inhacora');<text:line-break/>INSERT INTO tb_cidades VALUES (7574, 23, 'RS', 'Ipe');<text:line-break/>INSERT INTO tb_cidades VALUES (7575, 23, 'RS', 'Ipiranga');<text:line-break/>INSERT INTO tb_cidades VALUES (7576, 23, 'RS', 'Ipiranga do Sul');<text:line-break/>INSERT INTO tb_cidades VALUES (7577, 23, 'RS', 'Ipuacu');<text:line-break/>INSERT INTO tb_cidades VALUES (7578, 23, 'RS', 'Irai');<text:line-break/>INSERT INTO tb_cidades VALUES (7579, 23, 'RS', 'Irui');<text:line-break/>INSERT INTO tb_cidades VALUES (7580, 23, 'RS', 'Itaara');<text:line-break/>INSERT INTO tb_cidades VALUES (7581, 23, 'RS', 'Itacolomi');<text:line-break/>INSERT INTO tb_cidades VALUES (7582, 23, 'RS', 'Itacurubi');<text:line-break/>INSERT INTO tb_cidades VALUES (7583, 23, 'RS', 'Itai');<text:line-break/>INSERT INTO tb_cidades VALUES (7584, 23, 'RS', 'Itaimbezinho');<text:line-break/>INSERT INTO tb_cidades VALUES (7585, 23, 'RS', 'Itao');<text:line-break/>INSERT INTO tb_cidades VALUES (7586, 23, 'RS', 'Itapua');<text:line-break/>INSERT INTO tb_cidades VALUES (7587, 23, 'RS', 'Itapuca');<text:line-break/>INSERT INTO tb_cidades VALUES (7588, 23, 'RS', 'Itaqui');<text:line-break/>INSERT INTO tb_cidades VALUES (7589, 23, 'RS', 'Itati');<text:line-break/>INSERT INTO tb_cidades VALUES (7590, 23, 'RS', 'Itatiba do Sul');<text:line-break/>INSERT INTO tb_cidades VALUES (7591, 23, 'RS', 'Itauba');<text:line-break/>INSERT INTO tb_cidades VALUES (7592, 23, 'RS', 'Ituim');<text:line-break/>INSERT INTO tb_cidades VALUES (7593, 23, 'RS', 'Ivai');<text:line-break/>INSERT INTO tb_cidades VALUES (7594, 23, 'RS', 'Ivora');<text:line-break/>INSERT INTO tb_cidades VALUES (7595, 23, 'RS', 'Ivoti');<text:line-break/>INSERT INTO tb_cidades VALUES (7596, 23, 'RS', 'Jaboticaba');<text:line-break/>INSERT INTO tb_cidades VALUES (7597, 23, 'RS', 'Jacuizinho');<text:line-break/>INSERT INTO tb_cidades VALUES (7598, 23, 'RS', 'Jacutinga');<text:line-break/>INSERT INTO tb_cidades VALUES (7599, 23, 'RS', 'Jaguarao');<text:line-break/>INSERT INTO tb_cidades VALUES (7600, 23, 'RS', 'Jaguarete');<text:line-break/>INSERT INTO tb_cidades VALUES (7601, 23, 'RS', 'Jaguari');<text:line-break/>INSERT INTO tb_cidades VALUES (7602, 23, 'RS', 'Jansen');<text:line-break/>INSERT INTO tb_cidades VALUES (7603, 23, 'RS', 'Jaquirana');<text:line-break/>INSERT INTO tb_cidades VALUES (7604, 23, 'RS', 'Jari');<text:line-break/>INSERT INTO tb_cidades VALUES (7605, 23, 'RS', 'Jazidas Ou Capela Sao Vicente');<text:line-break/>INSERT INTO tb_cidades VALUES (7606, 23, 'RS', 'Joao Arregui');<text:line-break/><text:soft-page-break/>INSERT INTO tb_cidades VALUES (7607, 23, 'RS', 'Joao Rodrigues');<text:line-break/>INSERT INTO tb_cidades VALUES (7608, 23, 'RS', 'Joca Tavares');<text:line-break/>INSERT INTO tb_cidades VALUES (7609, 23, 'RS', 'Joia');<text:line-break/>INSERT INTO tb_cidades VALUES (7610, 23, 'RS', 'Jose Otavio');<text:line-break/>INSERT INTO tb_cidades VALUES (7611, 23, 'RS', 'Jua');<text:line-break/>INSERT INTO tb_cidades VALUES (7612, 23, 'RS', 'Julio de Castilhos');<text:line-break/>INSERT INTO tb_cidades VALUES (7613, 23, 'RS', 'Lagoa Bonita');<text:line-break/>INSERT INTO tb_cidades VALUES (7614, 23, 'RS', 'Lagoa dos Tres Cantos');<text:line-break/>INSERT INTO tb_cidades VALUES (7615, 23, 'RS', 'Lagoa Vermelha');<text:line-break/>INSERT INTO tb_cidades VALUES (7616, 23, 'RS', 'Lagoao');<text:line-break/>INSERT INTO tb_cidades VALUES (7617, 23, 'RS', 'Lajeado');<text:line-break/>INSERT INTO tb_cidades VALUES (7618, 23, 'RS', 'Lajeado Bonito');<text:line-break/>INSERT INTO tb_cidades VALUES (7619, 23, 'RS', 'Lajeado Cerne');<text:line-break/>INSERT INTO tb_cidades VALUES (7620, 23, 'RS', 'Lajeado do Bugre');<text:line-break/>INSERT INTO tb_cidades VALUES (7621, 23, 'RS', 'Lajeado Grande');<text:line-break/>INSERT INTO tb_cidades VALUES (7622, 23, 'RS', 'Lara');<text:line-break/>INSERT INTO tb_cidades VALUES (7623, 23, 'RS', 'Laranjeira');<text:line-break/>INSERT INTO tb_cidades VALUES (7624, 23, 'RS', 'Lava-pes');<text:line-break/>INSERT INTO tb_cidades VALUES (7625, 23, 'RS', 'Lavras do Sul');<text:line-break/>INSERT INTO tb_cidades VALUES (7626, 23, 'RS', 'Leonel Rocha');<text:line-break/>INSERT INTO tb_cidades VALUES (7627, 23, 'RS', 'Liberato Salzano');<text:line-break/>INSERT INTO tb_cidades VALUES (7628, 23, 'RS', 'Lindolfo Collor');<text:line-break/>INSERT INTO tb_cidades VALUES (7629, 23, 'RS', 'Linha Comprida');<text:line-break/>INSERT INTO tb_cidades VALUES (7630, 23, 'RS', 'Linha Nova');<text:line-break/>INSERT INTO tb_cidades VALUES (7631, 23, 'RS', 'Linha Vitoria');<text:line-break/>INSERT INTO tb_cidades VALUES (7632, 23, 'RS', 'Loreto');<text:line-break/>INSERT INTO tb_cidades VALUES (7633, 23, 'RS', 'Macambara');<text:line-break/>INSERT INTO tb_cidades VALUES (7634, 23, 'RS', 'Machadinho');<text:line-break/>INSERT INTO tb_cidades VALUES (7635, 23, 'RS', 'Magisterio');<text:line-break/>INSERT INTO tb_cidades VALUES (7636, 23, 'RS', 'Mampituba');<text:line-break/>INSERT INTO tb_cidades VALUES (7637, 23, 'RS', 'Manchinha');<text:line-break/>INSERT INTO tb_cidades VALUES (7638, 23, 'RS', 'Mangueiras');<text:line-break/>INSERT INTO tb_cidades VALUES (7639, 23, 'RS', 'Manoel Viana');<text:line-break/>INSERT INTO tb_cidades VALUES (7640, 23, 'RS', 'Maquine');<text:line-break/>INSERT INTO tb_cidades VALUES (7641, 23, 'RS', 'Marata');<text:line-break/>INSERT INTO tb_cidades VALUES (7642, 23, 'RS', 'Marau');<text:line-break/>INSERT INTO tb_cidades VALUES (7643, 23, 'RS', 'Marcelino Ramos');<text:line-break/>INSERT INTO tb_cidades VALUES (7644, 23, 'RS', 'Marcorama');<text:line-break/>INSERT INTO tb_cidades VALUES (7645, 23, 'RS', 'Mariana Pimentel');<text:line-break/>INSERT INTO tb_cidades VALUES (7646, 23, 'RS', 'Mariano Moro');<text:line-break/>INSERT INTO tb_cidades VALUES (7647, 23, 'RS', 'Mariante');<text:line-break/>INSERT INTO tb_cidades VALUES (7648, 23, 'RS', 'Mariapolis');<text:line-break/>INSERT INTO</text:p>
      <text:p text:style-name="Standard"><text:s/>tb_cidades VALUES (7649, 23, 'RS', 'Marques de Souza');<text:line-break/>INSERT INTO tb_cidades VALUES (7650, 23, 'RS', 'Mata');<text:line-break/>INSERT INTO tb_cidades VALUES (7651, 23, 'RS', 'Matarazzo');<text:line-break/>INSERT INTO tb_cidades VALUES (7652, 23, 'RS', 'Mato Castelhano');<text:line-break/>INSERT INTO tb_cidades VALUES (7653, 23, 'RS', 'Mato Grande');<text:line-break/>INSERT INTO tb_cidades VALUES (7654, 23, 'RS', 'Mato Leitao');<text:line-break/>INSERT INTO tb_cidades VALUES (7655, 23, 'RS', 'Mato Queimado');<text:line-break/>INSERT INTO tb_cidades VALUES (7656, 23, 'RS', 'Maua');<text:line-break/>INSERT INTO tb_cidades VALUES (7657, 23, 'RS', 'Maximiliano de Almeida');<text:line-break/><text:soft-page-break/>INSERT INTO tb_cidades VALUES (7658, 23, 'RS', 'Medianeira');<text:line-break/>INSERT INTO tb_cidades VALUES (7659, 23, 'RS', 'Minas do Leao');<text:line-break/>INSERT INTO tb_cidades VALUES (7660, 23, 'RS', 'Miraguai');<text:line-break/>INSERT INTO tb_cidades VALUES (7661, 23, 'RS', 'Miraguaia');<text:line-break/>INSERT INTO tb_cidades VALUES (7662, 23, 'RS', 'Mirim');<text:line-break/>INSERT INTO tb_cidades VALUES (7663, 23, 'RS', 'Montauri');<text:line-break/>INSERT INTO tb_cidades VALUES (7664, 23, 'RS', 'Monte Alegre');<text:line-break/>INSERT INTO tb_cidades VALUES (7665, 23, 'RS', 'Monte Alegre dos Campos');<text:line-break/>INSERT INTO tb_cidades VALUES (7666, 23, 'RS', 'Monte Alverne');<text:line-break/>INSERT INTO tb_cidades VALUES (7667, 23, 'RS', 'Monte Belo do Sul');<text:line-break/>INSERT INTO tb_cidades VALUES (7668, 23, 'RS', 'Monte Bonito');<text:line-break/>INSERT INTO tb_cidades VALUES (7669, 23, 'RS', 'Montenegro');<text:line-break/>INSERT INTO tb_cidades VALUES (7670, 23, 'RS', 'Mormaco');<text:line-break/>INSERT INTO tb_cidades VALUES (7671, 23, 'RS', 'Morrinhos');<text:line-break/>INSERT INTO tb_cidades VALUES (7672, 23, 'RS', 'Morrinhos do Sul');<text:line-break/>INSERT INTO tb_cidades VALUES (7673, 23, 'RS', 'Morro Alto');<text:line-break/>INSERT INTO tb_cidades VALUES (7674, 23, 'RS', 'Morro Azul');<text:line-break/>INSERT INTO tb_cidades VALUES (7675, 23, 'RS', 'Morro Redondo');<text:line-break/>INSERT INTO tb_cidades VALUES (7676, 23, 'RS', 'Morro Reuter');<text:line-break/>INSERT INTO tb_cidades VALUES (7677, 23, 'RS', 'Morungava');<text:line-break/>INSERT INTO tb_cidades VALUES (7678, 23, 'RS', 'Mostardas');<text:line-break/>INSERT INTO tb_cidades VALUES (7679, 23, 'RS', 'Mucum');<text:line-break/>INSERT INTO tb_cidades VALUES (7680, 23, 'RS', 'Muitos Capoes');<text:line-break/>INSERT INTO tb_cidades VALUES (7681, 23, 'RS', 'Muliterno');<text:line-break/>INSERT INTO tb_cidades VALUES (7682, 23, 'RS', 'Nao-me-toque');<text:line-break/>INSERT INTO tb_cidades VALUES (7683, 23, 'RS', 'Nazare');<text:line-break/>INSERT INTO tb_cidades VALUES (7684, 23, 'RS', 'Nicolau Vergueiro');<text:line-break/>INSERT INTO tb_cidades VALUES (7685, 23, 'RS', 'Nonoai');<text:line-break/>INSERT INTO tb_cidades VALUES (7686, 23, 'RS', 'Nossa Senhora Aparecida');<text:line-break/>INSERT INTO tb_cidades VALUES (7687, 23, 'RS', 'Nossa Senhora da Conceicao');<text:line-break/>INSERT INTO tb_cidades VALUES (7688, 23, 'RS', 'Nova Alvorada');<text:line-break/>INSERT INTO tb_cidades VALUES (7689, 23, 'RS', 'Nova Araca');<text:line-break/>INSERT INTO tb_cidades VALUES (7690, 23, 'RS', 'Nova Bassano');<text:line-break/>INSERT INTO tb_cidades VALUES (7691, 23, 'RS', 'Nova Boa Vista');<text:line-break/>INSERT INTO tb_cidades VALUES (7692, 23, 'RS', 'Nova Brescia');<text:line-break/>INSERT INTO tb_cidades VALUES (7693, 23, 'RS', 'Nova Candelaria');<text:line-break/>INSERT INTO tb_cidades VALUES (7694, 23, 'RS', 'Nova Esperanca do Sul');<text:line-break/>INSERT INTO tb_cidades VALUES (7695, 23, 'RS', 'Nova Hartz');<text:line-break/>INSERT INTO tb_cidades VALUES (7696, 23, 'RS', 'Nova Milano');<text:line-break/>INSERT INTO tb_cidades VALUES (7697, 23, 'RS', 'Nova Padua');<text:line-break/>INSERT INTO tb_cidades VALUES (7698, 23, 'RS', 'Nova Palma');<text:line-break/>INSERT INTO tb_cidades VALUES (7699, 23, 'RS', 'Nova Petropolis');<text:line-break/>INSERT INTO tb_cidades VALUES (7700, 23, 'RS', 'Nova Prata');<text:line-break/>INSERT INTO tb_cidades VALUES (7701, 23, 'RS', 'Nova Ramada');<text:line-break/>INSERT INTO tb_cidades VALUES (7702, 23, 'RS', 'Nova Roma do Sul');<text:line-break/>INSERT INTO tb_cidades VALUES (7703, 23, 'RS', 'Nova Santa Rita');<text:line-break/>INSERT INTO tb_cidades VALUES (7704, 23, 'RS', 'Nova Sardenha');<text:line-break/>INSERT INTO tb_cidades VALUES (7705, 23, 'RS', 'Novo Barreiro');<text:line-break/>INSERT INTO tb_cidades VALUES (7706, 23, 'RS', 'Novo Cabrais');<text:line-break/>INSERT INTO tb_cidades VALUES (7707, 23, 'RS', 'Novo Hamburgo');<text:line-break/>INSERT INTO tb_cidades VALUES (7708, 23, 'RS', 'Novo Horizonte');<text:line-break/>INSERT INTO tb_cidades VALUES (7709, 23, 'RS', 'Novo Machado');<text:line-break/><text:soft-page-break/>INSERT INTO tb_cidades VALUES (7710, 23, 'RS', 'Novo Planalto');<text:line-break/>INSERT INTO tb_cidades VALUES (7711, 23, 'RS', 'Novo Tiradentes');<text:line-break/>INSERT INTO tb_cidades VALUES (7712, 23, 'RS', 'Oliva');<text:line-break/>INSERT INTO tb_cidades VALUES (7713, 23, 'RS', 'Oralina');<text:line-break/>INSERT INTO tb_cidades VALUES (7714, 23, 'RS', 'Osorio');<text:line-break/>INSERT INTO tb_cidades VALUES (7715, 23, 'RS', 'Osvaldo Cruz');<text:line-break/>INSERT INTO tb_cidades VALUES (7716, 23, 'RS', 'Osvaldo Kroeff');<text:line-break/>INSERT INTO tb_cidades VALUES (7717, 23, 'RS', 'Otavio Rocha');<text:line-break/>INSERT INTO tb_cidades VALUES (7718, 23, 'RS', 'Pacheca');<text:line-break/>INSERT INTO tb_cidades VALUES (7719, 23, 'RS', 'Padilha');<text:line-break/>INSERT INTO tb_cidades VALUES (7720, 23, 'RS', 'Padre Gonzales');<text:line-break/>INSERT INTO tb_cidades VALUES (7721, 23, 'RS', 'Paim Filho');<text:line-break/>INSERT INTO tb_cidades VALUES (7722, 23, 'RS', 'Palmares do Sul');<text:line-break/>INSERT INTO tb_cidades VALUES (7723, 23, 'RS', 'Palmas');<text:line-break/>INSERT INTO tb_cidades VALUES (7724, 23, 'RS', 'Palmeira das Missoes');<text:line-break/>INSERT INTO tb_cidades VALUES (7725, 23, 'RS', 'Palmitinho');<text:line-break/>INSERT INTO tb_cidades VALUES (7726, 23, 'RS', 'Pampeiro');<text:line-break/>INSERT INTO tb_cidades VALUES (7727, 23, 'RS', 'Panambi');<text:line-break/>INSERT INTO tb_cidades VALUES (7728, 23, 'RS', 'Pantano Grande');<text:line-break/>INSERT INTO tb_cidades VALUES (7729, 23, 'RS', 'Parai');<text:line-break/>INSERT INTO tb_cidades VALUES (7730, 23, 'RS', 'Paraiso do Sul');<text:line-break/>INSERT INTO tb_cidades VALUES (7731, 23, 'RS', 'Pareci Novo');<text:line-break/>INSERT INTO tb_cidades VALUES (7732, 23, 'RS', 'Parobe');<text:line-break/>INSERT INTO tb_cidades VALUES (7733, 23, 'RS', 'Passa Sete');<text:line-break/>INSERT INTO tb_cidades VALUES (7734, 23, 'RS', 'Passinhos');<text:line-break/>INSERT INTO tb_cidades VALUES (7735, 23, 'RS', 'Passo Burmann');<text:line-break/>INSERT INTO tb_cidades VALUES (7736, 23, 'RS', 'Passo da Areia');<text:line-break/>INSERT INTO tb_cidades VALUES (7737, 23, 'RS', 'Passo da Caveira');<text:line-break/>INSERT INTO tb_cidades VALUES (7738, 23, 'RS', 'Passo das Pedras');<text:line-break/>INSERT INTO tb_cidades VALUES (7739, 23, 'RS', 'Passo do Adao');<text:line-break/>INSERT INTO tb_cidades VALUES (7740, 23, 'RS', 'Passo do Sabao');<text:line-break/>INSERT INTO tb_cidades VALUES (7741, 23, 'RS', 'Passo do Sobrado');<text:line-break/>INSERT INTO tb_cidades VALUES (7742, 23, 'RS', 'Passo Fundo');<text:line-break/>INSERT INTO tb_cidades VALUES (7743, 23, 'RS', 'Passo Novo');<text:line-break/>INSERT INTO tb_cidades VALUES (7744, 23, 'RS', 'Passo Raso');<text:line-break/>INSERT INTO tb_cidades VALUES (7745, 23, 'RS', 'Paulo Bento');<text:line-break/>INSERT INTO tb_cidades VALUES (7746, 23, 'RS', 'Pavao');<text:line-break/>INSERT INTO tb_cidades VALUES (7747, 23, 'RS', 'Paverama');<text:line-break/>INSERT INTO tb_cidades VALUES (7748, 23, 'RS', 'Pedras Altas');<text:line-break/>INSERT INTO tb_cidades VALUES (7749, 23, 'RS', 'Pedreiras');<text:line-break/>INSERT INTO tb_cidades VALUES (7750, 23, 'RS', 'Pedro Garcia');<text:line-break/>INSERT INTO tb_cidades VALUES (7751, 23, 'RS', 'Pedro Osorio');<text:line-break/>INSERT INTO tb_cidades VALUES (7752, 23, 'RS', 'Pedro Paiva');<text:line-break/>INSERT INTO tb_cidades VALUES (7753, 23, 'RS', 'Pejucara');<text:line-break/>INSERT INTO tb_cidades VALUES (7754, 23, 'RS', 'Pelotas');<text:line-break/>INSERT INTO tb_cidades VALUES (7755, 23, 'RS', 'Picada Cafe');<text:line-break/>INSERT INTO tb_cidades VALUES (7756, 23, 'RS', 'Pinhal');<text:line-break/>INSERT INTO tb_cidades VALUES (7757, 23, 'RS', 'Pinhal Alto');<text:line-break/>INSERT INTO tb_cidades VALUES (7758, 23, 'RS', 'Pinhal da Serra');<text:line-break/>INSERT INTO tb_cidades VALUES (7759, 23, 'RS', 'Pinhal Grande');<text:line-break/>INSERT INTO tb_cidades VALUES (7760, 23, 'RS', 'Pinhalzinho');<text:line-break/>INSERT INTO tb_cidades VALUES (7761, 23, 'RS', 'Pinheirinho do Vale');<text:line-break/><text:soft-page-break/>INSERT INTO tb_cidades VALUES (7762, 23, 'RS', 'Pinheiro Machado');<text:line-break/>INSERT INTO tb_cidades VALUES (7763, 23, 'RS', 'Pinheiro Marcado');<text:line-break/>INSERT INTO tb_cidades VALUES (7764, 23, 'RS', 'Pinto Bandeira');<text:line-break/>INSERT INTO tb_cidades VALUES (7765, 23, 'RS', 'Pirai');<text:line-break/>INSERT INTO tb_cidades VALUES (7766, 23, 'RS', 'Pirapo');<text:line-break/>INSERT INTO tb_cidades VALUES (7767, 23, 'RS', 'Piratini');<text:line-break/>INSERT INTO tb_cidades VALUES (7768, 23, 'RS', 'Pitanga');<text:line-break/>INSERT INTO tb_cidades VALUES (7769, 23, 'RS', 'Planalto');<text:line-break/>INSERT INTO tb_cidades VALUES (7770, 23, 'RS', 'Plano Alto');<text:line-break/>INSERT INTO tb_cidades VALUES (7771, 23, 'RS', 'Poco das Antas');<text:line-break/>INSERT INTO tb_cidades VALUES (7772, 23, 'RS', 'Poligono do Erval');<text:line-break/>INSERT INTO tb_cidades VALUES (7773, 23, 'RS', 'Polo Petroquimico de Triunfo');<text:line-break/>INSERT INTO tb_cidades VALUES (7774, 23, 'RS', 'Pontao');<text:line-break/>INSERT INTO tb_cidades VALUES (7775, 23, 'RS', 'Ponte Preta');<text:line-break/>INSERT INTO tb_cidades VALUES (7776, 23, 'RS', 'Portao');<text:line-break/>INSERT INTO tb_cidades VALUES (7777, 23, 'RS', 'Porto Alegre');<text:line-break/>INSERT INTO tb_cidades VALUES (7778, 23, 'RS', 'Porto Batista');<text:line-break/>INSERT INTO tb_cidades VALUES (7779, 23, 'RS', 'Porto Lucena');<text:line-break/>INSERT INTO tb_cidades VALUES (7780, 23, 'RS', 'Porto Maua');<text:line-break/>INSERT INTO tb_cidades VALUES (7781, 23, 'RS', 'Porto Vera Cruz');<text:line-break/>INSERT INTO tb_cidades VALUES (7782, 23, 'RS', 'Porto Xavier');<text:line-break/>INSERT INTO tb_cidades VALUES (7783, 23, 'RS', 'Pouso Novo');<text:line-break/>INSERT INTO tb_cidades VALUES (7784, 23, 'RS', 'Povo Novo');<text:line-break/>INSERT INTO tb_cidades VALUES (7785, 23, 'RS', 'Povoado Tozzo');<text:line-break/>INSERT INTO tb_cidades VALUES (7786, 23, 'RS', 'Pranchada');<text:line-break/>INSERT INTO tb_cidades VALUES (7787, 23, 'RS', 'Pratos');<text:line-break/>INSERT INTO tb_cidades VALUES (7788, 23, 'RS', 'Presidente Lucena');<text:line-break/>INSERT INTO tb_cidades VALUES (7789, 23, 'RS', 'Progresso');<text:line-break/>INSERT INTO tb_cidades VALUES (7790, 23, 'RS', 'Protasio Alves');<text:line-break/>INSERT INTO tb_cidades VALUES (7791, 23, 'RS', 'Pulador');<text:line-break/>INSERT INTO tb_cidades VALUES (7792, 23, 'RS', 'Putinga');<text:line-break/>INSERT INTO tb_cidades VALUES (7793, 23, 'RS', 'Quarai');<text:line-break/>INSERT INTO tb_cidades VALUES (7794, 23, 'RS', 'Quaraim');<text:line-break/>INSERT INTO tb_cidades VALUES (7795, 23, 'RS', 'Quatro Irmaos');<text:line-break/>INSERT INTO tb_cidades VALUES (7796, 23, 'RS', 'Quevedos');<text:line-break/>INSERT INTO tb_cidades VALUES (7797, 23, 'RS', 'Quilombo');<text:line-break/>INSERT INTO tb_cidades VALUES (7798, 23, 'RS', 'Quinta');<text:line-break/>INSERT INTO tb_cidades VALUES (7799, 23, 'RS', 'Quintao');<text:line-break/>INSERT INTO tb_cidades VALUES (7800, 23, 'RS', 'Quinze de Novembro');<text:line-break/>INSERT INTO tb_cidades VALUES (7801, 23, 'RS', 'Quiteria');<text:line-break/>INSERT INTO tb_cidades VALUES (7802, 23, 'RS', 'Rancho Velho');<text:line-break/>INSERT INTO tb_cidades VALUES (7803, 23, 'RS', 'Redentora');<text:line-break/>INSERT INTO tb_cidades VALUES (7804, 23, 'RS', 'Refugiado');<text:line-break/>INSERT INTO tb_cidades VALUES (7805,</text:p>
      <text:p text:style-name="Standard"><text:s/>23, 'RS', 'Relvado');<text:line-break/>INSERT INTO tb_cidades VALUES (7806, 23, 'RS', 'Restinga Seca');<text:line-break/>INSERT INTO tb_cidades VALUES (7807, 23, 'RS', 'Rincao de Sao Pedro');<text:line-break/>INSERT INTO tb_cidades VALUES (7808, 23, 'RS', 'Rincao Del Rei');<text:line-break/>INSERT INTO tb_cidades VALUES (7809, 23, 'RS', 'Rincao do Cristovao Pereira');<text:line-break/>INSERT INTO tb_cidades VALUES (7810, 23, 'RS', 'Rincao do Meio');<text:line-break/>INSERT INTO tb_cidades VALUES (7811, 23, 'RS', 'Rincao do Segredo');<text:line-break/>INSERT INTO tb_cidades VALUES (7812, 23, 'RS', 'Rincao Doce');<text:line-break/><text:soft-page-break/>INSERT INTO tb_cidades VALUES (7813, 23, 'RS', 'Rincao dos Kroeff');<text:line-break/>INSERT INTO tb_cidades VALUES (7814, 23, 'RS', 'Rincao dos Mendes');<text:line-break/>INSERT INTO tb_cidades VALUES (7815, 23, 'RS', 'Rincao Vermelho');<text:line-break/>INSERT INTO tb_cidades VALUES (7816, 23, 'RS', 'Rio Azul');<text:line-break/>INSERT INTO tb_cidades VALUES (7817, 23, 'RS', 'Rio Branco');<text:line-break/>INSERT INTO tb_cidades VALUES (7818, 23, 'RS', 'Rio da Ilha');<text:line-break/>INSERT INTO tb_cidades VALUES (7819, 23, 'RS', 'Rio dos Indios');<text:line-break/>INSERT INTO tb_cidades VALUES (7820, 23, 'RS', 'Rio Grande');<text:line-break/>INSERT INTO tb_cidades VALUES (7821, 23, 'RS', 'Rio Pardinho');<text:line-break/>INSERT INTO tb_cidades VALUES (7822, 23, 'RS', 'Rio Pardo');<text:line-break/>INSERT INTO tb_cidades VALUES (7823, 23, 'RS', 'Rio Telha');<text:line-break/>INSERT INTO tb_cidades VALUES (7824, 23, 'RS', 'Rio Tigre');<text:line-break/>INSERT INTO tb_cidades VALUES (7825, 23, 'RS', 'Rio Toldo');<text:line-break/>INSERT INTO tb_cidades VALUES (7826, 23, 'RS', 'Riozinho');<text:line-break/>INSERT INTO tb_cidades VALUES (7827, 23, 'RS', 'Roca Sales');<text:line-break/>INSERT INTO tb_cidades VALUES (7828, 23, 'RS', 'Rodeio Bonito');<text:line-break/>INSERT INTO tb_cidades VALUES (7829, 23, 'RS', 'Rolador');<text:line-break/>INSERT INTO tb_cidades VALUES (7830, 23, 'RS', 'Rolante');<text:line-break/>INSERT INTO tb_cidades VALUES (7831, 23, 'RS', 'Rolantinho da Figueira');<text:line-break/>INSERT INTO tb_cidades VALUES (7832, 23, 'RS', 'Ronda Alta');<text:line-break/>INSERT INTO tb_cidades VALUES (7833, 23, 'RS', 'Rondinha');<text:line-break/>INSERT INTO tb_cidades VALUES (7834, 23, 'RS', 'Roque Gonzales');<text:line-break/>INSERT INTO tb_cidades VALUES (7835, 23, 'RS', 'Rosario');<text:line-break/>INSERT INTO tb_cidades VALUES (7836, 23, 'RS', 'Rosario do Sul');<text:line-break/>INSERT INTO tb_cidades VALUES (7837, 23, 'RS', 'Sagrada Familia');<text:line-break/>INSERT INTO tb_cidades VALUES (7838, 23, 'RS', 'Saica');<text:line-break/>INSERT INTO tb_cidades VALUES (7839, 23, 'RS', 'Saldanha Marinho');<text:line-break/>INSERT INTO tb_cidades VALUES (7840, 23, 'RS', 'Saltinho');<text:line-break/>INSERT INTO tb_cidades VALUES (7841, 23, 'RS', 'Salto');<text:line-break/>INSERT INTO tb_cidades VALUES (7842, 23, 'RS', 'Salto do Jacui');<text:line-break/>INSERT INTO tb_cidades VALUES (7843, 23, 'RS', 'Salvador das Missoes');<text:line-break/>INSERT INTO tb_cidades VALUES (7844, 23, 'RS', 'Salvador do Sul');<text:line-break/>INSERT INTO tb_cidades VALUES (7845, 23, 'RS', 'Sananduva');<text:line-break/>INSERT INTO tb_cidades VALUES (7846, 23, 'RS', 'Sant Auta');<text:line-break/>INSERT INTO tb_cidades VALUES (7847, 23, 'RS', 'Santa Barbara');<text:line-break/>INSERT INTO tb_cidades VALUES (7848, 23, 'RS', 'Santa Barbara do Sul');<text:line-break/>INSERT INTO tb_cidades VALUES (7849, 23, 'RS', 'Santa Catarina');<text:line-break/>INSERT INTO tb_cidades VALUES (7850, 23, 'RS', 'Santa Cecilia');<text:line-break/>INSERT INTO tb_cidades VALUES (7851, 23, 'RS', 'Santa Clara do Ingai');<text:line-break/>INSERT INTO tb_cidades VALUES (7852, 23, 'RS', 'Santa Clara do Sul');<text:line-break/>INSERT INTO tb_cidades VALUES (7853, 23, 'RS', 'Santa Cristina');<text:line-break/>INSERT INTO tb_cidades VALUES (7854, 23, 'RS', 'Santa Cruz');<text:line-break/>INSERT INTO tb_cidades VALUES (7855, 23, 'RS', 'Santa Cruz da Concordia');<text:line-break/>INSERT INTO tb_cidades VALUES (7856, 23, 'RS', 'Santa Cruz do Sul');<text:line-break/>INSERT INTO tb_cidades VALUES (7857, 23, 'RS', 'Santa Flora');<text:line-break/>INSERT INTO tb_cidades VALUES (7858, 23, 'RS', 'Santa Ines');<text:line-break/>INSERT INTO tb_cidades VALUES (7859, 23, 'RS', 'Santa Izabel do Sul');<text:line-break/>INSERT INTO tb_cidades VALUES (7860, 23, 'RS', 'Santa Lucia');<text:line-break/>INSERT INTO tb_cidades VALUES (7861, 23, 'RS', 'Santa Lucia do Piai');<text:line-break/>INSERT INTO tb_cidades VALUES (7862, 23, 'RS', 'Santa Luiza');<text:line-break/>INSERT INTO tb_cidades VALUES (7863, 23, 'RS', 'Santa Luzia');<text:line-break/>INSERT INTO tb_cidades VALUES (7864, 23, 'RS', 'Santa Maria');<text:line-break/><text:soft-page-break/>INSERT INTO tb_cidades VALUES (7865, 23, 'RS', 'Santa Maria do Herval');<text:line-break/>INSERT INTO tb_cidades VALUES (7866, 23, 'RS', 'Santa Rita do Sul');<text:line-break/>INSERT INTO tb_cidades VALUES (7867, 23, 'RS', 'Santa Rosa');<text:line-break/>INSERT INTO tb_cidades VALUES (7868, 23, 'RS', 'Santa Silvana');<text:line-break/>INSERT INTO tb_cidades VALUES (7869, 23, 'RS', 'Santa Teresinha');<text:line-break/>INSERT INTO tb_cidades VALUES (7870, 23, 'RS', 'Santa Tereza');<text:line-break/>INSERT INTO tb_cidades VALUES (7871, 23, 'RS', 'Santa Vitoria do Palmar');<text:line-break/>INSERT INTO tb_cidades VALUES (7872, 23, 'RS', 'Santana');<text:line-break/>INSERT INTO tb_cidades VALUES (7873, 23, 'RS', 'Santana da Boa Vista');<text:line-break/>INSERT INTO tb_cidades VALUES (7874, 23, 'RS', 'Santana do Livramento');<text:line-break/>INSERT INTO tb_cidades VALUES (7875, 23, 'RS', 'Santiago');<text:line-break/>INSERT INTO tb_cidades VALUES (7876, 23, 'RS', 'Santo Amaro do Sul');<text:line-break/>INSERT INTO tb_cidades VALUES (7877, 23, 'RS', 'Santo Angelo');<text:line-break/>INSERT INTO tb_cidades VALUES (7878, 23, 'RS', 'Santo Antonio');<text:line-break/>INSERT INTO tb_cidades VALUES (7879, 23, 'RS', 'Santo Antonio da Patrulha');<text:line-break/>INSERT INTO tb_cidades VALUES (7880, 23, 'RS', 'Santo Antonio das Missoes');<text:line-break/>INSERT INTO tb_cidades VALUES (7881, 23, 'RS', 'Santo Antonio de Castro');<text:line-break/>INSERT INTO tb_cidades VALUES (7882, 23, 'RS', 'Santo Antonio do Bom Retiro');<text:line-break/>INSERT INTO tb_cidades VALUES (7883, 23, 'RS', 'Santo Antonio do Palma');<text:line-break/>INSERT INTO tb_cidades VALUES (7884, 23, 'RS', 'Santo Antonio do Planalto');<text:line-break/>INSERT INTO tb_cidades VALUES (7885, 23, 'RS', 'Santo Augusto');<text:line-break/>INSERT INTO tb_cidades VALUES (7886, 23, 'RS', 'Santo Cristo');<text:line-break/>INSERT INTO tb_cidades VALUES (7887, 23, 'RS', 'Santo Expedito do Sul');<text:line-break/>INSERT INTO tb_cidades VALUES (7888, 23, 'RS', 'Santo Inacio');<text:line-break/>INSERT INTO tb_cidades VALUES (7889, 23, 'RS', 'Sao Bento');<text:line-break/>INSERT INTO tb_cidades VALUES (7890, 23, 'RS', 'Sao Bom Jesus');<text:line-break/>INSERT INTO tb_cidades VALUES (7891, 23, 'RS', 'Sao Borja');<text:line-break/>INSERT INTO tb_cidades VALUES (7892, 23, 'RS', 'Sao Carlos');<text:line-break/>INSERT INTO tb_cidades VALUES (7893, 23, 'RS', 'Sao Domingos do Sul');<text:line-break/>INSERT INTO tb_cidades VALUES (7894, 23, 'RS', 'Sao Francisco');<text:line-break/>INSERT INTO tb_cidades VALUES (7895, 23, 'RS', 'Sao Francisco de Assis');<text:line-break/>INSERT INTO tb_cidades VALUES (7896, 23, 'RS', 'Sao Francisco de Paula');<text:line-break/>INSERT INTO tb_cidades VALUES (7897, 23, 'RS', 'Sao Gabriel');<text:line-break/>INSERT INTO tb_cidades VALUES (7898, 23, 'RS', 'Sao Jeronimo');<text:line-break/>INSERT INTO tb_cidades VALUES (7899, 23, 'RS', 'Sao Joao');<text:line-break/>INSERT INTO tb_cidades VALUES (7900, 23, 'RS', 'Sao Joao Batista');<text:line-break/>INSERT INTO tb_cidades VALUES (7901, 23, 'RS', 'Sao Joao Bosco');<text:line-break/>INSERT INTO tb_cidades VALUES (7902, 23, 'RS', 'Sao Joao da Urtiga');<text:line-break/>INSERT INTO tb_cidades VALUES (7903, 23, 'RS', 'Sao Joao do Polesine');<text:line-break/>INSERT INTO tb_cidades VALUES (7904, 23, 'RS', 'Sao Jorge');<text:line-break/>INSERT INTO tb_cidades VALUES (7905, 23, 'RS', 'Sao Jose');<text:line-break/>INSERT INTO tb_cidades VALUES (7906, 23, 'RS', 'Sao Jose da Gloria');<text:line-break/>INSERT INTO tb_cidades VALUES (7907, 23, 'RS', 'Sao Jose das Missoes');<text:line-break/>INSERT INTO tb_cidades VALUES (7908, 23, 'RS', 'Sao Jose de Castro');<text:line-break/>INSERT INTO tb_cidades VALUES (7909, 23, 'RS', 'Sao Jose do Centro');<text:line-break/>INSERT INTO tb_cidades VALUES (7910, 23, 'RS', 'Sao Jose do Herval');<text:line-break/>INSERT INTO tb_cidades VALUES (7911, 23, 'RS', 'Sao Jose do Hortencio');<text:line-break/>INSERT INTO tb_cidades VALUES (7912, 23, 'RS', 'Sao Jose do Inhacora');<text:line-break/>INSERT INTO tb_cidades VALUES (7913, 23, 'RS', 'Sao Jose do Norte');<text:line-break/>INSERT INTO tb_cidades VALUES (7914, 23, 'RS', 'Sao Jose do Ouro');<text:line-break/>INSERT INTO tb_cidades VALUES (7915, 23, 'RS', 'Sao Jose dos Ausentes');<text:line-break/>INSERT INTO tb_cidades VALUES (7916, 23, 'RS', 'Sao Leopoldo');<text:line-break/><text:soft-page-break/>INSERT INTO tb_cidades VALUES (7917, 23, 'RS', 'Sao Lourenco das Missoes');<text:line-break/>INSERT INTO tb_cidades VALUES (7918, 23, 'RS', 'Sao Lourenco do Sul');<text:line-break/>INSERT INTO tb_cidades VALUES (7919, 23, 'RS', 'Sao Luis Rei');<text:line-break/>INSERT INTO tb_cidades VALUES (7920, 23, 'RS', 'Sao Luiz');<text:line-break/>INSERT INTO tb_cidades VALUES (7921, 23, 'RS', 'Sao Luiz Gonzaga');<text:line-break/>INSERT INTO tb_cidades VALUES (7922, 23, 'RS', 'Sao Manuel');<text:line-break/>INSERT INTO tb_cidades VALUES (7923, 23, 'RS', 'Sao Marcos');<text:line-break/>INSERT INTO tb_cidades VALUES (7924, 23, 'RS', 'Sao Martinho');<text:line-break/>INSERT INTO tb_cidades VALUES (7925, 23, 'RS', 'Sao Martinho da Serra');<text:line-break/>INSERT INTO tb_cidades VALUES (7926, 23, 'RS', 'Sao Miguel');<text:line-break/>INSERT INTO tb_cidades VALUES (7927, 23, 'RS', 'Sao Miguel das Missoes');<text:line-break/>INSERT INTO tb_cidades VALUES (7928, 23, 'RS', 'Sao Nicolau');<text:line-break/>INSERT INTO tb_cidades VALUES (7929, 23, 'RS', 'Sao Paulo');<text:line-break/>INSERT INTO tb_cidades VALUES (7930, 23, 'RS', 'Sao Paulo das Missoes');<text:line-break/>INSERT INTO tb_cidades VALUES (7931, 23, 'RS', 'Sao Pedro');<text:line-break/>INSERT INTO tb_cidades VALUES (7932, 23, 'RS', 'Sao Pedro da Serra');<text:line-break/>INSERT INTO tb_cidades VALUES (7933, 23, 'RS', 'Sao Pedro do Butia');<text:line-break/>INSERT INTO tb_cidades VALUES (7934, 23, 'RS', 'Sao Pedro do Iraxim');<text:line-break/>INSERT INTO tb_cidades VALUES (7935, 23, 'RS', 'Sao Pedro do Sul');<text:line-break/>INSERT INTO tb_cidades VALUES (7936, 23, 'RS', 'Sao Roque');<text:line-break/>INSERT INTO tb_cidades VALUES (7937, 23, 'RS', 'Sao Sebastiao');<text:line-break/>INSERT INTO tb_cidades VALUES (7938, 23, 'RS', 'Sao Sebastiao do Cai');<text:line-break/>INSERT INTO tb_cidades VALUES (7939, 23, 'RS', 'Sao Sepe');<text:line-break/>INSERT INTO tb_cidades VALUES (7940, 23, 'RS', 'Sao Simao');<text:line-break/>INSERT INTO tb_cidades VALUES (7941, 23, 'RS', 'Sao Valentim');<text:line-break/>INSERT INTO tb_cidades VALUES (7942, 23, 'RS', 'Sao Valentim do Sul');<text:line-break/>INSERT INTO tb_cidades VALUES (7943, 23, 'RS', 'Sao Valerio do Sul');<text:line-break/>INSERT INTO tb_cidades VALUES (7944, 23, 'RS', 'Sao Vendelino');<text:line-break/>INSERT INTO tb_cidades VALUES (7945, 23, 'RS', 'Sao Vicente do Sul');<text:line-break/>INSERT INTO tb_cidades VALUES (7946, 23, 'RS', 'Sapiranga');<text:line-break/>INSERT INTO tb_cidades VALUES (7947, 23, 'RS', 'Sapucaia do Sul');<text:line-break/>INSERT INTO tb_cidades VALUES (7948, 23, 'RS', 'Sarandi');<text:line-break/>INSERT INTO tb_cidades VALUES (7949, 23, 'RS', 'Scharlau');<text:line-break/>INSERT INTO tb_cidades VALUES (7950, 23, 'RS', 'Seberi');<text:line-break/>INSERT INTO tb_cidades VALUES (7951, 23, 'RS', 'Seca');<text:line-break/>INSERT INTO tb_cidades VALUES (7952, 23, 'RS', 'Sede Aurora');<text:line-break/>INSERT INTO tb_cidades VALUES (7953, 23, 'RS', 'Sede Nova');<text:line-break/>INSERT INTO tb_cidades VALUES (7954, 23, 'RS', 'Segredo');<text:line-break/>INSERT INTO tb_cidades</text:p>
      <text:p text:style-name="Standard"><text:s/>VALUES (7955, 23, 'RS', 'Seival');<text:line-break/>INSERT INTO tb_cidades VALUES (7956, 23, 'RS', 'Selbach');<text:line-break/>INSERT INTO tb_cidades VALUES (7957, 23, 'RS', 'Senador Salgado Filho');<text:line-break/>INSERT INTO tb_cidades VALUES (7958, 23, 'RS', 'Sentinela do Sul');<text:line-break/>INSERT INTO tb_cidades VALUES (7959, 23, 'RS', 'Serafim Schmidt');<text:line-break/>INSERT INTO tb_cidades VALUES (7960, 23, 'RS', 'Serafina Correa');<text:line-break/>INSERT INTO tb_cidades VALUES (7961, 23, 'RS', 'Serio');<text:line-break/>INSERT INTO tb_cidades VALUES (7962, 23, 'RS', 'Serra dos Gregorios');<text:line-break/>INSERT INTO tb_cidades VALUES (7963, 23, 'RS', 'Serrinha');<text:line-break/>INSERT INTO tb_cidades VALUES (7964, 23, 'RS', 'Sertao');<text:line-break/>INSERT INTO tb_cidades VALUES (7965, 23, 'RS', 'Sertao Santana');<text:line-break/>INSERT INTO tb_cidades VALUES (7966, 23, 'RS', 'Sertaozinho');<text:line-break/>INSERT INTO tb_cidades VALUES (7967, 23, 'RS', 'Sete de Setembro');<text:line-break/><text:soft-page-break/>INSERT INTO tb_cidades VALUES (7968, 23, 'RS', 'Sete Lagoas');<text:line-break/>INSERT INTO tb_cidades VALUES (7969, 23, 'RS', 'Severiano de Almeida');<text:line-break/>INSERT INTO tb_cidades VALUES (7970, 23, 'RS', 'Silva Jardim');<text:line-break/>INSERT INTO tb_cidades VALUES (7971, 23, 'RS', 'Silveira');<text:line-break/>INSERT INTO tb_cidades VALUES (7972, 23, 'RS', 'Silveira Martins');<text:line-break/>INSERT INTO tb_cidades VALUES (7973, 23, 'RS', 'Sinimbu');<text:line-break/>INSERT INTO tb_cidades VALUES (7974, 23, 'RS', 'Sirio');<text:line-break/>INSERT INTO tb_cidades VALUES (7975, 23, 'RS', 'Sitio Gabriel');<text:line-break/>INSERT INTO tb_cidades VALUES (7976, 23, 'RS', 'Sobradinho');<text:line-break/>INSERT INTO tb_cidades VALUES (7977, 23, 'RS', 'Soledade');<text:line-break/>INSERT INTO tb_cidades VALUES (7978, 23, 'RS', 'Souza Ramos');<text:line-break/>INSERT INTO tb_cidades VALUES (7979, 23, 'RS', 'Suspiro');<text:line-break/>INSERT INTO tb_cidades VALUES (7980, 23, 'RS', 'Tabai');<text:line-break/>INSERT INTO tb_cidades VALUES (7981, 23, 'RS', 'Tabajara');<text:line-break/>INSERT INTO tb_cidades VALUES (7982, 23, 'RS', 'Taim');<text:line-break/>INSERT INTO tb_cidades VALUES (7983, 23, 'RS', 'Tainhas');<text:line-break/>INSERT INTO tb_cidades VALUES (7984, 23, 'RS', 'Tamandua');<text:line-break/>INSERT INTO tb_cidades VALUES (7985, 23, 'RS', 'Tanque');<text:line-break/>INSERT INTO tb_cidades VALUES (7986, 23, 'RS', 'Tapejara');<text:line-break/>INSERT INTO tb_cidades VALUES (7987, 23, 'RS', 'Tapera');<text:line-break/>INSERT INTO tb_cidades VALUES (7988, 23, 'RS', 'Tapes');<text:line-break/>INSERT INTO tb_cidades VALUES (7989, 23, 'RS', 'Taquara');<text:line-break/>INSERT INTO tb_cidades VALUES (7990, 23, 'RS', 'Taquari');<text:line-break/>INSERT INTO tb_cidades VALUES (7991, 23, 'RS', 'Taquarichim');<text:line-break/>INSERT INTO tb_cidades VALUES (7992, 23, 'RS', 'Taquarucu do Sul');<text:line-break/>INSERT INTO tb_cidades VALUES (7993, 23, 'RS', 'Tavares');<text:line-break/>INSERT INTO tb_cidades VALUES (7994, 23, 'RS', 'Tenente Portela');<text:line-break/>INSERT INTO tb_cidades VALUES (7995, 23, 'RS', 'Terra de Areia');<text:line-break/>INSERT INTO tb_cidades VALUES (7996, 23, 'RS', 'Tesouras');<text:line-break/>INSERT INTO tb_cidades VALUES (7997, 23, 'RS', 'Teutonia');<text:line-break/>INSERT INTO tb_cidades VALUES (7998, 23, 'RS', 'Tiaraju');<text:line-break/>INSERT INTO tb_cidades VALUES (7999, 23, 'RS', 'Timbauva');<text:line-break/>INSERT INTO tb_cidades VALUES (8000, 23, 'RS', 'Tiradentes do Sul');<text:line-break/>INSERT INTO tb_cidades VALUES (8001, 23, 'RS', 'Toropi');<text:line-break/>INSERT INTO tb_cidades VALUES (8002, 23, 'RS', 'Toroqua');<text:line-break/>INSERT INTO tb_cidades VALUES (8003, 23, 'RS', 'Torquato Severo');<text:line-break/>INSERT INTO tb_cidades VALUES (8004, 23, 'RS', 'Torres');<text:line-break/>INSERT INTO tb_cidades VALUES (8005, 23, 'RS', 'Torrinhas');<text:line-break/>INSERT INTO tb_cidades VALUES (8006, 23, 'RS', 'Touro Passo');<text:line-break/>INSERT INTO tb_cidades VALUES (8007, 23, 'RS', 'Tramandai');<text:line-break/>INSERT INTO tb_cidades VALUES (8008, 23, 'RS', 'Travesseiro');<text:line-break/>INSERT INTO tb_cidades VALUES (8009, 23, 'RS', 'Trentin');<text:line-break/>INSERT INTO tb_cidades VALUES (8010, 23, 'RS', 'Tres Arroios');<text:line-break/>INSERT INTO tb_cidades VALUES (8011, 23, 'RS', 'Tres Barras');<text:line-break/>INSERT INTO tb_cidades VALUES (8012, 23, 'RS', 'Tres Cachoeiras');<text:line-break/>INSERT INTO tb_cidades VALUES (8013, 23, 'RS', 'Tres Coroas');<text:line-break/>INSERT INTO tb_cidades VALUES (8014, 23, 'RS', 'Tres de Maio');<text:line-break/>INSERT INTO tb_cidades VALUES (8015, 23, 'RS', 'Tres Forquilhas');<text:line-break/>INSERT INTO tb_cidades VALUES (8016, 23, 'RS', 'Tres Palmeiras');<text:line-break/>INSERT INTO tb_cidades VALUES (8017, 23, 'RS', 'Tres Passos');<text:line-break/>INSERT INTO tb_cidades VALUES (8018, 23, 'RS', 'Tres Vendas');<text:line-break/>INSERT INTO tb_cidades VALUES (8019, 23, 'RS', 'Trindade do Sul');<text:line-break/><text:soft-page-break/>INSERT INTO tb_cidades VALUES (8020, 23, 'RS', 'Triunfo');<text:line-break/>INSERT INTO tb_cidades VALUES (8021, 23, 'RS', 'Tronqueiras');<text:line-break/>INSERT INTO tb_cidades VALUES (8022, 23, 'RS', 'Tucunduva');<text:line-break/>INSERT INTO tb_cidades VALUES (8023, 23, 'RS', 'Tuiuti');<text:line-break/>INSERT INTO tb_cidades VALUES (8024, 23, 'RS', 'Tunas');<text:line-break/>INSERT INTO tb_cidades VALUES (8025, 23, 'RS', 'Tunel Verde');<text:line-break/>INSERT INTO tb_cidades VALUES (8026, 23, 'RS', 'Tupanci do Sul');<text:line-break/>INSERT INTO tb_cidades VALUES (8027, 23, 'RS', 'Tupancireta');<text:line-break/>INSERT INTO tb_cidades VALUES (8028, 23, 'RS', 'Tupancy Ou Vila Block');<text:line-break/>INSERT INTO tb_cidades VALUES (8029, 23, 'RS', 'Tupandi');<text:line-break/>INSERT INTO tb_cidades VALUES (8030, 23, 'RS', 'Tupantuba');<text:line-break/>INSERT INTO tb_cidades VALUES (8031, 23, 'RS', 'Tuparendi');<text:line-break/>INSERT INTO tb_cidades VALUES (8032, 23, 'RS', 'Tupi Silveira');<text:line-break/>INSERT INTO tb_cidades VALUES (8033, 23, 'RS', 'Tupinamba');<text:line-break/>INSERT INTO tb_cidades VALUES (8034, 23, 'RS', 'Turucu');<text:line-break/>INSERT INTO tb_cidades VALUES (8035, 23, 'RS', 'Turvinho');<text:line-break/>INSERT INTO tb_cidades VALUES (8036, 23, 'RS', 'Ubiretama');<text:line-break/>INSERT INTO tb_cidades VALUES (8037, 23, 'RS', 'Umbu');<text:line-break/>INSERT INTO tb_cidades VALUES (8038, 23, 'RS', 'Uniao da Serra');<text:line-break/>INSERT INTO tb_cidades VALUES (8039, 23, 'RS', 'Unistalda');<text:line-break/>INSERT INTO tb_cidades VALUES (8040, 23, 'RS', 'Uruguaiana');<text:line-break/>INSERT INTO tb_cidades VALUES (8041, 23, 'RS', 'Vacacai');<text:line-break/>INSERT INTO tb_cidades VALUES (8042, 23, 'RS', 'Vacaria');<text:line-break/>INSERT INTO tb_cidades VALUES (8043, 23, 'RS', 'Valdastico');<text:line-break/>INSERT INTO tb_cidades VALUES (8044, 23, 'RS', 'Vale do Rio Cai');<text:line-break/>INSERT INTO tb_cidades VALUES (8045, 23, 'RS', 'Vale do Sol');<text:line-break/>INSERT INTO tb_cidades VALUES (8046, 23, 'RS', 'Vale Real');<text:line-break/>INSERT INTO tb_cidades VALUES (8047, 23, 'RS', 'Vale Veneto');<text:line-break/>INSERT INTO tb_cidades VALUES (8048, 23, 'RS', 'Vale Verde');<text:line-break/>INSERT INTO tb_cidades VALUES (8049, 23, 'RS', 'Vanini');<text:line-break/>INSERT INTO tb_cidades VALUES (8050, 23, 'RS', 'Venancio Aires');<text:line-break/>INSERT INTO tb_cidades VALUES (8051, 23, 'RS', 'Vera Cruz');<text:line-break/>INSERT INTO tb_cidades VALUES (8052, 23, 'RS', 'Veranopolis');<text:line-break/>INSERT INTO tb_cidades VALUES (8053, 23, 'RS', 'Vertentes');<text:line-break/>INSERT INTO tb_cidades VALUES (8054, 23, 'RS', 'Vespasiano Correa');<text:line-break/>INSERT INTO tb_cidades VALUES (8055, 23, 'RS', 'Viadutos');<text:line-break/>INSERT INTO tb_cidades VALUES (8056, 23, 'RS', 'Viamao');<text:line-break/>INSERT INTO tb_cidades VALUES (8057, 23, 'RS', 'Vicente Dutra');<text:line-break/>INSERT INTO tb_cidades VALUES (8058, 23, 'RS', 'Victor Graeff');<text:line-break/>INSERT INTO tb_cidades VALUES (8059, 23, 'RS', 'Vila Bender');<text:line-break/>INSERT INTO tb_cidades VALUES (8060, 23, 'RS', 'Vila Cruz');<text:line-break/>INSERT INTO tb_cidades VALUES (8061, 23, 'RS', 'Vila Flores');<text:line-break/>INSERT INTO tb_cidades VALUES (8062, 23, 'RS', 'Vila Langaro');<text:line-break/>INSERT INTO tb_cidades VALUES (8063, 23, 'RS', 'Vila Laranjeira');<text:line-break/>INSERT INTO tb_cidades VALUES (8064, 23, 'RS', 'Vila Maria');<text:line-break/>INSERT INTO tb_cidades VALUES (8065, 23, 'RS', 'Vila Nova do Sul');<text:line-break/>INSERT INTO tb_cidades VALUES (8066, 23, 'RS', 'Vila Rica');<text:line-break/>INSERT INTO tb_cidades VALUES (8067, 23, 'RS', 'Vila Seca');<text:line-break/>INSERT INTO tb_cidades VALUES (8068, 23, 'RS', 'Vila Turvo');<text:line-break/>INSERT INTO tb_cidades VALUES (8069, 23, 'RS', 'Vista Alegre');<text:line-break/>INSERT INTO tb_cidades VALUES (8070, 23, 'RS', 'Vista Alegre do Prata');<text:line-break/>INSERT INTO tb_cidades VALUES (8071, 23, 'RS', 'Vista Gaucha');<text:line-break/><text:soft-page-break/>INSERT INTO tb_cidades VALUES (8072, 23, 'RS', 'Vitoria');<text:line-break/>INSERT INTO tb_cidades VALUES (8073, 23, 'RS', 'Vitoria das Missoes');<text:line-break/>INSERT INTO tb_cidades VALUES (8074, 23, 'RS', 'Volta Alegre');<text:line-break/>INSERT INTO tb_cidades VALUES (8075, 23, 'RS', 'Volta Fechada');<text:line-break/>INSERT INTO tb_cidades VALUES (8076, 23, 'RS', 'Volta Grande');<text:line-break/>INSERT INTO tb_cidades VALUES (8077, 23, 'RS', 'Xadrez');<text:line-break/>INSERT INTO tb_cidades VALUES (8078, 23, 'RS', 'Xangri-la');<text:line-break/>INSERT INTO tb_cidades VALUES (8079, 23, 'RS', 'Xingu');<text:line-break/>INSERT INTO tb_cidades VALUES (8080, 24, 'SC', 'Abdon Batista');<text:line-break/>INSERT INTO tb_cidades VALUES (8081, 24, 'SC', 'Abelardo Luz');<text:line-break/>INSERT INTO tb_cidades VALUES (8082, 24, 'SC', 'Agrolandia');<text:line-break/>INSERT INTO tb_cidades VALUES (8083, 24, 'SC', 'Agronomica');<text:line-break/>INSERT INTO tb_cidades VALUES (8084, 24, 'SC', 'Agua Doce');<text:line-break/>INSERT INTO tb_cidades VALUES (8085, 24, 'SC', 'Aguas Brancas');<text:line-break/>INSERT INTO tb_cidades VALUES (8086, 24, 'SC', 'Aguas Claras');<text:line-break/>INSERT INTO tb_cidades VALUES (8087, 24, 'SC', 'Aguas de Chapeco');<text:line-break/>INSERT INTO tb_cidades VALUES (8088, 24, 'SC', 'Aguas Frias');<text:line-break/>INSERT INTO tb_cidades VALUES (8089, 24, 'SC', 'Aguas Mornas');<text:line-break/>INSERT INTO tb_cidades VALUES (8090, 24, 'SC', 'Aguti');<text:line-break/>INSERT INTO tb_cidades VALUES (8091, 24, 'SC', 'Aiure');<text:line-break/>INSERT INTO tb_cidades VALUES (8092, 24, 'SC', 'Alfredo Wagner');<text:line-break/>INSERT INTO tb_cidades VALUES (8093, 24, 'SC', 'Alto Alegre');<text:line-break/>INSERT INTO tb_cidades VALUES (8094, 24, 'SC', 'Alto Bela Vista');<text:line-break/>INSERT INTO tb_cidades VALUES (8095, 24, 'SC', 'Alto da Serra');<text:line-break/>INSERT INTO tb_cidades VALUES (8096, 24, 'SC', 'Anchieta');<text:line-break/>INSERT INTO tb_cidades VALUES (8097, 24, 'SC', 'Angelina');<text:line-break/>INSERT INTO tb_cidades VALUES (8098, 24, 'SC', 'Anita Garibaldi');<text:line-break/>INSERT INTO tb_cidades VALUES (8099, 24, 'SC', 'Anitapolis');<text:line-break/>INSERT INTO tb_cidades VALUES (8100, 24, 'SC', 'Anta Gorda');<text:line-break/>INSERT INTO tb_cidades VALUES (8101, 24, 'SC', 'Antonio Carlos');<text:line-break/>INSERT INTO tb_cidades VALUES (8102, 24, 'SC', 'Apiuna');<text:line-break/>INSERT INTO tb_cidades VALUES (8103, 24, 'SC', 'Arabuta');<text:line-break/>INSERT INTO tb_cidades VALUES (8104, 24, 'SC', 'Araquari');<text:line-break/>INSERT INTO tb_cidades VALUES (8105, 24, 'SC', 'Ararangua');<text:line-break/>INSERT INTO tb_cidades VALUES (8106, 24, 'SC', 'Armazem');<text:line-break/>INSERT INTO tb_cidades VALUES (8107, 24, 'SC', 'Arnopolis');<text:line-break/>INSERT INTO tb_cidades VALUES (8108, 24, 'SC', 'Arroio Trinta');<text:line-break/>INSERT INTO tb_cidades VALUES (8109, 24, 'SC', 'Arvoredo');<text:line-break/>INSERT INTO tb_cidades VALUES (8110, 24, 'SC', 'Ascurra');<text:line-break/>INSERT INTO tb_cidades VALUES (8111, 24, 'SC', 'Atalanta');<text:line-break/>INSERT INTO tb_cidades VALUES (8112, 24, 'SC', 'Aterrado Torto');<text:line-break/>INSERT INTO tb_cidades VALUES (8113, 24, 'SC', 'Aurora');<text:line-break/>INSERT</text:p>
      <text:p text:style-name="Standard"><text:s/>INTO tb_cidades VALUES (8114, 24, 'SC', 'Azambuja');<text:line-break/>INSERT INTO tb_cidades VALUES (8115, 24, 'SC', 'Baia Alta');<text:line-break/>INSERT INTO tb_cidades VALUES (8116, 24, 'SC', 'Balneario Arroio do Silva');<text:line-break/>INSERT INTO tb_cidades VALUES (8117, 24, 'SC', 'Balneario Barra do Sul');<text:line-break/>INSERT INTO tb_cidades VALUES (8118, 24, 'SC', 'Balneario Camboriu');<text:line-break/>INSERT INTO tb_cidades VALUES (8119, 24, 'SC', 'Balneario Gaivota');<text:line-break/>INSERT INTO tb_cidades VALUES (8120, 24, 'SC', 'Balneario Morro dos Conventos');<text:line-break/>INSERT INTO tb_cidades VALUES (8121, 24, 'SC', 'Bandeirante');<text:line-break/>INSERT INTO tb_cidades VALUES (8122, 24, 'SC', 'Barra Bonita');<text:line-break/><text:soft-page-break/>INSERT INTO tb_cidades VALUES (8123, 24, 'SC', 'Barra Clara');<text:line-break/>INSERT INTO tb_cidades VALUES (8124, 24, 'SC', 'Barra da Lagoa');<text:line-break/>INSERT INTO tb_cidades VALUES (8125, 24, 'SC', 'Barra da Prata');<text:line-break/>INSERT INTO tb_cidades VALUES (8126, 24, 'SC', 'Barra Fria');<text:line-break/>INSERT INTO tb_cidades VALUES (8127, 24, 'SC', 'Barra Grande');<text:line-break/>INSERT INTO tb_cidades VALUES (8128, 24, 'SC', 'Barra Velha');<text:line-break/>INSERT INTO tb_cidades VALUES (8129, 24, 'SC', 'Barreiros');<text:line-break/>INSERT INTO tb_cidades VALUES (8130, 24, 'SC', 'Barro Branco');<text:line-break/>INSERT INTO tb_cidades VALUES (8131, 24, 'SC', 'Bateias de Baixo');<text:line-break/>INSERT INTO tb_cidades VALUES (8132, 24, 'SC', 'Bela Vista');<text:line-break/>INSERT INTO tb_cidades VALUES (8133, 24, 'SC', 'Bela Vista do Sul');<text:line-break/>INSERT INTO tb_cidades VALUES (8134, 24, 'SC', 'Bela Vista do Toldo');<text:line-break/>INSERT INTO tb_cidades VALUES (8135, 24, 'SC', 'Belmonte');<text:line-break/>INSERT INTO tb_cidades VALUES (8136, 24, 'SC', 'Benedito Novo');<text:line-break/>INSERT INTO tb_cidades VALUES (8137, 24, 'SC', 'Biguacu');<text:line-break/>INSERT INTO tb_cidades VALUES (8138, 24, 'SC', 'Blumenau');<text:line-break/>INSERT INTO tb_cidades VALUES (8139, 24, 'SC', 'Bocaina do Sul');<text:line-break/>INSERT INTO tb_cidades VALUES (8140, 24, 'SC', 'Boiteuxburgo');<text:line-break/>INSERT INTO tb_cidades VALUES (8141, 24, 'SC', 'Bom Jardim da Serra');<text:line-break/>INSERT INTO tb_cidades VALUES (8142, 24, 'SC', 'Bom Jesus');<text:line-break/>INSERT INTO tb_cidades VALUES (8143, 24, 'SC', 'Bom Jesus do Oeste');<text:line-break/>INSERT INTO tb_cidades VALUES (8144, 24, 'SC', 'Bom Retiro');<text:line-break/>INSERT INTO tb_cidades VALUES (8145, 24, 'SC', 'Bom Sucesso');<text:line-break/>INSERT INTO tb_cidades VALUES (8146, 24, 'SC', 'Bombinhas');<text:line-break/>INSERT INTO tb_cidades VALUES (8147, 24, 'SC', 'Botuvera');<text:line-break/>INSERT INTO tb_cidades VALUES (8148, 24, 'SC', 'Braco do Norte');<text:line-break/>INSERT INTO tb_cidades VALUES (8149, 24, 'SC', 'Braco do Trombudo');<text:line-break/>INSERT INTO tb_cidades VALUES (8150, 24, 'SC', 'Brunopolis');<text:line-break/>INSERT INTO tb_cidades VALUES (8151, 24, 'SC', 'Brusque');<text:line-break/>INSERT INTO tb_cidades VALUES (8152, 24, 'SC', 'Cacador');<text:line-break/>INSERT INTO tb_cidades VALUES (8153, 24, 'SC', 'Cachoeira de Fatima');<text:line-break/>INSERT INTO tb_cidades VALUES (8154, 24, 'SC', 'Cachoeira do Bom Jesus');<text:line-break/>INSERT INTO tb_cidades VALUES (8155, 24, 'SC', 'Caibi');<text:line-break/>INSERT INTO tb_cidades VALUES (8156, 24, 'SC', 'Calmon');<text:line-break/>INSERT INTO tb_cidades VALUES (8157, 24, 'SC', 'Camboriu');<text:line-break/>INSERT INTO tb_cidades VALUES (8158, 24, 'SC', 'Cambuinzal');<text:line-break/>INSERT INTO tb_cidades VALUES (8159, 24, 'SC', 'Campeche');<text:line-break/>INSERT INTO tb_cidades VALUES (8160, 24, 'SC', 'Campinas');<text:line-break/>INSERT INTO tb_cidades VALUES (8161, 24, 'SC', 'Campo Alegre');<text:line-break/>INSERT INTO tb_cidades VALUES (8162, 24, 'SC', 'Campo Belo do Sul');<text:line-break/>INSERT INTO tb_cidades VALUES (8163, 24, 'SC', 'Campo Ere');<text:line-break/>INSERT INTO tb_cidades VALUES (8164, 24, 'SC', 'Campos Novos');<text:line-break/>INSERT INTO tb_cidades VALUES (8165, 24, 'SC', 'Canasvieiras');<text:line-break/>INSERT INTO tb_cidades VALUES (8166, 24, 'SC', 'Canelinha');<text:line-break/>INSERT INTO tb_cidades VALUES (8167, 24, 'SC', 'Canoas');<text:line-break/>INSERT INTO tb_cidades VALUES (8168, 24, 'SC', 'Canoinhas');<text:line-break/>INSERT INTO tb_cidades VALUES (8169, 24, 'SC', 'Capao Alto');<text:line-break/>INSERT INTO tb_cidades VALUES (8170, 24, 'SC', 'Capinzal');<text:line-break/>INSERT INTO tb_cidades VALUES (8171, 24, 'SC', 'Capivari de Baixo');<text:line-break/>INSERT INTO tb_cidades VALUES (8172, 24, 'SC', 'Caraiba');<text:line-break/>INSERT INTO tb_cidades VALUES (8173, 24, 'SC', 'Catanduvas');<text:line-break/>INSERT INTO tb_cidades VALUES (8174, 24, 'SC', 'Catuira');<text:line-break/><text:soft-page-break/>INSERT INTO tb_cidades VALUES (8175, 24, 'SC', 'Caxambu do Sul');<text:line-break/>INSERT INTO tb_cidades VALUES (8176, 24, 'SC', 'Cedro Alto');<text:line-break/>INSERT INTO tb_cidades VALUES (8177, 24, 'SC', 'Celso Ramos');<text:line-break/>INSERT INTO tb_cidades VALUES (8178, 24, 'SC', 'Cerro Negro');<text:line-break/>INSERT INTO tb_cidades VALUES (8179, 24, 'SC', 'Chapadao do Lageado');<text:line-break/>INSERT INTO tb_cidades VALUES (8180, 24, 'SC', 'Chapeco');<text:line-break/>INSERT INTO tb_cidades VALUES (8181, 24, 'SC', 'Claraiba');<text:line-break/>INSERT INTO tb_cidades VALUES (8182, 24, 'SC', 'Cocal do Sul');<text:line-break/>INSERT INTO tb_cidades VALUES (8183, 24, 'SC', 'Colonia Santa Tereza');<text:line-break/>INSERT INTO tb_cidades VALUES (8184, 24, 'SC', 'Colonia Santana');<text:line-break/>INSERT INTO tb_cidades VALUES (8185, 24, 'SC', 'Concordia');<text:line-break/>INSERT INTO tb_cidades VALUES (8186, 24, 'SC', 'Cordilheira Alta');<text:line-break/>INSERT INTO tb_cidades VALUES (8187, 24, 'SC', 'Coronel Freitas');<text:line-break/>INSERT INTO tb_cidades VALUES (8188, 24, 'SC', 'Coronel Martins');<text:line-break/>INSERT INTO tb_cidades VALUES (8189, 24, 'SC', 'Correia Pinto');<text:line-break/>INSERT INTO tb_cidades VALUES (8190, 24, 'SC', 'Corupa');<text:line-break/>INSERT INTO tb_cidades VALUES (8191, 24, 'SC', 'Criciuma');<text:line-break/>INSERT INTO tb_cidades VALUES (8192, 24, 'SC', 'Cunha Pora');<text:line-break/>INSERT INTO tb_cidades VALUES (8193, 24, 'SC', 'Cunhatai');<text:line-break/>INSERT INTO tb_cidades VALUES (8194, 24, 'SC', 'Curitibanos');<text:line-break/>INSERT INTO tb_cidades VALUES (8195, 24, 'SC', 'Dal Pai');<text:line-break/>INSERT INTO tb_cidades VALUES (8196, 24, 'SC', 'Dalbergia');<text:line-break/>INSERT INTO tb_cidades VALUES (8197, 24, 'SC', 'Descanso');<text:line-break/>INSERT INTO tb_cidades VALUES (8198, 24, 'SC', 'Dionisio Cerqueira');<text:line-break/>INSERT INTO tb_cidades VALUES (8199, 24, 'SC', 'Dona Emma');<text:line-break/>INSERT INTO tb_cidades VALUES (8200, 24, 'SC', 'Doutor Pedrinho');<text:line-break/>INSERT INTO tb_cidades VALUES (8201, 24, 'SC', 'Engenho Velho');<text:line-break/>INSERT INTO tb_cidades VALUES (8202, 24, 'SC', 'Enseada de Brito');<text:line-break/>INSERT INTO tb_cidades VALUES (8203, 24, 'SC', 'Entre Rios');<text:line-break/>INSERT INTO tb_cidades VALUES (8204, 24, 'SC', 'Ermo');<text:line-break/>INSERT INTO tb_cidades VALUES (8205, 24, 'SC', 'Erval Velho');<text:line-break/>INSERT INTO tb_cidades VALUES (8206, 24, 'SC', 'Espinilho');<text:line-break/>INSERT INTO tb_cidades VALUES (8207, 24, 'SC', 'Estacao Cocal');<text:line-break/>INSERT INTO tb_cidades VALUES (8208, 24, 'SC', 'Faxinal dos Guedes');<text:line-break/>INSERT INTO tb_cidades VALUES (8209, 24, 'SC', 'Fazenda Zandavalli');<text:line-break/>INSERT INTO tb_cidades VALUES (8210, 24, 'SC', 'Felipe Schmidt');<text:line-break/>INSERT INTO tb_cidades VALUES (8211, 24, 'SC', 'Figueira');<text:line-break/>INSERT INTO tb_cidades VALUES (8212, 24, 'SC', 'Flor do Sertao');<text:line-break/>INSERT INTO tb_cidades VALUES (8213, 24, 'SC', 'Florianopolis');<text:line-break/>INSERT INTO tb_cidades VALUES (8214, 24, 'SC', 'Formosa do Sul');<text:line-break/>INSERT INTO tb_cidades VALUES (8215, 24, 'SC', 'Forquilhinha');<text:line-break/>INSERT INTO tb_cidades VALUES (8216, 24, 'SC', 'Fragosos');<text:line-break/>INSERT INTO tb_cidades VALUES (8217, 24, 'SC', 'Fraiburgo');<text:line-break/>INSERT INTO tb_cidades VALUES (8218, 24, 'SC', 'Frederico Wastner');<text:line-break/>INSERT INTO tb_cidades VALUES (8219, 24, 'SC', 'Frei Rogerio');<text:line-break/>INSERT INTO tb_cidades VALUES (8220, 24, 'SC', 'Galvao');<text:line-break/>INSERT INTO tb_cidades VALUES (8221, 24, 'SC', 'Garcia');<text:line-break/>INSERT INTO tb_cidades VALUES (8222, 24, 'SC', 'Garopaba');<text:line-break/>INSERT INTO tb_cidades VALUES (8223, 24, 'SC', 'Garuva');<text:line-break/>INSERT INTO tb_cidades VALUES (8224, 24, 'SC', 'Gaspar');<text:line-break/>INSERT INTO tb_cidades VALUES (8225, 24, 'SC', 'Goio-en');<text:line-break/>INSERT INTO tb_cidades VALUES (8226, 24, 'SC', 'Governador Celso Ramos');<text:line-break/><text:soft-page-break/>INSERT INTO tb_cidades VALUES (8227, 24, 'SC', 'Grao Para');<text:line-break/>INSERT INTO tb_cidades VALUES (8228, 24, 'SC', 'Grapia');<text:line-break/>INSERT INTO tb_cidades VALUES (8229, 24, 'SC', 'Gravatal');<text:line-break/>INSERT INTO tb_cidades VALUES (8230, 24, 'SC', 'Guabiruba');<text:line-break/>INSERT INTO tb_cidades VALUES (8231, 24, 'SC', 'Guaporanga');<text:line-break/>INSERT INTO tb_cidades VALUES (8232, 24, 'SC', 'Guaraciaba');<text:line-break/>INSERT INTO tb_cidades VALUES (8233, 24, 'SC', 'Guaramirim');<text:line-break/>INSERT INTO tb_cidades VALUES (8234, 24, 'SC', 'Guaruja do Sul');<text:line-break/>INSERT INTO tb_cidades VALUES (8235, 24, 'SC', 'Guata');<text:line-break/>INSERT INTO tb_cidades VALUES (8236, 24, 'SC', 'Guatambu');<text:line-break/>INSERT INTO tb_cidades VALUES (8237, 24, 'SC', 'Hercilio Luz');<text:line-break/>INSERT INTO tb_cidades VALUES (8238, 24, 'SC', 'Herciliopolis');<text:line-break/>INSERT INTO tb_cidades VALUES (8239, 24, 'SC', 'Herval D''oeste');<text:line-break/>INSERT INTO tb_cidades VALUES (8240, 24, 'SC', 'Ibiam');<text:line-break/>INSERT INTO tb_cidades VALUES (8241, 24, 'SC', 'Ibicare');<text:line-break/>INSERT INTO tb_cidades VALUES (8242, 24, 'SC', 'Ibicui');<text:line-break/>INSERT INTO tb_cidades VALUES (8243, 24, 'SC', 'Ibirama');<text:line-break/>INSERT INTO tb_cidades VALUES (8244, 24, 'SC', 'Icara');<text:line-break/>INSERT INTO tb_cidades VALUES (8245, 24, 'SC', 'Ilhota');<text:line-break/>INSERT INTO tb_cidades VALUES (8246, 24, 'SC', 'Imarui');<text:line-break/>INSERT INTO tb_cidades VALUES (8247, 24, 'SC', 'Imbituba');<text:line-break/>INSERT INTO tb_cidades VALUES (8248, 24, 'SC', 'Imbuia');<text:line-break/>INSERT INTO tb_cidades VALUES (8249, 24, 'SC', 'Indaial');<text:line-break/>INSERT INTO tb_cidades VALUES (8250, 24, 'SC', 'Indios');<text:line-break/>INSERT INTO tb_cidades VALUES (8251, 24, 'SC', 'Ingleses do Rio Vermelho');<text:line-break/>INSERT INTO tb_cidades VALUES (8252, 24, 'SC', 'Invernada');<text:line-break/>INSERT INTO tb_cidades VALUES (8253, 24, 'SC', 'Iomere');<text:line-break/>INSERT INTO tb_cidades VALUES (8254, 24, 'SC', 'Ipira');<text:line-break/>INSERT INTO tb_cidades VALUES (8255, 24, 'SC', 'Ipomeia');<text:line-break/>INSERT INTO tb_cidades VALUES (8256, 24, 'SC', 'Ipora do Oeste');<text:line-break/>INSERT INTO tb_cidades VALUES (8257, 24, 'SC', 'Ipuacu');<text:line-break/>INSERT INTO tb_cidades VALUES (8258, 24, 'SC', 'Ipumirim');<text:line-break/>INSERT INTO tb_cidades VALUES (8259, 24, 'SC', 'Iraceminha');<text:line-break/>INSERT INTO tb_cidades VALUES (8260, 24, 'SC', 'Irakitan');<text:line-break/>INSERT INTO tb_cidades VALUES (8261, 24, 'SC', 'Irani');<text:line-break/>INSERT INTO tb_cidades VALUES (8262, 24, 'SC', 'Iraputa');<text:line-break/>INSERT INTO tb_cidades VALUES (8263, 24, 'SC', 'Irati');<text:line-break/>INSERT INTO tb_cidades VALUES (8264, 24, 'SC', 'Irineopolis');<text:line-break/>INSERT INTO tb_cidades VALUES (8265, 24, 'SC', 'Ita');<text:line-break/>INSERT INTO tb_cidades VALUES (8266, 24, 'SC', 'Itaio');<text:line-break/>INSERT INTO tb_cidades VALUES (8267, 24, 'SC', 'Itaiopolis');<text:line-break/>INSERT INTO tb_cidades VALUES (8268, 24, 'SC', 'Itajai');<text:line-break/>INSERT INTO tb_cidades VALUES (8269, 24, 'SC', 'Itajuba');<text:line-break/>INSERT INTO tb_cidades VALUES (8270, 24, 'SC', 'Itapema');<text:line-break/>INSERT INTO tb_cidades VALUES (8271, 24, 'SC',</text:p>
      <text:p text:style-name="Standard"><text:s/>'Itapiranga');<text:line-break/>INSERT INTO tb_cidades VALUES (8272, 24, 'SC', 'Itapoa');<text:line-break/>INSERT INTO tb_cidades VALUES (8273, 24, 'SC', 'Itapocu');<text:line-break/>INSERT INTO tb_cidades VALUES (8274, 24, 'SC', 'Itoupava');<text:line-break/>INSERT INTO tb_cidades VALUES (8275, 24, 'SC', 'Ituporanga');<text:line-break/>INSERT INTO tb_cidades VALUES (8276, 24, 'SC', 'Jabora');<text:line-break/>INSERT INTO tb_cidades VALUES (8277, 24, 'SC', 'Jacinto Machado');<text:line-break/><text:soft-page-break/>INSERT INTO tb_cidades VALUES (8278, 24, 'SC', 'Jaguaruna');<text:line-break/>INSERT INTO tb_cidades VALUES (8279, 24, 'SC', 'Jaragua do Sul');<text:line-break/>INSERT INTO tb_cidades VALUES (8280, 24, 'SC', 'Jardinopolis');<text:line-break/>INSERT INTO tb_cidades VALUES (8281, 24, 'SC', 'Joacaba');<text:line-break/>INSERT INTO tb_cidades VALUES (8282, 24, 'SC', 'Joinville');<text:line-break/>INSERT INTO tb_cidades VALUES (8283, 24, 'SC', 'Jose Boiteux');<text:line-break/>INSERT INTO tb_cidades VALUES (8284, 24, 'SC', 'Jupia');<text:line-break/>INSERT INTO tb_cidades VALUES (8285, 24, 'SC', 'Lacerdopolis');<text:line-break/>INSERT INTO tb_cidades VALUES (8286, 24, 'SC', 'Lages');<text:line-break/>INSERT INTO tb_cidades VALUES (8287, 24, 'SC', 'Lagoa');<text:line-break/>INSERT INTO tb_cidades VALUES (8288, 24, 'SC', 'Lagoa da Estiva');<text:line-break/>INSERT INTO tb_cidades VALUES (8289, 24, 'SC', 'Laguna');<text:line-break/>INSERT INTO tb_cidades VALUES (8290, 24, 'SC', 'Lajeado Grande');<text:line-break/>INSERT INTO tb_cidades VALUES (8291, 24, 'SC', 'Laurentino');<text:line-break/>INSERT INTO tb_cidades VALUES (8292, 24, 'SC', 'Lauro Muller');<text:line-break/>INSERT INTO tb_cidades VALUES (8293, 24, 'SC', 'Leao');<text:line-break/>INSERT INTO tb_cidades VALUES (8294, 24, 'SC', 'Lebon Regis');<text:line-break/>INSERT INTO tb_cidades VALUES (8295, 24, 'SC', 'Leoberto Leal');<text:line-break/>INSERT INTO tb_cidades VALUES (8296, 24, 'SC', 'Lindoia do Sul');<text:line-break/>INSERT INTO tb_cidades VALUES (8297, 24, 'SC', 'Linha das Palmeiras');<text:line-break/>INSERT INTO tb_cidades VALUES (8298, 24, 'SC', 'Lontras');<text:line-break/>INSERT INTO tb_cidades VALUES (8299, 24, 'SC', 'Lourdes');<text:line-break/>INSERT INTO tb_cidades VALUES (8300, 24, 'SC', 'Luiz Alves');<text:line-break/>INSERT INTO tb_cidades VALUES (8301, 24, 'SC', 'Luzerna');<text:line-break/>INSERT INTO tb_cidades VALUES (8302, 24, 'SC', 'Machados');<text:line-break/>INSERT INTO tb_cidades VALUES (8303, 24, 'SC', 'Macieira');<text:line-break/>INSERT INTO tb_cidades VALUES (8304, 24, 'SC', 'Mafra');<text:line-break/>INSERT INTO tb_cidades VALUES (8305, 24, 'SC', 'Major Gercino');<text:line-break/>INSERT INTO tb_cidades VALUES (8306, 24, 'SC', 'Major Vieira');<text:line-break/>INSERT INTO tb_cidades VALUES (8307, 24, 'SC', 'Maracaja');<text:line-break/>INSERT INTO tb_cidades VALUES (8308, 24, 'SC', 'Marari');<text:line-break/>INSERT INTO tb_cidades VALUES (8309, 24, 'SC', 'Marata');<text:line-break/>INSERT INTO tb_cidades VALUES (8310, 24, 'SC', 'Maravilha');<text:line-break/>INSERT INTO tb_cidades VALUES (8311, 24, 'SC', 'Marcilio Dias');<text:line-break/>INSERT INTO tb_cidades VALUES (8312, 24, 'SC', 'Marechal Bormann');<text:line-break/>INSERT INTO tb_cidades VALUES (8313, 24, 'SC', 'Marema');<text:line-break/>INSERT INTO tb_cidades VALUES (8314, 24, 'SC', 'Mariflor');<text:line-break/>INSERT INTO tb_cidades VALUES (8315, 24, 'SC', 'Marombas');<text:line-break/>INSERT INTO tb_cidades VALUES (8316, 24, 'SC', 'Marombas Bossardi');<text:line-break/>INSERT INTO tb_cidades VALUES (8317, 24, 'SC', 'Massaranduba');<text:line-break/>INSERT INTO tb_cidades VALUES (8318, 24, 'SC', 'Matos Costa');<text:line-break/>INSERT INTO tb_cidades VALUES (8319, 24, 'SC', 'Meleiro');<text:line-break/>INSERT INTO tb_cidades VALUES (8320, 24, 'SC', 'Mirador');<text:line-break/>INSERT INTO tb_cidades VALUES (8321, 24, 'SC', 'Mirim');<text:line-break/>INSERT INTO tb_cidades VALUES (8322, 24, 'SC', 'Mirim Doce');<text:line-break/>INSERT INTO tb_cidades VALUES (8323, 24, 'SC', 'Modelo');<text:line-break/>INSERT INTO tb_cidades VALUES (8324, 24, 'SC', 'Mondai');<text:line-break/>INSERT INTO tb_cidades VALUES (8325, 24, 'SC', 'Monte Alegre');<text:line-break/>INSERT INTO tb_cidades VALUES (8326, 24, 'SC', 'Monte Carlo');<text:line-break/>INSERT INTO tb_cidades VALUES (8327, 24, 'SC', 'Monte Castelo');<text:line-break/>INSERT INTO tb_cidades VALUES (8328, 24, 'SC', 'Morro Chato');<text:line-break/>INSERT INTO tb_cidades VALUES (8329, 24, 'SC', 'Morro da Fumaca');<text:line-break/><text:soft-page-break/>INSERT INTO tb_cidades VALUES (8330, 24, 'SC', 'Morro do Meio');<text:line-break/>INSERT INTO tb_cidades VALUES (8331, 24, 'SC', 'Morro Grande');<text:line-break/>INSERT INTO tb_cidades VALUES (8332, 24, 'SC', 'Navegantes');<text:line-break/>INSERT INTO tb_cidades VALUES (8333, 24, 'SC', 'Nossa Senhora de Caravaggio');<text:line-break/>INSERT INTO tb_cidades VALUES (8334, 24, 'SC', 'Nova Cultura');<text:line-break/>INSERT INTO tb_cidades VALUES (8335, 24, 'SC', 'Nova Erechim');<text:line-break/>INSERT INTO tb_cidades VALUES (8336, 24, 'SC', 'Nova Guarita');<text:line-break/>INSERT INTO tb_cidades VALUES (8337, 24, 'SC', 'Nova Itaberaba');<text:line-break/>INSERT INTO tb_cidades VALUES (8338, 24, 'SC', 'Nova Petropolis');<text:line-break/>INSERT INTO tb_cidades VALUES (8339, 24, 'SC', 'Nova Teutonia');<text:line-break/>INSERT INTO tb_cidades VALUES (8340, 24, 'SC', 'Nova Trento');<text:line-break/>INSERT INTO tb_cidades VALUES (8341, 24, 'SC', 'Nova Veneza');<text:line-break/>INSERT INTO tb_cidades VALUES (8342, 24, 'SC', 'Novo Horizonte');<text:line-break/>INSERT INTO tb_cidades VALUES (8343, 24, 'SC', 'Orleans');<text:line-break/>INSERT INTO tb_cidades VALUES (8344, 24, 'SC', 'Otacilio Costa');<text:line-break/>INSERT INTO tb_cidades VALUES (8345, 24, 'SC', 'Ouro');<text:line-break/>INSERT INTO tb_cidades VALUES (8346, 24, 'SC', 'Ouro Verde');<text:line-break/>INSERT INTO tb_cidades VALUES (8347, 24, 'SC', 'Paial');<text:line-break/>INSERT INTO tb_cidades VALUES (8348, 24, 'SC', 'Painel');<text:line-break/>INSERT INTO tb_cidades VALUES (8349, 24, 'SC', 'Palhoca');<text:line-break/>INSERT INTO tb_cidades VALUES (8350, 24, 'SC', 'Palma Sola');<text:line-break/>INSERT INTO tb_cidades VALUES (8351, 24, 'SC', 'Palmeira');<text:line-break/>INSERT INTO tb_cidades VALUES (8352, 24, 'SC', 'Palmitos');<text:line-break/>INSERT INTO tb_cidades VALUES (8353, 24, 'SC', 'Pantano do Sul');<text:line-break/>INSERT INTO tb_cidades VALUES (8354, 24, 'SC', 'Papanduva');<text:line-break/>INSERT INTO tb_cidades VALUES (8355, 24, 'SC', 'Paraiso');<text:line-break/>INSERT INTO tb_cidades VALUES (8356, 24, 'SC', 'Passo de Torres');<text:line-break/>INSERT INTO tb_cidades VALUES (8357, 24, 'SC', 'Passo Manso');<text:line-break/>INSERT INTO tb_cidades VALUES (8358, 24, 'SC', 'Passos Maia');<text:line-break/>INSERT INTO tb_cidades VALUES (8359, 24, 'SC', 'Paula Pereira');<text:line-break/>INSERT INTO tb_cidades VALUES (8360, 24, 'SC', 'Paulo Lopes');<text:line-break/>INSERT INTO tb_cidades VALUES (8361, 24, 'SC', 'Pedras Grandes');<text:line-break/>INSERT INTO tb_cidades VALUES (8362, 24, 'SC', 'Penha');<text:line-break/>INSERT INTO tb_cidades VALUES (8363, 24, 'SC', 'Perico');<text:line-break/>INSERT INTO tb_cidades VALUES (8364, 24, 'SC', 'Peritiba');<text:line-break/>INSERT INTO tb_cidades VALUES (8365, 24, 'SC', 'Pescaria Brava');<text:line-break/>INSERT INTO tb_cidades VALUES (8366, 24, 'SC', 'Petrolandia');<text:line-break/>INSERT INTO tb_cidades VALUES (8367, 24, 'SC', 'Picarras');<text:line-break/>INSERT INTO tb_cidades VALUES (8368, 24, 'SC', 'Pindotiba');<text:line-break/>INSERT INTO tb_cidades VALUES (8369, 24, 'SC', 'Pinhalzinho');<text:line-break/>INSERT INTO tb_cidades VALUES (8370, 24, 'SC', 'Pinheiral');<text:line-break/>INSERT INTO tb_cidades VALUES (8371, 24, 'SC', 'Pinheiro Preto');<text:line-break/>INSERT INTO tb_cidades VALUES (8372, 24, 'SC', 'Pinheiros');<text:line-break/>INSERT INTO tb_cidades VALUES (8373, 24, 'SC', 'Pirabeiraba');<text:line-break/>INSERT INTO tb_cidades VALUES (8374, 24, 'SC', 'Piratuba');<text:line-break/>INSERT INTO tb_cidades VALUES (8375, 24, 'SC', 'Planalto');<text:line-break/>INSERT INTO tb_cidades VALUES (8376, 24, 'SC', 'Planalto Alegre');<text:line-break/>INSERT INTO tb_cidades VALUES (8377, 24, 'SC', 'Poco Preto');<text:line-break/>INSERT INTO tb_cidades VALUES (8378, 24, 'SC', 'Pomerode');<text:line-break/>INSERT INTO tb_cidades VALUES (8379, 24, 'SC', 'Ponte Alta');<text:line-break/>INSERT INTO tb_cidades VALUES (8380, 24, 'SC', 'Ponte Alta do Norte');<text:line-break/>INSERT INTO tb_cidades VALUES (8381, 24, 'SC', 'Ponte Serrada');<text:line-break/><text:soft-page-break/>INSERT INTO tb_cidades VALUES (8382, 24, 'SC', 'Porto Belo');<text:line-break/>INSERT INTO tb_cidades VALUES (8383, 24, 'SC', 'Porto Uniao');<text:line-break/>INSERT INTO tb_cidades VALUES (8384, 24, 'SC', 'Pouso Redondo');<text:line-break/>INSERT INTO tb_cidades VALUES (8385, 24, 'SC', 'Praia Grande');<text:line-break/>INSERT INTO tb_cidades VALUES (8386, 24, 'SC', 'Prata');<text:line-break/>INSERT INTO tb_cidades VALUES (8387, 24, 'SC', 'Presidente Castelo Branco');<text:line-break/>INSERT INTO tb_cidades VALUES (8388, 24, 'SC', 'Presidente Getulio');<text:line-break/>INSERT INTO tb_cidades VALUES (8389, 24, 'SC', 'Presidente Juscelino');<text:line-break/>INSERT INTO tb_cidades VALUES (8390, 24, 'SC', 'Presidente Kennedy');<text:line-break/>INSERT INTO tb_cidades VALUES (8391, 24, 'SC', 'Presidente Nereu');<text:line-break/>INSERT INTO tb_cidades VALUES (8392, 24, 'SC', 'Princesa');<text:line-break/>INSERT INTO tb_cidades VALUES (8393, 24, 'SC', 'Quarta Linha');<text:line-break/>INSERT INTO tb_cidades VALUES (8394, 24, 'SC', 'Quilombo');<text:line-break/>INSERT INTO tb_cidades VALUES (8395, 24, 'SC', 'Quilometro Doze');<text:line-break/>INSERT INTO tb_cidades VALUES (8396, 24, 'SC', 'Rancho Queimado');<text:line-break/>INSERT INTO tb_cidades VALUES (8397, 24, 'SC', 'Ratones');<text:line-break/>INSERT INTO tb_cidades VALUES (8398, 24, 'SC', 'Residencia Fuck');<text:line-break/>INSERT INTO tb_cidades VALUES (8399, 24, 'SC', 'Ribeirao da Ilha');<text:line-break/>INSERT INTO tb_cidades VALUES (8400, 24, 'SC', 'Ribeirao Pequeno');<text:line-break/>INSERT INTO tb_cidades VALUES (8401, 24, 'SC', 'Rio Antinha');<text:line-break/>INSERT INTO tb_cidades VALUES (8402, 24, 'SC', 'Rio Bonito');<text:line-break/>INSERT INTO tb_cidades VALUES (8403, 24, 'SC', 'Rio D''una');<text:line-break/>INSERT INTO tb_cidades VALUES (8404, 24, 'SC', 'Rio da Anta');<text:line-break/>INSERT INTO tb_cidades VALUES (8405, 24, 'SC', 'Rio da Luz');<text:line-break/>INSERT INTO tb_cidades VALUES (8406, 24, 'SC', 'Rio das Antas');<text:line-break/>INSERT INTO tb_cidades VALUES (8407, 24, 'SC', 'Rio das Furnas');<text:line-break/>INSERT INTO tb_cidades VALUES (8408, 24, 'SC', 'Rio do Campo');<text:line-break/>INSERT INTO tb_cidades VALUES (8409, 24, 'SC', 'Rio do Oeste');<text:line-break/>INSERT INTO tb_cidades VALUES (8410, 24, 'SC', 'Rio do Sul');<text:line-break/>INSERT INTO tb_cidades VALUES (8411, 24, 'SC', 'Rio dos Bugres');<text:line-break/>INSERT INTO tb_cidades VALUES (8412, 24, 'SC', 'Rio dos Cedros');<text:line-break/>INSERT INTO tb_cidades VALUES (8413, 24, 'SC', 'Rio Fortuna');<text:line-break/>INSERT INTO tb_cidades VALUES (8414, 24, 'SC', 'Rio Maina');<text:line-break/>INSERT INTO tb_cidades VALUES (8415, 24, 'SC', 'Rio Negrinho');<text:line-break/>INSERT INTO tb_cidades VALUES (8416, 24, 'SC', 'Rio Preto do Sul');<text:line-break/>INSERT INTO tb_cidades VALUES (8417, 24, 'SC', 'Rio Rufino');<text:line-break/>INSERT INTO tb_cidades VALUES (8418, 24, 'SC', 'Riqueza');<text:line-break/>INSERT INTO tb_cidades VALUES (8419, 24, 'SC', 'Rodeio');<text:line-break/>INSERT INTO tb_cidades VALUES (8420, 24, 'SC', 'Romelandia');<text:line-break/>INSERT INTO tb_cidades VALUES (8421, 24, 'SC', 'Sai');<text:line-break/>INSERT INTO tb_cidades VALUES (8422, 24, 'SC', 'Salete');<text:line-break/>INSERT INTO tb_cidades VALUES (8423, 24, 'SC', 'Saltinho');<text:line-break/>INSERT INTO tb_cidades VALUES (8424, 24, 'SC', 'Salto Veloso');<text:line-break/>INSERT INTO tb_cidades VALUES (8425, 24, 'SC', 'Sanga da Toca');<text:line-break/>INSERT INTO tb_cidades VALUES (8426, 24, 'SC', 'Sangao');<text:line-break/>INSERT INTO tb_cidades VALUES (8427, 24, 'SC', 'Santa Cecilia');<text:line-break/>INSERT INTO tb_cidades VALUES (8428, 24, 'SC', 'Santa Cruz do Timbo');<text:line-break/>INSERT INTO tb_cidades VALUES (8429,</text:p>
      <text:p text:style-name="Standard"><text:s/>24, 'SC', 'Santa Helena');<text:line-break/>INSERT INTO tb_cidades VALUES (8430, 24, 'SC', 'Santa Izabel');<text:line-break/>INSERT INTO tb_cidades VALUES (8431, 24, 'SC', 'Santa Lucia');<text:line-break/>INSERT INTO tb_cidades VALUES (8432, 24, 'SC', 'Santa Maria');<text:line-break/><text:soft-page-break/>INSERT INTO tb_cidades VALUES (8433, 24, 'SC', 'Santa Rosa de Lima');<text:line-break/>INSERT INTO tb_cidades VALUES (8434, 24, 'SC', 'Santa Rosa do Sul');<text:line-break/>INSERT INTO tb_cidades VALUES (8435, 24, 'SC', 'Santa Terezinha');<text:line-break/>INSERT INTO tb_cidades VALUES (8436, 24, 'SC', 'Santa Terezinha do Progresso');<text:line-break/>INSERT INTO tb_cidades VALUES (8437, 24, 'SC', 'Santa Terezinha do Salto');<text:line-break/>INSERT INTO tb_cidades VALUES (8438, 24, 'SC', 'Santiago do Sul');<text:line-break/>INSERT INTO tb_cidades VALUES (8439, 24, 'SC', 'Santo Amaro da Imperatriz');<text:line-break/>INSERT INTO tb_cidades VALUES (8440, 24, 'SC', 'Santo Antonio de Lisboa');<text:line-break/>INSERT INTO tb_cidades VALUES (8441, 24, 'SC', 'Sao Bento Baixo');<text:line-break/>INSERT INTO tb_cidades VALUES (8442, 24, 'SC', 'Sao Bento do Sul');<text:line-break/>INSERT INTO tb_cidades VALUES (8443, 24, 'SC', 'Sao Bernardino');<text:line-break/>INSERT INTO tb_cidades VALUES (8444, 24, 'SC', 'Sao Bonifacio');<text:line-break/>INSERT INTO tb_cidades VALUES (8445, 24, 'SC', 'Sao Carlos');<text:line-break/>INSERT INTO tb_cidades VALUES (8446, 24, 'SC', 'Sao Cristovao');<text:line-break/>INSERT INTO tb_cidades VALUES (8447, 24, 'SC', 'Sao Cristovao do Sul');<text:line-break/>INSERT INTO tb_cidades VALUES (8448, 24, 'SC', 'Sao Defende');<text:line-break/>INSERT INTO tb_cidades VALUES (8449, 24, 'SC', 'Sao Domingos');<text:line-break/>INSERT INTO tb_cidades VALUES (8450, 24, 'SC', 'Sao Francisco do Sul');<text:line-break/>INSERT INTO tb_cidades VALUES (8451, 24, 'SC', 'Sao Gabriel');<text:line-break/>INSERT INTO tb_cidades VALUES (8452, 24, 'SC', 'Sao Joao Batista');<text:line-break/>INSERT INTO tb_cidades VALUES (8453, 24, 'SC', 'Sao Joao do Itaperiu');<text:line-break/>INSERT INTO tb_cidades VALUES (8454, 24, 'SC', 'Sao Joao do Oeste');<text:line-break/>INSERT INTO tb_cidades VALUES (8455, 24, 'SC', 'Sao Joao do Rio Vermelho');<text:line-break/>INSERT INTO tb_cidades VALUES (8456, 24, 'SC', 'Sao Joao do Sul');<text:line-break/>INSERT INTO tb_cidades VALUES (8457, 24, 'SC', 'Sao Joaquim');<text:line-break/>INSERT INTO tb_cidades VALUES (8458, 24, 'SC', 'Sao Jose');<text:line-break/>INSERT INTO tb_cidades VALUES (8459, 24, 'SC', 'Sao Jose do Cedro');<text:line-break/>INSERT INTO tb_cidades VALUES (8460, 24, 'SC', 'Sao Jose do Cerrito');<text:line-break/>INSERT INTO tb_cidades VALUES (8461, 24, 'SC', 'Sao Jose do Laranjal');<text:line-break/>INSERT INTO tb_cidades VALUES (8462, 24, 'SC', 'Sao Leonardo');<text:line-break/>INSERT INTO tb_cidades VALUES (8463, 24, 'SC', 'Sao Lourenco do Oeste');<text:line-break/>INSERT INTO tb_cidades VALUES (8464, 24, 'SC', 'Sao Ludgero');<text:line-break/>INSERT INTO tb_cidades VALUES (8465, 24, 'SC', 'Sao Martinho');<text:line-break/>INSERT INTO tb_cidades VALUES (8466, 24, 'SC', 'Sao Miguel D''oeste');<text:line-break/>INSERT INTO tb_cidades VALUES (8467, 24, 'SC', 'Sao Miguel da Boa Vista');<text:line-break/>INSERT INTO tb_cidades VALUES (8468, 24, 'SC', 'Sao Miguel da Serra');<text:line-break/>INSERT INTO tb_cidades VALUES (8469, 24, 'SC', 'Sao Pedro de Alcantara');<text:line-break/>INSERT INTO tb_cidades VALUES (8470, 24, 'SC', 'Sao Pedro Tobias');<text:line-break/>INSERT INTO tb_cidades VALUES (8471, 24, 'SC', 'Sao Roque');<text:line-break/>INSERT INTO tb_cidades VALUES (8472, 24, 'SC', 'Sao Sebastiao do Arvoredo');<text:line-break/>INSERT INTO tb_cidades VALUES (8473, 24, 'SC', 'Sao Sebastiao do Sul');<text:line-break/>INSERT INTO tb_cidades VALUES (8474, 24, 'SC', 'Sapiranga');<text:line-break/>INSERT INTO tb_cidades VALUES (8475, 24, 'SC', 'Saudades');<text:line-break/>INSERT INTO tb_cidades VALUES (8476, 24, 'SC', 'Schroeder');<text:line-break/>INSERT INTO tb_cidades VALUES (8477, 24, 'SC', 'Seara');<text:line-break/>INSERT INTO tb_cidades VALUES (8478, 24, 'SC', 'Sede Oldemburg');<text:line-break/>INSERT INTO tb_cidades VALUES (8479, 24, 'SC', 'Serra Alta');<text:line-break/>INSERT INTO tb_cidades VALUES (8480, 24, 'SC', 'Sertao do Maruim');<text:line-break/>INSERT INTO tb_cidades VALUES (8481, 24, 'SC', 'Sideropolis');<text:line-break/>INSERT INTO tb_cidades VALUES (8482, 24, 'SC', 'Sombrio');<text:line-break/>INSERT INTO tb_cidades VALUES (8483, 24, 'SC', 'Sorocaba do Sul');<text:line-break/>INSERT INTO tb_cidades VALUES (8484, 24, 'SC', 'Sul Brasil');<text:line-break/><text:soft-page-break/>INSERT INTO tb_cidades VALUES (8485, 24, 'SC', 'Taio');<text:line-break/>INSERT INTO tb_cidades VALUES (8486, 24, 'SC', 'Tangara');<text:line-break/>INSERT INTO tb_cidades VALUES (8487, 24, 'SC', 'Taquara Verde');<text:line-break/>INSERT INTO tb_cidades VALUES (8488, 24, 'SC', 'Taquaras');<text:line-break/>INSERT INTO tb_cidades VALUES (8489, 24, 'SC', 'Tigipio');<text:line-break/>INSERT INTO tb_cidades VALUES (8490, 24, 'SC', 'Tigrinhos');<text:line-break/>INSERT INTO tb_cidades VALUES (8491, 24, 'SC', 'Tijucas');<text:line-break/>INSERT INTO tb_cidades VALUES (8492, 24, 'SC', 'Timbe do Sul');<text:line-break/>INSERT INTO tb_cidades VALUES (8493, 24, 'SC', 'Timbo');<text:line-break/>INSERT INTO tb_cidades VALUES (8494, 24, 'SC', 'Timbo Grande');<text:line-break/>INSERT INTO tb_cidades VALUES (8495, 24, 'SC', 'Tres Barras');<text:line-break/>INSERT INTO tb_cidades VALUES (8496, 24, 'SC', 'Treviso');<text:line-break/>INSERT INTO tb_cidades VALUES (8497, 24, 'SC', 'Treze de Maio');<text:line-break/>INSERT INTO tb_cidades VALUES (8498, 24, 'SC', 'Treze Tilias');<text:line-break/>INSERT INTO tb_cidades VALUES (8499, 24, 'SC', 'Trombudo Central');<text:line-break/>INSERT INTO tb_cidades VALUES (8500, 24, 'SC', 'Tubarao');<text:line-break/>INSERT INTO tb_cidades VALUES (8501, 24, 'SC', 'Tunapolis');<text:line-break/>INSERT INTO tb_cidades VALUES (8502, 24, 'SC', 'Tupitinga');<text:line-break/>INSERT INTO tb_cidades VALUES (8503, 24, 'SC', 'Turvo');<text:line-break/>INSERT INTO tb_cidades VALUES (8504, 24, 'SC', 'Uniao do Oeste');<text:line-break/>INSERT INTO tb_cidades VALUES (8505, 24, 'SC', 'Urubici');<text:line-break/>INSERT INTO tb_cidades VALUES (8506, 24, 'SC', 'Uruguai');<text:line-break/>INSERT INTO tb_cidades VALUES (8507, 24, 'SC', 'Urupema');<text:line-break/>INSERT INTO tb_cidades VALUES (8508, 24, 'SC', 'Urussanga');<text:line-break/>INSERT INTO tb_cidades VALUES (8509, 24, 'SC', 'Vargeao');<text:line-break/>INSERT INTO tb_cidades VALUES (8510, 24, 'SC', 'Vargem');<text:line-break/>INSERT INTO tb_cidades VALUES (8511, 24, 'SC', 'Vargem Bonita');<text:line-break/>INSERT INTO tb_cidades VALUES (8512, 24, 'SC', 'Vargem do Cedro');<text:line-break/>INSERT INTO tb_cidades VALUES (8513, 24, 'SC', 'Vidal Ramos');<text:line-break/>INSERT INTO tb_cidades VALUES (8514, 24, 'SC', 'Videira');<text:line-break/>INSERT INTO tb_cidades VALUES (8515, 24, 'SC', 'Vila Conceicao');<text:line-break/>INSERT INTO tb_cidades VALUES (8516, 24, 'SC', 'Vila de Volta Grande');<text:line-break/>INSERT INTO tb_cidades VALUES (8517, 24, 'SC', 'Vila Milani');<text:line-break/>INSERT INTO tb_cidades VALUES (8518, 24, 'SC', 'Vila Nova');<text:line-break/>INSERT INTO tb_cidades VALUES (8519, 24, 'SC', 'Vitor Meireles');<text:line-break/>INSERT INTO tb_cidades VALUES (8520, 24, 'SC', 'Witmarsum');<text:line-break/>INSERT INTO tb_cidades VALUES (8521, 24, 'SC', 'Xanxere');<text:line-break/>INSERT INTO tb_cidades VALUES (8522, 24, 'SC', 'Xavantina');<text:line-break/>INSERT INTO tb_cidades VALUES (8523, 24, 'SC', 'Xaxim');<text:line-break/>INSERT INTO tb_cidades VALUES (8524, 24, 'SC', 'Zortea');<text:line-break/>INSERT INTO tb_cidades VALUES (8525, 25, 'SE', 'Altos Verdes');<text:line-break/>INSERT INTO tb_cidades VALUES (8526, 25, 'SE', 'Amparo de Sao Francisco');<text:line-break/>INSERT INTO tb_cidades VALUES (8527, 25, 'SE', 'Aquidaba');<text:line-break/>INSERT INTO tb_cidades VALUES (8528, 25, 'SE', 'Aracaju');<text:line-break/>INSERT INTO tb_cidades VALUES (8529, 25, 'SE', 'Araua');<text:line-break/>INSERT INTO tb_cidades VALUES (8530, 25, 'SE', 'Areia Branca');<text:line-break/>INSERT INTO tb_cidades VALUES (8531, 25, 'SE', 'Barra dos Coqueiros');<text:line-break/>INSERT INTO tb_cidades VALUES (8532, 25, 'SE', 'Barracas');<text:line-break/>INSERT INTO tb_cidades VALUES (8533, 25, 'SE', 'Boquim');<text:line-break/>INSERT INTO tb_cidades VALUES (8534, 25, 'SE', 'Brejo Grande');<text:line-break/>INSERT INTO tb_cidades VALUES (8535, 25, 'SE', 'Campo do Brito');<text:line-break/>INSERT INTO tb_cidades VALUES (8536, 25, 'SE', 'Canhoba');<text:line-break/><text:soft-page-break/>INSERT INTO tb_cidades VALUES (8537, 25, 'SE', 'Caninde de Sao Francisco');<text:line-break/>INSERT INTO tb_cidades VALUES (8538, 25, 'SE', 'Capela');<text:line-break/>INSERT INTO tb_cidades VALUES (8539, 25, 'SE', 'Carira');<text:line-break/>INSERT INTO tb_cidades VALUES (8540, 25, 'SE', 'Carmopolis');<text:line-break/>INSERT INTO tb_cidades VALUES (8541, 25, 'SE', 'Cedro de Sao Joao');<text:line-break/>INSERT INTO tb_cidades VALUES (8542, 25, 'SE', 'Cristinapolis');<text:line-break/>INSERT INTO tb_cidades VALUES (8543, 25, 'SE', 'Cumbe');<text:line-break/>INSERT INTO tb_cidades VALUES (8544, 25, 'SE', 'Divina Pastora');<text:line-break/>INSERT INTO tb_cidades VALUES (8545, 25, 'SE', 'Estancia');<text:line-break/>INSERT INTO tb_cidades VALUES (8546, 25, 'SE', 'Feira Nova');<text:line-break/>INSERT INTO tb_cidades VALUES (8547, 25, 'SE', 'Frei Paulo');<text:line-break/>INSERT INTO tb_cidades VALUES (8548, 25, 'SE', 'Gararu');<text:line-break/>INSERT INTO tb_cidades VALUES (8549, 25, 'SE', 'General Maynard');<text:line-break/>INSERT INTO tb_cidades VALUES (8550, 25, 'SE', 'Graccho Cardoso');<text:line-break/>INSERT INTO tb_cidades VALUES (8551, 25, 'SE', 'Ilha das Flores');<text:line-break/>INSERT INTO tb_cidades VALUES (8552, 25, 'SE', 'Indiaroba');<text:line-break/>INSERT INTO tb_cidades VALUES (8553, 25, 'SE', 'Itabaiana');<text:line-break/>INSERT INTO tb_cidades VALUES (8554, 25, 'SE', 'Itabaianinha');<text:line-break/>INSERT INTO tb_cidades VALUES (8555, 25, 'SE', 'Itabi');<text:line-break/>INSERT INTO tb_cidades VALUES (8556, 25, 'SE', 'Itaporanga D''ajuda');<text:line-break/>INSERT INTO tb_cidades VALUES (8557, 25, 'SE', 'Japaratuba');<text:line-break/>INSERT INTO tb_cidades VALUES (8558, 25, 'SE', 'Japoata');<text:line-break/>INSERT INTO tb_cidades VALUES (8559, 25, 'SE', 'Lagarto');<text:line-break/>INSERT INTO tb_cidades VALUES (8560, 25, 'SE', 'Lagoa Funda');<text:line-break/>INSERT INTO tb_cidades VALUES (8561, 25, 'SE', 'Laranjeiras');<text:line-break/>INSERT INTO tb_cidades VALUES (8562, 25, 'SE', 'Macambira');<text:line-break/>INSERT INTO tb_cidades VALUES (8563, 25, 'SE', 'Malhada dos Bois');<text:line-break/>INSERT INTO tb_cidades VALUES (8564, 25, 'SE', 'Malhador');<text:line-break/>INSERT INTO tb_cidades VALUES (8565, 25, 'SE', 'Maruim');<text:line-break/>INSERT INTO tb_cidades VALUES (8566, 25, 'SE', 'Miranda');<text:line-break/>INSERT INTO tb_cidades VALUES (8567, 25, 'SE', 'Moita Bonita');<text:line-break/>INSERT INTO tb_cidades VALUES (8568, 25, 'SE', 'Monte Alegre de Sergipe');<text:line-break/>INSERT INTO tb_cidades VALUES (8569, 25, 'SE', 'Mosqueiro');<text:line-break/>INSERT INTO tb_cidades VALUES (8570, 25, 'SE', 'Muribeca');<text:line-break/>INSERT INTO tb_cidades VALUES (8571, 25, 'SE', 'Neopolis');<text:line-break/>INSERT INTO tb_cidades VALUES (8572, 25, 'SE', 'Nossa Senhora Aparecida');<text:line-break/>INSERT INTO tb_cidades VALUES (8573, 25, 'SE', 'Nossa Senhora da Gloria');<text:line-break/>INSERT INTO tb_cidades VALUES (8574, 25, 'SE', 'Nossa Senhora das Dores');<text:line-break/>INSERT INTO tb_cidades VALUES (8575, 25, 'SE', 'Nossa Senhora de Lourdes');<text:line-break/>INSERT INTO tb_cidades VALUES (8576, 25, 'SE', 'Nossa Senhora do Socorro');<text:line-break/>INSERT INTO tb_cidades VALUES (8577, 25, 'SE', 'Pacatuba');<text:line-break/>INSERT INTO tb_cidades VALUES (8578, 25, 'SE', 'Palmares');<text:line-break/>INSERT INTO tb_cidades VALUES (8579, 25, 'SE', 'Pedra Mole');<text:line-break/>INSERT INTO tb_cidades VALUES (8580, 25, 'SE', 'Pedras');<text:line-break/>INSERT INTO tb_cidades VALUES (8581, 25, 'SE', 'Pedrinhas');<text:line-break/>INSERT INTO tb_cidades VALUES (8582, 25, 'SE', 'Pinhao');<text:line-break/>INSERT INTO tb_cidades</text:p>
      <text:p text:style-name="Standard"><text:s/>VALUES (8583, 25, 'SE', 'Pirambu');<text:line-break/>INSERT INTO tb_cidades VALUES (8584, 25, 'SE', 'Poco Redondo');<text:line-break/>INSERT INTO tb_cidades VALUES (8585, 25, 'SE', 'Poco Verde');<text:line-break/>INSERT INTO tb_cidades VALUES (8586, 25, 'SE', 'Porto da Folha');<text:line-break/>INSERT INTO tb_cidades VALUES (8587, 25, 'SE', 'Propria');<text:line-break/><text:soft-page-break/>INSERT INTO tb_cidades VALUES (8588, 25, 'SE', 'Riachao do Dantas');<text:line-break/>INSERT INTO tb_cidades VALUES (8589, 25, 'SE', 'Riachuelo');<text:line-break/>INSERT INTO tb_cidades VALUES (8590, 25, 'SE', 'Ribeiropolis');<text:line-break/>INSERT INTO tb_cidades VALUES (8591, 25, 'SE', 'Rosario do Catete');<text:line-break/>INSERT INTO tb_cidades VALUES (8592, 25, 'SE', 'Salgado');<text:line-break/>INSERT INTO tb_cidades VALUES (8593, 25, 'SE', 'Samambaia');<text:line-break/>INSERT INTO tb_cidades VALUES (8594, 25, 'SE', 'Santa Luzia do Itanhy');<text:line-break/>INSERT INTO tb_cidades VALUES (8595, 25, 'SE', 'Santa Rosa de Lima');<text:line-break/>INSERT INTO tb_cidades VALUES (8596, 25, 'SE', 'Santana do Sao Francisco');<text:line-break/>INSERT INTO tb_cidades VALUES (8597, 25, 'SE', 'Santo Amaro das Brotas');<text:line-break/>INSERT INTO tb_cidades VALUES (8598, 25, 'SE', 'Sao Cristovao');<text:line-break/>INSERT INTO tb_cidades VALUES (8599, 25, 'SE', 'Sao Domingos');<text:line-break/>INSERT INTO tb_cidades VALUES (8600, 25, 'SE', 'Sao Francisco');<text:line-break/>INSERT INTO tb_cidades VALUES (8601, 25, 'SE', 'Sao Jose');<text:line-break/>INSERT INTO tb_cidades VALUES (8602, 25, 'SE', 'Sao Mateus da Palestina');<text:line-break/>INSERT INTO tb_cidades VALUES (8603, 25, 'SE', 'Sao Miguel do Aleixo');<text:line-break/>INSERT INTO tb_cidades VALUES (8604, 25, 'SE', 'Simao Dias');<text:line-break/>INSERT INTO tb_cidades VALUES (8605, 25, 'SE', 'Siriri');<text:line-break/>INSERT INTO tb_cidades VALUES (8606, 25, 'SE', 'Telha');<text:line-break/>INSERT INTO tb_cidades VALUES (8607, 25, 'SE', 'Tobias Barreto');<text:line-break/>INSERT INTO tb_cidades VALUES (8608, 25, 'SE', 'Tomar do Geru');<text:line-break/>INSERT INTO tb_cidades VALUES (8609, 25, 'SE', 'Umbauba');<text:line-break/>INSERT INTO tb_cidades VALUES (8610, 26, 'SP', 'Adamantina');<text:line-break/>INSERT INTO tb_cidades VALUES (8611, 26, 'SP', 'Adolfo');<text:line-break/>INSERT INTO tb_cidades VALUES (8612, 26, 'SP', 'Agisse');<text:line-break/>INSERT INTO tb_cidades VALUES (8613, 26, 'SP', 'Agua Vermelha');<text:line-break/>INSERT INTO tb_cidades VALUES (8614, 26, 'SP', 'Aguai');<text:line-break/>INSERT INTO tb_cidades VALUES (8615, 26, 'SP', 'Aguas da Prata');<text:line-break/>INSERT INTO tb_cidades VALUES (8616, 26, 'SP', 'Aguas de Lindoia');<text:line-break/>INSERT INTO tb_cidades VALUES (8617, 26, 'SP', 'Aguas de Santa Barbara');<text:line-break/>INSERT INTO tb_cidades VALUES (8618, 26, 'SP', 'Aguas de Sao Pedro');<text:line-break/>INSERT INTO tb_cidades VALUES (8619, 26, 'SP', 'Agudos');<text:line-break/>INSERT INTO tb_cidades VALUES (8620, 26, 'SP', 'Agulha');<text:line-break/>INSERT INTO tb_cidades VALUES (8621, 26, 'SP', 'Ajapi');<text:line-break/>INSERT INTO tb_cidades VALUES (8622, 26, 'SP', 'Alambari');<text:line-break/>INSERT INTO tb_cidades VALUES (8623, 26, 'SP', 'Alberto Moreira');<text:line-break/>INSERT INTO tb_cidades VALUES (8624, 26, 'SP', 'Aldeia');<text:line-break/>INSERT INTO tb_cidades VALUES (8625, 26, 'SP', 'Aldeia de Carapicuiba');<text:line-break/>INSERT INTO tb_cidades VALUES (8626, 26, 'SP', 'Alfredo Guedes');<text:line-break/>INSERT INTO tb_cidades VALUES (8627, 26, 'SP', 'Alfredo Marcondes');<text:line-break/>INSERT INTO tb_cidades VALUES (8628, 26, 'SP', 'Altair');<text:line-break/>INSERT INTO tb_cidades VALUES (8629, 26, 'SP', 'Altinopolis');<text:line-break/>INSERT INTO tb_cidades VALUES (8630, 26, 'SP', 'Alto Alegre');<text:line-break/>INSERT INTO tb_cidades VALUES (8631, 26, 'SP', 'Alto Pora');<text:line-break/>INSERT INTO tb_cidades VALUES (8632, 26, 'SP', 'Aluminio');<text:line-break/>INSERT INTO tb_cidades VALUES (8633, 26, 'SP', 'Alvares Florence');<text:line-break/>INSERT INTO tb_cidades VALUES (8634, 26, 'SP', 'Alvares Machado');<text:line-break/>INSERT INTO tb_cidades VALUES (8635, 26, 'SP', 'Alvaro de Carvalho');<text:line-break/>INSERT INTO tb_cidades VALUES (8636, 26, 'SP', 'Alvinlandia');<text:line-break/>INSERT INTO tb_cidades VALUES (8637, 26, 'SP', 'Amadeu Amaral');<text:line-break/>INSERT INTO tb_cidades VALUES (8638, 26, 'SP', 'Amandaba');<text:line-break/>INSERT INTO tb_cidades VALUES (8639, 26, 'SP', 'Ameliopolis');<text:line-break/><text:soft-page-break/>INSERT INTO tb_cidades VALUES (8640, 26, 'SP', 'Americana');<text:line-break/>INSERT INTO tb_cidades VALUES (8641, 26, 'SP', 'Americo Brasiliense');<text:line-break/>INSERT INTO tb_cidades VALUES (8642, 26, 'SP', 'Americo de Campos');<text:line-break/>INSERT INTO tb_cidades VALUES (8643, 26, 'SP', 'Amparo');<text:line-break/>INSERT INTO tb_cidades VALUES (8644, 26, 'SP', 'Ana Dias');<text:line-break/>INSERT INTO tb_cidades VALUES (8645, 26, 'SP', 'Analandia');<text:line-break/>INSERT INTO tb_cidades VALUES (8646, 26, 'SP', 'Anapolis');<text:line-break/>INSERT INTO tb_cidades VALUES (8647, 26, 'SP', 'Andes');<text:line-break/>INSERT INTO tb_cidades VALUES (8648, 26, 'SP', 'Andradina');<text:line-break/>INSERT INTO tb_cidades VALUES (8649, 26, 'SP', 'Angatuba');<text:line-break/>INSERT INTO tb_cidades VALUES (8650, 26, 'SP', 'Anhembi');<text:line-break/>INSERT INTO tb_cidades VALUES (8651, 26, 'SP', 'Anhumas');<text:line-break/>INSERT INTO tb_cidades VALUES (8652, 26, 'SP', 'Aparecida');<text:line-break/>INSERT INTO tb_cidades VALUES (8653, 26, 'SP', 'Aparecida D''oeste');<text:line-break/>INSERT INTO tb_cidades VALUES (8654, 26, 'SP', 'Aparecida de Monte Alto');<text:line-break/>INSERT INTO tb_cidades VALUES (8655, 26, 'SP', 'Aparecida de Sao Manuel');<text:line-break/>INSERT INTO tb_cidades VALUES (8656, 26, 'SP', 'Aparecida do Bonito');<text:line-break/>INSERT INTO tb_cidades VALUES (8657, 26, 'SP', 'Apiai');<text:line-break/>INSERT INTO tb_cidades VALUES (8658, 26, 'SP', 'Apiai-mirim');<text:line-break/>INSERT INTO tb_cidades VALUES (8659, 26, 'SP', 'Arabela');<text:line-break/>INSERT INTO tb_cidades VALUES (8660, 26, 'SP', 'Aracacu');<text:line-break/>INSERT INTO tb_cidades VALUES (8661, 26, 'SP', 'Aracaiba');<text:line-break/>INSERT INTO tb_cidades VALUES (8662, 26, 'SP', 'Aracariguama');<text:line-break/>INSERT INTO tb_cidades VALUES (8663, 26, 'SP', 'Aracatuba');<text:line-break/>INSERT INTO tb_cidades VALUES (8664, 26, 'SP', 'Aracoiaba da Serra');<text:line-break/>INSERT INTO tb_cidades VALUES (8665, 26, 'SP', 'Aramina');<text:line-break/>INSERT INTO tb_cidades VALUES (8666, 26, 'SP', 'Arandu');<text:line-break/>INSERT INTO tb_cidades VALUES (8667, 26, 'SP', 'Arapei');<text:line-break/>INSERT INTO tb_cidades VALUES (8668, 26, 'SP', 'Araraquara');<text:line-break/>INSERT INTO tb_cidades VALUES (8669, 26, 'SP', 'Araras');<text:line-break/>INSERT INTO tb_cidades VALUES (8670, 26, 'SP', 'Araxas');<text:line-break/>INSERT INTO tb_cidades VALUES (8671, 26, 'SP', 'Arcadas');<text:line-break/>INSERT INTO tb_cidades VALUES (8672, 26, 'SP', 'Arco-iris');<text:line-break/>INSERT INTO tb_cidades VALUES (8673, 26, 'SP', 'Arealva');<text:line-break/>INSERT INTO tb_cidades VALUES (8674, 26, 'SP', 'Areias');<text:line-break/>INSERT INTO tb_cidades VALUES (8675, 26, 'SP', 'Areiopolis');<text:line-break/>INSERT INTO tb_cidades VALUES (8676, 26, 'SP', 'Ariranha');<text:line-break/>INSERT INTO tb_cidades VALUES (8677, 26, 'SP', 'Ariri');<text:line-break/>INSERT INTO tb_cidades VALUES (8678, 26, 'SP', 'Artemis');<text:line-break/>INSERT INTO tb_cidades VALUES (8679, 26, 'SP', 'Artur Nogueira');<text:line-break/>INSERT INTO tb_cidades VALUES (8680, 26, 'SP', 'Aruja');<text:line-break/>INSERT INTO tb_cidades VALUES (8681, 26, 'SP', 'Aspasia');<text:line-break/>INSERT INTO tb_cidades VALUES (8682, 26, 'SP', 'Assis');<text:line-break/>INSERT INTO tb_cidades VALUES (8683, 26, 'SP', 'Assistencia');<text:line-break/>INSERT INTO tb_cidades VALUES (8684, 26, 'SP', 'Atibaia');<text:line-break/>INSERT INTO tb_cidades VALUES (8685, 26, 'SP', 'Atlantida');<text:line-break/>INSERT INTO tb_cidades VALUES (8686, 26, 'SP', 'Auriflama');<text:line-break/>INSERT INTO tb_cidades VALUES (8687, 26, 'SP', 'Avai');<text:line-break/>INSERT INTO tb_cidades VALUES (8688, 26, 'SP', 'Avanhandava');<text:line-break/>INSERT INTO tb_cidades VALUES (8689, 26, 'SP', 'Avare');<text:line-break/>INSERT INTO tb_cidades VALUES (8690, 26, 'SP', 'Avencas');<text:line-break/>INSERT INTO tb_cidades VALUES (8691, 26, 'SP', 'Bacaetava');<text:line-break/><text:soft-page-break/>INSERT INTO tb_cidades VALUES (8692, 26, 'SP', 'Bacuriti');<text:line-break/>INSERT INTO tb_cidades VALUES (8693, 26, 'SP', 'Bady Bassitt');<text:line-break/>INSERT INTO tb_cidades VALUES (8694, 26, 'SP', 'Baguacu');<text:line-break/>INSERT INTO tb_cidades VALUES (8695, 26, 'SP', 'Bairro Alto');<text:line-break/>INSERT INTO tb_cidades VALUES (8696, 26, 'SP', 'Balbinos');<text:line-break/>INSERT INTO tb_cidades VALUES (8697, 26, 'SP', 'Balsamo');<text:line-break/>INSERT INTO tb_cidades VALUES (8698, 26, 'SP', 'Bananal');<text:line-break/>INSERT INTO tb_cidades VALUES (8699, 26, 'SP', 'Bandeirantes D''oeste');<text:line-break/>INSERT INTO tb_cidades VALUES (8700, 26, 'SP', 'Barao Ataliba Nogueira');<text:line-break/>INSERT INTO tb_cidades VALUES (8701, 26, 'SP', 'Barao de Antonina');<text:line-break/>INSERT INTO tb_cidades VALUES (8702, 26, 'SP', 'Barao de Geraldo');<text:line-break/>INSERT INTO tb_cidades VALUES (8703, 26, 'SP', 'Barbosa');<text:line-break/>INSERT INTO tb_cidades VALUES (8704, 26, 'SP', 'Bariri');<text:line-break/>INSERT INTO tb_cidades VALUES (8705, 26, 'SP', 'Barra Bonita');<text:line-break/>INSERT INTO tb_cidades VALUES (8706, 26, 'SP', 'Barra do Chapeu');<text:line-break/>INSERT INTO tb_cidades VALUES (8707, 26, 'SP', 'Barra do Turvo');<text:line-break/>INSERT INTO tb_cidades VALUES (8708, 26, 'SP', 'Barra Dourada');<text:line-break/>INSERT INTO tb_cidades VALUES (8709, 26, 'SP', 'Barrania');<text:line-break/>INSERT INTO tb_cidades VALUES (8710, 26, 'SP', 'Barretos');<text:line-break/>INSERT INTO tb_cidades VALUES (8711, 26, 'SP', 'Barrinha');<text:line-break/>INSERT INTO tb_cidades VALUES (8712, 26, 'SP', 'Barueri');<text:line-break/>INSERT INTO tb_cidades VALUES (8713, 26, 'SP', 'Bastos');<text:line-break/>INSERT INTO tb_cidades VALUES (8714, 26, 'SP', 'Batatais');<text:line-break/>INSERT INTO tb_cidades VALUES (8715, 26, 'SP', 'Batatuba');<text:line-break/>INSERT INTO tb_cidades VALUES (8716, 26, 'SP', 'Batista Botelho');<text:line-break/>INSERT INTO tb_cidades VALUES (8717, 26, 'SP', 'Bauru');<text:line-break/>INSERT INTO tb_cidades VALUES (8718, 26, 'SP', 'Bebedouro');<text:line-break/>INSERT INTO tb_cidades VALUES (8719, 26, 'SP', 'Bela Floresta');<text:line-break/>INSERT INTO tb_cidades VALUES (8720, 26, 'SP', 'Bela Vista Sao-carlense');<text:line-break/>INSERT INTO tb_cidades VALUES (8721, 26, 'SP', 'Bento de Abreu');<text:line-break/>INSERT INTO tb_cidades VALUES (8722, 26, 'SP', 'Bernardino de Campos');<text:line-break/>INSERT INTO tb_cidades VALUES (8723, 26, 'SP', 'Bertioga');<text:line-break/>INSERT INTO tb_cidades VALUES (8724, 26, 'SP', 'Bilac');<text:line-break/>INSERT INTO tb_cidades VALUES (8725, 26, 'SP', 'Birigui');<text:line-break/>INSERT INTO tb_cidades VALUES (8726, 26, 'SP', 'Biritiba-mirim');<text:line-break/>INSERT INTO tb_cidades VALUES (8727, 26, 'SP', 'Biritiba-ussu');<text:line-break/>INSERT INTO tb_cidades VALUES (8728, 26, 'SP', 'Boa Esperanca do Sul');<text:line-break/>INSERT INTO tb_cidades VALUES (8729, 26, 'SP', 'Boa Vista dos Andradas');<text:line-break/>INSERT INTO tb_cidades VALUES (8730, 26, 'SP', 'Boa Vista Paulista');<text:line-break/>INSERT INTO tb_cidades VALUES (8731, 26, 'SP', 'Bocaina');<text:line-break/>INSERT INTO tb_cidades VALUES (8732, 26, 'SP', 'Bofete');<text:line-break/>INSERT INTO tb_cidades VALUES (8733, 26, 'SP', 'Boituva');<text:line-break/>INSERT INTO tb_cidades VALUES (8734, 26, 'SP', 'Bom Fim do Bom Jesus');<text:line-break/>INSERT INTO tb_cidades VALUES (8735, 26, 'SP', 'Bom Jesus dos Perdoes');<text:line-break/>INSERT INTO tb_cidades VALUES (8736, 26, 'SP', 'Bom Retiro da Esperanca');<text:line-break/>INSERT INTO tb_cidades VALUES (8737, 26, 'SP', 'Bom Sucesso de Itarare');<text:line-break/>INSERT INTO tb_cidades VALUES (8738, 26, 'SP', 'Bonfim Paulista');<text:line-break/>INSERT INTO tb_cidades VALUES (8739, 26, 'SP', 'Bora');<text:line-break/>INSERT</text:p>
      <text:p text:style-name="Standard"><text:s/>INTO tb_cidades VALUES (8740, 26, 'SP', 'Boraceia');<text:line-break/>INSERT INTO tb_cidades VALUES (8741, 26, 'SP', 'Borborema');<text:line-break/>INSERT INTO tb_cidades VALUES (8742, 26, 'SP', 'Borebi');<text:line-break/><text:soft-page-break/>INSERT INTO tb_cidades VALUES (8743, 26, 'SP', 'Botafogo');<text:line-break/>INSERT INTO tb_cidades VALUES (8744, 26, 'SP', 'Botelho');<text:line-break/>INSERT INTO tb_cidades VALUES (8745, 26, 'SP', 'Botucatu');<text:line-break/>INSERT INTO tb_cidades VALUES (8746, 26, 'SP', 'Botujuru');<text:line-break/>INSERT INTO tb_cidades VALUES (8747, 26, 'SP', 'Braco');<text:line-break/>INSERT INTO tb_cidades VALUES (8748, 26, 'SP', 'Braganca Paulista');<text:line-break/>INSERT INTO tb_cidades VALUES (8749, 26, 'SP', 'Bras Cubas');<text:line-break/>INSERT INTO tb_cidades VALUES (8750, 26, 'SP', 'Brasitania');<text:line-break/>INSERT INTO tb_cidades VALUES (8751, 26, 'SP', 'Brauna');<text:line-break/>INSERT INTO tb_cidades VALUES (8752, 26, 'SP', 'Brejo Alegre');<text:line-break/>INSERT INTO tb_cidades VALUES (8753, 26, 'SP', 'Brodowski');<text:line-break/>INSERT INTO tb_cidades VALUES (8754, 26, 'SP', 'Brotas');<text:line-break/>INSERT INTO tb_cidades VALUES (8755, 26, 'SP', 'Bueno de Andrada');<text:line-break/>INSERT INTO tb_cidades VALUES (8756, 26, 'SP', 'Buri');<text:line-break/>INSERT INTO tb_cidades VALUES (8757, 26, 'SP', 'Buritama');<text:line-break/>INSERT INTO tb_cidades VALUES (8758, 26, 'SP', 'Buritizal');<text:line-break/>INSERT INTO tb_cidades VALUES (8759, 26, 'SP', 'Cabralia Paulista');<text:line-break/>INSERT INTO tb_cidades VALUES (8760, 26, 'SP', 'Cabreuva');<text:line-break/>INSERT INTO tb_cidades VALUES (8761, 26, 'SP', 'Cacapava');<text:line-break/>INSERT INTO tb_cidades VALUES (8762, 26, 'SP', 'Cachoeira de Emas');<text:line-break/>INSERT INTO tb_cidades VALUES (8763, 26, 'SP', 'Cachoeira Paulista');<text:line-break/>INSERT INTO tb_cidades VALUES (8764, 26, 'SP', 'Caconde');<text:line-break/>INSERT INTO tb_cidades VALUES (8765, 26, 'SP', 'Cafelandia');<text:line-break/>INSERT INTO tb_cidades VALUES (8766, 26, 'SP', 'Cafesopolis');<text:line-break/>INSERT INTO tb_cidades VALUES (8767, 26, 'SP', 'Caiabu');<text:line-break/>INSERT INTO tb_cidades VALUES (8768, 26, 'SP', 'Caibura');<text:line-break/>INSERT INTO tb_cidades VALUES (8769, 26, 'SP', 'Caieiras');<text:line-break/>INSERT INTO tb_cidades VALUES (8770, 26, 'SP', 'Caiua');<text:line-break/>INSERT INTO tb_cidades VALUES (8771, 26, 'SP', 'Cajamar');<text:line-break/>INSERT INTO tb_cidades VALUES (8772, 26, 'SP', 'Cajati');<text:line-break/>INSERT INTO tb_cidades VALUES (8773, 26, 'SP', 'Cajobi');<text:line-break/>INSERT INTO tb_cidades VALUES (8774, 26, 'SP', 'Cajuru');<text:line-break/>INSERT INTO tb_cidades VALUES (8775, 26, 'SP', 'Cambaquara');<text:line-break/>INSERT INTO tb_cidades VALUES (8776, 26, 'SP', 'Cambaratiba');<text:line-break/>INSERT INTO tb_cidades VALUES (8777, 26, 'SP', 'Campestrinho');<text:line-break/>INSERT INTO tb_cidades VALUES (8778, 26, 'SP', 'Campina de Fora');<text:line-break/>INSERT INTO tb_cidades VALUES (8779, 26, 'SP', 'Campina do Monte Alegre');<text:line-break/>INSERT INTO tb_cidades VALUES (8780, 26, 'SP', 'Campinal');<text:line-break/>INSERT INTO tb_cidades VALUES (8781, 26, 'SP', 'Campinas');<text:line-break/>INSERT INTO tb_cidades VALUES (8782, 26, 'SP', 'Campo Limpo Paulista');<text:line-break/>INSERT INTO tb_cidades VALUES (8783, 26, 'SP', 'Campos de Cunha');<text:line-break/>INSERT INTO tb_cidades VALUES (8784, 26, 'SP', 'Campos do Jordao');<text:line-break/>INSERT INTO tb_cidades VALUES (8785, 26, 'SP', 'Campos Novos Paulista');<text:line-break/>INSERT INTO tb_cidades VALUES (8786, 26, 'SP', 'Cananeia');<text:line-break/>INSERT INTO tb_cidades VALUES (8787, 26, 'SP', 'Canas');<text:line-break/>INSERT INTO tb_cidades VALUES (8788, 26, 'SP', 'Candia');<text:line-break/>INSERT INTO tb_cidades VALUES (8789, 26, 'SP', 'Candido Mota');<text:line-break/>INSERT INTO tb_cidades VALUES (8790, 26, 'SP', 'Candido Rodrigues');<text:line-break/>INSERT INTO tb_cidades VALUES (8791, 26, 'SP', 'Canguera');<text:line-break/>INSERT INTO tb_cidades VALUES (8792, 26, 'SP', 'Canitar');<text:line-break/>INSERT INTO tb_cidades VALUES (8793, 26, 'SP', 'Capao Bonito');<text:line-break/>INSERT INTO tb_cidades VALUES (8794, 26, 'SP', 'Capela do Alto');<text:line-break/><text:soft-page-break/>INSERT INTO tb_cidades VALUES (8795, 26, 'SP', 'Capivari');<text:line-break/>INSERT INTO tb_cidades VALUES (8796, 26, 'SP', 'Capivari da Mata');<text:line-break/>INSERT INTO tb_cidades VALUES (8797, 26, 'SP', 'Caporanga');<text:line-break/>INSERT INTO tb_cidades VALUES (8798, 26, 'SP', 'Capuava');<text:line-break/>INSERT INTO tb_cidades VALUES (8799, 26, 'SP', 'Caraguatatuba');<text:line-break/>INSERT INTO tb_cidades VALUES (8800, 26, 'SP', 'Carapicuiba');<text:line-break/>INSERT INTO tb_cidades VALUES (8801, 26, 'SP', 'Cardeal');<text:line-break/>INSERT INTO tb_cidades VALUES (8802, 26, 'SP', 'Cardoso');<text:line-break/>INSERT INTO tb_cidades VALUES (8803, 26, 'SP', 'Caruara');<text:line-break/>INSERT INTO tb_cidades VALUES (8804, 26, 'SP', 'Casa Branca');<text:line-break/>INSERT INTO tb_cidades VALUES (8805, 26, 'SP', 'Cassia dos Coqueiros');<text:line-break/>INSERT INTO tb_cidades VALUES (8806, 26, 'SP', 'Castilho');<text:line-break/>INSERT INTO tb_cidades VALUES (8807, 26, 'SP', 'Catanduva');<text:line-break/>INSERT INTO tb_cidades VALUES (8808, 26, 'SP', 'Catigua');<text:line-break/>INSERT INTO tb_cidades VALUES (8809, 26, 'SP', 'Catucaba');<text:line-break/>INSERT INTO tb_cidades VALUES (8810, 26, 'SP', 'Caucaia do Alto');<text:line-break/>INSERT INTO tb_cidades VALUES (8811, 26, 'SP', 'Cedral');<text:line-break/>INSERT INTO tb_cidades VALUES (8812, 26, 'SP', 'Cerqueira Cesar');<text:line-break/>INSERT INTO tb_cidades VALUES (8813, 26, 'SP', 'Cerquilho');<text:line-break/>INSERT INTO tb_cidades VALUES (8814, 26, 'SP', 'Cesario Lange');<text:line-break/>INSERT INTO tb_cidades VALUES (8815, 26, 'SP', 'Cezar de Souza');<text:line-break/>INSERT INTO tb_cidades VALUES (8816, 26, 'SP', 'Charqueada');<text:line-break/>INSERT INTO tb_cidades VALUES (8817, 26, 'SP', 'Chavantes');<text:line-break/>INSERT INTO tb_cidades VALUES (8818, 26, 'SP', 'Cipo-guacu');<text:line-break/>INSERT INTO tb_cidades VALUES (8819, 26, 'SP', 'Clarinia');<text:line-break/>INSERT INTO tb_cidades VALUES (8820, 26, 'SP', 'Clementina');<text:line-break/>INSERT INTO tb_cidades VALUES (8821, 26, 'SP', 'Cocaes');<text:line-break/>INSERT INTO tb_cidades VALUES (8822, 26, 'SP', 'Colina');<text:line-break/>INSERT INTO tb_cidades VALUES (8823, 26, 'SP', 'Colombia');<text:line-break/>INSERT INTO tb_cidades VALUES (8824, 26, 'SP', 'Conceicao de Monte Alegre');<text:line-break/>INSERT INTO tb_cidades VALUES (8825, 26, 'SP', 'Conchal');<text:line-break/>INSERT INTO tb_cidades VALUES (8826, 26, 'SP', 'Conchas');<text:line-break/>INSERT INTO tb_cidades VALUES (8827, 26, 'SP', 'Cordeiropolis');<text:line-break/>INSERT INTO tb_cidades VALUES (8828, 26, 'SP', 'Coroados');<text:line-break/>INSERT INTO tb_cidades VALUES (8829, 26, 'SP', 'Coronel Goulart');<text:line-break/>INSERT INTO tb_cidades VALUES (8830, 26, 'SP', 'Coronel Macedo');<text:line-break/>INSERT INTO tb_cidades VALUES (8831, 26, 'SP', 'Corredeira');<text:line-break/>INSERT INTO tb_cidades VALUES (8832, 26, 'SP', 'Corrego Rico');<text:line-break/>INSERT INTO tb_cidades VALUES (8833, 26, 'SP', 'Corumbatai');<text:line-break/>INSERT INTO tb_cidades VALUES (8834, 26, 'SP', 'Cosmopolis');<text:line-break/>INSERT INTO tb_cidades VALUES (8835, 26, 'SP', 'Cosmorama');<text:line-break/>INSERT INTO tb_cidades VALUES (8836, 26, 'SP', 'Costa Machado');<text:line-break/>INSERT INTO tb_cidades VALUES (8837, 26, 'SP', 'Cotia');<text:line-break/>INSERT INTO tb_cidades VALUES (8838, 26, 'SP', 'Cravinhos');<text:line-break/>INSERT INTO tb_cidades VALUES (8839, 26, 'SP', 'Cristais Paulista');<text:line-break/>INSERT INTO tb_cidades VALUES (8840, 26, 'SP', 'Cruz das Posses');<text:line-break/>INSERT INTO tb_cidades VALUES (8841, 26, 'SP', 'Cruzalia');<text:line-break/>INSERT INTO tb_cidades VALUES (8842, 26, 'SP', 'Cruzeiro');<text:line-break/>INSERT INTO tb_cidades VALUES (8843, 26, 'SP', 'Cubatao');<text:line-break/>INSERT INTO tb_cidades VALUES (8844, 26, 'SP', 'Cuiaba Paulista');<text:line-break/>INSERT INTO tb_cidades VALUES (8845, 26, 'SP', 'Cunha');<text:line-break/>INSERT INTO tb_cidades VALUES (8846, 26, 'SP', 'Curupa');<text:line-break/><text:soft-page-break/>INSERT INTO tb_cidades VALUES (8847, 26, 'SP', 'Dalas');<text:line-break/>INSERT INTO tb_cidades VALUES (8848, 26, 'SP', 'Descalvado');<text:line-break/>INSERT INTO tb_cidades VALUES (8849, 26, 'SP', 'Diadema');<text:line-break/>INSERT INTO tb_cidades VALUES (8850, 26, 'SP', 'Dirce Reis');<text:line-break/>INSERT INTO tb_cidades VALUES (8851, 26, 'SP', 'Dirceu');<text:line-break/>INSERT INTO tb_cidades VALUES (8852, 26, 'SP', 'Divinolandia');<text:line-break/>INSERT INTO tb_cidades VALUES (8853, 26, 'SP', 'Dobrada');<text:line-break/>INSERT INTO tb_cidades VALUES (8854, 26, 'SP', 'Dois Corregos');<text:line-break/>INSERT INTO tb_cidades VALUES (8855, 26, 'SP', 'Dolcinopolis');<text:line-break/>INSERT INTO tb_cidades VALUES (8856, 26, 'SP', 'Domelia');<text:line-break/>INSERT INTO tb_cidades VALUES (8857, 26, 'SP', 'Dourado');<text:line-break/>INSERT INTO tb_cidades VALUES (8858, 26, 'SP', 'Dracena');<text:line-break/>INSERT INTO tb_cidades VALUES (8859, 26, 'SP', 'Duartina');<text:line-break/>INSERT INTO tb_cidades VALUES (8860, 26, 'SP', 'Dumont');<text:line-break/>INSERT INTO tb_cidades VALUES (8861, 26, 'SP', 'Duplo Ceu');<text:line-break/>INSERT INTO tb_cidades VALUES (8862, 26, 'SP', 'Echapora');<text:line-break/>INSERT INTO tb_cidades VALUES (8863, 26, 'SP', 'Eldorado');<text:line-break/>INSERT INTO tb_cidades VALUES (8864, 26, 'SP', 'Eleuterio');<text:line-break/>INSERT INTO tb_cidades VALUES (8865, 26, 'SP', 'Elias Fausto');<text:line-break/>INSERT INTO tb_cidades VALUES (8866, 26, 'SP', 'Elisiario');<text:line-break/>INSERT INTO tb_cidades VALUES (8867, 26, 'SP', 'Embauba');<text:line-break/>INSERT INTO tb_cidades VALUES (8868, 26, 'SP', 'Embu');<text:line-break/>INSERT INTO tb_cidades VALUES (8869, 26, 'SP', 'Embu-guacu');<text:line-break/>INSERT INTO tb_cidades VALUES (8870, 26, 'SP', 'Emilianopolis');<text:line-break/>INSERT INTO tb_cidades VALUES (8871, 26, 'SP', 'Eneida');<text:line-break/>INSERT INTO tb_cidades VALUES (8872, 26, 'SP', 'Engenheiro Balduino');<text:line-break/>INSERT INTO tb_cidades VALUES (8873, 26, 'SP', 'Engenheiro Coelho');<text:line-break/>INSERT INTO tb_cidades VALUES (8874, 26, 'SP', 'Engenheiro Maia');<text:line-break/>INSERT INTO tb_cidades VALUES (8875, 26, 'SP', 'Engenheiro Schmidt');<text:line-break/>INSERT INTO tb_cidades VALUES (8876, 26, 'SP', 'Esmeralda');<text:line-break/>INSERT INTO tb_cidades VALUES (8877, 26, 'SP', 'Esperanca D''oeste');<text:line-break/>INSERT INTO tb_cidades VALUES (8878, 26, 'SP', 'Espigao');<text:line-break/>INSERT INTO tb_cidades VALUES (8879, 26, 'SP', 'Espirito Santo do Pinhal');<text:line-break/>INSERT INTO tb_cidades VALUES (8880, 26, 'SP', 'Espirito Santo do Turvo');<text:line-break/>INSERT INTO tb_cidades VALUES (8881, 26, 'SP', 'Estiva Gerbi');<text:line-break/>INSERT INTO tb_cidades VALUES (8882, 26, 'SP', 'Estrela D''oeste');<text:line-break/>INSERT INTO tb_cidades VALUES (8883, 26, 'SP', 'Estrela do Norte');<text:line-break/>INSERT INTO tb_cidades VALUES (8884, 26, 'SP', 'Euclides da Cunha Paulista');<text:line-break/>INSERT INTO tb_cidades VALUES (8885, 26, 'SP', 'Eugenio de Melo');<text:line-break/>INSERT INTO tb_cidades VALUES (8886, 26, 'SP', 'Fartura');<text:line-break/>INSERT INTO tb_cidades VALUES (8887, 26, 'SP', 'Fatima');<text:line-break/>INSERT INTO tb_cidades VALUES (8888, 26, 'SP', 'Fatima Paulista');<text:line-break/>INSERT INTO tb_cidades VALUES (8889, 26, 'SP', 'Fazenda Velha');<text:line-break/>INSERT INTO tb_cidades VALUES (8890, 26, 'SP', 'Fernando Prestes');<text:line-break/>INSERT INTO tb_cidades VALUES (8891, 26, 'SP', 'Fernandopolis');<text:line-break/>INSERT INTO tb_cidades VALUES (8892, 26, 'SP', 'Fernao');<text:line-break/>INSERT INTO tb_cidades VALUES (8893, 26, 'SP', 'Ferraz de Vasconcelos');<text:line-break/>INSERT INTO tb_cidades VALUES (8894, 26, 'SP', 'Flora Rica');<text:line-break/>INSERT INTO tb_cidades VALUES (8895, 26, 'SP', 'Floreal');<text:line-break/>INSERT INTO tb_cidades VALUES (8896, 26, 'SP', 'Floresta do Sul');<text:line-break/>INSERT INTO tb_cidades VALUES (8897, 26, 'SP', 'Florida Paulista');<text:line-break/>INSERT</text:p>
      <text:p text:style-name="Standard"><text:soft-page-break/><text:s/>INTO tb_cidades VALUES (8898, 26, 'SP', 'Florinea');<text:line-break/>INSERT INTO tb_cidades VALUES (8899, 26, 'SP', 'Franca');<text:line-break/>INSERT INTO tb_cidades VALUES (8900, 26, 'SP', 'Francisco Morato');<text:line-break/>INSERT INTO tb_cidades VALUES (8901, 26, 'SP', 'Franco da Rocha');<text:line-break/>INSERT INTO tb_cidades VALUES (8902, 26, 'SP', 'Frutal do Campo');<text:line-break/>INSERT INTO tb_cidades VALUES (8903, 26, 'SP', 'Gabriel Monteiro');<text:line-break/>INSERT INTO tb_cidades VALUES (8904, 26, 'SP', 'Galia');<text:line-break/>INSERT INTO tb_cidades VALUES (8905, 26, 'SP', 'Garca');<text:line-break/>INSERT INTO tb_cidades VALUES (8906, 26, 'SP', 'Gardenia');<text:line-break/>INSERT INTO tb_cidades VALUES (8907, 26, 'SP', 'Gastao Vidigal');<text:line-break/>INSERT INTO tb_cidades VALUES (8908, 26, 'SP', 'Gaviao Peixoto');<text:line-break/>INSERT INTO tb_cidades VALUES (8909, 26, 'SP', 'General Salgado');<text:line-break/>INSERT INTO tb_cidades VALUES (8910, 26, 'SP', 'Getulina');<text:line-break/>INSERT INTO tb_cidades VALUES (8911, 26, 'SP', 'Glicerio');<text:line-break/>INSERT INTO tb_cidades VALUES (8912, 26, 'SP', 'Gramadinho');<text:line-break/>INSERT INTO tb_cidades VALUES (8913, 26, 'SP', 'Guachos');<text:line-break/>INSERT INTO tb_cidades VALUES (8914, 26, 'SP', 'Guaianas');<text:line-break/>INSERT INTO tb_cidades VALUES (8915, 26, 'SP', 'Guaicara');<text:line-break/>INSERT INTO tb_cidades VALUES (8916, 26, 'SP', 'Guaimbe');<text:line-break/>INSERT INTO tb_cidades VALUES (8917, 26, 'SP', 'Guaira');<text:line-break/>INSERT INTO tb_cidades VALUES (8918, 26, 'SP', 'Guamium');<text:line-break/>INSERT INTO tb_cidades VALUES (8919, 26, 'SP', 'Guapiacu');<text:line-break/>INSERT INTO tb_cidades VALUES (8920, 26, 'SP', 'Guapiara');<text:line-break/>INSERT INTO tb_cidades VALUES (8921, 26, 'SP', 'Guapiranga');<text:line-break/>INSERT INTO tb_cidades VALUES (8922, 26, 'SP', 'Guara');<text:line-break/>INSERT INTO tb_cidades VALUES (8923, 26, 'SP', 'Guaracai');<text:line-break/>INSERT INTO tb_cidades VALUES (8924, 26, 'SP', 'Guaraci');<text:line-break/>INSERT INTO tb_cidades VALUES (8925, 26, 'SP', 'Guaraciaba D''oeste');<text:line-break/>INSERT INTO tb_cidades VALUES (8926, 26, 'SP', 'Guarani D''oeste');<text:line-break/>INSERT INTO tb_cidades VALUES (8927, 26, 'SP', 'Guaranta');<text:line-break/>INSERT INTO tb_cidades VALUES (8928, 26, 'SP', 'Guarapiranga');<text:line-break/>INSERT INTO tb_cidades VALUES (8929, 26, 'SP', 'Guarapua');<text:line-break/>INSERT INTO tb_cidades VALUES (8930, 26, 'SP', 'Guararapes');<text:line-break/>INSERT INTO tb_cidades VALUES (8931, 26, 'SP', 'Guararema');<text:line-break/>INSERT INTO tb_cidades VALUES (8932, 26, 'SP', 'Guaratingueta');<text:line-break/>INSERT INTO tb_cidades VALUES (8933, 26, 'SP', 'Guarei');<text:line-break/>INSERT INTO tb_cidades VALUES (8934, 26, 'SP', 'Guariba');<text:line-break/>INSERT INTO tb_cidades VALUES (8935, 26, 'SP', 'Guariroba');<text:line-break/>INSERT INTO tb_cidades VALUES (8936, 26, 'SP', 'Guarizinho');<text:line-break/>INSERT INTO tb_cidades VALUES (8937, 26, 'SP', 'Guaruja');<text:line-break/>INSERT INTO tb_cidades VALUES (8938, 26, 'SP', 'Guarulhos');<text:line-break/>INSERT INTO tb_cidades VALUES (8939, 26, 'SP', 'Guatapara');<text:line-break/>INSERT INTO tb_cidades VALUES (8940, 26, 'SP', 'Guzolandia');<text:line-break/>INSERT INTO tb_cidades VALUES (8941, 26, 'SP', 'Herculandia');<text:line-break/>INSERT INTO tb_cidades VALUES (8942, 26, 'SP', 'Holambra');<text:line-break/>INSERT INTO tb_cidades VALUES (8943, 26, 'SP', 'Holambra Ii');<text:line-break/>INSERT INTO tb_cidades VALUES (8944, 26, 'SP', 'Hortolandia');<text:line-break/>INSERT INTO tb_cidades VALUES (8945, 26, 'SP', 'Iacanga');<text:line-break/>INSERT INTO tb_cidades VALUES (8946, 26, 'SP', 'Iacri');<text:line-break/>INSERT INTO tb_cidades VALUES (8947, 26, 'SP', 'Iaras');<text:line-break/>INSERT INTO tb_cidades VALUES (8948, 26, 'SP', 'Ibate');<text:line-break/>INSERT INTO tb_cidades VALUES (8949, 26, 'SP', 'Ibiporanga');<text:line-break/><text:soft-page-break/>INSERT INTO tb_cidades VALUES (8950, 26, 'SP', 'Ibira');<text:line-break/>INSERT INTO tb_cidades VALUES (8951, 26, 'SP', 'Ibirarema');<text:line-break/>INSERT INTO tb_cidades VALUES (8952, 26, 'SP', 'Ibitinga');<text:line-break/>INSERT INTO tb_cidades VALUES (8953, 26, 'SP', 'Ibitiruna');<text:line-break/>INSERT INTO tb_cidades VALUES (8954, 26, 'SP', 'Ibitiuva');<text:line-break/>INSERT INTO tb_cidades VALUES (8955, 26, 'SP', 'Ibitu');<text:line-break/>INSERT INTO tb_cidades VALUES (8956, 26, 'SP', 'Ibiuna');<text:line-break/>INSERT INTO tb_cidades VALUES (8957, 26, 'SP', 'Icem');<text:line-break/>INSERT INTO tb_cidades VALUES (8958, 26, 'SP', 'Ida Iolanda');<text:line-break/>INSERT INTO tb_cidades VALUES (8959, 26, 'SP', 'Iepe');<text:line-break/>INSERT INTO tb_cidades VALUES (8960, 26, 'SP', 'Igacaba');<text:line-break/>INSERT INTO tb_cidades VALUES (8961, 26, 'SP', 'Igaracu do Tiete');<text:line-break/>INSERT INTO tb_cidades VALUES (8962, 26, 'SP', 'Igarai');<text:line-break/>INSERT INTO tb_cidades VALUES (8963, 26, 'SP', 'Igarapava');<text:line-break/>INSERT INTO tb_cidades VALUES (8964, 26, 'SP', 'Igarata');<text:line-break/>INSERT INTO tb_cidades VALUES (8965, 26, 'SP', 'Iguape');<text:line-break/>INSERT INTO tb_cidades VALUES (8966, 26, 'SP', 'Ilha Comprida');<text:line-break/>INSERT INTO tb_cidades VALUES (8967, 26, 'SP', 'Ilha Diana');<text:line-break/>INSERT INTO tb_cidades VALUES (8968, 26, 'SP', 'Ilha Solteira');<text:line-break/>INSERT INTO tb_cidades VALUES (8969, 26, 'SP', 'Ilhabela');<text:line-break/>INSERT INTO tb_cidades VALUES (8970, 26, 'SP', 'Indaia do Aguapei');<text:line-break/>INSERT INTO tb_cidades VALUES (8971, 26, 'SP', 'Indaiatuba');<text:line-break/>INSERT INTO tb_cidades VALUES (8972, 26, 'SP', 'Indiana');<text:line-break/>INSERT INTO tb_cidades VALUES (8973, 26, 'SP', 'Indiapora');<text:line-break/>INSERT INTO tb_cidades VALUES (8974, 26, 'SP', 'Ingas');<text:line-break/>INSERT INTO tb_cidades VALUES (8975, 26, 'SP', 'Inubia Paulista');<text:line-break/>INSERT INTO tb_cidades VALUES (8976, 26, 'SP', 'Ipaussu');<text:line-break/>INSERT INTO tb_cidades VALUES (8977, 26, 'SP', 'Ipero');<text:line-break/>INSERT INTO tb_cidades VALUES (8978, 26, 'SP', 'Ipeuna');<text:line-break/>INSERT INTO tb_cidades VALUES (8979, 26, 'SP', 'Ipigua');<text:line-break/>INSERT INTO tb_cidades VALUES (8980, 26, 'SP', 'Iporanga');<text:line-break/>INSERT INTO tb_cidades VALUES (8981, 26, 'SP', 'Ipua');<text:line-break/>INSERT INTO tb_cidades VALUES (8982, 26, 'SP', 'Iracemapolis');<text:line-break/>INSERT INTO tb_cidades VALUES (8983, 26, 'SP', 'Irape');<text:line-break/>INSERT INTO tb_cidades VALUES (8984, 26, 'SP', 'Irapua');<text:line-break/>INSERT INTO tb_cidades VALUES (8985, 26, 'SP', 'Irapuru');<text:line-break/>INSERT INTO tb_cidades VALUES (8986, 26, 'SP', 'Itabera');<text:line-break/>INSERT INTO tb_cidades VALUES (8987, 26, 'SP', 'Itaboa');<text:line-break/>INSERT INTO tb_cidades VALUES (8988, 26, 'SP', 'Itai');<text:line-break/>INSERT INTO tb_cidades VALUES (8989, 26, 'SP', 'Itaiuba');<text:line-break/>INSERT INTO tb_cidades VALUES (8990, 26, 'SP', 'Itajobi');<text:line-break/>INSERT INTO tb_cidades VALUES (8991, 26, 'SP', 'Itaju');<text:line-break/>INSERT INTO tb_cidades VALUES (8992, 26, 'SP', 'Itanhaem');<text:line-break/>INSERT INTO tb_cidades VALUES (8993, 26, 'SP', 'Itaoca');<text:line-break/>INSERT INTO tb_cidades VALUES (8994, 26, 'SP', 'Itapecerica da Serra');<text:line-break/>INSERT INTO tb_cidades VALUES (8995, 26, 'SP', 'Itapetininga');<text:line-break/>INSERT INTO tb_cidades VALUES (8996, 26, 'SP', 'Itapeuna');<text:line-break/>INSERT INTO tb_cidades VALUES (8997, 26, 'SP', 'Itapeva');<text:line-break/>INSERT INTO tb_cidades VALUES (8998, 26, 'SP', 'Itapevi');<text:line-break/>INSERT INTO tb_cidades VALUES (8999, 26, 'SP', 'Itapira');<text:line-break/>INSERT INTO tb_cidades VALUES (9000, 26, 'SP', 'Itapirapua Paulista');<text:line-break/>INSERT INTO tb_cidades VALUES (9001, 26, 'SP', 'Itapolis');<text:line-break/><text:soft-page-break/>INSERT INTO tb_cidades VALUES (9002, 26, 'SP', 'Itaporanga');<text:line-break/>INSERT INTO tb_cidades VALUES (9003, 26, 'SP', 'Itapui');<text:line-break/>INSERT INTO tb_cidades VALUES (9004, 26, 'SP', 'Itapura');<text:line-break/>INSERT INTO tb_cidades VALUES (9005, 26, 'SP', 'Itaquaquecetuba');<text:line-break/>INSERT INTO tb_cidades VALUES (9006, 26, 'SP', 'Itaqueri da Serra');<text:line-break/>INSERT INTO tb_cidades VALUES (9007, 26, 'SP', 'Itarare');<text:line-break/>INSERT INTO tb_cidades VALUES (9008, 26, 'SP', 'Itariri');<text:line-break/>INSERT INTO tb_cidades VALUES (9009, 26, 'SP', 'Itatiba');<text:line-break/>INSERT INTO tb_cidades VALUES (9010, 26, 'SP', 'Itatinga');<text:line-break/>INSERT INTO tb_cidades VALUES (9011, 26, 'SP', 'Itirapina');<text:line-break/>INSERT INTO tb_cidades VALUES (9012, 26, 'SP', 'Itirapua');<text:line-break/>INSERT INTO tb_cidades VALUES (9013, 26, 'SP', 'Itobi');<text:line-break/>INSERT INTO tb_cidades VALUES (9014, 26, 'SP', 'Itororo do Paranapanema');<text:line-break/>INSERT INTO tb_cidades VALUES (9015, 26, 'SP', 'Itu');<text:line-break/>INSERT INTO tb_cidades VALUES (9016, 26, 'SP', 'Itupeva');<text:line-break/>INSERT INTO tb_cidades VALUES (9017, 26, 'SP', 'Ituverava');<text:line-break/>INSERT INTO tb_cidades VALUES (9018, 26, 'SP', 'Iubatinga');<text:line-break/>INSERT INTO tb_cidades VALUES (9019, 26, 'SP', 'Jaborandi');<text:line-break/>INSERT INTO tb_cidades VALUES (9020, 26, 'SP', 'Jaboticabal');<text:line-break/>INSERT INTO tb_cidades VALUES (9021, 26, 'SP', 'Jacare');<text:line-break/>INSERT INTO tb_cidades VALUES (9022, 26, 'SP', 'Jacarei');<text:line-break/>INSERT INTO tb_cidades VALUES (9023, 26, 'SP', 'Jaci');<text:line-break/>INSERT INTO tb_cidades VALUES (9024, 26, 'SP', 'Jacipora');<text:line-break/>INSERT INTO tb_cidades VALUES (9025, 26, 'SP', 'Jacuba');<text:line-break/>INSERT INTO tb_cidades VALUES (9026, 26, 'SP', 'Jacupiranga');<text:line-break/>INSERT INTO tb_cidades VALUES (9027, 26, 'SP', 'Jafa');<text:line-break/>INSERT INTO tb_cidades VALUES (9028, 26, 'SP', 'Jaguariuna');<text:line-break/>INSERT INTO tb_cidades VALUES (9029, 26, 'SP', 'Jales');<text:line-break/>INSERT INTO tb_cidades VALUES (9030, 26, 'SP', 'Jamaica');<text:line-break/>INSERT INTO tb_cidades VALUES (9031, 26, 'SP', 'Jambeiro');<text:line-break/>INSERT INTO tb_cidades VALUES (9032, 26, 'SP', 'Jandira');<text:line-break/>INSERT INTO tb_cidades VALUES (9033, 26, 'SP', 'Jardim Belval');<text:line-break/>INSERT INTO tb_cidades VALUES (9034, 26, 'SP', 'Jardim Presidente Dutra');<text:line-break/>INSERT INTO tb_cidades VALUES (9035, 26, 'SP', 'Jardim Santa Luzia');<text:line-break/>INSERT INTO tb_cidades VALUES (9036, 26, 'SP', 'Jardim Silveira');<text:line-break/>INSERT INTO tb_cidades VALUES (9037, 26, 'SP', 'Jardinopolis');<text:line-break/>INSERT INTO tb_cidades VALUES (9038, 26, 'SP', 'Jarinu');<text:line-break/>INSERT INTO tb_cidades VALUES (9039, 26, 'SP', 'Jatoba');<text:line-break/>INSERT INTO tb_cidades VALUES (9040, 26, 'SP', 'Jau');<text:line-break/>INSERT INTO tb_cidades VALUES (9041, 26, 'SP', 'Jeriquara');<text:line-break/>INSERT INTO tb_cidades VALUES (9042, 26, 'SP', 'Joanopolis');<text:line-break/>INSERT INTO tb_cidades VALUES (9043, 26, 'SP', 'Joao Ramalho');<text:line-break/>INSERT INTO tb_cidades VALUES (9044, 26, 'SP', 'Joaquim Egidio');<text:line-break/>INSERT INTO tb_cidades VALUES (9045, 26, 'SP', 'Jordanesia');<text:line-break/>INSERT INTO tb_cidades VALUES (9046, 26, 'SP', 'Jose Bonifacio');<text:line-break/>INSERT INTO tb_cidades VALUES (9047, 26, 'SP', 'Juliania');<text:line-break/>INSERT INTO tb_cidades VALUES (9048, 26, 'SP', 'Julio Mesquita');<text:line-break/>INSERT INTO tb_cidades VALUES (9049, 26, 'SP', 'Jumirim');<text:line-break/>INSERT INTO tb_cidades VALUES (9050, 26, 'SP', 'Jundiai');<text:line-break/>INSERT INTO tb_cidades VALUES (9051, 26, 'SP', 'Jundiapeba');<text:line-break/>INSERT INTO tb_cidades VALUES (9052, 26, 'SP', 'Junqueira');<text:line-break/>INSERT INTO tb_cidades VALUES (9053, 26, 'SP', 'Junqueiropolis');<text:line-break/><text:soft-page-break/>INSERT INTO tb_cidades VALUES (9054, 26, 'SP', 'Juquia');<text:line-break/>INSERT INTO tb_cidades VALUES (9055, 26, 'SP', 'Juquiratiba');<text:line-break/>INSERT INTO tb_cidades VALUES (9056, 26, 'SP', 'Juquitiba');<text:line-break/>INSERT INTO tb_cidades VALUES (9057, 26, 'SP', 'Juritis');<text:line-break/>INSERT INTO tb_cidades VALUES (9058, 26, 'SP', 'Juruce');<text:line-break/>INSERT INTO tb_cidades VALUES (9059, 26, 'SP', 'Jurupeba');<text:line-break/>INSERT INTO tb_cidades VALUES</text:p>
      <text:p text:style-name="Standard"><text:s/>(9060, 26, 'SP', 'Jurupema');<text:line-break/>INSERT INTO tb_cidades VALUES (9061, 26, 'SP', 'Lacio');<text:line-break/>INSERT INTO tb_cidades VALUES (9062, 26, 'SP', 'Lagoa Azul');<text:line-break/>INSERT INTO tb_cidades VALUES (9063, 26, 'SP', 'Lagoa Branca');<text:line-break/>INSERT INTO tb_cidades VALUES (9064, 26, 'SP', 'Lagoinha');<text:line-break/>INSERT INTO tb_cidades VALUES (9065, 26, 'SP', 'Laranjal Paulista');<text:line-break/>INSERT INTO tb_cidades VALUES (9066, 26, 'SP', 'Laras');<text:line-break/>INSERT INTO tb_cidades VALUES (9067, 26, 'SP', 'Lauro Penteado');<text:line-break/>INSERT INTO tb_cidades VALUES (9068, 26, 'SP', 'Lavinia');<text:line-break/>INSERT INTO tb_cidades VALUES (9069, 26, 'SP', 'Lavrinhas');<text:line-break/>INSERT INTO tb_cidades VALUES (9070, 26, 'SP', 'Leme');<text:line-break/>INSERT INTO tb_cidades VALUES (9071, 26, 'SP', 'Lencois Paulista');<text:line-break/>INSERT INTO tb_cidades VALUES (9072, 26, 'SP', 'Limeira');<text:line-break/>INSERT INTO tb_cidades VALUES (9073, 26, 'SP', 'Lindoia');<text:line-break/>INSERT INTO tb_cidades VALUES (9074, 26, 'SP', 'Lins');<text:line-break/>INSERT INTO tb_cidades VALUES (9075, 26, 'SP', 'Lobo');<text:line-break/>INSERT INTO tb_cidades VALUES (9076, 26, 'SP', 'Lorena');<text:line-break/>INSERT INTO tb_cidades VALUES (9077, 26, 'SP', 'Lourdes');<text:line-break/>INSERT INTO tb_cidades VALUES (9078, 26, 'SP', 'Louveira');<text:line-break/>INSERT INTO tb_cidades VALUES (9079, 26, 'SP', 'Lucelia');<text:line-break/>INSERT INTO tb_cidades VALUES (9080, 26, 'SP', 'Lucianopolis');<text:line-break/>INSERT INTO tb_cidades VALUES (9081, 26, 'SP', 'Luis Antonio');<text:line-break/>INSERT INTO tb_cidades VALUES (9082, 26, 'SP', 'Luiziania');<text:line-break/>INSERT INTO tb_cidades VALUES (9083, 26, 'SP', 'Lupercio');<text:line-break/>INSERT INTO tb_cidades VALUES (9084, 26, 'SP', 'Lusitania');<text:line-break/>INSERT INTO tb_cidades VALUES (9085, 26, 'SP', 'Lutecia');<text:line-break/>INSERT INTO tb_cidades VALUES (9086, 26, 'SP', 'Macatuba');<text:line-break/>INSERT INTO tb_cidades VALUES (9087, 26, 'SP', 'Macaubal');<text:line-break/>INSERT INTO tb_cidades VALUES (9088, 26, 'SP', 'Macedonia');<text:line-break/>INSERT INTO tb_cidades VALUES (9089, 26, 'SP', 'Macucos');<text:line-break/>INSERT INTO tb_cidades VALUES (9090, 26, 'SP', 'Magda');<text:line-break/>INSERT INTO tb_cidades VALUES (9091, 26, 'SP', 'Mailasqui');<text:line-break/>INSERT INTO tb_cidades VALUES (9092, 26, 'SP', 'Mairinque');<text:line-break/>INSERT INTO tb_cidades VALUES (9093, 26, 'SP', 'Mairipora');<text:line-break/>INSERT INTO tb_cidades VALUES (9094, 26, 'SP', 'Major Prado');<text:line-break/>INSERT INTO tb_cidades VALUES (9095, 26, 'SP', 'Manduri');<text:line-break/>INSERT INTO tb_cidades VALUES (9096, 26, 'SP', 'Mangaratu');<text:line-break/>INSERT INTO tb_cidades VALUES (9097, 26, 'SP', 'Maraba Paulista');<text:line-break/>INSERT INTO tb_cidades VALUES (9098, 26, 'SP', 'Maracai');<text:line-break/>INSERT INTO tb_cidades VALUES (9099, 26, 'SP', 'Marapoama');<text:line-break/>INSERT INTO tb_cidades VALUES (9100, 26, 'SP', 'Marcondesia');<text:line-break/>INSERT INTO tb_cidades VALUES (9101, 26, 'SP', 'Maresias');<text:line-break/>INSERT INTO tb_cidades VALUES (9102, 26, 'SP', 'Mariapolis');<text:line-break/>INSERT INTO tb_cidades VALUES (9103, 26, 'SP', 'Marilia');<text:line-break/>INSERT INTO tb_cidades VALUES (9104, 26, 'SP', 'Marinopolis');<text:line-break/><text:soft-page-break/>INSERT INTO tb_cidades VALUES (9105, 26, 'SP', 'Maristela');<text:line-break/>INSERT INTO tb_cidades VALUES (9106, 26, 'SP', 'Martim Francisco');<text:line-break/>INSERT INTO tb_cidades VALUES (9107, 26, 'SP', 'Martinho Prado Junior');<text:line-break/>INSERT INTO tb_cidades VALUES (9108, 26, 'SP', 'Martinopolis');<text:line-break/>INSERT INTO tb_cidades VALUES (9109, 26, 'SP', 'Matao');<text:line-break/>INSERT INTO tb_cidades VALUES (9110, 26, 'SP', 'Maua');<text:line-break/>INSERT INTO tb_cidades VALUES (9111, 26, 'SP', 'Mendonca');<text:line-break/>INSERT INTO tb_cidades VALUES (9112, 26, 'SP', 'Meridiano');<text:line-break/>INSERT INTO tb_cidades VALUES (9113, 26, 'SP', 'Mesopolis');<text:line-break/>INSERT INTO tb_cidades VALUES (9114, 26, 'SP', 'Miguelopolis');<text:line-break/>INSERT INTO tb_cidades VALUES (9115, 26, 'SP', 'Mineiros do Tiete');<text:line-break/>INSERT INTO tb_cidades VALUES (9116, 26, 'SP', 'Mira Estrela');<text:line-break/>INSERT INTO tb_cidades VALUES (9117, 26, 'SP', 'Miracatu');<text:line-break/>INSERT INTO tb_cidades VALUES (9118, 26, 'SP', 'Miraluz');<text:line-break/>INSERT INTO tb_cidades VALUES (9119, 26, 'SP', 'Mirandopolis');<text:line-break/>INSERT INTO tb_cidades VALUES (9120, 26, 'SP', 'Mirante do Paranapanema');<text:line-break/>INSERT INTO tb_cidades VALUES (9121, 26, 'SP', 'Mirassol');<text:line-break/>INSERT INTO tb_cidades VALUES (9122, 26, 'SP', 'Mirassolandia');<text:line-break/>INSERT INTO tb_cidades VALUES (9123, 26, 'SP', 'Mococa');<text:line-break/>INSERT INTO tb_cidades VALUES (9124, 26, 'SP', 'Mogi das Cruzes');<text:line-break/>INSERT INTO tb_cidades VALUES (9125, 26, 'SP', 'Mogi-guacu');<text:line-break/>INSERT INTO tb_cidades VALUES (9126, 26, 'SP', 'Mogi-mirim');<text:line-break/>INSERT INTO tb_cidades VALUES (9127, 26, 'SP', 'Mombuca');<text:line-break/>INSERT INTO tb_cidades VALUES (9128, 26, 'SP', 'Moncoes');<text:line-break/>INSERT INTO tb_cidades VALUES (9129, 26, 'SP', 'Mongagua');<text:line-break/>INSERT INTO tb_cidades VALUES (9130, 26, 'SP', 'Montalvao');<text:line-break/>INSERT INTO tb_cidades VALUES (9131, 26, 'SP', 'Monte Alegre do Sul');<text:line-break/>INSERT INTO tb_cidades VALUES (9132, 26, 'SP', 'Monte Alto');<text:line-break/>INSERT INTO tb_cidades VALUES (9133, 26, 'SP', 'Monte Aprazivel');<text:line-break/>INSERT INTO tb_cidades VALUES (9134, 26, 'SP', 'Monte Azul Paulista');<text:line-break/>INSERT INTO tb_cidades VALUES (9135, 26, 'SP', 'Monte Cabrao');<text:line-break/>INSERT INTO tb_cidades VALUES (9136, 26, 'SP', 'Monte Castelo');<text:line-break/>INSERT INTO tb_cidades VALUES (9137, 26, 'SP', 'Monte Mor');<text:line-break/>INSERT INTO tb_cidades VALUES (9138, 26, 'SP', 'Monte Verde Paulista');<text:line-break/>INSERT INTO tb_cidades VALUES (9139, 26, 'SP', 'Monteiro Lobato');<text:line-break/>INSERT INTO tb_cidades VALUES (9140, 26, 'SP', 'Moreira Cesar');<text:line-break/>INSERT INTO tb_cidades VALUES (9141, 26, 'SP', 'Morro Agudo');<text:line-break/>INSERT INTO tb_cidades VALUES (9142, 26, 'SP', 'Morro do Alto');<text:line-break/>INSERT INTO tb_cidades VALUES (9143, 26, 'SP', 'Morungaba');<text:line-break/>INSERT INTO tb_cidades VALUES (9144, 26, 'SP', 'Mostardas');<text:line-break/>INSERT INTO tb_cidades VALUES (9145, 26, 'SP', 'Motuca');<text:line-break/>INSERT INTO tb_cidades VALUES (9146, 26, 'SP', 'Mourao');<text:line-break/>INSERT INTO tb_cidades VALUES (9147, 26, 'SP', 'Murutinga do Sul');<text:line-break/>INSERT INTO tb_cidades VALUES (9148, 26, 'SP', 'Nantes');<text:line-break/>INSERT INTO tb_cidades VALUES (9149, 26, 'SP', 'Narandiba');<text:line-break/>INSERT INTO tb_cidades VALUES (9150, 26, 'SP', 'Natividade da Serra');<text:line-break/>INSERT INTO tb_cidades VALUES (9151, 26, 'SP', 'Nazare Paulista');<text:line-break/>INSERT INTO tb_cidades VALUES (9152, 26, 'SP', 'Neves Paulista');<text:line-break/>INSERT INTO tb_cidades VALUES (9153, 26, 'SP', 'Nhandeara');<text:line-break/>INSERT INTO tb_cidades VALUES (9154, 26, 'SP', 'Nipoa');<text:line-break/>INSERT INTO tb_cidades VALUES (9155, 26, 'SP', 'Nogueira');<text:line-break/>INSERT INTO tb_cidades VALUES (9156, 26, 'SP', 'Nossa Senhora do Remedio');<text:line-break/><text:soft-page-break/>INSERT INTO tb_cidades VALUES (9157, 26, 'SP', 'Nova Alexandria');<text:line-break/>INSERT INTO tb_cidades VALUES (9158, 26, 'SP', 'Nova Alianca');<text:line-break/>INSERT INTO tb_cidades VALUES (9159, 26, 'SP', 'Nova America');<text:line-break/>INSERT INTO tb_cidades VALUES (9160, 26, 'SP', 'Nova Aparecida');<text:line-break/>INSERT INTO tb_cidades VALUES (9161, 26, 'SP', 'Nova Campina');<text:line-break/>INSERT INTO tb_cidades VALUES (9162, 26, 'SP', 'Nova Canaa Paulista');<text:line-break/>INSERT INTO tb_cidades VALUES (9163, 26, 'SP', 'Nova Castilho');<text:line-break/>INSERT INTO tb_cidades VALUES (9164, 26, 'SP', 'Nova Europa');<text:line-break/>INSERT INTO tb_cidades VALUES (9165, 26, 'SP', 'Nova Granada');<text:line-break/>INSERT INTO tb_cidades VALUES (9166, 26, 'SP', 'Nova Guataporanga');<text:line-break/>INSERT INTO tb_cidades VALUES (9167, 26, 'SP', 'Nova Independencia');<text:line-break/>INSERT INTO tb_cidades VALUES (9168, 26, 'SP', 'Nova Itapirema');<text:line-break/>INSERT INTO tb_cidades VALUES (9169, 26, 'SP', 'Nova Luzitania');<text:line-break/>INSERT INTO tb_cidades VALUES (9170, 26, 'SP', 'Nova Odessa');<text:line-break/>INSERT INTO tb_cidades VALUES (9171, 26, 'SP', 'Nova Patria');<text:line-break/>INSERT INTO tb_cidades VALUES (9172, 26, 'SP', 'Nova Veneza');<text:line-break/>INSERT INTO tb_cidades VALUES (9173, 26, 'SP', 'Novais');<text:line-break/>INSERT INTO tb_cidades VALUES (9174, 26, 'SP', 'Novo Cravinhos');<text:line-break/>INSERT INTO tb_cidades VALUES (9175, 26, 'SP', 'Novo Horizonte');<text:line-break/>INSERT INTO tb_cidades VALUES (9176, 26, 'SP', 'Nuporanga');<text:line-break/>INSERT INTO tb_cidades VALUES (9177, 26, 'SP', 'Oasis');<text:line-break/>INSERT INTO tb_cidades VALUES (9178, 26, 'SP', 'Ocaucu');<text:line-break/>INSERT INTO tb_cidades VALUES (9179, 26, 'SP', 'Oleo');<text:line-break/>INSERT INTO tb_cidades VALUES (9180, 26, 'SP', 'Olimpia');<text:line-break/>INSERT INTO tb_cidades VALUES (9181, 26, 'SP', 'Oliveira Barros');<text:line-break/>INSERT INTO tb_cidades VALUES (9182, 26, 'SP', 'Onda Branca');<text:line-break/>INSERT INTO tb_cidades VALUES (9183, 26, 'SP', 'Onda Verde');<text:line-break/>INSERT INTO tb_cidades VALUES (9184, 26, 'SP', 'Oriente');<text:line-break/>INSERT INTO tb_cidades VALUES (9185, 26, 'SP', 'Orindiuva');<text:line-break/>INSERT INTO tb_cidades VALUES (9186, 26, 'SP', 'Orlandia');<text:line-break/>INSERT INTO tb_cidades VALUES (9187, 26, 'SP', 'Osasco');<text:line-break/>INSERT INTO tb_cidades VALUES (9188, 26, 'SP', 'Oscar Bressane');<text:line-break/>INSERT INTO tb_cidades VALUES (9189, 26, 'SP', 'Osvaldo Cruz');<text:line-break/>INSERT INTO tb_cidades VALUES (9190, 26, 'SP', 'Ourinhos');<text:line-break/>INSERT INTO tb_cidades VALUES (9191, 26, 'SP', 'Ouro Fino Paulista');<text:line-break/>INSERT INTO tb_cidades VALUES (9192, 26, 'SP', 'Ouro Verde');<text:line-break/>INSERT INTO tb_cidades VALUES (9193, 26, 'SP', 'Ouroeste');<text:line-break/>INSERT INTO tb_cidades VALUES (9194, 26, 'SP', 'Pacaembu');<text:line-break/>INSERT INTO tb_cidades VALUES (9195, 26, 'SP', 'Padre Nobrega');<text:line-break/>INSERT INTO tb_cidades VALUES (9196, 26, 'SP', 'Palestina');<text:line-break/>INSERT INTO tb_cidades VALUES (9197, 26, 'SP', 'Palmares Paulista');<text:line-break/>INSERT INTO tb_cidades VALUES (9198, 26, 'SP', 'Palmeira D''oeste');<text:line-break/>INSERT INTO tb_cidades VALUES (9199, 26, 'SP', 'Palmeiras de Sao Paulo');<text:line-break/>INSERT INTO tb_cidades VALUES (9200, 26, 'SP', 'Palmital');<text:line-break/>INSERT INTO tb_cidades VALUES (9201, 26, 'SP', 'Panorama');<text:line-break/>INSERT INTO tb_cidades VALUES (9202, 26, 'SP', 'Paraguacu Paulista');<text:line-break/>INSERT INTO tb_cidades VALUES (9203, 26, 'SP', 'Paraibuna');<text:line-break/>INSERT INTO tb_cidades VALUES (9204, 26, 'SP', 'Paraiso');<text:line-break/>INSERT INTO tb_cidades VALUES (9205, 26, 'SP', 'Paraisolandia');<text:line-break/>INSERT INTO tb_cidades VALUES (9206, 26, 'SP', 'Paranabi');<text:line-break/>INSERT INTO tb_cidades VALUES (9207, 26, 'SP', 'Paranapanema');<text:line-break/>INSERT INTO tb_cidades VALUES (9208, 26, 'SP', 'Paranapiacaba');<text:line-break/><text:soft-page-break/>INSERT INTO tb_cidades VALUES (9209, 26, 'SP', 'Paranapua');<text:line-break/>INSERT INTO tb_cidades VALUES (9210, 26, 'SP', 'Parapua');<text:line-break/>INSERT INTO tb_cidades VALUES (9211, 26, 'SP', 'Pardinho');<text:line-break/>INSERT INTO tb_cidades VALUES (9212, 26, 'SP', 'Pariquera-acu');<text:line-break/>INSERT INTO tb_cidades VALUES (9213, 26, 'SP', 'Parisi');<text:line-break/>INSERT INTO tb_cidades VALUES (9214, 26, 'SP', 'Parnaso');<text:line-break/>INSERT INTO tb_cidades VALUES (9215, 26, 'SP', 'Parque Meia Lua');<text:line-break/>INSERT INTO tb_cidades VALUES (9216, 26, 'SP', 'Paruru');<text:line-break/>INSERT INTO tb_cidades VALUES (9217, 26, 'SP', 'Patrocinio Paulista');<text:line-break/>INSERT INTO tb_cidades VALUES (9218,</text:p>
      <text:p text:style-name="Standard"><text:s/>26, 'SP', 'Pauliceia');<text:line-break/>INSERT INTO tb_cidades VALUES (9219, 26, 'SP', 'Paulinia');<text:line-break/>INSERT INTO tb_cidades VALUES (9220, 26, 'SP', 'Paulistania');<text:line-break/>INSERT INTO tb_cidades VALUES (9221, 26, 'SP', 'Paulo de Faria');<text:line-break/>INSERT INTO tb_cidades VALUES (9222, 26, 'SP', 'Paulopolis');<text:line-break/>INSERT INTO tb_cidades VALUES (9223, 26, 'SP', 'Pederneiras');<text:line-break/>INSERT INTO tb_cidades VALUES (9224, 26, 'SP', 'Pedra Bela');<text:line-break/>INSERT INTO tb_cidades VALUES (9225, 26, 'SP', 'Pedra Branca de Itarare');<text:line-break/>INSERT INTO tb_cidades VALUES (9226, 26, 'SP', 'Pedranopolis');<text:line-break/>INSERT INTO tb_cidades VALUES (9227, 26, 'SP', 'Pedregulho');<text:line-break/>INSERT INTO tb_cidades VALUES (9228, 26, 'SP', 'Pedreira');<text:line-break/>INSERT INTO tb_cidades VALUES (9229, 26, 'SP', 'Pedrinhas Paulista');<text:line-break/>INSERT INTO tb_cidades VALUES (9230, 26, 'SP', 'Pedro Barros');<text:line-break/>INSERT INTO tb_cidades VALUES (9231, 26, 'SP', 'Pedro de Toledo');<text:line-break/>INSERT INTO tb_cidades VALUES (9232, 26, 'SP', 'Penapolis');<text:line-break/>INSERT INTO tb_cidades VALUES (9233, 26, 'SP', 'Pereira Barreto');<text:line-break/>INSERT INTO tb_cidades VALUES (9234, 26, 'SP', 'Pereiras');<text:line-break/>INSERT INTO tb_cidades VALUES (9235, 26, 'SP', 'Peruibe');<text:line-break/>INSERT INTO tb_cidades VALUES (9236, 26, 'SP', 'Piacatu');<text:line-break/>INSERT INTO tb_cidades VALUES (9237, 26, 'SP', 'Picinguaba');<text:line-break/>INSERT INTO tb_cidades VALUES (9238, 26, 'SP', 'Piedade');<text:line-break/>INSERT INTO tb_cidades VALUES (9239, 26, 'SP', 'Pilar do Sul');<text:line-break/>INSERT INTO tb_cidades VALUES (9240, 26, 'SP', 'Pindamonhangaba');<text:line-break/>INSERT INTO tb_cidades VALUES (9241, 26, 'SP', 'Pindorama');<text:line-break/>INSERT INTO tb_cidades VALUES (9242, 26, 'SP', 'Pinhalzinho');<text:line-break/>INSERT INTO tb_cidades VALUES (9243, 26, 'SP', 'Pinheiros');<text:line-break/>INSERT INTO tb_cidades VALUES (9244, 26, 'SP', 'Pioneiros');<text:line-break/>INSERT INTO tb_cidades VALUES (9245, 26, 'SP', 'Piquerobi');<text:line-break/>INSERT INTO tb_cidades VALUES (9246, 26, 'SP', 'Piquete');<text:line-break/>INSERT INTO tb_cidades VALUES (9247, 26, 'SP', 'Piracaia');<text:line-break/>INSERT INTO tb_cidades VALUES (9248, 26, 'SP', 'Piracicaba');<text:line-break/>INSERT INTO tb_cidades VALUES (9249, 26, 'SP', 'Piraju');<text:line-break/>INSERT INTO tb_cidades VALUES (9250, 26, 'SP', 'Pirajui');<text:line-break/>INSERT INTO tb_cidades VALUES (9251, 26, 'SP', 'Piramboia');<text:line-break/>INSERT INTO tb_cidades VALUES (9252, 26, 'SP', 'Pirangi');<text:line-break/>INSERT INTO tb_cidades VALUES (9253, 26, 'SP', 'Pirapitingui');<text:line-break/>INSERT INTO tb_cidades VALUES (9254, 26, 'SP', 'Pirapora do Bom Jesus');<text:line-break/>INSERT INTO tb_cidades VALUES (9255, 26, 'SP', 'Pirapozinho');<text:line-break/>INSERT INTO tb_cidades VALUES (9256, 26, 'SP', 'Pirassununga');<text:line-break/>INSERT INTO tb_cidades VALUES (9257, 26, 'SP', 'Piratininga');<text:line-break/>INSERT INTO tb_cidades VALUES (9258, 26, 'SP', 'Pitangueiras');<text:line-break/>INSERT INTO tb_cidades VALUES (9259, 26, 'SP', 'Planalto');<text:line-break/><text:soft-page-break/>INSERT INTO tb_cidades VALUES (9260, 26, 'SP', 'Planalto do Sul');<text:line-break/>INSERT INTO tb_cidades VALUES (9261, 26, 'SP', 'Platina');<text:line-break/>INSERT INTO tb_cidades VALUES (9262, 26, 'SP', 'Poa');<text:line-break/>INSERT INTO tb_cidades VALUES (9263, 26, 'SP', 'Poloni');<text:line-break/>INSERT INTO tb_cidades VALUES (9264, 26, 'SP', 'Polvilho');<text:line-break/>INSERT INTO tb_cidades VALUES (9265, 26, 'SP', 'Pompeia');<text:line-break/>INSERT INTO tb_cidades VALUES (9266, 26, 'SP', 'Pongai');<text:line-break/>INSERT INTO tb_cidades VALUES (9267, 26, 'SP', 'Pontal');<text:line-break/>INSERT INTO tb_cidades VALUES (9268, 26, 'SP', 'Pontalinda');<text:line-break/>INSERT INTO tb_cidades VALUES (9269, 26, 'SP', 'Pontes Gestal');<text:line-break/>INSERT INTO tb_cidades VALUES (9270, 26, 'SP', 'Populina');<text:line-break/>INSERT INTO tb_cidades VALUES (9271, 26, 'SP', 'Porangaba');<text:line-break/>INSERT INTO tb_cidades VALUES (9272, 26, 'SP', 'Porto Feliz');<text:line-break/>INSERT INTO tb_cidades VALUES (9273, 26, 'SP', 'Porto Ferreira');<text:line-break/>INSERT INTO tb_cidades VALUES (9274, 26, 'SP', 'Porto Novo');<text:line-break/>INSERT INTO tb_cidades VALUES (9275, 26, 'SP', 'Potim');<text:line-break/>INSERT INTO tb_cidades VALUES (9276, 26, 'SP', 'Potirendaba');<text:line-break/>INSERT INTO tb_cidades VALUES (9277, 26, 'SP', 'Potunduva');<text:line-break/>INSERT INTO tb_cidades VALUES (9278, 26, 'SP', 'Pracinha');<text:line-break/>INSERT INTO tb_cidades VALUES (9279, 26, 'SP', 'Pradinia');<text:line-break/>INSERT INTO tb_cidades VALUES (9280, 26, 'SP', 'Pradopolis');<text:line-break/>INSERT INTO tb_cidades VALUES (9281, 26, 'SP', 'Praia Grande');<text:line-break/>INSERT INTO tb_cidades VALUES (9282, 26, 'SP', 'Pratania');<text:line-break/>INSERT INTO tb_cidades VALUES (9283, 26, 'SP', 'Presidente Alves');<text:line-break/>INSERT INTO tb_cidades VALUES (9284, 26, 'SP', 'Presidente Bernardes');<text:line-break/>INSERT INTO tb_cidades VALUES (9285, 26, 'SP', 'Presidente Epitacio');<text:line-break/>INSERT INTO tb_cidades VALUES (9286, 26, 'SP', 'Presidente Prudente');<text:line-break/>INSERT INTO tb_cidades VALUES (9287, 26, 'SP', 'Presidente Venceslau');<text:line-break/>INSERT INTO tb_cidades VALUES (9288, 26, 'SP', 'Primavera');<text:line-break/>INSERT INTO tb_cidades VALUES (9289, 26, 'SP', 'Promissao');<text:line-break/>INSERT INTO tb_cidades VALUES (9290, 26, 'SP', 'Prudencio E Moraes');<text:line-break/>INSERT INTO tb_cidades VALUES (9291, 26, 'SP', 'Quadra');<text:line-break/>INSERT INTO tb_cidades VALUES (9292, 26, 'SP', 'Quata');<text:line-break/>INSERT INTO tb_cidades VALUES (9293, 26, 'SP', 'Queiroz');<text:line-break/>INSERT INTO tb_cidades VALUES (9294, 26, 'SP', 'Queluz');<text:line-break/>INSERT INTO tb_cidades VALUES (9295, 26, 'SP', 'Quintana');<text:line-break/>INSERT INTO tb_cidades VALUES (9296, 26, 'SP', 'Quiririm');<text:line-break/>INSERT INTO tb_cidades VALUES (9297, 26, 'SP', 'Rafard');<text:line-break/>INSERT INTO tb_cidades VALUES (9298, 26, 'SP', 'Rancharia');<text:line-break/>INSERT INTO tb_cidades VALUES (9299, 26, 'SP', 'Rechan');<text:line-break/>INSERT INTO tb_cidades VALUES (9300, 26, 'SP', 'Redencao da Serra');<text:line-break/>INSERT INTO tb_cidades VALUES (9301, 26, 'SP', 'Regente Feijo');<text:line-break/>INSERT INTO tb_cidades VALUES (9302, 26, 'SP', 'Reginopolis');<text:line-break/>INSERT INTO tb_cidades VALUES (9303, 26, 'SP', 'Registro');<text:line-break/>INSERT INTO tb_cidades VALUES (9304, 26, 'SP', 'Restinga');<text:line-break/>INSERT INTO tb_cidades VALUES (9305, 26, 'SP', 'Riacho Grande');<text:line-break/>INSERT INTO tb_cidades VALUES (9306, 26, 'SP', 'Ribeira');<text:line-break/>INSERT INTO tb_cidades VALUES (9307, 26, 'SP', 'Ribeirao Bonito');<text:line-break/>INSERT INTO tb_cidades VALUES (9308, 26, 'SP', 'Ribeirao Branco');<text:line-break/>INSERT INTO tb_cidades VALUES (9309, 26, 'SP', 'Ribeirao Corrente');<text:line-break/>INSERT INTO tb_cidades VALUES (9310, 26, 'SP', 'Ribeirao do Sul');<text:line-break/>INSERT INTO tb_cidades VALUES (9311, 26, 'SP', 'Ribeirao dos Indios');<text:line-break/><text:soft-page-break/>INSERT INTO tb_cidades VALUES (9312, 26, 'SP', 'Ribeirao Grande');<text:line-break/>INSERT INTO tb_cidades VALUES (9313, 26, 'SP', 'Ribeirao Pires');<text:line-break/>INSERT INTO tb_cidades VALUES (9314, 26, 'SP', 'Ribeirao Preto');<text:line-break/>INSERT INTO tb_cidades VALUES (9315, 26, 'SP', 'Ribeiro do Vale');<text:line-break/>INSERT INTO tb_cidades VALUES (9316, 26, 'SP', 'Ribeiro dos Santos');<text:line-break/>INSERT INTO tb_cidades VALUES (9317, 26, 'SP', 'Rifaina');<text:line-break/>INSERT INTO tb_cidades VALUES (9318, 26, 'SP', 'Rincao');<text:line-break/>INSERT INTO tb_cidades VALUES (9319, 26, 'SP', 'Rinopolis');<text:line-break/>INSERT INTO tb_cidades VALUES (9320, 26, 'SP', 'Rio Claro');<text:line-break/>INSERT INTO tb_cidades VALUES (9321, 26, 'SP', 'Rio das Pedras');<text:line-break/>INSERT INTO tb_cidades VALUES (9322, 26, 'SP', 'Rio Grande da Serra');<text:line-break/>INSERT INTO tb_cidades VALUES (9323, 26, 'SP', 'Riolandia');<text:line-break/>INSERT INTO tb_cidades VALUES (9324, 26, 'SP', 'Riversul');<text:line-break/>INSERT INTO tb_cidades VALUES (9325, 26, 'SP', 'Roberto');<text:line-break/>INSERT INTO tb_cidades VALUES (9326, 26, 'SP', 'Rosalia');<text:line-break/>INSERT INTO tb_cidades VALUES (9327, 26, 'SP', 'Rosana');<text:line-break/>INSERT INTO tb_cidades VALUES (9328, 26, 'SP', 'Roseira');<text:line-break/>INSERT INTO tb_cidades VALUES (9329, 26, 'SP', 'Rubiacea');<text:line-break/>INSERT INTO tb_cidades VALUES (9330, 26, 'SP', 'Rubiao Junior');<text:line-break/>INSERT INTO tb_cidades VALUES (9331, 26, 'SP', 'Rubineia');<text:line-break/>INSERT INTO tb_cidades VALUES (9332, 26, 'SP', 'Ruilandia');<text:line-break/>INSERT INTO tb_cidades VALUES (9333, 26, 'SP', 'Sabauna');<text:line-break/>INSERT INTO tb_cidades VALUES (9334, 26, 'SP', 'Sabino');<text:line-break/>INSERT INTO tb_cidades VALUES (9335, 26, 'SP', 'Sagres');<text:line-break/>INSERT INTO tb_cidades VALUES (9336, 26, 'SP', 'Sales');<text:line-break/>INSERT INTO tb_cidades VALUES (9337, 26, 'SP', 'Sales Oliveira');<text:line-break/>INSERT INTO tb_cidades VALUES (9338, 26, 'SP', 'Salesopolis');<text:line-break/>INSERT INTO tb_cidades VALUES (9339, 26, 'SP', 'Salmourao');<text:line-break/>INSERT INTO tb_cidades VALUES (9340, 26, 'SP', 'Saltinho');<text:line-break/>INSERT INTO tb_cidades VALUES (9341, 26, 'SP', 'Salto');<text:line-break/>INSERT INTO tb_cidades VALUES (9342, 26, 'SP', 'Salto de Pirapora');<text:line-break/>INSERT INTO tb_cidades VALUES (9343, 26, 'SP', 'Salto do Avanhandava');<text:line-break/>INSERT INTO tb_cidades VALUES (9344, 26, 'SP', 'Salto Grande');<text:line-break/>INSERT INTO tb_cidades VALUES (9345, 26, 'SP', 'Sandovalina');<text:line-break/>INSERT INTO tb_cidades VALUES (9346, 26, 'SP', 'Santa Adelia');<text:line-break/>INSERT INTO tb_cidades VALUES (9347, 26, 'SP', 'Santa Albertina');<text:line-break/>INSERT INTO tb_cidades VALUES (9348, 26, 'SP', 'Santa America');<text:line-break/>INSERT INTO tb_cidades VALUES (9349, 26, 'SP', 'Santa Barbara D''oeste');<text:line-break/>INSERT INTO tb_cidades VALUES (9350, 26, 'SP', 'Santa Branca');<text:line-break/>INSERT INTO tb_cidades VALUES (9351, 26, 'SP', 'Santa Clara D''oeste');<text:line-break/>INSERT INTO tb_cidades VALUES (9352, 26, 'SP', 'Santa Cruz da Conceicao');<text:line-break/>INSERT INTO tb_cidades VALUES (9353, 26, 'SP', 'Santa Cruz da Esperanca');<text:line-break/>INSERT INTO tb_cidades VALUES (9354, 26, 'SP', 'Santa Cruz da Estrela');<text:line-break/>INSERT INTO tb_cidades VALUES (9355, 26, 'SP', 'Santa Cruz das Palmeiras');<text:line-break/>INSERT INTO tb_cidades VALUES (9356, 26, 'SP', 'Santa Cruz do Rio Pardo');<text:line-break/>INSERT INTO tb_cidades VALUES (9357, 26, 'SP', 'Santa Cruz dos Lopes');<text:line-break/>INSERT INTO tb_cidades VALUES (9358, 26, 'SP', 'Santa Ernestina');<text:line-break/>INSERT INTO tb_cidades VALUES (9359, 26, 'SP', 'Santa Eudoxia');<text:line-break/>INSERT INTO tb_cidades VALUES (9360, 26, 'SP', 'Santa Fe do Sul');<text:line-break/>INSERT INTO tb_cidades VALUES (9361, 26, 'SP', 'Santa Gertrudes');<text:line-break/>INSERT INTO tb_cidades VALUES (9362, 26, 'SP', 'Santa Isabel');<text:line-break/>INSERT INTO tb_cidades VALUES (9363, 26, 'SP', 'Santa Isabel do Marinheiro');<text:line-break/><text:soft-page-break/>INSERT INTO tb_cidades VALUES (9364, 26, 'SP', 'Santa Lucia');<text:line-break/>INSERT INTO tb_cidades VALUES (9365, 26, 'SP', 'Santa Margarida Paulista');<text:line-break/>INSERT INTO tb_cidades VALUES (9366, 26, 'SP', 'Santa Maria da Serra');<text:line-break/>INSERT INTO tb_cidades VALUES (9367, 26, 'SP', 'Santa Maria do Gurupa');<text:line-break/>INSERT INTO tb_cidades VALUES (9368, 26, 'SP', 'Santa Mercedes');<text:line-break/>INSERT INTO tb_cidades VALUES (9369, 26, 'SP', 'Santa Rita D''oeste');<text:line-break/>INSERT INTO tb_cidades VALUES (9370, 26, 'SP', 'Santa Rita do Passa Quatro');<text:line-break/>INSERT INTO tb_cidades VALUES (9371, 26, 'SP', 'Santa Rita do Ribeira');<text:line-break/>INSERT INTO tb_cidades VALUES (9372, 26, 'SP', 'Santa Rosa de Viterbo');<text:line-break/>INSERT INTO tb_cidades</text:p>
      <text:p text:style-name="Standard"><text:s/>VALUES (9373, 26, 'SP', 'Santa Salete');<text:line-break/>INSERT INTO tb_cidades VALUES (9374, 26, 'SP', 'Santa Teresinha de Piracicaba');<text:line-break/>INSERT INTO tb_cidades VALUES (9375, 26, 'SP', 'Santana da Ponte Pensa');<text:line-break/>INSERT INTO tb_cidades VALUES (9376, 26, 'SP', 'Santana de Parnaiba');<text:line-break/>INSERT INTO tb_cidades VALUES (9377, 26, 'SP', 'Santelmo');<text:line-break/>INSERT INTO tb_cidades VALUES (9378, 26, 'SP', 'Santo Anastacio');<text:line-break/>INSERT INTO tb_cidades VALUES (9379, 26, 'SP', 'Santo Andre');<text:line-break/>INSERT INTO tb_cidades VALUES (9380, 26, 'SP', 'Santo Antonio da Alegria');<text:line-break/>INSERT INTO tb_cidades VALUES (9381, 26, 'SP', 'Santo Antonio da Estiva');<text:line-break/>INSERT INTO tb_cidades VALUES (9382, 26, 'SP', 'Santo Antonio de Posse');<text:line-break/>INSERT INTO tb_cidades VALUES (9383, 26, 'SP', 'Santo Antonio do Aracangua');<text:line-break/>INSERT INTO tb_cidades VALUES (9384, 26, 'SP', 'Santo Antonio do Jardim');<text:line-break/>INSERT INTO tb_cidades VALUES (9385, 26, 'SP', 'Santo Antonio do Paranapanema');<text:line-break/>INSERT INTO tb_cidades VALUES (9386, 26, 'SP', 'Santo Antonio do Pinhal');<text:line-break/>INSERT INTO tb_cidades VALUES (9387, 26, 'SP', 'Santo Antonio Paulista');<text:line-break/>INSERT INTO tb_cidades VALUES (9388, 26, 'SP', 'Santo Expedito');<text:line-break/>INSERT INTO tb_cidades VALUES (9389, 26, 'SP', 'Santopolis do Aguapei');<text:line-break/>INSERT INTO tb_cidades VALUES (9390, 26, 'SP', 'Santos');<text:line-break/>INSERT INTO tb_cidades VALUES (9391, 26, 'SP', 'Sao Benedito da Cachoeirinha');<text:line-break/>INSERT INTO tb_cidades VALUES (9392, 26, 'SP', 'Sao Benedito das Areias');<text:line-break/>INSERT INTO tb_cidades VALUES (9393, 26, 'SP', 'Sao Bento do Sapucai');<text:line-break/>INSERT INTO tb_cidades VALUES (9394, 26, 'SP', 'Sao Bernardo do Campo');<text:line-break/>INSERT INTO tb_cidades VALUES (9395, 26, 'SP', 'Sao Berto');<text:line-break/>INSERT INTO tb_cidades VALUES (9396, 26, 'SP', 'Sao Caetano do Sul');<text:line-break/>INSERT INTO tb_cidades VALUES (9397, 26, 'SP', 'Sao Carlos');<text:line-break/>INSERT INTO tb_cidades VALUES (9398, 26, 'SP', 'Sao Francisco');<text:line-break/>INSERT INTO tb_cidades VALUES (9399, 26, 'SP', 'Sao Francisco da Praia');<text:line-break/>INSERT INTO tb_cidades VALUES (9400, 26, 'SP', 'Sao Francisco Xavier');<text:line-break/>INSERT INTO tb_cidades VALUES (9401, 26, 'SP', 'Sao Joao da Boa Vista');<text:line-break/>INSERT INTO tb_cidades VALUES (9402, 26, 'SP', 'Sao Joao das Duas Pontes');<text:line-break/>INSERT INTO tb_cidades VALUES (9403, 26, 'SP', 'Sao Joao de Iracema');<text:line-break/>INSERT INTO tb_cidades VALUES (9404, 26, 'SP', 'Sao Joao de Itaguacu');<text:line-break/>INSERT INTO tb_cidades VALUES (9405, 26, 'SP', 'Sao Joao do Marinheiro');<text:line-break/>INSERT INTO tb_cidades VALUES (9406, 26, 'SP', 'Sao Joao Do Pau D''alho');<text:line-break/>INSERT INTO tb_cidades VALUES (9407, 26, 'SP', 'Sao Joao Novo');<text:line-break/>INSERT INTO tb_cidades VALUES (9408, 26, 'SP', 'Sao Joaquim da Barra');<text:line-break/>INSERT INTO tb_cidades VALUES (9409, 26, 'SP', 'Sao Jose da Bela Vista');<text:line-break/>INSERT INTO tb_cidades VALUES (9410, 26, 'SP', 'Sao Jose das Laranjeiras');<text:line-break/>INSERT INTO tb_cidades VALUES (9411, 26, 'SP', 'Sao Jose do Barreiro');<text:line-break/>INSERT INTO tb_cidades VALUES (9412, 26, 'SP', 'Sao Jose do Rio Pardo');<text:line-break/>INSERT INTO tb_cidades VALUES (9413, 26, 'SP', 'Sao Jose do Rio Preto');<text:line-break/>INSERT INTO tb_cidades VALUES (9414, 26, 'SP', 'Sao Jose dos Campos');<text:line-break/><text:soft-page-break/>INSERT INTO tb_cidades VALUES (9415, 26, 'SP', 'Sao Lourenco da Serra');<text:line-break/>INSERT INTO tb_cidades VALUES (9416, 26, 'SP', 'Sao Lourenco do Turvo');<text:line-break/>INSERT INTO tb_cidades VALUES (9417, 26, 'SP', 'Sao Luis do Paraitinga');<text:line-break/>INSERT INTO tb_cidades VALUES (9418, 26, 'SP', 'Sao Luiz do Guaricanga');<text:line-break/>INSERT INTO tb_cidades VALUES (9419, 26, 'SP', 'Sao Manuel');<text:line-break/>INSERT INTO tb_cidades VALUES (9420, 26, 'SP', 'Sao Martinho D''oeste');<text:line-break/>INSERT INTO tb_cidades VALUES (9421, 26, 'SP', 'Sao Miguel Arcanjo');<text:line-break/>INSERT INTO tb_cidades VALUES (9422, 26, 'SP', 'Sao Paulo');<text:line-break/>INSERT INTO tb_cidades VALUES (9423, 26, 'SP', 'Sao Pedro');<text:line-break/>INSERT INTO tb_cidades VALUES (9424, 26, 'SP', 'Sao Pedro do Turvo');<text:line-break/>INSERT INTO tb_cidades VALUES (9425, 26, 'SP', 'Sao Roque');<text:line-break/>INSERT INTO tb_cidades VALUES (9426, 26, 'SP', 'Sao Roque da Fartura');<text:line-break/>INSERT INTO tb_cidades VALUES (9427, 26, 'SP', 'Sao Sebastiao');<text:line-break/>INSERT INTO tb_cidades VALUES (9428, 26, 'SP', 'Sao Sebastiao da Grama');<text:line-break/>INSERT INTO tb_cidades VALUES (9429, 26, 'SP', 'Sao Sebastiao da Serra');<text:line-break/>INSERT INTO tb_cidades VALUES (9430, 26, 'SP', 'Sao Silvestre de Jacarei');<text:line-break/>INSERT INTO tb_cidades VALUES (9431, 26, 'SP', 'Sao Simao');<text:line-break/>INSERT INTO tb_cidades VALUES (9432, 26, 'SP', 'Sao Vicente');<text:line-break/>INSERT INTO tb_cidades VALUES (9433, 26, 'SP', 'Sapezal');<text:line-break/>INSERT INTO tb_cidades VALUES (9434, 26, 'SP', 'Sarapui');<text:line-break/>INSERT INTO tb_cidades VALUES (9435, 26, 'SP', 'Sarutaia');<text:line-break/>INSERT INTO tb_cidades VALUES (9436, 26, 'SP', 'Sebastianopolis do Sul');<text:line-break/>INSERT INTO tb_cidades VALUES (9437, 26, 'SP', 'Serra Azul');<text:line-break/>INSERT INTO tb_cidades VALUES (9438, 26, 'SP', 'Serra Negra');<text:line-break/>INSERT INTO tb_cidades VALUES (9439, 26, 'SP', 'Serrana');<text:line-break/>INSERT INTO tb_cidades VALUES (9440, 26, 'SP', 'Sertaozinho');<text:line-break/>INSERT INTO tb_cidades VALUES (9441, 26, 'SP', 'Sete Barras');<text:line-break/>INSERT INTO tb_cidades VALUES (9442, 26, 'SP', 'Severinia');<text:line-break/>INSERT INTO tb_cidades VALUES (9443, 26, 'SP', 'Silvania');<text:line-break/>INSERT INTO tb_cidades VALUES (9444, 26, 'SP', 'Silveiras');<text:line-break/>INSERT INTO tb_cidades VALUES (9445, 26, 'SP', 'Simoes');<text:line-break/>INSERT INTO tb_cidades VALUES (9446, 26, 'SP', 'Simonsen');<text:line-break/>INSERT INTO tb_cidades VALUES (9447, 26, 'SP', 'Socorro');<text:line-break/>INSERT INTO tb_cidades VALUES (9448, 26, 'SP', 'Sodrelia');<text:line-break/>INSERT INTO tb_cidades VALUES (9449, 26, 'SP', 'Solemar');<text:line-break/>INSERT INTO tb_cidades VALUES (9450, 26, 'SP', 'Sorocaba');<text:line-break/>INSERT INTO tb_cidades VALUES (9451, 26, 'SP', 'Sousas');<text:line-break/>INSERT INTO tb_cidades VALUES (9452, 26, 'SP', 'Sud Mennucci');<text:line-break/>INSERT INTO tb_cidades VALUES (9453, 26, 'SP', 'Suinana');<text:line-break/>INSERT INTO tb_cidades VALUES (9454, 26, 'SP', 'Sumare');<text:line-break/>INSERT INTO tb_cidades VALUES (9455, 26, 'SP', 'Sussui');<text:line-break/>INSERT INTO tb_cidades VALUES (9456, 26, 'SP', 'Suzanapolis');<text:line-break/>INSERT INTO tb_cidades VALUES (9457, 26, 'SP', 'Suzano');<text:line-break/>INSERT INTO tb_cidades VALUES (9458, 26, 'SP', 'Tabajara');<text:line-break/>INSERT INTO tb_cidades VALUES (9459, 26, 'SP', 'Tabapua');<text:line-break/>INSERT INTO tb_cidades VALUES (9460, 26, 'SP', 'Tabatinga');<text:line-break/>INSERT INTO tb_cidades VALUES (9461, 26, 'SP', 'Taboao da Serra');<text:line-break/>INSERT INTO tb_cidades VALUES (9462, 26, 'SP', 'Taciba');<text:line-break/>INSERT INTO tb_cidades VALUES (9463, 26, 'SP', 'Taguai');<text:line-break/>INSERT INTO tb_cidades VALUES (9464, 26, 'SP', 'Taiacu');<text:line-break/>INSERT INTO tb_cidades VALUES (9465, 26, 'SP', 'Taiacupeba');<text:line-break/>INSERT INTO tb_cidades VALUES (9466, 26, 'SP', 'Taiuva');<text:line-break/><text:soft-page-break/>INSERT INTO tb_cidades VALUES (9467, 26, 'SP', 'Talhado');<text:line-break/>INSERT INTO tb_cidades VALUES (9468, 26, 'SP', 'Tambau');<text:line-break/>INSERT INTO tb_cidades VALUES (9469, 26, 'SP', 'Tanabi');<text:line-break/>INSERT INTO tb_cidades VALUES (9470, 26, 'SP', 'Tapinas');<text:line-break/>INSERT INTO tb_cidades VALUES (9471, 26, 'SP', 'Tapirai');<text:line-break/>INSERT INTO tb_cidades VALUES (9472, 26, 'SP', 'Tapiratiba');<text:line-break/>INSERT INTO tb_cidades VALUES (9473, 26, 'SP', 'Taquaral');<text:line-break/>INSERT INTO tb_cidades VALUES (9474, 26, 'SP', 'Taquaritinga');<text:line-break/>INSERT INTO tb_cidades VALUES (9475, 26, 'SP', 'Taquarituba');<text:line-break/>INSERT INTO tb_cidades VALUES (9476, 26, 'SP', 'Taquarivai');<text:line-break/>INSERT INTO tb_cidades VALUES (9477, 26, 'SP', 'Tarabai');<text:line-break/>INSERT INTO tb_cidades VALUES (9478, 26, 'SP', 'Taruma');<text:line-break/>INSERT INTO tb_cidades VALUES (9479, 26, 'SP', 'Tatui');<text:line-break/>INSERT INTO tb_cidades VALUES (9480, 26, 'SP', 'Taubate');<text:line-break/>INSERT INTO tb_cidades VALUES (9481, 26, 'SP', 'Tecainda');<text:line-break/>INSERT INTO tb_cidades VALUES (9482, 26, 'SP', 'Tejupa');<text:line-break/>INSERT INTO tb_cidades VALUES (9483, 26, 'SP', 'Teodoro Sampaio');<text:line-break/>INSERT INTO tb_cidades VALUES (9484, 26, 'SP', 'Termas de Ibira');<text:line-break/>INSERT INTO tb_cidades VALUES (9485, 26, 'SP', 'Terra Nova D''oeste');<text:line-break/>INSERT INTO tb_cidades VALUES (9486, 26, 'SP', 'Terra Roxa');<text:line-break/>INSERT INTO tb_cidades VALUES (9487, 26, 'SP', 'Tibirica');<text:line-break/>INSERT INTO tb_cidades VALUES (9488, 26, 'SP', 'Tibirica do Paranapanema');<text:line-break/>INSERT INTO tb_cidades VALUES (9489, 26, 'SP', 'Tiete');<text:line-break/>INSERT INTO tb_cidades VALUES (9490, 26, 'SP', 'Timburi');<text:line-break/>INSERT INTO tb_cidades VALUES (9491, 26, 'SP', 'Toledo');<text:line-break/>INSERT INTO tb_cidades VALUES (9492, 26, 'SP', 'Torre de Pedra');<text:line-break/>INSERT INTO tb_cidades VALUES (9493, 26, 'SP', 'Torrinha');<text:line-break/>INSERT INTO tb_cidades VALUES (9494, 26, 'SP', 'Trabiju');<text:line-break/>INSERT INTO tb_cidades VALUES (9495, 26, 'SP', 'Tremembe');<text:line-break/>INSERT INTO tb_cidades VALUES (9496, 26, 'SP', 'Tres Aliancas');<text:line-break/>INSERT INTO tb_cidades VALUES (9497, 26, 'SP', 'Tres Fronteiras');<text:line-break/>INSERT INTO tb_cidades VALUES (9498, 26, 'SP', 'Tres Pontes');<text:line-break/>INSERT INTO tb_cidades VALUES (9499, 26, 'SP', 'Tres Vendas');<text:line-break/>INSERT INTO tb_cidades VALUES (9500, 26, 'SP', 'Tuiuti');<text:line-break/>INSERT INTO tb_cidades VALUES (9501, 26, 'SP', 'Tujuguaba');<text:line-break/>INSERT INTO tb_cidades VALUES (9502, 26, 'SP', 'Tupa');<text:line-break/>INSERT INTO tb_cidades VALUES (9503, 26, 'SP', 'Tupi');<text:line-break/>INSERT INTO tb_cidades VALUES (9504, 26, 'SP', 'Tupi Paulista');<text:line-break/>INSERT INTO tb_cidades VALUES (9505, 26, 'SP', 'Turiba do Sul');<text:line-break/>INSERT INTO tb_cidades VALUES (9506, 26, 'SP', 'Turiuba');<text:line-break/>INSERT INTO tb_cidades VALUES (9507, 26, 'SP', 'Turmalina');<text:line-break/>INSERT INTO tb_cidades VALUES (9508, 26, 'SP', 'Turvinia');<text:line-break/>INSERT INTO tb_cidades VALUES (9509, 26, 'SP', 'Ubarana');<text:line-break/>INSERT INTO tb_cidades VALUES (9510, 26, 'SP', 'Ubatuba');<text:line-break/>INSERT INTO tb_cidades VALUES (9511, 26, 'SP', 'Ubirajara');<text:line-break/>INSERT INTO tb_cidades VALUES (9512, 26, 'SP', 'Uchoa');<text:line-break/>INSERT INTO tb_cidades VALUES (9513, 26, 'SP', 'Uniao Paulista');<text:line-break/>INSERT INTO tb_cidades VALUES (9514, 26, 'SP', 'Universo');<text:line-break/>INSERT INTO tb_cidades VALUES (9515, 26, 'SP', 'Urania');<text:line-break/>INSERT INTO tb_cidades VALUES (9516, 26, 'SP', 'Uru');<text:line-break/>INSERT INTO tb_cidades VALUES (9517, 26, 'SP', 'Urupes');<text:line-break/>INSERT INTO tb_cidades VALUES (9518, 26, 'SP', 'Ururai');<text:line-break/><text:soft-page-break/>INSERT INTO tb_cidades VALUES (9519, 26, 'SP', 'Utinga');<text:line-break/>INSERT INTO tb_cidades VALUES (9520, 26, 'SP', 'Vale Formoso');<text:line-break/>INSERT INTO tb_cidades VALUES (9521, 26, 'SP', 'Valentim Gentil');<text:line-break/>INSERT INTO tb_cidades VALUES (9522, 26, 'SP', 'Valinhos');<text:line-break/>INSERT INTO tb_cidades VALUES (9523, 26, 'SP', 'Valparaiso');<text:line-break/>INSERT INTO tb_cidades VALUES (9524, 26, 'SP', 'Vangloria');<text:line-break/>INSERT INTO tb_cidades VALUES (9525, 26, 'SP', 'Vargem');<text:line-break/>INSERT INTO tb_cidades VALUES</text:p>
      <text:p text:style-name="Standard"><text:s/>(9526, 26, 'SP', 'Vargem Grande do Sul');<text:line-break/>INSERT INTO tb_cidades VALUES (9527, 26, 'SP', 'Vargem Grande Paulista');<text:line-break/>INSERT INTO tb_cidades VALUES (9528, 26, 'SP', 'Varpa');<text:line-break/>INSERT INTO tb_cidades VALUES (9529, 26, 'SP', 'Varzea Paulista');<text:line-break/>INSERT INTO tb_cidades VALUES (9530, 26, 'SP', 'Venda Branca');<text:line-break/>INSERT INTO tb_cidades VALUES (9531, 26, 'SP', 'Vera Cruz');<text:line-break/>INSERT INTO tb_cidades VALUES (9532, 26, 'SP', 'Vicente de Carvalho');<text:line-break/>INSERT INTO tb_cidades VALUES (9533, 26, 'SP', 'Vicentinopolis');<text:line-break/>INSERT INTO tb_cidades VALUES (9534, 26, 'SP', 'Vila Dirce');<text:line-break/>INSERT INTO tb_cidades VALUES (9535, 26, 'SP', 'Vila Nery');<text:line-break/>INSERT INTO tb_cidades VALUES (9536, 26, 'SP', 'Vila Xavier');<text:line-break/>INSERT INTO tb_cidades VALUES (9537, 26, 'SP', 'Vinhedo');<text:line-break/>INSERT INTO tb_cidades VALUES (9538, 26, 'SP', 'Viradouro');<text:line-break/>INSERT INTO tb_cidades VALUES (9539, 26, 'SP', 'Vista Alegre do Alto');<text:line-break/>INSERT INTO tb_cidades VALUES (9540, 26, 'SP', 'Vitoria Brasil');<text:line-break/>INSERT INTO tb_cidades VALUES (9541, 26, 'SP', 'Vitoriana');<text:line-break/>INSERT INTO tb_cidades VALUES (9542, 26, 'SP', 'Votorantim');<text:line-break/>INSERT INTO tb_cidades VALUES (9543, 26, 'SP', 'Votuporanga');<text:line-break/>INSERT INTO tb_cidades VALUES (9544, 26, 'SP', 'Zacarias');<text:line-break/>INSERT INTO tb_cidades VALUES (9545, 27, 'TO', 'Abreulandia');<text:line-break/>INSERT INTO tb_cidades VALUES (9546, 27, 'TO', 'Aguiarnopolis');<text:line-break/>INSERT INTO tb_cidades VALUES (9547, 27, 'TO', 'Alianca do Tocantins');<text:line-break/>INSERT INTO tb_cidades VALUES (9548, 27, 'TO', 'Almas');<text:line-break/>INSERT INTO tb_cidades VALUES (9549, 27, 'TO', 'Alvorada');<text:line-break/>INSERT INTO tb_cidades VALUES (9550, 27, 'TO', 'Anajanopolis');<text:line-break/>INSERT INTO tb_cidades VALUES (9551, 27, 'TO', 'Ananas');<text:line-break/>INSERT INTO tb_cidades VALUES (9552, 27, 'TO', 'Angico');<text:line-break/>INSERT INTO tb_cidades VALUES (9553, 27, 'TO', 'Aparecida do Rio Negro');<text:line-break/>INSERT INTO tb_cidades VALUES (9554, 27, 'TO', 'Apinaje');<text:line-break/>INSERT INTO tb_cidades VALUES (9555, 27, 'TO', 'Aragacui');<text:line-break/>INSERT INTO tb_cidades VALUES (9556, 27, 'TO', 'Aragominas');<text:line-break/>INSERT INTO tb_cidades VALUES (9557, 27, 'TO', 'Araguacema');<text:line-break/>INSERT INTO tb_cidades VALUES (9558, 27, 'TO', 'Araguacu');<text:line-break/>INSERT INTO tb_cidades VALUES (9559, 27, 'TO', 'Araguaina');<text:line-break/>INSERT INTO tb_cidades VALUES (9560, 27, 'TO', 'Araguana');<text:line-break/>INSERT INTO tb_cidades VALUES (9561, 27, 'TO', 'Araguatins');<text:line-break/>INSERT INTO tb_cidades VALUES (9562, 27, 'TO', 'Arapoema');<text:line-break/>INSERT INTO tb_cidades VALUES (9563, 27, 'TO', 'Arraias');<text:line-break/>INSERT INTO tb_cidades VALUES (9564, 27, 'TO', 'Augustinopolis');<text:line-break/>INSERT INTO tb_cidades VALUES (9565, 27, 'TO', 'Aurora do Tocantins');<text:line-break/>INSERT INTO tb_cidades VALUES (9566, 27, 'TO', 'Axixa do Tocantins');<text:line-break/>INSERT INTO tb_cidades VALUES (9567, 27, 'TO', 'Babaculandia');<text:line-break/>INSERT INTO tb_cidades VALUES (9568, 27, 'TO', 'Bandeirantes do Tocantins');<text:line-break/>INSERT INTO tb_cidades VALUES (9569, 27, 'TO', 'Barra do Grota');<text:line-break/><text:soft-page-break/>INSERT INTO tb_cidades VALUES (9570, 27, 'TO', 'Barra do Ouro');<text:line-break/>INSERT INTO tb_cidades VALUES (9571, 27, 'TO', 'Barrolandia');<text:line-break/>INSERT INTO tb_cidades VALUES (9572, 27, 'TO', 'Bernardo Sayao');<text:line-break/>INSERT INTO tb_cidades VALUES (9573, 27, 'TO', 'Bom Jesus do Tocantins');<text:line-break/>INSERT INTO tb_cidades VALUES (9574, 27, 'TO', 'Brasilandia');<text:line-break/>INSERT INTO tb_cidades VALUES (9575, 27, 'TO', 'Brasilandia do Tocantins');<text:line-break/>INSERT INTO tb_cidades VALUES (9576, 27, 'TO', 'Brejinho de Nazare');<text:line-break/>INSERT INTO tb_cidades VALUES (9577, 27, 'TO', 'Buriti do Tocantins');<text:line-break/>INSERT INTO tb_cidades VALUES (9578, 27, 'TO', 'Cachoeirinha');<text:line-break/>INSERT INTO tb_cidades VALUES (9579, 27, 'TO', 'Campos Lindos');<text:line-break/>INSERT INTO tb_cidades VALUES (9580, 27, 'TO', 'Cana Brava');<text:line-break/>INSERT INTO tb_cidades VALUES (9581, 27, 'TO', 'Cariri do Tocantins');<text:line-break/>INSERT INTO tb_cidades VALUES (9582, 27, 'TO', 'Carmolandia');<text:line-break/>INSERT INTO tb_cidades VALUES (9583, 27, 'TO', 'Carrasco Bonito');<text:line-break/>INSERT INTO tb_cidades VALUES (9584, 27, 'TO', 'Cartucho');<text:line-break/>INSERT INTO tb_cidades VALUES (9585, 27, 'TO', 'Caseara');<text:line-break/>INSERT INTO tb_cidades VALUES (9586, 27, 'TO', 'Centenario');<text:line-break/>INSERT INTO tb_cidades VALUES (9587, 27, 'TO', 'Chapada da Areia');<text:line-break/>INSERT INTO tb_cidades VALUES (9588, 27, 'TO', 'Chapada da Natividade');<text:line-break/>INSERT INTO tb_cidades VALUES (9589, 27, 'TO', 'Cocalandia');<text:line-break/>INSERT INTO tb_cidades VALUES (9590, 27, 'TO', 'Cocalinho');<text:line-break/>INSERT INTO tb_cidades VALUES (9591, 27, 'TO', 'Colinas do Tocantins');<text:line-break/>INSERT INTO tb_cidades VALUES (9592, 27, 'TO', 'Colmeia');<text:line-break/>INSERT INTO tb_cidades VALUES (9593, 27, 'TO', 'Combinado');<text:line-break/>INSERT INTO tb_cidades VALUES (9594, 27, 'TO', 'Conceicao do Tocantins');<text:line-break/>INSERT INTO tb_cidades VALUES (9595, 27, 'TO', 'Correinha');<text:line-break/>INSERT INTO tb_cidades VALUES (9596, 27, 'TO', 'Couto de Magalhaes');<text:line-break/>INSERT INTO tb_cidades VALUES (9597, 27, 'TO', 'Craolandia');<text:line-break/>INSERT INTO tb_cidades VALUES (9598, 27, 'TO', 'Cristalandia');<text:line-break/>INSERT INTO tb_cidades VALUES (9599, 27, 'TO', 'Crixas');<text:line-break/>INSERT INTO tb_cidades VALUES (9600, 27, 'TO', 'Crixas do Tocantins');<text:line-break/>INSERT INTO tb_cidades VALUES (9601, 27, 'TO', 'Darcinopolis');<text:line-break/>INSERT INTO tb_cidades VALUES (9602, 27, 'TO', 'Dianopolis');<text:line-break/>INSERT INTO tb_cidades VALUES (9603, 27, 'TO', 'Divinopolis do Tocantins');<text:line-break/>INSERT INTO tb_cidades VALUES (9604, 27, 'TO', 'Dois Irmaos do Tocantins');<text:line-break/>INSERT INTO tb_cidades VALUES (9605, 27, 'TO', 'Duere');<text:line-break/>INSERT INTO tb_cidades VALUES (9606, 27, 'TO', 'Escondido');<text:line-break/>INSERT INTO tb_cidades VALUES (9607, 27, 'TO', 'Esperantina');<text:line-break/>INSERT INTO tb_cidades VALUES (9608, 27, 'TO', 'Fatima');<text:line-break/>INSERT INTO tb_cidades VALUES (9609, 27, 'TO', 'Figueiropolis');<text:line-break/>INSERT INTO tb_cidades VALUES (9610, 27, 'TO', 'Filadelfia');<text:line-break/>INSERT INTO tb_cidades VALUES (9611, 27, 'TO', 'Formoso do Araguaia');<text:line-break/>INSERT INTO tb_cidades VALUES (9612, 27, 'TO', 'Fortaleza do Tabocao');<text:line-break/>INSERT INTO tb_cidades VALUES (9613, 27, 'TO', 'Goianorte');<text:line-break/>INSERT INTO tb_cidades VALUES (9614, 27, 'TO', 'Goiatins');<text:line-break/>INSERT INTO tb_cidades VALUES (9615, 27, 'TO', 'Guarai');<text:line-break/>INSERT INTO tb_cidades VALUES (9616, 27, 'TO', 'Gurupi');<text:line-break/>INSERT INTO tb_cidades VALUES (9617, 27, 'TO', 'Ilha Barreira Branca');<text:line-break/>INSERT INTO tb_cidades VALUES (9618, 27, 'TO', 'Ipueiras');<text:line-break/>INSERT INTO tb_cidades VALUES (9619, 27, 'TO', 'Itacaja');<text:line-break/>INSERT INTO tb_cidades VALUES (9620, 27, 'TO', 'Itaguatins');<text:line-break/>INSERT INTO tb_cidades VALUES (9621, 27, 'TO', 'Itapiratins');<text:line-break/><text:soft-page-break/>INSERT INTO tb_cidades VALUES (9622, 27, 'TO', 'Itapora do Tocantins');<text:line-break/>INSERT INTO tb_cidades VALUES (9623, 27, 'TO', 'Jau do Tocantins');<text:line-break/>INSERT INTO tb_cidades VALUES (9624, 27, 'TO', 'Juarina');<text:line-break/>INSERT INTO tb_cidades VALUES (9625, 27, 'TO', 'Jussara');<text:line-break/>INSERT INTO tb_cidades VALUES (9626, 27, 'TO', 'Lagoa da Confusao');<text:line-break/>INSERT INTO tb_cidades VALUES (9627, 27, 'TO', 'Lagoa do Tocantins');<text:line-break/>INSERT INTO tb_cidades VALUES (9628, 27, 'TO', 'Lajeado');<text:line-break/>INSERT INTO tb_cidades VALUES (9629, 27, 'TO', 'Lavandeira');<text:line-break/>INSERT INTO tb_cidades VALUES (9630, 27, 'TO', 'Lizarda');<text:line-break/>INSERT INTO tb_cidades VALUES (9631, 27, 'TO', 'Luzinopolis');<text:line-break/>INSERT INTO tb_cidades VALUES (9632, 27, 'TO', 'Marianopolis do Tocantins');<text:line-break/>INSERT INTO tb_cidades VALUES (9633, 27, 'TO', 'Mateiros');<text:line-break/>INSERT INTO tb_cidades VALUES (9634, 27, 'TO', 'Maurilandia do Tocantins');<text:line-break/>INSERT INTO tb_cidades VALUES (9635, 27, 'TO', 'Miracema do Tocantins');<text:line-break/>INSERT INTO tb_cidades VALUES (9636, 27, 'TO', 'Mirandopolis');<text:line-break/>INSERT INTO tb_cidades VALUES (9637, 27, 'TO', 'Miranorte');<text:line-break/>INSERT INTO tb_cidades VALUES (9638, 27, 'TO', 'Monte do Carmo');<text:line-break/>INSERT INTO tb_cidades VALUES (9639, 27, 'TO', 'Monte Lindo');<text:line-break/>INSERT INTO tb_cidades VALUES (9640, 27, 'TO', 'Monte Santo do Tocantins');<text:line-break/>INSERT INTO tb_cidades VALUES (9641, 27, 'TO', 'Mosquito');<text:line-break/>INSERT INTO tb_cidades VALUES (9642, 27, 'TO', 'Muricilandia');<text:line-break/>INSERT INTO tb_cidades VALUES (9643, 27, 'TO', 'Natal');<text:line-break/>INSERT INTO tb_cidades VALUES (9644, 27, 'TO', 'Natividade');<text:line-break/>INSERT INTO tb_cidades VALUES (9645, 27, 'TO', 'Nazare');<text:line-break/>INSERT INTO tb_cidades VALUES (9646, 27, 'TO', 'Nova Olinda');<text:line-break/>INSERT INTO tb_cidades VALUES (9647, 27, 'TO', 'Nova Rosalandia');<text:line-break/>INSERT INTO tb_cidades VALUES (9648, 27, 'TO', 'Novo Acordo');<text:line-break/>INSERT INTO tb_cidades VALUES (9649, 27, 'TO', 'Novo Alegre');<text:line-break/>INSERT INTO tb_cidades VALUES (9650, 27, 'TO', 'Novo Horizonte');<text:line-break/>INSERT INTO tb_cidades VALUES (9651, 27, 'TO', 'Novo Jardim');<text:line-break/>INSERT INTO tb_cidades VALUES (9652, 27, 'TO', 'Oliveira de Fatima');<text:line-break/>INSERT INTO tb_cidades VALUES (9653, 27, 'TO', 'Palmas');<text:line-break/>INSERT INTO tb_cidades VALUES (9654, 27, 'TO', 'Palmeirante');<text:line-break/>INSERT INTO tb_cidades VALUES (9655, 27, 'TO', 'Palmeiropolis');<text:line-break/>INSERT INTO tb_cidades VALUES (9656, 27, 'TO', 'Paraiso do Tocantins');<text:line-break/>INSERT INTO tb_cidades VALUES (9657, 27, 'TO', 'Parana');<text:line-break/>INSERT INTO tb_cidades VALUES (9658, 27, 'TO', 'Pau D''arco');<text:line-break/>INSERT INTO tb_cidades VALUES (9659, 27, 'TO', 'Pe da Serra');<text:line-break/>INSERT INTO tb_cidades VALUES (9660, 27, 'TO', 'Pedro Afonso');<text:line-break/>INSERT INTO tb_cidades VALUES (9661, 27, 'TO', 'Pedro Ludovico');<text:line-break/>INSERT INTO tb_cidades VALUES (9662, 27, 'TO', 'Peixe');<text:line-break/>INSERT INTO tb_cidades VALUES (9663, 27, 'TO', 'Pequizeiro');<text:line-break/>INSERT INTO tb_cidades VALUES (9664, 27, 'TO', 'Piloes');<text:line-break/>INSERT INTO tb_cidades VALUES (9665, 27, 'TO', 'Pindorama do Tocantins');<text:line-break/>INSERT INTO tb_cidades VALUES (9666, 27, 'TO', 'Piraque');<text:line-break/>INSERT INTO tb_cidades VALUES (9667, 27, 'TO', 'Pium');<text:line-break/>INSERT INTO tb_cidades VALUES (9668, 27, 'TO', 'Ponte Alta do Bom Jesus');<text:line-break/>INSERT INTO tb_cidades VALUES (9669, 27, 'TO', 'Ponte Alta do Tocantins');<text:line-break/>INSERT INTO tb_cidades VALUES (9670, 27, 'TO', 'Pontes');<text:line-break/>INSERT INTO tb_cidades VALUES (9671, 27, 'TO', 'Poraozinho');<text:line-break/>INSERT INTO tb_cidades VALUES (9672, 27, 'TO', 'Porto Alegre do Tocantins');<text:line-break/>INSERT INTO tb_cidades VALUES (9673, 27, 'TO', 'Porto Lemos');<text:line-break/><text:soft-page-break/>INSERT INTO tb_cidades VALUES (9674, 27, 'TO', 'Porto Nacional');<text:line-break/>INSERT INTO tb_cidades VALUES (9675, 27, 'TO', 'Praia Norte');<text:line-break/>INSERT INTO tb_cidades VALUES (9676, 27, 'TO', 'Presidente Kennedy');<text:line-break/>INSERT INTO tb_cidades VALUES (9677, 27, 'TO', 'Principe');<text:line-break/>INSERT INTO tb_cidades VALUES (9678, 27, 'TO', 'Pugmil');<text:line-break/>INSERT INTO tb_cidades VALUES (9679, 27, 'TO', 'Recursolandia');<text:line-break/>INSERT</text:p>
      <text:p text:style-name="Standard"><text:s/>INTO tb_cidades VALUES (9680, 27, 'TO', 'Riachinho');<text:line-break/>INSERT INTO tb_cidades VALUES (9681, 27, 'TO', 'Rio da Conceicao');<text:line-break/>INSERT INTO tb_cidades VALUES (9682, 27, 'TO', 'Rio dos Bois');<text:line-break/>INSERT INTO tb_cidades VALUES (9683, 27, 'TO', 'Rio Sono');<text:line-break/>INSERT INTO tb_cidades VALUES (9684, 27, 'TO', 'Sampaio');<text:line-break/>INSERT INTO tb_cidades VALUES (9685, 27, 'TO', 'Sandolandia');<text:line-break/>INSERT INTO tb_cidades VALUES (9686, 27, 'TO', 'Santa Fe do Araguaia');<text:line-break/>INSERT INTO tb_cidades VALUES (9687, 27, 'TO', 'Santa Maria do Tocantins');<text:line-break/>INSERT INTO tb_cidades VALUES (9688, 27, 'TO', 'Santa Rita do Tocantins');<text:line-break/>INSERT INTO tb_cidades VALUES (9689, 27, 'TO', 'Santa Rosa do Tocantins');<text:line-break/>INSERT INTO tb_cidades VALUES (9690, 27, 'TO', 'Santa Tereza do Tocantins');<text:line-break/>INSERT INTO tb_cidades VALUES (9691, 27, 'TO', 'Santa Terezinha do Tocantins');<text:line-break/>INSERT INTO tb_cidades VALUES (9692, 27, 'TO', 'Sao Bento do Tocantins');<text:line-break/>INSERT INTO tb_cidades VALUES (9693, 27, 'TO', 'Sao Felix do Tocantins');<text:line-break/>INSERT INTO tb_cidades VALUES (9694, 27, 'TO', 'Sao Miguel do Tocantins');<text:line-break/>INSERT INTO tb_cidades VALUES (9695, 27, 'TO', 'Sao Salvador do Tocantins');<text:line-break/>INSERT INTO tb_cidades VALUES (9696, 27, 'TO', 'Sao Sebastiao do Tocantins');<text:line-break/>INSERT INTO tb_cidades VALUES (9697, 27, 'TO', 'Sao Valerio da Natividade');<text:line-break/>INSERT INTO tb_cidades VALUES (9698, 27, 'TO', 'Silvanopolis');<text:line-break/>INSERT INTO tb_cidades VALUES (9699, 27, 'TO', 'Sitio Novo do Tocantins');<text:line-break/>INSERT INTO tb_cidades VALUES (9700, 27, 'TO', 'Sucupira');<text:line-break/>INSERT INTO tb_cidades VALUES (9701, 27, 'TO', 'Taguatinga');<text:line-break/>INSERT INTO tb_cidades VALUES (9702, 27, 'TO', 'Taipas do Tocantins');<text:line-break/>INSERT INTO tb_cidades VALUES (9703, 27, 'TO', 'Talisma');<text:line-break/>INSERT INTO tb_cidades VALUES (9704, 27, 'TO', 'Tamboril');<text:line-break/>INSERT INTO tb_cidades VALUES (9705, 27, 'TO', 'Taquaralto');<text:line-break/>INSERT INTO tb_cidades VALUES (9706, 27, 'TO', 'Taquarussu do Tocantins');<text:line-break/>INSERT INTO tb_cidades VALUES (9707, 27, 'TO', 'Tocantinia');<text:line-break/>INSERT INTO tb_cidades VALUES (9708, 27, 'TO', 'Tocantinopolis');<text:line-break/>INSERT INTO tb_cidades VALUES (9709, 27, 'TO', 'Tupirama');<text:line-break/>INSERT INTO tb_cidades VALUES (9710, 27, 'TO', 'Tupirata');<text:line-break/>INSERT INTO tb_cidades VALUES (9711, 27, 'TO', 'Tupiratins');<text:line-break/>INSERT INTO tb_cidades VALUES (9712, 27, 'TO', 'Venus');<text:line-break/>INSERT INTO tb_cidades VALUES (9713, 27, 'TO', 'Wanderlandia')<text:line-break/>INSERT INTO tb_cidades VALUES (9714, 27, 'TO', 'Xambioa')</text:p>
      <text:p text:style-name="Standard">-- --------------------------------------------------------<text:line-break/><text:line-break/>-- Estrutura da tabela tb_estados<text:line-break/>--</text:p>
      <text:p text:style-name="Standard"/>
      <text:p text:style-name="Standard"/>
      <text:p text:style-name="Standard">CREATE TABLE tb_estados (<text:line-break/>id int NOT NULL primary key identity,<text:line-break/>estado int NOT NULL,<text:line-break/><text:soft-page-break/>uf varchar(4) NOT NULL ,<text:line-break/>nome varchar(50) NOT NULL )</text:p>
      <text:p text:style-name="Standard"> </text:p>
      <text:p text:style-name="Standard">--<text:line-break/>-- Extraindo dados da tabela tb_estados<text:line-break/>--</text:p>
      <text:p text:style-name="Standard">INSERT INTO tb_estados(estado,uf,nome) VALUES (01, 'AC', 'Acre');<text:line-break/>INSERT INTO tb_estados (estado,uf,nome) VALUES (02, 'AL', 'Alagoas');<text:line-break/>INSERT INTO tb_estados (estado,uf,nome )VALUES (03, 'AM', 'Amazonas');<text:line-break/>INSERT INTO tb_estados (estado,uf,nome) VALUES (04, 'AP', 'Amapá');<text:line-break/>INSERT INTO tb_estados (estado,uf,nome) VALUES (05, 'BA', 'Bahia');<text:line-break/>INSERT INTO tb_estados(estado,uf,nome) <text:s/>VALUES (06, 'CE', 'Ceará');<text:line-break/>INSERT INTO tb_estados (estado,uf,nome) <text:s/>VALUES (07, 'DF', 'Distrito Federal');<text:line-break/>INSERT INTO tb_estados (estado,uf,nome) <text:s/>VALUES (08, 'ES', 'Espírito Santo');<text:line-break/>INSERT INTO tb_estados (estado,uf,nome) VALUES (09, 'GO', 'Goiás');<text:line-break/>INSERT INTO tb_estados (estado,uf,nome) VALUES (10, 'MA', 'Maranhão');<text:line-break/>INSERT INTO tb_estados (estado,uf,nome) <text:s/>VALUES (11, 'MG', 'Minas Gerais');<text:line-break/>INSERT INTO tb_estados (estado,uf,nome) VALUES (12, 'MS', 'Mato Grosso do Sul');<text:line-break/>INSERT INTO tb_estados <text:s/>(estado,uf,nome) VALUES (13, 'MT', 'Mato Grosso');<text:line-break/>INSERT INTO tb_estados (estado,uf,nome) VALUES (14, 'PA', 'Pará');<text:line-break/>INSERT INTO tb_estados (estado,uf,nome) <text:s/>VALUES (15, 'PB', 'Paraíba');<text:line-break/>INSERT INTO tb_estados (estado,uf,nome) VALUES (16, 'PE', 'Pernambuco');<text:line-break/>INSERT INTO tb_estados (estado,uf,nome) VALUES (17, 'PI', 'Piauí');<text:line-break/>INSERT INTO tb_estados (estado,uf,nome) <text:s/>VALUES (18, 'PR', 'Paraná');<text:line-break/>INSERT INTO tb_estados (estado,uf,nome) VALUES (19, 'RJ', 'Rio de Janeiro');<text:line-break/>INSERT INTO tb_estados (estado,uf,nome) VALUES (20, 'RN', 'Rio Grande do Norte');<text:line-break/>INSERT INTO tb_estados (estado,uf,nome) <text:s/>VALUES (21, 'RO', 'Rondônia');<text:line-break/>INSERT INTO tb_estados (estado,uf,nome) <text:s/>VALUES (22, 'RR', 'Roraima');<text:line-break/>INSERT INTO tb_estados (estado,uf,nome) VALUES (23, 'RS', 'Rio Grande do Sul');<text:line-break/>INSERT INTO tb_estados (estado,uf,nome) <text:s/>VALUES (24, 'SC', 'Santa Catarina');<text:line-break/>INSERT INTO tb_estados (estado,uf,nome) <text:s/>VALUES (25, 'SE', 'Sergipe');<text:line-break/>INSERT INTO tb_estados (estado,uf,nome) VALUES (26, 'SP', 'São Paulo');<text:line-break/>INSERT INTO tb_estados (estado,uf,nome) <text:s/>VALUES (27, 'TO', 'Tocantins');</text:p>
      <text:p text:style-name="Standard"><text:line-break/><text:line-break/>create table funcionarios (<text:line-break/>primeiroNome varchar (50) not null,<text:line-break/>segundoNome varchar (50),<text:line-break/>ultimoNome varchar (50) not null,<text:line-break/>dataNascimento date,<text:line-break/>cpf varchar (14),<text:line-break/>rg varchar (8),<text:line-break/>endereco varchar (100),<text:line-break/>cep varchar (9),<text:line-break/>cidade varchar (30),<text:line-break/>fone varchar (13),<text:line-break/>codigoDepartamento int not null,<text:line-break/>funcao varchar (20),<text:line-break/>salario decimal (10,2));</text:p>
      <text:p text:style-name="Standard"/>
      <text:p text:style-name="Standard">create table departamentos (<text:line-break/>nome varchar (50),<text:line-break/><text:soft-page-break/>localizacao varchar (50),<text:line-break/>codigoFuncionario int not null);</text:p>
      <text:p text:style-name="Standard"/>
      <text:p text:style-name="Standard">create table socio (<text:line-break/>nome varchar (50),<text:line-break/>rua varchar (50),<text:line-break/>codigoFuncionario int not null);</text:p>
      <text:p text:style-name="Standard"><text:line-break/>create table vendas (<text:line-break/>janeiro char(5),<text:line-break/>fevereiro char(5),<text:line-break/>março char(5),<text:line-break/>abril char(5),<text:line-break/>maio char(5),<text:line-break/>junho char(5),<text:line-break/>julho char(5),<text:line-break/>agosto char(5),<text:line-break/>setembro char(5),<text:line-break/>outubro char(5),<text:line-break/>novembro char(5),<text:line-break/>dezembro char(5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43:39.337000000</meta:creation-date>
    <dc:date>2019-11-05T14:51:51.937000000</dc:date>
    <meta:editing-duration>PT8M13S</meta:editing-duration>
    <meta:editing-cycles>1</meta:editing-cycles>
    <meta:document-statistic meta:table-count="0" meta:image-count="0" meta:object-count="0" meta:page-count="191" meta:paragraph-count="83" meta:word-count="86229" meta:character-count="620428" meta:non-whitespace-character-count="534194"/>
    <meta:generator>LibreOffice/6.1.6.3$Windows_X86_64 LibreOffice_project/5896ab1714085361c45cf540f76f60673dd96a72</meta:generator>
  </office:meta>
</office:document-meta>
</file>